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70DD954D.svm" manifest:media-type="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736in" svg:y="2.9886in">
            <draw:object draw:notify-on-update-of-ranges="Sheet1.A2:Sheet1.A201 Sheet1.G1:Sheet1.G1 Sheet1.G2:Sheet1.G201 Sheet1.A2:Sheet1.A201 Sheet1.H1:Sheet1.H1 Sheet1.H2:Sheet1.H201 Sheet1.A2:Sheet1.A201 Sheet1.I1:Sheet1.I1 Sheet1.I2:Sheet1.I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9094in" svg:y="7.0142in">
            <draw:object draw:notify-on-update-of-ranges="Sheet1.A19:Sheet1.A201 Sheet1.J18:Sheet1.J18 Sheet1.J19:Sheet1.J201 Sheet1.A19:Sheet1.A201 Sheet1.K18:Sheet1.K18 Sheet1.K19:Sheet1.K201 Sheet1.A19:Sheet1.A201 Sheet1.L18:Sheet1.L18 Sheet1.L19:Sheet1.L2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8736in" svg:y="2.9886in">
            <draw:object draw:notify-on-update-of-ranges="Sheet1.A2:Sheet1.A201 Sheet1.G1:Sheet1.G1 Sheet1.G2:Sheet1.G201 Sheet1.A2:Sheet1.A201 Sheet1.H1:Sheet1.H1 Sheet1.H2:Sheet1.H201 Sheet1.A2:Sheet1.A201 Sheet1.I1:Sheet1.I1 Sheet1.I2:Sheet1.I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table:number-columns-repeated="6"/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office:value-type="string" calcext:value-type="string">
            <text:p>Tiempo promedi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2" calcext:value-type="float">
            <text:p>0.222</text:p>
          </table:table-cell>
          <table:table-cell table:formula="of:=MIN([.B2:.F2])" office:value-type="float" office:value="0.222" calcext:value-type="float">
            <text:p/>
          </table:table-cell>
          <table:table-cell table:formula="of:=MAX([.B2:.F2])" office:value-type="float" office:value="0.23" calcext:value-type="float">
            <text:p/>
          </table:table-cell>
          <table:table-cell table:formula="of:=AVERAGE([.B2:.F2])" office:value-type="float" office:value="0.225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2" calcext:value-type="float">
            <text:p>0.032</text:p>
          </table:table-cell>
          <table:table-cell table:formula="of:=MIN([.B3:.F3])" office:value-type="float" office:value="0.031" calcext:value-type="float">
            <text:p/>
          </table:table-cell>
          <table:table-cell table:formula="of:=MAX([.B3:.F3])" office:value-type="float" office:value="0.038" calcext:value-type="float">
            <text:p/>
          </table:table-cell>
          <table:table-cell table:formula="of:=AVERAGE([.B3:.F3])" office:value-type="float" office:value="0.0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3" calcext:value-type="float">
            <text:p>0.143</text:p>
          </table:table-cell>
          <table:table-cell table:formula="of:=MIN([.B4:.F4])" office:value-type="float" office:value="0.142" calcext:value-type="float">
            <text:p/>
          </table:table-cell>
          <table:table-cell table:formula="of:=MAX([.B4:.F4])" office:value-type="float" office:value="0.193" calcext:value-type="float">
            <text:p/>
          </table:table-cell>
          <table:table-cell table:formula="of:=AVERAGE([.B4:.F4])" office:value-type="float" office:value="0.1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229" calcext:value-type="float">
            <text:p>0.229</text:p>
          </table:table-cell>
          <table:table-cell office:value-type="float" office:value="0.16" calcext:value-type="float">
            <text:p>0.16</text:p>
          </table:table-cell>
          <table:table-cell table:formula="of:=MIN([.B5:.F5])" office:value-type="float" office:value="0.145" calcext:value-type="float">
            <text:p/>
          </table:table-cell>
          <table:table-cell table:formula="of:=MAX([.B5:.F5])" office:value-type="float" office:value="0.229" calcext:value-type="float">
            <text:p/>
          </table:table-cell>
          <table:table-cell table:formula="of:=AVERAGE([.B5:.F5])" office:value-type="float" office:value="0.1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" calcext:value-type="float">
            <text:p>0.2</text:p>
          </table:table-cell>
          <table:table-cell table:formula="of:=MIN([.B6:.F6])" office:value-type="float" office:value="0.184" calcext:value-type="float">
            <text:p/>
          </table:table-cell>
          <table:table-cell table:formula="of:=MAX([.B6:.F6])" office:value-type="float" office:value="0.248" calcext:value-type="float">
            <text:p/>
          </table:table-cell>
          <table:table-cell table:formula="of:=AVERAGE([.B6:.F6])" office:value-type="float" office:value="0.2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4" calcext:value-type="float">
            <text:p>0.304</text:p>
          </table:table-cell>
          <table:table-cell office:value-type="float" office:value="0.233" calcext:value-type="float">
            <text:p>0.233</text:p>
          </table:table-cell>
          <table:table-cell table:formula="of:=MIN([.B7:.F7])" office:value-type="float" office:value="0.23" calcext:value-type="float">
            <text:p/>
          </table:table-cell>
          <table:table-cell table:formula="of:=MAX([.B7:.F7])" office:value-type="float" office:value="0.304" calcext:value-type="float">
            <text:p/>
          </table:table-cell>
          <table:table-cell table:formula="of:=AVERAGE([.B7:.F7])" office:value-type="float" office:value="0.25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49" calcext:value-type="float">
            <text:p>0.349</text:p>
          </table:table-cell>
          <table:table-cell office:value-type="float" office:value="0.27" calcext:value-type="float">
            <text:p>0.27</text:p>
          </table:table-cell>
          <table:table-cell table:formula="of:=MIN([.B8:.F8])" office:value-type="float" office:value="0.266" calcext:value-type="float">
            <text:p/>
          </table:table-cell>
          <table:table-cell table:formula="of:=MAX([.B8:.F8])" office:value-type="float" office:value="0.349" calcext:value-type="float">
            <text:p/>
          </table:table-cell>
          <table:table-cell table:formula="of:=AVERAGE([.B8:.F8])" office:value-type="float" office:value="0.28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5" calcext:value-type="float">
            <text:p>0.32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5" calcext:value-type="float">
            <text:p>0.455</text:p>
          </table:table-cell>
          <table:table-cell table:formula="of:=MIN([.B9:.F9])" office:value-type="float" office:value="0.299" calcext:value-type="float">
            <text:p/>
          </table:table-cell>
          <table:table-cell table:formula="of:=MAX([.B9:.F9])" office:value-type="float" office:value="0.455" calcext:value-type="float">
            <text:p/>
          </table:table-cell>
          <table:table-cell table:formula="of:=AVERAGE([.B9:.F9])" office:value-type="float" office:value="0.37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7" calcext:value-type="float">
            <text:p>0.347</text:p>
          </table:table-cell>
          <table:table-cell office:value-type="float" office:value="0.208" calcext:value-type="float">
            <text:p>0.20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342" calcext:value-type="float">
            <text:p>0.342</text:p>
          </table:table-cell>
          <table:table-cell table:formula="of:=MIN([.B10:.F10])" office:value-type="float" office:value="0.208" calcext:value-type="float">
            <text:p/>
          </table:table-cell>
          <table:table-cell table:formula="of:=MAX([.B10:.F10])" office:value-type="float" office:value="0.472" calcext:value-type="float">
            <text:p/>
          </table:table-cell>
          <table:table-cell table:formula="of:=AVERAGE([.B10:.F10])" office:value-type="float" office:value="0.34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5" calcext:value-type="float">
            <text:p>0.525</text:p>
          </table:table-cell>
          <table:table-cell office:value-type="float" office:value="0.243" calcext:value-type="float">
            <text:p>0.243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6" calcext:value-type="float">
            <text:p>0.536</text:p>
          </table:table-cell>
          <table:table-cell office:value-type="float" office:value="0.411" calcext:value-type="float">
            <text:p>0.411</text:p>
          </table:table-cell>
          <table:table-cell table:formula="of:=MIN([.B11:.F11])" office:value-type="float" office:value="0.243" calcext:value-type="float">
            <text:p/>
          </table:table-cell>
          <table:table-cell table:formula="of:=MAX([.B11:.F11])" office:value-type="float" office:value="0.536" calcext:value-type="float">
            <text:p/>
          </table:table-cell>
          <table:table-cell table:formula="of:=AVERAGE([.B11:.F11])" office:value-type="float" office:value="0.4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73" calcext:value-type="float">
            <text:p>0.473</text:p>
          </table:table-cell>
          <table:table-cell office:value-type="float" office:value="0.215" calcext:value-type="float">
            <text:p>0.215</text:p>
          </table:table-cell>
          <table:table-cell office:value-type="float" office:value="0.452" calcext:value-type="float">
            <text:p>0.452</text:p>
          </table:table-cell>
          <table:table-cell table:formula="of:=MIN([.B12:.F12])" office:value-type="float" office:value="0.215" calcext:value-type="float">
            <text:p/>
          </table:table-cell>
          <table:table-cell table:formula="of:=MAX([.B12:.F12])" office:value-type="float" office:value="0.488" calcext:value-type="float">
            <text:p/>
          </table:table-cell>
          <table:table-cell table:formula="of:=AVERAGE([.B12:.F12])" office:value-type="float" office:value="0.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525" calcext:value-type="float">
            <text:p>0.5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5" calcext:value-type="float">
            <text:p>0.5</text:p>
          </table:table-cell>
          <table:table-cell table:formula="of:=MIN([.B13:.F13])" office:value-type="float" office:value="0.235" calcext:value-type="float">
            <text:p/>
          </table:table-cell>
          <table:table-cell table:formula="of:=MAX([.B13:.F13])" office:value-type="float" office:value="0.525" calcext:value-type="float">
            <text:p/>
          </table:table-cell>
          <table:table-cell table:formula="of:=AVERAGE([.B13:.F13])" office:value-type="float" office:value="0.4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4" calcext:value-type="float">
            <text:p>0.604</text:p>
          </table:table-cell>
          <table:table-cell office:value-type="float" office:value="0.344" calcext:value-type="float">
            <text:p>0.344</text:p>
          </table:table-cell>
          <table:table-cell office:value-type="float" office:value="0.6" calcext:value-type="float">
            <text:p>0.6</text:p>
          </table:table-cell>
          <table:table-cell office:value-type="float" office:value="0.262" calcext:value-type="float">
            <text:p>0.262</text:p>
          </table:table-cell>
          <table:table-cell office:value-type="float" office:value="0.565" calcext:value-type="float">
            <text:p>0.565</text:p>
          </table:table-cell>
          <table:table-cell table:formula="of:=MIN([.B14:.F14])" office:value-type="float" office:value="0.262" calcext:value-type="float">
            <text:p/>
          </table:table-cell>
          <table:table-cell table:formula="of:=MAX([.B14:.F14])" office:value-type="float" office:value="0.604" calcext:value-type="float">
            <text:p/>
          </table:table-cell>
          <table:table-cell table:formula="of:=AVERAGE([.B14:.F14])" office:value-type="float" office:value="0.47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8" calcext:value-type="float">
            <text:p>0.858</text:p>
          </table:table-cell>
          <table:table-cell office:value-type="float" office:value="0.386" calcext:value-type="float">
            <text:p>0.3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296" calcext:value-type="float">
            <text:p>0.296</text:p>
          </table:table-cell>
          <table:table-cell office:value-type="float" office:value="0.651" calcext:value-type="float">
            <text:p>0.651</text:p>
          </table:table-cell>
          <table:table-cell table:formula="of:=MIN([.B15:.F15])" office:value-type="float" office:value="0.296" calcext:value-type="float">
            <text:p/>
          </table:table-cell>
          <table:table-cell table:formula="of:=MAX([.B15:.F15])" office:value-type="float" office:value="0.863" calcext:value-type="float">
            <text:p/>
          </table:table-cell>
          <table:table-cell table:formula="of:=AVERAGE([.B15:.F15])" office:value-type="float" office:value="0.61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4" calcext:value-type="float">
            <text:p>0.424</text:p>
          </table:table-cell>
          <table:table-cell office:value-type="float" office:value="0.9" calcext:value-type="float">
            <text:p>0.9</text:p>
          </table:table-cell>
          <table:table-cell office:value-type="float" office:value="0.32" calcext:value-type="float">
            <text:p>0.32</text:p>
          </table:table-cell>
          <table:table-cell office:value-type="float" office:value="0.701" calcext:value-type="float">
            <text:p>0.701</text:p>
          </table:table-cell>
          <table:table-cell table:formula="of:=MIN([.B16:.F16])" office:value-type="float" office:value="0.32" calcext:value-type="float">
            <text:p/>
          </table:table-cell>
          <table:table-cell table:formula="of:=MAX([.B16:.F16])" office:value-type="float" office:value="0.9" calcext:value-type="float">
            <text:p/>
          </table:table-cell>
          <table:table-cell table:formula="of:=AVERAGE([.B16:.F16])" office:value-type="float" office:value="0.64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27" calcext:value-type="float">
            <text:p>1.027</text:p>
          </table:table-cell>
          <table:table-cell office:value-type="float" office:value="0.458" calcext:value-type="float">
            <text:p>0.458</text:p>
          </table:table-cell>
          <table:table-cell office:value-type="float" office:value="1.028" calcext:value-type="float">
            <text:p>1.028</text:p>
          </table:table-cell>
          <table:table-cell office:value-type="float" office:value="0.341" calcext:value-type="float">
            <text:p>0.341</text:p>
          </table:table-cell>
          <table:table-cell office:value-type="float" office:value="0.752" calcext:value-type="float">
            <text:p>0.752</text:p>
          </table:table-cell>
          <table:table-cell table:formula="of:=MIN([.B17:.F17])" office:value-type="float" office:value="0.341" calcext:value-type="float">
            <text:p/>
          </table:table-cell>
          <table:table-cell table:formula="of:=MAX([.B17:.F17])" office:value-type="float" office:value="1.028" calcext:value-type="float">
            <text:p/>
          </table:table-cell>
          <table:table-cell table:formula="of:=AVERAGE([.B17:.F17])" office:value-type="float" office:value="0.72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79" calcext:value-type="float">
            <text:p>0.879</text:p>
          </table:table-cell>
          <table:table-cell office:value-type="float" office:value="0.49" calcext:value-type="float">
            <text:p>0.49</text:p>
          </table:table-cell>
          <table:table-cell office:value-type="float" office:value="1.168" calcext:value-type="float">
            <text:p>1.168</text:p>
          </table:table-cell>
          <table:table-cell office:value-type="float" office:value="0.4" calcext:value-type="float">
            <text:p>0.4</text:p>
          </table:table-cell>
          <table:table-cell office:value-type="float" office:value="0.801" calcext:value-type="float">
            <text:p>0.801</text:p>
          </table:table-cell>
          <table:table-cell table:formula="of:=MIN([.B18:.F18])" office:value-type="float" office:value="0.4" calcext:value-type="float">
            <text:p/>
          </table:table-cell>
          <table:table-cell table:formula="of:=MAX([.B18:.F18])" office:value-type="float" office:value="1.168" calcext:value-type="float">
            <text:p/>
          </table:table-cell>
          <table:table-cell table:formula="of:=AVERAGE([.B18:.F18])" office:value-type="float" office:value="0.7476" calcext:value-type="float">
            <text:p/>
          </table:table-cell>
          <table:table-cell office:value-type="string" calcext:value-type="string">
            <text:p>Tiempo mínimo / n.log(n)</text:p>
          </table:table-cell>
          <table:table-cell office:value-type="string" calcext:value-type="string">
            <text:p>Tiempo máximo / n.log(n)</text:p>
          </table:table-cell>
          <table:table-cell office:value-type="string" calcext:value-type="string">
            <text:p>Tiempo promedio / n.log(n)</text:p>
          </table:table-cell>
          <table:table-cell office:value-type="string" calcext:value-type="string">
            <text:p>Tiempo mínimo / n.n.log(n)</text:p>
          </table:table-cell>
          <table:table-cell office:value-type="string" calcext:value-type="string">
            <text:p>Tiempo máximo / n.n.log(n)</text:p>
          </table:table-cell>
          <table:table-cell office:value-type="string" calcext:value-type="string">
            <text:p>Tiempo promedio / n.n.log(n)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" calcext:value-type="float">
            <text:p>0.55</text:p>
          </table:table-cell>
          <table:table-cell office:value-type="float" office:value="1.216" calcext:value-type="float">
            <text:p>1.216</text:p>
          </table:table-cell>
          <table:table-cell office:value-type="float" office:value="0.455" calcext:value-type="float">
            <text:p>0.455</text:p>
          </table:table-cell>
          <table:table-cell office:value-type="float" office:value="0.951" calcext:value-type="float">
            <text:p>0.951</text:p>
          </table:table-cell>
          <table:table-cell table:formula="of:=MIN([.B19:.F19])" office:value-type="float" office:value="0.455" calcext:value-type="float">
            <text:p/>
          </table:table-cell>
          <table:table-cell table:formula="of:=MAX([.B19:.F19])" office:value-type="float" office:value="1.216" calcext:value-type="float">
            <text:p/>
          </table:table-cell>
          <table:table-cell table:formula="of:=AVERAGE([.B19:.F19])" office:value-type="float" office:value="0.727" calcext:value-type="float">
            <text:p/>
          </table:table-cell>
          <table:table-cell table:formula="of:=[.G19]/([.A19]*LOG([.A19]))" office:value-type="float" office:value="0.0201372830799775" calcext:value-type="float">
            <text:p/>
          </table:table-cell>
          <table:table-cell table:formula="of:=[.H18]/([.A19]*LOG([.A19]))" office:value-type="float" office:value="0.0516930695327774" calcext:value-type="float">
            <text:p/>
          </table:table-cell>
          <table:table-cell table:formula="of:=[.I19]/([.A19]*LOG([.A19]))" office:value-type="float" office:value="0.0321753951629531" calcext:value-type="float">
            <text:p/>
          </table:table-cell>
          <table:table-cell table:formula="of:=[.J19]/[.A19]" office:value-type="float" office:value="0.00111873794888764" calcext:value-type="float">
            <text:p/>
          </table:table-cell>
          <table:table-cell table:formula="of:=[.K19]/[.A19]" office:value-type="float" office:value="0.00287183719626541" calcext:value-type="float">
            <text:p/>
          </table:table-cell>
          <table:table-cell table:formula="of:=[.L19]/[.A19]" office:value-type="float" office:value="0.00178752195349739" calcext:value-type="float">
            <text:p/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9" calcext:value-type="float">
            <text:p>0.439</text:p>
          </table:table-cell>
          <table:table-cell office:value-type="float" office:value="0.564" calcext:value-type="float">
            <text:p>0.564</text:p>
          </table:table-cell>
          <table:table-cell office:value-type="float" office:value="1.104" calcext:value-type="float">
            <text:p>1.104</text:p>
          </table:table-cell>
          <table:table-cell office:value-type="float" office:value="0.507" calcext:value-type="float">
            <text:p>0.507</text:p>
          </table:table-cell>
          <table:table-cell office:value-type="float" office:value="0.958" calcext:value-type="float">
            <text:p>0.958</text:p>
          </table:table-cell>
          <table:table-cell table:formula="of:=MIN([.B20:.F20])" office:value-type="float" office:value="0.439" calcext:value-type="float">
            <text:p/>
          </table:table-cell>
          <table:table-cell table:formula="of:=MAX([.B20:.F20])" office:value-type="float" office:value="1.104" calcext:value-type="float">
            <text:p/>
          </table:table-cell>
          <table:table-cell table:formula="of:=AVERAGE([.B20:.F20])" office:value-type="float" office:value="0.7144" calcext:value-type="float">
            <text:p/>
          </table:table-cell>
          <table:table-cell table:formula="of:=[.G20]/([.A20]*LOG([.A20]))" office:value-type="float" office:value="0.0180685811095104" calcext:value-type="float">
            <text:p/>
          </table:table-cell>
          <table:table-cell table:formula="of:=[.H19]/([.A20]*LOG([.A20]))" office:value-type="float" office:value="0.0500487349183706" calcext:value-type="float">
            <text:p/>
          </table:table-cell>
          <table:table-cell table:formula="of:=[.I20]/([.A20]*LOG([.A20]))" office:value-type="float" office:value="0.0294036317645427" calcext:value-type="float">
            <text:p/>
          </table:table-cell>
          <table:table-cell table:formula="of:=[.J20]/[.A20]" office:value-type="float" office:value="0.000950977953132129" calcext:value-type="float">
            <text:p/>
          </table:table-cell>
          <table:table-cell table:formula="of:=[.K20]/[.A20]" office:value-type="float" office:value="0.00263414394307214" calcext:value-type="float">
            <text:p/>
          </table:table-cell>
          <table:table-cell table:formula="of:=[.L20]/[.A20]" office:value-type="float" office:value="0.00154755956655488" calcext:value-type="float">
            <text:p/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5" calcext:value-type="float">
            <text:p>0.535</text:p>
          </table:table-cell>
          <table:table-cell office:value-type="float" office:value="0.628" calcext:value-type="float">
            <text:p>0.628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8" calcext:value-type="float">
            <text:p>0.578</text:p>
          </table:table-cell>
          <table:table-cell office:value-type="float" office:value="1.078" calcext:value-type="float">
            <text:p>1.078</text:p>
          </table:table-cell>
          <table:table-cell table:formula="of:=MIN([.B21:.F21])" office:value-type="float" office:value="0.494" calcext:value-type="float">
            <text:p/>
          </table:table-cell>
          <table:table-cell table:formula="of:=MAX([.B21:.F21])" office:value-type="float" office:value="1.078" calcext:value-type="float">
            <text:p/>
          </table:table-cell>
          <table:table-cell table:formula="of:=AVERAGE([.B21:.F21])" office:value-type="float" office:value="0.6626" calcext:value-type="float">
            <text:p/>
          </table:table-cell>
          <table:table-cell table:formula="of:=[.G21]/([.A21]*LOG([.A21]))" office:value-type="float" office:value="0.018984958134954" calcext:value-type="float">
            <text:p/>
          </table:table-cell>
          <table:table-cell table:formula="of:=[.H20]/([.A21]*LOG([.A21]))" office:value-type="float" office:value="0.0424279226335813" calcext:value-type="float">
            <text:p/>
          </table:table-cell>
          <table:table-cell table:formula="of:=[.I21]/([.A21]*LOG([.A21]))" office:value-type="float" office:value="0.0254644397980172" calcext:value-type="float">
            <text:p/>
          </table:table-cell>
          <table:table-cell table:formula="of:=[.J21]/[.A21]" office:value-type="float" office:value="0.000949247906747697" calcext:value-type="float">
            <text:p/>
          </table:table-cell>
          <table:table-cell table:formula="of:=[.K21]/[.A21]" office:value-type="float" office:value="0.00212139613167906" calcext:value-type="float">
            <text:p/>
          </table:table-cell>
          <table:table-cell table:formula="of:=[.L21]/[.A21]" office:value-type="float" office:value="0.00127322198990086" calcext:value-type="float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1" calcext:value-type="float">
            <text:p>0.551</text:p>
          </table:table-cell>
          <table:table-cell office:value-type="float" office:value="0.701" calcext:value-type="float">
            <text:p>0.701</text:p>
          </table:table-cell>
          <table:table-cell office:value-type="float" office:value="0.513" calcext:value-type="float">
            <text:p>0.5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884" calcext:value-type="float">
            <text:p>0.884</text:p>
          </table:table-cell>
          <table:table-cell table:formula="of:=MIN([.B22:.F22])" office:value-type="float" office:value="0.513" calcext:value-type="float">
            <text:p/>
          </table:table-cell>
          <table:table-cell table:formula="of:=MAX([.B22:.F22])" office:value-type="float" office:value="0.884" calcext:value-type="float">
            <text:p/>
          </table:table-cell>
          <table:table-cell table:formula="of:=AVERAGE([.B22:.F22])" office:value-type="float" office:value="0.6504" calcext:value-type="float">
            <text:p/>
          </table:table-cell>
          <table:table-cell table:formula="of:=[.G22]/([.A22]*LOG([.A22]))" office:value-type="float" office:value="0.0184754310619007" calcext:value-type="float">
            <text:p/>
          </table:table-cell>
          <table:table-cell table:formula="of:=[.H21]/([.A22]*LOG([.A22]))" office:value-type="float" office:value="0.0388236153698419" calcext:value-type="float">
            <text:p/>
          </table:table-cell>
          <table:table-cell table:formula="of:=[.I22]/([.A22]*LOG([.A22]))" office:value-type="float" office:value="0.023423821369708" calcext:value-type="float">
            <text:p/>
          </table:table-cell>
          <table:table-cell table:formula="of:=[.J22]/[.A22]" office:value-type="float" office:value="0.000879782431519079" calcext:value-type="float">
            <text:p/>
          </table:table-cell>
          <table:table-cell table:formula="of:=[.K22]/[.A22]" office:value-type="float" office:value="0.00184874358904009" calcext:value-type="float">
            <text:p/>
          </table:table-cell>
          <table:table-cell table:formula="of:=[.L22]/[.A22]" office:value-type="float" office:value="0.00111542006522419" calcext:value-type="float">
            <text:p/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5" calcext:value-type="float">
            <text:p>0.615</text:p>
          </table:table-cell>
          <table:table-cell office:value-type="float" office:value="0.553" calcext:value-type="float">
            <text:p>0.553</text:p>
          </table:table-cell>
          <table:table-cell office:value-type="float" office:value="0.649" calcext:value-type="float">
            <text:p>0.649</text:p>
          </table:table-cell>
          <table:table-cell office:value-type="float" office:value="0.557" calcext:value-type="float">
            <text:p>0.557</text:p>
          </table:table-cell>
          <table:table-cell table:formula="of:=MIN([.B23:.F23])" office:value-type="float" office:value="0.553" calcext:value-type="float">
            <text:p/>
          </table:table-cell>
          <table:table-cell table:formula="of:=MAX([.B23:.F23])" office:value-type="float" office:value="0.649" calcext:value-type="float">
            <text:p/>
          </table:table-cell>
          <table:table-cell table:formula="of:=AVERAGE([.B23:.F23])" office:value-type="float" office:value="0.5942" calcext:value-type="float">
            <text:p/>
          </table:table-cell>
          <table:table-cell table:formula="of:=[.G23]/([.A23]*LOG([.A23]))" office:value-type="float" office:value="0.0187246267479391" calcext:value-type="float">
            <text:p/>
          </table:table-cell>
          <table:table-cell table:formula="of:=[.H22]/([.A23]*LOG([.A23]))" office:value-type="float" office:value="0.0299323147290745" calcext:value-type="float">
            <text:p/>
          </table:table-cell>
          <table:table-cell table:formula="of:=[.I23]/([.A23]*LOG([.A23]))" office:value-type="float" office:value="0.0201196622307874" calcext:value-type="float">
            <text:p/>
          </table:table-cell>
          <table:table-cell table:formula="of:=[.J23]/[.A23]" office:value-type="float" office:value="0.000851119397633597" calcext:value-type="float">
            <text:p/>
          </table:table-cell>
          <table:table-cell table:formula="of:=[.K23]/[.A23]" office:value-type="float" office:value="0.00136055976041248" calcext:value-type="float">
            <text:p/>
          </table:table-cell>
          <table:table-cell table:formula="of:=[.L23]/[.A23]" office:value-type="float" office:value="0.000914530101399427" calcext:value-type="float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73" calcext:value-type="float">
            <text:p>0.673</text:p>
          </table:table-cell>
          <table:table-cell office:value-type="float" office:value="0.64" calcext:value-type="float">
            <text:p>0.6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table:formula="of:=MIN([.B24:.F24])" office:value-type="float" office:value="0.6" calcext:value-type="float">
            <text:p/>
          </table:table-cell>
          <table:table-cell table:formula="of:=MAX([.B24:.F24])" office:value-type="float" office:value="0.673" calcext:value-type="float">
            <text:p/>
          </table:table-cell>
          <table:table-cell table:formula="of:=AVERAGE([.B24:.F24])" office:value-type="float" office:value="0.6352" calcext:value-type="float">
            <text:p/>
          </table:table-cell>
          <table:table-cell table:formula="of:=[.G24]/([.A24]*LOG([.A24]))" office:value-type="float" office:value="0.0191572470149623" calcext:value-type="float">
            <text:p/>
          </table:table-cell>
          <table:table-cell table:formula="of:=[.H23]/([.A24]*LOG([.A24]))" office:value-type="float" office:value="0.0207217555211842" calcext:value-type="float">
            <text:p/>
          </table:table-cell>
          <table:table-cell table:formula="of:=[.I24]/([.A24]*LOG([.A24]))" office:value-type="float" office:value="0.0202811388398401" calcext:value-type="float">
            <text:p/>
          </table:table-cell>
          <table:table-cell table:formula="of:=[.J24]/[.A24]" office:value-type="float" office:value="0.000832923783259231" calcext:value-type="float">
            <text:p/>
          </table:table-cell>
          <table:table-cell table:formula="of:=[.K24]/[.A24]" office:value-type="float" office:value="0.000900945892225402" calcext:value-type="float">
            <text:p/>
          </table:table-cell>
          <table:table-cell table:formula="of:=[.L24]/[.A24]" office:value-type="float" office:value="0.000881788645210439" calcext:value-type="float">
            <text:p/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3" calcext:value-type="float">
            <text:p>0.7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624" calcext:value-type="float">
            <text:p>0.624</text:p>
          </table:table-cell>
          <table:table-cell table:formula="of:=MIN([.B25:.F25])" office:value-type="float" office:value="0.618" calcext:value-type="float">
            <text:p/>
          </table:table-cell>
          <table:table-cell table:formula="of:=MAX([.B25:.F25])" office:value-type="float" office:value="0.73" calcext:value-type="float">
            <text:p/>
          </table:table-cell>
          <table:table-cell table:formula="of:=AVERAGE([.B25:.F25])" office:value-type="float" office:value="0.6654" calcext:value-type="float">
            <text:p/>
          </table:table-cell>
          <table:table-cell table:formula="of:=[.G25]/([.A25]*LOG([.A25]))" office:value-type="float" office:value="0.018656564460428" calcext:value-type="float">
            <text:p/>
          </table:table-cell>
          <table:table-cell table:formula="of:=[.H24]/([.A25]*LOG([.A25]))" office:value-type="float" office:value="0.0203169383201749" calcext:value-type="float">
            <text:p/>
          </table:table-cell>
          <table:table-cell table:formula="of:=[.I25]/([.A25]*LOG([.A25]))" office:value-type="float" office:value="0.0200875048413735" calcext:value-type="float">
            <text:p/>
          </table:table-cell>
          <table:table-cell table:formula="of:=[.J25]/[.A25]" office:value-type="float" office:value="0.000777356852517835" calcext:value-type="float">
            <text:p/>
          </table:table-cell>
          <table:table-cell table:formula="of:=[.K25]/[.A25]" office:value-type="float" office:value="0.000846539096673953" calcext:value-type="float">
            <text:p/>
          </table:table-cell>
          <table:table-cell table:formula="of:=[.L25]/[.A25]" office:value-type="float" office:value="0.000836979368390562" calcext:value-type="float">
            <text:p/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18" calcext:value-type="float">
            <text:p>0.718</text:p>
          </table:table-cell>
          <table:table-cell table:formula="of:=MIN([.B26:.F26])" office:value-type="float" office:value="0.682" calcext:value-type="float">
            <text:p/>
          </table:table-cell>
          <table:table-cell table:formula="of:=MAX([.B26:.F26])" office:value-type="float" office:value="0.758" calcext:value-type="float">
            <text:p/>
          </table:table-cell>
          <table:table-cell table:formula="of:=AVERAGE([.B26:.F26])" office:value-type="float" office:value="0.7302" calcext:value-type="float">
            <text:p/>
          </table:table-cell>
          <table:table-cell table:formula="of:=[.G26]/([.A26]*LOG([.A26]))" office:value-type="float" office:value="0.0195144282521211" calcext:value-type="float">
            <text:p/>
          </table:table-cell>
          <table:table-cell table:formula="of:=[.H25]/([.A26]*LOG([.A26]))" office:value-type="float" office:value="0.0208878777478715" calcext:value-type="float">
            <text:p/>
          </table:table-cell>
          <table:table-cell table:formula="of:=[.I26]/([.A26]*LOG([.A26]))" office:value-type="float" office:value="0.0208936004541038" calcext:value-type="float">
            <text:p/>
          </table:table-cell>
          <table:table-cell table:formula="of:=[.J26]/[.A26]" office:value-type="float" office:value="0.000780577130084843" calcext:value-type="float">
            <text:p/>
          </table:table-cell>
          <table:table-cell table:formula="of:=[.K26]/[.A26]" office:value-type="float" office:value="0.000835515109914861" calcext:value-type="float">
            <text:p/>
          </table:table-cell>
          <table:table-cell table:formula="of:=[.L26]/[.A26]" office:value-type="float" office:value="0.000835744018164153" calcext:value-type="float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77" calcext:value-type="float">
            <text:p>0.777</text:p>
          </table:table-cell>
          <table:table-cell office:value-type="float" office:value="0.731" calcext:value-type="float">
            <text:p>0.731</text:p>
          </table:table-cell>
          <table:table-cell office:value-type="float" office:value="0.844" calcext:value-type="float">
            <text:p>0.844</text:p>
          </table:table-cell>
          <table:table-cell office:value-type="float" office:value="0.717" calcext:value-type="float">
            <text:p>0.717</text:p>
          </table:table-cell>
          <table:table-cell office:value-type="float" office:value="0.763" calcext:value-type="float">
            <text:p>0.763</text:p>
          </table:table-cell>
          <table:table-cell table:formula="of:=MIN([.B27:.F27])" office:value-type="float" office:value="0.717" calcext:value-type="float">
            <text:p/>
          </table:table-cell>
          <table:table-cell table:formula="of:=MAX([.B27:.F27])" office:value-type="float" office:value="0.844" calcext:value-type="float">
            <text:p/>
          </table:table-cell>
          <table:table-cell table:formula="of:=AVERAGE([.B27:.F27])" office:value-type="float" office:value="0.7664" calcext:value-type="float">
            <text:p/>
          </table:table-cell>
          <table:table-cell table:formula="of:=[.G27]/([.A27]*LOG([.A27]))" office:value-type="float" office:value="0.0194893586628119" calcext:value-type="float">
            <text:p/>
          </table:table-cell>
          <table:table-cell table:formula="of:=[.H26]/([.A27]*LOG([.A27]))" office:value-type="float" office:value="0.0206038129238653" calcext:value-type="float">
            <text:p/>
          </table:table-cell>
          <table:table-cell table:formula="of:=[.I27]/([.A27]*LOG([.A27]))" office:value-type="float" office:value="0.0208321401383251" calcext:value-type="float">
            <text:p/>
          </table:table-cell>
          <table:table-cell table:formula="of:=[.J27]/[.A27]" office:value-type="float" office:value="0.000749590717800459" calcext:value-type="float">
            <text:p/>
          </table:table-cell>
          <table:table-cell table:formula="of:=[.K27]/[.A27]" office:value-type="float" office:value="0.00079245434322559" calcext:value-type="float">
            <text:p/>
          </table:table-cell>
          <table:table-cell table:formula="of:=[.L27]/[.A27]" office:value-type="float" office:value="0.000801236159166349" calcext:value-type="float">
            <text:p/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12" calcext:value-type="float">
            <text:p>0.81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4" calcext:value-type="float">
            <text:p>0.864</text:p>
          </table:table-cell>
          <table:table-cell office:value-type="float" office:value="0.731" calcext:value-type="float">
            <text:p>0.731</text:p>
          </table:table-cell>
          <table:table-cell office:value-type="float" office:value="0.871" calcext:value-type="float">
            <text:p>0.871</text:p>
          </table:table-cell>
          <table:table-cell table:formula="of:=MIN([.B28:.F28])" office:value-type="float" office:value="0.731" calcext:value-type="float">
            <text:p/>
          </table:table-cell>
          <table:table-cell table:formula="of:=MAX([.B28:.F28])" office:value-type="float" office:value="0.871" calcext:value-type="float">
            <text:p/>
          </table:table-cell>
          <table:table-cell table:formula="of:=AVERAGE([.B28:.F28])" office:value-type="float" office:value="0.817" calcext:value-type="float">
            <text:p/>
          </table:table-cell>
          <table:table-cell table:formula="of:=[.G28]/([.A28]*LOG([.A28]))" office:value-type="float" office:value="0.0189148801667351" calcext:value-type="float">
            <text:p/>
          </table:table-cell>
          <table:table-cell table:formula="of:=[.H27]/([.A28]*LOG([.A28]))" office:value-type="float" office:value="0.0218387946111141" calcext:value-type="float">
            <text:p/>
          </table:table-cell>
          <table:table-cell table:formula="of:=[.I28]/([.A28]*LOG([.A28]))" office:value-type="float" office:value="0.021140160186351" calcext:value-type="float">
            <text:p/>
          </table:table-cell>
          <table:table-cell table:formula="of:=[.J28]/[.A28]" office:value-type="float" office:value="0.000700551117286484" calcext:value-type="float">
            <text:p/>
          </table:table-cell>
          <table:table-cell table:formula="of:=[.K28]/[.A28]" office:value-type="float" office:value="0.000808844244856077" calcext:value-type="float">
            <text:p/>
          </table:table-cell>
          <table:table-cell table:formula="of:=[.L28]/[.A28]" office:value-type="float" office:value="0.000782968895790776" calcext:value-type="float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79" calcext:value-type="float">
            <text:p>0.79</text:p>
          </table:table-cell>
          <table:table-cell office:value-type="float" office:value="0.865" calcext:value-type="float">
            <text:p>0.86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46" calcext:value-type="float">
            <text:p>0.946</text:p>
          </table:table-cell>
          <table:table-cell table:formula="of:=MIN([.B29:.F29])" office:value-type="float" office:value="0.79" calcext:value-type="float">
            <text:p/>
          </table:table-cell>
          <table:table-cell table:formula="of:=MAX([.B29:.F29])" office:value-type="float" office:value="0.946" calcext:value-type="float">
            <text:p/>
          </table:table-cell>
          <table:table-cell table:formula="of:=AVERAGE([.B29:.F29])" office:value-type="float" office:value="0.878" calcext:value-type="float">
            <text:p/>
          </table:table-cell>
          <table:table-cell table:formula="of:=[.G29]/([.A29]*LOG([.A29]))" office:value-type="float" office:value="0.0194963404847481" calcext:value-type="float">
            <text:p/>
          </table:table-cell>
          <table:table-cell table:formula="of:=[.H28]/([.A29]*LOG([.A29]))" office:value-type="float" office:value="0.021495332357235" calcext:value-type="float">
            <text:p/>
          </table:table-cell>
          <table:table-cell table:formula="of:=[.I29]/([.A29]*LOG([.A29]))" office:value-type="float" office:value="0.021668084741277" calcext:value-type="float">
            <text:p/>
          </table:table-cell>
          <table:table-cell table:formula="of:=[.J29]/[.A29]" office:value-type="float" office:value="0.000696297874455291" calcext:value-type="float">
            <text:p/>
          </table:table-cell>
          <table:table-cell table:formula="of:=[.K29]/[.A29]" office:value-type="float" office:value="0.00076769044132982" calcext:value-type="float">
            <text:p/>
          </table:table-cell>
          <table:table-cell table:formula="of:=[.L29]/[.A29]" office:value-type="float" office:value="0.000773860169331323" calcext:value-type="float">
            <text:p/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8" calcext:value-type="float">
            <text:p>0.878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" calcext:value-type="float">
            <text:p>0.93</text:p>
          </table:table-cell>
          <table:table-cell office:value-type="float" office:value="0.997" calcext:value-type="float">
            <text:p>0.997</text:p>
          </table:table-cell>
          <table:table-cell table:formula="of:=MIN([.B30:.F30])" office:value-type="float" office:value="0.878" calcext:value-type="float">
            <text:p/>
          </table:table-cell>
          <table:table-cell table:formula="of:=MAX([.B30:.F30])" office:value-type="float" office:value="0.997" calcext:value-type="float">
            <text:p/>
          </table:table-cell>
          <table:table-cell table:formula="of:=AVERAGE([.B30:.F30])" office:value-type="float" office:value="0.9384" calcext:value-type="float">
            <text:p/>
          </table:table-cell>
          <table:table-cell table:formula="of:=[.G30]/([.A30]*LOG([.A30]))" office:value-type="float" office:value="0.0207028880731943" calcext:value-type="float">
            <text:p/>
          </table:table-cell>
          <table:table-cell table:formula="of:=[.H29]/([.A30]*LOG([.A30]))" office:value-type="float" office:value="0.0223063008169041" calcext:value-type="float">
            <text:p/>
          </table:table-cell>
          <table:table-cell table:formula="of:=[.I30]/([.A30]*LOG([.A30]))" office:value-type="float" office:value="0.0221270958631954" calcext:value-type="float">
            <text:p/>
          </table:table-cell>
          <table:table-cell table:formula="of:=[.J30]/[.A30]" office:value-type="float" office:value="0.000713892692179114" calcext:value-type="float">
            <text:p/>
          </table:table-cell>
          <table:table-cell table:formula="of:=[.K30]/[.A30]" office:value-type="float" office:value="0.000769182786789797" calcext:value-type="float">
            <text:p/>
          </table:table-cell>
          <table:table-cell table:formula="of:=[.L30]/[.A30]" office:value-type="float" office:value="0.000763003305627426" calcext:value-type="float">
            <text:p/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09" calcext:value-type="float">
            <text:p>1.009</text:p>
          </table:table-cell>
          <table:table-cell office:value-type="float" office:value="1.008" calcext:value-type="float">
            <text:p>1.008</text:p>
          </table:table-cell>
          <table:table-cell office:value-type="float" office:value="0.93" calcext:value-type="float">
            <text:p>0.93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6" calcext:value-type="float">
            <text:p>1.006</text:p>
          </table:table-cell>
          <table:table-cell table:formula="of:=MIN([.B31:.F31])" office:value-type="float" office:value="0.93" calcext:value-type="float">
            <text:p/>
          </table:table-cell>
          <table:table-cell table:formula="of:=MAX([.B31:.F31])" office:value-type="float" office:value="1.009" calcext:value-type="float">
            <text:p/>
          </table:table-cell>
          <table:table-cell table:formula="of:=AVERAGE([.B31:.F31])" office:value-type="float" office:value="0.9914" calcext:value-type="float">
            <text:p/>
          </table:table-cell>
          <table:table-cell table:formula="of:=[.G31]/([.A31]*LOG([.A31]))" office:value-type="float" office:value="0.0209867672683942" calcext:value-type="float">
            <text:p/>
          </table:table-cell>
          <table:table-cell table:formula="of:=[.H30]/([.A31]*LOG([.A31]))" office:value-type="float" office:value="0.0224987171683753" calcext:value-type="float">
            <text:p/>
          </table:table-cell>
          <table:table-cell table:formula="of:=[.I31]/([.A31]*LOG([.A31]))" office:value-type="float" office:value="0.0223723452364366" calcext:value-type="float">
            <text:p/>
          </table:table-cell>
          <table:table-cell table:formula="of:=[.J31]/[.A31]" office:value-type="float" office:value="0.000699558908946474" calcext:value-type="float">
            <text:p/>
          </table:table-cell>
          <table:table-cell table:formula="of:=[.K31]/[.A31]" office:value-type="float" office:value="0.000749957238945843" calcext:value-type="float">
            <text:p/>
          </table:table-cell>
          <table:table-cell table:formula="of:=[.L31]/[.A31]" office:value-type="float" office:value="0.000745744841214553" calcext:value-type="float">
            <text:p/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05" calcext:value-type="float">
            <text:p>1.005</text:p>
          </table:table-cell>
          <table:table-cell office:value-type="float" office:value="1.027" calcext:value-type="float">
            <text:p>1.027</text:p>
          </table:table-cell>
          <table:table-cell office:value-type="float" office:value="1.122" calcext:value-type="float">
            <text:p>1.122</text:p>
          </table:table-cell>
          <table:table-cell office:value-type="float" office:value="0.95" calcext:value-type="float">
            <text:p>0.95</text:p>
          </table:table-cell>
          <table:table-cell office:value-type="float" office:value="1.033" calcext:value-type="float">
            <text:p>1.033</text:p>
          </table:table-cell>
          <table:table-cell table:formula="of:=MIN([.B32:.F32])" office:value-type="float" office:value="0.95" calcext:value-type="float">
            <text:p/>
          </table:table-cell>
          <table:table-cell table:formula="of:=MAX([.B32:.F32])" office:value-type="float" office:value="1.122" calcext:value-type="float">
            <text:p/>
          </table:table-cell>
          <table:table-cell table:formula="of:=AVERAGE([.B32:.F32])" office:value-type="float" office:value="1.0274" calcext:value-type="float">
            <text:p/>
          </table:table-cell>
          <table:table-cell table:formula="of:=[.G32]/([.A32]*LOG([.A32]))" office:value-type="float" office:value="0.0205484433568454" calcext:value-type="float">
            <text:p/>
          </table:table-cell>
          <table:table-cell table:formula="of:=[.H31]/([.A32]*LOG([.A32]))" office:value-type="float" office:value="0.0218246098390074" calcext:value-type="float">
            <text:p/>
          </table:table-cell>
          <table:table-cell table:formula="of:=[.I32]/([.A32]*LOG([.A32]))" office:value-type="float" office:value="0.0222226007419189" calcext:value-type="float">
            <text:p/>
          </table:table-cell>
          <table:table-cell table:formula="of:=[.J32]/[.A32]" office:value-type="float" office:value="0.000662853011511142" calcext:value-type="float">
            <text:p/>
          </table:table-cell>
          <table:table-cell table:formula="of:=[.K32]/[.A32]" office:value-type="float" office:value="0.000704019672226045" calcext:value-type="float">
            <text:p/>
          </table:table-cell>
          <table:table-cell table:formula="of:=[.L32]/[.A32]" office:value-type="float" office:value="0.000716858088448997" calcext:value-type="float">
            <text:p/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42" calcext:value-type="float">
            <text:p>1.142</text:p>
          </table:table-cell>
          <table:table-cell office:value-type="float" office:value="1.096" calcext:value-type="float">
            <text:p>1.09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87" calcext:value-type="float">
            <text:p>1.087</text:p>
          </table:table-cell>
          <table:table-cell office:value-type="float" office:value="1.186" calcext:value-type="float">
            <text:p>1.186</text:p>
          </table:table-cell>
          <table:table-cell table:formula="of:=MIN([.B33:.F33])" office:value-type="float" office:value="1.087" calcext:value-type="float">
            <text:p/>
          </table:table-cell>
          <table:table-cell table:formula="of:=MAX([.B33:.F33])" office:value-type="float" office:value="1.233" calcext:value-type="float">
            <text:p/>
          </table:table-cell>
          <table:table-cell table:formula="of:=AVERAGE([.B33:.F33])" office:value-type="float" office:value="1.1488" calcext:value-type="float">
            <text:p/>
          </table:table-cell>
          <table:table-cell table:formula="of:=[.G33]/([.A33]*LOG([.A33]))" office:value-type="float" office:value="0.022568348994641" calcext:value-type="float">
            <text:p/>
          </table:table-cell>
          <table:table-cell table:formula="of:=[.H32]/([.A33]*LOG([.A33]))" office:value-type="float" office:value="0.0232950207653976" calcext:value-type="float">
            <text:p/>
          </table:table-cell>
          <table:table-cell table:formula="of:=[.I33]/([.A33]*LOG([.A33]))" office:value-type="float" office:value="0.0238514437212913" calcext:value-type="float">
            <text:p/>
          </table:table-cell>
          <table:table-cell table:formula="of:=[.J33]/[.A33]" office:value-type="float" office:value="0.000705260906082532" calcext:value-type="float">
            <text:p/>
          </table:table-cell>
          <table:table-cell table:formula="of:=[.K33]/[.A33]" office:value-type="float" office:value="0.000727969398918676" calcext:value-type="float">
            <text:p/>
          </table:table-cell>
          <table:table-cell table:formula="of:=[.L33]/[.A33]" office:value-type="float" office:value="0.000745357616290352" calcext:value-type="float">
            <text:p/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76" calcext:value-type="float">
            <text:p>1.276</text:p>
          </table:table-cell>
          <table:table-cell office:value-type="float" office:value="1.132" calcext:value-type="float">
            <text:p>1.132</text:p>
          </table:table-cell>
          <table:table-cell office:value-type="float" office:value="1.247" calcext:value-type="float">
            <text:p>1.247</text:p>
          </table:table-cell>
          <table:table-cell office:value-type="float" office:value="1.169" calcext:value-type="float">
            <text:p>1.169</text:p>
          </table:table-cell>
          <table:table-cell office:value-type="float" office:value="1.148" calcext:value-type="float">
            <text:p>1.148</text:p>
          </table:table-cell>
          <table:table-cell table:formula="of:=MIN([.B34:.F34])" office:value-type="float" office:value="1.132" calcext:value-type="float">
            <text:p/>
          </table:table-cell>
          <table:table-cell table:formula="of:=MAX([.B34:.F34])" office:value-type="float" office:value="1.276" calcext:value-type="float">
            <text:p/>
          </table:table-cell>
          <table:table-cell table:formula="of:=AVERAGE([.B34:.F34])" office:value-type="float" office:value="1.1944" calcext:value-type="float">
            <text:p/>
          </table:table-cell>
          <table:table-cell table:formula="of:=[.G34]/([.A34]*LOG([.A34]))" office:value-type="float" office:value="0.0225898685564841" calcext:value-type="float">
            <text:p/>
          </table:table-cell>
          <table:table-cell table:formula="of:=[.H33]/([.A34]*LOG([.A34]))" office:value-type="float" office:value="0.0246053956980079" calcext:value-type="float">
            <text:p/>
          </table:table-cell>
          <table:table-cell table:formula="of:=[.I34]/([.A34]*LOG([.A34]))" office:value-type="float" office:value="0.0238351051270889" calcext:value-type="float">
            <text:p/>
          </table:table-cell>
          <table:table-cell table:formula="of:=[.J34]/[.A34]" office:value-type="float" office:value="0.00068454147140861" calcext:value-type="float">
            <text:p/>
          </table:table-cell>
          <table:table-cell table:formula="of:=[.K34]/[.A34]" office:value-type="float" office:value="0.000745618051454784" calcext:value-type="float">
            <text:p/>
          </table:table-cell>
          <table:table-cell table:formula="of:=[.L34]/[.A34]" office:value-type="float" office:value="0.000722275912942088" calcext:value-type="float">
            <text:p/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2" calcext:value-type="float">
            <text:p>1.22</text:p>
          </table:table-cell>
          <table:table-cell office:value-type="float" office:value="1.163" calcext:value-type="float">
            <text:p>1.163</text:p>
          </table:table-cell>
          <table:table-cell office:value-type="float" office:value="1.21" calcext:value-type="float">
            <text:p>1.21</text:p>
          </table:table-cell>
          <table:table-cell office:value-type="float" office:value="1.332" calcext:value-type="float">
            <text:p>1.332</text:p>
          </table:table-cell>
          <table:table-cell office:value-type="float" office:value="1.13" calcext:value-type="float">
            <text:p>1.13</text:p>
          </table:table-cell>
          <table:table-cell table:formula="of:=MIN([.B35:.F35])" office:value-type="float" office:value="1.13" calcext:value-type="float">
            <text:p/>
          </table:table-cell>
          <table:table-cell table:formula="of:=MAX([.B35:.F35])" office:value-type="float" office:value="1.332" calcext:value-type="float">
            <text:p/>
          </table:table-cell>
          <table:table-cell table:formula="of:=AVERAGE([.B35:.F35])" office:value-type="float" office:value="1.211" calcext:value-type="float">
            <text:p/>
          </table:table-cell>
          <table:table-cell table:formula="of:=[.G35]/([.A35]*LOG([.A35]))" office:value-type="float" office:value="0.0217014375763229" calcext:value-type="float">
            <text:p/>
          </table:table-cell>
          <table:table-cell table:formula="of:=[.H34]/([.A35]*LOG([.A35]))" office:value-type="float" office:value="0.0245053401304318" calcext:value-type="float">
            <text:p/>
          </table:table-cell>
          <table:table-cell table:formula="of:=[.I35]/([.A35]*LOG([.A35]))" office:value-type="float" office:value="0.0232570273494929" calcext:value-type="float">
            <text:p/>
          </table:table-cell>
          <table:table-cell table:formula="of:=[.J35]/[.A35]" office:value-type="float" office:value="0.000638277575774202" calcext:value-type="float">
            <text:p/>
          </table:table-cell>
          <table:table-cell table:formula="of:=[.K35]/[.A35]" office:value-type="float" office:value="0.000720745297953878" calcext:value-type="float">
            <text:p/>
          </table:table-cell>
          <table:table-cell table:formula="of:=[.L35]/[.A35]" office:value-type="float" office:value="0.000684030216161557" calcext:value-type="float">
            <text:p/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84" calcext:value-type="float">
            <text:p>1.284</text:p>
          </table:table-cell>
          <table:table-cell office:value-type="float" office:value="1.268" calcext:value-type="float">
            <text:p>1.268</text:p>
          </table:table-cell>
          <table:table-cell office:value-type="float" office:value="1.293" calcext:value-type="float">
            <text:p>1.293</text:p>
          </table:table-cell>
          <table:table-cell office:value-type="float" office:value="1.319" calcext:value-type="float">
            <text:p>1.319</text:p>
          </table:table-cell>
          <table:table-cell office:value-type="float" office:value="1.183" calcext:value-type="float">
            <text:p>1.183</text:p>
          </table:table-cell>
          <table:table-cell table:formula="of:=MIN([.B36:.F36])" office:value-type="float" office:value="1.183" calcext:value-type="float">
            <text:p/>
          </table:table-cell>
          <table:table-cell table:formula="of:=MAX([.B36:.F36])" office:value-type="float" office:value="1.319" calcext:value-type="float">
            <text:p/>
          </table:table-cell>
          <table:table-cell table:formula="of:=AVERAGE([.B36:.F36])" office:value-type="float" office:value="1.2694" calcext:value-type="float">
            <text:p/>
          </table:table-cell>
          <table:table-cell table:formula="of:=[.G36]/([.A36]*LOG([.A36]))" office:value-type="float" office:value="0.0218902270037086" calcext:value-type="float">
            <text:p/>
          </table:table-cell>
          <table:table-cell table:formula="of:=[.H35]/([.A36]*LOG([.A36]))" office:value-type="float" office:value="0.0246473223744209" calcext:value-type="float">
            <text:p/>
          </table:table-cell>
          <table:table-cell table:formula="of:=[.I36]/([.A36]*LOG([.A36]))" office:value-type="float" office:value="0.0234889722388062" calcext:value-type="float">
            <text:p/>
          </table:table-cell>
          <table:table-cell table:formula="of:=[.J36]/[.A36]" office:value-type="float" office:value="0.000625435057248818" calcext:value-type="float">
            <text:p/>
          </table:table-cell>
          <table:table-cell table:formula="of:=[.K36]/[.A36]" office:value-type="float" office:value="0.00070420921069774" calcext:value-type="float">
            <text:p/>
          </table:table-cell>
          <table:table-cell table:formula="of:=[.L36]/[.A36]" office:value-type="float" office:value="0.00067111349253732" calcext:value-type="float">
            <text:p/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43" calcext:value-type="float">
            <text:p>1.443</text:p>
          </table:table-cell>
          <table:table-cell office:value-type="float" office:value="1.393" calcext:value-type="float">
            <text:p>1.393</text:p>
          </table:table-cell>
          <table:table-cell office:value-type="float" office:value="1.463" calcext:value-type="float">
            <text:p>1.463</text:p>
          </table:table-cell>
          <table:table-cell office:value-type="float" office:value="1.315" calcext:value-type="float">
            <text:p>1.315</text:p>
          </table:table-cell>
          <table:table-cell office:value-type="float" office:value="1.313" calcext:value-type="float">
            <text:p>1.313</text:p>
          </table:table-cell>
          <table:table-cell table:formula="of:=MIN([.B37:.F37])" office:value-type="float" office:value="1.313" calcext:value-type="float">
            <text:p/>
          </table:table-cell>
          <table:table-cell table:formula="of:=MAX([.B37:.F37])" office:value-type="float" office:value="1.463" calcext:value-type="float">
            <text:p/>
          </table:table-cell>
          <table:table-cell table:formula="of:=AVERAGE([.B37:.F37])" office:value-type="float" office:value="1.3854" calcext:value-type="float">
            <text:p/>
          </table:table-cell>
          <table:table-cell table:formula="of:=[.G37]/([.A37]*LOG([.A37]))" office:value-type="float" office:value="0.0234351754907807" calcext:value-type="float">
            <text:p/>
          </table:table-cell>
          <table:table-cell table:formula="of:=[.H36]/([.A37]*LOG([.A37]))" office:value-type="float" office:value="0.0235422669248589" calcext:value-type="float">
            <text:p/>
          </table:table-cell>
          <table:table-cell table:formula="of:=[.I37]/([.A37]*LOG([.A37]))" office:value-type="float" office:value="0.0247274121286577" calcext:value-type="float">
            <text:p/>
          </table:table-cell>
          <table:table-cell table:formula="of:=[.J37]/[.A37]" office:value-type="float" office:value="0.00065097709696613" calcext:value-type="float">
            <text:p/>
          </table:table-cell>
          <table:table-cell table:formula="of:=[.K37]/[.A37]" office:value-type="float" office:value="0.000653951859023858" calcext:value-type="float">
            <text:p/>
          </table:table-cell>
          <table:table-cell table:formula="of:=[.L37]/[.A37]" office:value-type="float" office:value="0.000686872559129381" calcext:value-type="float">
            <text:p/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385" calcext:value-type="float">
            <text:p>1.385</text:p>
          </table:table-cell>
          <table:table-cell office:value-type="float" office:value="1.665" calcext:value-type="float">
            <text:p>1.665</text:p>
          </table:table-cell>
          <table:table-cell office:value-type="float" office:value="1.508" calcext:value-type="float">
            <text:p>1.508</text:p>
          </table:table-cell>
          <table:table-cell office:value-type="float" office:value="1.281" calcext:value-type="float">
            <text:p>1.281</text:p>
          </table:table-cell>
          <table:table-cell office:value-type="float" office:value="1.263" calcext:value-type="float">
            <text:p>1.263</text:p>
          </table:table-cell>
          <table:table-cell table:formula="of:=MIN([.B38:.F38])" office:value-type="float" office:value="1.263" calcext:value-type="float">
            <text:p/>
          </table:table-cell>
          <table:table-cell table:formula="of:=MAX([.B38:.F38])" office:value-type="float" office:value="1.665" calcext:value-type="float">
            <text:p/>
          </table:table-cell>
          <table:table-cell table:formula="of:=AVERAGE([.B38:.F38])" office:value-type="float" office:value="1.4204" calcext:value-type="float">
            <text:p/>
          </table:table-cell>
          <table:table-cell table:formula="of:=[.G38]/([.A38]*LOG([.A38]))" office:value-type="float" office:value="0.0217670562474633" calcext:value-type="float">
            <text:p/>
          </table:table-cell>
          <table:table-cell table:formula="of:=[.H37]/([.A38]*LOG([.A38]))" office:value-type="float" office:value="0.0252139376801574" calcext:value-type="float">
            <text:p/>
          </table:table-cell>
          <table:table-cell table:formula="of:=[.I38]/([.A38]*LOG([.A38]))" office:value-type="float" office:value="0.0244797519349935" calcext:value-type="float">
            <text:p/>
          </table:table-cell>
          <table:table-cell table:formula="of:=[.J38]/[.A38]" office:value-type="float" office:value="0.000588298817499007" calcext:value-type="float">
            <text:p/>
          </table:table-cell>
          <table:table-cell table:formula="of:=[.K38]/[.A38]" office:value-type="float" office:value="0.000681457775139388" calcext:value-type="float">
            <text:p/>
          </table:table-cell>
          <table:table-cell table:formula="of:=[.L38]/[.A38]" office:value-type="float" office:value="0.000661614917161987" calcext:value-type="float">
            <text:p/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44" calcext:value-type="float">
            <text:p>1.444</text:p>
          </table:table-cell>
          <table:table-cell office:value-type="float" office:value="1.512" calcext:value-type="float">
            <text:p>1.512</text:p>
          </table:table-cell>
          <table:table-cell office:value-type="float" office:value="1.432" calcext:value-type="float">
            <text:p>1.432</text:p>
          </table:table-cell>
          <table:table-cell office:value-type="float" office:value="1.347" calcext:value-type="float">
            <text:p>1.347</text:p>
          </table:table-cell>
          <table:table-cell office:value-type="float" office:value="1.425" calcext:value-type="float">
            <text:p>1.425</text:p>
          </table:table-cell>
          <table:table-cell table:formula="of:=MIN([.B39:.F39])" office:value-type="float" office:value="1.347" calcext:value-type="float">
            <text:p/>
          </table:table-cell>
          <table:table-cell table:formula="of:=MAX([.B39:.F39])" office:value-type="float" office:value="1.512" calcext:value-type="float">
            <text:p/>
          </table:table-cell>
          <table:table-cell table:formula="of:=AVERAGE([.B39:.F39])" office:value-type="float" office:value="1.432" calcext:value-type="float">
            <text:p/>
          </table:table-cell>
          <table:table-cell table:formula="of:=[.G39]/([.A39]*LOG([.A39]))" office:value-type="float" office:value="0.0224381165223927" calcext:value-type="float">
            <text:p/>
          </table:table-cell>
          <table:table-cell table:formula="of:=[.H38]/([.A39]*LOG([.A39]))" office:value-type="float" office:value="0.0277353110688819" calcext:value-type="float">
            <text:p/>
          </table:table-cell>
          <table:table-cell table:formula="of:=[.I39]/([.A39]*LOG([.A39]))" office:value-type="float" office:value="0.023854033303687" calcext:value-type="float">
            <text:p/>
          </table:table-cell>
          <table:table-cell table:formula="of:=[.J39]/[.A39]" office:value-type="float" office:value="0.000590476750589282" calcext:value-type="float">
            <text:p/>
          </table:table-cell>
          <table:table-cell table:formula="of:=[.K39]/[.A39]" office:value-type="float" office:value="0.000729876607075839" calcext:value-type="float">
            <text:p/>
          </table:table-cell>
          <table:table-cell table:formula="of:=[.L39]/[.A39]" office:value-type="float" office:value="0.000627737718518079" calcext:value-type="float">
            <text:p/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8" calcext:value-type="float">
            <text:p>1.48</text:p>
          </table:table-cell>
          <table:table-cell office:value-type="float" office:value="1.507" calcext:value-type="float">
            <text:p>1.507</text:p>
          </table:table-cell>
          <table:table-cell office:value-type="float" office:value="1.473" calcext:value-type="float">
            <text:p>1.473</text:p>
          </table:table-cell>
          <table:table-cell office:value-type="float" office:value="1.358" calcext:value-type="float">
            <text:p>1.358</text:p>
          </table:table-cell>
          <table:table-cell office:value-type="float" office:value="1.464" calcext:value-type="float">
            <text:p>1.464</text:p>
          </table:table-cell>
          <table:table-cell table:formula="of:=MIN([.B40:.F40])" office:value-type="float" office:value="1.358" calcext:value-type="float">
            <text:p/>
          </table:table-cell>
          <table:table-cell table:formula="of:=MAX([.B40:.F40])" office:value-type="float" office:value="1.507" calcext:value-type="float">
            <text:p/>
          </table:table-cell>
          <table:table-cell table:formula="of:=AVERAGE([.B40:.F40])" office:value-type="float" office:value="1.4564" calcext:value-type="float">
            <text:p/>
          </table:table-cell>
          <table:table-cell table:formula="of:=[.G40]/([.A40]*LOG([.A40]))" office:value-type="float" office:value="0.0218850401591096" calcext:value-type="float">
            <text:p/>
          </table:table-cell>
          <table:table-cell table:formula="of:=[.H39]/([.A40]*LOG([.A40]))" office:value-type="float" office:value="0.0243668488369467" calcext:value-type="float">
            <text:p/>
          </table:table-cell>
          <table:table-cell table:formula="of:=[.I40]/([.A40]*LOG([.A40]))" office:value-type="float" office:value="0.0234708192104029" calcext:value-type="float">
            <text:p/>
          </table:table-cell>
          <table:table-cell table:formula="of:=[.J40]/[.A40]" office:value-type="float" office:value="0.000561154875874604" calcext:value-type="float">
            <text:p/>
          </table:table-cell>
          <table:table-cell table:formula="of:=[.K40]/[.A40]" office:value-type="float" office:value="0.000624790995819147" calcext:value-type="float">
            <text:p/>
          </table:table-cell>
          <table:table-cell table:formula="of:=[.L40]/[.A40]" office:value-type="float" office:value="0.000601815877189819" calcext:value-type="float">
            <text:p/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89" calcext:value-type="float">
            <text:p>1.589</text:p>
          </table:table-cell>
          <table:table-cell office:value-type="float" office:value="1.701" calcext:value-type="float">
            <text:p>1.701</text:p>
          </table:table-cell>
          <table:table-cell office:value-type="float" office:value="1.473" calcext:value-type="float">
            <text:p>1.473</text:p>
          </table:table-cell>
          <table:table-cell office:value-type="float" office:value="1.46" calcext:value-type="float">
            <text:p>1.46</text:p>
          </table:table-cell>
          <table:table-cell office:value-type="float" office:value="1.5" calcext:value-type="float">
            <text:p>1.5</text:p>
          </table:table-cell>
          <table:table-cell table:formula="of:=MIN([.B41:.F41])" office:value-type="float" office:value="1.46" calcext:value-type="float">
            <text:p/>
          </table:table-cell>
          <table:table-cell table:formula="of:=MAX([.B41:.F41])" office:value-type="float" office:value="1.701" calcext:value-type="float">
            <text:p/>
          </table:table-cell>
          <table:table-cell table:formula="of:=AVERAGE([.B41:.F41])" office:value-type="float" office:value="1.5446" calcext:value-type="float">
            <text:p/>
          </table:table-cell>
          <table:table-cell table:formula="of:=[.G41]/([.A41]*LOG([.A41]))" office:value-type="float" office:value="0.0227831667962351" calcext:value-type="float">
            <text:p/>
          </table:table-cell>
          <table:table-cell table:formula="of:=[.H40]/([.A41]*LOG([.A41]))" office:value-type="float" office:value="0.0235165975081687" calcext:value-type="float">
            <text:p/>
          </table:table-cell>
          <table:table-cell table:formula="of:=[.I41]/([.A41]*LOG([.A41]))" office:value-type="float" office:value="0.0241033420777156" calcext:value-type="float">
            <text:p/>
          </table:table-cell>
          <table:table-cell table:formula="of:=[.J41]/[.A41]" office:value-type="float" office:value="0.000569579169905879" calcext:value-type="float">
            <text:p/>
          </table:table-cell>
          <table:table-cell table:formula="of:=[.K41]/[.A41]" office:value-type="float" office:value="0.000587914937704219" calcext:value-type="float">
            <text:p/>
          </table:table-cell>
          <table:table-cell table:formula="of:=[.L41]/[.A41]" office:value-type="float" office:value="0.000602583551942891" calcext:value-type="float">
            <text:p/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63" calcext:value-type="float">
            <text:p>1.663</text:p>
          </table:table-cell>
          <table:table-cell office:value-type="float" office:value="1.691" calcext:value-type="float">
            <text:p>1.691</text:p>
          </table:table-cell>
          <table:table-cell office:value-type="float" office:value="1.546" calcext:value-type="float">
            <text:p>1.546</text:p>
          </table:table-cell>
          <table:table-cell office:value-type="float" office:value="1.511" calcext:value-type="float">
            <text:p>1.511</text:p>
          </table:table-cell>
          <table:table-cell office:value-type="float" office:value="1.605" calcext:value-type="float">
            <text:p>1.605</text:p>
          </table:table-cell>
          <table:table-cell table:formula="of:=MIN([.B42:.F42])" office:value-type="float" office:value="1.511" calcext:value-type="float">
            <text:p/>
          </table:table-cell>
          <table:table-cell table:formula="of:=MAX([.B42:.F42])" office:value-type="float" office:value="1.691" calcext:value-type="float">
            <text:p/>
          </table:table-cell>
          <table:table-cell table:formula="of:=AVERAGE([.B42:.F42])" office:value-type="float" office:value="1.6032" calcext:value-type="float">
            <text:p/>
          </table:table-cell>
          <table:table-cell table:formula="of:=[.G42]/([.A42]*LOG([.A42]))" office:value-type="float" office:value="0.0228509594655434" calcext:value-type="float">
            <text:p/>
          </table:table-cell>
          <table:table-cell table:formula="of:=[.H41]/([.A42]*LOG([.A42]))" office:value-type="float" office:value="0.0257243428530041" calcext:value-type="float">
            <text:p/>
          </table:table-cell>
          <table:table-cell table:formula="of:=[.I42]/([.A42]*LOG([.A42]))" office:value-type="float" office:value="0.0242453065619849" calcext:value-type="float">
            <text:p/>
          </table:table-cell>
          <table:table-cell table:formula="of:=[.J42]/[.A42]" office:value-type="float" office:value="0.00055734047476935" calcext:value-type="float">
            <text:p/>
          </table:table-cell>
          <table:table-cell table:formula="of:=[.K42]/[.A42]" office:value-type="float" office:value="0.000627422996414735" calcext:value-type="float">
            <text:p/>
          </table:table-cell>
          <table:table-cell table:formula="of:=[.L42]/[.A42]" office:value-type="float" office:value="0.000591348940536216" calcext:value-type="float">
            <text:p/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73" calcext:value-type="float">
            <text:p>1.673</text:p>
          </table:table-cell>
          <table:table-cell office:value-type="float" office:value="1.721" calcext:value-type="float">
            <text:p>1.721</text:p>
          </table:table-cell>
          <table:table-cell office:value-type="float" office:value="1.659" calcext:value-type="float">
            <text:p>1.659</text:p>
          </table:table-cell>
          <table:table-cell office:value-type="float" office:value="1.67" calcext:value-type="float">
            <text:p>1.67</text:p>
          </table:table-cell>
          <table:table-cell office:value-type="float" office:value="1.615" calcext:value-type="float">
            <text:p>1.615</text:p>
          </table:table-cell>
          <table:table-cell table:formula="of:=MIN([.B43:.F43])" office:value-type="float" office:value="1.615" calcext:value-type="float">
            <text:p/>
          </table:table-cell>
          <table:table-cell table:formula="of:=MAX([.B43:.F43])" office:value-type="float" office:value="1.721" calcext:value-type="float">
            <text:p/>
          </table:table-cell>
          <table:table-cell table:formula="of:=AVERAGE([.B43:.F43])" office:value-type="float" office:value="1.6676" calcext:value-type="float">
            <text:p/>
          </table:table-cell>
          <table:table-cell table:formula="of:=[.G43]/([.A43]*LOG([.A43]))" office:value-type="float" office:value="0.0236885247262023" calcext:value-type="float">
            <text:p/>
          </table:table-cell>
          <table:table-cell table:formula="of:=[.H42]/([.A43]*LOG([.A43]))" office:value-type="float" office:value="0.0248032788309647" calcext:value-type="float">
            <text:p/>
          </table:table-cell>
          <table:table-cell table:formula="of:=[.I43]/([.A43]*LOG([.A43]))" office:value-type="float" office:value="0.0244600519092352" calcext:value-type="float">
            <text:p/>
          </table:table-cell>
          <table:table-cell table:formula="of:=[.J43]/[.A43]" office:value-type="float" office:value="0.000564012493481006" calcext:value-type="float">
            <text:p/>
          </table:table-cell>
          <table:table-cell table:formula="of:=[.K43]/[.A43]" office:value-type="float" office:value="0.000590554257880113" calcext:value-type="float">
            <text:p/>
          </table:table-cell>
          <table:table-cell table:formula="of:=[.L43]/[.A43]" office:value-type="float" office:value="0.000582382188315125" calcext:value-type="float">
            <text:p/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17" calcext:value-type="float">
            <text:p>1.717</text:p>
          </table:table-cell>
          <table:table-cell office:value-type="float" office:value="1.73" calcext:value-type="float">
            <text:p>1.73</text:p>
          </table:table-cell>
          <table:table-cell office:value-type="float" office:value="1.708" calcext:value-type="float">
            <text:p>1.708</text:p>
          </table:table-cell>
          <table:table-cell office:value-type="float" office:value="1.661" calcext:value-type="float">
            <text:p>1.661</text:p>
          </table:table-cell>
          <table:table-cell office:value-type="float" office:value="1.753" calcext:value-type="float">
            <text:p>1.753</text:p>
          </table:table-cell>
          <table:table-cell table:formula="of:=MIN([.B44:.F44])" office:value-type="float" office:value="1.661" calcext:value-type="float">
            <text:p/>
          </table:table-cell>
          <table:table-cell table:formula="of:=MAX([.B44:.F44])" office:value-type="float" office:value="1.753" calcext:value-type="float">
            <text:p/>
          </table:table-cell>
          <table:table-cell table:formula="of:=AVERAGE([.B44:.F44])" office:value-type="float" office:value="1.7138" calcext:value-type="float">
            <text:p/>
          </table:table-cell>
          <table:table-cell table:formula="of:=[.G44]/([.A44]*LOG([.A44]))" office:value-type="float" office:value="0.0236477826338178" calcext:value-type="float">
            <text:p/>
          </table:table-cell>
          <table:table-cell table:formula="of:=[.H43]/([.A44]*LOG([.A44]))" office:value-type="float" office:value="0.0245020071720653" calcext:value-type="float">
            <text:p/>
          </table:table-cell>
          <table:table-cell table:formula="of:=[.I44]/([.A44]*LOG([.A44]))" office:value-type="float" office:value="0.0243995002274756" calcext:value-type="float">
            <text:p/>
          </table:table-cell>
          <table:table-cell table:formula="of:=[.J44]/[.A44]" office:value-type="float" office:value="0.000549948433344601" calcext:value-type="float">
            <text:p/>
          </table:table-cell>
          <table:table-cell table:formula="of:=[.K44]/[.A44]" office:value-type="float" office:value="0.000569814120280589" calcext:value-type="float">
            <text:p/>
          </table:table-cell>
          <table:table-cell table:formula="of:=[.L44]/[.A44]" office:value-type="float" office:value="0.00056743023784827" calcext:value-type="float">
            <text:p/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743" calcext:value-type="float">
            <text:p>1.743</text:p>
          </table:table-cell>
          <table:table-cell office:value-type="float" office:value="1.819" calcext:value-type="float">
            <text:p>1.819</text:p>
          </table:table-cell>
          <table:table-cell office:value-type="float" office:value="1.766" calcext:value-type="float">
            <text:p>1.766</text:p>
          </table:table-cell>
          <table:table-cell office:value-type="float" office:value="1.815" calcext:value-type="float">
            <text:p>1.815</text:p>
          </table:table-cell>
          <table:table-cell office:value-type="float" office:value="1.813" calcext:value-type="float">
            <text:p>1.813</text:p>
          </table:table-cell>
          <table:table-cell table:formula="of:=MIN([.B45:.F45])" office:value-type="float" office:value="1.743" calcext:value-type="float">
            <text:p/>
          </table:table-cell>
          <table:table-cell table:formula="of:=MAX([.B45:.F45])" office:value-type="float" office:value="1.819" calcext:value-type="float">
            <text:p/>
          </table:table-cell>
          <table:table-cell table:formula="of:=AVERAGE([.B45:.F45])" office:value-type="float" office:value="1.7912" calcext:value-type="float">
            <text:p/>
          </table:table-cell>
          <table:table-cell table:formula="of:=[.G45]/([.A45]*LOG([.A45]))" office:value-type="float" office:value="0.0241039105843516" calcext:value-type="float">
            <text:p/>
          </table:table-cell>
          <table:table-cell table:formula="of:=[.H44]/([.A45]*LOG([.A45]))" office:value-type="float" office:value="0.0242422003754265" calcext:value-type="float">
            <text:p/>
          </table:table-cell>
          <table:table-cell table:formula="of:=[.I45]/([.A45]*LOG([.A45]))" office:value-type="float" office:value="0.0247704673773325" calcext:value-type="float">
            <text:p/>
          </table:table-cell>
          <table:table-cell table:formula="of:=[.J45]/[.A45]" office:value-type="float" office:value="0.000547816149644354" calcext:value-type="float">
            <text:p/>
          </table:table-cell>
          <table:table-cell table:formula="of:=[.K45]/[.A45]" office:value-type="float" office:value="0.000550959099441511" calcext:value-type="float">
            <text:p/>
          </table:table-cell>
          <table:table-cell table:formula="of:=[.L45]/[.A45]" office:value-type="float" office:value="0.000562965167666648" calcext:value-type="float">
            <text:p/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834" calcext:value-type="float">
            <text:p>1.834</text:p>
          </table:table-cell>
          <table:table-cell office:value-type="float" office:value="1.897" calcext:value-type="float">
            <text:p>1.897</text:p>
          </table:table-cell>
          <table:table-cell office:value-type="float" office:value="1.931" calcext:value-type="float">
            <text:p>1.931</text:p>
          </table:table-cell>
          <table:table-cell office:value-type="float" office:value="1.878" calcext:value-type="float">
            <text:p>1.878</text:p>
          </table:table-cell>
          <table:table-cell office:value-type="float" office:value="1.884" calcext:value-type="float">
            <text:p>1.884</text:p>
          </table:table-cell>
          <table:table-cell table:formula="of:=MIN([.B46:.F46])" office:value-type="float" office:value="1.834" calcext:value-type="float">
            <text:p/>
          </table:table-cell>
          <table:table-cell table:formula="of:=MAX([.B46:.F46])" office:value-type="float" office:value="1.931" calcext:value-type="float">
            <text:p/>
          </table:table-cell>
          <table:table-cell table:formula="of:=AVERAGE([.B46:.F46])" office:value-type="float" office:value="1.8848" calcext:value-type="float">
            <text:p/>
          </table:table-cell>
          <table:table-cell table:formula="of:=[.G46]/([.A46]*LOG([.A46]))" office:value-type="float" office:value="0.0246523391372622" calcext:value-type="float">
            <text:p/>
          </table:table-cell>
          <table:table-cell table:formula="of:=[.H45]/([.A46]*LOG([.A46]))" office:value-type="float" office:value="0.0244507114998255" calcext:value-type="float">
            <text:p/>
          </table:table-cell>
          <table:table-cell table:formula="of:=[.I46]/([.A46]*LOG([.A46]))" office:value-type="float" office:value="0.0253351847360479" calcext:value-type="float">
            <text:p/>
          </table:table-cell>
          <table:table-cell table:formula="of:=[.J46]/[.A46]" office:value-type="float" office:value="0.000547829758605827" calcext:value-type="float">
            <text:p/>
          </table:table-cell>
          <table:table-cell table:formula="of:=[.K46]/[.A46]" office:value-type="float" office:value="0.000543349144440567" calcext:value-type="float">
            <text:p/>
          </table:table-cell>
          <table:table-cell table:formula="of:=[.L46]/[.A46]" office:value-type="float" office:value="0.000563004105245509" calcext:value-type="float">
            <text:p/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931" calcext:value-type="float">
            <text:p>1.931</text:p>
          </table:table-cell>
          <table:table-cell office:value-type="float" office:value="1.838" calcext:value-type="float">
            <text:p>1.838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22" calcext:value-type="float">
            <text:p>1.922</text:p>
          </table:table-cell>
          <table:table-cell table:formula="of:=MIN([.B47:.F47])" office:value-type="float" office:value="1.838" calcext:value-type="float">
            <text:p/>
          </table:table-cell>
          <table:table-cell table:formula="of:=MAX([.B47:.F47])" office:value-type="float" office:value="1.94" calcext:value-type="float">
            <text:p/>
          </table:table-cell>
          <table:table-cell table:formula="of:=AVERAGE([.B47:.F47])" office:value-type="float" office:value="1.8982" calcext:value-type="float">
            <text:p/>
          </table:table-cell>
          <table:table-cell table:formula="of:=[.G47]/([.A47]*LOG([.A47]))" office:value-type="float" office:value="0.0240302712624855" calcext:value-type="float">
            <text:p/>
          </table:table-cell>
          <table:table-cell table:formula="of:=[.H46]/([.A47]*LOG([.A47]))" office:value-type="float" office:value="0.0252461663807723" calcext:value-type="float">
            <text:p/>
          </table:table-cell>
          <table:table-cell table:formula="of:=[.I47]/([.A47]*LOG([.A47]))" office:value-type="float" office:value="0.0248173345541077" calcext:value-type="float">
            <text:p/>
          </table:table-cell>
          <table:table-cell table:formula="of:=[.J47]/[.A47]" office:value-type="float" office:value="0.000522397201358381" calcext:value-type="float">
            <text:p/>
          </table:table-cell>
          <table:table-cell table:formula="of:=[.K47]/[.A47]" office:value-type="float" office:value="0.000548829703929833" calcext:value-type="float">
            <text:p/>
          </table:table-cell>
          <table:table-cell table:formula="of:=[.L47]/[.A47]" office:value-type="float" office:value="0.000539507272915385" calcext:value-type="float">
            <text:p/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943" calcext:value-type="float">
            <text:p>1.943</text:p>
          </table:table-cell>
          <table:table-cell office:value-type="float" office:value="2.114" calcext:value-type="float">
            <text:p>2.114</text:p>
          </table:table-cell>
          <table:table-cell office:value-type="float" office:value="2.047" calcext:value-type="float">
            <text:p>2.047</text:p>
          </table:table-cell>
          <table:table-cell office:value-type="float" office:value="1.996" calcext:value-type="float">
            <text:p>1.996</text:p>
          </table:table-cell>
          <table:table-cell office:value-type="float" office:value="2.11" calcext:value-type="float">
            <text:p>2.11</text:p>
          </table:table-cell>
          <table:table-cell table:formula="of:=MIN([.B48:.F48])" office:value-type="float" office:value="1.943" calcext:value-type="float">
            <text:p/>
          </table:table-cell>
          <table:table-cell table:formula="of:=MAX([.B48:.F48])" office:value-type="float" office:value="2.114" calcext:value-type="float">
            <text:p/>
          </table:table-cell>
          <table:table-cell table:formula="of:=AVERAGE([.B48:.F48])" office:value-type="float" office:value="2.042" calcext:value-type="float">
            <text:p/>
          </table:table-cell>
          <table:table-cell table:formula="of:=[.G48]/([.A48]*LOG([.A48]))" office:value-type="float" office:value="0.0247236878725218" calcext:value-type="float">
            <text:p/>
          </table:table-cell>
          <table:table-cell table:formula="of:=[.H47]/([.A48]*LOG([.A48]))" office:value-type="float" office:value="0.0246855143966506" calcext:value-type="float">
            <text:p/>
          </table:table-cell>
          <table:table-cell table:formula="of:=[.I48]/([.A48]*LOG([.A48]))" office:value-type="float" office:value="0.0259834125762684" calcext:value-type="float">
            <text:p/>
          </table:table-cell>
          <table:table-cell table:formula="of:=[.J48]/[.A48]" office:value-type="float" office:value="0.000526035912181314" calcext:value-type="float">
            <text:p/>
          </table:table-cell>
          <table:table-cell table:formula="of:=[.K48]/[.A48]" office:value-type="float" office:value="0.000525223710567035" calcext:value-type="float">
            <text:p/>
          </table:table-cell>
          <table:table-cell table:formula="of:=[.L48]/[.A48]" office:value-type="float" office:value="0.000552838565452518" calcext:value-type="float">
            <text:p/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.067" calcext:value-type="float">
            <text:p>2.067</text:p>
          </table:table-cell>
          <table:table-cell office:value-type="float" office:value="2.208" calcext:value-type="float">
            <text:p>2.208</text:p>
          </table:table-cell>
          <table:table-cell office:value-type="float" office:value="2.009" calcext:value-type="float">
            <text:p>2.009</text:p>
          </table:table-cell>
          <table:table-cell office:value-type="float" office:value="2.166" calcext:value-type="float">
            <text:p>2.166</text:p>
          </table:table-cell>
          <table:table-cell table:formula="of:=MIN([.B49:.F49])" office:value-type="float" office:value="2.009" calcext:value-type="float">
            <text:p/>
          </table:table-cell>
          <table:table-cell table:formula="of:=MAX([.B49:.F49])" office:value-type="float" office:value="2.208" calcext:value-type="float">
            <text:p/>
          </table:table-cell>
          <table:table-cell table:formula="of:=AVERAGE([.B49:.F49])" office:value-type="float" office:value="2.1034" calcext:value-type="float">
            <text:p/>
          </table:table-cell>
          <table:table-cell table:formula="of:=[.G49]/([.A49]*LOG([.A49]))" office:value-type="float" office:value="0.0248948013742519" calcext:value-type="float">
            <text:p/>
          </table:table-cell>
          <table:table-cell table:formula="of:=[.H48]/([.A49]*LOG([.A49]))" office:value-type="float" office:value="0.0261959233972964" calcext:value-type="float">
            <text:p/>
          </table:table-cell>
          <table:table-cell table:formula="of:=[.I49]/([.A49]*LOG([.A49]))" office:value-type="float" office:value="0.0260645720311605" calcext:value-type="float">
            <text:p/>
          </table:table-cell>
          <table:table-cell table:formula="of:=[.J49]/[.A49]" office:value-type="float" office:value="0.000518641695296914" calcext:value-type="float">
            <text:p/>
          </table:table-cell>
          <table:table-cell table:formula="of:=[.K49]/[.A49]" office:value-type="float" office:value="0.000545748404110341" calcext:value-type="float">
            <text:p/>
          </table:table-cell>
          <table:table-cell table:formula="of:=[.L49]/[.A49]" office:value-type="float" office:value="0.000543011917315843" calcext:value-type="float">
            <text:p/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091" calcext:value-type="float">
            <text:p>2.091</text:p>
          </table:table-cell>
          <table:table-cell office:value-type="float" office:value="2.146" calcext:value-type="float">
            <text:p>2.146</text:p>
          </table:table-cell>
          <table:table-cell office:value-type="float" office:value="2.31" calcext:value-type="float">
            <text:p>2.31</text:p>
          </table:table-cell>
          <table:table-cell office:value-type="float" office:value="2.2" calcext:value-type="float">
            <text:p>2.2</text:p>
          </table:table-cell>
          <table:table-cell office:value-type="float" office:value="2.38" calcext:value-type="float">
            <text:p>2.38</text:p>
          </table:table-cell>
          <table:table-cell table:formula="of:=MIN([.B50:.F50])" office:value-type="float" office:value="2.091" calcext:value-type="float">
            <text:p/>
          </table:table-cell>
          <table:table-cell table:formula="of:=MAX([.B50:.F50])" office:value-type="float" office:value="2.38" calcext:value-type="float">
            <text:p/>
          </table:table-cell>
          <table:table-cell table:formula="of:=AVERAGE([.B50:.F50])" office:value-type="float" office:value="2.2254" calcext:value-type="float">
            <text:p/>
          </table:table-cell>
          <table:table-cell table:formula="of:=[.G50]/([.A50]*LOG([.A50]))" office:value-type="float" office:value="0.0252476442774824" calcext:value-type="float">
            <text:p/>
          </table:table-cell>
          <table:table-cell table:formula="of:=[.H49]/([.A50]*LOG([.A50]))" office:value-type="float" office:value="0.0266603532112296" calcext:value-type="float">
            <text:p/>
          </table:table-cell>
          <table:table-cell table:formula="of:=[.I50]/([.A50]*LOG([.A50]))" office:value-type="float" office:value="0.026870448385992" calcext:value-type="float">
            <text:p/>
          </table:table-cell>
          <table:table-cell table:formula="of:=[.J50]/[.A50]" office:value-type="float" office:value="0.000515258046479233" calcext:value-type="float">
            <text:p/>
          </table:table-cell>
          <table:table-cell table:formula="of:=[.K50]/[.A50]" office:value-type="float" office:value="0.000544088841045503" calcext:value-type="float">
            <text:p/>
          </table:table-cell>
          <table:table-cell table:formula="of:=[.L50]/[.A50]" office:value-type="float" office:value="0.000548376497673307" calcext:value-type="float">
            <text:p/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79" calcext:value-type="float">
            <text:p>2.379</text:p>
          </table:table-cell>
          <table:table-cell office:value-type="float" office:value="2.208" calcext:value-type="float">
            <text:p>2.208</text:p>
          </table:table-cell>
          <table:table-cell office:value-type="float" office:value="2.608" calcext:value-type="float">
            <text:p>2.608</text:p>
          </table:table-cell>
          <table:table-cell office:value-type="float" office:value="2.434" calcext:value-type="float">
            <text:p>2.434</text:p>
          </table:table-cell>
          <table:table-cell office:value-type="float" office:value="2.4" calcext:value-type="float">
            <text:p>2.4</text:p>
          </table:table-cell>
          <table:table-cell table:formula="of:=MIN([.B51:.F51])" office:value-type="float" office:value="2.208" calcext:value-type="float">
            <text:p/>
          </table:table-cell>
          <table:table-cell table:formula="of:=MAX([.B51:.F51])" office:value-type="float" office:value="2.608" calcext:value-type="float">
            <text:p/>
          </table:table-cell>
          <table:table-cell table:formula="of:=AVERAGE([.B51:.F51])" office:value-type="float" office:value="2.4058" calcext:value-type="float">
            <text:p/>
          </table:table-cell>
          <table:table-cell table:formula="of:=[.G51]/([.A51]*LOG([.A51]))" office:value-type="float" office:value="0.0259922187485931" calcext:value-type="float">
            <text:p/>
          </table:table-cell>
          <table:table-cell table:formula="of:=[.H50]/([.A51]*LOG([.A51]))" office:value-type="float" office:value="0.0280169749192263" calcext:value-type="float">
            <text:p/>
          </table:table-cell>
          <table:table-cell table:formula="of:=[.I51]/([.A51]*LOG([.A51]))" office:value-type="float" office:value="0.0283206883448213" calcext:value-type="float">
            <text:p/>
          </table:table-cell>
          <table:table-cell table:formula="of:=[.J51]/[.A51]" office:value-type="float" office:value="0.000519844374971862" calcext:value-type="float">
            <text:p/>
          </table:table-cell>
          <table:table-cell table:formula="of:=[.K51]/[.A51]" office:value-type="float" office:value="0.000560339498384526" calcext:value-type="float">
            <text:p/>
          </table:table-cell>
          <table:table-cell table:formula="of:=[.L51]/[.A51]" office:value-type="float" office:value="0.000566413766896425" calcext:value-type="float">
            <text:p/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621" calcext:value-type="float">
            <text:p>2.621</text:p>
          </table:table-cell>
          <table:table-cell office:value-type="float" office:value="2.634" calcext:value-type="float">
            <text:p>2.634</text:p>
          </table:table-cell>
          <table:table-cell office:value-type="float" office:value="2.417" calcext:value-type="float">
            <text:p>2.417</text:p>
          </table:table-cell>
          <table:table-cell office:value-type="float" office:value="2.493" calcext:value-type="float">
            <text:p>2.493</text:p>
          </table:table-cell>
          <table:table-cell office:value-type="float" office:value="2.604" calcext:value-type="float">
            <text:p>2.604</text:p>
          </table:table-cell>
          <table:table-cell table:formula="of:=MIN([.B52:.F52])" office:value-type="float" office:value="2.417" calcext:value-type="float">
            <text:p/>
          </table:table-cell>
          <table:table-cell table:formula="of:=MAX([.B52:.F52])" office:value-type="float" office:value="2.634" calcext:value-type="float">
            <text:p/>
          </table:table-cell>
          <table:table-cell table:formula="of:=AVERAGE([.B52:.F52])" office:value-type="float" office:value="2.5538" calcext:value-type="float">
            <text:p/>
          </table:table-cell>
          <table:table-cell table:formula="of:=[.G52]/([.A52]*LOG([.A52]))" office:value-type="float" office:value="0.0277541488637636" calcext:value-type="float">
            <text:p/>
          </table:table-cell>
          <table:table-cell table:formula="of:=[.H51]/([.A52]*LOG([.A52]))" office:value-type="float" office:value="0.0299473811488189" calcext:value-type="float">
            <text:p/>
          </table:table-cell>
          <table:table-cell table:formula="of:=[.I52]/([.A52]*LOG([.A52]))" office:value-type="float" office:value="0.0293250084270912" calcext:value-type="float">
            <text:p/>
          </table:table-cell>
          <table:table-cell table:formula="of:=[.J52]/[.A52]" office:value-type="float" office:value="0.000544198997328697" calcext:value-type="float">
            <text:p/>
          </table:table-cell>
          <table:table-cell table:formula="of:=[.K52]/[.A52]" office:value-type="float" office:value="0.000587203551937626" calcext:value-type="float">
            <text:p/>
          </table:table-cell>
          <table:table-cell table:formula="of:=[.L52]/[.A52]" office:value-type="float" office:value="0.000575000165237082" calcext:value-type="float">
            <text:p/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474" calcext:value-type="float">
            <text:p>2.474</text:p>
          </table:table-cell>
          <table:table-cell office:value-type="float" office:value="2.675" calcext:value-type="float">
            <text:p>2.675</text:p>
          </table:table-cell>
          <table:table-cell office:value-type="float" office:value="2.36" calcext:value-type="float">
            <text:p>2.36</text:p>
          </table:table-cell>
          <table:table-cell office:value-type="float" office:value="2.647" calcext:value-type="float">
            <text:p>2.647</text:p>
          </table:table-cell>
          <table:table-cell office:value-type="float" office:value="2.375" calcext:value-type="float">
            <text:p>2.375</text:p>
          </table:table-cell>
          <table:table-cell table:formula="of:=MIN([.B53:.F53])" office:value-type="float" office:value="2.36" calcext:value-type="float">
            <text:p/>
          </table:table-cell>
          <table:table-cell table:formula="of:=MAX([.B53:.F53])" office:value-type="float" office:value="2.675" calcext:value-type="float">
            <text:p/>
          </table:table-cell>
          <table:table-cell table:formula="of:=AVERAGE([.B53:.F53])" office:value-type="float" office:value="2.5062" calcext:value-type="float">
            <text:p/>
          </table:table-cell>
          <table:table-cell table:formula="of:=[.G53]/([.A53]*LOG([.A53]))" office:value-type="float" office:value="0.0264478595295058" calcext:value-type="float">
            <text:p/>
          </table:table-cell>
          <table:table-cell table:formula="of:=[.H52]/([.A53]*LOG([.A53]))" office:value-type="float" office:value="0.0295185008477619" calcext:value-type="float">
            <text:p/>
          </table:table-cell>
          <table:table-cell table:formula="of:=[.I53]/([.A53]*LOG([.A53]))" office:value-type="float" office:value="0.0280862820139184" calcext:value-type="float">
            <text:p/>
          </table:table-cell>
          <table:table-cell table:formula="of:=[.J53]/[.A53]" office:value-type="float" office:value="0.000508612683259726" calcext:value-type="float">
            <text:p/>
          </table:table-cell>
          <table:table-cell table:formula="of:=[.K53]/[.A53]" office:value-type="float" office:value="0.000567663477841576" calcext:value-type="float">
            <text:p/>
          </table:table-cell>
          <table:table-cell table:formula="of:=[.L53]/[.A53]" office:value-type="float" office:value="0.000540120807959969" calcext:value-type="float">
            <text:p/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74" calcext:value-type="float">
            <text:p>2.74</text:p>
          </table:table-cell>
          <table:table-cell office:value-type="float" office:value="2.678" calcext:value-type="float">
            <text:p>2.678</text:p>
          </table:table-cell>
          <table:table-cell office:value-type="float" office:value="2.513" calcext:value-type="float">
            <text:p>2.513</text:p>
          </table:table-cell>
          <table:table-cell office:value-type="float" office:value="2.577" calcext:value-type="float">
            <text:p>2.577</text:p>
          </table:table-cell>
          <table:table-cell office:value-type="float" office:value="2.454" calcext:value-type="float">
            <text:p>2.454</text:p>
          </table:table-cell>
          <table:table-cell table:formula="of:=MIN([.B54:.F54])" office:value-type="float" office:value="2.454" calcext:value-type="float">
            <text:p/>
          </table:table-cell>
          <table:table-cell table:formula="of:=MAX([.B54:.F54])" office:value-type="float" office:value="2.74" calcext:value-type="float">
            <text:p/>
          </table:table-cell>
          <table:table-cell table:formula="of:=AVERAGE([.B54:.F54])" office:value-type="float" office:value="2.5924" calcext:value-type="float">
            <text:p/>
          </table:table-cell>
          <table:table-cell table:formula="of:=[.G54]/([.A54]*LOG([.A54]))" office:value-type="float" office:value="0.0268529459866378" calcext:value-type="float">
            <text:p/>
          </table:table-cell>
          <table:table-cell table:formula="of:=[.H53]/([.A54]*LOG([.A54]))" office:value-type="float" office:value="0.0292712430783439" calcext:value-type="float">
            <text:p/>
          </table:table-cell>
          <table:table-cell table:formula="of:=[.I54]/([.A54]*LOG([.A54]))" office:value-type="float" office:value="0.0283673908621678" calcext:value-type="float">
            <text:p/>
          </table:table-cell>
          <table:table-cell table:formula="of:=[.J54]/[.A54]" office:value-type="float" office:value="0.000506659358238448" calcext:value-type="float">
            <text:p/>
          </table:table-cell>
          <table:table-cell table:formula="of:=[.K54]/[.A54]" office:value-type="float" office:value="0.000552287605251772" calcext:value-type="float">
            <text:p/>
          </table:table-cell>
          <table:table-cell table:formula="of:=[.L54]/[.A54]" office:value-type="float" office:value="0.000535233789852222" calcext:value-type="float">
            <text:p/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51" calcext:value-type="float">
            <text:p>2.751</text:p>
          </table:table-cell>
          <table:table-cell office:value-type="float" office:value="2.67" calcext:value-type="float">
            <text:p>2.67</text:p>
          </table:table-cell>
          <table:table-cell office:value-type="float" office:value="2.475" calcext:value-type="float">
            <text:p>2.475</text:p>
          </table:table-cell>
          <table:table-cell office:value-type="float" office:value="2.508" calcext:value-type="float">
            <text:p>2.508</text:p>
          </table:table-cell>
          <table:table-cell office:value-type="float" office:value="2.609" calcext:value-type="float">
            <text:p>2.609</text:p>
          </table:table-cell>
          <table:table-cell table:formula="of:=MIN([.B55:.F55])" office:value-type="float" office:value="2.475" calcext:value-type="float">
            <text:p/>
          </table:table-cell>
          <table:table-cell table:formula="of:=MAX([.B55:.F55])" office:value-type="float" office:value="2.751" calcext:value-type="float">
            <text:p/>
          </table:table-cell>
          <table:table-cell table:formula="of:=AVERAGE([.B55:.F55])" office:value-type="float" office:value="2.6026" calcext:value-type="float">
            <text:p/>
          </table:table-cell>
          <table:table-cell table:formula="of:=[.G55]/([.A55]*LOG([.A55]))" office:value-type="float" office:value="0.0264566488267754" calcext:value-type="float">
            <text:p/>
          </table:table-cell>
          <table:table-cell table:formula="of:=[.H54]/([.A55]*LOG([.A55]))" office:value-type="float" office:value="0.0292893809233796" calcext:value-type="float">
            <text:p/>
          </table:table-cell>
          <table:table-cell table:formula="of:=[.I55]/([.A55]*LOG([.A55]))" office:value-type="float" office:value="0.027820636055178" calcext:value-type="float">
            <text:p/>
          </table:table-cell>
          <table:table-cell table:formula="of:=[.J55]/[.A55]" office:value-type="float" office:value="0.000489937941236581" calcext:value-type="float">
            <text:p/>
          </table:table-cell>
          <table:table-cell table:formula="of:=[.K55]/[.A55]" office:value-type="float" office:value="0.000542395943025549" calcext:value-type="float">
            <text:p/>
          </table:table-cell>
          <table:table-cell table:formula="of:=[.L55]/[.A55]" office:value-type="float" office:value="0.000515196963984778" calcext:value-type="float">
            <text:p/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756" calcext:value-type="float">
            <text:p>2.7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723" calcext:value-type="float">
            <text:p>2.723</text:p>
          </table:table-cell>
          <table:table-cell office:value-type="float" office:value="2.592" calcext:value-type="float">
            <text:p>2.592</text:p>
          </table:table-cell>
          <table:table-cell office:value-type="float" office:value="2.569" calcext:value-type="float">
            <text:p>2.569</text:p>
          </table:table-cell>
          <table:table-cell table:formula="of:=MIN([.B56:.F56])" office:value-type="float" office:value="2.569" calcext:value-type="float">
            <text:p/>
          </table:table-cell>
          <table:table-cell table:formula="of:=MAX([.B56:.F56])" office:value-type="float" office:value="2.756" calcext:value-type="float">
            <text:p/>
          </table:table-cell>
          <table:table-cell table:formula="of:=AVERAGE([.B56:.F56])" office:value-type="float" office:value="2.6424" calcext:value-type="float">
            <text:p/>
          </table:table-cell>
          <table:table-cell table:formula="of:=[.G56]/([.A56]*LOG([.A56]))" office:value-type="float" office:value="0.0268387107992213" calcext:value-type="float">
            <text:p/>
          </table:table-cell>
          <table:table-cell table:formula="of:=[.H55]/([.A56]*LOG([.A56]))" office:value-type="float" office:value="0.0287400908558418" calcext:value-type="float">
            <text:p/>
          </table:table-cell>
          <table:table-cell table:formula="of:=[.I56]/([.A56]*LOG([.A56]))" office:value-type="float" office:value="0.0276055311077704" calcext:value-type="float">
            <text:p/>
          </table:table-cell>
          <table:table-cell table:formula="of:=[.J56]/[.A56]" office:value-type="float" office:value="0.000487976559985841" calcext:value-type="float">
            <text:p/>
          </table:table-cell>
          <table:table-cell table:formula="of:=[.K56]/[.A56]" office:value-type="float" office:value="0.000522547106469852" calcext:value-type="float">
            <text:p/>
          </table:table-cell>
          <table:table-cell table:formula="of:=[.L56]/[.A56]" office:value-type="float" office:value="0.000501918747414008" calcext:value-type="float">
            <text:p/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756" calcext:value-type="float">
            <text:p>2.756</text:p>
          </table:table-cell>
          <table:table-cell office:value-type="float" office:value="2.731" calcext:value-type="float">
            <text:p>2.731</text:p>
          </table:table-cell>
          <table:table-cell office:value-type="float" office:value="2.699" calcext:value-type="float">
            <text:p>2.699</text:p>
          </table:table-cell>
          <table:table-cell office:value-type="float" office:value="2.728" calcext:value-type="float">
            <text:p>2.728</text:p>
          </table:table-cell>
          <table:table-cell office:value-type="float" office:value="2.733" calcext:value-type="float">
            <text:p>2.733</text:p>
          </table:table-cell>
          <table:table-cell table:formula="of:=MIN([.B57:.F57])" office:value-type="float" office:value="2.699" calcext:value-type="float">
            <text:p/>
          </table:table-cell>
          <table:table-cell table:formula="of:=MAX([.B57:.F57])" office:value-type="float" office:value="2.756" calcext:value-type="float">
            <text:p/>
          </table:table-cell>
          <table:table-cell table:formula="of:=AVERAGE([.B57:.F57])" office:value-type="float" office:value="2.7294" calcext:value-type="float">
            <text:p/>
          </table:table-cell>
          <table:table-cell table:formula="of:=[.G57]/([.A57]*LOG([.A57]))" office:value-type="float" office:value="0.0275693620061943" calcext:value-type="float">
            <text:p/>
          </table:table-cell>
          <table:table-cell table:formula="of:=[.H56]/([.A57]*LOG([.A57]))" office:value-type="float" office:value="0.02815159751355" calcext:value-type="float">
            <text:p/>
          </table:table-cell>
          <table:table-cell table:formula="of:=[.I57]/([.A57]*LOG([.A57]))" office:value-type="float" office:value="0.0278798876101174" calcext:value-type="float">
            <text:p/>
          </table:table-cell>
          <table:table-cell table:formula="of:=[.J57]/[.A57]" office:value-type="float" office:value="0.000492310035824899" calcext:value-type="float">
            <text:p/>
          </table:table-cell>
          <table:table-cell table:formula="of:=[.K57]/[.A57]" office:value-type="float" office:value="0.000502707098456251" calcext:value-type="float">
            <text:p/>
          </table:table-cell>
          <table:table-cell table:formula="of:=[.L57]/[.A57]" office:value-type="float" office:value="0.000497855135894953" calcext:value-type="float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904" calcext:value-type="float">
            <text:p>2.904</text:p>
          </table:table-cell>
          <table:table-cell office:value-type="float" office:value="2.782" calcext:value-type="float">
            <text:p>2.782</text:p>
          </table:table-cell>
          <table:table-cell office:value-type="float" office:value="2.735" calcext:value-type="float">
            <text:p>2.735</text:p>
          </table:table-cell>
          <table:table-cell office:value-type="float" office:value="2.78" calcext:value-type="float">
            <text:p>2.78</text:p>
          </table:table-cell>
          <table:table-cell office:value-type="float" office:value="2.874" calcext:value-type="float">
            <text:p>2.874</text:p>
          </table:table-cell>
          <table:table-cell table:formula="of:=MIN([.B58:.F58])" office:value-type="float" office:value="2.735" calcext:value-type="float">
            <text:p/>
          </table:table-cell>
          <table:table-cell table:formula="of:=MAX([.B58:.F58])" office:value-type="float" office:value="2.904" calcext:value-type="float">
            <text:p/>
          </table:table-cell>
          <table:table-cell table:formula="of:=AVERAGE([.B58:.F58])" office:value-type="float" office:value="2.815" calcext:value-type="float">
            <text:p/>
          </table:table-cell>
          <table:table-cell table:formula="of:=[.G58]/([.A58]*LOG([.A58]))" office:value-type="float" office:value="0.0273268086192702" calcext:value-type="float">
            <text:p/>
          </table:table-cell>
          <table:table-cell table:formula="of:=[.H57]/([.A58]*LOG([.A58]))" office:value-type="float" office:value="0.0275366305501677" calcext:value-type="float">
            <text:p/>
          </table:table-cell>
          <table:table-cell table:formula="of:=[.I58]/([.A58]*LOG([.A58]))" office:value-type="float" office:value="0.0281261302607845" calcext:value-type="float">
            <text:p/>
          </table:table-cell>
          <table:table-cell table:formula="of:=[.J58]/[.A58]" office:value-type="float" office:value="0.000479417695074916" calcext:value-type="float">
            <text:p/>
          </table:table-cell>
          <table:table-cell table:formula="of:=[.K58]/[.A58]" office:value-type="float" office:value="0.00048309878158189" calcext:value-type="float">
            <text:p/>
          </table:table-cell>
          <table:table-cell table:formula="of:=[.L58]/[.A58]" office:value-type="float" office:value="0.00049344088176815" calcext:value-type="float">
            <text:p/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978" calcext:value-type="float">
            <text:p>2.978</text:p>
          </table:table-cell>
          <table:table-cell office:value-type="float" office:value="3.057" calcext:value-type="float">
            <text:p>3.057</text:p>
          </table:table-cell>
          <table:table-cell office:value-type="float" office:value="2.908" calcext:value-type="float">
            <text:p>2.908</text:p>
          </table:table-cell>
          <table:table-cell office:value-type="float" office:value="2.845" calcext:value-type="float">
            <text:p>2.845</text:p>
          </table:table-cell>
          <table:table-cell office:value-type="float" office:value="2.882" calcext:value-type="float">
            <text:p>2.882</text:p>
          </table:table-cell>
          <table:table-cell table:formula="of:=MIN([.B59:.F59])" office:value-type="float" office:value="2.845" calcext:value-type="float">
            <text:p/>
          </table:table-cell>
          <table:table-cell table:formula="of:=MAX([.B59:.F59])" office:value-type="float" office:value="3.057" calcext:value-type="float">
            <text:p/>
          </table:table-cell>
          <table:table-cell table:formula="of:=AVERAGE([.B59:.F59])" office:value-type="float" office:value="2.934" calcext:value-type="float">
            <text:p/>
          </table:table-cell>
          <table:table-cell table:formula="of:=[.G59]/([.A59]*LOG([.A59]))" office:value-type="float" office:value="0.0278161196924315" calcext:value-type="float">
            <text:p/>
          </table:table-cell>
          <table:table-cell table:formula="of:=[.H58]/([.A59]*LOG([.A59]))" office:value-type="float" office:value="0.0283929741957192" calcext:value-type="float">
            <text:p/>
          </table:table-cell>
          <table:table-cell table:formula="of:=[.I59]/([.A59]*LOG([.A59]))" office:value-type="float" office:value="0.0286862900448485" calcext:value-type="float">
            <text:p/>
          </table:table-cell>
          <table:table-cell table:formula="of:=[.J59]/[.A59]" office:value-type="float" office:value="0.000479588270559164" calcext:value-type="float">
            <text:p/>
          </table:table-cell>
          <table:table-cell table:formula="of:=[.K59]/[.A59]" office:value-type="float" office:value="0.000489534037857228" calcext:value-type="float">
            <text:p/>
          </table:table-cell>
          <table:table-cell table:formula="of:=[.L59]/[.A59]" office:value-type="float" office:value="0.000494591207669802" calcext:value-type="float">
            <text:p/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33" calcext:value-type="float">
            <text:p>3.233</text:p>
          </table:table-cell>
          <table:table-cell office:value-type="float" office:value="3.334" calcext:value-type="float">
            <text:p>3.334</text:p>
          </table:table-cell>
          <table:table-cell office:value-type="float" office:value="3.328" calcext:value-type="float">
            <text:p>3.328</text:p>
          </table:table-cell>
          <table:table-cell office:value-type="float" office:value="3.165" calcext:value-type="float">
            <text:p>3.165</text:p>
          </table:table-cell>
          <table:table-cell office:value-type="float" office:value="3.188" calcext:value-type="float">
            <text:p>3.188</text:p>
          </table:table-cell>
          <table:table-cell table:formula="of:=MIN([.B60:.F60])" office:value-type="float" office:value="3.165" calcext:value-type="float">
            <text:p/>
          </table:table-cell>
          <table:table-cell table:formula="of:=MAX([.B60:.F60])" office:value-type="float" office:value="3.334" calcext:value-type="float">
            <text:p/>
          </table:table-cell>
          <table:table-cell table:formula="of:=AVERAGE([.B60:.F60])" office:value-type="float" office:value="3.2496" calcext:value-type="float">
            <text:p/>
          </table:table-cell>
          <table:table-cell table:formula="of:=[.G60]/([.A60]*LOG([.A60]))" office:value-type="float" office:value="0.0302928011171668" calcext:value-type="float">
            <text:p/>
          </table:table-cell>
          <table:table-cell table:formula="of:=[.H59]/([.A60]*LOG([.A60]))" office:value-type="float" office:value="0.0292591131169601" calcext:value-type="float">
            <text:p/>
          </table:table-cell>
          <table:table-cell table:formula="of:=[.I60]/([.A60]*LOG([.A60]))" office:value-type="float" office:value="0.0311025233839953" calcext:value-type="float">
            <text:p/>
          </table:table-cell>
          <table:table-cell table:formula="of:=[.J60]/[.A60]" office:value-type="float" office:value="0.000513437307070623" calcext:value-type="float">
            <text:p/>
          </table:table-cell>
          <table:table-cell table:formula="of:=[.K60]/[.A60]" office:value-type="float" office:value="0.000495917171473901" calcext:value-type="float">
            <text:p/>
          </table:table-cell>
          <table:table-cell table:formula="of:=[.L60]/[.A60]" office:value-type="float" office:value="0.000527161413288056" calcext:value-type="float">
            <text:p/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21" calcext:value-type="float">
            <text:p>3.321</text:p>
          </table:table-cell>
          <table:table-cell office:value-type="float" office:value="3.349" calcext:value-type="float">
            <text:p>3.349</text:p>
          </table:table-cell>
          <table:table-cell office:value-type="float" office:value="3.372" calcext:value-type="float">
            <text:p>3.372</text:p>
          </table:table-cell>
          <table:table-cell office:value-type="float" office:value="3.476" calcext:value-type="float">
            <text:p>3.476</text:p>
          </table:table-cell>
          <table:table-cell office:value-type="float" office:value="3.391" calcext:value-type="float">
            <text:p>3.391</text:p>
          </table:table-cell>
          <table:table-cell table:formula="of:=MIN([.B61:.F61])" office:value-type="float" office:value="3.321" calcext:value-type="float">
            <text:p/>
          </table:table-cell>
          <table:table-cell table:formula="of:=MAX([.B61:.F61])" office:value-type="float" office:value="3.476" calcext:value-type="float">
            <text:p/>
          </table:table-cell>
          <table:table-cell table:formula="of:=AVERAGE([.B61:.F61])" office:value-type="float" office:value="3.3818" calcext:value-type="float">
            <text:p/>
          </table:table-cell>
          <table:table-cell table:formula="of:=[.G61]/([.A61]*LOG([.A61]))" office:value-type="float" office:value="0.0311278357159201" calcext:value-type="float">
            <text:p/>
          </table:table-cell>
          <table:table-cell table:formula="of:=[.H60]/([.A61]*LOG([.A61]))" office:value-type="float" office:value="0.0312496851179999" calcext:value-type="float">
            <text:p/>
          </table:table-cell>
          <table:table-cell table:formula="of:=[.I61]/([.A61]*LOG([.A61]))" office:value-type="float" office:value="0.0316977159964163" calcext:value-type="float">
            <text:p/>
          </table:table-cell>
          <table:table-cell table:formula="of:=[.J61]/[.A61]" office:value-type="float" office:value="0.000518797261932002" calcext:value-type="float">
            <text:p/>
          </table:table-cell>
          <table:table-cell table:formula="of:=[.K61]/[.A61]" office:value-type="float" office:value="0.000520828085299998" calcext:value-type="float">
            <text:p/>
          </table:table-cell>
          <table:table-cell table:formula="of:=[.L61]/[.A61]" office:value-type="float" office:value="0.000528295266606939" calcext:value-type="float">
            <text:p/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549" calcext:value-type="float">
            <text:p>3.549</text:p>
          </table:table-cell>
          <table:table-cell office:value-type="float" office:value="3.589" calcext:value-type="float">
            <text:p>3.589</text:p>
          </table:table-cell>
          <table:table-cell office:value-type="float" office:value="3.081" calcext:value-type="float">
            <text:p>3.081</text:p>
          </table:table-cell>
          <table:table-cell office:value-type="float" office:value="3.37" calcext:value-type="float">
            <text:p>3.37</text:p>
          </table:table-cell>
          <table:table-cell office:value-type="float" office:value="3.319" calcext:value-type="float">
            <text:p>3.319</text:p>
          </table:table-cell>
          <table:table-cell table:formula="of:=MIN([.B62:.F62])" office:value-type="float" office:value="3.081" calcext:value-type="float">
            <text:p/>
          </table:table-cell>
          <table:table-cell table:formula="of:=MAX([.B62:.F62])" office:value-type="float" office:value="3.589" calcext:value-type="float">
            <text:p/>
          </table:table-cell>
          <table:table-cell table:formula="of:=AVERAGE([.B62:.F62])" office:value-type="float" office:value="3.3816" calcext:value-type="float">
            <text:p/>
          </table:table-cell>
          <table:table-cell table:formula="of:=[.G62]/([.A62]*LOG([.A62]))" office:value-type="float" office:value="0.0282906809323594" calcext:value-type="float">
            <text:p/>
          </table:table-cell>
          <table:table-cell table:formula="of:=[.H61]/([.A62]*LOG([.A62]))" office:value-type="float" office:value="0.0319176913083029" calcext:value-type="float">
            <text:p/>
          </table:table-cell>
          <table:table-cell table:formula="of:=[.I62]/([.A62]*LOG([.A62]))" office:value-type="float" office:value="0.0310508817399762" calcext:value-type="float">
            <text:p/>
          </table:table-cell>
          <table:table-cell table:formula="of:=[.J62]/[.A62]" office:value-type="float" office:value="0.000463781654628843" calcext:value-type="float">
            <text:p/>
          </table:table-cell>
          <table:table-cell table:formula="of:=[.K62]/[.A62]" office:value-type="float" office:value="0.00052324084111972" calcext:value-type="float">
            <text:p/>
          </table:table-cell>
          <table:table-cell table:formula="of:=[.L62]/[.A62]" office:value-type="float" office:value="0.000509030848196331" calcext:value-type="float">
            <text:p/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593" calcext:value-type="float">
            <text:p>3.593</text:p>
          </table:table-cell>
          <table:table-cell office:value-type="float" office:value="3.649" calcext:value-type="float">
            <text:p>3.649</text:p>
          </table:table-cell>
          <table:table-cell office:value-type="float" office:value="3.222" calcext:value-type="float">
            <text:p>3.222</text:p>
          </table:table-cell>
          <table:table-cell office:value-type="float" office:value="3.373" calcext:value-type="float">
            <text:p>3.373</text:p>
          </table:table-cell>
          <table:table-cell office:value-type="float" office:value="3.726" calcext:value-type="float">
            <text:p>3.726</text:p>
          </table:table-cell>
          <table:table-cell table:formula="of:=MIN([.B63:.F63])" office:value-type="float" office:value="3.222" calcext:value-type="float">
            <text:p/>
          </table:table-cell>
          <table:table-cell table:formula="of:=MAX([.B63:.F63])" office:value-type="float" office:value="3.726" calcext:value-type="float">
            <text:p/>
          </table:table-cell>
          <table:table-cell table:formula="of:=AVERAGE([.B63:.F63])" office:value-type="float" office:value="3.5126" calcext:value-type="float">
            <text:p/>
          </table:table-cell>
          <table:table-cell table:formula="of:=[.G63]/([.A63]*LOG([.A63]))" office:value-type="float" office:value="0.0289935186823095" calcext:value-type="float">
            <text:p/>
          </table:table-cell>
          <table:table-cell table:formula="of:=[.H62]/([.A63]*LOG([.A63]))" office:value-type="float" office:value="0.0322960082404745" calcext:value-type="float">
            <text:p/>
          </table:table-cell>
          <table:table-cell table:formula="of:=[.I63]/([.A63]*LOG([.A63]))" office:value-type="float" office:value="0.0316085145013905" calcext:value-type="float">
            <text:p/>
          </table:table-cell>
          <table:table-cell table:formula="of:=[.J63]/[.A63]" office:value-type="float" office:value="0.000467637398101766" calcext:value-type="float">
            <text:p/>
          </table:table-cell>
          <table:table-cell table:formula="of:=[.K63]/[.A63]" office:value-type="float" office:value="0.00052090335871733" calcext:value-type="float">
            <text:p/>
          </table:table-cell>
          <table:table-cell table:formula="of:=[.L63]/[.A63]" office:value-type="float" office:value="0.000509814750022428" calcext:value-type="float">
            <text:p/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242" calcext:value-type="float">
            <text:p>3.242</text:p>
          </table:table-cell>
          <table:table-cell office:value-type="float" office:value="3.494" calcext:value-type="float">
            <text:p>3.494</text:p>
          </table:table-cell>
          <table:table-cell office:value-type="float" office:value="3.479" calcext:value-type="float">
            <text:p>3.479</text:p>
          </table:table-cell>
          <table:table-cell office:value-type="float" office:value="3.791" calcext:value-type="float">
            <text:p>3.791</text:p>
          </table:table-cell>
          <table:table-cell office:value-type="float" office:value="3.219" calcext:value-type="float">
            <text:p>3.219</text:p>
          </table:table-cell>
          <table:table-cell table:formula="of:=MIN([.B64:.F64])" office:value-type="float" office:value="3.219" calcext:value-type="float">
            <text:p/>
          </table:table-cell>
          <table:table-cell table:formula="of:=MAX([.B64:.F64])" office:value-type="float" office:value="3.791" calcext:value-type="float">
            <text:p/>
          </table:table-cell>
          <table:table-cell table:formula="of:=AVERAGE([.B64:.F64])" office:value-type="float" office:value="3.445" calcext:value-type="float">
            <text:p/>
          </table:table-cell>
          <table:table-cell table:formula="of:=[.G64]/([.A64]*LOG([.A64]))" office:value-type="float" office:value="0.0283966468219452" calcext:value-type="float">
            <text:p/>
          </table:table-cell>
          <table:table-cell table:formula="of:=[.H63]/([.A64]*LOG([.A64]))" office:value-type="float" office:value="0.0328691848582068" calcext:value-type="float">
            <text:p/>
          </table:table-cell>
          <table:table-cell table:formula="of:=[.I64]/([.A64]*LOG([.A64]))" office:value-type="float" office:value="0.0303903225540854" calcext:value-type="float">
            <text:p/>
          </table:table-cell>
          <table:table-cell table:formula="of:=[.J64]/[.A64]" office:value-type="float" office:value="0.000450740425745161" calcext:value-type="float">
            <text:p/>
          </table:table-cell>
          <table:table-cell table:formula="of:=[.K64]/[.A64]" office:value-type="float" office:value="0.000521733092987409" calcext:value-type="float">
            <text:p/>
          </table:table-cell>
          <table:table-cell table:formula="of:=[.L64]/[.A64]" office:value-type="float" office:value="0.00048238607228707" calcext:value-type="float">
            <text:p/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62" calcext:value-type="float">
            <text:p>3.462</text:p>
          </table:table-cell>
          <table:table-cell office:value-type="float" office:value="3.917" calcext:value-type="float">
            <text:p>3.917</text:p>
          </table:table-cell>
          <table:table-cell office:value-type="float" office:value="3.575" calcext:value-type="float">
            <text:p>3.575</text:p>
          </table:table-cell>
          <table:table-cell office:value-type="float" office:value="3.505" calcext:value-type="float">
            <text:p>3.505</text:p>
          </table:table-cell>
          <table:table-cell office:value-type="float" office:value="3.53" calcext:value-type="float">
            <text:p>3.53</text:p>
          </table:table-cell>
          <table:table-cell table:formula="of:=MIN([.B65:.F65])" office:value-type="float" office:value="3.462" calcext:value-type="float">
            <text:p/>
          </table:table-cell>
          <table:table-cell table:formula="of:=MAX([.B65:.F65])" office:value-type="float" office:value="3.917" calcext:value-type="float">
            <text:p/>
          </table:table-cell>
          <table:table-cell table:formula="of:=AVERAGE([.B65:.F65])" office:value-type="float" office:value="3.5978" calcext:value-type="float">
            <text:p/>
          </table:table-cell>
          <table:table-cell table:formula="of:=[.G65]/([.A65]*LOG([.A65]))" office:value-type="float" office:value="0.0299492579804689" calcext:value-type="float">
            <text:p/>
          </table:table-cell>
          <table:table-cell table:formula="of:=[.H64]/([.A65]*LOG([.A65]))" office:value-type="float" office:value="0.0327953890825989" calcext:value-type="float">
            <text:p/>
          </table:table-cell>
          <table:table-cell table:formula="of:=[.I65]/([.A65]*LOG([.A65]))" office:value-type="float" office:value="0.0311240440098587" calcext:value-type="float">
            <text:p/>
          </table:table-cell>
          <table:table-cell table:formula="of:=[.J65]/[.A65]" office:value-type="float" office:value="0.000467957155944826" calcext:value-type="float">
            <text:p/>
          </table:table-cell>
          <table:table-cell table:formula="of:=[.K65]/[.A65]" office:value-type="float" office:value="0.000512427954415608" calcext:value-type="float">
            <text:p/>
          </table:table-cell>
          <table:table-cell table:formula="of:=[.L65]/[.A65]" office:value-type="float" office:value="0.000486313187654043" calcext:value-type="float">
            <text:p/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592" calcext:value-type="float">
            <text:p>3.592</text:p>
          </table:table-cell>
          <table:table-cell office:value-type="float" office:value="3.603" calcext:value-type="float">
            <text:p>3.603</text:p>
          </table:table-cell>
          <table:table-cell office:value-type="float" office:value="3.57" calcext:value-type="float">
            <text:p>3.57</text:p>
          </table:table-cell>
          <table:table-cell office:value-type="float" office:value="3.628" calcext:value-type="float">
            <text:p>3.628</text:p>
          </table:table-cell>
          <table:table-cell office:value-type="float" office:value="3.685" calcext:value-type="float">
            <text:p>3.685</text:p>
          </table:table-cell>
          <table:table-cell table:formula="of:=MIN([.B66:.F66])" office:value-type="float" office:value="3.57" calcext:value-type="float">
            <text:p/>
          </table:table-cell>
          <table:table-cell table:formula="of:=MAX([.B66:.F66])" office:value-type="float" office:value="3.685" calcext:value-type="float">
            <text:p/>
          </table:table-cell>
          <table:table-cell table:formula="of:=AVERAGE([.B66:.F66])" office:value-type="float" office:value="3.6156" calcext:value-type="float">
            <text:p/>
          </table:table-cell>
          <table:table-cell table:formula="of:=[.G66]/([.A66]*LOG([.A66]))" office:value-type="float" office:value="0.0302954781163857" calcext:value-type="float">
            <text:p/>
          </table:table-cell>
          <table:table-cell table:formula="of:=[.H65]/([.A66]*LOG([.A66]))" office:value-type="float" office:value="0.0332401646447851" calcext:value-type="float">
            <text:p/>
          </table:table-cell>
          <table:table-cell table:formula="of:=[.I66]/([.A66]*LOG([.A66]))" office:value-type="float" office:value="0.0306824455679563" calcext:value-type="float">
            <text:p/>
          </table:table-cell>
          <table:table-cell table:formula="of:=[.J66]/[.A66]" office:value-type="float" office:value="0.000466084278713626" calcext:value-type="float">
            <text:p/>
          </table:table-cell>
          <table:table-cell table:formula="of:=[.K66]/[.A66]" office:value-type="float" office:value="0.000511387148381309" calcext:value-type="float">
            <text:p/>
          </table:table-cell>
          <table:table-cell table:formula="of:=[.L66]/[.A66]" office:value-type="float" office:value="0.000472037624122405" calcext:value-type="float">
            <text:p/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93" calcext:value-type="float">
            <text:p>3.93</text:p>
          </table:table-cell>
          <table:table-cell office:value-type="float" office:value="3.96" calcext:value-type="float">
            <text:p>3.96</text:p>
          </table:table-cell>
          <table:table-cell office:value-type="float" office:value="4.157" calcext:value-type="float">
            <text:p>4.157</text:p>
          </table:table-cell>
          <table:table-cell office:value-type="float" office:value="3.711" calcext:value-type="float">
            <text:p>3.711</text:p>
          </table:table-cell>
          <table:table-cell office:value-type="float" office:value="3.588" calcext:value-type="float">
            <text:p>3.588</text:p>
          </table:table-cell>
          <table:table-cell table:formula="of:=MIN([.B67:.F67])" office:value-type="float" office:value="3.588" calcext:value-type="float">
            <text:p/>
          </table:table-cell>
          <table:table-cell table:formula="of:=MAX([.B67:.F67])" office:value-type="float" office:value="4.157" calcext:value-type="float">
            <text:p/>
          </table:table-cell>
          <table:table-cell table:formula="of:=AVERAGE([.B67:.F67])" office:value-type="float" office:value="3.8692" calcext:value-type="float">
            <text:p/>
          </table:table-cell>
          <table:table-cell table:formula="of:=[.G67]/([.A67]*LOG([.A67]))" office:value-type="float" office:value="0.0298776167487523" calcext:value-type="float">
            <text:p/>
          </table:table-cell>
          <table:table-cell table:formula="of:=[.H66]/([.A67]*LOG([.A67]))" office:value-type="float" office:value="0.0306853449607447" calcext:value-type="float">
            <text:p/>
          </table:table-cell>
          <table:table-cell table:formula="of:=[.I67]/([.A67]*LOG([.A67]))" office:value-type="float" office:value="0.0322191958540335" calcext:value-type="float">
            <text:p/>
          </table:table-cell>
          <table:table-cell table:formula="of:=[.J67]/[.A67]" office:value-type="float" office:value="0.000452691162859883" calcext:value-type="float">
            <text:p/>
          </table:table-cell>
          <table:table-cell table:formula="of:=[.K67]/[.A67]" office:value-type="float" office:value="0.000464929469102193" calcext:value-type="float">
            <text:p/>
          </table:table-cell>
          <table:table-cell table:formula="of:=[.L67]/[.A67]" office:value-type="float" office:value="0.000488169634152023" calcext:value-type="float">
            <text:p/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149" calcext:value-type="float">
            <text:p>4.149</text:p>
          </table:table-cell>
          <table:table-cell office:value-type="float" office:value="4.106" calcext:value-type="float">
            <text:p>4.106</text:p>
          </table:table-cell>
          <table:table-cell office:value-type="float" office:value="4.273" calcext:value-type="float">
            <text:p>4.273</text:p>
          </table:table-cell>
          <table:table-cell office:value-type="float" office:value="4.137" calcext:value-type="float">
            <text:p>4.137</text:p>
          </table:table-cell>
          <table:table-cell office:value-type="float" office:value="4.193" calcext:value-type="float">
            <text:p>4.193</text:p>
          </table:table-cell>
          <table:table-cell table:formula="of:=MIN([.B68:.F68])" office:value-type="float" office:value="4.106" calcext:value-type="float">
            <text:p/>
          </table:table-cell>
          <table:table-cell table:formula="of:=MAX([.B68:.F68])" office:value-type="float" office:value="4.273" calcext:value-type="float">
            <text:p/>
          </table:table-cell>
          <table:table-cell table:formula="of:=AVERAGE([.B68:.F68])" office:value-type="float" office:value="4.1716" calcext:value-type="float">
            <text:p/>
          </table:table-cell>
          <table:table-cell table:formula="of:=[.G68]/([.A68]*LOG([.A68]))" office:value-type="float" office:value="0.0335602802245076" calcext:value-type="float">
            <text:p/>
          </table:table-cell>
          <table:table-cell table:formula="of:=[.H67]/([.A68]*LOG([.A68]))" office:value-type="float" office:value="0.0339771273485821" calcext:value-type="float">
            <text:p/>
          </table:table-cell>
          <table:table-cell table:formula="of:=[.I68]/([.A68]*LOG([.A68]))" office:value-type="float" office:value="0.0340964600546897" calcext:value-type="float">
            <text:p/>
          </table:table-cell>
          <table:table-cell table:formula="of:=[.J68]/[.A68]" office:value-type="float" office:value="0.000500899704843398" calcext:value-type="float">
            <text:p/>
          </table:table-cell>
          <table:table-cell table:formula="of:=[.K68]/[.A68]" office:value-type="float" office:value="0.000507121303710181" calcext:value-type="float">
            <text:p/>
          </table:table-cell>
          <table:table-cell table:formula="of:=[.L68]/[.A68]" office:value-type="float" office:value="0.000508902388875966" calcext:value-type="float">
            <text:p/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03" calcext:value-type="float">
            <text:p>4.003</text:p>
          </table:table-cell>
          <table:table-cell office:value-type="float" office:value="3.931" calcext:value-type="float">
            <text:p>3.931</text:p>
          </table:table-cell>
          <table:table-cell office:value-type="float" office:value="4.185" calcext:value-type="float">
            <text:p>4.185</text:p>
          </table:table-cell>
          <table:table-cell office:value-type="float" office:value="3.965" calcext:value-type="float">
            <text:p>3.965</text:p>
          </table:table-cell>
          <table:table-cell office:value-type="float" office:value="3.791" calcext:value-type="float">
            <text:p>3.791</text:p>
          </table:table-cell>
          <table:table-cell table:formula="of:=MIN([.B69:.F69])" office:value-type="float" office:value="3.791" calcext:value-type="float">
            <text:p/>
          </table:table-cell>
          <table:table-cell table:formula="of:=MAX([.B69:.F69])" office:value-type="float" office:value="4.185" calcext:value-type="float">
            <text:p/>
          </table:table-cell>
          <table:table-cell table:formula="of:=AVERAGE([.B69:.F69])" office:value-type="float" office:value="3.975" calcext:value-type="float">
            <text:p/>
          </table:table-cell>
          <table:table-cell table:formula="of:=[.G69]/([.A69]*LOG([.A69]))" office:value-type="float" office:value="0.0304227715420324" calcext:value-type="float">
            <text:p/>
          </table:table-cell>
          <table:table-cell table:formula="of:=[.H68]/([.A69]*LOG([.A69]))" office:value-type="float" office:value="0.0342908211023752" calcext:value-type="float">
            <text:p/>
          </table:table-cell>
          <table:table-cell table:formula="of:=[.I69]/([.A69]*LOG([.A69]))" office:value-type="float" office:value="0.0318993713741965" calcext:value-type="float">
            <text:p/>
          </table:table-cell>
          <table:table-cell table:formula="of:=[.J69]/[.A69]" office:value-type="float" office:value="0.000447393699147535" calcext:value-type="float">
            <text:p/>
          </table:table-cell>
          <table:table-cell table:formula="of:=[.K69]/[.A69]" office:value-type="float" office:value="0.000504276780917282" calcext:value-type="float">
            <text:p/>
          </table:table-cell>
          <table:table-cell table:formula="of:=[.L69]/[.A69]" office:value-type="float" office:value="0.000469108402561713" calcext:value-type="float">
            <text:p/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464" calcext:value-type="float">
            <text:p>4.464</text:p>
          </table:table-cell>
          <table:table-cell office:value-type="float" office:value="4.185" calcext:value-type="float">
            <text:p>4.185</text:p>
          </table:table-cell>
          <table:table-cell office:value-type="float" office:value="3.98" calcext:value-type="float">
            <text:p>3.98</text:p>
          </table:table-cell>
          <table:table-cell office:value-type="float" office:value="4.134" calcext:value-type="float">
            <text:p>4.134</text:p>
          </table:table-cell>
          <table:table-cell office:value-type="float" office:value="4.21" calcext:value-type="float">
            <text:p>4.21</text:p>
          </table:table-cell>
          <table:table-cell table:formula="of:=MIN([.B70:.F70])" office:value-type="float" office:value="3.98" calcext:value-type="float">
            <text:p/>
          </table:table-cell>
          <table:table-cell table:formula="of:=MAX([.B70:.F70])" office:value-type="float" office:value="4.464" calcext:value-type="float">
            <text:p/>
          </table:table-cell>
          <table:table-cell table:formula="of:=AVERAGE([.B70:.F70])" office:value-type="float" office:value="4.1946" calcext:value-type="float">
            <text:p/>
          </table:table-cell>
          <table:table-cell table:formula="of:=[.G70]/([.A70]*LOG([.A70]))" office:value-type="float" office:value="0.0313680767556426" calcext:value-type="float">
            <text:p/>
          </table:table-cell>
          <table:table-cell table:formula="of:=[.H69]/([.A70]*LOG([.A70]))" office:value-type="float" office:value="0.0329837691513478" calcext:value-type="float">
            <text:p/>
          </table:table-cell>
          <table:table-cell table:formula="of:=[.I70]/([.A70]*LOG([.A70]))" office:value-type="float" office:value="0.0330594308440247" calcext:value-type="float">
            <text:p/>
          </table:table-cell>
          <table:table-cell table:formula="of:=[.J70]/[.A70]" office:value-type="float" office:value="0.000454609808052792" calcext:value-type="float">
            <text:p/>
          </table:table-cell>
          <table:table-cell table:formula="of:=[.K70]/[.A70]" office:value-type="float" office:value="0.000478025639874606" calcext:value-type="float">
            <text:p/>
          </table:table-cell>
          <table:table-cell table:formula="of:=[.L70]/[.A70]" office:value-type="float" office:value="0.000479122186145286" calcext:value-type="float">
            <text:p/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244" calcext:value-type="float">
            <text:p>4.244</text:p>
          </table:table-cell>
          <table:table-cell office:value-type="float" office:value="4.508" calcext:value-type="float">
            <text:p>4.508</text:p>
          </table:table-cell>
          <table:table-cell office:value-type="float" office:value="4.058" calcext:value-type="float">
            <text:p>4.058</text:p>
          </table:table-cell>
          <table:table-cell office:value-type="float" office:value="3.988" calcext:value-type="float">
            <text:p>3.988</text:p>
          </table:table-cell>
          <table:table-cell office:value-type="float" office:value="4.562" calcext:value-type="float">
            <text:p>4.562</text:p>
          </table:table-cell>
          <table:table-cell table:formula="of:=MIN([.B71:.F71])" office:value-type="float" office:value="3.988" calcext:value-type="float">
            <text:p/>
          </table:table-cell>
          <table:table-cell table:formula="of:=MAX([.B71:.F71])" office:value-type="float" office:value="4.562" calcext:value-type="float">
            <text:p/>
          </table:table-cell>
          <table:table-cell table:formula="of:=AVERAGE([.B71:.F71])" office:value-type="float" office:value="4.272" calcext:value-type="float">
            <text:p/>
          </table:table-cell>
          <table:table-cell table:formula="of:=[.G71]/([.A71]*LOG([.A71]))" office:value-type="float" office:value="0.0308771823154657" calcext:value-type="float">
            <text:p/>
          </table:table-cell>
          <table:table-cell table:formula="of:=[.H70]/([.A71]*LOG([.A71]))" office:value-type="float" office:value="0.0345626233340619" calcext:value-type="float">
            <text:p/>
          </table:table-cell>
          <table:table-cell table:formula="of:=[.I71]/([.A71]*LOG([.A71]))" office:value-type="float" office:value="0.0330760588895861" calcext:value-type="float">
            <text:p/>
          </table:table-cell>
          <table:table-cell table:formula="of:=[.J71]/[.A71]" office:value-type="float" office:value="0.000441102604506652" calcext:value-type="float">
            <text:p/>
          </table:table-cell>
          <table:table-cell table:formula="of:=[.K71]/[.A71]" office:value-type="float" office:value="0.00049375176191517" calcext:value-type="float">
            <text:p/>
          </table:table-cell>
          <table:table-cell table:formula="of:=[.L71]/[.A71]" office:value-type="float" office:value="0.000472515126994087" calcext:value-type="float">
            <text:p/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119" calcext:value-type="float">
            <text:p>4.119</text:p>
          </table:table-cell>
          <table:table-cell office:value-type="float" office:value="4.278" calcext:value-type="float">
            <text:p>4.278</text:p>
          </table:table-cell>
          <table:table-cell office:value-type="float" office:value="4.286" calcext:value-type="float">
            <text:p>4.286</text:p>
          </table:table-cell>
          <table:table-cell office:value-type="float" office:value="4.138" calcext:value-type="float">
            <text:p>4.138</text:p>
          </table:table-cell>
          <table:table-cell office:value-type="float" office:value="4.306" calcext:value-type="float">
            <text:p>4.306</text:p>
          </table:table-cell>
          <table:table-cell table:formula="of:=MIN([.B72:.F72])" office:value-type="float" office:value="4.119" calcext:value-type="float">
            <text:p/>
          </table:table-cell>
          <table:table-cell table:formula="of:=MAX([.B72:.F72])" office:value-type="float" office:value="4.306" calcext:value-type="float">
            <text:p/>
          </table:table-cell>
          <table:table-cell table:formula="of:=AVERAGE([.B72:.F72])" office:value-type="float" office:value="4.2254" calcext:value-type="float">
            <text:p/>
          </table:table-cell>
          <table:table-cell table:formula="of:=[.G72]/([.A72]*LOG([.A72]))" office:value-type="float" office:value="0.0313376490899735" calcext:value-type="float">
            <text:p/>
          </table:table-cell>
          <table:table-cell table:formula="of:=[.H71]/([.A72]*LOG([.A72]))" office:value-type="float" office:value="0.034708025042112" calcext:value-type="float">
            <text:p/>
          </table:table-cell>
          <table:table-cell table:formula="of:=[.I72]/([.A72]*LOG([.A72]))" office:value-type="float" office:value="0.0321471479642569" calcext:value-type="float">
            <text:p/>
          </table:table-cell>
          <table:table-cell table:formula="of:=[.J72]/[.A72]" office:value-type="float" office:value="0.000441375339295402" calcext:value-type="float">
            <text:p/>
          </table:table-cell>
          <table:table-cell table:formula="of:=[.K72]/[.A72]" office:value-type="float" office:value="0.000488845423128338" calcext:value-type="float">
            <text:p/>
          </table:table-cell>
          <table:table-cell table:formula="of:=[.L72]/[.A72]" office:value-type="float" office:value="0.000452776731890942" calcext:value-type="float">
            <text:p/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252" calcext:value-type="float">
            <text:p>4.252</text:p>
          </table:table-cell>
          <table:table-cell office:value-type="float" office:value="4.183" calcext:value-type="float">
            <text:p>4.183</text:p>
          </table:table-cell>
          <table:table-cell office:value-type="float" office:value="4.349" calcext:value-type="float">
            <text:p>4.349</text:p>
          </table:table-cell>
          <table:table-cell office:value-type="float" office:value="4.424" calcext:value-type="float">
            <text:p>4.424</text:p>
          </table:table-cell>
          <table:table-cell office:value-type="float" office:value="4.141" calcext:value-type="float">
            <text:p>4.141</text:p>
          </table:table-cell>
          <table:table-cell table:formula="of:=MIN([.B73:.F73])" office:value-type="float" office:value="4.141" calcext:value-type="float">
            <text:p/>
          </table:table-cell>
          <table:table-cell table:formula="of:=MAX([.B73:.F73])" office:value-type="float" office:value="4.424" calcext:value-type="float">
            <text:p/>
          </table:table-cell>
          <table:table-cell table:formula="of:=AVERAGE([.B73:.F73])" office:value-type="float" office:value="4.2698" calcext:value-type="float">
            <text:p/>
          </table:table-cell>
          <table:table-cell table:formula="of:=[.G73]/([.A73]*LOG([.A73]))" office:value-type="float" office:value="0.0309658550633221" calcext:value-type="float">
            <text:p/>
          </table:table-cell>
          <table:table-cell table:formula="of:=[.H72]/([.A73]*LOG([.A73]))" office:value-type="float" office:value="0.032199703429767" calcext:value-type="float">
            <text:p/>
          </table:table-cell>
          <table:table-cell table:formula="of:=[.I73]/([.A73]*LOG([.A73]))" office:value-type="float" office:value="0.0319290045760379" calcext:value-type="float">
            <text:p/>
          </table:table-cell>
          <table:table-cell table:formula="of:=[.J73]/[.A73]" office:value-type="float" office:value="0.000430081320323918" calcext:value-type="float">
            <text:p/>
          </table:table-cell>
          <table:table-cell table:formula="of:=[.K73]/[.A73]" office:value-type="float" office:value="0.000447218103191208" calcext:value-type="float">
            <text:p/>
          </table:table-cell>
          <table:table-cell table:formula="of:=[.L73]/[.A73]" office:value-type="float" office:value="0.000443458396889415" calcext:value-type="float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796" calcext:value-type="float">
            <text:p>4.796</text:p>
          </table:table-cell>
          <table:table-cell office:value-type="float" office:value="4.654" calcext:value-type="float">
            <text:p>4.654</text:p>
          </table:table-cell>
          <table:table-cell office:value-type="float" office:value="4.522" calcext:value-type="float">
            <text:p>4.522</text:p>
          </table:table-cell>
          <table:table-cell office:value-type="float" office:value="4.487" calcext:value-type="float">
            <text:p>4.487</text:p>
          </table:table-cell>
          <table:table-cell office:value-type="float" office:value="4.597" calcext:value-type="float">
            <text:p>4.597</text:p>
          </table:table-cell>
          <table:table-cell table:formula="of:=MIN([.B74:.F74])" office:value-type="float" office:value="4.487" calcext:value-type="float">
            <text:p/>
          </table:table-cell>
          <table:table-cell table:formula="of:=MAX([.B74:.F74])" office:value-type="float" office:value="4.796" calcext:value-type="float">
            <text:p/>
          </table:table-cell>
          <table:table-cell table:formula="of:=AVERAGE([.B74:.F74])" office:value-type="float" office:value="4.6112" calcext:value-type="float">
            <text:p/>
          </table:table-cell>
          <table:table-cell table:formula="of:=[.G74]/([.A74]*LOG([.A74]))" office:value-type="float" office:value="0.0329871729372139" calcext:value-type="float">
            <text:p/>
          </table:table-cell>
          <table:table-cell table:formula="of:=[.H73]/([.A74]*LOG([.A74]))" office:value-type="float" office:value="0.0325240145028381" calcext:value-type="float">
            <text:p/>
          </table:table-cell>
          <table:table-cell table:formula="of:=[.I74]/([.A74]*LOG([.A74]))" office:value-type="float" office:value="0.0339002567078406" calcext:value-type="float">
            <text:p/>
          </table:table-cell>
          <table:table-cell table:formula="of:=[.J74]/[.A74]" office:value-type="float" office:value="0.000451879081331698" calcext:value-type="float">
            <text:p/>
          </table:table-cell>
          <table:table-cell table:formula="of:=[.K74]/[.A74]" office:value-type="float" office:value="0.000445534445244357" calcext:value-type="float">
            <text:p/>
          </table:table-cell>
          <table:table-cell table:formula="of:=[.L74]/[.A74]" office:value-type="float" office:value="0.000464387078189597" calcext:value-type="float">
            <text:p/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043" calcext:value-type="float">
            <text:p>5.043</text:p>
          </table:table-cell>
          <table:table-cell office:value-type="float" office:value="4.441" calcext:value-type="float">
            <text:p>4.441</text:p>
          </table:table-cell>
          <table:table-cell office:value-type="float" office:value="5.058" calcext:value-type="float">
            <text:p>5.058</text:p>
          </table:table-cell>
          <table:table-cell office:value-type="float" office:value="4.987" calcext:value-type="float">
            <text:p>4.987</text:p>
          </table:table-cell>
          <table:table-cell office:value-type="float" office:value="4.496" calcext:value-type="float">
            <text:p>4.496</text:p>
          </table:table-cell>
          <table:table-cell table:formula="of:=MIN([.B75:.F75])" office:value-type="float" office:value="4.441" calcext:value-type="float">
            <text:p/>
          </table:table-cell>
          <table:table-cell table:formula="of:=MAX([.B75:.F75])" office:value-type="float" office:value="5.058" calcext:value-type="float">
            <text:p/>
          </table:table-cell>
          <table:table-cell table:formula="of:=AVERAGE([.B75:.F75])" office:value-type="float" office:value="4.805" calcext:value-type="float">
            <text:p/>
          </table:table-cell>
          <table:table-cell table:formula="of:=[.G75]/([.A75]*LOG([.A75]))" office:value-type="float" office:value="0.0321059785579451" calcext:value-type="float">
            <text:p/>
          </table:table-cell>
          <table:table-cell table:formula="of:=[.H74]/([.A75]*LOG([.A75]))" office:value-type="float" office:value="0.0346724325971413" calcext:value-type="float">
            <text:p/>
          </table:table-cell>
          <table:table-cell table:formula="of:=[.I75]/([.A75]*LOG([.A75]))" office:value-type="float" office:value="0.0347374976291209" calcext:value-type="float">
            <text:p/>
          </table:table-cell>
          <table:table-cell table:formula="of:=[.J75]/[.A75]" office:value-type="float" office:value="0.000433864575107366" calcext:value-type="float">
            <text:p/>
          </table:table-cell>
          <table:table-cell table:formula="of:=[.K75]/[.A75]" office:value-type="float" office:value="0.000468546386447856" calcext:value-type="float">
            <text:p/>
          </table:table-cell>
          <table:table-cell table:formula="of:=[.L75]/[.A75]" office:value-type="float" office:value="0.000469425643636769" calcext:value-type="float">
            <text:p/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884" calcext:value-type="float">
            <text:p>4.884</text:p>
          </table:table-cell>
          <table:table-cell office:value-type="float" office:value="4.911" calcext:value-type="float">
            <text:p>4.911</text:p>
          </table:table-cell>
          <table:table-cell office:value-type="float" office:value="5.035" calcext:value-type="float">
            <text:p>5.035</text:p>
          </table:table-cell>
          <table:table-cell office:value-type="float" office:value="4.642" calcext:value-type="float">
            <text:p>4.642</text:p>
          </table:table-cell>
          <table:table-cell office:value-type="float" office:value="4.637" calcext:value-type="float">
            <text:p>4.637</text:p>
          </table:table-cell>
          <table:table-cell table:formula="of:=MIN([.B76:.F76])" office:value-type="float" office:value="4.637" calcext:value-type="float">
            <text:p/>
          </table:table-cell>
          <table:table-cell table:formula="of:=MAX([.B76:.F76])" office:value-type="float" office:value="5.035" calcext:value-type="float">
            <text:p/>
          </table:table-cell>
          <table:table-cell table:formula="of:=AVERAGE([.B76:.F76])" office:value-type="float" office:value="4.8218" calcext:value-type="float">
            <text:p/>
          </table:table-cell>
          <table:table-cell table:formula="of:=[.G76]/([.A76]*LOG([.A76]))" office:value-type="float" office:value="0.0329731448639879" calcext:value-type="float">
            <text:p/>
          </table:table-cell>
          <table:table-cell table:formula="of:=[.H75]/([.A76]*LOG([.A76]))" office:value-type="float" office:value="0.0359668248268386" calcext:value-type="float">
            <text:p/>
          </table:table-cell>
          <table:table-cell table:formula="of:=[.I76]/([.A76]*LOG([.A76]))" office:value-type="float" office:value="0.0342872352609827" calcext:value-type="float">
            <text:p/>
          </table:table-cell>
          <table:table-cell table:formula="of:=[.J76]/[.A76]" office:value-type="float" office:value="0.000439641931519839" calcext:value-type="float">
            <text:p/>
          </table:table-cell>
          <table:table-cell table:formula="of:=[.K76]/[.A76]" office:value-type="float" office:value="0.000479557664357848" calcext:value-type="float">
            <text:p/>
          </table:table-cell>
          <table:table-cell table:formula="of:=[.L76]/[.A76]" office:value-type="float" office:value="0.000457163136813103" calcext:value-type="float">
            <text:p/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816" calcext:value-type="float">
            <text:p>4.816</text:p>
          </table:table-cell>
          <table:table-cell office:value-type="float" office:value="5.2" calcext:value-type="float">
            <text:p>5.2</text:p>
          </table:table-cell>
          <table:table-cell office:value-type="float" office:value="5.06" calcext:value-type="float">
            <text:p>5.06</text:p>
          </table:table-cell>
          <table:table-cell office:value-type="float" office:value="4.885" calcext:value-type="float">
            <text:p>4.885</text:p>
          </table:table-cell>
          <table:table-cell office:value-type="float" office:value="4.905" calcext:value-type="float">
            <text:p>4.905</text:p>
          </table:table-cell>
          <table:table-cell table:formula="of:=MIN([.B77:.F77])" office:value-type="float" office:value="4.816" calcext:value-type="float">
            <text:p/>
          </table:table-cell>
          <table:table-cell table:formula="of:=MAX([.B77:.F77])" office:value-type="float" office:value="5.2" calcext:value-type="float">
            <text:p/>
          </table:table-cell>
          <table:table-cell table:formula="of:=AVERAGE([.B77:.F77])" office:value-type="float" office:value="4.9732" calcext:value-type="float">
            <text:p/>
          </table:table-cell>
          <table:table-cell table:formula="of:=[.G77]/([.A77]*LOG([.A77]))" office:value-type="float" office:value="0.033692026319199" calcext:value-type="float">
            <text:p/>
          </table:table-cell>
          <table:table-cell table:formula="of:=[.H76]/([.A77]*LOG([.A77]))" office:value-type="float" office:value="0.0352241180475845" calcext:value-type="float">
            <text:p/>
          </table:table-cell>
          <table:table-cell table:formula="of:=[.I77]/([.A77]*LOG([.A77]))" office:value-type="float" office:value="0.0347917743543688" calcext:value-type="float">
            <text:p/>
          </table:table-cell>
          <table:table-cell table:formula="of:=[.J77]/[.A77]" office:value-type="float" office:value="0.000443316135778934" calcext:value-type="float">
            <text:p/>
          </table:table-cell>
          <table:table-cell table:formula="of:=[.K77]/[.A77]" office:value-type="float" office:value="0.000463475237468217" calcext:value-type="float">
            <text:p/>
          </table:table-cell>
          <table:table-cell table:formula="of:=[.L77]/[.A77]" office:value-type="float" office:value="0.000457786504662748" calcext:value-type="float">
            <text:p/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938" calcext:value-type="float">
            <text:p>4.938</text:p>
          </table:table-cell>
          <table:table-cell office:value-type="float" office:value="5.478" calcext:value-type="float">
            <text:p>5.478</text:p>
          </table:table-cell>
          <table:table-cell office:value-type="float" office:value="4.975" calcext:value-type="float">
            <text:p>4.975</text:p>
          </table:table-cell>
          <table:table-cell office:value-type="float" office:value="4.956" calcext:value-type="float">
            <text:p>4.956</text:p>
          </table:table-cell>
          <table:table-cell office:value-type="float" office:value="5.099" calcext:value-type="float">
            <text:p>5.099</text:p>
          </table:table-cell>
          <table:table-cell table:formula="of:=MIN([.B78:.F78])" office:value-type="float" office:value="4.938" calcext:value-type="float">
            <text:p/>
          </table:table-cell>
          <table:table-cell table:formula="of:=MAX([.B78:.F78])" office:value-type="float" office:value="5.478" calcext:value-type="float">
            <text:p/>
          </table:table-cell>
          <table:table-cell table:formula="of:=AVERAGE([.B78:.F78])" office:value-type="float" office:value="5.0892" calcext:value-type="float">
            <text:p/>
          </table:table-cell>
          <table:table-cell table:formula="of:=[.G78]/([.A78]*LOG([.A78]))" office:value-type="float" office:value="0.0339942673844881" calcext:value-type="float">
            <text:p/>
          </table:table-cell>
          <table:table-cell table:formula="of:=[.H77]/([.A78]*LOG([.A78]))" office:value-type="float" office:value="0.0357979324421502" calcext:value-type="float">
            <text:p/>
          </table:table-cell>
          <table:table-cell table:formula="of:=[.I78]/([.A78]*LOG([.A78]))" office:value-type="float" office:value="0.0350351611124214" calcext:value-type="float">
            <text:p/>
          </table:table-cell>
          <table:table-cell table:formula="of:=[.J78]/[.A78]" office:value-type="float" office:value="0.000441483992006338" calcext:value-type="float">
            <text:p/>
          </table:table-cell>
          <table:table-cell table:formula="of:=[.K78]/[.A78]" office:value-type="float" office:value="0.000464908213534419" calcext:value-type="float">
            <text:p/>
          </table:table-cell>
          <table:table-cell table:formula="of:=[.L78]/[.A78]" office:value-type="float" office:value="0.000455002092369108" calcext:value-type="float">
            <text:p/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454" calcext:value-type="float">
            <text:p>5.454</text:p>
          </table:table-cell>
          <table:table-cell office:value-type="float" office:value="5.133" calcext:value-type="float">
            <text:p>5.133</text:p>
          </table:table-cell>
          <table:table-cell office:value-type="float" office:value="5.457" calcext:value-type="float">
            <text:p>5.457</text:p>
          </table:table-cell>
          <table:table-cell office:value-type="float" office:value="4.936" calcext:value-type="float">
            <text:p>4.936</text:p>
          </table:table-cell>
          <table:table-cell office:value-type="float" office:value="5.423" calcext:value-type="float">
            <text:p>5.423</text:p>
          </table:table-cell>
          <table:table-cell table:formula="of:=MIN([.B79:.F79])" office:value-type="float" office:value="4.936" calcext:value-type="float">
            <text:p/>
          </table:table-cell>
          <table:table-cell table:formula="of:=MAX([.B79:.F79])" office:value-type="float" office:value="5.457" calcext:value-type="float">
            <text:p/>
          </table:table-cell>
          <table:table-cell table:formula="of:=AVERAGE([.B79:.F79])" office:value-type="float" office:value="5.2806" calcext:value-type="float">
            <text:p/>
          </table:table-cell>
          <table:table-cell table:formula="of:=[.G79]/([.A79]*LOG([.A79]))" office:value-type="float" office:value="0.0334455006594632" calcext:value-type="float">
            <text:p/>
          </table:table-cell>
          <table:table-cell table:formula="of:=[.H78]/([.A79]*LOG([.A79]))" office:value-type="float" office:value="0.0371180009344691" calcext:value-type="float">
            <text:p/>
          </table:table-cell>
          <table:table-cell table:formula="of:=[.I79]/([.A79]*LOG([.A79]))" office:value-type="float" office:value="0.0357804519413212" calcext:value-type="float">
            <text:p/>
          </table:table-cell>
          <table:table-cell table:formula="of:=[.J79]/[.A79]" office:value-type="float" office:value="0.000428788469993118" calcext:value-type="float">
            <text:p/>
          </table:table-cell>
          <table:table-cell table:formula="of:=[.K79]/[.A79]" office:value-type="float" office:value="0.000475871806852168" calcext:value-type="float">
            <text:p/>
          </table:table-cell>
          <table:table-cell table:formula="of:=[.L79]/[.A79]" office:value-type="float" office:value="0.000458723742837452" calcext:value-type="float">
            <text:p/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099" calcext:value-type="float">
            <text:p>5.099</text:p>
          </table:table-cell>
          <table:table-cell office:value-type="float" office:value="5.289" calcext:value-type="float">
            <text:p>5.289</text:p>
          </table:table-cell>
          <table:table-cell office:value-type="float" office:value="5.295" calcext:value-type="float">
            <text:p>5.295</text:p>
          </table:table-cell>
          <table:table-cell office:value-type="float" office:value="5.624" calcext:value-type="float">
            <text:p>5.624</text:p>
          </table:table-cell>
          <table:table-cell office:value-type="float" office:value="5.424" calcext:value-type="float">
            <text:p>5.424</text:p>
          </table:table-cell>
          <table:table-cell table:formula="of:=MIN([.B80:.F80])" office:value-type="float" office:value="5.099" calcext:value-type="float">
            <text:p/>
          </table:table-cell>
          <table:table-cell table:formula="of:=MAX([.B80:.F80])" office:value-type="float" office:value="5.624" calcext:value-type="float">
            <text:p/>
          </table:table-cell>
          <table:table-cell table:formula="of:=AVERAGE([.B80:.F80])" office:value-type="float" office:value="5.3462" calcext:value-type="float">
            <text:p/>
          </table:table-cell>
          <table:table-cell table:formula="of:=[.G80]/([.A80]*LOG([.A80]))" office:value-type="float" office:value="0.0340131652281463" calcext:value-type="float">
            <text:p/>
          </table:table-cell>
          <table:table-cell table:formula="of:=[.H79]/([.A80]*LOG([.A80]))" office:value-type="float" office:value="0.0364012242890751" calcext:value-type="float">
            <text:p/>
          </table:table-cell>
          <table:table-cell table:formula="of:=[.I80]/([.A80]*LOG([.A80]))" office:value-type="float" office:value="0.0356621266802737" calcext:value-type="float">
            <text:p/>
          </table:table-cell>
          <table:table-cell table:formula="of:=[.J80]/[.A80]" office:value-type="float" office:value="0.000430546395292991" calcext:value-type="float">
            <text:p/>
          </table:table-cell>
          <table:table-cell table:formula="of:=[.K80]/[.A80]" office:value-type="float" office:value="0.000460774991000951" calcext:value-type="float">
            <text:p/>
          </table:table-cell>
          <table:table-cell table:formula="of:=[.L80]/[.A80]" office:value-type="float" office:value="0.000451419325066756" calcext:value-type="float">
            <text:p/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402" calcext:value-type="float">
            <text:p>5.402</text:p>
          </table:table-cell>
          <table:table-cell office:value-type="float" office:value="5.185" calcext:value-type="float">
            <text:p>5.185</text:p>
          </table:table-cell>
          <table:table-cell office:value-type="float" office:value="5.769" calcext:value-type="float">
            <text:p>5.769</text:p>
          </table:table-cell>
          <table:table-cell office:value-type="float" office:value="5.732" calcext:value-type="float">
            <text:p>5.732</text:p>
          </table:table-cell>
          <table:table-cell office:value-type="float" office:value="5.324" calcext:value-type="float">
            <text:p>5.324</text:p>
          </table:table-cell>
          <table:table-cell table:formula="of:=MIN([.B81:.F81])" office:value-type="float" office:value="5.185" calcext:value-type="float">
            <text:p/>
          </table:table-cell>
          <table:table-cell table:formula="of:=MAX([.B81:.F81])" office:value-type="float" office:value="5.769" calcext:value-type="float">
            <text:p/>
          </table:table-cell>
          <table:table-cell table:formula="of:=AVERAGE([.B81:.F81])" office:value-type="float" office:value="5.4824" calcext:value-type="float">
            <text:p/>
          </table:table-cell>
          <table:table-cell table:formula="of:=[.G81]/([.A81]*LOG([.A81]))" office:value-type="float" office:value="0.0340564557866461" calcext:value-type="float">
            <text:p/>
          </table:table-cell>
          <table:table-cell table:formula="of:=[.H80]/([.A81]*LOG([.A81]))" office:value-type="float" office:value="0.0369399242707999" calcext:value-type="float">
            <text:p/>
          </table:table-cell>
          <table:table-cell table:formula="of:=[.I81]/([.A81]*LOG([.A81]))" office:value-type="float" office:value="0.0360098578986902" calcext:value-type="float">
            <text:p/>
          </table:table-cell>
          <table:table-cell table:formula="of:=[.J81]/[.A81]" office:value-type="float" office:value="0.000425705697333076" calcext:value-type="float">
            <text:p/>
          </table:table-cell>
          <table:table-cell table:formula="of:=[.K81]/[.A81]" office:value-type="float" office:value="0.000461749053384999" calcext:value-type="float">
            <text:p/>
          </table:table-cell>
          <table:table-cell table:formula="of:=[.L81]/[.A81]" office:value-type="float" office:value="0.000450123223733627" calcext:value-type="float">
            <text:p/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817" calcext:value-type="float">
            <text:p>5.817</text:p>
          </table:table-cell>
          <table:table-cell office:value-type="float" office:value="5.501" calcext:value-type="float">
            <text:p>5.501</text:p>
          </table:table-cell>
          <table:table-cell office:value-type="float" office:value="5.424" calcext:value-type="float">
            <text:p>5.424</text:p>
          </table:table-cell>
          <table:table-cell office:value-type="float" office:value="5.343" calcext:value-type="float">
            <text:p>5.343</text:p>
          </table:table-cell>
          <table:table-cell office:value-type="float" office:value="5.79" calcext:value-type="float">
            <text:p>5.79</text:p>
          </table:table-cell>
          <table:table-cell table:formula="of:=MIN([.B82:.F82])" office:value-type="float" office:value="5.343" calcext:value-type="float">
            <text:p/>
          </table:table-cell>
          <table:table-cell table:formula="of:=MAX([.B82:.F82])" office:value-type="float" office:value="5.817" calcext:value-type="float">
            <text:p/>
          </table:table-cell>
          <table:table-cell table:formula="of:=AVERAGE([.B82:.F82])" office:value-type="float" office:value="5.575" calcext:value-type="float">
            <text:p/>
          </table:table-cell>
          <table:table-cell table:formula="of:=[.G82]/([.A82]*LOG([.A82]))" office:value-type="float" office:value="0.0345629975139759" calcext:value-type="float">
            <text:p/>
          </table:table-cell>
          <table:table-cell table:formula="of:=[.H81]/([.A82]*LOG([.A82]))" office:value-type="float" office:value="0.0373187221894304" calcext:value-type="float">
            <text:p/>
          </table:table-cell>
          <table:table-cell table:formula="of:=[.I82]/([.A82]*LOG([.A82]))" office:value-type="float" office:value="0.0360637677597633" calcext:value-type="float">
            <text:p/>
          </table:table-cell>
          <table:table-cell table:formula="of:=[.J82]/[.A82]" office:value-type="float" office:value="0.000426703673012048" calcext:value-type="float">
            <text:p/>
          </table:table-cell>
          <table:table-cell table:formula="of:=[.K82]/[.A82]" office:value-type="float" office:value="0.00046072496530161" calcext:value-type="float">
            <text:p/>
          </table:table-cell>
          <table:table-cell table:formula="of:=[.L82]/[.A82]" office:value-type="float" office:value="0.000445231700737819" calcext:value-type="float">
            <text:p/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964" calcext:value-type="float">
            <text:p>5.964</text:p>
          </table:table-cell>
          <table:table-cell office:value-type="float" office:value="5.604" calcext:value-type="float">
            <text:p>5.604</text:p>
          </table:table-cell>
          <table:table-cell office:value-type="float" office:value="5.601" calcext:value-type="float">
            <text:p>5.601</text:p>
          </table:table-cell>
          <table:table-cell office:value-type="float" office:value="5.659" calcext:value-type="float">
            <text:p>5.659</text:p>
          </table:table-cell>
          <table:table-cell office:value-type="float" office:value="5.559" calcext:value-type="float">
            <text:p>5.559</text:p>
          </table:table-cell>
          <table:table-cell table:formula="of:=MIN([.B83:.F83])" office:value-type="float" office:value="5.559" calcext:value-type="float">
            <text:p/>
          </table:table-cell>
          <table:table-cell table:formula="of:=MAX([.B83:.F83])" office:value-type="float" office:value="5.964" calcext:value-type="float">
            <text:p/>
          </table:table-cell>
          <table:table-cell table:formula="of:=AVERAGE([.B83:.F83])" office:value-type="float" office:value="5.6774" calcext:value-type="float">
            <text:p/>
          </table:table-cell>
          <table:table-cell table:formula="of:=[.G83]/([.A83]*LOG([.A83]))" office:value-type="float" office:value="0.0354228196448632" calcext:value-type="float">
            <text:p/>
          </table:table-cell>
          <table:table-cell table:formula="of:=[.H82]/([.A83]*LOG([.A83]))" office:value-type="float" office:value="0.0370668360989691" calcext:value-type="float">
            <text:p/>
          </table:table-cell>
          <table:table-cell table:formula="of:=[.I83]/([.A83]*LOG([.A83]))" office:value-type="float" office:value="0.0361772830098483" calcext:value-type="float">
            <text:p/>
          </table:table-cell>
          <table:table-cell table:formula="of:=[.J83]/[.A83]" office:value-type="float" office:value="0.000431985605425161" calcext:value-type="float">
            <text:p/>
          </table:table-cell>
          <table:table-cell table:formula="of:=[.K83]/[.A83]" office:value-type="float" office:value="0.000452034586572794" calcext:value-type="float">
            <text:p/>
          </table:table-cell>
          <table:table-cell table:formula="of:=[.L83]/[.A83]" office:value-type="float" office:value="0.000441186378168881" calcext:value-type="float">
            <text:p/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81" calcext:value-type="float">
            <text:p>5.81</text:p>
          </table:table-cell>
          <table:table-cell office:value-type="float" office:value="5.807" calcext:value-type="float">
            <text:p>5.807</text:p>
          </table:table-cell>
          <table:table-cell office:value-type="float" office:value="5.841" calcext:value-type="float">
            <text:p>5.841</text:p>
          </table:table-cell>
          <table:table-cell office:value-type="float" office:value="5.939" calcext:value-type="float">
            <text:p>5.939</text:p>
          </table:table-cell>
          <table:table-cell office:value-type="float" office:value="6.011" calcext:value-type="float">
            <text:p>6.011</text:p>
          </table:table-cell>
          <table:table-cell table:formula="of:=MIN([.B84:.F84])" office:value-type="float" office:value="5.807" calcext:value-type="float">
            <text:p/>
          </table:table-cell>
          <table:table-cell table:formula="of:=MAX([.B84:.F84])" office:value-type="float" office:value="6.011" calcext:value-type="float">
            <text:p/>
          </table:table-cell>
          <table:table-cell table:formula="of:=AVERAGE([.B84:.F84])" office:value-type="float" office:value="5.8816" calcext:value-type="float">
            <text:p/>
          </table:table-cell>
          <table:table-cell table:formula="of:=[.G84]/([.A84]*LOG([.A84]))" office:value-type="float" office:value="0.0364570132396552" calcext:value-type="float">
            <text:p/>
          </table:table-cell>
          <table:table-cell table:formula="of:=[.H83]/([.A84]*LOG([.A84]))" office:value-type="float" office:value="0.0374426772793703" calcext:value-type="float">
            <text:p/>
          </table:table-cell>
          <table:table-cell table:formula="of:=[.I84]/([.A84]*LOG([.A84]))" office:value-type="float" office:value="0.0369253606113924" calcext:value-type="float">
            <text:p/>
          </table:table-cell>
          <table:table-cell table:formula="of:=[.J84]/[.A84]" office:value-type="float" office:value="0.00043924112336934" calcext:value-type="float">
            <text:p/>
          </table:table-cell>
          <table:table-cell table:formula="of:=[.K84]/[.A84]" office:value-type="float" office:value="0.000451116593727353" calcext:value-type="float">
            <text:p/>
          </table:table-cell>
          <table:table-cell table:formula="of:=[.L84]/[.A84]" office:value-type="float" office:value="0.000444883862787861" calcext:value-type="float">
            <text:p/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756" calcext:value-type="float">
            <text:p>5.756</text:p>
          </table:table-cell>
          <table:table-cell office:value-type="float" office:value="5.843" calcext:value-type="float">
            <text:p>5.843</text:p>
          </table:table-cell>
          <table:table-cell office:value-type="float" office:value="6.106" calcext:value-type="float">
            <text:p>6.106</text:p>
          </table:table-cell>
          <table:table-cell office:value-type="float" office:value="5.949" calcext:value-type="float">
            <text:p>5.949</text:p>
          </table:table-cell>
          <table:table-cell office:value-type="float" office:value="6.127" calcext:value-type="float">
            <text:p>6.127</text:p>
          </table:table-cell>
          <table:table-cell table:formula="of:=MIN([.B85:.F85])" office:value-type="float" office:value="5.756" calcext:value-type="float">
            <text:p/>
          </table:table-cell>
          <table:table-cell table:formula="of:=MAX([.B85:.F85])" office:value-type="float" office:value="6.127" calcext:value-type="float">
            <text:p/>
          </table:table-cell>
          <table:table-cell table:formula="of:=AVERAGE([.B85:.F85])" office:value-type="float" office:value="5.9562" calcext:value-type="float">
            <text:p/>
          </table:table-cell>
          <table:table-cell table:formula="of:=[.G85]/([.A85]*LOG([.A85]))" office:value-type="float" office:value="0.0356101164836869" calcext:value-type="float">
            <text:p/>
          </table:table-cell>
          <table:table-cell table:formula="of:=[.H84]/([.A85]*LOG([.A85]))" office:value-type="float" office:value="0.0371877015607092" calcext:value-type="float">
            <text:p/>
          </table:table-cell>
          <table:table-cell table:formula="of:=[.I85]/([.A85]*LOG([.A85]))" office:value-type="float" office:value="0.036848675434353" calcext:value-type="float">
            <text:p/>
          </table:table-cell>
          <table:table-cell table:formula="of:=[.J85]/[.A85]" office:value-type="float" office:value="0.00042392995813913" calcext:value-type="float">
            <text:p/>
          </table:table-cell>
          <table:table-cell table:formula="of:=[.K85]/[.A85]" office:value-type="float" office:value="0.000442710732865586" calcext:value-type="float">
            <text:p/>
          </table:table-cell>
          <table:table-cell table:formula="of:=[.L85]/[.A85]" office:value-type="float" office:value="0.000438674707551822" calcext:value-type="float">
            <text:p/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028" calcext:value-type="float">
            <text:p>6.028</text:p>
          </table:table-cell>
          <table:table-cell office:value-type="float" office:value="5.926" calcext:value-type="float">
            <text:p>5.926</text:p>
          </table:table-cell>
          <table:table-cell office:value-type="float" office:value="6.364" calcext:value-type="float">
            <text:p>6.364</text:p>
          </table:table-cell>
          <table:table-cell office:value-type="float" office:value="6.385" calcext:value-type="float">
            <text:p>6.385</text:p>
          </table:table-cell>
          <table:table-cell office:value-type="float" office:value="5.995" calcext:value-type="float">
            <text:p>5.995</text:p>
          </table:table-cell>
          <table:table-cell table:formula="of:=MIN([.B86:.F86])" office:value-type="float" office:value="5.926" calcext:value-type="float">
            <text:p/>
          </table:table-cell>
          <table:table-cell table:formula="of:=MAX([.B86:.F86])" office:value-type="float" office:value="6.385" calcext:value-type="float">
            <text:p/>
          </table:table-cell>
          <table:table-cell table:formula="of:=AVERAGE([.B86:.F86])" office:value-type="float" office:value="6.1396" calcext:value-type="float">
            <text:p/>
          </table:table-cell>
          <table:table-cell table:formula="of:=[.G86]/([.A86]*LOG([.A86]))" office:value-type="float" office:value="0.0361340122301398" calcext:value-type="float">
            <text:p/>
          </table:table-cell>
          <table:table-cell table:formula="of:=[.H85]/([.A86]*LOG([.A86]))" office:value-type="float" office:value="0.0373596174374058" calcext:value-type="float">
            <text:p/>
          </table:table-cell>
          <table:table-cell table:formula="of:=[.I86]/([.A86]*LOG([.A86]))" office:value-type="float" office:value="0.0374364464205478" calcext:value-type="float">
            <text:p/>
          </table:table-cell>
          <table:table-cell table:formula="of:=[.J86]/[.A86]" office:value-type="float" office:value="0.000425106026236939" calcext:value-type="float">
            <text:p/>
          </table:table-cell>
          <table:table-cell table:formula="of:=[.K86]/[.A86]" office:value-type="float" office:value="0.000439524911028304" calcext:value-type="float">
            <text:p/>
          </table:table-cell>
          <table:table-cell table:formula="of:=[.L86]/[.A86]" office:value-type="float" office:value="0.00044042878141821" calcext:value-type="float">
            <text:p/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454" calcext:value-type="float">
            <text:p>6.454</text:p>
          </table:table-cell>
          <table:table-cell office:value-type="float" office:value="6.18" calcext:value-type="float">
            <text:p>6.18</text:p>
          </table:table-cell>
          <table:table-cell office:value-type="float" office:value="5.866" calcext:value-type="float">
            <text:p>5.866</text:p>
          </table:table-cell>
          <table:table-cell office:value-type="float" office:value="5.941" calcext:value-type="float">
            <text:p>5.941</text:p>
          </table:table-cell>
          <table:table-cell office:value-type="float" office:value="6.08" calcext:value-type="float">
            <text:p>6.08</text:p>
          </table:table-cell>
          <table:table-cell table:formula="of:=MIN([.B87:.F87])" office:value-type="float" office:value="5.866" calcext:value-type="float">
            <text:p/>
          </table:table-cell>
          <table:table-cell table:formula="of:=MAX([.B87:.F87])" office:value-type="float" office:value="6.454" calcext:value-type="float">
            <text:p/>
          </table:table-cell>
          <table:table-cell table:formula="of:=AVERAGE([.B87:.F87])" office:value-type="float" office:value="6.1042" calcext:value-type="float">
            <text:p/>
          </table:table-cell>
          <table:table-cell table:formula="of:=[.G87]/([.A87]*LOG([.A87]))" office:value-type="float" office:value="0.0352594246233353" calcext:value-type="float">
            <text:p/>
          </table:table-cell>
          <table:table-cell table:formula="of:=[.H86]/([.A87]*LOG([.A87]))" office:value-type="float" office:value="0.038379036177974" calcext:value-type="float">
            <text:p/>
          </table:table-cell>
          <table:table-cell table:formula="of:=[.I87]/([.A87]*LOG([.A87]))" office:value-type="float" office:value="0.0366912000998573" calcext:value-type="float">
            <text:p/>
          </table:table-cell>
          <table:table-cell table:formula="of:=[.J87]/[.A87]" office:value-type="float" office:value="0.000409993309573666" calcext:value-type="float">
            <text:p/>
          </table:table-cell>
          <table:table-cell table:formula="of:=[.K87]/[.A87]" office:value-type="float" office:value="0.000446267862534582" calcext:value-type="float">
            <text:p/>
          </table:table-cell>
          <table:table-cell table:formula="of:=[.L87]/[.A87]" office:value-type="float" office:value="0.000426641861626248" calcext:value-type="float">
            <text:p/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06" calcext:value-type="float">
            <text:p>6.706</text:p>
          </table:table-cell>
          <table:table-cell office:value-type="float" office:value="6.681" calcext:value-type="float">
            <text:p>6.681</text:p>
          </table:table-cell>
          <table:table-cell office:value-type="float" office:value="6.587" calcext:value-type="float">
            <text:p>6.587</text:p>
          </table:table-cell>
          <table:table-cell office:value-type="float" office:value="6.282" calcext:value-type="float">
            <text:p>6.282</text:p>
          </table:table-cell>
          <table:table-cell office:value-type="float" office:value="6.743" calcext:value-type="float">
            <text:p>6.743</text:p>
          </table:table-cell>
          <table:table-cell table:formula="of:=MIN([.B88:.F88])" office:value-type="float" office:value="6.282" calcext:value-type="float">
            <text:p/>
          </table:table-cell>
          <table:table-cell table:formula="of:=MAX([.B88:.F88])" office:value-type="float" office:value="6.743" calcext:value-type="float">
            <text:p/>
          </table:table-cell>
          <table:table-cell table:formula="of:=AVERAGE([.B88:.F88])" office:value-type="float" office:value="6.5998" calcext:value-type="float">
            <text:p/>
          </table:table-cell>
          <table:table-cell table:formula="of:=[.G88]/([.A88]*LOG([.A88]))" office:value-type="float" office:value="0.0372292754785676" calcext:value-type="float">
            <text:p/>
          </table:table-cell>
          <table:table-cell table:formula="of:=[.H87]/([.A88]*LOG([.A88]))" office:value-type="float" office:value="0.038248606166615" calcext:value-type="float">
            <text:p/>
          </table:table-cell>
          <table:table-cell table:formula="of:=[.I88]/([.A88]*LOG([.A88]))" office:value-type="float" office:value="0.0391126667149714" calcext:value-type="float">
            <text:p/>
          </table:table-cell>
          <table:table-cell table:formula="of:=[.J88]/[.A88]" office:value-type="float" office:value="0.000427922706650203" calcext:value-type="float">
            <text:p/>
          </table:table-cell>
          <table:table-cell table:formula="of:=[.K88]/[.A88]" office:value-type="float" office:value="0.000439639151340402" calcext:value-type="float">
            <text:p/>
          </table:table-cell>
          <table:table-cell table:formula="of:=[.L88]/[.A88]" office:value-type="float" office:value="0.000449570881781281" calcext:value-type="float">
            <text:p/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273" calcext:value-type="float">
            <text:p>6.273</text:p>
          </table:table-cell>
          <table:table-cell office:value-type="float" office:value="6.368" calcext:value-type="float">
            <text:p>6.368</text:p>
          </table:table-cell>
          <table:table-cell office:value-type="float" office:value="6.33" calcext:value-type="float">
            <text:p>6.33</text:p>
          </table:table-cell>
          <table:table-cell office:value-type="float" office:value="6.702" calcext:value-type="float">
            <text:p>6.702</text:p>
          </table:table-cell>
          <table:table-cell office:value-type="float" office:value="6.639" calcext:value-type="float">
            <text:p>6.639</text:p>
          </table:table-cell>
          <table:table-cell table:formula="of:=MIN([.B89:.F89])" office:value-type="float" office:value="6.273" calcext:value-type="float">
            <text:p/>
          </table:table-cell>
          <table:table-cell table:formula="of:=MAX([.B89:.F89])" office:value-type="float" office:value="6.702" calcext:value-type="float">
            <text:p/>
          </table:table-cell>
          <table:table-cell table:formula="of:=AVERAGE([.B89:.F89])" office:value-type="float" office:value="6.4624" calcext:value-type="float">
            <text:p/>
          </table:table-cell>
          <table:table-cell table:formula="of:=[.G89]/([.A89]*LOG([.A89]))" office:value-type="float" office:value="0.0366596688826578" calcext:value-type="float">
            <text:p/>
          </table:table-cell>
          <table:table-cell table:formula="of:=[.H88]/([.A89]*LOG([.A89]))" office:value-type="float" office:value="0.0394063681294057" calcext:value-type="float">
            <text:p/>
          </table:table-cell>
          <table:table-cell table:formula="of:=[.I89]/([.A89]*LOG([.A89]))" office:value-type="float" office:value="0.0377665302386877" calcext:value-type="float">
            <text:p/>
          </table:table-cell>
          <table:table-cell table:formula="of:=[.J89]/[.A89]" office:value-type="float" office:value="0.000416587146393839" calcext:value-type="float">
            <text:p/>
          </table:table-cell>
          <table:table-cell table:formula="of:=[.K89]/[.A89]" office:value-type="float" office:value="0.000447799637834155" calcext:value-type="float">
            <text:p/>
          </table:table-cell>
          <table:table-cell table:formula="of:=[.L89]/[.A89]" office:value-type="float" office:value="0.000429165116348724" calcext:value-type="float">
            <text:p/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97" calcext:value-type="float">
            <text:p>6.797</text:p>
          </table:table-cell>
          <table:table-cell office:value-type="float" office:value="6.403" calcext:value-type="float">
            <text:p>6.403</text:p>
          </table:table-cell>
          <table:table-cell office:value-type="float" office:value="7.001" calcext:value-type="float">
            <text:p>7.001</text:p>
          </table:table-cell>
          <table:table-cell office:value-type="float" office:value="6.836" calcext:value-type="float">
            <text:p>6.836</text:p>
          </table:table-cell>
          <table:table-cell office:value-type="float" office:value="6.91" calcext:value-type="float">
            <text:p>6.91</text:p>
          </table:table-cell>
          <table:table-cell table:formula="of:=MIN([.B90:.F90])" office:value-type="float" office:value="6.403" calcext:value-type="float">
            <text:p/>
          </table:table-cell>
          <table:table-cell table:formula="of:=MAX([.B90:.F90])" office:value-type="float" office:value="7.001" calcext:value-type="float">
            <text:p/>
          </table:table-cell>
          <table:table-cell table:formula="of:=AVERAGE([.B90:.F90])" office:value-type="float" office:value="6.7894" calcext:value-type="float">
            <text:p/>
          </table:table-cell>
          <table:table-cell table:formula="of:=[.G90]/([.A90]*LOG([.A90]))" office:value-type="float" office:value="0.0369058115510407" calcext:value-type="float">
            <text:p/>
          </table:table-cell>
          <table:table-cell table:formula="of:=[.H89]/([.A90]*LOG([.A90]))" office:value-type="float" office:value="0.038629197097466" calcext:value-type="float">
            <text:p/>
          </table:table-cell>
          <table:table-cell table:formula="of:=[.I90]/([.A90]*LOG([.A90]))" office:value-type="float" office:value="0.039132955949498" calcext:value-type="float">
            <text:p/>
          </table:table-cell>
          <table:table-cell table:formula="of:=[.J90]/[.A90]" office:value-type="float" office:value="0.000414672039899334" calcext:value-type="float">
            <text:p/>
          </table:table-cell>
          <table:table-cell table:formula="of:=[.K90]/[.A90]" office:value-type="float" office:value="0.000434035922443438" calcext:value-type="float">
            <text:p/>
          </table:table-cell>
          <table:table-cell table:formula="of:=[.L90]/[.A90]" office:value-type="float" office:value="0.000439696134264022" calcext:value-type="float">
            <text:p/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945" calcext:value-type="float">
            <text:p>6.945</text:p>
          </table:table-cell>
          <table:table-cell office:value-type="float" office:value="6.771" calcext:value-type="float">
            <text:p>6.771</text:p>
          </table:table-cell>
          <table:table-cell office:value-type="float" office:value="7.006" calcext:value-type="float">
            <text:p>7.006</text:p>
          </table:table-cell>
          <table:table-cell office:value-type="float" office:value="6.681" calcext:value-type="float">
            <text:p>6.681</text:p>
          </table:table-cell>
          <table:table-cell office:value-type="float" office:value="6.701" calcext:value-type="float">
            <text:p>6.701</text:p>
          </table:table-cell>
          <table:table-cell table:formula="of:=MIN([.B91:.F91])" office:value-type="float" office:value="6.681" calcext:value-type="float">
            <text:p/>
          </table:table-cell>
          <table:table-cell table:formula="of:=MAX([.B91:.F91])" office:value-type="float" office:value="7.006" calcext:value-type="float">
            <text:p/>
          </table:table-cell>
          <table:table-cell table:formula="of:=AVERAGE([.B91:.F91])" office:value-type="float" office:value="6.8208" calcext:value-type="float">
            <text:p/>
          </table:table-cell>
          <table:table-cell table:formula="of:=[.G91]/([.A91]*LOG([.A91]))" office:value-type="float" office:value="0.037985732566339" calcext:value-type="float">
            <text:p/>
          </table:table-cell>
          <table:table-cell table:formula="of:=[.H90]/([.A91]*LOG([.A91]))" office:value-type="float" office:value="0.0398051360121148" calcext:value-type="float">
            <text:p/>
          </table:table-cell>
          <table:table-cell table:formula="of:=[.I91]/([.A91]*LOG([.A91]))" office:value-type="float" office:value="0.0387805844467123" calcext:value-type="float">
            <text:p/>
          </table:table-cell>
          <table:table-cell table:formula="of:=[.J91]/[.A91]" office:value-type="float" office:value="0.000422063695181544" calcext:value-type="float">
            <text:p/>
          </table:table-cell>
          <table:table-cell table:formula="of:=[.K91]/[.A91]" office:value-type="float" office:value="0.000442279289023498" calcext:value-type="float">
            <text:p/>
          </table:table-cell>
          <table:table-cell table:formula="of:=[.L91]/[.A91]" office:value-type="float" office:value="0.000430895382741248" calcext:value-type="float">
            <text:p/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159" calcext:value-type="float">
            <text:p>7.159</text:p>
          </table:table-cell>
          <table:table-cell office:value-type="float" office:value="7.348" calcext:value-type="float">
            <text:p>7.348</text:p>
          </table:table-cell>
          <table:table-cell office:value-type="float" office:value="6.967" calcext:value-type="float">
            <text:p>6.967</text:p>
          </table:table-cell>
          <table:table-cell office:value-type="float" office:value="6.782" calcext:value-type="float">
            <text:p>6.782</text:p>
          </table:table-cell>
          <table:table-cell office:value-type="float" office:value="6.801" calcext:value-type="float">
            <text:p>6.801</text:p>
          </table:table-cell>
          <table:table-cell table:formula="of:=MIN([.B92:.F92])" office:value-type="float" office:value="6.782" calcext:value-type="float">
            <text:p/>
          </table:table-cell>
          <table:table-cell table:formula="of:=MAX([.B92:.F92])" office:value-type="float" office:value="7.348" calcext:value-type="float">
            <text:p/>
          </table:table-cell>
          <table:table-cell table:formula="of:=AVERAGE([.B92:.F92])" office:value-type="float" office:value="7.0114" calcext:value-type="float">
            <text:p/>
          </table:table-cell>
          <table:table-cell table:formula="of:=[.G92]/([.A92]*LOG([.A92]))" office:value-type="float" office:value="0.0380428268742048" calcext:value-type="float">
            <text:p/>
          </table:table-cell>
          <table:table-cell table:formula="of:=[.H91]/([.A92]*LOG([.A92]))" office:value-type="float" office:value="0.0392993283811087" calcext:value-type="float">
            <text:p/>
          </table:table-cell>
          <table:table-cell table:formula="of:=[.I92]/([.A92]*LOG([.A92]))" office:value-type="float" office:value="0.0393296190424358" calcext:value-type="float">
            <text:p/>
          </table:table-cell>
          <table:table-cell table:formula="of:=[.J92]/[.A92]" office:value-type="float" office:value="0.000418053042573679" calcext:value-type="float">
            <text:p/>
          </table:table-cell>
          <table:table-cell table:formula="of:=[.K92]/[.A92]" office:value-type="float" office:value="0.000431860751440755" calcext:value-type="float">
            <text:p/>
          </table:table-cell>
          <table:table-cell table:formula="of:=[.L92]/[.A92]" office:value-type="float" office:value="0.000432193615850943" calcext:value-type="float">
            <text:p/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882" calcext:value-type="float">
            <text:p>6.882</text:p>
          </table:table-cell>
          <table:table-cell office:value-type="float" office:value="7" calcext:value-type="float">
            <text:p>7</text:p>
          </table:table-cell>
          <table:table-cell office:value-type="float" office:value="6.938" calcext:value-type="float">
            <text:p>6.938</text:p>
          </table:table-cell>
          <table:table-cell office:value-type="float" office:value="6.969" calcext:value-type="float">
            <text:p>6.969</text:p>
          </table:table-cell>
          <table:table-cell office:value-type="float" office:value="6.685" calcext:value-type="float">
            <text:p>6.685</text:p>
          </table:table-cell>
          <table:table-cell table:formula="of:=MIN([.B93:.F93])" office:value-type="float" office:value="6.685" calcext:value-type="float">
            <text:p/>
          </table:table-cell>
          <table:table-cell table:formula="of:=MAX([.B93:.F93])" office:value-type="float" office:value="7" calcext:value-type="float">
            <text:p/>
          </table:table-cell>
          <table:table-cell table:formula="of:=AVERAGE([.B93:.F93])" office:value-type="float" office:value="6.8948" calcext:value-type="float">
            <text:p/>
          </table:table-cell>
          <table:table-cell table:formula="of:=[.G93]/([.A93]*LOG([.A93]))" office:value-type="float" office:value="0.0370014736146314" calcext:value-type="float">
            <text:p/>
          </table:table-cell>
          <table:table-cell table:formula="of:=[.H92]/([.A93]*LOG([.A93]))" office:value-type="float" office:value="0.0406711784772343" calcext:value-type="float">
            <text:p/>
          </table:table-cell>
          <table:table-cell table:formula="of:=[.I93]/([.A93]*LOG([.A93]))" office:value-type="float" office:value="0.0381627165711534" calcext:value-type="float">
            <text:p/>
          </table:table-cell>
          <table:table-cell table:formula="of:=[.J93]/[.A93]" office:value-type="float" office:value="0.00040218993059382" calcext:value-type="float">
            <text:p/>
          </table:table-cell>
          <table:table-cell table:formula="of:=[.K93]/[.A93]" office:value-type="float" office:value="0.00044207802692646" calcext:value-type="float">
            <text:p/>
          </table:table-cell>
          <table:table-cell table:formula="of:=[.L93]/[.A93]" office:value-type="float" office:value="0.000414812136642972" calcext:value-type="float">
            <text:p/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108" calcext:value-type="float">
            <text:p>7.108</text:p>
          </table:table-cell>
          <table:table-cell office:value-type="float" office:value="7.341" calcext:value-type="float">
            <text:p>7.341</text:p>
          </table:table-cell>
          <table:table-cell office:value-type="float" office:value="7.587" calcext:value-type="float">
            <text:p>7.587</text:p>
          </table:table-cell>
          <table:table-cell office:value-type="float" office:value="7.211" calcext:value-type="float">
            <text:p>7.211</text:p>
          </table:table-cell>
          <table:table-cell office:value-type="float" office:value="7.028" calcext:value-type="float">
            <text:p>7.028</text:p>
          </table:table-cell>
          <table:table-cell table:formula="of:=MIN([.B94:.F94])" office:value-type="float" office:value="7.028" calcext:value-type="float">
            <text:p/>
          </table:table-cell>
          <table:table-cell table:formula="of:=MAX([.B94:.F94])" office:value-type="float" office:value="7.587" calcext:value-type="float">
            <text:p/>
          </table:table-cell>
          <table:table-cell table:formula="of:=AVERAGE([.B94:.F94])" office:value-type="float" office:value="7.255" calcext:value-type="float">
            <text:p/>
          </table:table-cell>
          <table:table-cell table:formula="of:=[.G94]/([.A94]*LOG([.A94]))" office:value-type="float" office:value="0.0383899146947819" calcext:value-type="float">
            <text:p/>
          </table:table-cell>
          <table:table-cell table:formula="of:=[.H93]/([.A94]*LOG([.A94]))" office:value-type="float" office:value="0.038236966827472" calcext:value-type="float">
            <text:p/>
          </table:table-cell>
          <table:table-cell table:formula="of:=[.I94]/([.A94]*LOG([.A94]))" office:value-type="float" office:value="0.0396298849047585" calcext:value-type="float">
            <text:p/>
          </table:table-cell>
          <table:table-cell table:formula="of:=[.J94]/[.A94]" office:value-type="float" office:value="0.000412794781664321" calcext:value-type="float">
            <text:p/>
          </table:table-cell>
          <table:table-cell table:formula="of:=[.K94]/[.A94]" office:value-type="float" office:value="0.000411150180940559" calcext:value-type="float">
            <text:p/>
          </table:table-cell>
          <table:table-cell table:formula="of:=[.L94]/[.A94]" office:value-type="float" office:value="0.000426127794674822" calcext:value-type="float">
            <text:p/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76" calcext:value-type="float">
            <text:p>7.576</text:p>
          </table:table-cell>
          <table:table-cell office:value-type="float" office:value="7.202" calcext:value-type="float">
            <text:p>7.202</text:p>
          </table:table-cell>
          <table:table-cell office:value-type="float" office:value="7.509" calcext:value-type="float">
            <text:p>7.509</text:p>
          </table:table-cell>
          <table:table-cell office:value-type="float" office:value="7.426" calcext:value-type="float">
            <text:p>7.426</text:p>
          </table:table-cell>
          <table:table-cell office:value-type="float" office:value="7.302" calcext:value-type="float">
            <text:p>7.302</text:p>
          </table:table-cell>
          <table:table-cell table:formula="of:=MIN([.B95:.F95])" office:value-type="float" office:value="7.202" calcext:value-type="float">
            <text:p/>
          </table:table-cell>
          <table:table-cell table:formula="of:=MAX([.B95:.F95])" office:value-type="float" office:value="7.576" calcext:value-type="float">
            <text:p/>
          </table:table-cell>
          <table:table-cell table:formula="of:=AVERAGE([.B95:.F95])" office:value-type="float" office:value="7.403" calcext:value-type="float">
            <text:p/>
          </table:table-cell>
          <table:table-cell table:formula="of:=[.G95]/([.A95]*LOG([.A95]))" office:value-type="float" office:value="0.0388302365388125" calcext:value-type="float">
            <text:p/>
          </table:table-cell>
          <table:table-cell table:formula="of:=[.H94]/([.A95]*LOG([.A95]))" office:value-type="float" office:value="0.0409059989752806" calcext:value-type="float">
            <text:p/>
          </table:table-cell>
          <table:table-cell table:formula="of:=[.I95]/([.A95]*LOG([.A95]))" office:value-type="float" office:value="0.0399139462783712" calcext:value-type="float">
            <text:p/>
          </table:table-cell>
          <table:table-cell table:formula="of:=[.J95]/[.A95]" office:value-type="float" office:value="0.000413087622753325" calcext:value-type="float">
            <text:p/>
          </table:table-cell>
          <table:table-cell table:formula="of:=[.K95]/[.A95]" office:value-type="float" office:value="0.000435170201864687" calcext:value-type="float">
            <text:p/>
          </table:table-cell>
          <table:table-cell table:formula="of:=[.L95]/[.A95]" office:value-type="float" office:value="0.000424616449769906" calcext:value-type="float">
            <text:p/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606" calcext:value-type="float">
            <text:p>7.606</text:p>
          </table:table-cell>
          <table:table-cell office:value-type="float" office:value="7.996" calcext:value-type="float">
            <text:p>7.996</text:p>
          </table:table-cell>
          <table:table-cell office:value-type="float" office:value="7.573" calcext:value-type="float">
            <text:p>7.573</text:p>
          </table:table-cell>
          <table:table-cell office:value-type="float" office:value="7.527" calcext:value-type="float">
            <text:p>7.527</text:p>
          </table:table-cell>
          <table:table-cell office:value-type="float" office:value="7.848" calcext:value-type="float">
            <text:p>7.848</text:p>
          </table:table-cell>
          <table:table-cell table:formula="of:=MIN([.B96:.F96])" office:value-type="float" office:value="7.527" calcext:value-type="float">
            <text:p/>
          </table:table-cell>
          <table:table-cell table:formula="of:=MAX([.B96:.F96])" office:value-type="float" office:value="7.996" calcext:value-type="float">
            <text:p/>
          </table:table-cell>
          <table:table-cell table:formula="of:=AVERAGE([.B96:.F96])" office:value-type="float" office:value="7.71" calcext:value-type="float">
            <text:p/>
          </table:table-cell>
          <table:table-cell table:formula="of:=[.G96]/([.A96]*LOG([.A96]))" office:value-type="float" office:value="0.0400620080255333" calcext:value-type="float">
            <text:p/>
          </table:table-cell>
          <table:table-cell table:formula="of:=[.H95]/([.A96]*LOG([.A96]))" office:value-type="float" office:value="0.0403228075995005" calcext:value-type="float">
            <text:p/>
          </table:table-cell>
          <table:table-cell table:formula="of:=[.I96]/([.A96]*LOG([.A96]))" office:value-type="float" office:value="0.0410360145976965" calcext:value-type="float">
            <text:p/>
          </table:table-cell>
          <table:table-cell table:formula="of:=[.J96]/[.A96]" office:value-type="float" office:value="0.000421705347637192" calcext:value-type="float">
            <text:p/>
          </table:table-cell>
          <table:table-cell table:formula="of:=[.K96]/[.A96]" office:value-type="float" office:value="0.000424450606310531" calcext:value-type="float">
            <text:p/>
          </table:table-cell>
          <table:table-cell table:formula="of:=[.L96]/[.A96]" office:value-type="float" office:value="0.000431958048396805" calcext:value-type="float">
            <text:p/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498" calcext:value-type="float">
            <text:p>7.498</text:p>
          </table:table-cell>
          <table:table-cell office:value-type="float" office:value="7.282" calcext:value-type="float">
            <text:p>7.282</text:p>
          </table:table-cell>
          <table:table-cell office:value-type="float" office:value="7.488" calcext:value-type="float">
            <text:p>7.488</text:p>
          </table:table-cell>
          <table:table-cell office:value-type="float" office:value="7.485" calcext:value-type="float">
            <text:p>7.485</text:p>
          </table:table-cell>
          <table:table-cell office:value-type="float" office:value="7.313" calcext:value-type="float">
            <text:p>7.313</text:p>
          </table:table-cell>
          <table:table-cell table:formula="of:=MIN([.B97:.F97])" office:value-type="float" office:value="7.282" calcext:value-type="float">
            <text:p/>
          </table:table-cell>
          <table:table-cell table:formula="of:=MAX([.B97:.F97])" office:value-type="float" office:value="7.498" calcext:value-type="float">
            <text:p/>
          </table:table-cell>
          <table:table-cell table:formula="of:=AVERAGE([.B97:.F97])" office:value-type="float" office:value="7.4132" calcext:value-type="float">
            <text:p/>
          </table:table-cell>
          <table:table-cell table:formula="of:=[.G97]/([.A97]*LOG([.A97]))" office:value-type="float" office:value="0.0382662904058561" calcext:value-type="float">
            <text:p/>
          </table:table-cell>
          <table:table-cell table:formula="of:=[.H96]/([.A97]*LOG([.A97]))" office:value-type="float" office:value="0.0420182996546589" calcext:value-type="float">
            <text:p/>
          </table:table-cell>
          <table:table-cell table:formula="of:=[.I97]/([.A97]*LOG([.A97]))" office:value-type="float" office:value="0.0389557352426109" calcext:value-type="float">
            <text:p/>
          </table:table-cell>
          <table:table-cell table:formula="of:=[.J97]/[.A97]" office:value-type="float" office:value="0.000398607191727668" calcext:value-type="float">
            <text:p/>
          </table:table-cell>
          <table:table-cell table:formula="of:=[.K97]/[.A97]" office:value-type="float" office:value="0.000437690621402696" calcext:value-type="float">
            <text:p/>
          </table:table-cell>
          <table:table-cell table:formula="of:=[.L97]/[.A97]" office:value-type="float" office:value="0.000405788908777197" calcext:value-type="float">
            <text:p/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59" calcext:value-type="float">
            <text:p>7.59</text:p>
          </table:table-cell>
          <table:table-cell office:value-type="float" office:value="7.463" calcext:value-type="float">
            <text:p>7.463</text:p>
          </table:table-cell>
          <table:table-cell office:value-type="float" office:value="8.035" calcext:value-type="float">
            <text:p>8.035</text:p>
          </table:table-cell>
          <table:table-cell office:value-type="float" office:value="7.569" calcext:value-type="float">
            <text:p>7.569</text:p>
          </table:table-cell>
          <table:table-cell office:value-type="float" office:value="7.497" calcext:value-type="float">
            <text:p>7.497</text:p>
          </table:table-cell>
          <table:table-cell table:formula="of:=MIN([.B98:.F98])" office:value-type="float" office:value="7.463" calcext:value-type="float">
            <text:p/>
          </table:table-cell>
          <table:table-cell table:formula="of:=MAX([.B98:.F98])" office:value-type="float" office:value="8.035" calcext:value-type="float">
            <text:p/>
          </table:table-cell>
          <table:table-cell table:formula="of:=AVERAGE([.B98:.F98])" office:value-type="float" office:value="7.6308" calcext:value-type="float">
            <text:p/>
          </table:table-cell>
          <table:table-cell table:formula="of:=[.G98]/([.A98]*LOG([.A98]))" office:value-type="float" office:value="0.0387252058215494" calcext:value-type="float">
            <text:p/>
          </table:table-cell>
          <table:table-cell table:formula="of:=[.H97]/([.A98]*LOG([.A98]))" office:value-type="float" office:value="0.0389068194090818" calcext:value-type="float">
            <text:p/>
          </table:table-cell>
          <table:table-cell table:formula="of:=[.I98]/([.A98]*LOG([.A98]))" office:value-type="float" office:value="0.0395959132497761" calcext:value-type="float">
            <text:p/>
          </table:table-cell>
          <table:table-cell table:formula="of:=[.J98]/[.A98]" office:value-type="float" office:value="0.000399228925995354" calcext:value-type="float">
            <text:p/>
          </table:table-cell>
          <table:table-cell table:formula="of:=[.K98]/[.A98]" office:value-type="float" office:value="0.000401101231021461" calcext:value-type="float">
            <text:p/>
          </table:table-cell>
          <table:table-cell table:formula="of:=[.L98]/[.A98]" office:value-type="float" office:value="0.000408205291234805" calcext:value-type="float">
            <text:p/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179" calcext:value-type="float">
            <text:p>8.179</text:p>
          </table:table-cell>
          <table:table-cell office:value-type="float" office:value="8.261" calcext:value-type="float">
            <text:p>8.261</text:p>
          </table:table-cell>
          <table:table-cell office:value-type="float" office:value="8.099" calcext:value-type="float">
            <text:p>8.099</text:p>
          </table:table-cell>
          <table:table-cell office:value-type="float" office:value="7.909" calcext:value-type="float">
            <text:p>7.909</text:p>
          </table:table-cell>
          <table:table-cell office:value-type="float" office:value="7.603" calcext:value-type="float">
            <text:p>7.603</text:p>
          </table:table-cell>
          <table:table-cell table:formula="of:=MIN([.B99:.F99])" office:value-type="float" office:value="7.603" calcext:value-type="float">
            <text:p/>
          </table:table-cell>
          <table:table-cell table:formula="of:=MAX([.B99:.F99])" office:value-type="float" office:value="8.261" calcext:value-type="float">
            <text:p/>
          </table:table-cell>
          <table:table-cell table:formula="of:=AVERAGE([.B99:.F99])" office:value-type="float" office:value="8.0102" calcext:value-type="float">
            <text:p/>
          </table:table-cell>
          <table:table-cell table:formula="of:=[.G99]/([.A99]*LOG([.A99]))" office:value-type="float" office:value="0.0389617400053786" calcext:value-type="float">
            <text:p/>
          </table:table-cell>
          <table:table-cell table:formula="of:=[.H98]/([.A99]*LOG([.A99]))" office:value-type="float" office:value="0.0411755334661603" calcext:value-type="float">
            <text:p/>
          </table:table-cell>
          <table:table-cell table:formula="of:=[.I99]/([.A99]*LOG([.A99]))" office:value-type="float" office:value="0.0410484453230414" calcext:value-type="float">
            <text:p/>
          </table:table-cell>
          <table:table-cell table:formula="of:=[.J99]/[.A99]" office:value-type="float" office:value="0.000397568775565087" calcext:value-type="float">
            <text:p/>
          </table:table-cell>
          <table:table-cell table:formula="of:=[.K99]/[.A99]" office:value-type="float" office:value="0.000420158504756738" calcext:value-type="float">
            <text:p/>
          </table:table-cell>
          <table:table-cell table:formula="of:=[.L99]/[.A99]" office:value-type="float" office:value="0.00041886168696981" calcext:value-type="float">
            <text:p/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232" calcext:value-type="float">
            <text:p>8.232</text:p>
          </table:table-cell>
          <table:table-cell office:value-type="float" office:value="8.65" calcext:value-type="float">
            <text:p>8.65</text:p>
          </table:table-cell>
          <table:table-cell office:value-type="float" office:value="7.873" calcext:value-type="float">
            <text:p>7.873</text:p>
          </table:table-cell>
          <table:table-cell office:value-type="float" office:value="7.984" calcext:value-type="float">
            <text:p>7.984</text:p>
          </table:table-cell>
          <table:table-cell office:value-type="float" office:value="8.673" calcext:value-type="float">
            <text:p>8.673</text:p>
          </table:table-cell>
          <table:table-cell table:formula="of:=MIN([.B100:.F100])" office:value-type="float" office:value="7.873" calcext:value-type="float">
            <text:p/>
          </table:table-cell>
          <table:table-cell table:formula="of:=MAX([.B100:.F100])" office:value-type="float" office:value="8.673" calcext:value-type="float">
            <text:p/>
          </table:table-cell>
          <table:table-cell table:formula="of:=AVERAGE([.B100:.F100])" office:value-type="float" office:value="8.2824" calcext:value-type="float">
            <text:p/>
          </table:table-cell>
          <table:table-cell table:formula="of:=[.G100]/([.A100]*LOG([.A100]))" office:value-type="float" office:value="0.0398495941244863" calcext:value-type="float">
            <text:p/>
          </table:table-cell>
          <table:table-cell table:formula="of:=[.H99]/([.A100]*LOG([.A100]))" office:value-type="float" office:value="0.0418134760653348" calcext:value-type="float">
            <text:p/>
          </table:table-cell>
          <table:table-cell table:formula="of:=[.I100]/([.A100]*LOG([.A100]))" office:value-type="float" office:value="0.0419217932651651" calcext:value-type="float">
            <text:p/>
          </table:table-cell>
          <table:table-cell table:formula="of:=[.J100]/[.A100]" office:value-type="float" office:value="0.000402521152772589" calcext:value-type="float">
            <text:p/>
          </table:table-cell>
          <table:table-cell table:formula="of:=[.K100]/[.A100]" office:value-type="float" office:value="0.000422358344094291" calcext:value-type="float">
            <text:p/>
          </table:table-cell>
          <table:table-cell table:formula="of:=[.L100]/[.A100]" office:value-type="float" office:value="0.00042345245722389" calcext:value-type="float">
            <text:p/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8" calcext:value-type="float">
            <text:p>7.98</text:p>
          </table:table-cell>
          <table:table-cell office:value-type="float" office:value="7.901" calcext:value-type="float">
            <text:p>7.901</text:p>
          </table:table-cell>
          <table:table-cell office:value-type="float" office:value="8.201" calcext:value-type="float">
            <text:p>8.201</text:p>
          </table:table-cell>
          <table:table-cell office:value-type="float" office:value="8.135" calcext:value-type="float">
            <text:p>8.135</text:p>
          </table:table-cell>
          <table:table-cell office:value-type="float" office:value="8.005" calcext:value-type="float">
            <text:p>8.005</text:p>
          </table:table-cell>
          <table:table-cell table:formula="of:=MIN([.B101:.F101])" office:value-type="float" office:value="7.901" calcext:value-type="float">
            <text:p/>
          </table:table-cell>
          <table:table-cell table:formula="of:=MAX([.B101:.F101])" office:value-type="float" office:value="8.201" calcext:value-type="float">
            <text:p/>
          </table:table-cell>
          <table:table-cell table:formula="of:=AVERAGE([.B101:.F101])" office:value-type="float" office:value="8.0444" calcext:value-type="float">
            <text:p/>
          </table:table-cell>
          <table:table-cell table:formula="of:=[.G101]/([.A101]*LOG([.A101]))" office:value-type="float" office:value="0.039505" calcext:value-type="float">
            <text:p/>
          </table:table-cell>
          <table:table-cell table:formula="of:=[.H100]/([.A101]*LOG([.A101]))" office:value-type="float" office:value="0.043365" calcext:value-type="float">
            <text:p/>
          </table:table-cell>
          <table:table-cell table:formula="of:=[.I101]/([.A101]*LOG([.A101]))" office:value-type="float" office:value="0.040222" calcext:value-type="float">
            <text:p/>
          </table:table-cell>
          <table:table-cell table:formula="of:=[.J101]/[.A101]" office:value-type="float" office:value="0.00039505" calcext:value-type="float">
            <text:p/>
          </table:table-cell>
          <table:table-cell table:formula="of:=[.K101]/[.A101]" office:value-type="float" office:value="0.00043365" calcext:value-type="float">
            <text:p/>
          </table:table-cell>
          <table:table-cell table:formula="of:=[.L101]/[.A101]" office:value-type="float" office:value="0.00040222" calcext:value-type="float">
            <text:p/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352" calcext:value-type="float">
            <text:p>8.352</text:p>
          </table:table-cell>
          <table:table-cell office:value-type="float" office:value="8.132" calcext:value-type="float">
            <text:p>8.132</text:p>
          </table:table-cell>
          <table:table-cell office:value-type="float" office:value="8.922" calcext:value-type="float">
            <text:p>8.922</text:p>
          </table:table-cell>
          <table:table-cell office:value-type="float" office:value="9.14" calcext:value-type="float">
            <text:p>9.14</text:p>
          </table:table-cell>
          <table:table-cell office:value-type="float" office:value="8.096" calcext:value-type="float">
            <text:p>8.096</text:p>
          </table:table-cell>
          <table:table-cell table:formula="of:=MIN([.B102:.F102])" office:value-type="float" office:value="8.096" calcext:value-type="float">
            <text:p/>
          </table:table-cell>
          <table:table-cell table:formula="of:=MAX([.B102:.F102])" office:value-type="float" office:value="9.14" calcext:value-type="float">
            <text:p/>
          </table:table-cell>
          <table:table-cell table:formula="of:=AVERAGE([.B102:.F102])" office:value-type="float" office:value="8.5284" calcext:value-type="float">
            <text:p/>
          </table:table-cell>
          <table:table-cell table:formula="of:=[.G102]/([.A102]*LOG([.A102]))" office:value-type="float" office:value="0.0399927960107045" calcext:value-type="float">
            <text:p/>
          </table:table-cell>
          <table:table-cell table:formula="of:=[.H101]/([.A102]*LOG([.A102]))" office:value-type="float" office:value="0.0405114772830765" calcext:value-type="float">
            <text:p/>
          </table:table-cell>
          <table:table-cell table:formula="of:=[.I102]/([.A102]*LOG([.A102]))" office:value-type="float" office:value="0.0421287748885489" calcext:value-type="float">
            <text:p/>
          </table:table-cell>
          <table:table-cell table:formula="of:=[.J102]/[.A102]" office:value-type="float" office:value="0.000395968277333708" calcext:value-type="float">
            <text:p/>
          </table:table-cell>
          <table:table-cell table:formula="of:=[.K102]/[.A102]" office:value-type="float" office:value="0.000401103735476005" calcext:value-type="float">
            <text:p/>
          </table:table-cell>
          <table:table-cell table:formula="of:=[.L102]/[.A102]" office:value-type="float" office:value="0.00041711658305494" calcext:value-type="float">
            <text:p/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735" calcext:value-type="float">
            <text:p>8.735</text:p>
          </table:table-cell>
          <table:table-cell office:value-type="float" office:value="9.075" calcext:value-type="float">
            <text:p>9.075</text:p>
          </table:table-cell>
          <table:table-cell office:value-type="float" office:value="8.516" calcext:value-type="float">
            <text:p>8.516</text:p>
          </table:table-cell>
          <table:table-cell office:value-type="float" office:value="8.914" calcext:value-type="float">
            <text:p>8.914</text:p>
          </table:table-cell>
          <table:table-cell office:value-type="float" office:value="8.576" calcext:value-type="float">
            <text:p>8.576</text:p>
          </table:table-cell>
          <table:table-cell table:formula="of:=MIN([.B103:.F103])" office:value-type="float" office:value="8.516" calcext:value-type="float">
            <text:p/>
          </table:table-cell>
          <table:table-cell table:formula="of:=MAX([.B103:.F103])" office:value-type="float" office:value="9.075" calcext:value-type="float">
            <text:p/>
          </table:table-cell>
          <table:table-cell table:formula="of:=AVERAGE([.B103:.F103])" office:value-type="float" office:value="8.7632" calcext:value-type="float">
            <text:p/>
          </table:table-cell>
          <table:table-cell table:formula="of:=[.G103]/([.A103]*LOG([.A103]))" office:value-type="float" office:value="0.0415663591252185" calcext:value-type="float">
            <text:p/>
          </table:table-cell>
          <table:table-cell table:formula="of:=[.H102]/([.A103]*LOG([.A103]))" office:value-type="float" office:value="0.0446120857684942" calcext:value-type="float">
            <text:p/>
          </table:table-cell>
          <table:table-cell table:formula="of:=[.I103]/([.A103]*LOG([.A103]))" office:value-type="float" office:value="0.0427729354492854" calcext:value-type="float">
            <text:p/>
          </table:table-cell>
          <table:table-cell table:formula="of:=[.J103]/[.A103]" office:value-type="float" office:value="0.000407513324757044" calcext:value-type="float">
            <text:p/>
          </table:table-cell>
          <table:table-cell table:formula="of:=[.K103]/[.A103]" office:value-type="float" office:value="0.000437373389887198" calcext:value-type="float">
            <text:p/>
          </table:table-cell>
          <table:table-cell table:formula="of:=[.L103]/[.A103]" office:value-type="float" office:value="0.000419342504404759" calcext:value-type="float">
            <text:p/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663" calcext:value-type="float">
            <text:p>8.663</text:p>
          </table:table-cell>
          <table:table-cell office:value-type="float" office:value="8.318" calcext:value-type="float">
            <text:p>8.318</text:p>
          </table:table-cell>
          <table:table-cell office:value-type="float" office:value="8.797" calcext:value-type="float">
            <text:p>8.797</text:p>
          </table:table-cell>
          <table:table-cell office:value-type="float" office:value="8.441" calcext:value-type="float">
            <text:p>8.441</text:p>
          </table:table-cell>
          <table:table-cell office:value-type="float" office:value="8.87" calcext:value-type="float">
            <text:p>8.87</text:p>
          </table:table-cell>
          <table:table-cell table:formula="of:=MIN([.B104:.F104])" office:value-type="float" office:value="8.318" calcext:value-type="float">
            <text:p/>
          </table:table-cell>
          <table:table-cell table:formula="of:=MAX([.B104:.F104])" office:value-type="float" office:value="8.87" calcext:value-type="float">
            <text:p/>
          </table:table-cell>
          <table:table-cell table:formula="of:=AVERAGE([.B104:.F104])" office:value-type="float" office:value="8.6178" calcext:value-type="float">
            <text:p/>
          </table:table-cell>
          <table:table-cell table:formula="of:=[.G104]/([.A104]*LOG([.A104]))" office:value-type="float" office:value="0.0401211188675363" calcext:value-type="float">
            <text:p/>
          </table:table-cell>
          <table:table-cell table:formula="of:=[.H103]/([.A104]*LOG([.A104]))" office:value-type="float" office:value="0.043772439735861" calcext:value-type="float">
            <text:p/>
          </table:table-cell>
          <table:table-cell table:formula="of:=[.I104]/([.A104]*LOG([.A104]))" office:value-type="float" office:value="0.0415671769868543" calcext:value-type="float">
            <text:p/>
          </table:table-cell>
          <table:table-cell table:formula="of:=[.J104]/[.A104]" office:value-type="float" office:value="0.000389525425898411" calcext:value-type="float">
            <text:p/>
          </table:table-cell>
          <table:table-cell table:formula="of:=[.K104]/[.A104]" office:value-type="float" office:value="0.000424975143066612" calcext:value-type="float">
            <text:p/>
          </table:table-cell>
          <table:table-cell table:formula="of:=[.L104]/[.A104]" office:value-type="float" office:value="0.00040356482511509" calcext:value-type="float">
            <text:p/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4" calcext:value-type="float">
            <text:p>8.84</text:p>
          </table:table-cell>
          <table:table-cell office:value-type="float" office:value="8.549" calcext:value-type="float">
            <text:p>8.549</text:p>
          </table:table-cell>
          <table:table-cell office:value-type="float" office:value="9.556" calcext:value-type="float">
            <text:p>9.556</text:p>
          </table:table-cell>
          <table:table-cell office:value-type="float" office:value="8.917" calcext:value-type="float">
            <text:p>8.917</text:p>
          </table:table-cell>
          <table:table-cell office:value-type="float" office:value="9.047" calcext:value-type="float">
            <text:p>9.047</text:p>
          </table:table-cell>
          <table:table-cell table:formula="of:=MIN([.B105:.F105])" office:value-type="float" office:value="8.549" calcext:value-type="float">
            <text:p/>
          </table:table-cell>
          <table:table-cell table:formula="of:=MAX([.B105:.F105])" office:value-type="float" office:value="9.556" calcext:value-type="float">
            <text:p/>
          </table:table-cell>
          <table:table-cell table:formula="of:=AVERAGE([.B105:.F105])" office:value-type="float" office:value="8.9818" calcext:value-type="float">
            <text:p/>
          </table:table-cell>
          <table:table-cell table:formula="of:=[.G105]/([.A105]*LOG([.A105]))" office:value-type="float" office:value="0.0407538742545032" calcext:value-type="float">
            <text:p/>
          </table:table-cell>
          <table:table-cell table:formula="of:=[.H104]/([.A105]*LOG([.A105]))" office:value-type="float" office:value="0.042284110964726" calcext:value-type="float">
            <text:p/>
          </table:table-cell>
          <table:table-cell table:formula="of:=[.I105]/([.A105]*LOG([.A105]))" office:value-type="float" office:value="0.0428170719123987" calcext:value-type="float">
            <text:p/>
          </table:table-cell>
          <table:table-cell table:formula="of:=[.J105]/[.A105]" office:value-type="float" office:value="0.000391864175524069" calcext:value-type="float">
            <text:p/>
          </table:table-cell>
          <table:table-cell table:formula="of:=[.K105]/[.A105]" office:value-type="float" office:value="0.000406577990045443" calcext:value-type="float">
            <text:p/>
          </table:table-cell>
          <table:table-cell table:formula="of:=[.L105]/[.A105]" office:value-type="float" office:value="0.000411702614542295" calcext:value-type="float">
            <text:p/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77" calcext:value-type="float">
            <text:p>9.77</text:p>
          </table:table-cell>
          <table:table-cell office:value-type="float" office:value="9.366" calcext:value-type="float">
            <text:p>9.366</text:p>
          </table:table-cell>
          <table:table-cell office:value-type="float" office:value="9.145" calcext:value-type="float">
            <text:p>9.145</text:p>
          </table:table-cell>
          <table:table-cell office:value-type="float" office:value="9.403" calcext:value-type="float">
            <text:p>9.403</text:p>
          </table:table-cell>
          <table:table-cell office:value-type="float" office:value="9.08" calcext:value-type="float">
            <text:p>9.08</text:p>
          </table:table-cell>
          <table:table-cell table:formula="of:=MIN([.B106:.F106])" office:value-type="float" office:value="9.08" calcext:value-type="float">
            <text:p/>
          </table:table-cell>
          <table:table-cell table:formula="of:=MAX([.B106:.F106])" office:value-type="float" office:value="9.77" calcext:value-type="float">
            <text:p/>
          </table:table-cell>
          <table:table-cell table:formula="of:=AVERAGE([.B106:.F106])" office:value-type="float" office:value="9.3528" calcext:value-type="float">
            <text:p/>
          </table:table-cell>
          <table:table-cell table:formula="of:=[.G106]/([.A106]*LOG([.A106]))" office:value-type="float" office:value="0.0427848052213531" calcext:value-type="float">
            <text:p/>
          </table:table-cell>
          <table:table-cell table:formula="of:=[.H105]/([.A106]*LOG([.A106]))" office:value-type="float" office:value="0.0450277091074064" calcext:value-type="float">
            <text:p/>
          </table:table-cell>
          <table:table-cell table:formula="of:=[.I106]/([.A106]*LOG([.A106]))" office:value-type="float" office:value="0.0440702341711752" calcext:value-type="float">
            <text:p/>
          </table:table-cell>
          <table:table-cell table:formula="of:=[.J106]/[.A106]" office:value-type="float" office:value="0.000407474335441458" calcext:value-type="float">
            <text:p/>
          </table:table-cell>
          <table:table-cell table:formula="of:=[.K106]/[.A106]" office:value-type="float" office:value="0.000428835324832442" calcext:value-type="float">
            <text:p/>
          </table:table-cell>
          <table:table-cell table:formula="of:=[.L106]/[.A106]" office:value-type="float" office:value="0.000419716515915955" calcext:value-type="float">
            <text:p/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094" calcext:value-type="float">
            <text:p>9.094</text:p>
          </table:table-cell>
          <table:table-cell office:value-type="float" office:value="8.796" calcext:value-type="float">
            <text:p>8.796</text:p>
          </table:table-cell>
          <table:table-cell office:value-type="float" office:value="9.098" calcext:value-type="float">
            <text:p>9.098</text:p>
          </table:table-cell>
          <table:table-cell office:value-type="float" office:value="9.061" calcext:value-type="float">
            <text:p>9.061</text:p>
          </table:table-cell>
          <table:table-cell office:value-type="float" office:value="9" calcext:value-type="float">
            <text:p>9</text:p>
          </table:table-cell>
          <table:table-cell table:formula="of:=MIN([.B107:.F107])" office:value-type="float" office:value="8.796" calcext:value-type="float">
            <text:p/>
          </table:table-cell>
          <table:table-cell table:formula="of:=MAX([.B107:.F107])" office:value-type="float" office:value="9.098" calcext:value-type="float">
            <text:p/>
          </table:table-cell>
          <table:table-cell table:formula="of:=AVERAGE([.B107:.F107])" office:value-type="float" office:value="9.0098" calcext:value-type="float">
            <text:p/>
          </table:table-cell>
          <table:table-cell table:formula="of:=[.G107]/([.A107]*LOG([.A107]))" office:value-type="float" office:value="0.0409721482066727" calcext:value-type="float">
            <text:p/>
          </table:table-cell>
          <table:table-cell table:formula="of:=[.H106]/([.A107]*LOG([.A107]))" office:value-type="float" office:value="0.0455090823077754" calcext:value-type="float">
            <text:p/>
          </table:table-cell>
          <table:table-cell table:formula="of:=[.I107]/([.A107]*LOG([.A107]))" office:value-type="float" office:value="0.0419680378481673" calcext:value-type="float">
            <text:p/>
          </table:table-cell>
          <table:table-cell table:formula="of:=[.J107]/[.A107]" office:value-type="float" office:value="0.00038652970006295" calcext:value-type="float">
            <text:p/>
          </table:table-cell>
          <table:table-cell table:formula="of:=[.K107]/[.A107]" office:value-type="float" office:value="0.000429330965167693" calcext:value-type="float">
            <text:p/>
          </table:table-cell>
          <table:table-cell table:formula="of:=[.L107]/[.A107]" office:value-type="float" office:value="0.000395924885360069" calcext:value-type="float">
            <text:p/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473" calcext:value-type="float">
            <text:p>9.473</text:p>
          </table:table-cell>
          <table:table-cell office:value-type="float" office:value="9.06" calcext:value-type="float">
            <text:p>9.06</text:p>
          </table:table-cell>
          <table:table-cell office:value-type="float" office:value="10.051" calcext:value-type="float">
            <text:p>10.051</text:p>
          </table:table-cell>
          <table:table-cell office:value-type="float" office:value="9.359" calcext:value-type="float">
            <text:p>9.359</text:p>
          </table:table-cell>
          <table:table-cell office:value-type="float" office:value="9.316" calcext:value-type="float">
            <text:p>9.316</text:p>
          </table:table-cell>
          <table:table-cell table:formula="of:=MIN([.B108:.F108])" office:value-type="float" office:value="9.06" calcext:value-type="float">
            <text:p/>
          </table:table-cell>
          <table:table-cell table:formula="of:=MAX([.B108:.F108])" office:value-type="float" office:value="10.051" calcext:value-type="float">
            <text:p/>
          </table:table-cell>
          <table:table-cell table:formula="of:=AVERAGE([.B108:.F108])" office:value-type="float" office:value="9.4518" calcext:value-type="float">
            <text:p/>
          </table:table-cell>
          <table:table-cell table:formula="of:=[.G108]/([.A108]*LOG([.A108]))" office:value-type="float" office:value="0.0417234522751743" calcext:value-type="float">
            <text:p/>
          </table:table-cell>
          <table:table-cell table:formula="of:=[.H107]/([.A108]*LOG([.A108]))" office:value-type="float" office:value="0.041898451302377" calcext:value-type="float">
            <text:p/>
          </table:table-cell>
          <table:table-cell table:formula="of:=[.I108]/([.A108]*LOG([.A108]))" office:value-type="float" office:value="0.0435277843503854" calcext:value-type="float">
            <text:p/>
          </table:table-cell>
          <table:table-cell table:formula="of:=[.J108]/[.A108]" office:value-type="float" office:value="0.00038993880631004" calcext:value-type="float">
            <text:p/>
          </table:table-cell>
          <table:table-cell table:formula="of:=[.K108]/[.A108]" office:value-type="float" office:value="0.000391574311237168" calcext:value-type="float">
            <text:p/>
          </table:table-cell>
          <table:table-cell table:formula="of:=[.L108]/[.A108]" office:value-type="float" office:value="0.000406801722900799" calcext:value-type="float">
            <text:p/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733" calcext:value-type="float">
            <text:p>9.733</text:p>
          </table:table-cell>
          <table:table-cell office:value-type="float" office:value="10.166" calcext:value-type="float">
            <text:p>10.166</text:p>
          </table:table-cell>
          <table:table-cell office:value-type="float" office:value="9.188" calcext:value-type="float">
            <text:p>9.188</text:p>
          </table:table-cell>
          <table:table-cell office:value-type="float" office:value="10.2" calcext:value-type="float">
            <text:p>10.2</text:p>
          </table:table-cell>
          <table:table-cell office:value-type="float" office:value="9.552" calcext:value-type="float">
            <text:p>9.552</text:p>
          </table:table-cell>
          <table:table-cell table:formula="of:=MIN([.B109:.F109])" office:value-type="float" office:value="9.188" calcext:value-type="float">
            <text:p/>
          </table:table-cell>
          <table:table-cell table:formula="of:=MAX([.B109:.F109])" office:value-type="float" office:value="10.2" calcext:value-type="float">
            <text:p/>
          </table:table-cell>
          <table:table-cell table:formula="of:=AVERAGE([.B109:.F109])" office:value-type="float" office:value="9.7678" calcext:value-type="float">
            <text:p/>
          </table:table-cell>
          <table:table-cell table:formula="of:=[.G109]/([.A109]*LOG([.A109]))" office:value-type="float" office:value="0.0418378480356158" calcext:value-type="float">
            <text:p/>
          </table:table-cell>
          <table:table-cell table:formula="of:=[.H108]/([.A109]*LOG([.A109]))" office:value-type="float" office:value="0.0457675457777508" calcext:value-type="float">
            <text:p/>
          </table:table-cell>
          <table:table-cell table:formula="of:=[.I109]/([.A109]*LOG([.A109]))" office:value-type="float" office:value="0.0444779856380374" calcext:value-type="float">
            <text:p/>
          </table:table-cell>
          <table:table-cell table:formula="of:=[.J109]/[.A109]" office:value-type="float" office:value="0.000387387481811257" calcext:value-type="float">
            <text:p/>
          </table:table-cell>
          <table:table-cell table:formula="of:=[.K109]/[.A109]" office:value-type="float" office:value="0.000423773572016211" calcext:value-type="float">
            <text:p/>
          </table:table-cell>
          <table:table-cell table:formula="of:=[.L109]/[.A109]" office:value-type="float" office:value="0.000411833200352198" calcext:value-type="float">
            <text:p/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297" calcext:value-type="float">
            <text:p>9.297</text:p>
          </table:table-cell>
          <table:table-cell office:value-type="float" office:value="9.496" calcext:value-type="float">
            <text:p>9.496</text:p>
          </table:table-cell>
          <table:table-cell office:value-type="float" office:value="9.347" calcext:value-type="float">
            <text:p>9.347</text:p>
          </table:table-cell>
          <table:table-cell office:value-type="float" office:value="9.981" calcext:value-type="float">
            <text:p>9.981</text:p>
          </table:table-cell>
          <table:table-cell office:value-type="float" office:value="9.412" calcext:value-type="float">
            <text:p>9.412</text:p>
          </table:table-cell>
          <table:table-cell table:formula="of:=MIN([.B110:.F110])" office:value-type="float" office:value="9.297" calcext:value-type="float">
            <text:p/>
          </table:table-cell>
          <table:table-cell table:formula="of:=MAX([.B110:.F110])" office:value-type="float" office:value="9.981" calcext:value-type="float">
            <text:p/>
          </table:table-cell>
          <table:table-cell table:formula="of:=AVERAGE([.B110:.F110])" office:value-type="float" office:value="9.5066" calcext:value-type="float">
            <text:p/>
          </table:table-cell>
          <table:table-cell table:formula="of:=[.G110]/([.A110]*LOG([.A110]))" office:value-type="float" office:value="0.0418633889702838" calcext:value-type="float">
            <text:p/>
          </table:table-cell>
          <table:table-cell table:formula="of:=[.H109]/([.A110]*LOG([.A110]))" office:value-type="float" office:value="0.0459295006450354" calcext:value-type="float">
            <text:p/>
          </table:table-cell>
          <table:table-cell table:formula="of:=[.I110]/([.A110]*LOG([.A110]))" office:value-type="float" office:value="0.0428071951796171" calcext:value-type="float">
            <text:p/>
          </table:table-cell>
          <table:table-cell table:formula="of:=[.J110]/[.A110]" office:value-type="float" office:value="0.0003840677887182" calcext:value-type="float">
            <text:p/>
          </table:table-cell>
          <table:table-cell table:formula="of:=[.K110]/[.A110]" office:value-type="float" office:value="0.000421371565550784" calcext:value-type="float">
            <text:p/>
          </table:table-cell>
          <table:table-cell table:formula="of:=[.L110]/[.A110]" office:value-type="float" office:value="0.00039272656128089" calcext:value-type="float">
            <text:p/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995" calcext:value-type="float">
            <text:p>9.995</text:p>
          </table:table-cell>
          <table:table-cell office:value-type="float" office:value="9.67" calcext:value-type="float">
            <text:p>9.67</text:p>
          </table:table-cell>
          <table:table-cell office:value-type="float" office:value="10.339" calcext:value-type="float">
            <text:p>10.339</text:p>
          </table:table-cell>
          <table:table-cell office:value-type="float" office:value="10.744" calcext:value-type="float">
            <text:p>10.744</text:p>
          </table:table-cell>
          <table:table-cell office:value-type="float" office:value="9.863" calcext:value-type="float">
            <text:p>9.863</text:p>
          </table:table-cell>
          <table:table-cell table:formula="of:=MIN([.B111:.F111])" office:value-type="float" office:value="9.67" calcext:value-type="float">
            <text:p/>
          </table:table-cell>
          <table:table-cell table:formula="of:=MAX([.B111:.F111])" office:value-type="float" office:value="10.744" calcext:value-type="float">
            <text:p/>
          </table:table-cell>
          <table:table-cell table:formula="of:=AVERAGE([.B111:.F111])" office:value-type="float" office:value="10.1222" calcext:value-type="float">
            <text:p/>
          </table:table-cell>
          <table:table-cell table:formula="of:=[.G111]/([.A111]*LOG([.A111]))" office:value-type="float" office:value="0.0430632927942902" calcext:value-type="float">
            <text:p/>
          </table:table-cell>
          <table:table-cell table:formula="of:=[.H110]/([.A111]*LOG([.A111]))" office:value-type="float" office:value="0.0444482652926381" calcext:value-type="float">
            <text:p/>
          </table:table-cell>
          <table:table-cell table:formula="of:=[.I111]/([.A111]*LOG([.A111]))" office:value-type="float" office:value="0.0450770695266147" calcext:value-type="float">
            <text:p/>
          </table:table-cell>
          <table:table-cell table:formula="of:=[.J111]/[.A111]" office:value-type="float" office:value="0.000391484479948093" calcext:value-type="float">
            <text:p/>
          </table:table-cell>
          <table:table-cell table:formula="of:=[.K111]/[.A111]" office:value-type="float" office:value="0.000404075139023983" calcext:value-type="float">
            <text:p/>
          </table:table-cell>
          <table:table-cell table:formula="of:=[.L111]/[.A111]" office:value-type="float" office:value="0.000409791541151043" calcext:value-type="float">
            <text:p/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741" calcext:value-type="float">
            <text:p>10.741</text:p>
          </table:table-cell>
          <table:table-cell office:value-type="float" office:value="10.319" calcext:value-type="float">
            <text:p>10.319</text:p>
          </table:table-cell>
          <table:table-cell office:value-type="float" office:value="9.843" calcext:value-type="float">
            <text:p>9.843</text:p>
          </table:table-cell>
          <table:table-cell office:value-type="float" office:value="10.598" calcext:value-type="float">
            <text:p>10.598</text:p>
          </table:table-cell>
          <table:table-cell office:value-type="float" office:value="10.224" calcext:value-type="float">
            <text:p>10.224</text:p>
          </table:table-cell>
          <table:table-cell table:formula="of:=MIN([.B112:.F112])" office:value-type="float" office:value="9.843" calcext:value-type="float">
            <text:p/>
          </table:table-cell>
          <table:table-cell table:formula="of:=MAX([.B112:.F112])" office:value-type="float" office:value="10.741" calcext:value-type="float">
            <text:p/>
          </table:table-cell>
          <table:table-cell table:formula="of:=AVERAGE([.B112:.F112])" office:value-type="float" office:value="10.345" calcext:value-type="float">
            <text:p/>
          </table:table-cell>
          <table:table-cell table:formula="of:=[.G112]/([.A112]*LOG([.A112]))" office:value-type="float" office:value="0.0433553412323566" calcext:value-type="float">
            <text:p/>
          </table:table-cell>
          <table:table-cell table:formula="of:=[.H111]/([.A112]*LOG([.A112]))" office:value-type="float" office:value="0.0473239648684791" calcext:value-type="float">
            <text:p/>
          </table:table-cell>
          <table:table-cell table:formula="of:=[.I112]/([.A112]*LOG([.A112]))" office:value-type="float" office:value="0.0455664944680209" calcext:value-type="float">
            <text:p/>
          </table:table-cell>
          <table:table-cell table:formula="of:=[.J112]/[.A112]" office:value-type="float" office:value="0.000390588659750961" calcext:value-type="float">
            <text:p/>
          </table:table-cell>
          <table:table-cell table:formula="of:=[.K112]/[.A112]" office:value-type="float" office:value="0.000426342025842154" calcext:value-type="float">
            <text:p/>
          </table:table-cell>
          <table:table-cell table:formula="of:=[.L112]/[.A112]" office:value-type="float" office:value="0.000410508959171359" calcext:value-type="float">
            <text:p/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993" calcext:value-type="float">
            <text:p>9.993</text:p>
          </table:table-cell>
          <table:table-cell office:value-type="float" office:value="10.257" calcext:value-type="float">
            <text:p>10.257</text:p>
          </table:table-cell>
          <table:table-cell office:value-type="float" office:value="9.955" calcext:value-type="float">
            <text:p>9.955</text:p>
          </table:table-cell>
          <table:table-cell office:value-type="float" office:value="9.671" calcext:value-type="float">
            <text:p>9.671</text:p>
          </table:table-cell>
          <table:table-cell office:value-type="float" office:value="9.943" calcext:value-type="float">
            <text:p>9.943</text:p>
          </table:table-cell>
          <table:table-cell table:formula="of:=MIN([.B113:.F113])" office:value-type="float" office:value="9.671" calcext:value-type="float">
            <text:p/>
          </table:table-cell>
          <table:table-cell table:formula="of:=MAX([.B113:.F113])" office:value-type="float" office:value="10.257" calcext:value-type="float">
            <text:p/>
          </table:table-cell>
          <table:table-cell table:formula="of:=AVERAGE([.B113:.F113])" office:value-type="float" office:value="9.9638" calcext:value-type="float">
            <text:p/>
          </table:table-cell>
          <table:table-cell table:formula="of:=[.G113]/([.A113]*LOG([.A113]))" office:value-type="float" office:value="0.0421371534558341" calcext:value-type="float">
            <text:p/>
          </table:table-cell>
          <table:table-cell table:formula="of:=[.H112]/([.A113]*LOG([.A113]))" office:value-type="float" office:value="0.0467992105541427" calcext:value-type="float">
            <text:p/>
          </table:table-cell>
          <table:table-cell table:formula="of:=[.I113]/([.A113]*LOG([.A113]))" office:value-type="float" office:value="0.0434129014169413" calcext:value-type="float">
            <text:p/>
          </table:table-cell>
          <table:table-cell table:formula="of:=[.J113]/[.A113]" office:value-type="float" office:value="0.00037622458442709" calcext:value-type="float">
            <text:p/>
          </table:table-cell>
          <table:table-cell table:formula="of:=[.K113]/[.A113]" office:value-type="float" office:value="0.000417850094233417" calcext:value-type="float">
            <text:p/>
          </table:table-cell>
          <table:table-cell table:formula="of:=[.L113]/[.A113]" office:value-type="float" office:value="0.00038761519122269" calcext:value-type="float">
            <text:p/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235" calcext:value-type="float">
            <text:p>11.23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023" calcext:value-type="float">
            <text:p>11.023</text:p>
          </table:table-cell>
          <table:table-cell office:value-type="float" office:value="10.93" calcext:value-type="float">
            <text:p>10.93</text:p>
          </table:table-cell>
          <table:table-cell office:value-type="float" office:value="10.463" calcext:value-type="float">
            <text:p>10.463</text:p>
          </table:table-cell>
          <table:table-cell table:formula="of:=MIN([.B114:.F114])" office:value-type="float" office:value="10.463" calcext:value-type="float">
            <text:p/>
          </table:table-cell>
          <table:table-cell table:formula="of:=MAX([.B114:.F114])" office:value-type="float" office:value="12.01" calcext:value-type="float">
            <text:p/>
          </table:table-cell>
          <table:table-cell table:formula="of:=AVERAGE([.B114:.F114])" office:value-type="float" office:value="11.1322" calcext:value-type="float">
            <text:p/>
          </table:table-cell>
          <table:table-cell table:formula="of:=[.G114]/([.A114]*LOG([.A114]))" office:value-type="float" office:value="0.0450995531358664" calcext:value-type="float">
            <text:p/>
          </table:table-cell>
          <table:table-cell table:formula="of:=[.H113]/([.A114]*LOG([.A114]))" office:value-type="float" office:value="0.0442116139266541" calcext:value-type="float">
            <text:p/>
          </table:table-cell>
          <table:table-cell table:formula="of:=[.I114]/([.A114]*LOG([.A114]))" office:value-type="float" office:value="0.0479840624504532" calcext:value-type="float">
            <text:p/>
          </table:table-cell>
          <table:table-cell table:formula="of:=[.J114]/[.A114]" office:value-type="float" office:value="0.000399111089697932" calcext:value-type="float">
            <text:p/>
          </table:table-cell>
          <table:table-cell table:formula="of:=[.K114]/[.A114]" office:value-type="float" office:value="0.000391253220589859" calcext:value-type="float">
            <text:p/>
          </table:table-cell>
          <table:table-cell table:formula="of:=[.L114]/[.A114]" office:value-type="float" office:value="0.000424637720800471" calcext:value-type="float">
            <text:p/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.406" calcext:value-type="float">
            <text:p>10.406</text:p>
          </table:table-cell>
          <table:table-cell office:value-type="float" office:value="11.543" calcext:value-type="float">
            <text:p>11.543</text:p>
          </table:table-cell>
          <table:table-cell office:value-type="float" office:value="10.449" calcext:value-type="float">
            <text:p>10.449</text:p>
          </table:table-cell>
          <table:table-cell office:value-type="float" office:value="10.221" calcext:value-type="float">
            <text:p>10.221</text:p>
          </table:table-cell>
          <table:table-cell office:value-type="float" office:value="11.17" calcext:value-type="float">
            <text:p>11.17</text:p>
          </table:table-cell>
          <table:table-cell table:formula="of:=MIN([.B115:.F115])" office:value-type="float" office:value="10.221" calcext:value-type="float">
            <text:p/>
          </table:table-cell>
          <table:table-cell table:formula="of:=MAX([.B115:.F115])" office:value-type="float" office:value="11.543" calcext:value-type="float">
            <text:p/>
          </table:table-cell>
          <table:table-cell table:formula="of:=AVERAGE([.B115:.F115])" office:value-type="float" office:value="10.7578" calcext:value-type="float">
            <text:p/>
          </table:table-cell>
          <table:table-cell table:formula="of:=[.G115]/([.A115]*LOG([.A115]))" office:value-type="float" office:value="0.0435887419287222" calcext:value-type="float">
            <text:p/>
          </table:table-cell>
          <table:table-cell table:formula="of:=[.H114]/([.A115]*LOG([.A115]))" office:value-type="float" office:value="0.0512181577696853" calcext:value-type="float">
            <text:p/>
          </table:table-cell>
          <table:table-cell table:formula="of:=[.I115]/([.A115]*LOG([.A115]))" office:value-type="float" office:value="0.045877993143607" calcext:value-type="float">
            <text:p/>
          </table:table-cell>
          <table:table-cell table:formula="of:=[.J115]/[.A115]" office:value-type="float" office:value="0.000382357385339668" calcext:value-type="float">
            <text:p/>
          </table:table-cell>
          <table:table-cell table:formula="of:=[.K115]/[.A115]" office:value-type="float" office:value="0.000449282085698994" calcext:value-type="float">
            <text:p/>
          </table:table-cell>
          <table:table-cell table:formula="of:=[.L115]/[.A115]" office:value-type="float" office:value="0.00040243853634743" calcext:value-type="float">
            <text:p/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776" calcext:value-type="float">
            <text:p>10.776</text:p>
          </table:table-cell>
          <table:table-cell office:value-type="float" office:value="10.904" calcext:value-type="float">
            <text:p>10.904</text:p>
          </table:table-cell>
          <table:table-cell office:value-type="float" office:value="10.639" calcext:value-type="float">
            <text:p>10.639</text:p>
          </table:table-cell>
          <table:table-cell office:value-type="float" office:value="10.343" calcext:value-type="float">
            <text:p>10.343</text:p>
          </table:table-cell>
          <table:table-cell office:value-type="float" office:value="10.665" calcext:value-type="float">
            <text:p>10.665</text:p>
          </table:table-cell>
          <table:table-cell table:formula="of:=MIN([.B116:.F116])" office:value-type="float" office:value="10.343" calcext:value-type="float">
            <text:p/>
          </table:table-cell>
          <table:table-cell table:formula="of:=MAX([.B116:.F116])" office:value-type="float" office:value="10.904" calcext:value-type="float">
            <text:p/>
          </table:table-cell>
          <table:table-cell table:formula="of:=AVERAGE([.B116:.F116])" office:value-type="float" office:value="10.6654" calcext:value-type="float">
            <text:p/>
          </table:table-cell>
          <table:table-cell table:formula="of:=[.G116]/([.A116]*LOG([.A116]))" office:value-type="float" office:value="0.0436449869910813" calcext:value-type="float">
            <text:p/>
          </table:table-cell>
          <table:table-cell table:formula="of:=[.H115]/([.A116]*LOG([.A116]))" office:value-type="float" office:value="0.0487087000713575" calcext:value-type="float">
            <text:p/>
          </table:table-cell>
          <table:table-cell table:formula="of:=[.I116]/([.A116]*LOG([.A116]))" office:value-type="float" office:value="0.0450054379053155" calcext:value-type="float">
            <text:p/>
          </table:table-cell>
          <table:table-cell table:formula="of:=[.J116]/[.A116]" office:value-type="float" office:value="0.000379521626009402" calcext:value-type="float">
            <text:p/>
          </table:table-cell>
          <table:table-cell table:formula="of:=[.K116]/[.A116]" office:value-type="float" office:value="0.000423553913663979" calcext:value-type="float">
            <text:p/>
          </table:table-cell>
          <table:table-cell table:formula="of:=[.L116]/[.A116]" office:value-type="float" office:value="0.000391351633959265" calcext:value-type="float">
            <text:p/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202" calcext:value-type="float">
            <text:p>11.202</text:p>
          </table:table-cell>
          <table:table-cell office:value-type="float" office:value="11.149" calcext:value-type="float">
            <text:p>11.149</text:p>
          </table:table-cell>
          <table:table-cell table:number-columns-repeated="2" office:value-type="float" office:value="11.293" calcext:value-type="float">
            <text:p>11.293</text:p>
          </table:table-cell>
          <table:table-cell office:value-type="float" office:value="10.754" calcext:value-type="float">
            <text:p>10.754</text:p>
          </table:table-cell>
          <table:table-cell table:formula="of:=MIN([.B117:.F117])" office:value-type="float" office:value="10.754" calcext:value-type="float">
            <text:p/>
          </table:table-cell>
          <table:table-cell table:formula="of:=MAX([.B117:.F117])" office:value-type="float" office:value="11.293" calcext:value-type="float">
            <text:p/>
          </table:table-cell>
          <table:table-cell table:formula="of:=AVERAGE([.B117:.F117])" office:value-type="float" office:value="11.1382" calcext:value-type="float">
            <text:p/>
          </table:table-cell>
          <table:table-cell table:formula="of:=[.G117]/([.A117]*LOG([.A117]))" office:value-type="float" office:value="0.0449061676408539" calcext:value-type="float">
            <text:p/>
          </table:table-cell>
          <table:table-cell table:formula="of:=[.H116]/([.A117]*LOG([.A117]))" office:value-type="float" office:value="0.0455325322629599" calcext:value-type="float">
            <text:p/>
          </table:table-cell>
          <table:table-cell table:formula="of:=[.I117]/([.A117]*LOG([.A117]))" office:value-type="float" office:value="0.0465104962262748" calcext:value-type="float">
            <text:p/>
          </table:table-cell>
          <table:table-cell table:formula="of:=[.J117]/[.A117]" office:value-type="float" office:value="0.000387122134834947" calcext:value-type="float">
            <text:p/>
          </table:table-cell>
          <table:table-cell table:formula="of:=[.K117]/[.A117]" office:value-type="float" office:value="0.000392521829853103" calcext:value-type="float">
            <text:p/>
          </table:table-cell>
          <table:table-cell table:formula="of:=[.L117]/[.A117]" office:value-type="float" office:value="0.000400952553674783" calcext:value-type="float">
            <text:p/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353" calcext:value-type="float">
            <text:p>11.353</text:p>
          </table:table-cell>
          <table:table-cell office:value-type="float" office:value="11.265" calcext:value-type="float">
            <text:p>11.265</text:p>
          </table:table-cell>
          <table:table-cell office:value-type="float" office:value="10.926" calcext:value-type="float">
            <text:p>10.926</text:p>
          </table:table-cell>
          <table:table-cell office:value-type="float" office:value="10.645" calcext:value-type="float">
            <text:p>10.645</text:p>
          </table:table-cell>
          <table:table-cell office:value-type="float" office:value="11.311" calcext:value-type="float">
            <text:p>11.311</text:p>
          </table:table-cell>
          <table:table-cell table:formula="of:=MIN([.B118:.F118])" office:value-type="float" office:value="10.645" calcext:value-type="float">
            <text:p/>
          </table:table-cell>
          <table:table-cell table:formula="of:=MAX([.B118:.F118])" office:value-type="float" office:value="11.353" calcext:value-type="float">
            <text:p/>
          </table:table-cell>
          <table:table-cell table:formula="of:=AVERAGE([.B118:.F118])" office:value-type="float" office:value="11.1" calcext:value-type="float">
            <text:p/>
          </table:table-cell>
          <table:table-cell table:formula="of:=[.G118]/([.A118]*LOG([.A118]))" office:value-type="float" office:value="0.0439916487515728" calcext:value-type="float">
            <text:p/>
          </table:table-cell>
          <table:table-cell table:formula="of:=[.H117]/([.A118]*LOG([.A118]))" office:value-type="float" office:value="0.0466695809630354" calcext:value-type="float">
            <text:p/>
          </table:table-cell>
          <table:table-cell table:formula="of:=[.I118]/([.A118]*LOG([.A118]))" office:value-type="float" office:value="0.045871986955609" calcext:value-type="float">
            <text:p/>
          </table:table-cell>
          <table:table-cell table:formula="of:=[.J118]/[.A118]" office:value-type="float" office:value="0.00037599699787669" calcext:value-type="float">
            <text:p/>
          </table:table-cell>
          <table:table-cell table:formula="of:=[.K118]/[.A118]" office:value-type="float" office:value="0.00039888530737637" calcext:value-type="float">
            <text:p/>
          </table:table-cell>
          <table:table-cell table:formula="of:=[.L118]/[.A118]" office:value-type="float" office:value="0.000392068264577855" calcext:value-type="float">
            <text:p/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522" calcext:value-type="float">
            <text:p>11.522</text:p>
          </table:table-cell>
          <table:table-cell office:value-type="float" office:value="11.089" calcext:value-type="float">
            <text:p>11.089</text:p>
          </table:table-cell>
          <table:table-cell office:value-type="float" office:value="11.276" calcext:value-type="float">
            <text:p>11.276</text:p>
          </table:table-cell>
          <table:table-cell office:value-type="float" office:value="11.732" calcext:value-type="float">
            <text:p>11.732</text:p>
          </table:table-cell>
          <table:table-cell office:value-type="float" office:value="11.755" calcext:value-type="float">
            <text:p>11.755</text:p>
          </table:table-cell>
          <table:table-cell table:formula="of:=MIN([.B119:.F119])" office:value-type="float" office:value="11.089" calcext:value-type="float">
            <text:p/>
          </table:table-cell>
          <table:table-cell table:formula="of:=MAX([.B119:.F119])" office:value-type="float" office:value="11.755" calcext:value-type="float">
            <text:p/>
          </table:table-cell>
          <table:table-cell table:formula="of:=AVERAGE([.B119:.F119])" office:value-type="float" office:value="11.4748" calcext:value-type="float">
            <text:p/>
          </table:table-cell>
          <table:table-cell table:formula="of:=[.G119]/([.A119]*LOG([.A119]))" office:value-type="float" office:value="0.0453571081460246" calcext:value-type="float">
            <text:p/>
          </table:table-cell>
          <table:table-cell table:formula="of:=[.H118]/([.A119]*LOG([.A119]))" office:value-type="float" office:value="0.046436941904754" calcext:value-type="float">
            <text:p/>
          </table:table-cell>
          <table:table-cell table:formula="of:=[.I119]/([.A119]*LOG([.A119]))" office:value-type="float" office:value="0.0469351379343496" calcext:value-type="float">
            <text:p/>
          </table:table-cell>
          <table:table-cell table:formula="of:=[.J119]/[.A119]" office:value-type="float" office:value="0.000384382272423937" calcext:value-type="float">
            <text:p/>
          </table:table-cell>
          <table:table-cell table:formula="of:=[.K119]/[.A119]" office:value-type="float" office:value="0.000393533405972492" calcext:value-type="float">
            <text:p/>
          </table:table-cell>
          <table:table-cell table:formula="of:=[.L119]/[.A119]" office:value-type="float" office:value="0.000397755406223302" calcext:value-type="float">
            <text:p/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895" calcext:value-type="float">
            <text:p>11.895</text:p>
          </table:table-cell>
          <table:table-cell office:value-type="float" office:value="11.891" calcext:value-type="float">
            <text:p>11.891</text:p>
          </table:table-cell>
          <table:table-cell office:value-type="float" office:value="11.797" calcext:value-type="float">
            <text:p>11.797</text:p>
          </table:table-cell>
          <table:table-cell office:value-type="float" office:value="11.608" calcext:value-type="float">
            <text:p>11.608</text:p>
          </table:table-cell>
          <table:table-cell office:value-type="float" office:value="11.178" calcext:value-type="float">
            <text:p>11.178</text:p>
          </table:table-cell>
          <table:table-cell table:formula="of:=MIN([.B120:.F120])" office:value-type="float" office:value="11.178" calcext:value-type="float">
            <text:p/>
          </table:table-cell>
          <table:table-cell table:formula="of:=MAX([.B120:.F120])" office:value-type="float" office:value="11.895" calcext:value-type="float">
            <text:p/>
          </table:table-cell>
          <table:table-cell table:formula="of:=AVERAGE([.B120:.F120])" office:value-type="float" office:value="11.6738" calcext:value-type="float">
            <text:p/>
          </table:table-cell>
          <table:table-cell table:formula="of:=[.G120]/([.A120]*LOG([.A120]))" office:value-type="float" office:value="0.0452568767927188" calcext:value-type="float">
            <text:p/>
          </table:table-cell>
          <table:table-cell table:formula="of:=[.H119]/([.A120]*LOG([.A120]))" office:value-type="float" office:value="0.0475930029252469" calcext:value-type="float">
            <text:p/>
          </table:table-cell>
          <table:table-cell table:formula="of:=[.I120]/([.A120]*LOG([.A120]))" office:value-type="float" office:value="0.0472642447935982" calcext:value-type="float">
            <text:p/>
          </table:table-cell>
          <table:table-cell table:formula="of:=[.J120]/[.A120]" office:value-type="float" office:value="0.000380309889014444" calcext:value-type="float">
            <text:p/>
          </table:table-cell>
          <table:table-cell table:formula="of:=[.K120]/[.A120]" office:value-type="float" office:value="0.000399941201052495" calcext:value-type="float">
            <text:p/>
          </table:table-cell>
          <table:table-cell table:formula="of:=[.L120]/[.A120]" office:value-type="float" office:value="0.000397178527677296" calcext:value-type="float">
            <text:p/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958" calcext:value-type="float">
            <text:p>11.95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69" calcext:value-type="float">
            <text:p>11.869</text:p>
          </table:table-cell>
          <table:table-cell office:value-type="float" office:value="11.483" calcext:value-type="float">
            <text:p>11.483</text:p>
          </table:table-cell>
          <table:table-cell office:value-type="float" office:value="11.989" calcext:value-type="float">
            <text:p>11.989</text:p>
          </table:table-cell>
          <table:table-cell table:formula="of:=MIN([.B121:.F121])" office:value-type="float" office:value="11.483" calcext:value-type="float">
            <text:p/>
          </table:table-cell>
          <table:table-cell table:formula="of:=MAX([.B121:.F121])" office:value-type="float" office:value="11.989" calcext:value-type="float">
            <text:p/>
          </table:table-cell>
          <table:table-cell table:formula="of:=AVERAGE([.B121:.F121])" office:value-type="float" office:value="11.8298" calcext:value-type="float">
            <text:p/>
          </table:table-cell>
          <table:table-cell table:formula="of:=[.G121]/([.A121]*LOG([.A121]))" office:value-type="float" office:value="0.0460237253719798" calcext:value-type="float">
            <text:p/>
          </table:table-cell>
          <table:table-cell table:formula="of:=[.H120]/([.A121]*LOG([.A121]))" office:value-type="float" office:value="0.0476750163981277" calcext:value-type="float">
            <text:p/>
          </table:table-cell>
          <table:table-cell table:formula="of:=[.I121]/([.A121]*LOG([.A121]))" office:value-type="float" office:value="0.0474136955852518" calcext:value-type="float">
            <text:p/>
          </table:table-cell>
          <table:table-cell table:formula="of:=[.J121]/[.A121]" office:value-type="float" office:value="0.000383531044766498" calcext:value-type="float">
            <text:p/>
          </table:table-cell>
          <table:table-cell table:formula="of:=[.K121]/[.A121]" office:value-type="float" office:value="0.00039729180331773" calcext:value-type="float">
            <text:p/>
          </table:table-cell>
          <table:table-cell table:formula="of:=[.L121]/[.A121]" office:value-type="float" office:value="0.000395114129877099" calcext:value-type="float">
            <text:p/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.199" calcext:value-type="float">
            <text:p>12.199</text:p>
          </table:table-cell>
          <table:table-cell office:value-type="float" office:value="12.19" calcext:value-type="float">
            <text:p>12.19</text:p>
          </table:table-cell>
          <table:table-cell office:value-type="float" office:value="12.088" calcext:value-type="float">
            <text:p>12.088</text:p>
          </table:table-cell>
          <table:table-cell office:value-type="float" office:value="11.955" calcext:value-type="float">
            <text:p>11.955</text:p>
          </table:table-cell>
          <table:table-cell office:value-type="float" office:value="11.625" calcext:value-type="float">
            <text:p>11.625</text:p>
          </table:table-cell>
          <table:table-cell table:formula="of:=MIN([.B122:.F122])" office:value-type="float" office:value="11.625" calcext:value-type="float">
            <text:p/>
          </table:table-cell>
          <table:table-cell table:formula="of:=MAX([.B122:.F122])" office:value-type="float" office:value="12.199" calcext:value-type="float">
            <text:p/>
          </table:table-cell>
          <table:table-cell table:formula="of:=AVERAGE([.B122:.F122])" office:value-type="float" office:value="12.0114" calcext:value-type="float">
            <text:p/>
          </table:table-cell>
          <table:table-cell table:formula="of:=[.G122]/([.A122]*LOG([.A122]))" office:value-type="float" office:value="0.0461278351262339" calcext:value-type="float">
            <text:p/>
          </table:table-cell>
          <table:table-cell table:formula="of:=[.H121]/([.A122]*LOG([.A122]))" office:value-type="float" office:value="0.0475721819637349" calcext:value-type="float">
            <text:p/>
          </table:table-cell>
          <table:table-cell table:formula="of:=[.I122]/([.A122]*LOG([.A122]))" office:value-type="float" office:value="0.0476610648460427" calcext:value-type="float">
            <text:p/>
          </table:table-cell>
          <table:table-cell table:formula="of:=[.J122]/[.A122]" office:value-type="float" office:value="0.00038122177790276" calcext:value-type="float">
            <text:p/>
          </table:table-cell>
          <table:table-cell table:formula="of:=[.K122]/[.A122]" office:value-type="float" office:value="0.000393158528625908" calcext:value-type="float">
            <text:p/>
          </table:table-cell>
          <table:table-cell table:formula="of:=[.L122]/[.A122]" office:value-type="float" office:value="0.000393893097901179" calcext:value-type="float">
            <text:p/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.179" calcext:value-type="float">
            <text:p>12.179</text:p>
          </table:table-cell>
          <table:table-cell office:value-type="float" office:value="12.792" calcext:value-type="float">
            <text:p>12.792</text:p>
          </table:table-cell>
          <table:table-cell office:value-type="float" office:value="12.307" calcext:value-type="float">
            <text:p>12.307</text:p>
          </table:table-cell>
          <table:table-cell office:value-type="float" office:value="12.37" calcext:value-type="float">
            <text:p>12.37</text:p>
          </table:table-cell>
          <table:table-cell office:value-type="float" office:value="11.596" calcext:value-type="float">
            <text:p>11.596</text:p>
          </table:table-cell>
          <table:table-cell table:formula="of:=MIN([.B123:.F123])" office:value-type="float" office:value="11.596" calcext:value-type="float">
            <text:p/>
          </table:table-cell>
          <table:table-cell table:formula="of:=MAX([.B123:.F123])" office:value-type="float" office:value="12.792" calcext:value-type="float">
            <text:p/>
          </table:table-cell>
          <table:table-cell table:formula="of:=AVERAGE([.B123:.F123])" office:value-type="float" office:value="12.2488" calcext:value-type="float">
            <text:p/>
          </table:table-cell>
          <table:table-cell table:formula="of:=[.G123]/([.A123]*LOG([.A123]))" office:value-type="float" office:value="0.0455574244338902" calcext:value-type="float">
            <text:p/>
          </table:table-cell>
          <table:table-cell table:formula="of:=[.H122]/([.A123]*LOG([.A123]))" office:value-type="float" office:value="0.0479264419342038" calcext:value-type="float">
            <text:p/>
          </table:table-cell>
          <table:table-cell table:formula="of:=[.I123]/([.A123]*LOG([.A123]))" office:value-type="float" office:value="0.0481220921357222" calcext:value-type="float">
            <text:p/>
          </table:table-cell>
          <table:table-cell table:formula="of:=[.J123]/[.A123]" office:value-type="float" office:value="0.000373421511753199" calcext:value-type="float">
            <text:p/>
          </table:table-cell>
          <table:table-cell table:formula="of:=[.K123]/[.A123]" office:value-type="float" office:value="0.000392839687985277" calcext:value-type="float">
            <text:p/>
          </table:table-cell>
          <table:table-cell table:formula="of:=[.L123]/[.A123]" office:value-type="float" office:value="0.000394443378161657" calcext:value-type="float">
            <text:p/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993" calcext:value-type="float">
            <text:p>11.993</text:p>
          </table:table-cell>
          <table:table-cell office:value-type="float" office:value="12.339" calcext:value-type="float">
            <text:p>12.339</text:p>
          </table:table-cell>
          <table:table-cell office:value-type="float" office:value="13.324" calcext:value-type="float">
            <text:p>13.324</text:p>
          </table:table-cell>
          <table:table-cell office:value-type="float" office:value="12.447" calcext:value-type="float">
            <text:p>12.447</text:p>
          </table:table-cell>
          <table:table-cell office:value-type="float" office:value="12.563" calcext:value-type="float">
            <text:p>12.563</text:p>
          </table:table-cell>
          <table:table-cell table:formula="of:=MIN([.B124:.F124])" office:value-type="float" office:value="11.993" calcext:value-type="float">
            <text:p/>
          </table:table-cell>
          <table:table-cell table:formula="of:=MAX([.B124:.F124])" office:value-type="float" office:value="13.324" calcext:value-type="float">
            <text:p/>
          </table:table-cell>
          <table:table-cell table:formula="of:=AVERAGE([.B124:.F124])" office:value-type="float" office:value="12.5332" calcext:value-type="float">
            <text:p/>
          </table:table-cell>
          <table:table-cell table:formula="of:=[.G124]/([.A124]*LOG([.A124]))" office:value-type="float" office:value="0.0466547808830879" calcext:value-type="float">
            <text:p/>
          </table:table-cell>
          <table:table-cell table:formula="of:=[.H123]/([.A124]*LOG([.A124]))" office:value-type="float" office:value="0.0497630248525356" calcext:value-type="float">
            <text:p/>
          </table:table-cell>
          <table:table-cell table:formula="of:=[.I124]/([.A124]*LOG([.A124]))" office:value-type="float" office:value="0.0487562494591776" calcext:value-type="float">
            <text:p/>
          </table:table-cell>
          <table:table-cell table:formula="of:=[.J124]/[.A124]" office:value-type="float" office:value="0.000379307161651121" calcext:value-type="float">
            <text:p/>
          </table:table-cell>
          <table:table-cell table:formula="of:=[.K124]/[.A124]" office:value-type="float" office:value="0.000404577437825493" calcext:value-type="float">
            <text:p/>
          </table:table-cell>
          <table:table-cell table:formula="of:=[.L124]/[.A124]" office:value-type="float" office:value="0.000396392272025834" calcext:value-type="float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015" calcext:value-type="float">
            <text:p>13.015</text:p>
          </table:table-cell>
          <table:table-cell office:value-type="float" office:value="13.538" calcext:value-type="float">
            <text:p>13.538</text:p>
          </table:table-cell>
          <table:table-cell office:value-type="float" office:value="12.46" calcext:value-type="float">
            <text:p>12.46</text:p>
          </table:table-cell>
          <table:table-cell office:value-type="float" office:value="12.458" calcext:value-type="float">
            <text:p>12.458</text:p>
          </table:table-cell>
          <table:table-cell office:value-type="float" office:value="12.467" calcext:value-type="float">
            <text:p>12.467</text:p>
          </table:table-cell>
          <table:table-cell table:formula="of:=MIN([.B125:.F125])" office:value-type="float" office:value="12.458" calcext:value-type="float">
            <text:p/>
          </table:table-cell>
          <table:table-cell table:formula="of:=MAX([.B125:.F125])" office:value-type="float" office:value="13.538" calcext:value-type="float">
            <text:p/>
          </table:table-cell>
          <table:table-cell table:formula="of:=AVERAGE([.B125:.F125])" office:value-type="float" office:value="12.7876" calcext:value-type="float">
            <text:p/>
          </table:table-cell>
          <table:table-cell table:formula="of:=[.G125]/([.A125]*LOG([.A125]))" office:value-type="float" office:value="0.0479921186675287" calcext:value-type="float">
            <text:p/>
          </table:table-cell>
          <table:table-cell table:formula="of:=[.H124]/([.A125]*LOG([.A125]))" office:value-type="float" office:value="0.0513282219558639" calcext:value-type="float">
            <text:p/>
          </table:table-cell>
          <table:table-cell table:formula="of:=[.I125]/([.A125]*LOG([.A125]))" office:value-type="float" office:value="0.0492618411199944" calcext:value-type="float">
            <text:p/>
          </table:table-cell>
          <table:table-cell table:formula="of:=[.J125]/[.A125]" office:value-type="float" office:value="0.000387033215060715" calcext:value-type="float">
            <text:p/>
          </table:table-cell>
          <table:table-cell table:formula="of:=[.K125]/[.A125]" office:value-type="float" office:value="0.000413937273837612" calcext:value-type="float">
            <text:p/>
          </table:table-cell>
          <table:table-cell table:formula="of:=[.L125]/[.A125]" office:value-type="float" office:value="0.000397272912258019" calcext:value-type="float">
            <text:p/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808" calcext:value-type="float">
            <text:p>12.808</text:p>
          </table:table-cell>
          <table:table-cell office:value-type="float" office:value="12.48" calcext:value-type="float">
            <text:p>12.48</text:p>
          </table:table-cell>
          <table:table-cell office:value-type="float" office:value="12.559" calcext:value-type="float">
            <text:p>12.559</text:p>
          </table:table-cell>
          <table:table-cell office:value-type="float" office:value="12.912" calcext:value-type="float">
            <text:p>12.912</text:p>
          </table:table-cell>
          <table:table-cell office:value-type="float" office:value="12.926" calcext:value-type="float">
            <text:p>12.926</text:p>
          </table:table-cell>
          <table:table-cell table:formula="of:=MIN([.B126:.F126])" office:value-type="float" office:value="12.48" calcext:value-type="float">
            <text:p/>
          </table:table-cell>
          <table:table-cell table:formula="of:=MAX([.B126:.F126])" office:value-type="float" office:value="12.926" calcext:value-type="float">
            <text:p/>
          </table:table-cell>
          <table:table-cell table:formula="of:=AVERAGE([.B126:.F126])" office:value-type="float" office:value="12.737" calcext:value-type="float">
            <text:p/>
          </table:table-cell>
          <table:table-cell table:formula="of:=[.G126]/([.A126]*LOG([.A126]))" office:value-type="float" office:value="0.0476129158526825" calcext:value-type="float">
            <text:p/>
          </table:table-cell>
          <table:table-cell table:formula="of:=[.H125]/([.A126]*LOG([.A126]))" office:value-type="float" office:value="0.0516493313151936" calcext:value-type="float">
            <text:p/>
          </table:table-cell>
          <table:table-cell table:formula="of:=[.I126]/([.A126]*LOG([.A126]))" office:value-type="float" office:value="0.0485934061871488" calcext:value-type="float">
            <text:p/>
          </table:table-cell>
          <table:table-cell table:formula="of:=[.J126]/[.A126]" office:value-type="float" office:value="0.00038090332682146" calcext:value-type="float">
            <text:p/>
          </table:table-cell>
          <table:table-cell table:formula="of:=[.K126]/[.A126]" office:value-type="float" office:value="0.000413194650521549" calcext:value-type="float">
            <text:p/>
          </table:table-cell>
          <table:table-cell table:formula="of:=[.L126]/[.A126]" office:value-type="float" office:value="0.000388747249497191" calcext:value-type="float">
            <text:p/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651" calcext:value-type="float">
            <text:p>13.651</text:p>
          </table:table-cell>
          <table:table-cell office:value-type="float" office:value="13.854" calcext:value-type="float">
            <text:p>13.854</text:p>
          </table:table-cell>
          <table:table-cell office:value-type="float" office:value="13.589" calcext:value-type="float">
            <text:p>13.589</text:p>
          </table:table-cell>
          <table:table-cell office:value-type="float" office:value="13.251" calcext:value-type="float">
            <text:p>13.251</text:p>
          </table:table-cell>
          <table:table-cell office:value-type="float" office:value="13.102" calcext:value-type="float">
            <text:p>13.102</text:p>
          </table:table-cell>
          <table:table-cell table:formula="of:=MIN([.B127:.F127])" office:value-type="float" office:value="13.102" calcext:value-type="float">
            <text:p/>
          </table:table-cell>
          <table:table-cell table:formula="of:=MAX([.B127:.F127])" office:value-type="float" office:value="13.854" calcext:value-type="float">
            <text:p/>
          </table:table-cell>
          <table:table-cell table:formula="of:=AVERAGE([.B127:.F127])" office:value-type="float" office:value="13.4894" calcext:value-type="float">
            <text:p/>
          </table:table-cell>
          <table:table-cell table:formula="of:=[.G127]/([.A127]*LOG([.A127]))" office:value-type="float" office:value="0.0495075153409689" calcext:value-type="float">
            <text:p/>
          </table:table-cell>
          <table:table-cell table:formula="of:=[.H126]/([.A127]*LOG([.A127]))" office:value-type="float" office:value="0.0488424777360223" calcext:value-type="float">
            <text:p/>
          </table:table-cell>
          <table:table-cell table:formula="of:=[.I127]/([.A127]*LOG([.A127]))" office:value-type="float" office:value="0.0509713537964025" calcext:value-type="float">
            <text:p/>
          </table:table-cell>
          <table:table-cell table:formula="of:=[.J127]/[.A127]" office:value-type="float" office:value="0.000392916788420388" calcext:value-type="float">
            <text:p/>
          </table:table-cell>
          <table:table-cell table:formula="of:=[.K127]/[.A127]" office:value-type="float" office:value="0.000387638712190653" calcext:value-type="float">
            <text:p/>
          </table:table-cell>
          <table:table-cell table:formula="of:=[.L127]/[.A127]" office:value-type="float" office:value="0.000404534553939703" calcext:value-type="float">
            <text:p/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722" calcext:value-type="float">
            <text:p>12.722</text:p>
          </table:table-cell>
          <table:table-cell office:value-type="float" office:value="13.319" calcext:value-type="float">
            <text:p>13.319</text:p>
          </table:table-cell>
          <table:table-cell office:value-type="float" office:value="12.676" calcext:value-type="float">
            <text:p>12.676</text:p>
          </table:table-cell>
          <table:table-cell office:value-type="float" office:value="13.39" calcext:value-type="float">
            <text:p>13.39</text:p>
          </table:table-cell>
          <table:table-cell office:value-type="float" office:value="13.061" calcext:value-type="float">
            <text:p>13.061</text:p>
          </table:table-cell>
          <table:table-cell table:formula="of:=MIN([.B128:.F128])" office:value-type="float" office:value="12.676" calcext:value-type="float">
            <text:p/>
          </table:table-cell>
          <table:table-cell table:formula="of:=MAX([.B128:.F128])" office:value-type="float" office:value="13.39" calcext:value-type="float">
            <text:p/>
          </table:table-cell>
          <table:table-cell table:formula="of:=AVERAGE([.B128:.F128])" office:value-type="float" office:value="13.0336" calcext:value-type="float">
            <text:p/>
          </table:table-cell>
          <table:table-cell table:formula="of:=[.G128]/([.A128]*LOG([.A128]))" office:value-type="float" office:value="0.0474431253390376" calcext:value-type="float">
            <text:p/>
          </table:table-cell>
          <table:table-cell table:formula="of:=[.H127]/([.A128]*LOG([.A128]))" office:value-type="float" office:value="0.0518520872867646" calcext:value-type="float">
            <text:p/>
          </table:table-cell>
          <table:table-cell table:formula="of:=[.I128]/([.A128]*LOG([.A128]))" office:value-type="float" office:value="0.0487815334820828" calcext:value-type="float">
            <text:p/>
          </table:table-cell>
          <table:table-cell table:formula="of:=[.J128]/[.A128]" office:value-type="float" office:value="0.000373567916055415" calcext:value-type="float">
            <text:p/>
          </table:table-cell>
          <table:table-cell table:formula="of:=[.K128]/[.A128]" office:value-type="float" office:value="0.000408284151864288" calcext:value-type="float">
            <text:p/>
          </table:table-cell>
          <table:table-cell table:formula="of:=[.L128]/[.A128]" office:value-type="float" office:value="0.000384106562851045" calcext:value-type="float">
            <text:p/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928" calcext:value-type="float">
            <text:p>13.928</text:p>
          </table:table-cell>
          <table:table-cell office:value-type="float" office:value="13.96" calcext:value-type="float">
            <text:p>13.96</text:p>
          </table:table-cell>
          <table:table-cell office:value-type="float" office:value="14.06" calcext:value-type="float">
            <text:p>14.06</text:p>
          </table:table-cell>
          <table:table-cell office:value-type="float" office:value="13.582" calcext:value-type="float">
            <text:p>13.582</text:p>
          </table:table-cell>
          <table:table-cell office:value-type="float" office:value="12.846" calcext:value-type="float">
            <text:p>12.846</text:p>
          </table:table-cell>
          <table:table-cell table:formula="of:=MIN([.B129:.F129])" office:value-type="float" office:value="12.846" calcext:value-type="float">
            <text:p/>
          </table:table-cell>
          <table:table-cell table:formula="of:=MAX([.B129:.F129])" office:value-type="float" office:value="14.06" calcext:value-type="float">
            <text:p/>
          </table:table-cell>
          <table:table-cell table:formula="of:=AVERAGE([.B129:.F129])" office:value-type="float" office:value="13.6752" calcext:value-type="float">
            <text:p/>
          </table:table-cell>
          <table:table-cell table:formula="of:=[.G129]/([.A129]*LOG([.A129]))" office:value-type="float" office:value="0.0476266610568338" calcext:value-type="float">
            <text:p/>
          </table:table-cell>
          <table:table-cell table:formula="of:=[.H128]/([.A129]*LOG([.A129]))" office:value-type="float" office:value="0.0496435459715868" calcext:value-type="float">
            <text:p/>
          </table:table-cell>
          <table:table-cell table:formula="of:=[.I129]/([.A129]*LOG([.A129]))" office:value-type="float" office:value="0.0507009275482184" calcext:value-type="float">
            <text:p/>
          </table:table-cell>
          <table:table-cell table:formula="of:=[.J129]/[.A129]" office:value-type="float" office:value="0.000372083289506514" calcext:value-type="float">
            <text:p/>
          </table:table-cell>
          <table:table-cell table:formula="of:=[.K129]/[.A129]" office:value-type="float" office:value="0.000387840202903022" calcext:value-type="float">
            <text:p/>
          </table:table-cell>
          <table:table-cell table:formula="of:=[.L129]/[.A129]" office:value-type="float" office:value="0.000396100996470456" calcext:value-type="float">
            <text:p/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455" calcext:value-type="float">
            <text:p>13.455</text:p>
          </table:table-cell>
          <table:table-cell office:value-type="float" office:value="13.43" calcext:value-type="float">
            <text:p>13.43</text:p>
          </table:table-cell>
          <table:table-cell office:value-type="float" office:value="13.457" calcext:value-type="float">
            <text:p>13.457</text:p>
          </table:table-cell>
          <table:table-cell office:value-type="float" office:value="13.393" calcext:value-type="float">
            <text:p>13.393</text:p>
          </table:table-cell>
          <table:table-cell office:value-type="float" office:value="14.132" calcext:value-type="float">
            <text:p>14.132</text:p>
          </table:table-cell>
          <table:table-cell table:formula="of:=MIN([.B130:.F130])" office:value-type="float" office:value="13.393" calcext:value-type="float">
            <text:p/>
          </table:table-cell>
          <table:table-cell table:formula="of:=MAX([.B130:.F130])" office:value-type="float" office:value="14.132" calcext:value-type="float">
            <text:p/>
          </table:table-cell>
          <table:table-cell table:formula="of:=AVERAGE([.B130:.F130])" office:value-type="float" office:value="13.5734" calcext:value-type="float">
            <text:p/>
          </table:table-cell>
          <table:table-cell table:formula="of:=[.G130]/([.A130]*LOG([.A130]))" office:value-type="float" office:value="0.0491908516940682" calcext:value-type="float">
            <text:p/>
          </table:table-cell>
          <table:table-cell table:formula="of:=[.H129]/([.A130]*LOG([.A130]))" office:value-type="float" office:value="0.0516406611527364" calcext:value-type="float">
            <text:p/>
          </table:table-cell>
          <table:table-cell table:formula="of:=[.I130]/([.A130]*LOG([.A130]))" office:value-type="float" office:value="0.0498534388400108" calcext:value-type="float">
            <text:p/>
          </table:table-cell>
          <table:table-cell table:formula="of:=[.J130]/[.A130]" office:value-type="float" office:value="0.000381324431736962" calcext:value-type="float">
            <text:p/>
          </table:table-cell>
          <table:table-cell table:formula="of:=[.K130]/[.A130]" office:value-type="float" office:value="0.00040031520273439" calcext:value-type="float">
            <text:p/>
          </table:table-cell>
          <table:table-cell table:formula="of:=[.L130]/[.A130]" office:value-type="float" office:value="0.000386460766201634" calcext:value-type="float">
            <text:p/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905" calcext:value-type="float">
            <text:p>13.905</text:p>
          </table:table-cell>
          <table:table-cell office:value-type="float" office:value="14.395" calcext:value-type="float">
            <text:p>14.395</text:p>
          </table:table-cell>
          <table:table-cell office:value-type="float" office:value="14.516" calcext:value-type="float">
            <text:p>14.516</text:p>
          </table:table-cell>
          <table:table-cell office:value-type="float" office:value="13.815" calcext:value-type="float">
            <text:p>13.815</text:p>
          </table:table-cell>
          <table:table-cell office:value-type="float" office:value="13.292" calcext:value-type="float">
            <text:p>13.292</text:p>
          </table:table-cell>
          <table:table-cell table:formula="of:=MIN([.B131:.F131])" office:value-type="float" office:value="13.292" calcext:value-type="float">
            <text:p/>
          </table:table-cell>
          <table:table-cell table:formula="of:=MAX([.B131:.F131])" office:value-type="float" office:value="14.516" calcext:value-type="float">
            <text:p/>
          </table:table-cell>
          <table:table-cell table:formula="of:=AVERAGE([.B131:.F131])" office:value-type="float" office:value="13.9846" calcext:value-type="float">
            <text:p/>
          </table:table-cell>
          <table:table-cell table:formula="of:=[.G131]/([.A131]*LOG([.A131]))" office:value-type="float" office:value="0.0483674994103214" calcext:value-type="float">
            <text:p/>
          </table:table-cell>
          <table:table-cell table:formula="of:=[.H130]/([.A131]*LOG([.A131]))" office:value-type="float" office:value="0.0514241274200017" calcext:value-type="float">
            <text:p/>
          </table:table-cell>
          <table:table-cell table:formula="of:=[.I131]/([.A131]*LOG([.A131]))" office:value-type="float" office:value="0.0508877619811602" calcext:value-type="float">
            <text:p/>
          </table:table-cell>
          <table:table-cell table:formula="of:=[.J131]/[.A131]" office:value-type="float" office:value="0.000372057687771703" calcext:value-type="float">
            <text:p/>
          </table:table-cell>
          <table:table-cell table:formula="of:=[.K131]/[.A131]" office:value-type="float" office:value="0.00039557021092309" calcext:value-type="float">
            <text:p/>
          </table:table-cell>
          <table:table-cell table:formula="of:=[.L131]/[.A131]" office:value-type="float" office:value="0.000391444322932001" calcext:value-type="float">
            <text:p/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201" calcext:value-type="float">
            <text:p>14.201</text:p>
          </table:table-cell>
          <table:table-cell office:value-type="float" office:value="13.809" calcext:value-type="float">
            <text:p>13.809</text:p>
          </table:table-cell>
          <table:table-cell office:value-type="float" office:value="13.672" calcext:value-type="float">
            <text:p>13.672</text:p>
          </table:table-cell>
          <table:table-cell office:value-type="float" office:value="14.024" calcext:value-type="float">
            <text:p>14.024</text:p>
          </table:table-cell>
          <table:table-cell office:value-type="float" office:value="14.403" calcext:value-type="float">
            <text:p>14.403</text:p>
          </table:table-cell>
          <table:table-cell table:formula="of:=MIN([.B132:.F132])" office:value-type="float" office:value="13.672" calcext:value-type="float">
            <text:p/>
          </table:table-cell>
          <table:table-cell table:formula="of:=MAX([.B132:.F132])" office:value-type="float" office:value="14.403" calcext:value-type="float">
            <text:p/>
          </table:table-cell>
          <table:table-cell table:formula="of:=AVERAGE([.B132:.F132])" office:value-type="float" office:value="14.0218" calcext:value-type="float">
            <text:p/>
          </table:table-cell>
          <table:table-cell table:formula="of:=[.G132]/([.A132]*LOG([.A132]))" office:value-type="float" office:value="0.0492928858138683" calcext:value-type="float">
            <text:p/>
          </table:table-cell>
          <table:table-cell table:formula="of:=[.H131]/([.A132]*LOG([.A132]))" office:value-type="float" office:value="0.0523358345870474" calcext:value-type="float">
            <text:p/>
          </table:table-cell>
          <table:table-cell table:formula="of:=[.I132]/([.A132]*LOG([.A132]))" office:value-type="float" office:value="0.0505540510755484" calcext:value-type="float">
            <text:p/>
          </table:table-cell>
          <table:table-cell table:formula="of:=[.J132]/[.A132]" office:value-type="float" office:value="0.000376281571098231" calcext:value-type="float">
            <text:p/>
          </table:table-cell>
          <table:table-cell table:formula="of:=[.K132]/[.A132]" office:value-type="float" office:value="0.000399510187687384" calcext:value-type="float">
            <text:p/>
          </table:table-cell>
          <table:table-cell table:formula="of:=[.L132]/[.A132]" office:value-type="float" office:value="0.000385908786836247" calcext:value-type="float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282" calcext:value-type="float">
            <text:p>14.282</text:p>
          </table:table-cell>
          <table:table-cell office:value-type="float" office:value="14.794" calcext:value-type="float">
            <text:p>14.794</text:p>
          </table:table-cell>
          <table:table-cell office:value-type="float" office:value="14.498" calcext:value-type="float">
            <text:p>14.498</text:p>
          </table:table-cell>
          <table:table-cell office:value-type="float" office:value="14.223" calcext:value-type="float">
            <text:p>14.223</text:p>
          </table:table-cell>
          <table:table-cell office:value-type="float" office:value="14.039" calcext:value-type="float">
            <text:p>14.039</text:p>
          </table:table-cell>
          <table:table-cell table:formula="of:=MIN([.B133:.F133])" office:value-type="float" office:value="14.039" calcext:value-type="float">
            <text:p/>
          </table:table-cell>
          <table:table-cell table:formula="of:=MAX([.B133:.F133])" office:value-type="float" office:value="14.794" calcext:value-type="float">
            <text:p/>
          </table:table-cell>
          <table:table-cell table:formula="of:=AVERAGE([.B133:.F133])" office:value-type="float" office:value="14.3672" calcext:value-type="float">
            <text:p/>
          </table:table-cell>
          <table:table-cell table:formula="of:=[.G133]/([.A133]*LOG([.A133]))" office:value-type="float" office:value="0.050154375209914" calcext:value-type="float">
            <text:p/>
          </table:table-cell>
          <table:table-cell table:formula="of:=[.H132]/([.A133]*LOG([.A133]))" office:value-type="float" office:value="0.0514547664469258" calcext:value-type="float">
            <text:p/>
          </table:table-cell>
          <table:table-cell table:formula="of:=[.I133]/([.A133]*LOG([.A133]))" office:value-type="float" office:value="0.0513268708252637" calcext:value-type="float">
            <text:p/>
          </table:table-cell>
          <table:table-cell table:formula="of:=[.J133]/[.A133]" office:value-type="float" office:value="0.000379957387953894" calcext:value-type="float">
            <text:p/>
          </table:table-cell>
          <table:table-cell table:formula="of:=[.K133]/[.A133]" office:value-type="float" office:value="0.000389808836719135" calcext:value-type="float">
            <text:p/>
          </table:table-cell>
          <table:table-cell table:formula="of:=[.L133]/[.A133]" office:value-type="float" office:value="0.000388839930494422" calcext:value-type="float">
            <text:p/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.466" calcext:value-type="float">
            <text:p>14.466</text:p>
          </table:table-cell>
          <table:table-cell office:value-type="float" office:value="13.94" calcext:value-type="float">
            <text:p>13.94</text:p>
          </table:table-cell>
          <table:table-cell office:value-type="float" office:value="13.857" calcext:value-type="float">
            <text:p>13.857</text:p>
          </table:table-cell>
          <table:table-cell office:value-type="float" office:value="14.288" calcext:value-type="float">
            <text:p>14.288</text:p>
          </table:table-cell>
          <table:table-cell office:value-type="float" office:value="14.221" calcext:value-type="float">
            <text:p>14.221</text:p>
          </table:table-cell>
          <table:table-cell table:formula="of:=MIN([.B134:.F134])" office:value-type="float" office:value="13.857" calcext:value-type="float">
            <text:p/>
          </table:table-cell>
          <table:table-cell table:formula="of:=MAX([.B134:.F134])" office:value-type="float" office:value="14.466" calcext:value-type="float">
            <text:p/>
          </table:table-cell>
          <table:table-cell table:formula="of:=AVERAGE([.B134:.F134])" office:value-type="float" office:value="14.1544" calcext:value-type="float">
            <text:p/>
          </table:table-cell>
          <table:table-cell table:formula="of:=[.G134]/([.A134]*LOG([.A134]))" office:value-type="float" office:value="0.0490561430540273" calcext:value-type="float">
            <text:p/>
          </table:table-cell>
          <table:table-cell table:formula="of:=[.H133]/([.A134]*LOG([.A134]))" office:value-type="float" office:value="0.0523732828419774" calcext:value-type="float">
            <text:p/>
          </table:table-cell>
          <table:table-cell table:formula="of:=[.I134]/([.A134]*LOG([.A134]))" office:value-type="float" office:value="0.0501089897700746" calcext:value-type="float">
            <text:p/>
          </table:table-cell>
          <table:table-cell table:formula="of:=[.J134]/[.A134]" office:value-type="float" office:value="0.000368843180857348" calcext:value-type="float">
            <text:p/>
          </table:table-cell>
          <table:table-cell table:formula="of:=[.K134]/[.A134]" office:value-type="float" office:value="0.000393784081518627" calcext:value-type="float">
            <text:p/>
          </table:table-cell>
          <table:table-cell table:formula="of:=[.L134]/[.A134]" office:value-type="float" office:value="0.000376759321579508" calcext:value-type="float">
            <text:p/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708" calcext:value-type="float">
            <text:p>14.708</text:p>
          </table:table-cell>
          <table:table-cell office:value-type="float" office:value="15.476" calcext:value-type="float">
            <text:p>15.476</text:p>
          </table:table-cell>
          <table:table-cell office:value-type="float" office:value="14.929" calcext:value-type="float">
            <text:p>14.929</text:p>
          </table:table-cell>
          <table:table-cell office:value-type="float" office:value="14.409" calcext:value-type="float">
            <text:p>14.409</text:p>
          </table:table-cell>
          <table:table-cell office:value-type="float" office:value="14.439" calcext:value-type="float">
            <text:p>14.439</text:p>
          </table:table-cell>
          <table:table-cell table:formula="of:=MIN([.B135:.F135])" office:value-type="float" office:value="14.409" calcext:value-type="float">
            <text:p/>
          </table:table-cell>
          <table:table-cell table:formula="of:=MAX([.B135:.F135])" office:value-type="float" office:value="15.476" calcext:value-type="float">
            <text:p/>
          </table:table-cell>
          <table:table-cell table:formula="of:=AVERAGE([.B135:.F135])" office:value-type="float" office:value="14.7922" calcext:value-type="float">
            <text:p/>
          </table:table-cell>
          <table:table-cell table:formula="of:=[.G135]/([.A135]*LOG([.A135]))" office:value-type="float" office:value="0.0505522110753223" calcext:value-type="float">
            <text:p/>
          </table:table-cell>
          <table:table-cell table:formula="of:=[.H134]/([.A135]*LOG([.A135]))" office:value-type="float" office:value="0.0507521885915478" calcext:value-type="float">
            <text:p/>
          </table:table-cell>
          <table:table-cell table:formula="of:=[.I135]/([.A135]*LOG([.A135]))" office:value-type="float" office:value="0.0518966213247542" calcext:value-type="float">
            <text:p/>
          </table:table-cell>
          <table:table-cell table:formula="of:=[.J135]/[.A135]" office:value-type="float" office:value="0.000377255306532256" calcext:value-type="float">
            <text:p/>
          </table:table-cell>
          <table:table-cell table:formula="of:=[.K135]/[.A135]" office:value-type="float" office:value="0.000378747676056327" calcext:value-type="float">
            <text:p/>
          </table:table-cell>
          <table:table-cell table:formula="of:=[.L135]/[.A135]" office:value-type="float" office:value="0.000387288218841449" calcext:value-type="float">
            <text:p/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688" calcext:value-type="float">
            <text:p>14.688</text:p>
          </table:table-cell>
          <table:table-cell office:value-type="float" office:value="14.265" calcext:value-type="float">
            <text:p>14.265</text:p>
          </table:table-cell>
          <table:table-cell office:value-type="float" office:value="14.382" calcext:value-type="float">
            <text:p>14.382</text:p>
          </table:table-cell>
          <table:table-cell office:value-type="float" office:value="14.497" calcext:value-type="float">
            <text:p>14.497</text:p>
          </table:table-cell>
          <table:table-cell office:value-type="float" office:value="14.494" calcext:value-type="float">
            <text:p>14.494</text:p>
          </table:table-cell>
          <table:table-cell table:formula="of:=MIN([.B136:.F136])" office:value-type="float" office:value="14.265" calcext:value-type="float">
            <text:p/>
          </table:table-cell>
          <table:table-cell table:formula="of:=MAX([.B136:.F136])" office:value-type="float" office:value="14.688" calcext:value-type="float">
            <text:p/>
          </table:table-cell>
          <table:table-cell table:formula="of:=AVERAGE([.B136:.F136])" office:value-type="float" office:value="14.4652" calcext:value-type="float">
            <text:p/>
          </table:table-cell>
          <table:table-cell table:formula="of:=[.G136]/([.A136]*LOG([.A136]))" office:value-type="float" office:value="0.0496009912762712" calcext:value-type="float">
            <text:p/>
          </table:table-cell>
          <table:table-cell table:formula="of:=[.H135]/([.A136]*LOG([.A136]))" office:value-type="float" office:value="0.0538117729401733" calcext:value-type="float">
            <text:p/>
          </table:table-cell>
          <table:table-cell table:formula="of:=[.I136]/([.A136]*LOG([.A136]))" office:value-type="float" office:value="0.0502971089386272" calcext:value-type="float">
            <text:p/>
          </table:table-cell>
          <table:table-cell table:formula="of:=[.J136]/[.A136]" office:value-type="float" office:value="0.000367414750194601" calcext:value-type="float">
            <text:p/>
          </table:table-cell>
          <table:table-cell table:formula="of:=[.K136]/[.A136]" office:value-type="float" office:value="0.000398605725482765" calcext:value-type="float">
            <text:p/>
          </table:table-cell>
          <table:table-cell table:formula="of:=[.L136]/[.A136]" office:value-type="float" office:value="0.000372571177323165" calcext:value-type="float">
            <text:p/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.135" calcext:value-type="float">
            <text:p>16.135</text:p>
          </table:table-cell>
          <table:table-cell office:value-type="float" office:value="15.636" calcext:value-type="float">
            <text:p>15.636</text:p>
          </table:table-cell>
          <table:table-cell office:value-type="float" office:value="15.605" calcext:value-type="float">
            <text:p>15.605</text:p>
          </table:table-cell>
          <table:table-cell office:value-type="float" office:value="14.858" calcext:value-type="float">
            <text:p>14.858</text:p>
          </table:table-cell>
          <table:table-cell office:value-type="float" office:value="15.046" calcext:value-type="float">
            <text:p>15.046</text:p>
          </table:table-cell>
          <table:table-cell table:formula="of:=MIN([.B137:.F137])" office:value-type="float" office:value="14.858" calcext:value-type="float">
            <text:p/>
          </table:table-cell>
          <table:table-cell table:formula="of:=MAX([.B137:.F137])" office:value-type="float" office:value="16.135" calcext:value-type="float">
            <text:p/>
          </table:table-cell>
          <table:table-cell table:formula="of:=AVERAGE([.B137:.F137])" office:value-type="float" office:value="15.456" calcext:value-type="float">
            <text:p/>
          </table:table-cell>
          <table:table-cell table:formula="of:=[.G137]/([.A137]*LOG([.A137]))" office:value-type="float" office:value="0.0512060031206343" calcext:value-type="float">
            <text:p/>
          </table:table-cell>
          <table:table-cell table:formula="of:=[.H136]/([.A137]*LOG([.A137]))" office:value-type="float" office:value="0.0506201220780641" calcext:value-type="float">
            <text:p/>
          </table:table-cell>
          <table:table-cell table:formula="of:=[.I137]/([.A137]*LOG([.A137]))" office:value-type="float" office:value="0.0532669258468517" calcext:value-type="float">
            <text:p/>
          </table:table-cell>
          <table:table-cell table:formula="of:=[.J137]/[.A137]" office:value-type="float" office:value="0.000376514728828193" calcext:value-type="float">
            <text:p/>
          </table:table-cell>
          <table:table-cell table:formula="of:=[.K137]/[.A137]" office:value-type="float" office:value="0.000372206779985765" calcext:value-type="float">
            <text:p/>
          </table:table-cell>
          <table:table-cell table:formula="of:=[.L137]/[.A137]" office:value-type="float" office:value="0.000391668572403322" calcext:value-type="float">
            <text:p/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726" calcext:value-type="float">
            <text:p>14.726</text:p>
          </table:table-cell>
          <table:table-cell office:value-type="float" office:value="15.485" calcext:value-type="float">
            <text:p>15.485</text:p>
          </table:table-cell>
          <table:table-cell office:value-type="float" office:value="14.602" calcext:value-type="float">
            <text:p>14.602</text:p>
          </table:table-cell>
          <table:table-cell office:value-type="float" office:value="15.766" calcext:value-type="float">
            <text:p>15.766</text:p>
          </table:table-cell>
          <table:table-cell office:value-type="float" office:value="15.044" calcext:value-type="float">
            <text:p>15.044</text:p>
          </table:table-cell>
          <table:table-cell table:formula="of:=MIN([.B138:.F138])" office:value-type="float" office:value="14.602" calcext:value-type="float">
            <text:p/>
          </table:table-cell>
          <table:table-cell table:formula="of:=MAX([.B138:.F138])" office:value-type="float" office:value="15.766" calcext:value-type="float">
            <text:p/>
          </table:table-cell>
          <table:table-cell table:formula="of:=AVERAGE([.B138:.F138])" office:value-type="float" office:value="15.1246" calcext:value-type="float">
            <text:p/>
          </table:table-cell>
          <table:table-cell table:formula="of:=[.G138]/([.A138]*LOG([.A138]))" office:value-type="float" office:value="0.0498820216569936" calcext:value-type="float">
            <text:p/>
          </table:table-cell>
          <table:table-cell table:formula="of:=[.H137]/([.A138]*LOG([.A138]))" office:value-type="float" office:value="0.0551189165481161" calcext:value-type="float">
            <text:p/>
          </table:table-cell>
          <table:table-cell table:formula="of:=[.I138]/([.A138]*LOG([.A138]))" office:value-type="float" office:value="0.0516672801502099" calcext:value-type="float">
            <text:p/>
          </table:table-cell>
          <table:table-cell table:formula="of:=[.J138]/[.A138]" office:value-type="float" office:value="0.000364102347861267" calcext:value-type="float">
            <text:p/>
          </table:table-cell>
          <table:table-cell table:formula="of:=[.K138]/[.A138]" office:value-type="float" office:value="0.000402327858015446" calcext:value-type="float">
            <text:p/>
          </table:table-cell>
          <table:table-cell table:formula="of:=[.L138]/[.A138]" office:value-type="float" office:value="0.000377133431753357" calcext:value-type="float">
            <text:p/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153" calcext:value-type="float">
            <text:p>16.153</text:p>
          </table:table-cell>
          <table:table-cell office:value-type="float" office:value="15.826" calcext:value-type="float">
            <text:p>15.826</text:p>
          </table:table-cell>
          <table:table-cell office:value-type="float" office:value="16.073" calcext:value-type="float">
            <text:p>16.073</text:p>
          </table:table-cell>
          <table:table-cell office:value-type="float" office:value="16.433" calcext:value-type="float">
            <text:p>16.433</text:p>
          </table:table-cell>
          <table:table-cell office:value-type="float" office:value="15.495" calcext:value-type="float">
            <text:p>15.495</text:p>
          </table:table-cell>
          <table:table-cell table:formula="of:=MIN([.B139:.F139])" office:value-type="float" office:value="15.495" calcext:value-type="float">
            <text:p/>
          </table:table-cell>
          <table:table-cell table:formula="of:=MAX([.B139:.F139])" office:value-type="float" office:value="16.433" calcext:value-type="float">
            <text:p/>
          </table:table-cell>
          <table:table-cell table:formula="of:=AVERAGE([.B139:.F139])" office:value-type="float" office:value="15.996" calcext:value-type="float">
            <text:p/>
          </table:table-cell>
          <table:table-cell table:formula="of:=[.G139]/([.A139]*LOG([.A139]))" office:value-type="float" office:value="0.0524714734627762" calcext:value-type="float">
            <text:p/>
          </table:table-cell>
          <table:table-cell table:formula="of:=[.H138]/([.A139]*LOG([.A139]))" office:value-type="float" office:value="0.0533891739667073" calcext:value-type="float">
            <text:p/>
          </table:table-cell>
          <table:table-cell table:formula="of:=[.I139]/([.A139]*LOG([.A139]))" office:value-type="float" office:value="0.0541680341729956" calcext:value-type="float">
            <text:p/>
          </table:table-cell>
          <table:table-cell table:formula="of:=[.J139]/[.A139]" office:value-type="float" office:value="0.000380228068570842" calcext:value-type="float">
            <text:p/>
          </table:table-cell>
          <table:table-cell table:formula="of:=[.K139]/[.A139]" office:value-type="float" office:value="0.000386878072222516" calcext:value-type="float">
            <text:p/>
          </table:table-cell>
          <table:table-cell table:formula="of:=[.L139]/[.A139]" office:value-type="float" office:value="0.000392521986760838" calcext:value-type="float">
            <text:p/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.753" calcext:value-type="float">
            <text:p>16.753</text:p>
          </table:table-cell>
          <table:table-cell office:value-type="float" office:value="15.613" calcext:value-type="float">
            <text:p>15.613</text:p>
          </table:table-cell>
          <table:table-cell office:value-type="float" office:value="15.939" calcext:value-type="float">
            <text:p>15.939</text:p>
          </table:table-cell>
          <table:table-cell office:value-type="float" office:value="15.537" calcext:value-type="float">
            <text:p>15.537</text:p>
          </table:table-cell>
          <table:table-cell office:value-type="float" office:value="16.105" calcext:value-type="float">
            <text:p>16.105</text:p>
          </table:table-cell>
          <table:table-cell table:formula="of:=MIN([.B140:.F140])" office:value-type="float" office:value="15.537" calcext:value-type="float">
            <text:p/>
          </table:table-cell>
          <table:table-cell table:formula="of:=MAX([.B140:.F140])" office:value-type="float" office:value="16.753" calcext:value-type="float">
            <text:p/>
          </table:table-cell>
          <table:table-cell table:formula="of:=AVERAGE([.B140:.F140])" office:value-type="float" office:value="15.9894" calcext:value-type="float">
            <text:p/>
          </table:table-cell>
          <table:table-cell table:formula="of:=[.G140]/([.A140]*LOG([.A140]))" office:value-type="float" office:value="0.052158752428594" calcext:value-type="float">
            <text:p/>
          </table:table-cell>
          <table:table-cell table:formula="of:=[.H139]/([.A140]*LOG([.A140]))" office:value-type="float" office:value="0.0551666846018591" calcext:value-type="float">
            <text:p/>
          </table:table-cell>
          <table:table-cell table:formula="of:=[.I140]/([.A140]*LOG([.A140]))" office:value-type="float" office:value="0.0536774896107203" calcext:value-type="float">
            <text:p/>
          </table:table-cell>
          <table:table-cell table:formula="of:=[.J140]/[.A140]" office:value-type="float" office:value="0.000375242823227295" calcext:value-type="float">
            <text:p/>
          </table:table-cell>
          <table:table-cell table:formula="of:=[.K140]/[.A140]" office:value-type="float" office:value="0.000396882623034958" calcext:value-type="float">
            <text:p/>
          </table:table-cell>
          <table:table-cell table:formula="of:=[.L140]/[.A140]" office:value-type="float" office:value="0.000386168990005182" calcext:value-type="float">
            <text:p/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.245" calcext:value-type="float">
            <text:p>17.245</text:p>
          </table:table-cell>
          <table:table-cell office:value-type="float" office:value="16.078" calcext:value-type="float">
            <text:p>16.078</text:p>
          </table:table-cell>
          <table:table-cell office:value-type="float" office:value="15.84" calcext:value-type="float">
            <text:p>15.84</text:p>
          </table:table-cell>
          <table:table-cell office:value-type="float" office:value="16.485" calcext:value-type="float">
            <text:p>16.485</text:p>
          </table:table-cell>
          <table:table-cell office:value-type="float" office:value="16.113" calcext:value-type="float">
            <text:p>16.113</text:p>
          </table:table-cell>
          <table:table-cell table:formula="of:=MIN([.B141:.F141])" office:value-type="float" office:value="15.84" calcext:value-type="float">
            <text:p/>
          </table:table-cell>
          <table:table-cell table:formula="of:=MAX([.B141:.F141])" office:value-type="float" office:value="17.245" calcext:value-type="float">
            <text:p/>
          </table:table-cell>
          <table:table-cell table:formula="of:=AVERAGE([.B141:.F141])" office:value-type="float" office:value="16.3522" calcext:value-type="float">
            <text:p/>
          </table:table-cell>
          <table:table-cell table:formula="of:=[.G141]/([.A141]*LOG([.A141]))" office:value-type="float" office:value="0.052719528034636" calcext:value-type="float">
            <text:p/>
          </table:table-cell>
          <table:table-cell table:formula="of:=[.H140]/([.A141]*LOG([.A141]))" office:value-type="float" office:value="0.0557582230532991" calcext:value-type="float">
            <text:p/>
          </table:table-cell>
          <table:table-cell table:formula="of:=[.I141]/([.A141]*LOG([.A141]))" office:value-type="float" office:value="0.0544242592378772" calcext:value-type="float">
            <text:p/>
          </table:table-cell>
          <table:table-cell table:formula="of:=[.J141]/[.A141]" office:value-type="float" office:value="0.000376568057390257" calcext:value-type="float">
            <text:p/>
          </table:table-cell>
          <table:table-cell table:formula="of:=[.K141]/[.A141]" office:value-type="float" office:value="0.000398273021809279" calcext:value-type="float">
            <text:p/>
          </table:table-cell>
          <table:table-cell table:formula="of:=[.L141]/[.A141]" office:value-type="float" office:value="0.00038874470884198" calcext:value-type="float">
            <text:p/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684" calcext:value-type="float">
            <text:p>17.684</text:p>
          </table:table-cell>
          <table:table-cell office:value-type="float" office:value="16.552" calcext:value-type="float">
            <text:p>16.552</text:p>
          </table:table-cell>
          <table:table-cell office:value-type="float" office:value="16.445" calcext:value-type="float">
            <text:p>16.445</text:p>
          </table:table-cell>
          <table:table-cell office:value-type="float" office:value="15.884" calcext:value-type="float">
            <text:p>15.884</text:p>
          </table:table-cell>
          <table:table-cell office:value-type="float" office:value="16.098" calcext:value-type="float">
            <text:p>16.098</text:p>
          </table:table-cell>
          <table:table-cell table:formula="of:=MIN([.B142:.F142])" office:value-type="float" office:value="15.884" calcext:value-type="float">
            <text:p/>
          </table:table-cell>
          <table:table-cell table:formula="of:=MAX([.B142:.F142])" office:value-type="float" office:value="17.684" calcext:value-type="float">
            <text:p/>
          </table:table-cell>
          <table:table-cell table:formula="of:=AVERAGE([.B142:.F142])" office:value-type="float" office:value="16.5326" calcext:value-type="float">
            <text:p/>
          </table:table-cell>
          <table:table-cell table:formula="of:=[.G142]/([.A142]*LOG([.A142]))" office:value-type="float" office:value="0.0524155408846706" calcext:value-type="float">
            <text:p/>
          </table:table-cell>
          <table:table-cell table:formula="of:=[.H141]/([.A142]*LOG([.A142]))" office:value-type="float" office:value="0.0569066987255191" calcext:value-type="float">
            <text:p/>
          </table:table-cell>
          <table:table-cell table:formula="of:=[.I142]/([.A142]*LOG([.A142]))" office:value-type="float" office:value="0.0545558531371132" calcext:value-type="float">
            <text:p/>
          </table:table-cell>
          <table:table-cell table:formula="of:=[.J142]/[.A142]" office:value-type="float" office:value="0.000371741424713976" calcext:value-type="float">
            <text:p/>
          </table:table-cell>
          <table:table-cell table:formula="of:=[.K142]/[.A142]" office:value-type="float" office:value="0.000403593607982405" calcext:value-type="float">
            <text:p/>
          </table:table-cell>
          <table:table-cell table:formula="of:=[.L142]/[.A142]" office:value-type="float" office:value="0.000386920944234845" calcext:value-type="float">
            <text:p/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.916" calcext:value-type="float">
            <text:p>17.916</text:p>
          </table:table-cell>
          <table:table-cell office:value-type="float" office:value="16.731" calcext:value-type="float">
            <text:p>16.731</text:p>
          </table:table-cell>
          <table:table-cell office:value-type="float" office:value="16.649" calcext:value-type="float">
            <text:p>16.649</text:p>
          </table:table-cell>
          <table:table-cell office:value-type="float" office:value="16.915" calcext:value-type="float">
            <text:p>16.915</text:p>
          </table:table-cell>
          <table:table-cell office:value-type="float" office:value="15.965" calcext:value-type="float">
            <text:p>15.965</text:p>
          </table:table-cell>
          <table:table-cell table:formula="of:=MIN([.B143:.F143])" office:value-type="float" office:value="15.965" calcext:value-type="float">
            <text:p/>
          </table:table-cell>
          <table:table-cell table:formula="of:=MAX([.B143:.F143])" office:value-type="float" office:value="17.916" calcext:value-type="float">
            <text:p/>
          </table:table-cell>
          <table:table-cell table:formula="of:=AVERAGE([.B143:.F143])" office:value-type="float" office:value="16.8352" calcext:value-type="float">
            <text:p/>
          </table:table-cell>
          <table:table-cell table:formula="of:=[.G143]/([.A143]*LOG([.A143]))" office:value-type="float" office:value="0.0522372282311533" calcext:value-type="float">
            <text:p/>
          </table:table-cell>
          <table:table-cell table:formula="of:=[.H142]/([.A143]*LOG([.A143]))" office:value-type="float" office:value="0.0578617691224375" calcext:value-type="float">
            <text:p/>
          </table:table-cell>
          <table:table-cell table:formula="of:=[.I143]/([.A143]*LOG([.A143]))" office:value-type="float" office:value="0.0550845089080559" calcext:value-type="float">
            <text:p/>
          </table:table-cell>
          <table:table-cell table:formula="of:=[.J143]/[.A143]" office:value-type="float" office:value="0.000367867804444741" calcext:value-type="float">
            <text:p/>
          </table:table-cell>
          <table:table-cell table:formula="of:=[.K143]/[.A143]" office:value-type="float" office:value="0.000407477247341109" calcext:value-type="float">
            <text:p/>
          </table:table-cell>
          <table:table-cell table:formula="of:=[.L143]/[.A143]" office:value-type="float" office:value="0.000387919076817295" calcext:value-type="float">
            <text:p/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.57" calcext:value-type="float">
            <text:p>17.57</text:p>
          </table:table-cell>
          <table:table-cell office:value-type="float" office:value="16.3" calcext:value-type="float">
            <text:p>16.3</text:p>
          </table:table-cell>
          <table:table-cell office:value-type="float" office:value="16.655" calcext:value-type="float">
            <text:p>16.655</text:p>
          </table:table-cell>
          <table:table-cell office:value-type="float" office:value="16.511" calcext:value-type="float">
            <text:p>16.511</text:p>
          </table:table-cell>
          <table:table-cell office:value-type="float" office:value="16.839" calcext:value-type="float">
            <text:p>16.839</text:p>
          </table:table-cell>
          <table:table-cell table:formula="of:=MIN([.B144:.F144])" office:value-type="float" office:value="16.3" calcext:value-type="float">
            <text:p/>
          </table:table-cell>
          <table:table-cell table:formula="of:=MAX([.B144:.F144])" office:value-type="float" office:value="17.57" calcext:value-type="float">
            <text:p/>
          </table:table-cell>
          <table:table-cell table:formula="of:=AVERAGE([.B144:.F144])" office:value-type="float" office:value="16.775" calcext:value-type="float">
            <text:p/>
          </table:table-cell>
          <table:table-cell table:formula="of:=[.G144]/([.A144]*LOG([.A144]))" office:value-type="float" office:value="0.0528854953495212" calcext:value-type="float">
            <text:p/>
          </table:table-cell>
          <table:table-cell table:formula="of:=[.H143]/([.A144]*LOG([.A144]))" office:value-type="float" office:value="0.0581286217596333" calcext:value-type="float">
            <text:p/>
          </table:table-cell>
          <table:table-cell table:formula="of:=[.I144]/([.A144]*LOG([.A144]))" office:value-type="float" office:value="0.0544266370851668" calcext:value-type="float">
            <text:p/>
          </table:table-cell>
          <table:table-cell table:formula="of:=[.J144]/[.A144]" office:value-type="float" office:value="0.000369828638807841" calcext:value-type="float">
            <text:p/>
          </table:table-cell>
          <table:table-cell table:formula="of:=[.K144]/[.A144]" office:value-type="float" office:value="0.000406493858458974" calcext:value-type="float">
            <text:p/>
          </table:table-cell>
          <table:table-cell table:formula="of:=[.L144]/[.A144]" office:value-type="float" office:value="0.000380605853742425" calcext:value-type="float">
            <text:p/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.324" calcext:value-type="float">
            <text:p>18.324</text:p>
          </table:table-cell>
          <table:table-cell office:value-type="float" office:value="16.947" calcext:value-type="float">
            <text:p>16.947</text:p>
          </table:table-cell>
          <table:table-cell office:value-type="float" office:value="16.923" calcext:value-type="float">
            <text:p>16.923</text:p>
          </table:table-cell>
          <table:table-cell office:value-type="float" office:value="16.733" calcext:value-type="float">
            <text:p>16.733</text:p>
          </table:table-cell>
          <table:table-cell office:value-type="float" office:value="16.947" calcext:value-type="float">
            <text:p>16.947</text:p>
          </table:table-cell>
          <table:table-cell table:formula="of:=MIN([.B145:.F145])" office:value-type="float" office:value="16.733" calcext:value-type="float">
            <text:p/>
          </table:table-cell>
          <table:table-cell table:formula="of:=MAX([.B145:.F145])" office:value-type="float" office:value="18.324" calcext:value-type="float">
            <text:p/>
          </table:table-cell>
          <table:table-cell table:formula="of:=AVERAGE([.B145:.F145])" office:value-type="float" office:value="17.1748" calcext:value-type="float">
            <text:p/>
          </table:table-cell>
          <table:table-cell table:formula="of:=[.G145]/([.A145]*LOG([.A145]))" office:value-type="float" office:value="0.0538377539984423" calcext:value-type="float">
            <text:p/>
          </table:table-cell>
          <table:table-cell table:formula="of:=[.H144]/([.A145]*LOG([.A145]))" office:value-type="float" office:value="0.0565307678092769" calcext:value-type="float">
            <text:p/>
          </table:table-cell>
          <table:table-cell table:formula="of:=[.I145]/([.A145]*LOG([.A145]))" office:value-type="float" office:value="0.055259227716037" calcext:value-type="float">
            <text:p/>
          </table:table-cell>
          <table:table-cell table:formula="of:=[.J145]/[.A145]" office:value-type="float" office:value="0.000373873291655849" calcext:value-type="float">
            <text:p/>
          </table:table-cell>
          <table:table-cell table:formula="of:=[.K145]/[.A145]" office:value-type="float" office:value="0.000392574776453312" calcext:value-type="float">
            <text:p/>
          </table:table-cell>
          <table:table-cell table:formula="of:=[.L145]/[.A145]" office:value-type="float" office:value="0.000383744636916923" calcext:value-type="float">
            <text:p/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.833" calcext:value-type="float">
            <text:p>17.833</text:p>
          </table:table-cell>
          <table:table-cell office:value-type="float" office:value="17.197" calcext:value-type="float">
            <text:p>17.197</text:p>
          </table:table-cell>
          <table:table-cell office:value-type="float" office:value="17.212" calcext:value-type="float">
            <text:p>17.212</text:p>
          </table:table-cell>
          <table:table-cell office:value-type="float" office:value="17.582" calcext:value-type="float">
            <text:p>17.582</text:p>
          </table:table-cell>
          <table:table-cell office:value-type="float" office:value="17.991" calcext:value-type="float">
            <text:p>17.991</text:p>
          </table:table-cell>
          <table:table-cell table:formula="of:=MIN([.B146:.F146])" office:value-type="float" office:value="17.197" calcext:value-type="float">
            <text:p/>
          </table:table-cell>
          <table:table-cell table:formula="of:=MAX([.B146:.F146])" office:value-type="float" office:value="17.991" calcext:value-type="float">
            <text:p/>
          </table:table-cell>
          <table:table-cell table:formula="of:=AVERAGE([.B146:.F146])" office:value-type="float" office:value="17.563" calcext:value-type="float">
            <text:p/>
          </table:table-cell>
          <table:table-cell table:formula="of:=[.G146]/([.A146]*LOG([.A146]))" office:value-type="float" office:value="0.0548726546693395" calcext:value-type="float">
            <text:p/>
          </table:table-cell>
          <table:table-cell table:formula="of:=[.H145]/([.A146]*LOG([.A146]))" office:value-type="float" office:value="0.0584687168785822" calcext:value-type="float">
            <text:p/>
          </table:table-cell>
          <table:table-cell table:formula="of:=[.I146]/([.A146]*LOG([.A146]))" office:value-type="float" office:value="0.0560404974098744" calcext:value-type="float">
            <text:p/>
          </table:table-cell>
          <table:table-cell table:formula="of:=[.J146]/[.A146]" office:value-type="float" office:value="0.000378432101167859" calcext:value-type="float">
            <text:p/>
          </table:table-cell>
          <table:table-cell table:formula="of:=[.K146]/[.A146]" office:value-type="float" office:value="0.000403232530197118" calcext:value-type="float">
            <text:p/>
          </table:table-cell>
          <table:table-cell table:formula="of:=[.L146]/[.A146]" office:value-type="float" office:value="0.000386486189033617" calcext:value-type="float">
            <text:p/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.971" calcext:value-type="float">
            <text:p>17.971</text:p>
          </table:table-cell>
          <table:table-cell office:value-type="float" office:value="17.004" calcext:value-type="float">
            <text:p>17.004</text:p>
          </table:table-cell>
          <table:table-cell office:value-type="float" office:value="16.829" calcext:value-type="float">
            <text:p>16.829</text:p>
          </table:table-cell>
          <table:table-cell office:value-type="float" office:value="17.383" calcext:value-type="float">
            <text:p>17.383</text:p>
          </table:table-cell>
          <table:table-cell office:value-type="float" office:value="17.461" calcext:value-type="float">
            <text:p>17.461</text:p>
          </table:table-cell>
          <table:table-cell table:formula="of:=MIN([.B147:.F147])" office:value-type="float" office:value="16.829" calcext:value-type="float">
            <text:p/>
          </table:table-cell>
          <table:table-cell table:formula="of:=MAX([.B147:.F147])" office:value-type="float" office:value="17.971" calcext:value-type="float">
            <text:p/>
          </table:table-cell>
          <table:table-cell table:formula="of:=AVERAGE([.B147:.F147])" office:value-type="float" office:value="17.3296" calcext:value-type="float">
            <text:p/>
          </table:table-cell>
          <table:table-cell table:formula="of:=[.G147]/([.A147]*LOG([.A147]))" office:value-type="float" office:value="0.053257084666028" calcext:value-type="float">
            <text:p/>
          </table:table-cell>
          <table:table-cell table:formula="of:=[.H146]/([.A147]*LOG([.A147]))" office:value-type="float" office:value="0.0569343520248684" calcext:value-type="float">
            <text:p/>
          </table:table-cell>
          <table:table-cell table:formula="of:=[.I147]/([.A147]*LOG([.A147]))" office:value-type="float" office:value="0.0548412843560758" calcext:value-type="float">
            <text:p/>
          </table:table-cell>
          <table:table-cell table:formula="of:=[.J147]/[.A147]" office:value-type="float" office:value="0.000364774552507041" calcext:value-type="float">
            <text:p/>
          </table:table-cell>
          <table:table-cell table:formula="of:=[.K147]/[.A147]" office:value-type="float" office:value="0.000389961315238824" calcext:value-type="float">
            <text:p/>
          </table:table-cell>
          <table:table-cell table:formula="of:=[.L147]/[.A147]" office:value-type="float" office:value="0.000375625235315587" calcext:value-type="float">
            <text:p/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.955" calcext:value-type="float">
            <text:p>17.955</text:p>
          </table:table-cell>
          <table:table-cell office:value-type="float" office:value="17.981" calcext:value-type="float">
            <text:p>17.981</text:p>
          </table:table-cell>
          <table:table-cell office:value-type="float" office:value="18.801" calcext:value-type="float">
            <text:p>18.801</text:p>
          </table:table-cell>
          <table:table-cell office:value-type="float" office:value="18.26" calcext:value-type="float">
            <text:p>18.26</text:p>
          </table:table-cell>
          <table:table-cell office:value-type="float" office:value="18.077" calcext:value-type="float">
            <text:p>18.077</text:p>
          </table:table-cell>
          <table:table-cell table:formula="of:=MIN([.B148:.F148])" office:value-type="float" office:value="17.955" calcext:value-type="float">
            <text:p/>
          </table:table-cell>
          <table:table-cell table:formula="of:=MAX([.B148:.F148])" office:value-type="float" office:value="18.801" calcext:value-type="float">
            <text:p/>
          </table:table-cell>
          <table:table-cell table:formula="of:=AVERAGE([.B148:.F148])" office:value-type="float" office:value="18.2148" calcext:value-type="float">
            <text:p/>
          </table:table-cell>
          <table:table-cell table:formula="of:=[.G148]/([.A148]*LOG([.A148]))" office:value-type="float" office:value="0.0563567019857058" calcext:value-type="float">
            <text:p/>
          </table:table-cell>
          <table:table-cell table:formula="of:=[.H147]/([.A148]*LOG([.A148]))" office:value-type="float" office:value="0.0564069223829083" calcext:value-type="float">
            <text:p/>
          </table:table-cell>
          <table:table-cell table:formula="of:=[.I148]/([.A148]*LOG([.A148]))" office:value-type="float" office:value="0.0571721556852818" calcext:value-type="float">
            <text:p/>
          </table:table-cell>
          <table:table-cell table:formula="of:=[.J148]/[.A148]" office:value-type="float" office:value="0.000383378925072829" calcext:value-type="float">
            <text:p/>
          </table:table-cell>
          <table:table-cell table:formula="of:=[.K148]/[.A148]" office:value-type="float" office:value="0.000383720560427948" calcext:value-type="float">
            <text:p/>
          </table:table-cell>
          <table:table-cell table:formula="of:=[.L148]/[.A148]" office:value-type="float" office:value="0.000388926229151577" calcext:value-type="float">
            <text:p/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.324" calcext:value-type="float">
            <text:p>18.324</text:p>
          </table:table-cell>
          <table:table-cell office:value-type="float" office:value="17.209" calcext:value-type="float">
            <text:p>17.209</text:p>
          </table:table-cell>
          <table:table-cell office:value-type="float" office:value="17.773" calcext:value-type="float">
            <text:p>17.773</text:p>
          </table:table-cell>
          <table:table-cell office:value-type="float" office:value="18.322" calcext:value-type="float">
            <text:p>18.322</text:p>
          </table:table-cell>
          <table:table-cell office:value-type="float" office:value="17.555" calcext:value-type="float">
            <text:p>17.555</text:p>
          </table:table-cell>
          <table:table-cell table:formula="of:=MIN([.B149:.F149])" office:value-type="float" office:value="17.209" calcext:value-type="float">
            <text:p/>
          </table:table-cell>
          <table:table-cell table:formula="of:=MAX([.B149:.F149])" office:value-type="float" office:value="18.324" calcext:value-type="float">
            <text:p/>
          </table:table-cell>
          <table:table-cell table:formula="of:=AVERAGE([.B149:.F149])" office:value-type="float" office:value="17.8366" calcext:value-type="float">
            <text:p/>
          </table:table-cell>
          <table:table-cell table:formula="of:=[.G149]/([.A149]*LOG([.A149]))" office:value-type="float" office:value="0.0535774216548193" calcext:value-type="float">
            <text:p/>
          </table:table-cell>
          <table:table-cell table:formula="of:=[.H148]/([.A149]*LOG([.A149]))" office:value-type="float" office:value="0.0585338546418884" calcext:value-type="float">
            <text:p/>
          </table:table-cell>
          <table:table-cell table:formula="of:=[.I149]/([.A149]*LOG([.A149]))" office:value-type="float" office:value="0.0555313521464553" calcext:value-type="float">
            <text:p/>
          </table:table-cell>
          <table:table-cell table:formula="of:=[.J149]/[.A149]" office:value-type="float" office:value="0.000362009605775806" calcext:value-type="float">
            <text:p/>
          </table:table-cell>
          <table:table-cell table:formula="of:=[.K149]/[.A149]" office:value-type="float" office:value="0.000395499017850597" calcext:value-type="float">
            <text:p/>
          </table:table-cell>
          <table:table-cell table:formula="of:=[.L149]/[.A149]" office:value-type="float" office:value="0.000375211838827401" calcext:value-type="float">
            <text:p/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.533" calcext:value-type="float">
            <text:p>17.533</text:p>
          </table:table-cell>
          <table:table-cell office:value-type="float" office:value="18.315" calcext:value-type="float">
            <text:p>18.315</text:p>
          </table:table-cell>
          <table:table-cell office:value-type="float" office:value="18.077" calcext:value-type="float">
            <text:p>18.077</text:p>
          </table:table-cell>
          <table:table-cell office:value-type="float" office:value="18.379" calcext:value-type="float">
            <text:p>18.379</text:p>
          </table:table-cell>
          <table:table-cell office:value-type="float" office:value="18.409" calcext:value-type="float">
            <text:p>18.409</text:p>
          </table:table-cell>
          <table:table-cell table:formula="of:=MIN([.B150:.F150])" office:value-type="float" office:value="17.533" calcext:value-type="float">
            <text:p/>
          </table:table-cell>
          <table:table-cell table:formula="of:=MAX([.B150:.F150])" office:value-type="float" office:value="18.409" calcext:value-type="float">
            <text:p/>
          </table:table-cell>
          <table:table-cell table:formula="of:=AVERAGE([.B150:.F150])" office:value-type="float" office:value="18.1426" calcext:value-type="float">
            <text:p/>
          </table:table-cell>
          <table:table-cell table:formula="of:=[.G150]/([.A150]*LOG([.A150]))" office:value-type="float" office:value="0.0541468270115509" calcext:value-type="float">
            <text:p/>
          </table:table-cell>
          <table:table-cell table:formula="of:=[.H149]/([.A150]*LOG([.A150]))" office:value-type="float" office:value="0.0565896571128534" calcext:value-type="float">
            <text:p/>
          </table:table-cell>
          <table:table-cell table:formula="of:=[.I150]/([.A150]*LOG([.A150]))" office:value-type="float" office:value="0.0560294429783702" calcext:value-type="float">
            <text:p/>
          </table:table-cell>
          <table:table-cell table:formula="of:=[.J150]/[.A150]" office:value-type="float" office:value="0.000363401523567456" calcext:value-type="float">
            <text:p/>
          </table:table-cell>
          <table:table-cell table:formula="of:=[.K150]/[.A150]" office:value-type="float" office:value="0.000379796356462104" calcext:value-type="float">
            <text:p/>
          </table:table-cell>
          <table:table-cell table:formula="of:=[.L150]/[.A150]" office:value-type="float" office:value="0.000376036530056176" calcext:value-type="float">
            <text:p/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.689" calcext:value-type="float">
            <text:p>18.689</text:p>
          </table:table-cell>
          <table:table-cell office:value-type="float" office:value="19.351" calcext:value-type="float">
            <text:p>19.351</text:p>
          </table:table-cell>
          <table:table-cell office:value-type="float" office:value="18.416" calcext:value-type="float">
            <text:p>18.416</text:p>
          </table:table-cell>
          <table:table-cell office:value-type="float" office:value="18.488" calcext:value-type="float">
            <text:p>18.488</text:p>
          </table:table-cell>
          <table:table-cell office:value-type="float" office:value="18.103" calcext:value-type="float">
            <text:p>18.103</text:p>
          </table:table-cell>
          <table:table-cell table:formula="of:=MIN([.B151:.F151])" office:value-type="float" office:value="18.103" calcext:value-type="float">
            <text:p/>
          </table:table-cell>
          <table:table-cell table:formula="of:=MAX([.B151:.F151])" office:value-type="float" office:value="19.351" calcext:value-type="float">
            <text:p/>
          </table:table-cell>
          <table:table-cell table:formula="of:=AVERAGE([.B151:.F151])" office:value-type="float" office:value="18.6094" calcext:value-type="float">
            <text:p/>
          </table:table-cell>
          <table:table-cell table:formula="of:=[.G151]/([.A151]*LOG([.A151]))" office:value-type="float" office:value="0.0554602966049498" calcext:value-type="float">
            <text:p/>
          </table:table-cell>
          <table:table-cell table:formula="of:=[.H150]/([.A151]*LOG([.A151]))" office:value-type="float" office:value="0.0563977572888759" calcext:value-type="float">
            <text:p/>
          </table:table-cell>
          <table:table-cell table:formula="of:=[.I151]/([.A151]*LOG([.A151]))" office:value-type="float" office:value="0.0570117021289373" calcext:value-type="float">
            <text:p/>
          </table:table-cell>
          <table:table-cell table:formula="of:=[.J151]/[.A151]" office:value-type="float" office:value="0.000369735310699665" calcext:value-type="float">
            <text:p/>
          </table:table-cell>
          <table:table-cell table:formula="of:=[.K151]/[.A151]" office:value-type="float" office:value="0.000375985048592506" calcext:value-type="float">
            <text:p/>
          </table:table-cell>
          <table:table-cell table:formula="of:=[.L151]/[.A151]" office:value-type="float" office:value="0.000380078014192915" calcext:value-type="float">
            <text:p/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.64" calcext:value-type="float">
            <text:p>18.64</text:p>
          </table:table-cell>
          <table:table-cell office:value-type="float" office:value="17.893" calcext:value-type="float">
            <text:p>17.893</text:p>
          </table:table-cell>
          <table:table-cell office:value-type="float" office:value="18.506" calcext:value-type="float">
            <text:p>18.506</text:p>
          </table:table-cell>
          <table:table-cell office:value-type="float" office:value="18.811" calcext:value-type="float">
            <text:p>18.811</text:p>
          </table:table-cell>
          <table:table-cell office:value-type="float" office:value="18.864" calcext:value-type="float">
            <text:p>18.864</text:p>
          </table:table-cell>
          <table:table-cell table:formula="of:=MIN([.B152:.F152])" office:value-type="float" office:value="17.893" calcext:value-type="float">
            <text:p/>
          </table:table-cell>
          <table:table-cell table:formula="of:=MAX([.B152:.F152])" office:value-type="float" office:value="18.864" calcext:value-type="float">
            <text:p/>
          </table:table-cell>
          <table:table-cell table:formula="of:=AVERAGE([.B152:.F152])" office:value-type="float" office:value="18.5428" calcext:value-type="float">
            <text:p/>
          </table:table-cell>
          <table:table-cell table:formula="of:=[.G152]/([.A152]*LOG([.A152]))" office:value-type="float" office:value="0.054381800086928" calcext:value-type="float">
            <text:p/>
          </table:table-cell>
          <table:table-cell table:formula="of:=[.H151]/([.A152]*LOG([.A152]))" office:value-type="float" office:value="0.0588130673158299" calcext:value-type="float">
            <text:p/>
          </table:table-cell>
          <table:table-cell table:formula="of:=[.I152]/([.A152]*LOG([.A152]))" office:value-type="float" office:value="0.0563567228889448" calcext:value-type="float">
            <text:p/>
          </table:table-cell>
          <table:table-cell table:formula="of:=[.J152]/[.A152]" office:value-type="float" office:value="0.000360144371436609" calcext:value-type="float">
            <text:p/>
          </table:table-cell>
          <table:table-cell table:formula="of:=[.K152]/[.A152]" office:value-type="float" office:value="0.000389490512025364" calcext:value-type="float">
            <text:p/>
          </table:table-cell>
          <table:table-cell table:formula="of:=[.L152]/[.A152]" office:value-type="float" office:value="0.000373223330390363" calcext:value-type="float">
            <text:p/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.73" calcext:value-type="float">
            <text:p>19.73</text:p>
          </table:table-cell>
          <table:table-cell office:value-type="float" office:value="20.343" calcext:value-type="float">
            <text:p>20.343</text:p>
          </table:table-cell>
          <table:table-cell office:value-type="float" office:value="19.475" calcext:value-type="float">
            <text:p>19.475</text:p>
          </table:table-cell>
          <table:table-cell office:value-type="float" office:value="19.32" calcext:value-type="float">
            <text:p>19.32</text:p>
          </table:table-cell>
          <table:table-cell office:value-type="float" office:value="19.118" calcext:value-type="float">
            <text:p>19.118</text:p>
          </table:table-cell>
          <table:table-cell table:formula="of:=MIN([.B153:.F153])" office:value-type="float" office:value="19.118" calcext:value-type="float">
            <text:p/>
          </table:table-cell>
          <table:table-cell table:formula="of:=MAX([.B153:.F153])" office:value-type="float" office:value="20.343" calcext:value-type="float">
            <text:p/>
          </table:table-cell>
          <table:table-cell table:formula="of:=AVERAGE([.B153:.F153])" office:value-type="float" office:value="19.5972" calcext:value-type="float">
            <text:p/>
          </table:table-cell>
          <table:table-cell table:formula="of:=[.G153]/([.A153]*LOG([.A153]))" office:value-type="float" office:value="0.0576468068033928" calcext:value-type="float">
            <text:p/>
          </table:table-cell>
          <table:table-cell table:formula="of:=[.H152]/([.A153]*LOG([.A153]))" office:value-type="float" office:value="0.0568809165989749" calcext:value-type="float">
            <text:p/>
          </table:table-cell>
          <table:table-cell table:formula="of:=[.I153]/([.A153]*LOG([.A153]))" office:value-type="float" office:value="0.0590917461181844" calcext:value-type="float">
            <text:p/>
          </table:table-cell>
          <table:table-cell table:formula="of:=[.J153]/[.A153]" office:value-type="float" office:value="0.000379255307917058" calcext:value-type="float">
            <text:p/>
          </table:table-cell>
          <table:table-cell table:formula="of:=[.K153]/[.A153]" office:value-type="float" office:value="0.000374216556572203" calcext:value-type="float">
            <text:p/>
          </table:table-cell>
          <table:table-cell table:formula="of:=[.L153]/[.A153]" office:value-type="float" office:value="0.000388761487619634" calcext:value-type="float">
            <text:p/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.922" calcext:value-type="float">
            <text:p>20.922</text:p>
          </table:table-cell>
          <table:table-cell office:value-type="float" office:value="20.303" calcext:value-type="float">
            <text:p>20.303</text:p>
          </table:table-cell>
          <table:table-cell office:value-type="float" office:value="20.929" calcext:value-type="float">
            <text:p>20.929</text:p>
          </table:table-cell>
          <table:table-cell office:value-type="float" office:value="20.233" calcext:value-type="float">
            <text:p>20.233</text:p>
          </table:table-cell>
          <table:table-cell office:value-type="float" office:value="19.616" calcext:value-type="float">
            <text:p>19.616</text:p>
          </table:table-cell>
          <table:table-cell table:formula="of:=MIN([.B154:.F154])" office:value-type="float" office:value="19.616" calcext:value-type="float">
            <text:p/>
          </table:table-cell>
          <table:table-cell table:formula="of:=MAX([.B154:.F154])" office:value-type="float" office:value="20.929" calcext:value-type="float">
            <text:p/>
          </table:table-cell>
          <table:table-cell table:formula="of:=AVERAGE([.B154:.F154])" office:value-type="float" office:value="20.4006" calcext:value-type="float">
            <text:p/>
          </table:table-cell>
          <table:table-cell table:formula="of:=[.G154]/([.A154]*LOG([.A154]))" office:value-type="float" office:value="0.0586852442950337" calcext:value-type="float">
            <text:p/>
          </table:table-cell>
          <table:table-cell table:formula="of:=[.H153]/([.A154]*LOG([.A154]))" office:value-type="float" office:value="0.060860212311066" calcext:value-type="float">
            <text:p/>
          </table:table-cell>
          <table:table-cell table:formula="of:=[.I154]/([.A154]*LOG([.A154]))" office:value-type="float" office:value="0.0610325343987186" calcext:value-type="float">
            <text:p/>
          </table:table-cell>
          <table:table-cell table:formula="of:=[.J154]/[.A154]" office:value-type="float" office:value="0.000383563688202834" calcext:value-type="float">
            <text:p/>
          </table:table-cell>
          <table:table-cell table:formula="of:=[.K154]/[.A154]" office:value-type="float" office:value="0.000397779165431804" calcext:value-type="float">
            <text:p/>
          </table:table-cell>
          <table:table-cell table:formula="of:=[.L154]/[.A154]" office:value-type="float" office:value="0.000398905453586396" calcext:value-type="float">
            <text:p/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55" calcext:value-type="float">
            <text:p>19.55</text:p>
          </table:table-cell>
          <table:table-cell office:value-type="float" office:value="19.648" calcext:value-type="float">
            <text:p>19.648</text:p>
          </table:table-cell>
          <table:table-cell office:value-type="float" office:value="19.102" calcext:value-type="float">
            <text:p>19.102</text:p>
          </table:table-cell>
          <table:table-cell office:value-type="float" office:value="20.149" calcext:value-type="float">
            <text:p>20.149</text:p>
          </table:table-cell>
          <table:table-cell office:value-type="float" office:value="20.344" calcext:value-type="float">
            <text:p>20.344</text:p>
          </table:table-cell>
          <table:table-cell table:formula="of:=MIN([.B155:.F155])" office:value-type="float" office:value="19.102" calcext:value-type="float">
            <text:p/>
          </table:table-cell>
          <table:table-cell table:formula="of:=MAX([.B155:.F155])" office:value-type="float" office:value="20.344" calcext:value-type="float">
            <text:p/>
          </table:table-cell>
          <table:table-cell table:formula="of:=AVERAGE([.B155:.F155])" office:value-type="float" office:value="19.7586" calcext:value-type="float">
            <text:p/>
          </table:table-cell>
          <table:table-cell table:formula="of:=[.G155]/([.A155]*LOG([.A155]))" office:value-type="float" office:value="0.0567029879339982" calcext:value-type="float">
            <text:p/>
          </table:table-cell>
          <table:table-cell table:formula="of:=[.H154]/([.A155]*LOG([.A155]))" office:value-type="float" office:value="0.0621263131855643" calcext:value-type="float">
            <text:p/>
          </table:table-cell>
          <table:table-cell table:formula="of:=[.I155]/([.A155]*LOG([.A155]))" office:value-type="float" office:value="0.0586520603807296" calcext:value-type="float">
            <text:p/>
          </table:table-cell>
          <table:table-cell table:formula="of:=[.J155]/[.A155]" office:value-type="float" office:value="0.000368201220350638" calcext:value-type="float">
            <text:p/>
          </table:table-cell>
          <table:table-cell table:formula="of:=[.K155]/[.A155]" office:value-type="float" office:value="0.00040341761808808" calcext:value-type="float">
            <text:p/>
          </table:table-cell>
          <table:table-cell table:formula="of:=[.L155]/[.A155]" office:value-type="float" office:value="0.000380857534939803" calcext:value-type="float">
            <text:p/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.492" calcext:value-type="float">
            <text:p>19.492</text:p>
          </table:table-cell>
          <table:table-cell office:value-type="float" office:value="19.387" calcext:value-type="float">
            <text:p>19.387</text:p>
          </table:table-cell>
          <table:table-cell office:value-type="float" office:value="20.029" calcext:value-type="float">
            <text:p>20.029</text:p>
          </table:table-cell>
          <table:table-cell office:value-type="float" office:value="19.929" calcext:value-type="float">
            <text:p>19.929</text:p>
          </table:table-cell>
          <table:table-cell office:value-type="float" office:value="19.537" calcext:value-type="float">
            <text:p>19.537</text:p>
          </table:table-cell>
          <table:table-cell table:formula="of:=MIN([.B156:.F156])" office:value-type="float" office:value="19.387" calcext:value-type="float">
            <text:p/>
          </table:table-cell>
          <table:table-cell table:formula="of:=MAX([.B156:.F156])" office:value-type="float" office:value="20.029" calcext:value-type="float">
            <text:p/>
          </table:table-cell>
          <table:table-cell table:formula="of:=AVERAGE([.B156:.F156])" office:value-type="float" office:value="19.6748" calcext:value-type="float">
            <text:p/>
          </table:table-cell>
          <table:table-cell table:formula="of:=[.G156]/([.A156]*LOG([.A156]))" office:value-type="float" office:value="0.0571043278327767" calcext:value-type="float">
            <text:p/>
          </table:table-cell>
          <table:table-cell table:formula="of:=[.H155]/([.A156]*LOG([.A156]))" office:value-type="float" office:value="0.0599231673508025" calcext:value-type="float">
            <text:p/>
          </table:table-cell>
          <table:table-cell table:formula="of:=[.I156]/([.A156]*LOG([.A156]))" office:value-type="float" office:value="0.0579520415352718" calcext:value-type="float">
            <text:p/>
          </table:table-cell>
          <table:table-cell table:formula="of:=[.J156]/[.A156]" office:value-type="float" office:value="0.000368415018275978" calcext:value-type="float">
            <text:p/>
          </table:table-cell>
          <table:table-cell table:formula="of:=[.K156]/[.A156]" office:value-type="float" office:value="0.000386601079682597" calcext:value-type="float">
            <text:p/>
          </table:table-cell>
          <table:table-cell table:formula="of:=[.L156]/[.A156]" office:value-type="float" office:value="0.000373884138937237" calcext:value-type="float">
            <text:p/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.007" calcext:value-type="float">
            <text:p>20.007</text:p>
          </table:table-cell>
          <table:table-cell office:value-type="float" office:value="19.807" calcext:value-type="float">
            <text:p>19.807</text:p>
          </table:table-cell>
          <table:table-cell office:value-type="float" office:value="19.749" calcext:value-type="float">
            <text:p>19.749</text:p>
          </table:table-cell>
          <table:table-cell office:value-type="float" office:value="19.771" calcext:value-type="float">
            <text:p>19.771</text:p>
          </table:table-cell>
          <table:table-cell office:value-type="float" office:value="19.481" calcext:value-type="float">
            <text:p>19.481</text:p>
          </table:table-cell>
          <table:table-cell table:formula="of:=MIN([.B157:.F157])" office:value-type="float" office:value="19.481" calcext:value-type="float">
            <text:p/>
          </table:table-cell>
          <table:table-cell table:formula="of:=MAX([.B157:.F157])" office:value-type="float" office:value="20.007" calcext:value-type="float">
            <text:p/>
          </table:table-cell>
          <table:table-cell table:formula="of:=AVERAGE([.B157:.F157])" office:value-type="float" office:value="19.763" calcext:value-type="float">
            <text:p/>
          </table:table-cell>
          <table:table-cell table:formula="of:=[.G157]/([.A157]*LOG([.A157]))" office:value-type="float" office:value="0.0569407708170814" calcext:value-type="float">
            <text:p/>
          </table:table-cell>
          <table:table-cell table:formula="of:=[.H156]/([.A157]*LOG([.A157]))" office:value-type="float" office:value="0.0585425131510355" calcext:value-type="float">
            <text:p/>
          </table:table-cell>
          <table:table-cell table:formula="of:=[.I157]/([.A157]*LOG([.A157]))" office:value-type="float" office:value="0.0577650250838242" calcext:value-type="float">
            <text:p/>
          </table:table-cell>
          <table:table-cell table:formula="of:=[.J157]/[.A157]" office:value-type="float" office:value="0.000365004941135137" calcext:value-type="float">
            <text:p/>
          </table:table-cell>
          <table:table-cell table:formula="of:=[.K157]/[.A157]" office:value-type="float" office:value="0.000375272520198946" calcext:value-type="float">
            <text:p/>
          </table:table-cell>
          <table:table-cell table:formula="of:=[.L157]/[.A157]" office:value-type="float" office:value="0.000370288622332207" calcext:value-type="float">
            <text:p/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.056" calcext:value-type="float">
            <text:p>21.056</text:p>
          </table:table-cell>
          <table:table-cell office:value-type="float" office:value="20.954" calcext:value-type="float">
            <text:p>20.954</text:p>
          </table:table-cell>
          <table:table-cell office:value-type="float" office:value="19.519" calcext:value-type="float">
            <text:p>19.519</text:p>
          </table:table-cell>
          <table:table-cell office:value-type="float" office:value="20.492" calcext:value-type="float">
            <text:p>20.492</text:p>
          </table:table-cell>
          <table:table-cell office:value-type="float" office:value="20.625" calcext:value-type="float">
            <text:p>20.625</text:p>
          </table:table-cell>
          <table:table-cell table:formula="of:=MIN([.B158:.F158])" office:value-type="float" office:value="19.519" calcext:value-type="float">
            <text:p/>
          </table:table-cell>
          <table:table-cell table:formula="of:=MAX([.B158:.F158])" office:value-type="float" office:value="21.056" calcext:value-type="float">
            <text:p/>
          </table:table-cell>
          <table:table-cell table:formula="of:=AVERAGE([.B158:.F158])" office:value-type="float" office:value="20.5292" calcext:value-type="float">
            <text:p/>
          </table:table-cell>
          <table:table-cell table:formula="of:=[.G158]/([.A158]*LOG([.A158]))" office:value-type="float" office:value="0.0566168133538926" calcext:value-type="float">
            <text:p/>
          </table:table-cell>
          <table:table-cell table:formula="of:=[.H157]/([.A158]*LOG([.A158]))" office:value-type="float" office:value="0.0580323062027424" calcext:value-type="float">
            <text:p/>
          </table:table-cell>
          <table:table-cell table:formula="of:=[.I158]/([.A158]*LOG([.A158]))" office:value-type="float" office:value="0.0595469995750157" calcext:value-type="float">
            <text:p/>
          </table:table-cell>
          <table:table-cell table:formula="of:=[.J158]/[.A158]" office:value-type="float" office:value="0.000360616645566195" calcext:value-type="float">
            <text:p/>
          </table:table-cell>
          <table:table-cell table:formula="of:=[.K158]/[.A158]" office:value-type="float" office:value="0.000369632523584347" calcext:value-type="float">
            <text:p/>
          </table:table-cell>
          <table:table-cell table:formula="of:=[.L158]/[.A158]" office:value-type="float" office:value="0.000379280252070164" calcext:value-type="float">
            <text:p/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.671" calcext:value-type="float">
            <text:p>20.671</text:p>
          </table:table-cell>
          <table:table-cell office:value-type="float" office:value="20.091" calcext:value-type="float">
            <text:p>20.091</text:p>
          </table:table-cell>
          <table:table-cell office:value-type="float" office:value="21.489" calcext:value-type="float">
            <text:p>21.489</text:p>
          </table:table-cell>
          <table:table-cell office:value-type="float" office:value="20.919" calcext:value-type="float">
            <text:p>20.919</text:p>
          </table:table-cell>
          <table:table-cell office:value-type="float" office:value="20.928" calcext:value-type="float">
            <text:p>20.928</text:p>
          </table:table-cell>
          <table:table-cell table:formula="of:=MIN([.B159:.F159])" office:value-type="float" office:value="20.091" calcext:value-type="float">
            <text:p/>
          </table:table-cell>
          <table:table-cell table:formula="of:=MAX([.B159:.F159])" office:value-type="float" office:value="21.489" calcext:value-type="float">
            <text:p/>
          </table:table-cell>
          <table:table-cell table:formula="of:=AVERAGE([.B159:.F159])" office:value-type="float" office:value="20.8196" calcext:value-type="float">
            <text:p/>
          </table:table-cell>
          <table:table-cell table:formula="of:=[.G159]/([.A159]*LOG([.A159]))" office:value-type="float" office:value="0.057834497522413" calcext:value-type="float">
            <text:p/>
          </table:table-cell>
          <table:table-cell table:formula="of:=[.H158]/([.A159]*LOG([.A159]))" office:value-type="float" office:value="0.0606123726958303" calcext:value-type="float">
            <text:p/>
          </table:table-cell>
          <table:table-cell table:formula="of:=[.I159]/([.A159]*LOG([.A159]))" office:value-type="float" office:value="0.0599318652440211" calcext:value-type="float">
            <text:p/>
          </table:table-cell>
          <table:table-cell table:formula="of:=[.J159]/[.A159]" office:value-type="float" office:value="0.000366041123559576" calcext:value-type="float">
            <text:p/>
          </table:table-cell>
          <table:table-cell table:formula="of:=[.K159]/[.A159]" office:value-type="float" office:value="0.000383622611998926" calcext:value-type="float">
            <text:p/>
          </table:table-cell>
          <table:table-cell table:formula="of:=[.L159]/[.A159]" office:value-type="float" office:value="0.00037931560281026" calcext:value-type="float">
            <text:p/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.202" calcext:value-type="float">
            <text:p>21.202</text:p>
          </table:table-cell>
          <table:table-cell office:value-type="float" office:value="20.584" calcext:value-type="float">
            <text:p>20.584</text:p>
          </table:table-cell>
          <table:table-cell office:value-type="float" office:value="21.263" calcext:value-type="float">
            <text:p>21.263</text:p>
          </table:table-cell>
          <table:table-cell office:value-type="float" office:value="21.195" calcext:value-type="float">
            <text:p>21.195</text:p>
          </table:table-cell>
          <table:table-cell office:value-type="float" office:value="20.179" calcext:value-type="float">
            <text:p>20.179</text:p>
          </table:table-cell>
          <table:table-cell table:formula="of:=MIN([.B160:.F160])" office:value-type="float" office:value="20.179" calcext:value-type="float">
            <text:p/>
          </table:table-cell>
          <table:table-cell table:formula="of:=MAX([.B160:.F160])" office:value-type="float" office:value="21.263" calcext:value-type="float">
            <text:p/>
          </table:table-cell>
          <table:table-cell table:formula="of:=AVERAGE([.B160:.F160])" office:value-type="float" office:value="20.8846" calcext:value-type="float">
            <text:p/>
          </table:table-cell>
          <table:table-cell table:formula="of:=[.G160]/([.A160]*LOG([.A160]))" office:value-type="float" office:value="0.0576506384438523" calcext:value-type="float">
            <text:p/>
          </table:table-cell>
          <table:table-cell table:formula="of:=[.H159]/([.A160]*LOG([.A160]))" office:value-type="float" office:value="0.0613932588096508" calcext:value-type="float">
            <text:p/>
          </table:table-cell>
          <table:table-cell table:formula="of:=[.I160]/([.A160]*LOG([.A160]))" office:value-type="float" office:value="0.0596665109095832" calcext:value-type="float">
            <text:p/>
          </table:table-cell>
          <table:table-cell table:formula="of:=[.J160]/[.A160]" office:value-type="float" office:value="0.000362582631722342" calcext:value-type="float">
            <text:p/>
          </table:table-cell>
          <table:table-cell table:formula="of:=[.K160]/[.A160]" office:value-type="float" office:value="0.000386121124588999" calcext:value-type="float">
            <text:p/>
          </table:table-cell>
          <table:table-cell table:formula="of:=[.L160]/[.A160]" office:value-type="float" office:value="0.000375261074903039" calcext:value-type="float">
            <text:p/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.323" calcext:value-type="float">
            <text:p>21.323</text:p>
          </table:table-cell>
          <table:table-cell office:value-type="float" office:value="20.632" calcext:value-type="float">
            <text:p>20.632</text:p>
          </table:table-cell>
          <table:table-cell office:value-type="float" office:value="21.292" calcext:value-type="float">
            <text:p>21.292</text:p>
          </table:table-cell>
          <table:table-cell office:value-type="float" office:value="20.189" calcext:value-type="float">
            <text:p>20.189</text:p>
          </table:table-cell>
          <table:table-cell office:value-type="float" office:value="20.678" calcext:value-type="float">
            <text:p>20.678</text:p>
          </table:table-cell>
          <table:table-cell table:formula="of:=MIN([.B161:.F161])" office:value-type="float" office:value="20.189" calcext:value-type="float">
            <text:p/>
          </table:table-cell>
          <table:table-cell table:formula="of:=MAX([.B161:.F161])" office:value-type="float" office:value="21.323" calcext:value-type="float">
            <text:p/>
          </table:table-cell>
          <table:table-cell table:formula="of:=AVERAGE([.B161:.F161])" office:value-type="float" office:value="20.8228" calcext:value-type="float">
            <text:p/>
          </table:table-cell>
          <table:table-cell table:formula="of:=[.G161]/([.A161]*LOG([.A161]))" office:value-type="float" office:value="0.0572479043758561" calcext:value-type="float">
            <text:p/>
          </table:table-cell>
          <table:table-cell table:formula="of:=[.H160]/([.A161]*LOG([.A161]))" office:value-type="float" office:value="0.0602933374978369" calcext:value-type="float">
            <text:p/>
          </table:table-cell>
          <table:table-cell table:formula="of:=[.I161]/([.A161]*LOG([.A161]))" office:value-type="float" office:value="0.0590451069016582" calcext:value-type="float">
            <text:p/>
          </table:table-cell>
          <table:table-cell table:formula="of:=[.J161]/[.A161]" office:value-type="float" office:value="0.000357799402349101" calcext:value-type="float">
            <text:p/>
          </table:table-cell>
          <table:table-cell table:formula="of:=[.K161]/[.A161]" office:value-type="float" office:value="0.00037683335936148" calcext:value-type="float">
            <text:p/>
          </table:table-cell>
          <table:table-cell table:formula="of:=[.L161]/[.A161]" office:value-type="float" office:value="0.000369031918135364" calcext:value-type="float">
            <text:p/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.097" calcext:value-type="float">
            <text:p>21.097</text:p>
          </table:table-cell>
          <table:table-cell office:value-type="float" office:value="20.964" calcext:value-type="float">
            <text:p>20.964</text:p>
          </table:table-cell>
          <table:table-cell office:value-type="float" office:value="21.147" calcext:value-type="float">
            <text:p>21.147</text:p>
          </table:table-cell>
          <table:table-cell office:value-type="float" office:value="20.949" calcext:value-type="float">
            <text:p>20.949</text:p>
          </table:table-cell>
          <table:table-cell office:value-type="float" office:value="20.64" calcext:value-type="float">
            <text:p>20.64</text:p>
          </table:table-cell>
          <table:table-cell table:formula="of:=MIN([.B162:.F162])" office:value-type="float" office:value="20.64" calcext:value-type="float">
            <text:p/>
          </table:table-cell>
          <table:table-cell table:formula="of:=MAX([.B162:.F162])" office:value-type="float" office:value="21.147" calcext:value-type="float">
            <text:p/>
          </table:table-cell>
          <table:table-cell table:formula="of:=AVERAGE([.B162:.F162])" office:value-type="float" office:value="20.9594" calcext:value-type="float">
            <text:p/>
          </table:table-cell>
          <table:table-cell table:formula="of:=[.G162]/([.A162]*LOG([.A162]))" office:value-type="float" office:value="0.0580919225011502" calcext:value-type="float">
            <text:p/>
          </table:table-cell>
          <table:table-cell table:formula="of:=[.H161]/([.A162]*LOG([.A162]))" office:value-type="float" office:value="0.0600142472622106" calcext:value-type="float">
            <text:p/>
          </table:table-cell>
          <table:table-cell table:formula="of:=[.I162]/([.A162]*LOG([.A162]))" office:value-type="float" office:value="0.058990883743731" calcext:value-type="float">
            <text:p/>
          </table:table-cell>
          <table:table-cell table:formula="of:=[.J162]/[.A162]" office:value-type="float" office:value="0.000360819394417082" calcext:value-type="float">
            <text:p/>
          </table:table-cell>
          <table:table-cell table:formula="of:=[.K162]/[.A162]" office:value-type="float" office:value="0.000372759299765283" calcext:value-type="float">
            <text:p/>
          </table:table-cell>
          <table:table-cell table:formula="of:=[.L162]/[.A162]" office:value-type="float" office:value="0.000366403004619447" calcext:value-type="float">
            <text:p/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.72" calcext:value-type="float">
            <text:p>21.72</text:p>
          </table:table-cell>
          <table:table-cell office:value-type="float" office:value="21.317" calcext:value-type="float">
            <text:p>21.317</text:p>
          </table:table-cell>
          <table:table-cell office:value-type="float" office:value="21.837" calcext:value-type="float">
            <text:p>21.837</text:p>
          </table:table-cell>
          <table:table-cell office:value-type="float" office:value="21.576" calcext:value-type="float">
            <text:p>21.576</text:p>
          </table:table-cell>
          <table:table-cell office:value-type="float" office:value="21.608" calcext:value-type="float">
            <text:p>21.608</text:p>
          </table:table-cell>
          <table:table-cell table:formula="of:=MIN([.B163:.F163])" office:value-type="float" office:value="21.317" calcext:value-type="float">
            <text:p/>
          </table:table-cell>
          <table:table-cell table:formula="of:=MAX([.B163:.F163])" office:value-type="float" office:value="21.837" calcext:value-type="float">
            <text:p/>
          </table:table-cell>
          <table:table-cell table:formula="of:=AVERAGE([.B163:.F163])" office:value-type="float" office:value="21.6116" calcext:value-type="float">
            <text:p/>
          </table:table-cell>
          <table:table-cell table:formula="of:=[.G163]/([.A163]*LOG([.A163]))" office:value-type="float" office:value="0.059554435650814" calcext:value-type="float">
            <text:p/>
          </table:table-cell>
          <table:table-cell table:formula="of:=[.H162]/([.A163]*LOG([.A163]))" office:value-type="float" office:value="0.0590794976172897" calcext:value-type="float">
            <text:p/>
          </table:table-cell>
          <table:table-cell table:formula="of:=[.I163]/([.A163]*LOG([.A163]))" office:value-type="float" office:value="0.0603774753253803" calcext:value-type="float">
            <text:p/>
          </table:table-cell>
          <table:table-cell table:formula="of:=[.J163]/[.A163]" office:value-type="float" office:value="0.000367619973153173" calcext:value-type="float">
            <text:p/>
          </table:table-cell>
          <table:table-cell table:formula="of:=[.K163]/[.A163]" office:value-type="float" office:value="0.00036468825689685" calcext:value-type="float">
            <text:p/>
          </table:table-cell>
          <table:table-cell table:formula="of:=[.L163]/[.A163]" office:value-type="float" office:value="0.000372700464971483" calcext:value-type="float">
            <text:p/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.783" calcext:value-type="float">
            <text:p>22.783</text:p>
          </table:table-cell>
          <table:table-cell office:value-type="float" office:value="21.667" calcext:value-type="float">
            <text:p>21.667</text:p>
          </table:table-cell>
          <table:table-cell office:value-type="float" office:value="22.657" calcext:value-type="float">
            <text:p>22.657</text:p>
          </table:table-cell>
          <table:table-cell office:value-type="float" office:value="21.919" calcext:value-type="float">
            <text:p>21.919</text:p>
          </table:table-cell>
          <table:table-cell office:value-type="float" office:value="22.378" calcext:value-type="float">
            <text:p>22.378</text:p>
          </table:table-cell>
          <table:table-cell table:formula="of:=MIN([.B164:.F164])" office:value-type="float" office:value="21.667" calcext:value-type="float">
            <text:p/>
          </table:table-cell>
          <table:table-cell table:formula="of:=MAX([.B164:.F164])" office:value-type="float" office:value="22.783" calcext:value-type="float">
            <text:p/>
          </table:table-cell>
          <table:table-cell table:formula="of:=AVERAGE([.B164:.F164])" office:value-type="float" office:value="22.2808" calcext:value-type="float">
            <text:p/>
          </table:table-cell>
          <table:table-cell table:formula="of:=[.G164]/([.A164]*LOG([.A164]))" office:value-type="float" office:value="0.0600882041394104" calcext:value-type="float">
            <text:p/>
          </table:table-cell>
          <table:table-cell table:formula="of:=[.H163]/([.A164]*LOG([.A164]))" office:value-type="float" office:value="0.0605596581802882" calcext:value-type="float">
            <text:p/>
          </table:table-cell>
          <table:table-cell table:formula="of:=[.I164]/([.A164]*LOG([.A164]))" office:value-type="float" office:value="0.0617904305528857" calcext:value-type="float">
            <text:p/>
          </table:table-cell>
          <table:table-cell table:formula="of:=[.J164]/[.A164]" office:value-type="float" office:value="0.000368639289198837" calcext:value-type="float">
            <text:p/>
          </table:table-cell>
          <table:table-cell table:formula="of:=[.K164]/[.A164]" office:value-type="float" office:value="0.000371531645277841" calcext:value-type="float">
            <text:p/>
          </table:table-cell>
          <table:table-cell table:formula="of:=[.L164]/[.A164]" office:value-type="float" office:value="0.000379082396029973" calcext:value-type="float">
            <text:p/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259" calcext:value-type="float">
            <text:p>22.259</text:p>
          </table:table-cell>
          <table:table-cell office:value-type="float" office:value="20.985" calcext:value-type="float">
            <text:p>20.985</text:p>
          </table:table-cell>
          <table:table-cell office:value-type="float" office:value="22.218" calcext:value-type="float">
            <text:p>22.218</text:p>
          </table:table-cell>
          <table:table-cell office:value-type="float" office:value="21.767" calcext:value-type="float">
            <text:p>21.767</text:p>
          </table:table-cell>
          <table:table-cell office:value-type="float" office:value="21.355" calcext:value-type="float">
            <text:p>21.355</text:p>
          </table:table-cell>
          <table:table-cell table:formula="of:=MIN([.B165:.F165])" office:value-type="float" office:value="20.985" calcext:value-type="float">
            <text:p/>
          </table:table-cell>
          <table:table-cell table:formula="of:=MAX([.B165:.F165])" office:value-type="float" office:value="22.259" calcext:value-type="float">
            <text:p/>
          </table:table-cell>
          <table:table-cell table:formula="of:=AVERAGE([.B165:.F165])" office:value-type="float" office:value="21.7168" calcext:value-type="float">
            <text:p/>
          </table:table-cell>
          <table:table-cell table:formula="of:=[.G165]/([.A165]*LOG([.A165]))" office:value-type="float" office:value="0.0577726132638923" calcext:value-type="float">
            <text:p/>
          </table:table-cell>
          <table:table-cell table:formula="of:=[.H164]/([.A165]*LOG([.A165]))" office:value-type="float" office:value="0.0627225850841677" calcext:value-type="float">
            <text:p/>
          </table:table-cell>
          <table:table-cell table:formula="of:=[.I165]/([.A165]*LOG([.A165]))" office:value-type="float" office:value="0.0597872903373503" calcext:value-type="float">
            <text:p/>
          </table:table-cell>
          <table:table-cell table:formula="of:=[.J165]/[.A165]" office:value-type="float" office:value="0.000352272032096904" calcext:value-type="float">
            <text:p/>
          </table:table-cell>
          <table:table-cell table:formula="of:=[.K165]/[.A165]" office:value-type="float" office:value="0.000382454787098583" calcext:value-type="float">
            <text:p/>
          </table:table-cell>
          <table:table-cell table:formula="of:=[.L165]/[.A165]" office:value-type="float" office:value="0.000364556648398478" calcext:value-type="float">
            <text:p/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.337" calcext:value-type="float">
            <text:p>22.337</text:p>
          </table:table-cell>
          <table:table-cell office:value-type="float" office:value="21.61" calcext:value-type="float">
            <text:p>21.61</text:p>
          </table:table-cell>
          <table:table-cell office:value-type="float" office:value="21.97" calcext:value-type="float">
            <text:p>21.97</text:p>
          </table:table-cell>
          <table:table-cell office:value-type="float" office:value="22.171" calcext:value-type="float">
            <text:p>22.171</text:p>
          </table:table-cell>
          <table:table-cell office:value-type="float" office:value="22.336" calcext:value-type="float">
            <text:p>22.336</text:p>
          </table:table-cell>
          <table:table-cell table:formula="of:=MIN([.B166:.F166])" office:value-type="float" office:value="21.61" calcext:value-type="float">
            <text:p/>
          </table:table-cell>
          <table:table-cell table:formula="of:=MAX([.B166:.F166])" office:value-type="float" office:value="22.337" calcext:value-type="float">
            <text:p/>
          </table:table-cell>
          <table:table-cell table:formula="of:=AVERAGE([.B166:.F166])" office:value-type="float" office:value="22.0848" calcext:value-type="float">
            <text:p/>
          </table:table-cell>
          <table:table-cell table:formula="of:=[.G166]/([.A166]*LOG([.A166]))" office:value-type="float" office:value="0.0590622977503116" calcext:value-type="float">
            <text:p/>
          </table:table-cell>
          <table:table-cell table:formula="of:=[.H165]/([.A166]*LOG([.A166]))" office:value-type="float" office:value="0.0608360798530396" calcext:value-type="float">
            <text:p/>
          </table:table-cell>
          <table:table-cell table:formula="of:=[.I166]/([.A166]*LOG([.A166]))" office:value-type="float" office:value="0.0603599737786248" calcext:value-type="float">
            <text:p/>
          </table:table-cell>
          <table:table-cell table:formula="of:=[.J166]/[.A166]" office:value-type="float" office:value="0.000357953319698858" calcext:value-type="float">
            <text:p/>
          </table:table-cell>
          <table:table-cell table:formula="of:=[.K166]/[.A166]" office:value-type="float" office:value="0.000368703514260846" calcext:value-type="float">
            <text:p/>
          </table:table-cell>
          <table:table-cell table:formula="of:=[.L166]/[.A166]" office:value-type="float" office:value="0.000365818022900756" calcext:value-type="float">
            <text:p/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.081" calcext:value-type="float">
            <text:p>22.081</text:p>
          </table:table-cell>
          <table:table-cell office:value-type="float" office:value="22.539" calcext:value-type="float">
            <text:p>22.539</text:p>
          </table:table-cell>
          <table:table-cell office:value-type="float" office:value="23.015" calcext:value-type="float">
            <text:p>23.015</text:p>
          </table:table-cell>
          <table:table-cell office:value-type="float" office:value="22.628" calcext:value-type="float">
            <text:p>22.628</text:p>
          </table:table-cell>
          <table:table-cell office:value-type="float" office:value="22.048" calcext:value-type="float">
            <text:p>22.048</text:p>
          </table:table-cell>
          <table:table-cell table:formula="of:=MIN([.B167:.F167])" office:value-type="float" office:value="22.048" calcext:value-type="float">
            <text:p/>
          </table:table-cell>
          <table:table-cell table:formula="of:=MAX([.B167:.F167])" office:value-type="float" office:value="23.015" calcext:value-type="float">
            <text:p/>
          </table:table-cell>
          <table:table-cell table:formula="of:=AVERAGE([.B167:.F167])" office:value-type="float" office:value="22.4622" calcext:value-type="float">
            <text:p/>
          </table:table-cell>
          <table:table-cell table:formula="of:=[.G167]/([.A167]*LOG([.A167]))" office:value-type="float" office:value="0.0598255903953256" calcext:value-type="float">
            <text:p/>
          </table:table-cell>
          <table:table-cell table:formula="of:=[.H166]/([.A167]*LOG([.A167]))" office:value-type="float" office:value="0.0606097701678332" calcext:value-type="float">
            <text:p/>
          </table:table-cell>
          <table:table-cell table:formula="of:=[.I167]/([.A167]*LOG([.A167]))" office:value-type="float" office:value="0.0609494909550926" calcext:value-type="float">
            <text:p/>
          </table:table-cell>
          <table:table-cell table:formula="of:=[.J167]/[.A167]" office:value-type="float" office:value="0.000360395122863407" calcext:value-type="float">
            <text:p/>
          </table:table-cell>
          <table:table-cell table:formula="of:=[.K167]/[.A167]" office:value-type="float" office:value="0.000365119097396586" calcext:value-type="float">
            <text:p/>
          </table:table-cell>
          <table:table-cell table:formula="of:=[.L167]/[.A167]" office:value-type="float" office:value="0.000367165608163209" calcext:value-type="float">
            <text:p/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.478" calcext:value-type="float">
            <text:p>22.478</text:p>
          </table:table-cell>
          <table:table-cell office:value-type="float" office:value="22.755" calcext:value-type="float">
            <text:p>22.755</text:p>
          </table:table-cell>
          <table:table-cell office:value-type="float" office:value="22.823" calcext:value-type="float">
            <text:p>22.823</text:p>
          </table:table-cell>
          <table:table-cell office:value-type="float" office:value="22.644" calcext:value-type="float">
            <text:p>22.644</text:p>
          </table:table-cell>
          <table:table-cell office:value-type="float" office:value="22.954" calcext:value-type="float">
            <text:p>22.954</text:p>
          </table:table-cell>
          <table:table-cell table:formula="of:=MIN([.B168:.F168])" office:value-type="float" office:value="22.478" calcext:value-type="float">
            <text:p/>
          </table:table-cell>
          <table:table-cell table:formula="of:=MAX([.B168:.F168])" office:value-type="float" office:value="22.954" calcext:value-type="float">
            <text:p/>
          </table:table-cell>
          <table:table-cell table:formula="of:=AVERAGE([.B168:.F168])" office:value-type="float" office:value="22.7308" calcext:value-type="float">
            <text:p/>
          </table:table-cell>
          <table:table-cell table:formula="of:=[.G168]/([.A168]*LOG([.A168]))" office:value-type="float" office:value="0.0605559926974026" calcext:value-type="float">
            <text:p/>
          </table:table-cell>
          <table:table-cell table:formula="of:=[.H167]/([.A168]*LOG([.A168]))" office:value-type="float" office:value="0.0620026769254703" calcext:value-type="float">
            <text:p/>
          </table:table-cell>
          <table:table-cell table:formula="of:=[.I168]/([.A168]*LOG([.A168]))" office:value-type="float" office:value="0.0612370388293496" calcext:value-type="float">
            <text:p/>
          </table:table-cell>
          <table:table-cell table:formula="of:=[.J168]/[.A168]" office:value-type="float" office:value="0.000362610734714986" calcext:value-type="float">
            <text:p/>
          </table:table-cell>
          <table:table-cell table:formula="of:=[.K168]/[.A168]" office:value-type="float" office:value="0.000371273514523774" calcext:value-type="float">
            <text:p/>
          </table:table-cell>
          <table:table-cell table:formula="of:=[.L168]/[.A168]" office:value-type="float" office:value="0.000366688855265566" calcext:value-type="float">
            <text:p/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.1" calcext:value-type="float">
            <text:p>23.1</text:p>
          </table:table-cell>
          <table:table-cell office:value-type="float" office:value="22.401" calcext:value-type="float">
            <text:p>22.401</text:p>
          </table:table-cell>
          <table:table-cell office:value-type="float" office:value="22.933" calcext:value-type="float">
            <text:p>22.933</text:p>
          </table:table-cell>
          <table:table-cell office:value-type="float" office:value="22.775" calcext:value-type="float">
            <text:p>22.775</text:p>
          </table:table-cell>
          <table:table-cell office:value-type="float" office:value="23.46" calcext:value-type="float">
            <text:p>23.46</text:p>
          </table:table-cell>
          <table:table-cell table:formula="of:=MIN([.B169:.F169])" office:value-type="float" office:value="22.401" calcext:value-type="float">
            <text:p/>
          </table:table-cell>
          <table:table-cell table:formula="of:=MAX([.B169:.F169])" office:value-type="float" office:value="23.46" calcext:value-type="float">
            <text:p/>
          </table:table-cell>
          <table:table-cell table:formula="of:=AVERAGE([.B169:.F169])" office:value-type="float" office:value="22.9338" calcext:value-type="float">
            <text:p/>
          </table:table-cell>
          <table:table-cell table:formula="of:=[.G169]/([.A169]*LOG([.A169]))" office:value-type="float" office:value="0.0599194398770822" calcext:value-type="float">
            <text:p/>
          </table:table-cell>
          <table:table-cell table:formula="of:=[.H168]/([.A169]*LOG([.A169]))" office:value-type="float" office:value="0.0613986350135505" calcext:value-type="float">
            <text:p/>
          </table:table-cell>
          <table:table-cell table:formula="of:=[.I169]/([.A169]*LOG([.A169]))" office:value-type="float" office:value="0.0613446029308079" calcext:value-type="float">
            <text:p/>
          </table:table-cell>
          <table:table-cell table:formula="of:=[.J169]/[.A169]" office:value-type="float" office:value="0.00035666333260168" calcext:value-type="float">
            <text:p/>
          </table:table-cell>
          <table:table-cell table:formula="of:=[.K169]/[.A169]" office:value-type="float" office:value="0.000365468065556848" calcext:value-type="float">
            <text:p/>
          </table:table-cell>
          <table:table-cell table:formula="of:=[.L169]/[.A169]" office:value-type="float" office:value="0.000365146446016714" calcext:value-type="float">
            <text:p/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.979" calcext:value-type="float">
            <text:p>22.979</text:p>
          </table:table-cell>
          <table:table-cell office:value-type="float" office:value="23.007" calcext:value-type="float">
            <text:p>23.007</text:p>
          </table:table-cell>
          <table:table-cell office:value-type="float" office:value="22.886" calcext:value-type="float">
            <text:p>22.886</text:p>
          </table:table-cell>
          <table:table-cell office:value-type="float" office:value="23.414" calcext:value-type="float">
            <text:p>23.414</text:p>
          </table:table-cell>
          <table:table-cell office:value-type="float" office:value="23.368" calcext:value-type="float">
            <text:p>23.368</text:p>
          </table:table-cell>
          <table:table-cell table:formula="of:=MIN([.B170:.F170])" office:value-type="float" office:value="22.886" calcext:value-type="float">
            <text:p/>
          </table:table-cell>
          <table:table-cell table:formula="of:=MAX([.B170:.F170])" office:value-type="float" office:value="23.414" calcext:value-type="float">
            <text:p/>
          </table:table-cell>
          <table:table-cell table:formula="of:=AVERAGE([.B170:.F170])" office:value-type="float" office:value="23.1308" calcext:value-type="float">
            <text:p/>
          </table:table-cell>
          <table:table-cell table:formula="of:=[.G170]/([.A170]*LOG([.A170]))" office:value-type="float" office:value="0.0607841135111392" calcext:value-type="float">
            <text:p/>
          </table:table-cell>
          <table:table-cell table:formula="of:=[.H169]/([.A170]*LOG([.A170]))" office:value-type="float" office:value="0.0623086298597975" calcext:value-type="float">
            <text:p/>
          </table:table-cell>
          <table:table-cell table:formula="of:=[.I170]/([.A170]*LOG([.A170]))" office:value-type="float" office:value="0.0614342905183718" calcext:value-type="float">
            <text:p/>
          </table:table-cell>
          <table:table-cell table:formula="of:=[.J170]/[.A170]" office:value-type="float" office:value="0.0003596693107168" calcext:value-type="float">
            <text:p/>
          </table:table-cell>
          <table:table-cell table:formula="of:=[.K170]/[.A170]" office:value-type="float" office:value="0.000368690117513594" calcext:value-type="float">
            <text:p/>
          </table:table-cell>
          <table:table-cell table:formula="of:=[.L170]/[.A170]" office:value-type="float" office:value="0.000363516511943029" calcext:value-type="float">
            <text:p/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.31" calcext:value-type="float">
            <text:p>23.31</text:p>
          </table:table-cell>
          <table:table-cell office:value-type="float" office:value="23.48" calcext:value-type="float">
            <text:p>23.48</text:p>
          </table:table-cell>
          <table:table-cell office:value-type="float" office:value="24.142" calcext:value-type="float">
            <text:p>24.142</text:p>
          </table:table-cell>
          <table:table-cell office:value-type="float" office:value="23.534" calcext:value-type="float">
            <text:p>23.534</text:p>
          </table:table-cell>
          <table:table-cell office:value-type="float" office:value="23.157" calcext:value-type="float">
            <text:p>23.157</text:p>
          </table:table-cell>
          <table:table-cell table:formula="of:=MIN([.B171:.F171])" office:value-type="float" office:value="23.157" calcext:value-type="float">
            <text:p/>
          </table:table-cell>
          <table:table-cell table:formula="of:=MAX([.B171:.F171])" office:value-type="float" office:value="24.142" calcext:value-type="float">
            <text:p/>
          </table:table-cell>
          <table:table-cell table:formula="of:=AVERAGE([.B171:.F171])" office:value-type="float" office:value="23.5246" calcext:value-type="float">
            <text:p/>
          </table:table-cell>
          <table:table-cell table:formula="of:=[.G171]/([.A171]*LOG([.A171]))" office:value-type="float" office:value="0.0610718522864221" calcext:value-type="float">
            <text:p/>
          </table:table-cell>
          <table:table-cell table:formula="of:=[.H170]/([.A171]*LOG([.A171]))" office:value-type="float" office:value="0.0617496372342829" calcext:value-type="float">
            <text:p/>
          </table:table-cell>
          <table:table-cell table:formula="of:=[.I171]/([.A171]*LOG([.A171]))" office:value-type="float" office:value="0.0620413221184595" calcext:value-type="float">
            <text:p/>
          </table:table-cell>
          <table:table-cell table:formula="of:=[.J171]/[.A171]" office:value-type="float" office:value="0.00035924618992013" calcext:value-type="float">
            <text:p/>
          </table:table-cell>
          <table:table-cell table:formula="of:=[.K171]/[.A171]" office:value-type="float" office:value="0.000363233160201664" calcext:value-type="float">
            <text:p/>
          </table:table-cell>
          <table:table-cell table:formula="of:=[.L171]/[.A171]" office:value-type="float" office:value="0.000364948953637997" calcext:value-type="float">
            <text:p/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.691" calcext:value-type="float">
            <text:p>24.691</text:p>
          </table:table-cell>
          <table:table-cell office:value-type="float" office:value="24.345" calcext:value-type="float">
            <text:p>24.345</text:p>
          </table:table-cell>
          <table:table-cell office:value-type="float" office:value="24.042" calcext:value-type="float">
            <text:p>24.042</text:p>
          </table:table-cell>
          <table:table-cell office:value-type="float" office:value="23.803" calcext:value-type="float">
            <text:p>23.803</text:p>
          </table:table-cell>
          <table:table-cell office:value-type="float" office:value="23.743" calcext:value-type="float">
            <text:p>23.743</text:p>
          </table:table-cell>
          <table:table-cell table:formula="of:=MIN([.B172:.F172])" office:value-type="float" office:value="23.743" calcext:value-type="float">
            <text:p/>
          </table:table-cell>
          <table:table-cell table:formula="of:=MAX([.B172:.F172])" office:value-type="float" office:value="24.691" calcext:value-type="float">
            <text:p/>
          </table:table-cell>
          <table:table-cell table:formula="of:=AVERAGE([.B172:.F172])" office:value-type="float" office:value="24.1248" calcext:value-type="float">
            <text:p/>
          </table:table-cell>
          <table:table-cell table:formula="of:=[.G172]/([.A172]*LOG([.A172]))" office:value-type="float" office:value="0.0621801142286764" calcext:value-type="float">
            <text:p/>
          </table:table-cell>
          <table:table-cell table:formula="of:=[.H171]/([.A172]*LOG([.A172]))" office:value-type="float" office:value="0.063225048128236" calcext:value-type="float">
            <text:p/>
          </table:table-cell>
          <table:table-cell table:formula="of:=[.I172]/([.A172]*LOG([.A172]))" office:value-type="float" office:value="0.0631800033586309" calcext:value-type="float">
            <text:p/>
          </table:table-cell>
          <table:table-cell table:formula="of:=[.J172]/[.A172]" office:value-type="float" office:value="0.000363626398998108" calcext:value-type="float">
            <text:p/>
          </table:table-cell>
          <table:table-cell table:formula="of:=[.K172]/[.A172]" office:value-type="float" office:value="0.000369737123556935" calcext:value-type="float">
            <text:p/>
          </table:table-cell>
          <table:table-cell table:formula="of:=[.L172]/[.A172]" office:value-type="float" office:value="0.000369473703851643" calcext:value-type="float">
            <text:p/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.088" calcext:value-type="float">
            <text:p>24.088</text:p>
          </table:table-cell>
          <table:table-cell office:value-type="float" office:value="24.057" calcext:value-type="float">
            <text:p>24.057</text:p>
          </table:table-cell>
          <table:table-cell office:value-type="float" office:value="24.973" calcext:value-type="float">
            <text:p>24.973</text:p>
          </table:table-cell>
          <table:table-cell office:value-type="float" office:value="24.035" calcext:value-type="float">
            <text:p>24.035</text:p>
          </table:table-cell>
          <table:table-cell office:value-type="float" office:value="23.18" calcext:value-type="float">
            <text:p>23.18</text:p>
          </table:table-cell>
          <table:table-cell table:formula="of:=MIN([.B173:.F173])" office:value-type="float" office:value="23.18" calcext:value-type="float">
            <text:p/>
          </table:table-cell>
          <table:table-cell table:formula="of:=MAX([.B173:.F173])" office:value-type="float" office:value="24.973" calcext:value-type="float">
            <text:p/>
          </table:table-cell>
          <table:table-cell table:formula="of:=AVERAGE([.B173:.F173])" office:value-type="float" office:value="24.0666" calcext:value-type="float">
            <text:p/>
          </table:table-cell>
          <table:table-cell table:formula="of:=[.G173]/([.A173]*LOG([.A173]))" office:value-type="float" office:value="0.0602843779719697" calcext:value-type="float">
            <text:p/>
          </table:table-cell>
          <table:table-cell table:formula="of:=[.H172]/([.A173]*LOG([.A173]))" office:value-type="float" office:value="0.0642140455783393" calcext:value-type="float">
            <text:p/>
          </table:table-cell>
          <table:table-cell table:formula="of:=[.I173]/([.A173]*LOG([.A173]))" office:value-type="float" office:value="0.0625901644046681" calcext:value-type="float">
            <text:p/>
          </table:table-cell>
          <table:table-cell table:formula="of:=[.J173]/[.A173]" office:value-type="float" office:value="0.000350490569604475" calcext:value-type="float">
            <text:p/>
          </table:table-cell>
          <table:table-cell table:formula="of:=[.K173]/[.A173]" office:value-type="float" office:value="0.00037333747429267" calcext:value-type="float">
            <text:p/>
          </table:table-cell>
          <table:table-cell table:formula="of:=[.L173]/[.A173]" office:value-type="float" office:value="0.000363896304678303" calcext:value-type="float">
            <text:p/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035" calcext:value-type="float">
            <text:p>25.035</text:p>
          </table:table-cell>
          <table:table-cell office:value-type="float" office:value="23.605" calcext:value-type="float">
            <text:p>23.605</text:p>
          </table:table-cell>
          <table:table-cell office:value-type="float" office:value="24.357" calcext:value-type="float">
            <text:p>24.357</text:p>
          </table:table-cell>
          <table:table-cell office:value-type="float" office:value="23.934" calcext:value-type="float">
            <text:p>23.934</text:p>
          </table:table-cell>
          <table:table-cell office:value-type="float" office:value="24.931" calcext:value-type="float">
            <text:p>24.931</text:p>
          </table:table-cell>
          <table:table-cell table:formula="of:=MIN([.B174:.F174])" office:value-type="float" office:value="23.605" calcext:value-type="float">
            <text:p/>
          </table:table-cell>
          <table:table-cell table:formula="of:=MAX([.B174:.F174])" office:value-type="float" office:value="25.035" calcext:value-type="float">
            <text:p/>
          </table:table-cell>
          <table:table-cell table:formula="of:=AVERAGE([.B174:.F174])" office:value-type="float" office:value="24.3724" calcext:value-type="float">
            <text:p/>
          </table:table-cell>
          <table:table-cell table:formula="of:=[.G174]/([.A174]*LOG([.A174]))" office:value-type="float" office:value="0.060966164421033" calcext:value-type="float">
            <text:p/>
          </table:table-cell>
          <table:table-cell table:formula="of:=[.H173]/([.A174]*LOG([.A174]))" office:value-type="float" office:value="0.0644993867437601" calcext:value-type="float">
            <text:p/>
          </table:table-cell>
          <table:table-cell table:formula="of:=[.I174]/([.A174]*LOG([.A174]))" office:value-type="float" office:value="0.0629481781713698" calcext:value-type="float">
            <text:p/>
          </table:table-cell>
          <table:table-cell table:formula="of:=[.J174]/[.A174]" office:value-type="float" office:value="0.000352405574688052" calcext:value-type="float">
            <text:p/>
          </table:table-cell>
          <table:table-cell table:formula="of:=[.K174]/[.A174]" office:value-type="float" office:value="0.00037282882510844" calcext:value-type="float">
            <text:p/>
          </table:table-cell>
          <table:table-cell table:formula="of:=[.L174]/[.A174]" office:value-type="float" office:value="0.000363862301568612" calcext:value-type="float">
            <text:p/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.339" calcext:value-type="float">
            <text:p>24.339</text:p>
          </table:table-cell>
          <table:table-cell office:value-type="float" office:value="25.283" calcext:value-type="float">
            <text:p>25.283</text:p>
          </table:table-cell>
          <table:table-cell office:value-type="float" office:value="24.735" calcext:value-type="float">
            <text:p>24.735</text:p>
          </table:table-cell>
          <table:table-cell office:value-type="float" office:value="24.979" calcext:value-type="float">
            <text:p>24.979</text:p>
          </table:table-cell>
          <table:table-cell office:value-type="float" office:value="24.863" calcext:value-type="float">
            <text:p>24.863</text:p>
          </table:table-cell>
          <table:table-cell table:formula="of:=MIN([.B175:.F175])" office:value-type="float" office:value="24.339" calcext:value-type="float">
            <text:p/>
          </table:table-cell>
          <table:table-cell table:formula="of:=MAX([.B175:.F175])" office:value-type="float" office:value="25.283" calcext:value-type="float">
            <text:p/>
          </table:table-cell>
          <table:table-cell table:formula="of:=AVERAGE([.B175:.F175])" office:value-type="float" office:value="24.8398" calcext:value-type="float">
            <text:p/>
          </table:table-cell>
          <table:table-cell table:formula="of:=[.G175]/([.A175]*LOG([.A175]))" office:value-type="float" office:value="0.0624308126465179" calcext:value-type="float">
            <text:p/>
          </table:table-cell>
          <table:table-cell table:formula="of:=[.H174]/([.A175]*LOG([.A175]))" office:value-type="float" office:value="0.0642160891822005" calcext:value-type="float">
            <text:p/>
          </table:table-cell>
          <table:table-cell table:formula="of:=[.I175]/([.A175]*LOG([.A175]))" office:value-type="float" office:value="0.0637153909354113" calcext:value-type="float">
            <text:p/>
          </table:table-cell>
          <table:table-cell table:formula="of:=[.J175]/[.A175]" office:value-type="float" office:value="0.000358797773830563" calcext:value-type="float">
            <text:p/>
          </table:table-cell>
          <table:table-cell table:formula="of:=[.K175]/[.A175]" office:value-type="float" office:value="0.00036905798380575" calcext:value-type="float">
            <text:p/>
          </table:table-cell>
          <table:table-cell table:formula="of:=[.L175]/[.A175]" office:value-type="float" office:value="0.000366180407674778" calcext:value-type="float">
            <text:p/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947" calcext:value-type="float">
            <text:p>24.947</text:p>
          </table:table-cell>
          <table:table-cell office:value-type="float" office:value="24.729" calcext:value-type="float">
            <text:p>24.729</text:p>
          </table:table-cell>
          <table:table-cell office:value-type="float" office:value="25.416" calcext:value-type="float">
            <text:p>25.416</text:p>
          </table:table-cell>
          <table:table-cell office:value-type="float" office:value="25.18" calcext:value-type="float">
            <text:p>25.18</text:p>
          </table:table-cell>
          <table:table-cell office:value-type="float" office:value="24.357" calcext:value-type="float">
            <text:p>24.357</text:p>
          </table:table-cell>
          <table:table-cell table:formula="of:=MIN([.B176:.F176])" office:value-type="float" office:value="24.357" calcext:value-type="float">
            <text:p/>
          </table:table-cell>
          <table:table-cell table:formula="of:=MAX([.B176:.F176])" office:value-type="float" office:value="25.416" calcext:value-type="float">
            <text:p/>
          </table:table-cell>
          <table:table-cell table:formula="of:=AVERAGE([.B176:.F176])" office:value-type="float" office:value="24.9258" calcext:value-type="float">
            <text:p/>
          </table:table-cell>
          <table:table-cell table:formula="of:=[.G176]/([.A176]*LOG([.A176]))" office:value-type="float" office:value="0.0620510460018161" calcext:value-type="float">
            <text:p/>
          </table:table-cell>
          <table:table-cell table:formula="of:=[.H175]/([.A176]*LOG([.A176]))" office:value-type="float" office:value="0.0644100913931895" calcext:value-type="float">
            <text:p/>
          </table:table-cell>
          <table:table-cell table:formula="of:=[.I176]/([.A176]*LOG([.A176]))" office:value-type="float" office:value="0.0635001010975107" calcext:value-type="float">
            <text:p/>
          </table:table-cell>
          <table:table-cell table:formula="of:=[.J176]/[.A176]" office:value-type="float" office:value="0.000354577405724664" calcext:value-type="float">
            <text:p/>
          </table:table-cell>
          <table:table-cell table:formula="of:=[.K176]/[.A176]" office:value-type="float" office:value="0.00036805766510394" calcext:value-type="float">
            <text:p/>
          </table:table-cell>
          <table:table-cell table:formula="of:=[.L176]/[.A176]" office:value-type="float" office:value="0.000362857720557204" calcext:value-type="float">
            <text:p/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022" calcext:value-type="float">
            <text:p>25.022</text:p>
          </table:table-cell>
          <table:table-cell office:value-type="float" office:value="25.27" calcext:value-type="float">
            <text:p>25.27</text:p>
          </table:table-cell>
          <table:table-cell office:value-type="float" office:value="25.044" calcext:value-type="float">
            <text:p>25.044</text:p>
          </table:table-cell>
          <table:table-cell office:value-type="float" office:value="24.912" calcext:value-type="float">
            <text:p>24.912</text:p>
          </table:table-cell>
          <table:table-cell office:value-type="float" office:value="24.888" calcext:value-type="float">
            <text:p>24.888</text:p>
          </table:table-cell>
          <table:table-cell table:formula="of:=MIN([.B177:.F177])" office:value-type="float" office:value="24.888" calcext:value-type="float">
            <text:p/>
          </table:table-cell>
          <table:table-cell table:formula="of:=MAX([.B177:.F177])" office:value-type="float" office:value="25.27" calcext:value-type="float">
            <text:p/>
          </table:table-cell>
          <table:table-cell table:formula="of:=AVERAGE([.B177:.F177])" office:value-type="float" office:value="25.0272" calcext:value-type="float">
            <text:p/>
          </table:table-cell>
          <table:table-cell table:formula="of:=[.G177]/([.A177]*LOG([.A177]))" office:value-type="float" office:value="0.0629740784525357" calcext:value-type="float">
            <text:p/>
          </table:table-cell>
          <table:table-cell table:formula="of:=[.H176]/([.A177]*LOG([.A177]))" office:value-type="float" office:value="0.064310076259629" calcext:value-type="float">
            <text:p/>
          </table:table-cell>
          <table:table-cell table:formula="of:=[.I177]/([.A177]*LOG([.A177]))" office:value-type="float" office:value="0.0633262960562239" calcext:value-type="float">
            <text:p/>
          </table:table-cell>
          <table:table-cell table:formula="of:=[.J177]/[.A177]" office:value-type="float" office:value="0.000357807263934862" calcext:value-type="float">
            <text:p/>
          </table:table-cell>
          <table:table-cell table:formula="of:=[.K177]/[.A177]" office:value-type="float" office:value="0.000365398160566074" calcext:value-type="float">
            <text:p/>
          </table:table-cell>
          <table:table-cell table:formula="of:=[.L177]/[.A177]" office:value-type="float" office:value="0.000359808500319454" calcext:value-type="float">
            <text:p/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647" calcext:value-type="float">
            <text:p>25.647</text:p>
          </table:table-cell>
          <table:table-cell office:value-type="float" office:value="27.216" calcext:value-type="float">
            <text:p>27.216</text:p>
          </table:table-cell>
          <table:table-cell office:value-type="float" office:value="25.522" calcext:value-type="float">
            <text:p>25.522</text:p>
          </table:table-cell>
          <table:table-cell office:value-type="float" office:value="27.108" calcext:value-type="float">
            <text:p>27.108</text:p>
          </table:table-cell>
          <table:table-cell office:value-type="float" office:value="25.903" calcext:value-type="float">
            <text:p>25.903</text:p>
          </table:table-cell>
          <table:table-cell table:formula="of:=MIN([.B178:.F178])" office:value-type="float" office:value="25.522" calcext:value-type="float">
            <text:p/>
          </table:table-cell>
          <table:table-cell table:formula="of:=MAX([.B178:.F178])" office:value-type="float" office:value="27.216" calcext:value-type="float">
            <text:p/>
          </table:table-cell>
          <table:table-cell table:formula="of:=AVERAGE([.B178:.F178])" office:value-type="float" office:value="26.2792" calcext:value-type="float">
            <text:p/>
          </table:table-cell>
          <table:table-cell table:formula="of:=[.G178]/([.A178]*LOG([.A178]))" office:value-type="float" office:value="0.0641431517683684" calcext:value-type="float">
            <text:p/>
          </table:table-cell>
          <table:table-cell table:formula="of:=[.H177]/([.A178]*LOG([.A178]))" office:value-type="float" office:value="0.0635098129138261" calcext:value-type="float">
            <text:p/>
          </table:table-cell>
          <table:table-cell table:formula="of:=[.I178]/([.A178]*LOG([.A178]))" office:value-type="float" office:value="0.0660461842313027" calcext:value-type="float">
            <text:p/>
          </table:table-cell>
          <table:table-cell table:formula="of:=[.J178]/[.A178]" office:value-type="float" office:value="0.000362390687956884" calcext:value-type="float">
            <text:p/>
          </table:table-cell>
          <table:table-cell table:formula="of:=[.K178]/[.A178]" office:value-type="float" office:value="0.000358812502338001" calcext:value-type="float">
            <text:p/>
          </table:table-cell>
          <table:table-cell table:formula="of:=[.L178]/[.A178]" office:value-type="float" office:value="0.00037314228379267" calcext:value-type="float">
            <text:p/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.351" calcext:value-type="float">
            <text:p>26.351</text:p>
          </table:table-cell>
          <table:table-cell office:value-type="float" office:value="25.765" calcext:value-type="float">
            <text:p>25.765</text:p>
          </table:table-cell>
          <table:table-cell office:value-type="float" office:value="25.503" calcext:value-type="float">
            <text:p>25.503</text:p>
          </table:table-cell>
          <table:table-cell office:value-type="float" office:value="26.702" calcext:value-type="float">
            <text:p>26.702</text:p>
          </table:table-cell>
          <table:table-cell office:value-type="float" office:value="26.1" calcext:value-type="float">
            <text:p>26.1</text:p>
          </table:table-cell>
          <table:table-cell table:formula="of:=MIN([.B179:.F179])" office:value-type="float" office:value="25.503" calcext:value-type="float">
            <text:p/>
          </table:table-cell>
          <table:table-cell table:formula="of:=MAX([.B179:.F179])" office:value-type="float" office:value="26.702" calcext:value-type="float">
            <text:p/>
          </table:table-cell>
          <table:table-cell table:formula="of:=AVERAGE([.B179:.F179])" office:value-type="float" office:value="26.0842" calcext:value-type="float">
            <text:p/>
          </table:table-cell>
          <table:table-cell table:formula="of:=[.G179]/([.A179]*LOG([.A179]))" office:value-type="float" office:value="0.0636660182329869" calcext:value-type="float">
            <text:p/>
          </table:table-cell>
          <table:table-cell table:formula="of:=[.H178]/([.A179]*LOG([.A179]))" office:value-type="float" office:value="0.0679423735336616" calcext:value-type="float">
            <text:p/>
          </table:table-cell>
          <table:table-cell table:formula="of:=[.I179]/([.A179]*LOG([.A179]))" office:value-type="float" office:value="0.0651169334114762" calcext:value-type="float">
            <text:p/>
          </table:table-cell>
          <table:table-cell table:formula="of:=[.J179]/[.A179]" office:value-type="float" office:value="0.000357674259735881" calcext:value-type="float">
            <text:p/>
          </table:table-cell>
          <table:table-cell table:formula="of:=[.K179]/[.A179]" office:value-type="float" office:value="0.0003816987277172" calcext:value-type="float">
            <text:p/>
          </table:table-cell>
          <table:table-cell table:formula="of:=[.L179]/[.A179]" office:value-type="float" office:value="0.000365825468603799" calcext:value-type="float">
            <text:p/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844" calcext:value-type="float">
            <text:p>25.844</text:p>
          </table:table-cell>
          <table:table-cell office:value-type="float" office:value="25.814" calcext:value-type="float">
            <text:p>25.814</text:p>
          </table:table-cell>
          <table:table-cell office:value-type="float" office:value="26.184" calcext:value-type="float">
            <text:p>26.184</text:p>
          </table:table-cell>
          <table:table-cell office:value-type="float" office:value="26.356" calcext:value-type="float">
            <text:p>26.356</text:p>
          </table:table-cell>
          <table:table-cell office:value-type="float" office:value="25.589" calcext:value-type="float">
            <text:p>25.589</text:p>
          </table:table-cell>
          <table:table-cell table:formula="of:=MIN([.B180:.F180])" office:value-type="float" office:value="25.589" calcext:value-type="float">
            <text:p/>
          </table:table-cell>
          <table:table-cell table:formula="of:=MAX([.B180:.F180])" office:value-type="float" office:value="26.356" calcext:value-type="float">
            <text:p/>
          </table:table-cell>
          <table:table-cell table:formula="of:=AVERAGE([.B180:.F180])" office:value-type="float" office:value="25.9574" calcext:value-type="float">
            <text:p/>
          </table:table-cell>
          <table:table-cell table:formula="of:=[.G180]/([.A180]*LOG([.A180]))" office:value-type="float" office:value="0.0634552300113383" calcext:value-type="float">
            <text:p/>
          </table:table-cell>
          <table:table-cell table:formula="of:=[.H179]/([.A180]*LOG([.A180]))" office:value-type="float" office:value="0.0662152312228988" calcext:value-type="float">
            <text:p/>
          </table:table-cell>
          <table:table-cell table:formula="of:=[.I180]/([.A180]*LOG([.A180]))" office:value-type="float" office:value="0.0643687829730085" calcext:value-type="float">
            <text:p/>
          </table:table-cell>
          <table:table-cell table:formula="of:=[.J180]/[.A180]" office:value-type="float" office:value="0.000354498491683454" calcext:value-type="float">
            <text:p/>
          </table:table-cell>
          <table:table-cell table:formula="of:=[.K180]/[.A180]" office:value-type="float" office:value="0.000369917492865356" calcext:value-type="float">
            <text:p/>
          </table:table-cell>
          <table:table-cell table:formula="of:=[.L180]/[.A180]" office:value-type="float" office:value="0.000359602139514014" calcext:value-type="float">
            <text:p/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543" calcext:value-type="float">
            <text:p>26.543</text:p>
          </table:table-cell>
          <table:table-cell office:value-type="float" office:value="25.889" calcext:value-type="float">
            <text:p>25.889</text:p>
          </table:table-cell>
          <table:table-cell office:value-type="float" office:value="25.943" calcext:value-type="float">
            <text:p>25.943</text:p>
          </table:table-cell>
          <table:table-cell office:value-type="float" office:value="27.485" calcext:value-type="float">
            <text:p>27.485</text:p>
          </table:table-cell>
          <table:table-cell office:value-type="float" office:value="26.001" calcext:value-type="float">
            <text:p>26.001</text:p>
          </table:table-cell>
          <table:table-cell table:formula="of:=MIN([.B181:.F181])" office:value-type="float" office:value="25.889" calcext:value-type="float">
            <text:p/>
          </table:table-cell>
          <table:table-cell table:formula="of:=MAX([.B181:.F181])" office:value-type="float" office:value="27.485" calcext:value-type="float">
            <text:p/>
          </table:table-cell>
          <table:table-cell table:formula="of:=AVERAGE([.B181:.F181])" office:value-type="float" office:value="26.3722" calcext:value-type="float">
            <text:p/>
          </table:table-cell>
          <table:table-cell table:formula="of:=[.G181]/([.A181]*LOG([.A181]))" office:value-type="float" office:value="0.0637740128753042" calcext:value-type="float">
            <text:p/>
          </table:table-cell>
          <table:table-cell table:formula="of:=[.H180]/([.A181]*LOG([.A181]))" office:value-type="float" office:value="0.0649244035436486" calcext:value-type="float">
            <text:p/>
          </table:table-cell>
          <table:table-cell table:formula="of:=[.I181]/([.A181]*LOG([.A181]))" office:value-type="float" office:value="0.0649643100293599" calcext:value-type="float">
            <text:p/>
          </table:table-cell>
          <table:table-cell table:formula="of:=[.J181]/[.A181]" office:value-type="float" office:value="0.000354300071529468" calcext:value-type="float">
            <text:p/>
          </table:table-cell>
          <table:table-cell table:formula="of:=[.K181]/[.A181]" office:value-type="float" office:value="0.000360691130798047" calcext:value-type="float">
            <text:p/>
          </table:table-cell>
          <table:table-cell table:formula="of:=[.L181]/[.A181]" office:value-type="float" office:value="0.000360912833496444" calcext:value-type="float">
            <text:p/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.964" calcext:value-type="float">
            <text:p>26.964</text:p>
          </table:table-cell>
          <table:table-cell office:value-type="float" office:value="26.793" calcext:value-type="float">
            <text:p>26.793</text:p>
          </table:table-cell>
          <table:table-cell office:value-type="float" office:value="27.266" calcext:value-type="float">
            <text:p>27.266</text:p>
          </table:table-cell>
          <table:table-cell office:value-type="float" office:value="26.612" calcext:value-type="float">
            <text:p>26.612</text:p>
          </table:table-cell>
          <table:table-cell office:value-type="float" office:value="26.683" calcext:value-type="float">
            <text:p>26.683</text:p>
          </table:table-cell>
          <table:table-cell table:formula="of:=MIN([.B182:.F182])" office:value-type="float" office:value="26.612" calcext:value-type="float">
            <text:p/>
          </table:table-cell>
          <table:table-cell table:formula="of:=MAX([.B182:.F182])" office:value-type="float" office:value="27.266" calcext:value-type="float">
            <text:p/>
          </table:table-cell>
          <table:table-cell table:formula="of:=AVERAGE([.B182:.F182])" office:value-type="float" office:value="26.8636" calcext:value-type="float">
            <text:p/>
          </table:table-cell>
          <table:table-cell table:formula="of:=[.G182]/([.A182]*LOG([.A182]))" office:value-type="float" office:value="0.0651233643026051" calcext:value-type="float">
            <text:p/>
          </table:table-cell>
          <table:table-cell table:formula="of:=[.H181]/([.A182]*LOG([.A182]))" office:value-type="float" office:value="0.067259719970581" calcext:value-type="float">
            <text:p/>
          </table:table-cell>
          <table:table-cell table:formula="of:=[.I182]/([.A182]*LOG([.A182]))" office:value-type="float" office:value="0.0657390654321157" calcext:value-type="float">
            <text:p/>
          </table:table-cell>
          <table:table-cell table:formula="of:=[.J182]/[.A182]" office:value-type="float" office:value="0.000359797592832072" calcext:value-type="float">
            <text:p/>
          </table:table-cell>
          <table:table-cell table:formula="of:=[.K182]/[.A182]" office:value-type="float" office:value="0.000371600662820889" calcext:value-type="float">
            <text:p/>
          </table:table-cell>
          <table:table-cell table:formula="of:=[.L182]/[.A182]" office:value-type="float" office:value="0.000363199256531026" calcext:value-type="float">
            <text:p/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.632" calcext:value-type="float">
            <text:p>26.632</text:p>
          </table:table-cell>
          <table:table-cell office:value-type="float" office:value="26.72" calcext:value-type="float">
            <text:p>26.72</text:p>
          </table:table-cell>
          <table:table-cell office:value-type="float" office:value="27.023" calcext:value-type="float">
            <text:p>27.023</text:p>
          </table:table-cell>
          <table:table-cell office:value-type="float" office:value="26.989" calcext:value-type="float">
            <text:p>26.989</text:p>
          </table:table-cell>
          <table:table-cell office:value-type="float" office:value="27.205" calcext:value-type="float">
            <text:p>27.205</text:p>
          </table:table-cell>
          <table:table-cell table:formula="of:=MIN([.B183:.F183])" office:value-type="float" office:value="26.632" calcext:value-type="float">
            <text:p/>
          </table:table-cell>
          <table:table-cell table:formula="of:=MAX([.B183:.F183])" office:value-type="float" office:value="27.205" calcext:value-type="float">
            <text:p/>
          </table:table-cell>
          <table:table-cell table:formula="of:=AVERAGE([.B183:.F183])" office:value-type="float" office:value="26.9138" calcext:value-type="float">
            <text:p/>
          </table:table-cell>
          <table:table-cell table:formula="of:=[.G183]/([.A183]*LOG([.A183]))" office:value-type="float" office:value="0.0647455965805257" calcext:value-type="float">
            <text:p/>
          </table:table-cell>
          <table:table-cell table:formula="of:=[.H182]/([.A183]*LOG([.A183]))" office:value-type="float" office:value="0.0662869268686022" calcext:value-type="float">
            <text:p/>
          </table:table-cell>
          <table:table-cell table:formula="of:=[.I183]/([.A183]*LOG([.A183]))" office:value-type="float" office:value="0.0654306862890114" calcext:value-type="float">
            <text:p/>
          </table:table-cell>
          <table:table-cell table:formula="of:=[.J183]/[.A183]" office:value-type="float" office:value="0.000355745036156734" calcext:value-type="float">
            <text:p/>
          </table:table-cell>
          <table:table-cell table:formula="of:=[.K183]/[.A183]" office:value-type="float" office:value="0.000364213883893418" calcext:value-type="float">
            <text:p/>
          </table:table-cell>
          <table:table-cell table:formula="of:=[.L183]/[.A183]" office:value-type="float" office:value="0.000359509265324238" calcext:value-type="float">
            <text:p/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416" calcext:value-type="float">
            <text:p>27.416</text:p>
          </table:table-cell>
          <table:table-cell office:value-type="float" office:value="27.294" calcext:value-type="float">
            <text:p>27.294</text:p>
          </table:table-cell>
          <table:table-cell office:value-type="float" office:value="27.011" calcext:value-type="float">
            <text:p>27.011</text:p>
          </table:table-cell>
          <table:table-cell office:value-type="float" office:value="28.163" calcext:value-type="float">
            <text:p>28.163</text:p>
          </table:table-cell>
          <table:table-cell office:value-type="float" office:value="26.867" calcext:value-type="float">
            <text:p>26.867</text:p>
          </table:table-cell>
          <table:table-cell table:formula="of:=MIN([.B184:.F184])" office:value-type="float" office:value="26.867" calcext:value-type="float">
            <text:p/>
          </table:table-cell>
          <table:table-cell table:formula="of:=MAX([.B184:.F184])" office:value-type="float" office:value="28.163" calcext:value-type="float">
            <text:p/>
          </table:table-cell>
          <table:table-cell table:formula="of:=AVERAGE([.B184:.F184])" office:value-type="float" office:value="27.3502" calcext:value-type="float">
            <text:p/>
          </table:table-cell>
          <table:table-cell table:formula="of:=[.G184]/([.A184]*LOG([.A184]))" office:value-type="float" office:value="0.0648916603398335" calcext:value-type="float">
            <text:p/>
          </table:table-cell>
          <table:table-cell table:formula="of:=[.H183]/([.A184]*LOG([.A184]))" office:value-type="float" office:value="0.0657080291638505" calcext:value-type="float">
            <text:p/>
          </table:table-cell>
          <table:table-cell table:formula="of:=[.I184]/([.A184]*LOG([.A184]))" office:value-type="float" office:value="0.0660587296172448" calcext:value-type="float">
            <text:p/>
          </table:table-cell>
          <table:table-cell table:formula="of:=[.J184]/[.A184]" office:value-type="float" office:value="0.000354599236829691" calcext:value-type="float">
            <text:p/>
          </table:table-cell>
          <table:table-cell table:formula="of:=[.K184]/[.A184]" office:value-type="float" office:value="0.000359060268654921" calcext:value-type="float">
            <text:p/>
          </table:table-cell>
          <table:table-cell table:formula="of:=[.L184]/[.A184]" office:value-type="float" office:value="0.000360976664575108" calcext:value-type="float">
            <text:p/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825" calcext:value-type="float">
            <text:p>27.825</text:p>
          </table:table-cell>
          <table:table-cell office:value-type="float" office:value="28.457" calcext:value-type="float">
            <text:p>28.457</text:p>
          </table:table-cell>
          <table:table-cell office:value-type="float" office:value="27.397" calcext:value-type="float">
            <text:p>27.397</text:p>
          </table:table-cell>
          <table:table-cell office:value-type="float" office:value="28.013" calcext:value-type="float">
            <text:p>28.013</text:p>
          </table:table-cell>
          <table:table-cell office:value-type="float" office:value="27.678" calcext:value-type="float">
            <text:p>27.678</text:p>
          </table:table-cell>
          <table:table-cell table:formula="of:=MIN([.B185:.F185])" office:value-type="float" office:value="27.397" calcext:value-type="float">
            <text:p/>
          </table:table-cell>
          <table:table-cell table:formula="of:=MAX([.B185:.F185])" office:value-type="float" office:value="28.457" calcext:value-type="float">
            <text:p/>
          </table:table-cell>
          <table:table-cell table:formula="of:=AVERAGE([.B185:.F185])" office:value-type="float" office:value="27.874" calcext:value-type="float">
            <text:p/>
          </table:table-cell>
          <table:table-cell table:formula="of:=[.G185]/([.A185]*LOG([.A185]))" office:value-type="float" office:value="0.0657433624981711" calcext:value-type="float">
            <text:p/>
          </table:table-cell>
          <table:table-cell table:formula="of:=[.H184]/([.A185]*LOG([.A185]))" office:value-type="float" office:value="0.0675814986325508" calcext:value-type="float">
            <text:p/>
          </table:table-cell>
          <table:table-cell table:formula="of:=[.I185]/([.A185]*LOG([.A185]))" office:value-type="float" office:value="0.0668879981849846" calcext:value-type="float">
            <text:p/>
          </table:table-cell>
          <table:table-cell table:formula="of:=[.J185]/[.A185]" office:value-type="float" office:value="0.000357300883142234" calcext:value-type="float">
            <text:p/>
          </table:table-cell>
          <table:table-cell table:formula="of:=[.K185]/[.A185]" office:value-type="float" office:value="0.000367290753437776" calcext:value-type="float">
            <text:p/>
          </table:table-cell>
          <table:table-cell table:formula="of:=[.L185]/[.A185]" office:value-type="float" office:value="0.000363521729266221" calcext:value-type="float">
            <text:p/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728" calcext:value-type="float">
            <text:p>27.728</text:p>
          </table:table-cell>
          <table:table-cell office:value-type="float" office:value="28.437" calcext:value-type="float">
            <text:p>28.437</text:p>
          </table:table-cell>
          <table:table-cell office:value-type="float" office:value="28.549" calcext:value-type="float">
            <text:p>28.549</text:p>
          </table:table-cell>
          <table:table-cell office:value-type="float" office:value="28.445" calcext:value-type="float">
            <text:p>28.445</text:p>
          </table:table-cell>
          <table:table-cell office:value-type="float" office:value="28.75" calcext:value-type="float">
            <text:p>28.75</text:p>
          </table:table-cell>
          <table:table-cell table:formula="of:=MIN([.B186:.F186])" office:value-type="float" office:value="27.728" calcext:value-type="float">
            <text:p/>
          </table:table-cell>
          <table:table-cell table:formula="of:=MAX([.B186:.F186])" office:value-type="float" office:value="28.75" calcext:value-type="float">
            <text:p/>
          </table:table-cell>
          <table:table-cell table:formula="of:=AVERAGE([.B186:.F186])" office:value-type="float" office:value="28.3818" calcext:value-type="float">
            <text:p/>
          </table:table-cell>
          <table:table-cell table:formula="of:=[.G186]/([.A186]*LOG([.A186]))" office:value-type="float" office:value="0.0661092758009367" calcext:value-type="float">
            <text:p/>
          </table:table-cell>
          <table:table-cell table:formula="of:=[.H185]/([.A186]*LOG([.A186]))" office:value-type="float" office:value="0.0678473622860377" calcext:value-type="float">
            <text:p/>
          </table:table-cell>
          <table:table-cell table:formula="of:=[.I186]/([.A186]*LOG([.A186]))" office:value-type="float" office:value="0.0676680699627461" calcext:value-type="float">
            <text:p/>
          </table:table-cell>
          <table:table-cell table:formula="of:=[.J186]/[.A186]" office:value-type="float" office:value="0.00035734743676182" calcext:value-type="float">
            <text:p/>
          </table:table-cell>
          <table:table-cell table:formula="of:=[.K186]/[.A186]" office:value-type="float" office:value="0.000366742498843447" calcext:value-type="float">
            <text:p/>
          </table:table-cell>
          <table:table-cell table:formula="of:=[.L186]/[.A186]" office:value-type="float" office:value="0.000365773351149979" calcext:value-type="float">
            <text:p/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.774" calcext:value-type="float">
            <text:p>28.774</text:p>
          </table:table-cell>
          <table:table-cell office:value-type="float" office:value="28.407" calcext:value-type="float">
            <text:p>28.407</text:p>
          </table:table-cell>
          <table:table-cell office:value-type="float" office:value="28.434" calcext:value-type="float">
            <text:p>28.434</text:p>
          </table:table-cell>
          <table:table-cell office:value-type="float" office:value="28.448" calcext:value-type="float">
            <text:p>28.448</text:p>
          </table:table-cell>
          <table:table-cell office:value-type="float" office:value="28.133" calcext:value-type="float">
            <text:p>28.133</text:p>
          </table:table-cell>
          <table:table-cell table:formula="of:=MIN([.B187:.F187])" office:value-type="float" office:value="28.133" calcext:value-type="float">
            <text:p/>
          </table:table-cell>
          <table:table-cell table:formula="of:=MAX([.B187:.F187])" office:value-type="float" office:value="28.774" calcext:value-type="float">
            <text:p/>
          </table:table-cell>
          <table:table-cell table:formula="of:=AVERAGE([.B187:.F187])" office:value-type="float" office:value="28.4392" calcext:value-type="float">
            <text:p/>
          </table:table-cell>
          <table:table-cell table:formula="of:=[.G187]/([.A187]*LOG([.A187]))" office:value-type="float" office:value="0.0666454397439735" calcext:value-type="float">
            <text:p/>
          </table:table-cell>
          <table:table-cell table:formula="of:=[.H186]/([.A187]*LOG([.A187]))" office:value-type="float" office:value="0.0681070768364283" calcext:value-type="float">
            <text:p/>
          </table:table-cell>
          <table:table-cell table:formula="of:=[.I187]/([.A187]*LOG([.A187]))" office:value-type="float" office:value="0.067370809724054" calcext:value-type="float">
            <text:p/>
          </table:table-cell>
          <table:table-cell table:formula="of:=[.J187]/[.A187]" office:value-type="float" office:value="0.000358308815827814" calcext:value-type="float">
            <text:p/>
          </table:table-cell>
          <table:table-cell table:formula="of:=[.K187]/[.A187]" office:value-type="float" office:value="0.000366167079765744" calcext:value-type="float">
            <text:p/>
          </table:table-cell>
          <table:table-cell table:formula="of:=[.L187]/[.A187]" office:value-type="float" office:value="0.000362208654430398" calcext:value-type="float">
            <text:p/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.201" calcext:value-type="float">
            <text:p>29.201</text:p>
          </table:table-cell>
          <table:table-cell office:value-type="float" office:value="28.621" calcext:value-type="float">
            <text:p>28.621</text:p>
          </table:table-cell>
          <table:table-cell office:value-type="float" office:value="28.529" calcext:value-type="float">
            <text:p>28.529</text:p>
          </table:table-cell>
          <table:table-cell office:value-type="float" office:value="28.378" calcext:value-type="float">
            <text:p>28.378</text:p>
          </table:table-cell>
          <table:table-cell office:value-type="float" office:value="29.693" calcext:value-type="float">
            <text:p>29.693</text:p>
          </table:table-cell>
          <table:table-cell table:formula="of:=MIN([.B188:.F188])" office:value-type="float" office:value="28.378" calcext:value-type="float">
            <text:p/>
          </table:table-cell>
          <table:table-cell table:formula="of:=MAX([.B188:.F188])" office:value-type="float" office:value="29.693" calcext:value-type="float">
            <text:p/>
          </table:table-cell>
          <table:table-cell table:formula="of:=AVERAGE([.B188:.F188])" office:value-type="float" office:value="28.8844" calcext:value-type="float">
            <text:p/>
          </table:table-cell>
          <table:table-cell table:formula="of:=[.G188]/([.A188]*LOG([.A188]))" office:value-type="float" office:value="0.0667977953474236" calcext:value-type="float">
            <text:p/>
          </table:table-cell>
          <table:table-cell table:formula="of:=[.H187]/([.A188]*LOG([.A188]))" office:value-type="float" office:value="0.0677299232971586" calcext:value-type="float">
            <text:p/>
          </table:table-cell>
          <table:table-cell table:formula="of:=[.I188]/([.A188]*LOG([.A188]))" office:value-type="float" office:value="0.0679897892710241" calcext:value-type="float">
            <text:p/>
          </table:table-cell>
          <table:table-cell table:formula="of:=[.J188]/[.A188]" office:value-type="float" office:value="0.000357207461750928" calcext:value-type="float">
            <text:p/>
          </table:table-cell>
          <table:table-cell table:formula="of:=[.K188]/[.A188]" office:value-type="float" office:value="0.000362192103193362" calcext:value-type="float">
            <text:p/>
          </table:table-cell>
          <table:table-cell table:formula="of:=[.L188]/[.A188]" office:value-type="float" office:value="0.000363581760807616" calcext:value-type="float">
            <text:p/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.222" calcext:value-type="float">
            <text:p>29.222</text:p>
          </table:table-cell>
          <table:table-cell office:value-type="float" office:value="29.707" calcext:value-type="float">
            <text:p>29.707</text:p>
          </table:table-cell>
          <table:table-cell office:value-type="float" office:value="29.266" calcext:value-type="float">
            <text:p>29.266</text:p>
          </table:table-cell>
          <table:table-cell office:value-type="float" office:value="30.164" calcext:value-type="float">
            <text:p>30.164</text:p>
          </table:table-cell>
          <table:table-cell office:value-type="float" office:value="28.354" calcext:value-type="float">
            <text:p>28.354</text:p>
          </table:table-cell>
          <table:table-cell table:formula="of:=MIN([.B189:.F189])" office:value-type="float" office:value="28.354" calcext:value-type="float">
            <text:p/>
          </table:table-cell>
          <table:table-cell table:formula="of:=MAX([.B189:.F189])" office:value-type="float" office:value="30.164" calcext:value-type="float">
            <text:p/>
          </table:table-cell>
          <table:table-cell table:formula="of:=AVERAGE([.B189:.F189])" office:value-type="float" office:value="29.3426" calcext:value-type="float">
            <text:p/>
          </table:table-cell>
          <table:table-cell table:formula="of:=[.G189]/([.A189]*LOG([.A189]))" office:value-type="float" office:value="0.0663186809943742" calcext:value-type="float">
            <text:p/>
          </table:table-cell>
          <table:table-cell table:formula="of:=[.H188]/([.A189]*LOG([.A189]))" office:value-type="float" office:value="0.0694505394218084" calcext:value-type="float">
            <text:p/>
          </table:table-cell>
          <table:table-cell table:formula="of:=[.I189]/([.A189]*LOG([.A189]))" office:value-type="float" office:value="0.0686309701962871" calcext:value-type="float">
            <text:p/>
          </table:table-cell>
          <table:table-cell table:formula="of:=[.J189]/[.A189]" office:value-type="float" office:value="0.000352758941459437" calcext:value-type="float">
            <text:p/>
          </table:table-cell>
          <table:table-cell table:formula="of:=[.K189]/[.A189]" office:value-type="float" office:value="0.000369417762881959" calcext:value-type="float">
            <text:p/>
          </table:table-cell>
          <table:table-cell table:formula="of:=[.L189]/[.A189]" office:value-type="float" office:value="0.00036505835210791" calcext:value-type="float">
            <text:p/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.932" calcext:value-type="float">
            <text:p>29.932</text:p>
          </table:table-cell>
          <table:table-cell office:value-type="float" office:value="29.22" calcext:value-type="float">
            <text:p>29.22</text:p>
          </table:table-cell>
          <table:table-cell office:value-type="float" office:value="30.176" calcext:value-type="float">
            <text:p>30.176</text:p>
          </table:table-cell>
          <table:table-cell office:value-type="float" office:value="28.953" calcext:value-type="float">
            <text:p>28.953</text:p>
          </table:table-cell>
          <table:table-cell office:value-type="float" office:value="29.097" calcext:value-type="float">
            <text:p>29.097</text:p>
          </table:table-cell>
          <table:table-cell table:formula="of:=MIN([.B190:.F190])" office:value-type="float" office:value="28.953" calcext:value-type="float">
            <text:p/>
          </table:table-cell>
          <table:table-cell table:formula="of:=MAX([.B190:.F190])" office:value-type="float" office:value="30.176" calcext:value-type="float">
            <text:p/>
          </table:table-cell>
          <table:table-cell table:formula="of:=AVERAGE([.B190:.F190])" office:value-type="float" office:value="29.4756" calcext:value-type="float">
            <text:p/>
          </table:table-cell>
          <table:table-cell table:formula="of:=[.G190]/([.A190]*LOG([.A190]))" office:value-type="float" office:value="0.0672932336969788" calcext:value-type="float">
            <text:p/>
          </table:table-cell>
          <table:table-cell table:formula="of:=[.H189]/([.A190]*LOG([.A190]))" office:value-type="float" office:value="0.0701078679665551" calcext:value-type="float">
            <text:p/>
          </table:table-cell>
          <table:table-cell table:formula="of:=[.I190]/([.A190]*LOG([.A190]))" office:value-type="float" office:value="0.0685078727302411" calcext:value-type="float">
            <text:p/>
          </table:table-cell>
          <table:table-cell table:formula="of:=[.J190]/[.A190]" office:value-type="float" office:value="0.000356048855539571" calcext:value-type="float">
            <text:p/>
          </table:table-cell>
          <table:table-cell table:formula="of:=[.K190]/[.A190]" office:value-type="float" office:value="0.000370941100352143" calcext:value-type="float">
            <text:p/>
          </table:table-cell>
          <table:table-cell table:formula="of:=[.L190]/[.A190]" office:value-type="float" office:value="0.000362475517091223" calcext:value-type="float">
            <text:p/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.218" calcext:value-type="float">
            <text:p>30.218</text:p>
          </table:table-cell>
          <table:table-cell office:value-type="float" office:value="30.965" calcext:value-type="float">
            <text:p>30.965</text:p>
          </table:table-cell>
          <table:table-cell office:value-type="float" office:value="30.87" calcext:value-type="float">
            <text:p>30.87</text:p>
          </table:table-cell>
          <table:table-cell office:value-type="float" office:value="30.928" calcext:value-type="float">
            <text:p>30.928</text:p>
          </table:table-cell>
          <table:table-cell office:value-type="float" office:value="30.558" calcext:value-type="float">
            <text:p>30.558</text:p>
          </table:table-cell>
          <table:table-cell table:formula="of:=MIN([.B191:.F191])" office:value-type="float" office:value="30.218" calcext:value-type="float">
            <text:p/>
          </table:table-cell>
          <table:table-cell table:formula="of:=MAX([.B191:.F191])" office:value-type="float" office:value="30.965" calcext:value-type="float">
            <text:p/>
          </table:table-cell>
          <table:table-cell table:formula="of:=AVERAGE([.B191:.F191])" office:value-type="float" office:value="30.7078" calcext:value-type="float">
            <text:p/>
          </table:table-cell>
          <table:table-cell table:formula="of:=[.G191]/([.A191]*LOG([.A191]))" office:value-type="float" office:value="0.0697934630565835" calcext:value-type="float">
            <text:p/>
          </table:table-cell>
          <table:table-cell table:formula="of:=[.H190]/([.A191]*LOG([.A191]))" office:value-type="float" office:value="0.0696964571181238" calcext:value-type="float">
            <text:p/>
          </table:table-cell>
          <table:table-cell table:formula="of:=[.I191]/([.A191]*LOG([.A191]))" office:value-type="float" office:value="0.0709247370722402" calcext:value-type="float">
            <text:p/>
          </table:table-cell>
          <table:table-cell table:formula="of:=[.J191]/[.A191]" office:value-type="float" office:value="0.000367334016087282" calcext:value-type="float">
            <text:p/>
          </table:table-cell>
          <table:table-cell table:formula="of:=[.K191]/[.A191]" office:value-type="float" office:value="0.000366823458516441" calcext:value-type="float">
            <text:p/>
          </table:table-cell>
          <table:table-cell table:formula="of:=[.L191]/[.A191]" office:value-type="float" office:value="0.000373288089853896" calcext:value-type="float">
            <text:p/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.645" calcext:value-type="float">
            <text:p>29.645</text:p>
          </table:table-cell>
          <table:table-cell office:value-type="float" office:value="29.575" calcext:value-type="float">
            <text:p>29.575</text:p>
          </table:table-cell>
          <table:table-cell office:value-type="float" office:value="30.019" calcext:value-type="float">
            <text:p>30.019</text:p>
          </table:table-cell>
          <table:table-cell office:value-type="float" office:value="29.647" calcext:value-type="float">
            <text:p>29.647</text:p>
          </table:table-cell>
          <table:table-cell office:value-type="float" office:value="30.838" calcext:value-type="float">
            <text:p>30.838</text:p>
          </table:table-cell>
          <table:table-cell table:formula="of:=MIN([.B192:.F192])" office:value-type="float" office:value="29.575" calcext:value-type="float">
            <text:p/>
          </table:table-cell>
          <table:table-cell table:formula="of:=MAX([.B192:.F192])" office:value-type="float" office:value="30.838" calcext:value-type="float">
            <text:p/>
          </table:table-cell>
          <table:table-cell table:formula="of:=AVERAGE([.B192:.F192])" office:value-type="float" office:value="29.9448" calcext:value-type="float">
            <text:p/>
          </table:table-cell>
          <table:table-cell table:formula="of:=[.G192]/([.A192]*LOG([.A192]))" office:value-type="float" office:value="0.0678828000328661" calcext:value-type="float">
            <text:p/>
          </table:table-cell>
          <table:table-cell table:formula="of:=[.H191]/([.A192]*LOG([.A192]))" office:value-type="float" office:value="0.0710732342525004" calcext:value-type="float">
            <text:p/>
          </table:table-cell>
          <table:table-cell table:formula="of:=[.I192]/([.A192]*LOG([.A192]))" office:value-type="float" office:value="0.0687315932518739" calcext:value-type="float">
            <text:p/>
          </table:table-cell>
          <table:table-cell table:formula="of:=[.J192]/[.A192]" office:value-type="float" office:value="0.000355407330015006" calcext:value-type="float">
            <text:p/>
          </table:table-cell>
          <table:table-cell table:formula="of:=[.K192]/[.A192]" office:value-type="float" office:value="0.000372111174096861" calcext:value-type="float">
            <text:p/>
          </table:table-cell>
          <table:table-cell table:formula="of:=[.L192]/[.A192]" office:value-type="float" office:value="0.00035985127357002" calcext:value-type="float">
            <text:p/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.116" calcext:value-type="float">
            <text:p>30.116</text:p>
          </table:table-cell>
          <table:table-cell office:value-type="float" office:value="30.442" calcext:value-type="float">
            <text:p>30.442</text:p>
          </table:table-cell>
          <table:table-cell office:value-type="float" office:value="30.011" calcext:value-type="float">
            <text:p>30.011</text:p>
          </table:table-cell>
          <table:table-cell office:value-type="float" office:value="30.398" calcext:value-type="float">
            <text:p>30.398</text:p>
          </table:table-cell>
          <table:table-cell office:value-type="float" office:value="30.059" calcext:value-type="float">
            <text:p>30.059</text:p>
          </table:table-cell>
          <table:table-cell table:formula="of:=MIN([.B193:.F193])" office:value-type="float" office:value="30.011" calcext:value-type="float">
            <text:p/>
          </table:table-cell>
          <table:table-cell table:formula="of:=MAX([.B193:.F193])" office:value-type="float" office:value="30.442" calcext:value-type="float">
            <text:p/>
          </table:table-cell>
          <table:table-cell table:formula="of:=AVERAGE([.B193:.F193])" office:value-type="float" office:value="30.2052" calcext:value-type="float">
            <text:p/>
          </table:table-cell>
          <table:table-cell table:formula="of:=[.G193]/([.A193]*LOG([.A193]))" office:value-type="float" office:value="0.0684567107054103" calcext:value-type="float">
            <text:p/>
          </table:table-cell>
          <table:table-cell table:formula="of:=[.H192]/([.A193]*LOG([.A193]))" office:value-type="float" office:value="0.0703431423389238" calcext:value-type="float">
            <text:p/>
          </table:table-cell>
          <table:table-cell table:formula="of:=[.I193]/([.A193]*LOG([.A193]))" office:value-type="float" office:value="0.0688996913864602" calcext:value-type="float">
            <text:p/>
          </table:table-cell>
          <table:table-cell table:formula="of:=[.J193]/[.A193]" office:value-type="float" office:value="0.000356545368257345" calcext:value-type="float">
            <text:p/>
          </table:table-cell>
          <table:table-cell table:formula="of:=[.K193]/[.A193]" office:value-type="float" office:value="0.000366370533015228" calcext:value-type="float">
            <text:p/>
          </table:table-cell>
          <table:table-cell table:formula="of:=[.L193]/[.A193]" office:value-type="float" office:value="0.00035885255930448" calcext:value-type="float">
            <text:p/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.917" calcext:value-type="float">
            <text:p>29.917</text:p>
          </table:table-cell>
          <table:table-cell office:value-type="float" office:value="30.077" calcext:value-type="float">
            <text:p>30.077</text:p>
          </table:table-cell>
          <table:table-cell office:value-type="float" office:value="30.27" calcext:value-type="float">
            <text:p>30.27</text:p>
          </table:table-cell>
          <table:table-cell office:value-type="float" office:value="31.469" calcext:value-type="float">
            <text:p>31.469</text:p>
          </table:table-cell>
          <table:table-cell office:value-type="float" office:value="31.483" calcext:value-type="float">
            <text:p>31.483</text:p>
          </table:table-cell>
          <table:table-cell table:formula="of:=MIN([.B194:.F194])" office:value-type="float" office:value="29.917" calcext:value-type="float">
            <text:p/>
          </table:table-cell>
          <table:table-cell table:formula="of:=MAX([.B194:.F194])" office:value-type="float" office:value="31.483" calcext:value-type="float">
            <text:p/>
          </table:table-cell>
          <table:table-cell table:formula="of:=AVERAGE([.B194:.F194])" office:value-type="float" office:value="30.6432" calcext:value-type="float">
            <text:p/>
          </table:table-cell>
          <table:table-cell table:formula="of:=[.G194]/([.A194]*LOG([.A194]))" office:value-type="float" office:value="0.0678216914900266" calcext:value-type="float">
            <text:p/>
          </table:table-cell>
          <table:table-cell table:formula="of:=[.H193]/([.A194]*LOG([.A194]))" office:value-type="float" office:value="0.0690118639014403" calcext:value-type="float">
            <text:p/>
          </table:table-cell>
          <table:table-cell table:formula="of:=[.I194]/([.A194]*LOG([.A194]))" office:value-type="float" office:value="0.0694679833093954" calcext:value-type="float">
            <text:p/>
          </table:table-cell>
          <table:table-cell table:formula="of:=[.J194]/[.A194]" office:value-type="float" office:value="0.000351407727927599" calcext:value-type="float">
            <text:p/>
          </table:table-cell>
          <table:table-cell table:formula="of:=[.K194]/[.A194]" office:value-type="float" office:value="0.000357574424359794" calcext:value-type="float">
            <text:p/>
          </table:table-cell>
          <table:table-cell table:formula="of:=[.L194]/[.A194]" office:value-type="float" office:value="0.00035993773735438" calcext:value-type="float">
            <text:p/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.984" calcext:value-type="float">
            <text:p>30.984</text:p>
          </table:table-cell>
          <table:table-cell office:value-type="float" office:value="30.662" calcext:value-type="float">
            <text:p>30.662</text:p>
          </table:table-cell>
          <table:table-cell office:value-type="float" office:value="30.592" calcext:value-type="float">
            <text:p>30.592</text:p>
          </table:table-cell>
          <table:table-cell office:value-type="float" office:value="30.867" calcext:value-type="float">
            <text:p>30.867</text:p>
          </table:table-cell>
          <table:table-cell office:value-type="float" office:value="30.768" calcext:value-type="float">
            <text:p>30.768</text:p>
          </table:table-cell>
          <table:table-cell table:formula="of:=MIN([.B195:.F195])" office:value-type="float" office:value="30.592" calcext:value-type="float">
            <text:p/>
          </table:table-cell>
          <table:table-cell table:formula="of:=MAX([.B195:.F195])" office:value-type="float" office:value="30.984" calcext:value-type="float">
            <text:p/>
          </table:table-cell>
          <table:table-cell table:formula="of:=AVERAGE([.B195:.F195])" office:value-type="float" office:value="30.7746" calcext:value-type="float">
            <text:p/>
          </table:table-cell>
          <table:table-cell table:formula="of:=[.G195]/([.A195]*LOG([.A195]))" office:value-type="float" office:value="0.068926742901927" calcext:value-type="float">
            <text:p/>
          </table:table-cell>
          <table:table-cell table:formula="of:=[.H194]/([.A195]*LOG([.A195]))" office:value-type="float" office:value="0.0709342523137215" calcext:value-type="float">
            <text:p/>
          </table:table-cell>
          <table:table-cell table:formula="of:=[.I195]/([.A195]*LOG([.A195]))" office:value-type="float" office:value="0.0693381584110108" calcext:value-type="float">
            <text:p/>
          </table:table-cell>
          <table:table-cell table:formula="of:=[.J195]/[.A195]" office:value-type="float" office:value="0.000355292489185191" calcext:value-type="float">
            <text:p/>
          </table:table-cell>
          <table:table-cell table:formula="of:=[.K195]/[.A195]" office:value-type="float" office:value="0.000365640475843925" calcext:value-type="float">
            <text:p/>
          </table:table-cell>
          <table:table-cell table:formula="of:=[.L195]/[.A195]" office:value-type="float" office:value="0.000357413187685623" calcext:value-type="float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1.742" calcext:value-type="float">
            <text:p>31.742</text:p>
          </table:table-cell>
          <table:table-cell office:value-type="float" office:value="31.79" calcext:value-type="float">
            <text:p>31.79</text:p>
          </table:table-cell>
          <table:table-cell office:value-type="float" office:value="30.902" calcext:value-type="float">
            <text:p>30.902</text:p>
          </table:table-cell>
          <table:table-cell office:value-type="float" office:value="30.368" calcext:value-type="float">
            <text:p>30.368</text:p>
          </table:table-cell>
          <table:table-cell office:value-type="float" office:value="30.508" calcext:value-type="float">
            <text:p>30.508</text:p>
          </table:table-cell>
          <table:table-cell table:formula="of:=MIN([.B196:.F196])" office:value-type="float" office:value="30.368" calcext:value-type="float">
            <text:p/>
          </table:table-cell>
          <table:table-cell table:formula="of:=MAX([.B196:.F196])" office:value-type="float" office:value="31.79" calcext:value-type="float">
            <text:p/>
          </table:table-cell>
          <table:table-cell table:formula="of:=AVERAGE([.B196:.F196])" office:value-type="float" office:value="31.062" calcext:value-type="float">
            <text:p/>
          </table:table-cell>
          <table:table-cell table:formula="of:=[.G196]/([.A196]*LOG([.A196]))" office:value-type="float" office:value="0.0680047945828537" calcext:value-type="float">
            <text:p/>
          </table:table-cell>
          <table:table-cell table:formula="of:=[.H195]/([.A196]*LOG([.A196]))" office:value-type="float" office:value="0.0693842385193342" calcext:value-type="float">
            <text:p/>
          </table:table-cell>
          <table:table-cell table:formula="of:=[.I196]/([.A196]*LOG([.A196]))" office:value-type="float" office:value="0.069558908368434" calcext:value-type="float">
            <text:p/>
          </table:table-cell>
          <table:table-cell table:formula="of:=[.J196]/[.A196]" office:value-type="float" office:value="0.000348742536322327" calcext:value-type="float">
            <text:p/>
          </table:table-cell>
          <table:table-cell table:formula="of:=[.K196]/[.A196]" office:value-type="float" office:value="0.000355816607791457" calcext:value-type="float">
            <text:p/>
          </table:table-cell>
          <table:table-cell table:formula="of:=[.L196]/[.A196]" office:value-type="float" office:value="0.000356712350607354" calcext:value-type="float">
            <text:p/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1.21" calcext:value-type="float">
            <text:p>31.21</text:p>
          </table:table-cell>
          <table:table-cell office:value-type="float" office:value="31.642" calcext:value-type="float">
            <text:p>31.642</text:p>
          </table:table-cell>
          <table:table-cell office:value-type="float" office:value="32.006" calcext:value-type="float">
            <text:p>32.006</text:p>
          </table:table-cell>
          <table:table-cell office:value-type="float" office:value="31.4" calcext:value-type="float">
            <text:p>31.4</text:p>
          </table:table-cell>
          <table:table-cell office:value-type="float" office:value="30.904" calcext:value-type="float">
            <text:p>30.904</text:p>
          </table:table-cell>
          <table:table-cell table:formula="of:=MIN([.B197:.F197])" office:value-type="float" office:value="30.904" calcext:value-type="float">
            <text:p/>
          </table:table-cell>
          <table:table-cell table:formula="of:=MAX([.B197:.F197])" office:value-type="float" office:value="32.006" calcext:value-type="float">
            <text:p/>
          </table:table-cell>
          <table:table-cell table:formula="of:=AVERAGE([.B197:.F197])" office:value-type="float" office:value="31.4324" calcext:value-type="float">
            <text:p/>
          </table:table-cell>
          <table:table-cell table:formula="of:=[.G197]/([.A197]*LOG([.A197]))" office:value-type="float" office:value="0.0687852772462937" calcext:value-type="float">
            <text:p/>
          </table:table-cell>
          <table:table-cell table:formula="of:=[.H196]/([.A197]*LOG([.A197]))" office:value-type="float" office:value="0.0707573117932849" calcext:value-type="float">
            <text:p/>
          </table:table-cell>
          <table:table-cell table:formula="of:=[.I197]/([.A197]*LOG([.A197]))" office:value-type="float" office:value="0.0699613755020839" calcext:value-type="float">
            <text:p/>
          </table:table-cell>
          <table:table-cell table:formula="of:=[.J197]/[.A197]" office:value-type="float" office:value="0.000350945292072927" calcext:value-type="float">
            <text:p/>
          </table:table-cell>
          <table:table-cell table:formula="of:=[.K197]/[.A197]" office:value-type="float" office:value="0.000361006692822882" calcext:value-type="float">
            <text:p/>
          </table:table-cell>
          <table:table-cell table:formula="of:=[.L197]/[.A197]" office:value-type="float" office:value="0.000356945793377979" calcext:value-type="float">
            <text:p/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2.438" calcext:value-type="float">
            <text:p>32.438</text:p>
          </table:table-cell>
          <table:table-cell office:value-type="float" office:value="32.624" calcext:value-type="float">
            <text:p>32.624</text:p>
          </table:table-cell>
          <table:table-cell office:value-type="float" office:value="32.388" calcext:value-type="float">
            <text:p>32.388</text:p>
          </table:table-cell>
          <table:table-cell office:value-type="float" office:value="31.469" calcext:value-type="float">
            <text:p>31.469</text:p>
          </table:table-cell>
          <table:table-cell office:value-type="float" office:value="31.812" calcext:value-type="float">
            <text:p>31.812</text:p>
          </table:table-cell>
          <table:table-cell table:formula="of:=MIN([.B198:.F198])" office:value-type="float" office:value="31.469" calcext:value-type="float">
            <text:p/>
          </table:table-cell>
          <table:table-cell table:formula="of:=MAX([.B198:.F198])" office:value-type="float" office:value="32.624" calcext:value-type="float">
            <text:p/>
          </table:table-cell>
          <table:table-cell table:formula="of:=AVERAGE([.B198:.F198])" office:value-type="float" office:value="32.1462" calcext:value-type="float">
            <text:p/>
          </table:table-cell>
          <table:table-cell table:formula="of:=[.G198]/([.A198]*LOG([.A198]))" office:value-type="float" office:value="0.0696201647816362" calcext:value-type="float">
            <text:p/>
          </table:table-cell>
          <table:table-cell table:formula="of:=[.H197]/([.A198]*LOG([.A198]))" office:value-type="float" office:value="0.070808191998508" calcext:value-type="float">
            <text:p/>
          </table:table-cell>
          <table:table-cell table:formula="of:=[.I198]/([.A198]*LOG([.A198]))" office:value-type="float" office:value="0.0711183622327825" calcext:value-type="float">
            <text:p/>
          </table:table-cell>
          <table:table-cell table:formula="of:=[.J198]/[.A198]" office:value-type="float" office:value="0.000353401851683432" calcext:value-type="float">
            <text:p/>
          </table:table-cell>
          <table:table-cell table:formula="of:=[.K198]/[.A198]" office:value-type="float" office:value="0.000359432446692934" calcext:value-type="float">
            <text:p/>
          </table:table-cell>
          <table:table-cell table:formula="of:=[.L198]/[.A198]" office:value-type="float" office:value="0.000361006914887221" calcext:value-type="float">
            <text:p/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2.01" calcext:value-type="float">
            <text:p>32.01</text:p>
          </table:table-cell>
          <table:table-cell office:value-type="float" office:value="31.725" calcext:value-type="float">
            <text:p>31.725</text:p>
          </table:table-cell>
          <table:table-cell office:value-type="float" office:value="32.058" calcext:value-type="float">
            <text:p>32.058</text:p>
          </table:table-cell>
          <table:table-cell office:value-type="float" office:value="31.742" calcext:value-type="float">
            <text:p>31.742</text:p>
          </table:table-cell>
          <table:table-cell office:value-type="float" office:value="31.548" calcext:value-type="float">
            <text:p>31.548</text:p>
          </table:table-cell>
          <table:table-cell table:formula="of:=MIN([.B199:.F199])" office:value-type="float" office:value="31.548" calcext:value-type="float">
            <text:p/>
          </table:table-cell>
          <table:table-cell table:formula="of:=MAX([.B199:.F199])" office:value-type="float" office:value="32.058" calcext:value-type="float">
            <text:p/>
          </table:table-cell>
          <table:table-cell table:formula="of:=AVERAGE([.B199:.F199])" office:value-type="float" office:value="31.8166" calcext:value-type="float">
            <text:p/>
          </table:table-cell>
          <table:table-cell table:formula="of:=[.G199]/([.A199]*LOG([.A199]))" office:value-type="float" office:value="0.0693759517098743" calcext:value-type="float">
            <text:p/>
          </table:table-cell>
          <table:table-cell table:formula="of:=[.H198]/([.A199]*LOG([.A199]))" office:value-type="float" office:value="0.0717421405028192" calcext:value-type="float">
            <text:p/>
          </table:table-cell>
          <table:table-cell table:formula="of:=[.I199]/([.A199]*LOG([.A199]))" office:value-type="float" office:value="0.069966619284024" calcext:value-type="float">
            <text:p/>
          </table:table-cell>
          <table:table-cell table:formula="of:=[.J199]/[.A199]" office:value-type="float" office:value="0.000350383594494315" calcext:value-type="float">
            <text:p/>
          </table:table-cell>
          <table:table-cell table:formula="of:=[.K199]/[.A199]" office:value-type="float" office:value="0.000362334042943531" calcext:value-type="float">
            <text:p/>
          </table:table-cell>
          <table:table-cell table:formula="of:=[.L199]/[.A199]" office:value-type="float" office:value="0.000353366764060727" calcext:value-type="float">
            <text:p/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.171" calcext:value-type="float">
            <text:p>32.171</text:p>
          </table:table-cell>
          <table:table-cell office:value-type="float" office:value="31.706" calcext:value-type="float">
            <text:p>31.706</text:p>
          </table:table-cell>
          <table:table-cell office:value-type="float" office:value="32.073" calcext:value-type="float">
            <text:p>32.073</text:p>
          </table:table-cell>
          <table:table-cell office:value-type="float" office:value="31.719" calcext:value-type="float">
            <text:p>31.719</text:p>
          </table:table-cell>
          <table:table-cell office:value-type="float" office:value="32.401" calcext:value-type="float">
            <text:p>32.401</text:p>
          </table:table-cell>
          <table:table-cell table:formula="of:=MIN([.B200:.F200])" office:value-type="float" office:value="31.706" calcext:value-type="float">
            <text:p/>
          </table:table-cell>
          <table:table-cell table:formula="of:=MAX([.B200:.F200])" office:value-type="float" office:value="32.401" calcext:value-type="float">
            <text:p/>
          </table:table-cell>
          <table:table-cell table:formula="of:=AVERAGE([.B200:.F200])" office:value-type="float" office:value="32.014" calcext:value-type="float">
            <text:p/>
          </table:table-cell>
          <table:table-cell table:formula="of:=[.G200]/([.A200]*LOG([.A200]))" office:value-type="float" office:value="0.0693070100045983" calcext:value-type="float">
            <text:p/>
          </table:table-cell>
          <table:table-cell table:formula="of:=[.H199]/([.A200]*LOG([.A200]))" office:value-type="float" office:value="0.0700764564034383" calcext:value-type="float">
            <text:p/>
          </table:table-cell>
          <table:table-cell table:formula="of:=[.I200]/([.A200]*LOG([.A200]))" office:value-type="float" office:value="0.0699802756035832" calcext:value-type="float">
            <text:p/>
          </table:table-cell>
          <table:table-cell table:formula="of:=[.J200]/[.A200]" office:value-type="float" office:value="0.000348276432183911" calcext:value-type="float">
            <text:p/>
          </table:table-cell>
          <table:table-cell table:formula="of:=[.K200]/[.A200]" office:value-type="float" office:value="0.000352142997002202" calcext:value-type="float">
            <text:p/>
          </table:table-cell>
          <table:table-cell table:formula="of:=[.L200]/[.A200]" office:value-type="float" office:value="0.000351659676399916" calcext:value-type="float">
            <text:p/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792" calcext:value-type="float">
            <text:p>32.792</text:p>
          </table:table-cell>
          <table:table-cell office:value-type="float" office:value="32.993" calcext:value-type="float">
            <text:p>32.993</text:p>
          </table:table-cell>
          <table:table-cell office:value-type="float" office:value="32.698" calcext:value-type="float">
            <text:p>32.698</text:p>
          </table:table-cell>
          <table:table-cell office:value-type="float" office:value="33.163" calcext:value-type="float">
            <text:p>33.163</text:p>
          </table:table-cell>
          <table:table-cell office:value-type="float" office:value="33.667" calcext:value-type="float">
            <text:p>33.667</text:p>
          </table:table-cell>
          <table:table-cell table:formula="of:=MIN([.B201:.F201])" office:value-type="float" office:value="32.698" calcext:value-type="float">
            <text:p/>
          </table:table-cell>
          <table:table-cell table:formula="of:=MAX([.B201:.F201])" office:value-type="float" office:value="33.667" calcext:value-type="float">
            <text:p/>
          </table:table-cell>
          <table:table-cell table:formula="of:=AVERAGE([.B201:.F201])" office:value-type="float" office:value="33.0626" calcext:value-type="float">
            <text:p/>
          </table:table-cell>
          <table:table-cell table:formula="of:=[.G201]/([.A201]*LOG([.A201]))" office:value-type="float" office:value="0.0710507904321446" calcext:value-type="float">
            <text:p/>
          </table:table-cell>
          <table:table-cell table:formula="of:=[.H200]/([.A201]*LOG([.A201]))" office:value-type="float" office:value="0.0704054272674756" calcext:value-type="float">
            <text:p/>
          </table:table-cell>
          <table:table-cell table:formula="of:=[.I201]/([.A201]*LOG([.A201]))" office:value-type="float" office:value="0.0718430443373241" calcext:value-type="float">
            <text:p/>
          </table:table-cell>
          <table:table-cell table:formula="of:=[.J201]/[.A201]" office:value-type="float" office:value="0.000355253952160723" calcext:value-type="float">
            <text:p/>
          </table:table-cell>
          <table:table-cell table:formula="of:=[.K201]/[.A201]" office:value-type="float" office:value="0.000352027136337378" calcext:value-type="float">
            <text:p/>
          </table:table-cell>
          <table:table-cell table:formula="of:=[.L201]/[.A201]" office:value-type="float" office:value="0.00035921522168662" calcext:value-type="float">
            <text:p/>
          </table:table-cell>
          <table:table-cell/>
        </table:table-row>
        <table:table-row table:style-name="ro1">
          <table:table-cell/>
          <table:table-cell office:value-type="float" office:value="32.962" calcext:value-type="float">
            <text:p>32.962</text:p>
          </table:table-cell>
          <table:table-cell office:value-type="float" office:value="33.558" calcext:value-type="float">
            <text:p>33.558</text:p>
          </table:table-cell>
          <table:table-cell office:value-type="float" office:value="33.422" calcext:value-type="float">
            <text:p>33.422</text:p>
          </table:table-cell>
          <table:table-cell office:value-type="float" office:value="33.312" calcext:value-type="float">
            <text:p>33.312</text:p>
          </table:table-cell>
          <table:table-cell office:value-type="float" office:value="33.202" calcext:value-type="float">
            <text:p>33.202</text:p>
          </table:table-cell>
          <table:table-cell table:formula="of:=MIN([.B202:.F202])" office:value-type="float" office:value="32.962" calcext:value-type="float">
            <text:p/>
          </table:table-cell>
          <table:table-cell table:formula="of:=MAX([.B202:.F202])" office:value-type="float" office:value="33.558" calcext:value-type="float">
            <text:p/>
          </table:table-cell>
          <table:table-cell table:formula="of:=AVERAGE([.B202:.F202])" office:value-type="float" office:value="33.2912" calcext:value-type="float">
            <text:p/>
          </table:table-cell>
          <table:table-cell table:formula="of:=[.G202]/([.A202]*LOG([.A202]))" office:value-type="string" office:string-value="" calcext:value-type="error">
            <text:p/>
          </table:table-cell>
          <table:table-cell table:formula="of:=[.H201]/([.A202]*LOG([.A20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2.994" calcext:value-type="float">
            <text:p>32.994</text:p>
          </table:table-cell>
          <table:table-cell office:value-type="float" office:value="34.346" calcext:value-type="float">
            <text:p>34.346</text:p>
          </table:table-cell>
          <table:table-cell office:value-type="float" office:value="34.057" calcext:value-type="float">
            <text:p>34.057</text:p>
          </table:table-cell>
          <table:table-cell office:value-type="float" office:value="33.423" calcext:value-type="float">
            <text:p>33.423</text:p>
          </table:table-cell>
          <table:table-cell office:value-type="float" office:value="33.341" calcext:value-type="float">
            <text:p>33.341</text:p>
          </table:table-cell>
          <table:table-cell table:formula="of:=MIN([.B203:.F203])" office:value-type="float" office:value="32.994" calcext:value-type="float">
            <text:p/>
          </table:table-cell>
          <table:table-cell table:formula="of:=MAX([.B203:.F203])" office:value-type="float" office:value="34.346" calcext:value-type="float">
            <text:p/>
          </table:table-cell>
          <table:table-cell table:formula="of:=AVERAGE([.B203:.F203])" office:value-type="float" office:value="33.6322" calcext:value-type="float">
            <text:p/>
          </table:table-cell>
          <table:table-cell table:formula="of:=[.G203]/([.A203]*LOG([.A203]))" office:value-type="string" office:string-value="" calcext:value-type="error">
            <text:p/>
          </table:table-cell>
          <table:table-cell table:formula="of:=[.H202]/([.A203]*LOG([.A20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3.407" calcext:value-type="float">
            <text:p>33.407</text:p>
          </table:table-cell>
          <table:table-cell office:value-type="float" office:value="33.276" calcext:value-type="float">
            <text:p>33.276</text:p>
          </table:table-cell>
          <table:table-cell office:value-type="float" office:value="35.167" calcext:value-type="float">
            <text:p>35.167</text:p>
          </table:table-cell>
          <table:table-cell office:value-type="float" office:value="33.92" calcext:value-type="float">
            <text:p>33.92</text:p>
          </table:table-cell>
          <table:table-cell office:value-type="float" office:value="33.067" calcext:value-type="float">
            <text:p>33.067</text:p>
          </table:table-cell>
          <table:table-cell table:formula="of:=MIN([.B204:.F204])" office:value-type="float" office:value="33.067" calcext:value-type="float">
            <text:p/>
          </table:table-cell>
          <table:table-cell table:formula="of:=MAX([.B204:.F204])" office:value-type="float" office:value="35.167" calcext:value-type="float">
            <text:p/>
          </table:table-cell>
          <table:table-cell table:formula="of:=AVERAGE([.B204:.F204])" office:value-type="float" office:value="33.7674" calcext:value-type="float">
            <text:p/>
          </table:table-cell>
          <table:table-cell table:formula="of:=[.G204]/([.A204]*LOG([.A204]))" office:value-type="string" office:string-value="" calcext:value-type="error">
            <text:p/>
          </table:table-cell>
          <table:table-cell table:formula="of:=[.H203]/([.A204]*LOG([.A20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4.439" calcext:value-type="float">
            <text:p>34.439</text:p>
          </table:table-cell>
          <table:table-cell office:value-type="float" office:value="34.695" calcext:value-type="float">
            <text:p>34.695</text:p>
          </table:table-cell>
          <table:table-cell office:value-type="float" office:value="34.063" calcext:value-type="float">
            <text:p>34.063</text:p>
          </table:table-cell>
          <table:table-cell office:value-type="float" office:value="34.591" calcext:value-type="float">
            <text:p>34.591</text:p>
          </table:table-cell>
          <table:table-cell office:value-type="float" office:value="32.948" calcext:value-type="float">
            <text:p>32.948</text:p>
          </table:table-cell>
          <table:table-cell table:formula="of:=MIN([.B205:.F205])" office:value-type="float" office:value="32.948" calcext:value-type="float">
            <text:p/>
          </table:table-cell>
          <table:table-cell table:formula="of:=MAX([.B205:.F205])" office:value-type="float" office:value="34.695" calcext:value-type="float">
            <text:p/>
          </table:table-cell>
          <table:table-cell table:formula="of:=AVERAGE([.B205:.F205])" office:value-type="float" office:value="34.1472" calcext:value-type="float">
            <text:p/>
          </table:table-cell>
          <table:table-cell table:formula="of:=[.G205]/([.A205]*LOG([.A205]))" office:value-type="string" office:string-value="" calcext:value-type="error">
            <text:p/>
          </table:table-cell>
          <table:table-cell table:formula="of:=[.H204]/([.A205]*LOG([.A20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3.63" calcext:value-type="float">
            <text:p>33.63</text:p>
          </table:table-cell>
          <table:table-cell office:value-type="float" office:value="34.209" calcext:value-type="float">
            <text:p>34.209</text:p>
          </table:table-cell>
          <table:table-cell office:value-type="float" office:value="34.875" calcext:value-type="float">
            <text:p>34.875</text:p>
          </table:table-cell>
          <table:table-cell office:value-type="float" office:value="34.21" calcext:value-type="float">
            <text:p>34.21</text:p>
          </table:table-cell>
          <table:table-cell office:value-type="float" office:value="34.15" calcext:value-type="float">
            <text:p>34.15</text:p>
          </table:table-cell>
          <table:table-cell table:formula="of:=MIN([.B206:.F206])" office:value-type="float" office:value="33.63" calcext:value-type="float">
            <text:p/>
          </table:table-cell>
          <table:table-cell table:formula="of:=MAX([.B206:.F206])" office:value-type="float" office:value="34.875" calcext:value-type="float">
            <text:p/>
          </table:table-cell>
          <table:table-cell table:formula="of:=AVERAGE([.B206:.F206])" office:value-type="float" office:value="34.2148" calcext:value-type="float">
            <text:p/>
          </table:table-cell>
          <table:table-cell table:formula="of:=[.G206]/([.A206]*LOG([.A206]))" office:value-type="string" office:string-value="" calcext:value-type="error">
            <text:p/>
          </table:table-cell>
          <table:table-cell table:formula="of:=[.H205]/([.A206]*LOG([.A20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4.244" calcext:value-type="float">
            <text:p>34.244</text:p>
          </table:table-cell>
          <table:table-cell office:value-type="float" office:value="34.695" calcext:value-type="float">
            <text:p>34.695</text:p>
          </table:table-cell>
          <table:table-cell office:value-type="float" office:value="34.376" calcext:value-type="float">
            <text:p>34.376</text:p>
          </table:table-cell>
          <table:table-cell office:value-type="float" office:value="34.035" calcext:value-type="float">
            <text:p>34.035</text:p>
          </table:table-cell>
          <table:table-cell office:value-type="float" office:value="34.89" calcext:value-type="float">
            <text:p>34.89</text:p>
          </table:table-cell>
          <table:table-cell table:formula="of:=MIN([.B207:.F207])" office:value-type="float" office:value="34.035" calcext:value-type="float">
            <text:p/>
          </table:table-cell>
          <table:table-cell table:formula="of:=MAX([.B207:.F207])" office:value-type="float" office:value="34.89" calcext:value-type="float">
            <text:p/>
          </table:table-cell>
          <table:table-cell table:formula="of:=AVERAGE([.B207:.F207])" office:value-type="float" office:value="34.448" calcext:value-type="float">
            <text:p/>
          </table:table-cell>
          <table:table-cell table:formula="of:=[.G207]/([.A207]*LOG([.A207]))" office:value-type="string" office:string-value="" calcext:value-type="error">
            <text:p/>
          </table:table-cell>
          <table:table-cell table:formula="of:=[.H206]/([.A207]*LOG([.A20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5.114" calcext:value-type="float">
            <text:p>35.114</text:p>
          </table:table-cell>
          <table:table-cell office:value-type="float" office:value="34.699" calcext:value-type="float">
            <text:p>34.699</text:p>
          </table:table-cell>
          <table:table-cell office:value-type="float" office:value="35.229" calcext:value-type="float">
            <text:p>35.229</text:p>
          </table:table-cell>
          <table:table-cell office:value-type="float" office:value="36.152" calcext:value-type="float">
            <text:p>36.152</text:p>
          </table:table-cell>
          <table:table-cell office:value-type="float" office:value="35.519" calcext:value-type="float">
            <text:p>35.519</text:p>
          </table:table-cell>
          <table:table-cell table:formula="of:=MIN([.B208:.F208])" office:value-type="float" office:value="34.699" calcext:value-type="float">
            <text:p/>
          </table:table-cell>
          <table:table-cell table:formula="of:=MAX([.B208:.F208])" office:value-type="float" office:value="36.152" calcext:value-type="float">
            <text:p/>
          </table:table-cell>
          <table:table-cell table:formula="of:=AVERAGE([.B208:.F208])" office:value-type="float" office:value="35.3426" calcext:value-type="float">
            <text:p/>
          </table:table-cell>
          <table:table-cell table:formula="of:=[.G208]/([.A208]*LOG([.A208]))" office:value-type="string" office:string-value="" calcext:value-type="error">
            <text:p/>
          </table:table-cell>
          <table:table-cell table:formula="of:=[.H207]/([.A208]*LOG([.A20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5.59" calcext:value-type="float">
            <text:p>35.59</text:p>
          </table:table-cell>
          <table:table-cell office:value-type="float" office:value="35.318" calcext:value-type="float">
            <text:p>35.318</text:p>
          </table:table-cell>
          <table:table-cell office:value-type="float" office:value="35.525" calcext:value-type="float">
            <text:p>35.525</text:p>
          </table:table-cell>
          <table:table-cell office:value-type="float" office:value="35.599" calcext:value-type="float">
            <text:p>35.599</text:p>
          </table:table-cell>
          <table:table-cell office:value-type="float" office:value="35.156" calcext:value-type="float">
            <text:p>35.156</text:p>
          </table:table-cell>
          <table:table-cell table:formula="of:=MIN([.B209:.F209])" office:value-type="float" office:value="35.156" calcext:value-type="float">
            <text:p/>
          </table:table-cell>
          <table:table-cell table:formula="of:=MAX([.B209:.F209])" office:value-type="float" office:value="35.599" calcext:value-type="float">
            <text:p/>
          </table:table-cell>
          <table:table-cell table:formula="of:=AVERAGE([.B209:.F209])" office:value-type="float" office:value="35.4376" calcext:value-type="float">
            <text:p/>
          </table:table-cell>
          <table:table-cell table:formula="of:=[.G209]/([.A209]*LOG([.A209]))" office:value-type="string" office:string-value="" calcext:value-type="error">
            <text:p/>
          </table:table-cell>
          <table:table-cell table:formula="of:=[.H208]/([.A209]*LOG([.A20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5.585" calcext:value-type="float">
            <text:p>35.585</text:p>
          </table:table-cell>
          <table:table-cell office:value-type="float" office:value="35.578" calcext:value-type="float">
            <text:p>35.578</text:p>
          </table:table-cell>
          <table:table-cell office:value-type="float" office:value="35.459" calcext:value-type="float">
            <text:p>35.459</text:p>
          </table:table-cell>
          <table:table-cell office:value-type="float" office:value="37.484" calcext:value-type="float">
            <text:p>37.484</text:p>
          </table:table-cell>
          <table:table-cell office:value-type="float" office:value="35.305" calcext:value-type="float">
            <text:p>35.305</text:p>
          </table:table-cell>
          <table:table-cell table:formula="of:=MIN([.B210:.F210])" office:value-type="float" office:value="35.305" calcext:value-type="float">
            <text:p/>
          </table:table-cell>
          <table:table-cell table:formula="of:=MAX([.B210:.F210])" office:value-type="float" office:value="37.484" calcext:value-type="float">
            <text:p/>
          </table:table-cell>
          <table:table-cell table:formula="of:=AVERAGE([.B210:.F210])" office:value-type="float" office:value="35.8822" calcext:value-type="float">
            <text:p/>
          </table:table-cell>
          <table:table-cell table:formula="of:=[.G210]/([.A210]*LOG([.A210]))" office:value-type="string" office:string-value="" calcext:value-type="error">
            <text:p/>
          </table:table-cell>
          <table:table-cell table:formula="of:=[.H209]/([.A210]*LOG([.A21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5.797" calcext:value-type="float">
            <text:p>35.797</text:p>
          </table:table-cell>
          <table:table-cell office:value-type="float" office:value="36.56" calcext:value-type="float">
            <text:p>36.56</text:p>
          </table:table-cell>
          <table:table-cell office:value-type="float" office:value="36.271" calcext:value-type="float">
            <text:p>36.271</text:p>
          </table:table-cell>
          <table:table-cell office:value-type="float" office:value="36.43" calcext:value-type="float">
            <text:p>36.43</text:p>
          </table:table-cell>
          <table:table-cell office:value-type="float" office:value="35.556" calcext:value-type="float">
            <text:p>35.556</text:p>
          </table:table-cell>
          <table:table-cell table:formula="of:=MIN([.B211:.F211])" office:value-type="float" office:value="35.556" calcext:value-type="float">
            <text:p/>
          </table:table-cell>
          <table:table-cell table:formula="of:=MAX([.B211:.F211])" office:value-type="float" office:value="36.56" calcext:value-type="float">
            <text:p/>
          </table:table-cell>
          <table:table-cell table:formula="of:=AVERAGE([.B211:.F211])" office:value-type="float" office:value="36.1228" calcext:value-type="float">
            <text:p/>
          </table:table-cell>
          <table:table-cell table:formula="of:=[.G211]/([.A211]*LOG([.A211]))" office:value-type="string" office:string-value="" calcext:value-type="error">
            <text:p/>
          </table:table-cell>
          <table:table-cell table:formula="of:=[.H210]/([.A211]*LOG([.A21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6.118" calcext:value-type="float">
            <text:p>36.118</text:p>
          </table:table-cell>
          <table:table-cell office:value-type="float" office:value="36.238" calcext:value-type="float">
            <text:p>36.238</text:p>
          </table:table-cell>
          <table:table-cell office:value-type="float" office:value="36.131" calcext:value-type="float">
            <text:p>36.131</text:p>
          </table:table-cell>
          <table:table-cell office:value-type="float" office:value="36.291" calcext:value-type="float">
            <text:p>36.291</text:p>
          </table:table-cell>
          <table:table-cell office:value-type="float" office:value="36.323" calcext:value-type="float">
            <text:p>36.323</text:p>
          </table:table-cell>
          <table:table-cell table:formula="of:=MIN([.B212:.F212])" office:value-type="float" office:value="36.118" calcext:value-type="float">
            <text:p/>
          </table:table-cell>
          <table:table-cell table:formula="of:=MAX([.B212:.F212])" office:value-type="float" office:value="36.323" calcext:value-type="float">
            <text:p/>
          </table:table-cell>
          <table:table-cell table:formula="of:=AVERAGE([.B212:.F212])" office:value-type="float" office:value="36.2202" calcext:value-type="float">
            <text:p/>
          </table:table-cell>
          <table:table-cell table:formula="of:=[.G212]/([.A212]*LOG([.A212]))" office:value-type="string" office:string-value="" calcext:value-type="error">
            <text:p/>
          </table:table-cell>
          <table:table-cell table:formula="of:=[.H211]/([.A212]*LOG([.A21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8.291" calcext:value-type="float">
            <text:p>38.291</text:p>
          </table:table-cell>
          <table:table-cell office:value-type="float" office:value="38.935" calcext:value-type="float">
            <text:p>38.935</text:p>
          </table:table-cell>
          <table:table-cell office:value-type="float" office:value="36.918" calcext:value-type="float">
            <text:p>36.918</text:p>
          </table:table-cell>
          <table:table-cell office:value-type="float" office:value="37.215" calcext:value-type="float">
            <text:p>37.215</text:p>
          </table:table-cell>
          <table:table-cell office:value-type="float" office:value="36.287" calcext:value-type="float">
            <text:p>36.287</text:p>
          </table:table-cell>
          <table:table-cell table:formula="of:=MIN([.B213:.F213])" office:value-type="float" office:value="36.287" calcext:value-type="float">
            <text:p/>
          </table:table-cell>
          <table:table-cell table:formula="of:=MAX([.B213:.F213])" office:value-type="float" office:value="38.935" calcext:value-type="float">
            <text:p/>
          </table:table-cell>
          <table:table-cell table:formula="of:=AVERAGE([.B213:.F213])" office:value-type="float" office:value="37.5292" calcext:value-type="float">
            <text:p/>
          </table:table-cell>
          <table:table-cell table:formula="of:=[.G213]/([.A213]*LOG([.A213]))" office:value-type="string" office:string-value="" calcext:value-type="error">
            <text:p/>
          </table:table-cell>
          <table:table-cell table:formula="of:=[.H212]/([.A213]*LOG([.A21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7.332" calcext:value-type="float">
            <text:p>37.332</text:p>
          </table:table-cell>
          <table:table-cell office:value-type="float" office:value="37.348" calcext:value-type="float">
            <text:p>37.348</text:p>
          </table:table-cell>
          <table:table-cell office:value-type="float" office:value="36.993" calcext:value-type="float">
            <text:p>36.993</text:p>
          </table:table-cell>
          <table:table-cell office:value-type="float" office:value="37.902" calcext:value-type="float">
            <text:p>37.902</text:p>
          </table:table-cell>
          <table:table-cell office:value-type="float" office:value="37.766" calcext:value-type="float">
            <text:p>37.766</text:p>
          </table:table-cell>
          <table:table-cell table:formula="of:=MIN([.B214:.F214])" office:value-type="float" office:value="36.993" calcext:value-type="float">
            <text:p/>
          </table:table-cell>
          <table:table-cell table:formula="of:=MAX([.B214:.F214])" office:value-type="float" office:value="37.902" calcext:value-type="float">
            <text:p/>
          </table:table-cell>
          <table:table-cell table:formula="of:=AVERAGE([.B214:.F214])" office:value-type="float" office:value="37.4682" calcext:value-type="float">
            <text:p/>
          </table:table-cell>
          <table:table-cell table:formula="of:=[.G214]/([.A214]*LOG([.A214]))" office:value-type="string" office:string-value="" calcext:value-type="error">
            <text:p/>
          </table:table-cell>
          <table:table-cell table:formula="of:=[.H213]/([.A214]*LOG([.A21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7.929" calcext:value-type="float">
            <text:p>37.929</text:p>
          </table:table-cell>
          <table:table-cell office:value-type="float" office:value="36.925" calcext:value-type="float">
            <text:p>36.925</text:p>
          </table:table-cell>
          <table:table-cell office:value-type="float" office:value="37.924" calcext:value-type="float">
            <text:p>37.924</text:p>
          </table:table-cell>
          <table:table-cell office:value-type="float" office:value="37.261" calcext:value-type="float">
            <text:p>37.261</text:p>
          </table:table-cell>
          <table:table-cell office:value-type="float" office:value="36.685" calcext:value-type="float">
            <text:p>36.685</text:p>
          </table:table-cell>
          <table:table-cell table:formula="of:=MIN([.B215:.F215])" office:value-type="float" office:value="36.685" calcext:value-type="float">
            <text:p/>
          </table:table-cell>
          <table:table-cell table:formula="of:=MAX([.B215:.F215])" office:value-type="float" office:value="37.929" calcext:value-type="float">
            <text:p/>
          </table:table-cell>
          <table:table-cell table:formula="of:=AVERAGE([.B215:.F215])" office:value-type="float" office:value="37.3448" calcext:value-type="float">
            <text:p/>
          </table:table-cell>
          <table:table-cell table:formula="of:=[.G215]/([.A215]*LOG([.A215]))" office:value-type="string" office:string-value="" calcext:value-type="error">
            <text:p/>
          </table:table-cell>
          <table:table-cell table:formula="of:=[.H214]/([.A215]*LOG([.A21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8.809" calcext:value-type="float">
            <text:p>38.809</text:p>
          </table:table-cell>
          <table:table-cell office:value-type="float" office:value="38.586" calcext:value-type="float">
            <text:p>38.586</text:p>
          </table:table-cell>
          <table:table-cell office:value-type="float" office:value="38.013" calcext:value-type="float">
            <text:p>38.013</text:p>
          </table:table-cell>
          <table:table-cell office:value-type="float" office:value="37.941" calcext:value-type="float">
            <text:p>37.941</text:p>
          </table:table-cell>
          <table:table-cell office:value-type="float" office:value="38.435" calcext:value-type="float">
            <text:p>38.435</text:p>
          </table:table-cell>
          <table:table-cell table:formula="of:=MIN([.B216:.F216])" office:value-type="float" office:value="37.941" calcext:value-type="float">
            <text:p/>
          </table:table-cell>
          <table:table-cell table:formula="of:=MAX([.B216:.F216])" office:value-type="float" office:value="38.809" calcext:value-type="float">
            <text:p/>
          </table:table-cell>
          <table:table-cell table:formula="of:=AVERAGE([.B216:.F216])" office:value-type="float" office:value="38.3568" calcext:value-type="float">
            <text:p/>
          </table:table-cell>
          <table:table-cell table:formula="of:=[.G216]/([.A216]*LOG([.A216]))" office:value-type="string" office:string-value="" calcext:value-type="error">
            <text:p/>
          </table:table-cell>
          <table:table-cell table:formula="of:=[.H215]/([.A216]*LOG([.A21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9.971" calcext:value-type="float">
            <text:p>39.971</text:p>
          </table:table-cell>
          <table:table-cell office:value-type="float" office:value="39.542" calcext:value-type="float">
            <text:p>39.542</text:p>
          </table:table-cell>
          <table:table-cell office:value-type="float" office:value="38.613" calcext:value-type="float">
            <text:p>38.613</text:p>
          </table:table-cell>
          <table:table-cell office:value-type="float" office:value="38.726" calcext:value-type="float">
            <text:p>38.726</text:p>
          </table:table-cell>
          <table:table-cell office:value-type="float" office:value="38.283" calcext:value-type="float">
            <text:p>38.283</text:p>
          </table:table-cell>
          <table:table-cell table:formula="of:=MIN([.B217:.F217])" office:value-type="float" office:value="38.283" calcext:value-type="float">
            <text:p/>
          </table:table-cell>
          <table:table-cell table:formula="of:=MAX([.B217:.F217])" office:value-type="float" office:value="39.971" calcext:value-type="float">
            <text:p/>
          </table:table-cell>
          <table:table-cell table:formula="of:=AVERAGE([.B217:.F217])" office:value-type="float" office:value="39.027" calcext:value-type="float">
            <text:p/>
          </table:table-cell>
          <table:table-cell table:formula="of:=[.G217]/([.A217]*LOG([.A217]))" office:value-type="string" office:string-value="" calcext:value-type="error">
            <text:p/>
          </table:table-cell>
          <table:table-cell table:formula="of:=[.H216]/([.A217]*LOG([.A21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9.322" calcext:value-type="float">
            <text:p>39.322</text:p>
          </table:table-cell>
          <table:table-cell office:value-type="float" office:value="38.803" calcext:value-type="float">
            <text:p>38.803</text:p>
          </table:table-cell>
          <table:table-cell office:value-type="float" office:value="39.412" calcext:value-type="float">
            <text:p>39.412</text:p>
          </table:table-cell>
          <table:table-cell office:value-type="float" office:value="40.138" calcext:value-type="float">
            <text:p>40.138</text:p>
          </table:table-cell>
          <table:table-cell office:value-type="float" office:value="38.696" calcext:value-type="float">
            <text:p>38.696</text:p>
          </table:table-cell>
          <table:table-cell table:formula="of:=MIN([.B218:.F218])" office:value-type="float" office:value="38.696" calcext:value-type="float">
            <text:p/>
          </table:table-cell>
          <table:table-cell table:formula="of:=MAX([.B218:.F218])" office:value-type="float" office:value="40.138" calcext:value-type="float">
            <text:p/>
          </table:table-cell>
          <table:table-cell table:formula="of:=AVERAGE([.B218:.F218])" office:value-type="float" office:value="39.2742" calcext:value-type="float">
            <text:p/>
          </table:table-cell>
          <table:table-cell table:formula="of:=[.G218]/([.A218]*LOG([.A218]))" office:value-type="string" office:string-value="" calcext:value-type="error">
            <text:p/>
          </table:table-cell>
          <table:table-cell table:formula="of:=[.H217]/([.A218]*LOG([.A21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7.987" calcext:value-type="float">
            <text:p>37.987</text:p>
          </table:table-cell>
          <table:table-cell office:value-type="float" office:value="38.54" calcext:value-type="float">
            <text:p>38.54</text:p>
          </table:table-cell>
          <table:table-cell office:value-type="float" office:value="38.689" calcext:value-type="float">
            <text:p>38.689</text:p>
          </table:table-cell>
          <table:table-cell office:value-type="float" office:value="38.655" calcext:value-type="float">
            <text:p>38.655</text:p>
          </table:table-cell>
          <table:table-cell office:value-type="float" office:value="39.628" calcext:value-type="float">
            <text:p>39.628</text:p>
          </table:table-cell>
          <table:table-cell table:formula="of:=MIN([.B219:.F219])" office:value-type="float" office:value="37.987" calcext:value-type="float">
            <text:p/>
          </table:table-cell>
          <table:table-cell table:formula="of:=MAX([.B219:.F219])" office:value-type="float" office:value="39.628" calcext:value-type="float">
            <text:p/>
          </table:table-cell>
          <table:table-cell table:formula="of:=AVERAGE([.B219:.F219])" office:value-type="float" office:value="38.6998" calcext:value-type="float">
            <text:p/>
          </table:table-cell>
          <table:table-cell table:formula="of:=[.G219]/([.A219]*LOG([.A219]))" office:value-type="string" office:string-value="" calcext:value-type="error">
            <text:p/>
          </table:table-cell>
          <table:table-cell table:formula="of:=[.H218]/([.A219]*LOG([.A21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8.925" calcext:value-type="float">
            <text:p>38.925</text:p>
          </table:table-cell>
          <table:table-cell office:value-type="float" office:value="38.583" calcext:value-type="float">
            <text:p>38.583</text:p>
          </table:table-cell>
          <table:table-cell office:value-type="float" office:value="38.973" calcext:value-type="float">
            <text:p>38.973</text:p>
          </table:table-cell>
          <table:table-cell office:value-type="float" office:value="40.157" calcext:value-type="float">
            <text:p>40.157</text:p>
          </table:table-cell>
          <table:table-cell office:value-type="float" office:value="39.642" calcext:value-type="float">
            <text:p>39.642</text:p>
          </table:table-cell>
          <table:table-cell table:formula="of:=MIN([.B220:.F220])" office:value-type="float" office:value="38.583" calcext:value-type="float">
            <text:p/>
          </table:table-cell>
          <table:table-cell table:formula="of:=MAX([.B220:.F220])" office:value-type="float" office:value="40.157" calcext:value-type="float">
            <text:p/>
          </table:table-cell>
          <table:table-cell table:formula="of:=AVERAGE([.B220:.F220])" office:value-type="float" office:value="39.256" calcext:value-type="float">
            <text:p/>
          </table:table-cell>
          <table:table-cell table:formula="of:=[.G220]/([.A220]*LOG([.A220]))" office:value-type="string" office:string-value="" calcext:value-type="error">
            <text:p/>
          </table:table-cell>
          <table:table-cell table:formula="of:=[.H219]/([.A220]*LOG([.A22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9.318" calcext:value-type="float">
            <text:p>39.318</text:p>
          </table:table-cell>
          <table:table-cell office:value-type="float" office:value="39.014" calcext:value-type="float">
            <text:p>39.014</text:p>
          </table:table-cell>
          <table:table-cell office:value-type="float" office:value="39.723" calcext:value-type="float">
            <text:p>39.723</text:p>
          </table:table-cell>
          <table:table-cell office:value-type="float" office:value="38.935" calcext:value-type="float">
            <text:p>38.935</text:p>
          </table:table-cell>
          <table:table-cell office:value-type="float" office:value="39.185" calcext:value-type="float">
            <text:p>39.185</text:p>
          </table:table-cell>
          <table:table-cell table:formula="of:=MIN([.B221:.F221])" office:value-type="float" office:value="38.935" calcext:value-type="float">
            <text:p/>
          </table:table-cell>
          <table:table-cell table:formula="of:=MAX([.B221:.F221])" office:value-type="float" office:value="39.723" calcext:value-type="float">
            <text:p/>
          </table:table-cell>
          <table:table-cell table:formula="of:=AVERAGE([.B221:.F221])" office:value-type="float" office:value="39.235" calcext:value-type="float">
            <text:p/>
          </table:table-cell>
          <table:table-cell table:formula="of:=[.G221]/([.A221]*LOG([.A221]))" office:value-type="string" office:string-value="" calcext:value-type="error">
            <text:p/>
          </table:table-cell>
          <table:table-cell table:formula="of:=[.H220]/([.A221]*LOG([.A22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39.87" calcext:value-type="float">
            <text:p>39.87</text:p>
          </table:table-cell>
          <table:table-cell office:value-type="float" office:value="39.573" calcext:value-type="float">
            <text:p>39.573</text:p>
          </table:table-cell>
          <table:table-cell office:value-type="float" office:value="40.024" calcext:value-type="float">
            <text:p>40.024</text:p>
          </table:table-cell>
          <table:table-cell office:value-type="float" office:value="40.236" calcext:value-type="float">
            <text:p>40.236</text:p>
          </table:table-cell>
          <table:table-cell office:value-type="float" office:value="39.602" calcext:value-type="float">
            <text:p>39.602</text:p>
          </table:table-cell>
          <table:table-cell table:formula="of:=MIN([.B222:.F222])" office:value-type="float" office:value="39.573" calcext:value-type="float">
            <text:p/>
          </table:table-cell>
          <table:table-cell table:formula="of:=MAX([.B222:.F222])" office:value-type="float" office:value="40.236" calcext:value-type="float">
            <text:p/>
          </table:table-cell>
          <table:table-cell table:formula="of:=AVERAGE([.B222:.F222])" office:value-type="float" office:value="39.861" calcext:value-type="float">
            <text:p/>
          </table:table-cell>
          <table:table-cell table:formula="of:=[.G222]/([.A222]*LOG([.A222]))" office:value-type="string" office:string-value="" calcext:value-type="error">
            <text:p/>
          </table:table-cell>
          <table:table-cell table:formula="of:=[.H221]/([.A222]*LOG([.A22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0.882" calcext:value-type="float">
            <text:p>40.882</text:p>
          </table:table-cell>
          <table:table-cell office:value-type="float" office:value="40.757" calcext:value-type="float">
            <text:p>40.757</text:p>
          </table:table-cell>
          <table:table-cell office:value-type="float" office:value="40.529" calcext:value-type="float">
            <text:p>40.529</text:p>
          </table:table-cell>
          <table:table-cell office:value-type="float" office:value="41.285" calcext:value-type="float">
            <text:p>41.285</text:p>
          </table:table-cell>
          <table:table-cell office:value-type="float" office:value="39.883" calcext:value-type="float">
            <text:p>39.883</text:p>
          </table:table-cell>
          <table:table-cell table:formula="of:=MIN([.B223:.F223])" office:value-type="float" office:value="39.883" calcext:value-type="float">
            <text:p/>
          </table:table-cell>
          <table:table-cell table:formula="of:=MAX([.B223:.F223])" office:value-type="float" office:value="41.285" calcext:value-type="float">
            <text:p/>
          </table:table-cell>
          <table:table-cell table:formula="of:=AVERAGE([.B223:.F223])" office:value-type="float" office:value="40.6672" calcext:value-type="float">
            <text:p/>
          </table:table-cell>
          <table:table-cell table:formula="of:=[.G223]/([.A223]*LOG([.A223]))" office:value-type="string" office:string-value="" calcext:value-type="error">
            <text:p/>
          </table:table-cell>
          <table:table-cell table:formula="of:=[.H222]/([.A223]*LOG([.A22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0.462" calcext:value-type="float">
            <text:p>40.462</text:p>
          </table:table-cell>
          <table:table-cell office:value-type="float" office:value="40.023" calcext:value-type="float">
            <text:p>40.023</text:p>
          </table:table-cell>
          <table:table-cell office:value-type="float" office:value="40.484" calcext:value-type="float">
            <text:p>40.484</text:p>
          </table:table-cell>
          <table:table-cell office:value-type="float" office:value="40.053" calcext:value-type="float">
            <text:p>40.053</text:p>
          </table:table-cell>
          <table:table-cell office:value-type="float" office:value="40.111" calcext:value-type="float">
            <text:p>40.111</text:p>
          </table:table-cell>
          <table:table-cell table:formula="of:=MIN([.B224:.F224])" office:value-type="float" office:value="40.023" calcext:value-type="float">
            <text:p/>
          </table:table-cell>
          <table:table-cell table:formula="of:=MAX([.B224:.F224])" office:value-type="float" office:value="40.484" calcext:value-type="float">
            <text:p/>
          </table:table-cell>
          <table:table-cell table:formula="of:=AVERAGE([.B224:.F224])" office:value-type="float" office:value="40.2266" calcext:value-type="float">
            <text:p/>
          </table:table-cell>
          <table:table-cell table:formula="of:=[.G224]/([.A224]*LOG([.A224]))" office:value-type="string" office:string-value="" calcext:value-type="error">
            <text:p/>
          </table:table-cell>
          <table:table-cell table:formula="of:=[.H223]/([.A224]*LOG([.A22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0.428" calcext:value-type="float">
            <text:p>40.428</text:p>
          </table:table-cell>
          <table:table-cell office:value-type="float" office:value="39.983" calcext:value-type="float">
            <text:p>39.983</text:p>
          </table:table-cell>
          <table:table-cell office:value-type="float" office:value="40.873" calcext:value-type="float">
            <text:p>40.873</text:p>
          </table:table-cell>
          <table:table-cell office:value-type="float" office:value="40.682" calcext:value-type="float">
            <text:p>40.682</text:p>
          </table:table-cell>
          <table:table-cell office:value-type="float" office:value="41.902" calcext:value-type="float">
            <text:p>41.902</text:p>
          </table:table-cell>
          <table:table-cell table:formula="of:=MIN([.B225:.F225])" office:value-type="float" office:value="39.983" calcext:value-type="float">
            <text:p/>
          </table:table-cell>
          <table:table-cell table:formula="of:=MAX([.B225:.F225])" office:value-type="float" office:value="41.902" calcext:value-type="float">
            <text:p/>
          </table:table-cell>
          <table:table-cell table:formula="of:=AVERAGE([.B225:.F225])" office:value-type="float" office:value="40.7736" calcext:value-type="float">
            <text:p/>
          </table:table-cell>
          <table:table-cell table:formula="of:=[.G225]/([.A225]*LOG([.A225]))" office:value-type="string" office:string-value="" calcext:value-type="error">
            <text:p/>
          </table:table-cell>
          <table:table-cell table:formula="of:=[.H224]/([.A225]*LOG([.A22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2.179" calcext:value-type="float">
            <text:p>42.179</text:p>
          </table:table-cell>
          <table:table-cell office:value-type="float" office:value="45.684" calcext:value-type="float">
            <text:p>45.684</text:p>
          </table:table-cell>
          <table:table-cell office:value-type="float" office:value="40.905" calcext:value-type="float">
            <text:p>40.905</text:p>
          </table:table-cell>
          <table:table-cell office:value-type="float" office:value="41.441" calcext:value-type="float">
            <text:p>41.441</text:p>
          </table:table-cell>
          <table:table-cell office:value-type="float" office:value="40.858" calcext:value-type="float">
            <text:p>40.858</text:p>
          </table:table-cell>
          <table:table-cell table:formula="of:=MIN([.B226:.F226])" office:value-type="float" office:value="40.858" calcext:value-type="float">
            <text:p/>
          </table:table-cell>
          <table:table-cell table:formula="of:=MAX([.B226:.F226])" office:value-type="float" office:value="45.684" calcext:value-type="float">
            <text:p/>
          </table:table-cell>
          <table:table-cell table:formula="of:=AVERAGE([.B226:.F226])" office:value-type="float" office:value="42.2134" calcext:value-type="float">
            <text:p/>
          </table:table-cell>
          <table:table-cell table:formula="of:=[.G226]/([.A226]*LOG([.A226]))" office:value-type="string" office:string-value="" calcext:value-type="error">
            <text:p/>
          </table:table-cell>
          <table:table-cell table:formula="of:=[.H225]/([.A226]*LOG([.A22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1.151" calcext:value-type="float">
            <text:p>41.151</text:p>
          </table:table-cell>
          <table:table-cell office:value-type="float" office:value="41.535" calcext:value-type="float">
            <text:p>41.535</text:p>
          </table:table-cell>
          <table:table-cell office:value-type="float" office:value="40.99" calcext:value-type="float">
            <text:p>40.99</text:p>
          </table:table-cell>
          <table:table-cell office:value-type="float" office:value="42.378" calcext:value-type="float">
            <text:p>42.378</text:p>
          </table:table-cell>
          <table:table-cell office:value-type="float" office:value="42.527" calcext:value-type="float">
            <text:p>42.527</text:p>
          </table:table-cell>
          <table:table-cell table:formula="of:=MIN([.B227:.F227])" office:value-type="float" office:value="40.99" calcext:value-type="float">
            <text:p/>
          </table:table-cell>
          <table:table-cell table:formula="of:=MAX([.B227:.F227])" office:value-type="float" office:value="42.527" calcext:value-type="float">
            <text:p/>
          </table:table-cell>
          <table:table-cell table:formula="of:=AVERAGE([.B227:.F227])" office:value-type="float" office:value="41.7162" calcext:value-type="float">
            <text:p/>
          </table:table-cell>
          <table:table-cell table:formula="of:=[.G227]/([.A227]*LOG([.A227]))" office:value-type="string" office:string-value="" calcext:value-type="error">
            <text:p/>
          </table:table-cell>
          <table:table-cell table:formula="of:=[.H226]/([.A227]*LOG([.A22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3.48" calcext:value-type="float">
            <text:p>43.48</text:p>
          </table:table-cell>
          <table:table-cell office:value-type="float" office:value="41.925" calcext:value-type="float">
            <text:p>41.925</text:p>
          </table:table-cell>
          <table:table-cell office:value-type="float" office:value="42.34" calcext:value-type="float">
            <text:p>42.34</text:p>
          </table:table-cell>
          <table:table-cell office:value-type="float" office:value="42.442" calcext:value-type="float">
            <text:p>42.442</text:p>
          </table:table-cell>
          <table:table-cell office:value-type="float" office:value="42.378" calcext:value-type="float">
            <text:p>42.378</text:p>
          </table:table-cell>
          <table:table-cell table:formula="of:=MIN([.B228:.F228])" office:value-type="float" office:value="41.925" calcext:value-type="float">
            <text:p/>
          </table:table-cell>
          <table:table-cell table:formula="of:=MAX([.B228:.F228])" office:value-type="float" office:value="43.48" calcext:value-type="float">
            <text:p/>
          </table:table-cell>
          <table:table-cell table:formula="of:=AVERAGE([.B228:.F228])" office:value-type="float" office:value="42.513" calcext:value-type="float">
            <text:p/>
          </table:table-cell>
          <table:table-cell table:formula="of:=[.G228]/([.A228]*LOG([.A228]))" office:value-type="string" office:string-value="" calcext:value-type="error">
            <text:p/>
          </table:table-cell>
          <table:table-cell table:formula="of:=[.H227]/([.A228]*LOG([.A22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2.588" calcext:value-type="float">
            <text:p>42.588</text:p>
          </table:table-cell>
          <table:table-cell office:value-type="float" office:value="41.746" calcext:value-type="float">
            <text:p>41.746</text:p>
          </table:table-cell>
          <table:table-cell office:value-type="float" office:value="43.269" calcext:value-type="float">
            <text:p>43.269</text:p>
          </table:table-cell>
          <table:table-cell office:value-type="float" office:value="42.73" calcext:value-type="float">
            <text:p>42.73</text:p>
          </table:table-cell>
          <table:table-cell office:value-type="float" office:value="42.248" calcext:value-type="float">
            <text:p>42.248</text:p>
          </table:table-cell>
          <table:table-cell table:formula="of:=MIN([.B229:.F229])" office:value-type="float" office:value="41.746" calcext:value-type="float">
            <text:p/>
          </table:table-cell>
          <table:table-cell table:formula="of:=MAX([.B229:.F229])" office:value-type="float" office:value="43.269" calcext:value-type="float">
            <text:p/>
          </table:table-cell>
          <table:table-cell table:formula="of:=AVERAGE([.B229:.F229])" office:value-type="float" office:value="42.5162" calcext:value-type="float">
            <text:p/>
          </table:table-cell>
          <table:table-cell table:formula="of:=[.G229]/([.A229]*LOG([.A229]))" office:value-type="string" office:string-value="" calcext:value-type="error">
            <text:p/>
          </table:table-cell>
          <table:table-cell table:formula="of:=[.H228]/([.A229]*LOG([.A22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2.742" calcext:value-type="float">
            <text:p>42.742</text:p>
          </table:table-cell>
          <table:table-cell office:value-type="float" office:value="41.873" calcext:value-type="float">
            <text:p>41.873</text:p>
          </table:table-cell>
          <table:table-cell office:value-type="float" office:value="42.476" calcext:value-type="float">
            <text:p>42.476</text:p>
          </table:table-cell>
          <table:table-cell office:value-type="float" office:value="42.088" calcext:value-type="float">
            <text:p>42.088</text:p>
          </table:table-cell>
          <table:table-cell office:value-type="float" office:value="42.6" calcext:value-type="float">
            <text:p>42.6</text:p>
          </table:table-cell>
          <table:table-cell table:formula="of:=MIN([.B230:.F230])" office:value-type="float" office:value="41.873" calcext:value-type="float">
            <text:p/>
          </table:table-cell>
          <table:table-cell table:formula="of:=MAX([.B230:.F230])" office:value-type="float" office:value="42.742" calcext:value-type="float">
            <text:p/>
          </table:table-cell>
          <table:table-cell table:formula="of:=AVERAGE([.B230:.F230])" office:value-type="float" office:value="42.3558" calcext:value-type="float">
            <text:p/>
          </table:table-cell>
          <table:table-cell table:formula="of:=[.G230]/([.A230]*LOG([.A230]))" office:value-type="string" office:string-value="" calcext:value-type="error">
            <text:p/>
          </table:table-cell>
          <table:table-cell table:formula="of:=[.H229]/([.A230]*LOG([.A23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3.781" calcext:value-type="float">
            <text:p>43.781</text:p>
          </table:table-cell>
          <table:table-cell office:value-type="float" office:value="42.787" calcext:value-type="float">
            <text:p>42.787</text:p>
          </table:table-cell>
          <table:table-cell office:value-type="float" office:value="42.292" calcext:value-type="float">
            <text:p>42.292</text:p>
          </table:table-cell>
          <table:table-cell office:value-type="float" office:value="43.491" calcext:value-type="float">
            <text:p>43.491</text:p>
          </table:table-cell>
          <table:table-cell office:value-type="float" office:value="43.576" calcext:value-type="float">
            <text:p>43.576</text:p>
          </table:table-cell>
          <table:table-cell table:formula="of:=MIN([.B231:.F231])" office:value-type="float" office:value="42.292" calcext:value-type="float">
            <text:p/>
          </table:table-cell>
          <table:table-cell table:formula="of:=MAX([.B231:.F231])" office:value-type="float" office:value="43.781" calcext:value-type="float">
            <text:p/>
          </table:table-cell>
          <table:table-cell table:formula="of:=AVERAGE([.B231:.F231])" office:value-type="float" office:value="43.1854" calcext:value-type="float">
            <text:p/>
          </table:table-cell>
          <table:table-cell table:formula="of:=[.G231]/([.A231]*LOG([.A231]))" office:value-type="string" office:string-value="" calcext:value-type="error">
            <text:p/>
          </table:table-cell>
          <table:table-cell table:formula="of:=[.H230]/([.A231]*LOG([.A23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3.452" calcext:value-type="float">
            <text:p>43.452</text:p>
          </table:table-cell>
          <table:table-cell office:value-type="float" office:value="43.927" calcext:value-type="float">
            <text:p>43.927</text:p>
          </table:table-cell>
          <table:table-cell office:value-type="float" office:value="42.905" calcext:value-type="float">
            <text:p>42.905</text:p>
          </table:table-cell>
          <table:table-cell office:value-type="float" office:value="43.6" calcext:value-type="float">
            <text:p>43.6</text:p>
          </table:table-cell>
          <table:table-cell office:value-type="float" office:value="43.574" calcext:value-type="float">
            <text:p>43.574</text:p>
          </table:table-cell>
          <table:table-cell table:formula="of:=MIN([.B232:.F232])" office:value-type="float" office:value="42.905" calcext:value-type="float">
            <text:p/>
          </table:table-cell>
          <table:table-cell table:formula="of:=MAX([.B232:.F232])" office:value-type="float" office:value="43.927" calcext:value-type="float">
            <text:p/>
          </table:table-cell>
          <table:table-cell table:formula="of:=AVERAGE([.B232:.F232])" office:value-type="float" office:value="43.4916" calcext:value-type="float">
            <text:p/>
          </table:table-cell>
          <table:table-cell table:formula="of:=[.G232]/([.A232]*LOG([.A232]))" office:value-type="string" office:string-value="" calcext:value-type="error">
            <text:p/>
          </table:table-cell>
          <table:table-cell table:formula="of:=[.H231]/([.A232]*LOG([.A23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3.907" calcext:value-type="float">
            <text:p>43.907</text:p>
          </table:table-cell>
          <table:table-cell office:value-type="float" office:value="44.736" calcext:value-type="float">
            <text:p>44.736</text:p>
          </table:table-cell>
          <table:table-cell office:value-type="float" office:value="44.112" calcext:value-type="float">
            <text:p>44.112</text:p>
          </table:table-cell>
          <table:table-cell office:value-type="float" office:value="44.051" calcext:value-type="float">
            <text:p>44.051</text:p>
          </table:table-cell>
          <table:table-cell office:value-type="float" office:value="44.197" calcext:value-type="float">
            <text:p>44.197</text:p>
          </table:table-cell>
          <table:table-cell table:formula="of:=MIN([.B233:.F233])" office:value-type="float" office:value="43.907" calcext:value-type="float">
            <text:p/>
          </table:table-cell>
          <table:table-cell table:formula="of:=MAX([.B233:.F233])" office:value-type="float" office:value="44.736" calcext:value-type="float">
            <text:p/>
          </table:table-cell>
          <table:table-cell table:formula="of:=AVERAGE([.B233:.F233])" office:value-type="float" office:value="44.2006" calcext:value-type="float">
            <text:p/>
          </table:table-cell>
          <table:table-cell table:formula="of:=[.G233]/([.A233]*LOG([.A233]))" office:value-type="string" office:string-value="" calcext:value-type="error">
            <text:p/>
          </table:table-cell>
          <table:table-cell table:formula="of:=[.H232]/([.A233]*LOG([.A23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4.589" calcext:value-type="float">
            <text:p>44.589</text:p>
          </table:table-cell>
          <table:table-cell office:value-type="float" office:value="44.39" calcext:value-type="float">
            <text:p>44.39</text:p>
          </table:table-cell>
          <table:table-cell office:value-type="float" office:value="45.154" calcext:value-type="float">
            <text:p>45.154</text:p>
          </table:table-cell>
          <table:table-cell office:value-type="float" office:value="44.115" calcext:value-type="float">
            <text:p>44.115</text:p>
          </table:table-cell>
          <table:table-cell office:value-type="float" office:value="45.059" calcext:value-type="float">
            <text:p>45.059</text:p>
          </table:table-cell>
          <table:table-cell table:formula="of:=MIN([.B234:.F234])" office:value-type="float" office:value="44.115" calcext:value-type="float">
            <text:p/>
          </table:table-cell>
          <table:table-cell table:formula="of:=MAX([.B234:.F234])" office:value-type="float" office:value="45.154" calcext:value-type="float">
            <text:p/>
          </table:table-cell>
          <table:table-cell table:formula="of:=AVERAGE([.B234:.F234])" office:value-type="float" office:value="44.6614" calcext:value-type="float">
            <text:p/>
          </table:table-cell>
          <table:table-cell table:formula="of:=[.G234]/([.A234]*LOG([.A234]))" office:value-type="string" office:string-value="" calcext:value-type="error">
            <text:p/>
          </table:table-cell>
          <table:table-cell table:formula="of:=[.H233]/([.A234]*LOG([.A23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5.578" calcext:value-type="float">
            <text:p>45.578</text:p>
          </table:table-cell>
          <table:table-cell office:value-type="float" office:value="46.109" calcext:value-type="float">
            <text:p>46.109</text:p>
          </table:table-cell>
          <table:table-cell office:value-type="float" office:value="44.873" calcext:value-type="float">
            <text:p>44.873</text:p>
          </table:table-cell>
          <table:table-cell office:value-type="float" office:value="44.392" calcext:value-type="float">
            <text:p>44.392</text:p>
          </table:table-cell>
          <table:table-cell office:value-type="float" office:value="43.55" calcext:value-type="float">
            <text:p>43.55</text:p>
          </table:table-cell>
          <table:table-cell table:formula="of:=MIN([.B235:.F235])" office:value-type="float" office:value="43.55" calcext:value-type="float">
            <text:p/>
          </table:table-cell>
          <table:table-cell table:formula="of:=MAX([.B235:.F235])" office:value-type="float" office:value="46.109" calcext:value-type="float">
            <text:p/>
          </table:table-cell>
          <table:table-cell table:formula="of:=AVERAGE([.B235:.F235])" office:value-type="float" office:value="44.9004" calcext:value-type="float">
            <text:p/>
          </table:table-cell>
          <table:table-cell table:formula="of:=[.G235]/([.A235]*LOG([.A235]))" office:value-type="string" office:string-value="" calcext:value-type="error">
            <text:p/>
          </table:table-cell>
          <table:table-cell table:formula="of:=[.H234]/([.A235]*LOG([.A23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4.464" calcext:value-type="float">
            <text:p>44.464</text:p>
          </table:table-cell>
          <table:table-cell office:value-type="float" office:value="44.028" calcext:value-type="float">
            <text:p>44.028</text:p>
          </table:table-cell>
          <table:table-cell office:value-type="float" office:value="45.124" calcext:value-type="float">
            <text:p>45.124</text:p>
          </table:table-cell>
          <table:table-cell office:value-type="float" office:value="45.587" calcext:value-type="float">
            <text:p>45.587</text:p>
          </table:table-cell>
          <table:table-cell office:value-type="float" office:value="47.778" calcext:value-type="float">
            <text:p>47.778</text:p>
          </table:table-cell>
          <table:table-cell table:formula="of:=MIN([.B236:.F236])" office:value-type="float" office:value="44.028" calcext:value-type="float">
            <text:p/>
          </table:table-cell>
          <table:table-cell table:formula="of:=MAX([.B236:.F236])" office:value-type="float" office:value="47.778" calcext:value-type="float">
            <text:p/>
          </table:table-cell>
          <table:table-cell table:formula="of:=AVERAGE([.B236:.F236])" office:value-type="float" office:value="45.3962" calcext:value-type="float">
            <text:p/>
          </table:table-cell>
          <table:table-cell table:formula="of:=[.G236]/([.A236]*LOG([.A236]))" office:value-type="string" office:string-value="" calcext:value-type="error">
            <text:p/>
          </table:table-cell>
          <table:table-cell table:formula="of:=[.H235]/([.A236]*LOG([.A23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6.466" calcext:value-type="float">
            <text:p>46.466</text:p>
          </table:table-cell>
          <table:table-cell office:value-type="float" office:value="46.56" calcext:value-type="float">
            <text:p>46.56</text:p>
          </table:table-cell>
          <table:table-cell office:value-type="float" office:value="45.177" calcext:value-type="float">
            <text:p>45.177</text:p>
          </table:table-cell>
          <table:table-cell office:value-type="float" office:value="46.247" calcext:value-type="float">
            <text:p>46.247</text:p>
          </table:table-cell>
          <table:table-cell office:value-type="float" office:value="44.881" calcext:value-type="float">
            <text:p>44.881</text:p>
          </table:table-cell>
          <table:table-cell table:formula="of:=MIN([.B237:.F237])" office:value-type="float" office:value="44.881" calcext:value-type="float">
            <text:p/>
          </table:table-cell>
          <table:table-cell table:formula="of:=MAX([.B237:.F237])" office:value-type="float" office:value="46.56" calcext:value-type="float">
            <text:p/>
          </table:table-cell>
          <table:table-cell table:formula="of:=AVERAGE([.B237:.F237])" office:value-type="float" office:value="45.8662" calcext:value-type="float">
            <text:p/>
          </table:table-cell>
          <table:table-cell table:formula="of:=[.G237]/([.A237]*LOG([.A237]))" office:value-type="string" office:string-value="" calcext:value-type="error">
            <text:p/>
          </table:table-cell>
          <table:table-cell table:formula="of:=[.H236]/([.A237]*LOG([.A23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6.089" calcext:value-type="float">
            <text:p>46.089</text:p>
          </table:table-cell>
          <table:table-cell office:value-type="float" office:value="45.051" calcext:value-type="float">
            <text:p>45.051</text:p>
          </table:table-cell>
          <table:table-cell office:value-type="float" office:value="46.961" calcext:value-type="float">
            <text:p>46.961</text:p>
          </table:table-cell>
          <table:table-cell office:value-type="float" office:value="46.028" calcext:value-type="float">
            <text:p>46.028</text:p>
          </table:table-cell>
          <table:table-cell office:value-type="float" office:value="47.46" calcext:value-type="float">
            <text:p>47.46</text:p>
          </table:table-cell>
          <table:table-cell table:formula="of:=MIN([.B238:.F238])" office:value-type="float" office:value="45.051" calcext:value-type="float">
            <text:p/>
          </table:table-cell>
          <table:table-cell table:formula="of:=MAX([.B238:.F238])" office:value-type="float" office:value="47.46" calcext:value-type="float">
            <text:p/>
          </table:table-cell>
          <table:table-cell table:formula="of:=AVERAGE([.B238:.F238])" office:value-type="float" office:value="46.3178" calcext:value-type="float">
            <text:p/>
          </table:table-cell>
          <table:table-cell table:formula="of:=[.G238]/([.A238]*LOG([.A238]))" office:value-type="string" office:string-value="" calcext:value-type="error">
            <text:p/>
          </table:table-cell>
          <table:table-cell table:formula="of:=[.H237]/([.A238]*LOG([.A23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6.251" calcext:value-type="float">
            <text:p>46.251</text:p>
          </table:table-cell>
          <table:table-cell office:value-type="float" office:value="47.294" calcext:value-type="float">
            <text:p>47.294</text:p>
          </table:table-cell>
          <table:table-cell office:value-type="float" office:value="46.366" calcext:value-type="float">
            <text:p>46.366</text:p>
          </table:table-cell>
          <table:table-cell office:value-type="float" office:value="46.479" calcext:value-type="float">
            <text:p>46.479</text:p>
          </table:table-cell>
          <table:table-cell office:value-type="float" office:value="46.037" calcext:value-type="float">
            <text:p>46.037</text:p>
          </table:table-cell>
          <table:table-cell table:formula="of:=MIN([.B239:.F239])" office:value-type="float" office:value="46.037" calcext:value-type="float">
            <text:p/>
          </table:table-cell>
          <table:table-cell table:formula="of:=MAX([.B239:.F239])" office:value-type="float" office:value="47.294" calcext:value-type="float">
            <text:p/>
          </table:table-cell>
          <table:table-cell table:formula="of:=AVERAGE([.B239:.F239])" office:value-type="float" office:value="46.4854" calcext:value-type="float">
            <text:p/>
          </table:table-cell>
          <table:table-cell table:formula="of:=[.G239]/([.A239]*LOG([.A239]))" office:value-type="string" office:string-value="" calcext:value-type="error">
            <text:p/>
          </table:table-cell>
          <table:table-cell table:formula="of:=[.H238]/([.A239]*LOG([.A23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7.572" calcext:value-type="float">
            <text:p>47.572</text:p>
          </table:table-cell>
          <table:table-cell office:value-type="float" office:value="47.063" calcext:value-type="float">
            <text:p>47.063</text:p>
          </table:table-cell>
          <table:table-cell office:value-type="float" office:value="47.45" calcext:value-type="float">
            <text:p>47.45</text:p>
          </table:table-cell>
          <table:table-cell office:value-type="float" office:value="46.478" calcext:value-type="float">
            <text:p>46.478</text:p>
          </table:table-cell>
          <table:table-cell office:value-type="float" office:value="47.994" calcext:value-type="float">
            <text:p>47.994</text:p>
          </table:table-cell>
          <table:table-cell table:formula="of:=MIN([.B240:.F240])" office:value-type="float" office:value="46.478" calcext:value-type="float">
            <text:p/>
          </table:table-cell>
          <table:table-cell table:formula="of:=MAX([.B240:.F240])" office:value-type="float" office:value="47.994" calcext:value-type="float">
            <text:p/>
          </table:table-cell>
          <table:table-cell table:formula="of:=AVERAGE([.B240:.F240])" office:value-type="float" office:value="47.3114" calcext:value-type="float">
            <text:p/>
          </table:table-cell>
          <table:table-cell table:formula="of:=[.G240]/([.A240]*LOG([.A240]))" office:value-type="string" office:string-value="" calcext:value-type="error">
            <text:p/>
          </table:table-cell>
          <table:table-cell table:formula="of:=[.H239]/([.A240]*LOG([.A24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6.87" calcext:value-type="float">
            <text:p>46.87</text:p>
          </table:table-cell>
          <table:table-cell office:value-type="float" office:value="46.627" calcext:value-type="float">
            <text:p>46.627</text:p>
          </table:table-cell>
          <table:table-cell office:value-type="float" office:value="46.996" calcext:value-type="float">
            <text:p>46.996</text:p>
          </table:table-cell>
          <table:table-cell office:value-type="float" office:value="47.509" calcext:value-type="float">
            <text:p>47.509</text:p>
          </table:table-cell>
          <table:table-cell office:value-type="float" office:value="47.071" calcext:value-type="float">
            <text:p>47.071</text:p>
          </table:table-cell>
          <table:table-cell table:formula="of:=MIN([.B241:.F241])" office:value-type="float" office:value="46.627" calcext:value-type="float">
            <text:p/>
          </table:table-cell>
          <table:table-cell table:formula="of:=MAX([.B241:.F241])" office:value-type="float" office:value="47.509" calcext:value-type="float">
            <text:p/>
          </table:table-cell>
          <table:table-cell table:formula="of:=AVERAGE([.B241:.F241])" office:value-type="float" office:value="47.0146" calcext:value-type="float">
            <text:p/>
          </table:table-cell>
          <table:table-cell table:formula="of:=[.G241]/([.A241]*LOG([.A241]))" office:value-type="string" office:string-value="" calcext:value-type="error">
            <text:p/>
          </table:table-cell>
          <table:table-cell table:formula="of:=[.H240]/([.A241]*LOG([.A24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7.463" calcext:value-type="float">
            <text:p>47.463</text:p>
          </table:table-cell>
          <table:table-cell office:value-type="float" office:value="48.348" calcext:value-type="float">
            <text:p>48.348</text:p>
          </table:table-cell>
          <table:table-cell office:value-type="float" office:value="46.934" calcext:value-type="float">
            <text:p>46.934</text:p>
          </table:table-cell>
          <table:table-cell office:value-type="float" office:value="47.086" calcext:value-type="float">
            <text:p>47.086</text:p>
          </table:table-cell>
          <table:table-cell office:value-type="float" office:value="47.664" calcext:value-type="float">
            <text:p>47.664</text:p>
          </table:table-cell>
          <table:table-cell table:formula="of:=MIN([.B242:.F242])" office:value-type="float" office:value="46.934" calcext:value-type="float">
            <text:p/>
          </table:table-cell>
          <table:table-cell table:formula="of:=MAX([.B242:.F242])" office:value-type="float" office:value="48.348" calcext:value-type="float">
            <text:p/>
          </table:table-cell>
          <table:table-cell table:formula="of:=AVERAGE([.B242:.F242])" office:value-type="float" office:value="47.499" calcext:value-type="float">
            <text:p/>
          </table:table-cell>
          <table:table-cell table:formula="of:=[.G242]/([.A242]*LOG([.A242]))" office:value-type="string" office:string-value="" calcext:value-type="error">
            <text:p/>
          </table:table-cell>
          <table:table-cell table:formula="of:=[.H241]/([.A242]*LOG([.A24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8.381" calcext:value-type="float">
            <text:p>48.381</text:p>
          </table:table-cell>
          <table:table-cell office:value-type="float" office:value="47.953" calcext:value-type="float">
            <text:p>47.953</text:p>
          </table:table-cell>
          <table:table-cell office:value-type="float" office:value="49.513" calcext:value-type="float">
            <text:p>49.513</text:p>
          </table:table-cell>
          <table:table-cell office:value-type="float" office:value="47.376" calcext:value-type="float">
            <text:p>47.376</text:p>
          </table:table-cell>
          <table:table-cell office:value-type="float" office:value="47.575" calcext:value-type="float">
            <text:p>47.575</text:p>
          </table:table-cell>
          <table:table-cell table:formula="of:=MIN([.B243:.F243])" office:value-type="float" office:value="47.376" calcext:value-type="float">
            <text:p/>
          </table:table-cell>
          <table:table-cell table:formula="of:=MAX([.B243:.F243])" office:value-type="float" office:value="49.513" calcext:value-type="float">
            <text:p/>
          </table:table-cell>
          <table:table-cell table:formula="of:=AVERAGE([.B243:.F243])" office:value-type="float" office:value="48.1596" calcext:value-type="float">
            <text:p/>
          </table:table-cell>
          <table:table-cell table:formula="of:=[.G243]/([.A243]*LOG([.A243]))" office:value-type="string" office:string-value="" calcext:value-type="error">
            <text:p/>
          </table:table-cell>
          <table:table-cell table:formula="of:=[.H242]/([.A243]*LOG([.A24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9.112" calcext:value-type="float">
            <text:p>49.112</text:p>
          </table:table-cell>
          <table:table-cell office:value-type="float" office:value="48.118" calcext:value-type="float">
            <text:p>48.118</text:p>
          </table:table-cell>
          <table:table-cell office:value-type="float" office:value="48.906" calcext:value-type="float">
            <text:p>48.906</text:p>
          </table:table-cell>
          <table:table-cell office:value-type="float" office:value="47.351" calcext:value-type="float">
            <text:p>47.351</text:p>
          </table:table-cell>
          <table:table-cell office:value-type="float" office:value="47.944" calcext:value-type="float">
            <text:p>47.944</text:p>
          </table:table-cell>
          <table:table-cell table:formula="of:=MIN([.B244:.F244])" office:value-type="float" office:value="47.351" calcext:value-type="float">
            <text:p/>
          </table:table-cell>
          <table:table-cell table:formula="of:=MAX([.B244:.F244])" office:value-type="float" office:value="49.112" calcext:value-type="float">
            <text:p/>
          </table:table-cell>
          <table:table-cell table:formula="of:=AVERAGE([.B244:.F244])" office:value-type="float" office:value="48.2862" calcext:value-type="float">
            <text:p/>
          </table:table-cell>
          <table:table-cell table:formula="of:=[.G244]/([.A244]*LOG([.A244]))" office:value-type="string" office:string-value="" calcext:value-type="error">
            <text:p/>
          </table:table-cell>
          <table:table-cell table:formula="of:=[.H243]/([.A244]*LOG([.A24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9.038" calcext:value-type="float">
            <text:p>49.038</text:p>
          </table:table-cell>
          <table:table-cell office:value-type="float" office:value="48.079" calcext:value-type="float">
            <text:p>48.079</text:p>
          </table:table-cell>
          <table:table-cell office:value-type="float" office:value="48.504" calcext:value-type="float">
            <text:p>48.504</text:p>
          </table:table-cell>
          <table:table-cell office:value-type="float" office:value="48.573" calcext:value-type="float">
            <text:p>48.573</text:p>
          </table:table-cell>
          <table:table-cell office:value-type="float" office:value="49.354" calcext:value-type="float">
            <text:p>49.354</text:p>
          </table:table-cell>
          <table:table-cell table:formula="of:=MIN([.B245:.F245])" office:value-type="float" office:value="48.079" calcext:value-type="float">
            <text:p/>
          </table:table-cell>
          <table:table-cell table:formula="of:=MAX([.B245:.F245])" office:value-type="float" office:value="49.354" calcext:value-type="float">
            <text:p/>
          </table:table-cell>
          <table:table-cell table:formula="of:=AVERAGE([.B245:.F245])" office:value-type="float" office:value="48.7096" calcext:value-type="float">
            <text:p/>
          </table:table-cell>
          <table:table-cell table:formula="of:=[.G245]/([.A245]*LOG([.A245]))" office:value-type="string" office:string-value="" calcext:value-type="error">
            <text:p/>
          </table:table-cell>
          <table:table-cell table:formula="of:=[.H244]/([.A245]*LOG([.A24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9.988" calcext:value-type="float">
            <text:p>49.988</text:p>
          </table:table-cell>
          <table:table-cell office:value-type="float" office:value="49.084" calcext:value-type="float">
            <text:p>49.084</text:p>
          </table:table-cell>
          <table:table-cell office:value-type="float" office:value="49.061" calcext:value-type="float">
            <text:p>49.061</text:p>
          </table:table-cell>
          <table:table-cell office:value-type="float" office:value="49.057" calcext:value-type="float">
            <text:p>49.057</text:p>
          </table:table-cell>
          <table:table-cell office:value-type="float" office:value="48.835" calcext:value-type="float">
            <text:p>48.835</text:p>
          </table:table-cell>
          <table:table-cell table:formula="of:=MIN([.B246:.F246])" office:value-type="float" office:value="48.835" calcext:value-type="float">
            <text:p/>
          </table:table-cell>
          <table:table-cell table:formula="of:=MAX([.B246:.F246])" office:value-type="float" office:value="49.988" calcext:value-type="float">
            <text:p/>
          </table:table-cell>
          <table:table-cell table:formula="of:=AVERAGE([.B246:.F246])" office:value-type="float" office:value="49.205" calcext:value-type="float">
            <text:p/>
          </table:table-cell>
          <table:table-cell table:formula="of:=[.G246]/([.A246]*LOG([.A246]))" office:value-type="string" office:string-value="" calcext:value-type="error">
            <text:p/>
          </table:table-cell>
          <table:table-cell table:formula="of:=[.H245]/([.A246]*LOG([.A24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0.311" calcext:value-type="float">
            <text:p>50.311</text:p>
          </table:table-cell>
          <table:table-cell office:value-type="float" office:value="49.466" calcext:value-type="float">
            <text:p>49.466</text:p>
          </table:table-cell>
          <table:table-cell office:value-type="float" office:value="49.881" calcext:value-type="float">
            <text:p>49.881</text:p>
          </table:table-cell>
          <table:table-cell office:value-type="float" office:value="50.598" calcext:value-type="float">
            <text:p>50.598</text:p>
          </table:table-cell>
          <table:table-cell office:value-type="float" office:value="49.143" calcext:value-type="float">
            <text:p>49.143</text:p>
          </table:table-cell>
          <table:table-cell table:formula="of:=MIN([.B247:.F247])" office:value-type="float" office:value="49.143" calcext:value-type="float">
            <text:p/>
          </table:table-cell>
          <table:table-cell table:formula="of:=MAX([.B247:.F247])" office:value-type="float" office:value="50.598" calcext:value-type="float">
            <text:p/>
          </table:table-cell>
          <table:table-cell table:formula="of:=AVERAGE([.B247:.F247])" office:value-type="float" office:value="49.8798" calcext:value-type="float">
            <text:p/>
          </table:table-cell>
          <table:table-cell table:formula="of:=[.G247]/([.A247]*LOG([.A247]))" office:value-type="string" office:string-value="" calcext:value-type="error">
            <text:p/>
          </table:table-cell>
          <table:table-cell table:formula="of:=[.H246]/([.A247]*LOG([.A24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9.812" calcext:value-type="float">
            <text:p>49.812</text:p>
          </table:table-cell>
          <table:table-cell office:value-type="float" office:value="49.797" calcext:value-type="float">
            <text:p>49.797</text:p>
          </table:table-cell>
          <table:table-cell office:value-type="float" office:value="49.272" calcext:value-type="float">
            <text:p>49.272</text:p>
          </table:table-cell>
          <table:table-cell office:value-type="float" office:value="49.663" calcext:value-type="float">
            <text:p>49.663</text:p>
          </table:table-cell>
          <table:table-cell office:value-type="float" office:value="51.877" calcext:value-type="float">
            <text:p>51.877</text:p>
          </table:table-cell>
          <table:table-cell table:formula="of:=MIN([.B248:.F248])" office:value-type="float" office:value="49.272" calcext:value-type="float">
            <text:p/>
          </table:table-cell>
          <table:table-cell table:formula="of:=MAX([.B248:.F248])" office:value-type="float" office:value="51.877" calcext:value-type="float">
            <text:p/>
          </table:table-cell>
          <table:table-cell table:formula="of:=AVERAGE([.B248:.F248])" office:value-type="float" office:value="50.0842" calcext:value-type="float">
            <text:p/>
          </table:table-cell>
          <table:table-cell table:formula="of:=[.G248]/([.A248]*LOG([.A248]))" office:value-type="string" office:string-value="" calcext:value-type="error">
            <text:p/>
          </table:table-cell>
          <table:table-cell table:formula="of:=[.H247]/([.A248]*LOG([.A24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0.144" calcext:value-type="float">
            <text:p>50.144</text:p>
          </table:table-cell>
          <table:table-cell office:value-type="float" office:value="50.225" calcext:value-type="float">
            <text:p>50.225</text:p>
          </table:table-cell>
          <table:table-cell office:value-type="float" office:value="50.261" calcext:value-type="float">
            <text:p>50.261</text:p>
          </table:table-cell>
          <table:table-cell office:value-type="float" office:value="50.286" calcext:value-type="float">
            <text:p>50.286</text:p>
          </table:table-cell>
          <table:table-cell office:value-type="float" office:value="50.079" calcext:value-type="float">
            <text:p>50.079</text:p>
          </table:table-cell>
          <table:table-cell table:formula="of:=MIN([.B249:.F249])" office:value-type="float" office:value="50.079" calcext:value-type="float">
            <text:p/>
          </table:table-cell>
          <table:table-cell table:formula="of:=MAX([.B249:.F249])" office:value-type="float" office:value="50.286" calcext:value-type="float">
            <text:p/>
          </table:table-cell>
          <table:table-cell table:formula="of:=AVERAGE([.B249:.F249])" office:value-type="float" office:value="50.199" calcext:value-type="float">
            <text:p/>
          </table:table-cell>
          <table:table-cell table:formula="of:=[.G249]/([.A249]*LOG([.A249]))" office:value-type="string" office:string-value="" calcext:value-type="error">
            <text:p/>
          </table:table-cell>
          <table:table-cell table:formula="of:=[.H248]/([.A249]*LOG([.A24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0.708" calcext:value-type="float">
            <text:p>50.708</text:p>
          </table:table-cell>
          <table:table-cell office:value-type="float" office:value="51.243" calcext:value-type="float">
            <text:p>51.243</text:p>
          </table:table-cell>
          <table:table-cell office:value-type="float" office:value="49.735" calcext:value-type="float">
            <text:p>49.735</text:p>
          </table:table-cell>
          <table:table-cell office:value-type="float" office:value="51.087" calcext:value-type="float">
            <text:p>51.087</text:p>
          </table:table-cell>
          <table:table-cell office:value-type="float" office:value="51.251" calcext:value-type="float">
            <text:p>51.251</text:p>
          </table:table-cell>
          <table:table-cell table:formula="of:=MIN([.B250:.F250])" office:value-type="float" office:value="49.735" calcext:value-type="float">
            <text:p/>
          </table:table-cell>
          <table:table-cell table:formula="of:=MAX([.B250:.F250])" office:value-type="float" office:value="51.251" calcext:value-type="float">
            <text:p/>
          </table:table-cell>
          <table:table-cell table:formula="of:=AVERAGE([.B250:.F250])" office:value-type="float" office:value="50.8048" calcext:value-type="float">
            <text:p/>
          </table:table-cell>
          <table:table-cell table:formula="of:=[.G250]/([.A250]*LOG([.A250]))" office:value-type="string" office:string-value="" calcext:value-type="error">
            <text:p/>
          </table:table-cell>
          <table:table-cell table:formula="of:=[.H249]/([.A250]*LOG([.A25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0.533" calcext:value-type="float">
            <text:p>50.533</text:p>
          </table:table-cell>
          <table:table-cell office:value-type="float" office:value="50.976" calcext:value-type="float">
            <text:p>50.976</text:p>
          </table:table-cell>
          <table:table-cell office:value-type="float" office:value="50.741" calcext:value-type="float">
            <text:p>50.741</text:p>
          </table:table-cell>
          <table:table-cell office:value-type="float" office:value="53.086" calcext:value-type="float">
            <text:p>53.086</text:p>
          </table:table-cell>
          <table:table-cell office:value-type="float" office:value="53.087" calcext:value-type="float">
            <text:p>53.087</text:p>
          </table:table-cell>
          <table:table-cell table:formula="of:=MIN([.B251:.F251])" office:value-type="float" office:value="50.533" calcext:value-type="float">
            <text:p/>
          </table:table-cell>
          <table:table-cell table:formula="of:=MAX([.B251:.F251])" office:value-type="float" office:value="53.087" calcext:value-type="float">
            <text:p/>
          </table:table-cell>
          <table:table-cell table:formula="of:=AVERAGE([.B251:.F251])" office:value-type="float" office:value="51.6846" calcext:value-type="float">
            <text:p/>
          </table:table-cell>
          <table:table-cell table:formula="of:=[.G251]/([.A251]*LOG([.A251]))" office:value-type="string" office:string-value="" calcext:value-type="error">
            <text:p/>
          </table:table-cell>
          <table:table-cell table:formula="of:=[.H250]/([.A251]*LOG([.A25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2.364" calcext:value-type="float">
            <text:p>52.364</text:p>
          </table:table-cell>
          <table:table-cell office:value-type="float" office:value="52.349" calcext:value-type="float">
            <text:p>52.349</text:p>
          </table:table-cell>
          <table:table-cell office:value-type="float" office:value="52.221" calcext:value-type="float">
            <text:p>52.221</text:p>
          </table:table-cell>
          <table:table-cell office:value-type="float" office:value="52.153" calcext:value-type="float">
            <text:p>52.153</text:p>
          </table:table-cell>
          <table:table-cell office:value-type="float" office:value="53.924" calcext:value-type="float">
            <text:p>53.924</text:p>
          </table:table-cell>
          <table:table-cell table:formula="of:=MIN([.B252:.F252])" office:value-type="float" office:value="52.153" calcext:value-type="float">
            <text:p/>
          </table:table-cell>
          <table:table-cell table:formula="of:=MAX([.B252:.F252])" office:value-type="float" office:value="53.924" calcext:value-type="float">
            <text:p/>
          </table:table-cell>
          <table:table-cell table:formula="of:=AVERAGE([.B252:.F252])" office:value-type="float" office:value="52.6022" calcext:value-type="float">
            <text:p/>
          </table:table-cell>
          <table:table-cell table:formula="of:=[.G252]/([.A252]*LOG([.A252]))" office:value-type="string" office:string-value="" calcext:value-type="error">
            <text:p/>
          </table:table-cell>
          <table:table-cell table:formula="of:=[.H251]/([.A252]*LOG([.A25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1.396" calcext:value-type="float">
            <text:p>51.396</text:p>
          </table:table-cell>
          <table:table-cell office:value-type="float" office:value="51.744" calcext:value-type="float">
            <text:p>51.744</text:p>
          </table:table-cell>
          <table:table-cell office:value-type="float" office:value="50.919" calcext:value-type="float">
            <text:p>50.919</text:p>
          </table:table-cell>
          <table:table-cell office:value-type="float" office:value="51.427" calcext:value-type="float">
            <text:p>51.427</text:p>
          </table:table-cell>
          <table:table-cell office:value-type="float" office:value="52.409" calcext:value-type="float">
            <text:p>52.409</text:p>
          </table:table-cell>
          <table:table-cell table:formula="of:=MIN([.B253:.F253])" office:value-type="float" office:value="50.919" calcext:value-type="float">
            <text:p/>
          </table:table-cell>
          <table:table-cell table:formula="of:=MAX([.B253:.F253])" office:value-type="float" office:value="52.409" calcext:value-type="float">
            <text:p/>
          </table:table-cell>
          <table:table-cell table:formula="of:=AVERAGE([.B253:.F253])" office:value-type="float" office:value="51.579" calcext:value-type="float">
            <text:p/>
          </table:table-cell>
          <table:table-cell table:formula="of:=[.G253]/([.A253]*LOG([.A253]))" office:value-type="string" office:string-value="" calcext:value-type="error">
            <text:p/>
          </table:table-cell>
          <table:table-cell table:formula="of:=[.H252]/([.A253]*LOG([.A25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2.558" calcext:value-type="float">
            <text:p>52.558</text:p>
          </table:table-cell>
          <table:table-cell office:value-type="float" office:value="52.27" calcext:value-type="float">
            <text:p>52.27</text:p>
          </table:table-cell>
          <table:table-cell office:value-type="float" office:value="51.495" calcext:value-type="float">
            <text:p>51.495</text:p>
          </table:table-cell>
          <table:table-cell office:value-type="float" office:value="51.7" calcext:value-type="float">
            <text:p>51.7</text:p>
          </table:table-cell>
          <table:table-cell office:value-type="float" office:value="53.22" calcext:value-type="float">
            <text:p>53.22</text:p>
          </table:table-cell>
          <table:table-cell table:formula="of:=MIN([.B254:.F254])" office:value-type="float" office:value="51.495" calcext:value-type="float">
            <text:p/>
          </table:table-cell>
          <table:table-cell table:formula="of:=MAX([.B254:.F254])" office:value-type="float" office:value="53.22" calcext:value-type="float">
            <text:p/>
          </table:table-cell>
          <table:table-cell table:formula="of:=AVERAGE([.B254:.F254])" office:value-type="float" office:value="52.2486" calcext:value-type="float">
            <text:p/>
          </table:table-cell>
          <table:table-cell table:formula="of:=[.G254]/([.A254]*LOG([.A254]))" office:value-type="string" office:string-value="" calcext:value-type="error">
            <text:p/>
          </table:table-cell>
          <table:table-cell table:formula="of:=[.H253]/([.A254]*LOG([.A25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3.008" calcext:value-type="float">
            <text:p>53.008</text:p>
          </table:table-cell>
          <table:table-cell office:value-type="float" office:value="53.683" calcext:value-type="float">
            <text:p>53.683</text:p>
          </table:table-cell>
          <table:table-cell office:value-type="float" office:value="52.975" calcext:value-type="float">
            <text:p>52.975</text:p>
          </table:table-cell>
          <table:table-cell office:value-type="float" office:value="52.004" calcext:value-type="float">
            <text:p>52.004</text:p>
          </table:table-cell>
          <table:table-cell office:value-type="float" office:value="53.463" calcext:value-type="float">
            <text:p>53.463</text:p>
          </table:table-cell>
          <table:table-cell table:formula="of:=MIN([.B255:.F255])" office:value-type="float" office:value="52.004" calcext:value-type="float">
            <text:p/>
          </table:table-cell>
          <table:table-cell table:formula="of:=MAX([.B255:.F255])" office:value-type="float" office:value="53.683" calcext:value-type="float">
            <text:p/>
          </table:table-cell>
          <table:table-cell table:formula="of:=AVERAGE([.B255:.F255])" office:value-type="float" office:value="53.0266" calcext:value-type="float">
            <text:p/>
          </table:table-cell>
          <table:table-cell table:formula="of:=[.G255]/([.A255]*LOG([.A255]))" office:value-type="string" office:string-value="" calcext:value-type="error">
            <text:p/>
          </table:table-cell>
          <table:table-cell table:formula="of:=[.H254]/([.A255]*LOG([.A25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4.574" calcext:value-type="float">
            <text:p>54.574</text:p>
          </table:table-cell>
          <table:table-cell office:value-type="float" office:value="53.416" calcext:value-type="float">
            <text:p>53.416</text:p>
          </table:table-cell>
          <table:table-cell office:value-type="float" office:value="54.858" calcext:value-type="float">
            <text:p>54.858</text:p>
          </table:table-cell>
          <table:table-cell office:value-type="float" office:value="55.287" calcext:value-type="float">
            <text:p>55.287</text:p>
          </table:table-cell>
          <table:table-cell office:value-type="float" office:value="55.504" calcext:value-type="float">
            <text:p>55.504</text:p>
          </table:table-cell>
          <table:table-cell table:formula="of:=MIN([.B256:.F256])" office:value-type="float" office:value="53.416" calcext:value-type="float">
            <text:p/>
          </table:table-cell>
          <table:table-cell table:formula="of:=MAX([.B256:.F256])" office:value-type="float" office:value="55.504" calcext:value-type="float">
            <text:p/>
          </table:table-cell>
          <table:table-cell table:formula="of:=AVERAGE([.B256:.F256])" office:value-type="float" office:value="54.7278" calcext:value-type="float">
            <text:p/>
          </table:table-cell>
          <table:table-cell table:formula="of:=[.G256]/([.A256]*LOG([.A256]))" office:value-type="string" office:string-value="" calcext:value-type="error">
            <text:p/>
          </table:table-cell>
          <table:table-cell table:formula="of:=[.H255]/([.A256]*LOG([.A25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3.914" calcext:value-type="float">
            <text:p>53.914</text:p>
          </table:table-cell>
          <table:table-cell office:value-type="float" office:value="55.36" calcext:value-type="float">
            <text:p>55.36</text:p>
          </table:table-cell>
          <table:table-cell office:value-type="float" office:value="53.165" calcext:value-type="float">
            <text:p>53.165</text:p>
          </table:table-cell>
          <table:table-cell office:value-type="float" office:value="54.239" calcext:value-type="float">
            <text:p>54.239</text:p>
          </table:table-cell>
          <table:table-cell office:value-type="float" office:value="54.232" calcext:value-type="float">
            <text:p>54.232</text:p>
          </table:table-cell>
          <table:table-cell table:formula="of:=MIN([.B257:.F257])" office:value-type="float" office:value="53.165" calcext:value-type="float">
            <text:p/>
          </table:table-cell>
          <table:table-cell table:formula="of:=MAX([.B257:.F257])" office:value-type="float" office:value="55.36" calcext:value-type="float">
            <text:p/>
          </table:table-cell>
          <table:table-cell table:formula="of:=AVERAGE([.B257:.F257])" office:value-type="float" office:value="54.182" calcext:value-type="float">
            <text:p/>
          </table:table-cell>
          <table:table-cell table:formula="of:=[.G257]/([.A257]*LOG([.A257]))" office:value-type="string" office:string-value="" calcext:value-type="error">
            <text:p/>
          </table:table-cell>
          <table:table-cell table:formula="of:=[.H256]/([.A257]*LOG([.A25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5.173" calcext:value-type="float">
            <text:p>55.173</text:p>
          </table:table-cell>
          <table:table-cell office:value-type="float" office:value="54.436" calcext:value-type="float">
            <text:p>54.436</text:p>
          </table:table-cell>
          <table:table-cell office:value-type="float" office:value="54.462" calcext:value-type="float">
            <text:p>54.462</text:p>
          </table:table-cell>
          <table:table-cell office:value-type="float" office:value="55.112" calcext:value-type="float">
            <text:p>55.112</text:p>
          </table:table-cell>
          <table:table-cell office:value-type="float" office:value="55.794" calcext:value-type="float">
            <text:p>55.794</text:p>
          </table:table-cell>
          <table:table-cell table:formula="of:=MIN([.B258:.F258])" office:value-type="float" office:value="54.436" calcext:value-type="float">
            <text:p/>
          </table:table-cell>
          <table:table-cell table:formula="of:=MAX([.B258:.F258])" office:value-type="float" office:value="55.794" calcext:value-type="float">
            <text:p/>
          </table:table-cell>
          <table:table-cell table:formula="of:=AVERAGE([.B258:.F258])" office:value-type="float" office:value="54.9954" calcext:value-type="float">
            <text:p/>
          </table:table-cell>
          <table:table-cell table:formula="of:=[.G258]/([.A258]*LOG([.A258]))" office:value-type="string" office:string-value="" calcext:value-type="error">
            <text:p/>
          </table:table-cell>
          <table:table-cell table:formula="of:=[.H257]/([.A258]*LOG([.A25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4.644" calcext:value-type="float">
            <text:p>54.644</text:p>
          </table:table-cell>
          <table:table-cell office:value-type="float" office:value="54.505" calcext:value-type="float">
            <text:p>54.505</text:p>
          </table:table-cell>
          <table:table-cell office:value-type="float" office:value="54.475" calcext:value-type="float">
            <text:p>54.475</text:p>
          </table:table-cell>
          <table:table-cell office:value-type="float" office:value="54.075" calcext:value-type="float">
            <text:p>54.075</text:p>
          </table:table-cell>
          <table:table-cell office:value-type="float" office:value="56.051" calcext:value-type="float">
            <text:p>56.051</text:p>
          </table:table-cell>
          <table:table-cell table:formula="of:=MIN([.B259:.F259])" office:value-type="float" office:value="54.075" calcext:value-type="float">
            <text:p/>
          </table:table-cell>
          <table:table-cell table:formula="of:=MAX([.B259:.F259])" office:value-type="float" office:value="56.051" calcext:value-type="float">
            <text:p/>
          </table:table-cell>
          <table:table-cell table:formula="of:=AVERAGE([.B259:.F259])" office:value-type="float" office:value="54.75" calcext:value-type="float">
            <text:p/>
          </table:table-cell>
          <table:table-cell table:formula="of:=[.G259]/([.A259]*LOG([.A259]))" office:value-type="string" office:string-value="" calcext:value-type="error">
            <text:p/>
          </table:table-cell>
          <table:table-cell table:formula="of:=[.H258]/([.A259]*LOG([.A25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4.763" calcext:value-type="float">
            <text:p>54.763</text:p>
          </table:table-cell>
          <table:table-cell office:value-type="float" office:value="54.81" calcext:value-type="float">
            <text:p>54.81</text:p>
          </table:table-cell>
          <table:table-cell office:value-type="float" office:value="56.191" calcext:value-type="float">
            <text:p>56.191</text:p>
          </table:table-cell>
          <table:table-cell office:value-type="float" office:value="55.846" calcext:value-type="float">
            <text:p>55.846</text:p>
          </table:table-cell>
          <table:table-cell office:value-type="float" office:value="57.108" calcext:value-type="float">
            <text:p>57.108</text:p>
          </table:table-cell>
          <table:table-cell table:formula="of:=MIN([.B260:.F260])" office:value-type="float" office:value="54.763" calcext:value-type="float">
            <text:p/>
          </table:table-cell>
          <table:table-cell table:formula="of:=MAX([.B260:.F260])" office:value-type="float" office:value="57.108" calcext:value-type="float">
            <text:p/>
          </table:table-cell>
          <table:table-cell table:formula="of:=AVERAGE([.B260:.F260])" office:value-type="float" office:value="55.7436" calcext:value-type="float">
            <text:p/>
          </table:table-cell>
          <table:table-cell table:formula="of:=[.G260]/([.A260]*LOG([.A260]))" office:value-type="string" office:string-value="" calcext:value-type="error">
            <text:p/>
          </table:table-cell>
          <table:table-cell table:formula="of:=[.H259]/([.A260]*LOG([.A26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6.412" calcext:value-type="float">
            <text:p>56.412</text:p>
          </table:table-cell>
          <table:table-cell office:value-type="float" office:value="56.566" calcext:value-type="float">
            <text:p>56.566</text:p>
          </table:table-cell>
          <table:table-cell office:value-type="float" office:value="55.669" calcext:value-type="float">
            <text:p>55.669</text:p>
          </table:table-cell>
          <table:table-cell office:value-type="float" office:value="55.046" calcext:value-type="float">
            <text:p>55.046</text:p>
          </table:table-cell>
          <table:table-cell office:value-type="float" office:value="55.393" calcext:value-type="float">
            <text:p>55.393</text:p>
          </table:table-cell>
          <table:table-cell table:formula="of:=MIN([.B261:.F261])" office:value-type="float" office:value="55.046" calcext:value-type="float">
            <text:p/>
          </table:table-cell>
          <table:table-cell table:formula="of:=MAX([.B261:.F261])" office:value-type="float" office:value="56.566" calcext:value-type="float">
            <text:p/>
          </table:table-cell>
          <table:table-cell table:formula="of:=AVERAGE([.B261:.F261])" office:value-type="float" office:value="55.8172" calcext:value-type="float">
            <text:p/>
          </table:table-cell>
          <table:table-cell table:formula="of:=[.G261]/([.A261]*LOG([.A261]))" office:value-type="string" office:string-value="" calcext:value-type="error">
            <text:p/>
          </table:table-cell>
          <table:table-cell table:formula="of:=[.H260]/([.A261]*LOG([.A26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6.983" calcext:value-type="float">
            <text:p>56.983</text:p>
          </table:table-cell>
          <table:table-cell office:value-type="float" office:value="55.602" calcext:value-type="float">
            <text:p>55.602</text:p>
          </table:table-cell>
          <table:table-cell office:value-type="float" office:value="55.66" calcext:value-type="float">
            <text:p>55.66</text:p>
          </table:table-cell>
          <table:table-cell office:value-type="float" office:value="56.265" calcext:value-type="float">
            <text:p>56.265</text:p>
          </table:table-cell>
          <table:table-cell office:value-type="float" office:value="57.469" calcext:value-type="float">
            <text:p>57.469</text:p>
          </table:table-cell>
          <table:table-cell table:formula="of:=MIN([.B262:.F262])" office:value-type="float" office:value="55.602" calcext:value-type="float">
            <text:p/>
          </table:table-cell>
          <table:table-cell table:formula="of:=MAX([.B262:.F262])" office:value-type="float" office:value="57.469" calcext:value-type="float">
            <text:p/>
          </table:table-cell>
          <table:table-cell table:formula="of:=AVERAGE([.B262:.F262])" office:value-type="float" office:value="56.3958" calcext:value-type="float">
            <text:p/>
          </table:table-cell>
          <table:table-cell table:formula="of:=[.G262]/([.A262]*LOG([.A262]))" office:value-type="string" office:string-value="" calcext:value-type="error">
            <text:p/>
          </table:table-cell>
          <table:table-cell table:formula="of:=[.H261]/([.A262]*LOG([.A26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7.099" calcext:value-type="float">
            <text:p>57.099</text:p>
          </table:table-cell>
          <table:table-cell office:value-type="float" office:value="55.863" calcext:value-type="float">
            <text:p>55.863</text:p>
          </table:table-cell>
          <table:table-cell office:value-type="float" office:value="55.475" calcext:value-type="float">
            <text:p>55.475</text:p>
          </table:table-cell>
          <table:table-cell office:value-type="float" office:value="56.471" calcext:value-type="float">
            <text:p>56.471</text:p>
          </table:table-cell>
          <table:table-cell office:value-type="float" office:value="56.806" calcext:value-type="float">
            <text:p>56.806</text:p>
          </table:table-cell>
          <table:table-cell table:formula="of:=MIN([.B263:.F263])" office:value-type="float" office:value="55.475" calcext:value-type="float">
            <text:p/>
          </table:table-cell>
          <table:table-cell table:formula="of:=MAX([.B263:.F263])" office:value-type="float" office:value="57.099" calcext:value-type="float">
            <text:p/>
          </table:table-cell>
          <table:table-cell table:formula="of:=AVERAGE([.B263:.F263])" office:value-type="float" office:value="56.3428" calcext:value-type="float">
            <text:p/>
          </table:table-cell>
          <table:table-cell table:formula="of:=[.G263]/([.A263]*LOG([.A263]))" office:value-type="string" office:string-value="" calcext:value-type="error">
            <text:p/>
          </table:table-cell>
          <table:table-cell table:formula="of:=[.H262]/([.A263]*LOG([.A26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6.373" calcext:value-type="float">
            <text:p>56.373</text:p>
          </table:table-cell>
          <table:table-cell office:value-type="float" office:value="57.156" calcext:value-type="float">
            <text:p>57.156</text:p>
          </table:table-cell>
          <table:table-cell office:value-type="float" office:value="56.778" calcext:value-type="float">
            <text:p>56.778</text:p>
          </table:table-cell>
          <table:table-cell office:value-type="float" office:value="57.522" calcext:value-type="float">
            <text:p>57.522</text:p>
          </table:table-cell>
          <table:table-cell office:value-type="float" office:value="57.886" calcext:value-type="float">
            <text:p>57.886</text:p>
          </table:table-cell>
          <table:table-cell table:formula="of:=MIN([.B264:.F264])" office:value-type="float" office:value="56.373" calcext:value-type="float">
            <text:p/>
          </table:table-cell>
          <table:table-cell table:formula="of:=MAX([.B264:.F264])" office:value-type="float" office:value="57.886" calcext:value-type="float">
            <text:p/>
          </table:table-cell>
          <table:table-cell table:formula="of:=AVERAGE([.B264:.F264])" office:value-type="float" office:value="57.143" calcext:value-type="float">
            <text:p/>
          </table:table-cell>
          <table:table-cell table:formula="of:=[.G264]/([.A264]*LOG([.A264]))" office:value-type="string" office:string-value="" calcext:value-type="error">
            <text:p/>
          </table:table-cell>
          <table:table-cell table:formula="of:=[.H263]/([.A264]*LOG([.A26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7.246" calcext:value-type="float">
            <text:p>57.246</text:p>
          </table:table-cell>
          <table:table-cell office:value-type="float" office:value="58.29" calcext:value-type="float">
            <text:p>58.29</text:p>
          </table:table-cell>
          <table:table-cell office:value-type="float" office:value="57.356" calcext:value-type="float">
            <text:p>57.356</text:p>
          </table:table-cell>
          <table:table-cell office:value-type="float" office:value="57.099" calcext:value-type="float">
            <text:p>57.099</text:p>
          </table:table-cell>
          <table:table-cell office:value-type="float" office:value="56.965" calcext:value-type="float">
            <text:p>56.965</text:p>
          </table:table-cell>
          <table:table-cell table:formula="of:=MIN([.B265:.F265])" office:value-type="float" office:value="56.965" calcext:value-type="float">
            <text:p/>
          </table:table-cell>
          <table:table-cell table:formula="of:=MAX([.B265:.F265])" office:value-type="float" office:value="58.29" calcext:value-type="float">
            <text:p/>
          </table:table-cell>
          <table:table-cell table:formula="of:=AVERAGE([.B265:.F265])" office:value-type="float" office:value="57.3912" calcext:value-type="float">
            <text:p/>
          </table:table-cell>
          <table:table-cell table:formula="of:=[.G265]/([.A265]*LOG([.A265]))" office:value-type="string" office:string-value="" calcext:value-type="error">
            <text:p/>
          </table:table-cell>
          <table:table-cell table:formula="of:=[.H264]/([.A265]*LOG([.A26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7.438" calcext:value-type="float">
            <text:p>57.438</text:p>
          </table:table-cell>
          <table:table-cell office:value-type="float" office:value="57.192" calcext:value-type="float">
            <text:p>57.192</text:p>
          </table:table-cell>
          <table:table-cell office:value-type="float" office:value="57.535" calcext:value-type="float">
            <text:p>57.535</text:p>
          </table:table-cell>
          <table:table-cell office:value-type="float" office:value="58.105" calcext:value-type="float">
            <text:p>58.105</text:p>
          </table:table-cell>
          <table:table-cell office:value-type="float" office:value="58.473" calcext:value-type="float">
            <text:p>58.473</text:p>
          </table:table-cell>
          <table:table-cell table:formula="of:=MIN([.B266:.F266])" office:value-type="float" office:value="57.192" calcext:value-type="float">
            <text:p/>
          </table:table-cell>
          <table:table-cell table:formula="of:=MAX([.B266:.F266])" office:value-type="float" office:value="58.473" calcext:value-type="float">
            <text:p/>
          </table:table-cell>
          <table:table-cell table:formula="of:=AVERAGE([.B266:.F266])" office:value-type="float" office:value="57.7486" calcext:value-type="float">
            <text:p/>
          </table:table-cell>
          <table:table-cell table:formula="of:=[.G266]/([.A266]*LOG([.A266]))" office:value-type="string" office:string-value="" calcext:value-type="error">
            <text:p/>
          </table:table-cell>
          <table:table-cell table:formula="of:=[.H265]/([.A266]*LOG([.A26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8.572" calcext:value-type="float">
            <text:p>58.572</text:p>
          </table:table-cell>
          <table:table-cell office:value-type="float" office:value="57.533" calcext:value-type="float">
            <text:p>57.533</text:p>
          </table:table-cell>
          <table:table-cell office:value-type="float" office:value="58.081" calcext:value-type="float">
            <text:p>58.081</text:p>
          </table:table-cell>
          <table:table-cell office:value-type="float" office:value="57.655" calcext:value-type="float">
            <text:p>57.655</text:p>
          </table:table-cell>
          <table:table-cell office:value-type="float" office:value="59.423" calcext:value-type="float">
            <text:p>59.423</text:p>
          </table:table-cell>
          <table:table-cell table:formula="of:=MIN([.B267:.F267])" office:value-type="float" office:value="57.533" calcext:value-type="float">
            <text:p/>
          </table:table-cell>
          <table:table-cell table:formula="of:=MAX([.B267:.F267])" office:value-type="float" office:value="59.423" calcext:value-type="float">
            <text:p/>
          </table:table-cell>
          <table:table-cell table:formula="of:=AVERAGE([.B267:.F267])" office:value-type="float" office:value="58.2528" calcext:value-type="float">
            <text:p/>
          </table:table-cell>
          <table:table-cell table:formula="of:=[.G267]/([.A267]*LOG([.A267]))" office:value-type="string" office:string-value="" calcext:value-type="error">
            <text:p/>
          </table:table-cell>
          <table:table-cell table:formula="of:=[.H266]/([.A267]*LOG([.A26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8.577" calcext:value-type="float">
            <text:p>58.577</text:p>
          </table:table-cell>
          <table:table-cell office:value-type="float" office:value="58.984" calcext:value-type="float">
            <text:p>58.984</text:p>
          </table:table-cell>
          <table:table-cell office:value-type="float" office:value="59.538" calcext:value-type="float">
            <text:p>59.538</text:p>
          </table:table-cell>
          <table:table-cell office:value-type="float" office:value="59.472" calcext:value-type="float">
            <text:p>59.472</text:p>
          </table:table-cell>
          <table:table-cell office:value-type="float" office:value="58.986" calcext:value-type="float">
            <text:p>58.986</text:p>
          </table:table-cell>
          <table:table-cell table:formula="of:=MIN([.B268:.F268])" office:value-type="float" office:value="58.577" calcext:value-type="float">
            <text:p/>
          </table:table-cell>
          <table:table-cell table:formula="of:=MAX([.B268:.F268])" office:value-type="float" office:value="59.538" calcext:value-type="float">
            <text:p/>
          </table:table-cell>
          <table:table-cell table:formula="of:=AVERAGE([.B268:.F268])" office:value-type="float" office:value="59.1114" calcext:value-type="float">
            <text:p/>
          </table:table-cell>
          <table:table-cell table:formula="of:=[.G268]/([.A268]*LOG([.A268]))" office:value-type="string" office:string-value="" calcext:value-type="error">
            <text:p/>
          </table:table-cell>
          <table:table-cell table:formula="of:=[.H267]/([.A268]*LOG([.A26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9.732" calcext:value-type="float">
            <text:p>59.732</text:p>
          </table:table-cell>
          <table:table-cell office:value-type="float" office:value="60.164" calcext:value-type="float">
            <text:p>60.164</text:p>
          </table:table-cell>
          <table:table-cell office:value-type="float" office:value="59.423" calcext:value-type="float">
            <text:p>59.423</text:p>
          </table:table-cell>
          <table:table-cell office:value-type="float" office:value="59.086" calcext:value-type="float">
            <text:p>59.086</text:p>
          </table:table-cell>
          <table:table-cell office:value-type="float" office:value="60.158" calcext:value-type="float">
            <text:p>60.158</text:p>
          </table:table-cell>
          <table:table-cell table:formula="of:=MIN([.B269:.F269])" office:value-type="float" office:value="59.086" calcext:value-type="float">
            <text:p/>
          </table:table-cell>
          <table:table-cell table:formula="of:=MAX([.B269:.F269])" office:value-type="float" office:value="60.164" calcext:value-type="float">
            <text:p/>
          </table:table-cell>
          <table:table-cell table:formula="of:=AVERAGE([.B269:.F269])" office:value-type="float" office:value="59.7126" calcext:value-type="float">
            <text:p/>
          </table:table-cell>
          <table:table-cell table:formula="of:=[.G269]/([.A269]*LOG([.A269]))" office:value-type="string" office:string-value="" calcext:value-type="error">
            <text:p/>
          </table:table-cell>
          <table:table-cell table:formula="of:=[.H268]/([.A269]*LOG([.A26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59.991" calcext:value-type="float">
            <text:p>59.991</text:p>
          </table:table-cell>
          <table:table-cell office:value-type="float" office:value="59.46" calcext:value-type="float">
            <text:p>59.46</text:p>
          </table:table-cell>
          <table:table-cell office:value-type="float" office:value="60.799" calcext:value-type="float">
            <text:p>60.799</text:p>
          </table:table-cell>
          <table:table-cell office:value-type="float" office:value="59.938" calcext:value-type="float">
            <text:p>59.938</text:p>
          </table:table-cell>
          <table:table-cell office:value-type="float" office:value="60.967" calcext:value-type="float">
            <text:p>60.967</text:p>
          </table:table-cell>
          <table:table-cell table:formula="of:=MIN([.B270:.F270])" office:value-type="float" office:value="59.46" calcext:value-type="float">
            <text:p/>
          </table:table-cell>
          <table:table-cell table:formula="of:=MAX([.B270:.F270])" office:value-type="float" office:value="60.967" calcext:value-type="float">
            <text:p/>
          </table:table-cell>
          <table:table-cell table:formula="of:=AVERAGE([.B270:.F270])" office:value-type="float" office:value="60.231" calcext:value-type="float">
            <text:p/>
          </table:table-cell>
          <table:table-cell table:formula="of:=[.G270]/([.A270]*LOG([.A270]))" office:value-type="string" office:string-value="" calcext:value-type="error">
            <text:p/>
          </table:table-cell>
          <table:table-cell table:formula="of:=[.H269]/([.A270]*LOG([.A27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0.805" calcext:value-type="float">
            <text:p>60.805</text:p>
          </table:table-cell>
          <table:table-cell office:value-type="float" office:value="59.886" calcext:value-type="float">
            <text:p>59.886</text:p>
          </table:table-cell>
          <table:table-cell office:value-type="float" office:value="60.02" calcext:value-type="float">
            <text:p>60.02</text:p>
          </table:table-cell>
          <table:table-cell office:value-type="float" office:value="60.32" calcext:value-type="float">
            <text:p>60.32</text:p>
          </table:table-cell>
          <table:table-cell office:value-type="float" office:value="60.939" calcext:value-type="float">
            <text:p>60.939</text:p>
          </table:table-cell>
          <table:table-cell table:formula="of:=MIN([.B271:.F271])" office:value-type="float" office:value="59.886" calcext:value-type="float">
            <text:p/>
          </table:table-cell>
          <table:table-cell table:formula="of:=MAX([.B271:.F271])" office:value-type="float" office:value="60.939" calcext:value-type="float">
            <text:p/>
          </table:table-cell>
          <table:table-cell table:formula="of:=AVERAGE([.B271:.F271])" office:value-type="float" office:value="60.394" calcext:value-type="float">
            <text:p/>
          </table:table-cell>
          <table:table-cell table:formula="of:=[.G271]/([.A271]*LOG([.A271]))" office:value-type="string" office:string-value="" calcext:value-type="error">
            <text:p/>
          </table:table-cell>
          <table:table-cell table:formula="of:=[.H270]/([.A271]*LOG([.A27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1.432" calcext:value-type="float">
            <text:p>61.432</text:p>
          </table:table-cell>
          <table:table-cell office:value-type="float" office:value="60.664" calcext:value-type="float">
            <text:p>60.664</text:p>
          </table:table-cell>
          <table:table-cell office:value-type="float" office:value="61.03" calcext:value-type="float">
            <text:p>61.03</text:p>
          </table:table-cell>
          <table:table-cell office:value-type="float" office:value="61.473" calcext:value-type="float">
            <text:p>61.473</text:p>
          </table:table-cell>
          <table:table-cell office:value-type="float" office:value="61.402" calcext:value-type="float">
            <text:p>61.402</text:p>
          </table:table-cell>
          <table:table-cell table:formula="of:=MIN([.B272:.F272])" office:value-type="float" office:value="60.664" calcext:value-type="float">
            <text:p/>
          </table:table-cell>
          <table:table-cell table:formula="of:=MAX([.B272:.F272])" office:value-type="float" office:value="61.473" calcext:value-type="float">
            <text:p/>
          </table:table-cell>
          <table:table-cell table:formula="of:=AVERAGE([.B272:.F272])" office:value-type="float" office:value="61.2002" calcext:value-type="float">
            <text:p/>
          </table:table-cell>
          <table:table-cell table:formula="of:=[.G272]/([.A272]*LOG([.A272]))" office:value-type="string" office:string-value="" calcext:value-type="error">
            <text:p/>
          </table:table-cell>
          <table:table-cell table:formula="of:=[.H271]/([.A272]*LOG([.A27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1.784" calcext:value-type="float">
            <text:p>61.784</text:p>
          </table:table-cell>
          <table:table-cell office:value-type="float" office:value="61.951" calcext:value-type="float">
            <text:p>61.951</text:p>
          </table:table-cell>
          <table:table-cell office:value-type="float" office:value="60.696" calcext:value-type="float">
            <text:p>60.696</text:p>
          </table:table-cell>
          <table:table-cell office:value-type="float" office:value="61.687" calcext:value-type="float">
            <text:p>61.687</text:p>
          </table:table-cell>
          <table:table-cell office:value-type="float" office:value="61.461" calcext:value-type="float">
            <text:p>61.461</text:p>
          </table:table-cell>
          <table:table-cell table:formula="of:=MIN([.B273:.F273])" office:value-type="float" office:value="60.696" calcext:value-type="float">
            <text:p/>
          </table:table-cell>
          <table:table-cell table:formula="of:=MAX([.B273:.F273])" office:value-type="float" office:value="61.951" calcext:value-type="float">
            <text:p/>
          </table:table-cell>
          <table:table-cell table:formula="of:=AVERAGE([.B273:.F273])" office:value-type="float" office:value="61.5158" calcext:value-type="float">
            <text:p/>
          </table:table-cell>
          <table:table-cell table:formula="of:=[.G273]/([.A273]*LOG([.A273]))" office:value-type="string" office:string-value="" calcext:value-type="error">
            <text:p/>
          </table:table-cell>
          <table:table-cell table:formula="of:=[.H272]/([.A273]*LOG([.A27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2.389" calcext:value-type="float">
            <text:p>62.389</text:p>
          </table:table-cell>
          <table:table-cell office:value-type="float" office:value="61.133" calcext:value-type="float">
            <text:p>61.133</text:p>
          </table:table-cell>
          <table:table-cell office:value-type="float" office:value="61.632" calcext:value-type="float">
            <text:p>61.632</text:p>
          </table:table-cell>
          <table:table-cell office:value-type="float" office:value="63.772" calcext:value-type="float">
            <text:p>63.772</text:p>
          </table:table-cell>
          <table:table-cell office:value-type="float" office:value="63.795" calcext:value-type="float">
            <text:p>63.795</text:p>
          </table:table-cell>
          <table:table-cell table:formula="of:=MIN([.B274:.F274])" office:value-type="float" office:value="61.133" calcext:value-type="float">
            <text:p/>
          </table:table-cell>
          <table:table-cell table:formula="of:=MAX([.B274:.F274])" office:value-type="float" office:value="63.795" calcext:value-type="float">
            <text:p/>
          </table:table-cell>
          <table:table-cell table:formula="of:=AVERAGE([.B274:.F274])" office:value-type="float" office:value="62.5442" calcext:value-type="float">
            <text:p/>
          </table:table-cell>
          <table:table-cell table:formula="of:=[.G274]/([.A274]*LOG([.A274]))" office:value-type="string" office:string-value="" calcext:value-type="error">
            <text:p/>
          </table:table-cell>
          <table:table-cell table:formula="of:=[.H273]/([.A274]*LOG([.A27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2.39" calcext:value-type="float">
            <text:p>62.39</text:p>
          </table:table-cell>
          <table:table-cell office:value-type="float" office:value="62.917" calcext:value-type="float">
            <text:p>62.917</text:p>
          </table:table-cell>
          <table:table-cell office:value-type="float" office:value="61.696" calcext:value-type="float">
            <text:p>61.696</text:p>
          </table:table-cell>
          <table:table-cell office:value-type="float" office:value="62.246" calcext:value-type="float">
            <text:p>62.246</text:p>
          </table:table-cell>
          <table:table-cell office:value-type="float" office:value="63.526" calcext:value-type="float">
            <text:p>63.526</text:p>
          </table:table-cell>
          <table:table-cell table:formula="of:=MIN([.B275:.F275])" office:value-type="float" office:value="61.696" calcext:value-type="float">
            <text:p/>
          </table:table-cell>
          <table:table-cell table:formula="of:=MAX([.B275:.F275])" office:value-type="float" office:value="63.526" calcext:value-type="float">
            <text:p/>
          </table:table-cell>
          <table:table-cell table:formula="of:=AVERAGE([.B275:.F275])" office:value-type="float" office:value="62.555" calcext:value-type="float">
            <text:p/>
          </table:table-cell>
          <table:table-cell table:formula="of:=[.G275]/([.A275]*LOG([.A275]))" office:value-type="string" office:string-value="" calcext:value-type="error">
            <text:p/>
          </table:table-cell>
          <table:table-cell table:formula="of:=[.H274]/([.A275]*LOG([.A27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2.768" calcext:value-type="float">
            <text:p>62.768</text:p>
          </table:table-cell>
          <table:table-cell office:value-type="float" office:value="63.274" calcext:value-type="float">
            <text:p>63.274</text:p>
          </table:table-cell>
          <table:table-cell office:value-type="float" office:value="63.284" calcext:value-type="float">
            <text:p>63.284</text:p>
          </table:table-cell>
          <table:table-cell office:value-type="float" office:value="62.882" calcext:value-type="float">
            <text:p>62.882</text:p>
          </table:table-cell>
          <table:table-cell office:value-type="float" office:value="60.797" calcext:value-type="float">
            <text:p>60.797</text:p>
          </table:table-cell>
          <table:table-cell table:formula="of:=MIN([.B276:.F276])" office:value-type="float" office:value="60.797" calcext:value-type="float">
            <text:p/>
          </table:table-cell>
          <table:table-cell table:formula="of:=MAX([.B276:.F276])" office:value-type="float" office:value="63.284" calcext:value-type="float">
            <text:p/>
          </table:table-cell>
          <table:table-cell table:formula="of:=AVERAGE([.B276:.F276])" office:value-type="float" office:value="62.601" calcext:value-type="float">
            <text:p/>
          </table:table-cell>
          <table:table-cell table:formula="of:=[.G276]/([.A276]*LOG([.A276]))" office:value-type="string" office:string-value="" calcext:value-type="error">
            <text:p/>
          </table:table-cell>
          <table:table-cell table:formula="of:=[.H275]/([.A276]*LOG([.A27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3.068" calcext:value-type="float">
            <text:p>63.068</text:p>
          </table:table-cell>
          <table:table-cell office:value-type="float" office:value="62.222" calcext:value-type="float">
            <text:p>62.222</text:p>
          </table:table-cell>
          <table:table-cell office:value-type="float" office:value="62.616" calcext:value-type="float">
            <text:p>62.616</text:p>
          </table:table-cell>
          <table:table-cell office:value-type="float" office:value="63.081" calcext:value-type="float">
            <text:p>63.081</text:p>
          </table:table-cell>
          <table:table-cell office:value-type="float" office:value="63.337" calcext:value-type="float">
            <text:p>63.337</text:p>
          </table:table-cell>
          <table:table-cell table:formula="of:=MIN([.B277:.F277])" office:value-type="float" office:value="62.222" calcext:value-type="float">
            <text:p/>
          </table:table-cell>
          <table:table-cell table:formula="of:=MAX([.B277:.F277])" office:value-type="float" office:value="63.337" calcext:value-type="float">
            <text:p/>
          </table:table-cell>
          <table:table-cell table:formula="of:=AVERAGE([.B277:.F277])" office:value-type="float" office:value="62.8648" calcext:value-type="float">
            <text:p/>
          </table:table-cell>
          <table:table-cell table:formula="of:=[.G277]/([.A277]*LOG([.A277]))" office:value-type="string" office:string-value="" calcext:value-type="error">
            <text:p/>
          </table:table-cell>
          <table:table-cell table:formula="of:=[.H276]/([.A277]*LOG([.A27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2.644" calcext:value-type="float">
            <text:p>62.644</text:p>
          </table:table-cell>
          <table:table-cell office:value-type="float" office:value="63.928" calcext:value-type="float">
            <text:p>63.928</text:p>
          </table:table-cell>
          <table:table-cell office:value-type="float" office:value="62.337" calcext:value-type="float">
            <text:p>62.337</text:p>
          </table:table-cell>
          <table:table-cell office:value-type="float" office:value="63.194" calcext:value-type="float">
            <text:p>63.194</text:p>
          </table:table-cell>
          <table:table-cell office:value-type="float" office:value="63.085" calcext:value-type="float">
            <text:p>63.085</text:p>
          </table:table-cell>
          <table:table-cell table:formula="of:=MIN([.B278:.F278])" office:value-type="float" office:value="62.337" calcext:value-type="float">
            <text:p/>
          </table:table-cell>
          <table:table-cell table:formula="of:=MAX([.B278:.F278])" office:value-type="float" office:value="63.928" calcext:value-type="float">
            <text:p/>
          </table:table-cell>
          <table:table-cell table:formula="of:=AVERAGE([.B278:.F278])" office:value-type="float" office:value="63.0376" calcext:value-type="float">
            <text:p/>
          </table:table-cell>
          <table:table-cell table:formula="of:=[.G278]/([.A278]*LOG([.A278]))" office:value-type="string" office:string-value="" calcext:value-type="error">
            <text:p/>
          </table:table-cell>
          <table:table-cell table:formula="of:=[.H277]/([.A278]*LOG([.A27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3.314" calcext:value-type="float">
            <text:p>63.314</text:p>
          </table:table-cell>
          <table:table-cell office:value-type="float" office:value="62.871" calcext:value-type="float">
            <text:p>62.871</text:p>
          </table:table-cell>
          <table:table-cell office:value-type="float" office:value="64.275" calcext:value-type="float">
            <text:p>64.275</text:p>
          </table:table-cell>
          <table:table-cell office:value-type="float" office:value="64.854" calcext:value-type="float">
            <text:p>64.854</text:p>
          </table:table-cell>
          <table:table-cell office:value-type="float" office:value="62.397" calcext:value-type="float">
            <text:p>62.397</text:p>
          </table:table-cell>
          <table:table-cell table:formula="of:=MIN([.B279:.F279])" office:value-type="float" office:value="62.397" calcext:value-type="float">
            <text:p/>
          </table:table-cell>
          <table:table-cell table:formula="of:=MAX([.B279:.F279])" office:value-type="float" office:value="64.854" calcext:value-type="float">
            <text:p/>
          </table:table-cell>
          <table:table-cell table:formula="of:=AVERAGE([.B279:.F279])" office:value-type="float" office:value="63.5422" calcext:value-type="float">
            <text:p/>
          </table:table-cell>
          <table:table-cell table:formula="of:=[.G279]/([.A279]*LOG([.A279]))" office:value-type="string" office:string-value="" calcext:value-type="error">
            <text:p/>
          </table:table-cell>
          <table:table-cell table:formula="of:=[.H278]/([.A279]*LOG([.A27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4.867" calcext:value-type="float">
            <text:p>64.867</text:p>
          </table:table-cell>
          <table:table-cell office:value-type="float" office:value="64.913" calcext:value-type="float">
            <text:p>64.913</text:p>
          </table:table-cell>
          <table:table-cell office:value-type="float" office:value="63.222" calcext:value-type="float">
            <text:p>63.222</text:p>
          </table:table-cell>
          <table:table-cell office:value-type="float" office:value="64.772" calcext:value-type="float">
            <text:p>64.772</text:p>
          </table:table-cell>
          <table:table-cell office:value-type="float" office:value="63.548" calcext:value-type="float">
            <text:p>63.548</text:p>
          </table:table-cell>
          <table:table-cell table:formula="of:=MIN([.B280:.F280])" office:value-type="float" office:value="63.222" calcext:value-type="float">
            <text:p/>
          </table:table-cell>
          <table:table-cell table:formula="of:=MAX([.B280:.F280])" office:value-type="float" office:value="64.913" calcext:value-type="float">
            <text:p/>
          </table:table-cell>
          <table:table-cell table:formula="of:=AVERAGE([.B280:.F280])" office:value-type="float" office:value="64.2644" calcext:value-type="float">
            <text:p/>
          </table:table-cell>
          <table:table-cell table:formula="of:=[.G280]/([.A280]*LOG([.A280]))" office:value-type="string" office:string-value="" calcext:value-type="error">
            <text:p/>
          </table:table-cell>
          <table:table-cell table:formula="of:=[.H279]/([.A280]*LOG([.A28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5.167" calcext:value-type="float">
            <text:p>65.167</text:p>
          </table:table-cell>
          <table:table-cell office:value-type="float" office:value="63.545" calcext:value-type="float">
            <text:p>63.545</text:p>
          </table:table-cell>
          <table:table-cell office:value-type="float" office:value="64.119" calcext:value-type="float">
            <text:p>64.119</text:p>
          </table:table-cell>
          <table:table-cell office:value-type="float" office:value="64.048" calcext:value-type="float">
            <text:p>64.048</text:p>
          </table:table-cell>
          <table:table-cell office:value-type="float" office:value="65.307" calcext:value-type="float">
            <text:p>65.307</text:p>
          </table:table-cell>
          <table:table-cell table:formula="of:=MIN([.B281:.F281])" office:value-type="float" office:value="63.545" calcext:value-type="float">
            <text:p/>
          </table:table-cell>
          <table:table-cell table:formula="of:=MAX([.B281:.F281])" office:value-type="float" office:value="65.307" calcext:value-type="float">
            <text:p/>
          </table:table-cell>
          <table:table-cell table:formula="of:=AVERAGE([.B281:.F281])" office:value-type="float" office:value="64.4372" calcext:value-type="float">
            <text:p/>
          </table:table-cell>
          <table:table-cell table:formula="of:=[.G281]/([.A281]*LOG([.A281]))" office:value-type="string" office:string-value="" calcext:value-type="error">
            <text:p/>
          </table:table-cell>
          <table:table-cell table:formula="of:=[.H280]/([.A281]*LOG([.A28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6.033" calcext:value-type="float">
            <text:p>66.033</text:p>
          </table:table-cell>
          <table:table-cell office:value-type="float" office:value="65.856" calcext:value-type="float">
            <text:p>65.856</text:p>
          </table:table-cell>
          <table:table-cell office:value-type="float" office:value="65.348" calcext:value-type="float">
            <text:p>65.348</text:p>
          </table:table-cell>
          <table:table-cell office:value-type="float" office:value="65.342" calcext:value-type="float">
            <text:p>65.342</text:p>
          </table:table-cell>
          <table:table-cell office:value-type="float" office:value="66.117" calcext:value-type="float">
            <text:p>66.117</text:p>
          </table:table-cell>
          <table:table-cell table:formula="of:=MIN([.B282:.F282])" office:value-type="float" office:value="65.342" calcext:value-type="float">
            <text:p/>
          </table:table-cell>
          <table:table-cell table:formula="of:=MAX([.B282:.F282])" office:value-type="float" office:value="66.117" calcext:value-type="float">
            <text:p/>
          </table:table-cell>
          <table:table-cell table:formula="of:=AVERAGE([.B282:.F282])" office:value-type="float" office:value="65.7392" calcext:value-type="float">
            <text:p/>
          </table:table-cell>
          <table:table-cell table:formula="of:=[.G282]/([.A282]*LOG([.A282]))" office:value-type="string" office:string-value="" calcext:value-type="error">
            <text:p/>
          </table:table-cell>
          <table:table-cell table:formula="of:=[.H281]/([.A282]*LOG([.A28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5.167" calcext:value-type="float">
            <text:p>65.167</text:p>
          </table:table-cell>
          <table:table-cell office:value-type="float" office:value="67.015" calcext:value-type="float">
            <text:p>67.015</text:p>
          </table:table-cell>
          <table:table-cell office:value-type="float" office:value="65.125" calcext:value-type="float">
            <text:p>65.125</text:p>
          </table:table-cell>
          <table:table-cell office:value-type="float" office:value="65.498" calcext:value-type="float">
            <text:p>65.498</text:p>
          </table:table-cell>
          <table:table-cell office:value-type="float" office:value="65.075" calcext:value-type="float">
            <text:p>65.075</text:p>
          </table:table-cell>
          <table:table-cell table:formula="of:=MIN([.B283:.F283])" office:value-type="float" office:value="65.075" calcext:value-type="float">
            <text:p/>
          </table:table-cell>
          <table:table-cell table:formula="of:=MAX([.B283:.F283])" office:value-type="float" office:value="67.015" calcext:value-type="float">
            <text:p/>
          </table:table-cell>
          <table:table-cell table:formula="of:=AVERAGE([.B283:.F283])" office:value-type="float" office:value="65.576" calcext:value-type="float">
            <text:p/>
          </table:table-cell>
          <table:table-cell table:formula="of:=[.G283]/([.A283]*LOG([.A283]))" office:value-type="string" office:string-value="" calcext:value-type="error">
            <text:p/>
          </table:table-cell>
          <table:table-cell table:formula="of:=[.H282]/([.A283]*LOG([.A28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6.871" calcext:value-type="float">
            <text:p>66.871</text:p>
          </table:table-cell>
          <table:table-cell office:value-type="float" office:value="65.11" calcext:value-type="float">
            <text:p>65.11</text:p>
          </table:table-cell>
          <table:table-cell office:value-type="float" office:value="66.088" calcext:value-type="float">
            <text:p>66.088</text:p>
          </table:table-cell>
          <table:table-cell office:value-type="float" office:value="66.038" calcext:value-type="float">
            <text:p>66.038</text:p>
          </table:table-cell>
          <table:table-cell office:value-type="float" office:value="65.841" calcext:value-type="float">
            <text:p>65.841</text:p>
          </table:table-cell>
          <table:table-cell table:formula="of:=MIN([.B284:.F284])" office:value-type="float" office:value="65.11" calcext:value-type="float">
            <text:p/>
          </table:table-cell>
          <table:table-cell table:formula="of:=MAX([.B284:.F284])" office:value-type="float" office:value="66.871" calcext:value-type="float">
            <text:p/>
          </table:table-cell>
          <table:table-cell table:formula="of:=AVERAGE([.B284:.F284])" office:value-type="float" office:value="65.9896" calcext:value-type="float">
            <text:p/>
          </table:table-cell>
          <table:table-cell table:formula="of:=[.G284]/([.A284]*LOG([.A284]))" office:value-type="string" office:string-value="" calcext:value-type="error">
            <text:p/>
          </table:table-cell>
          <table:table-cell table:formula="of:=[.H283]/([.A284]*LOG([.A28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7.501" calcext:value-type="float">
            <text:p>67.501</text:p>
          </table:table-cell>
          <table:table-cell office:value-type="float" office:value="66.034" calcext:value-type="float">
            <text:p>66.034</text:p>
          </table:table-cell>
          <table:table-cell office:value-type="float" office:value="66.543" calcext:value-type="float">
            <text:p>66.543</text:p>
          </table:table-cell>
          <table:table-cell office:value-type="float" office:value="67.011" calcext:value-type="float">
            <text:p>67.011</text:p>
          </table:table-cell>
          <table:table-cell office:value-type="float" office:value="66.143" calcext:value-type="float">
            <text:p>66.143</text:p>
          </table:table-cell>
          <table:table-cell table:formula="of:=MIN([.B285:.F285])" office:value-type="float" office:value="66.034" calcext:value-type="float">
            <text:p/>
          </table:table-cell>
          <table:table-cell table:formula="of:=MAX([.B285:.F285])" office:value-type="float" office:value="67.501" calcext:value-type="float">
            <text:p/>
          </table:table-cell>
          <table:table-cell table:formula="of:=AVERAGE([.B285:.F285])" office:value-type="float" office:value="66.6464" calcext:value-type="float">
            <text:p/>
          </table:table-cell>
          <table:table-cell table:formula="of:=[.G285]/([.A285]*LOG([.A285]))" office:value-type="string" office:string-value="" calcext:value-type="error">
            <text:p/>
          </table:table-cell>
          <table:table-cell table:formula="of:=[.H284]/([.A285]*LOG([.A28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7.297" calcext:value-type="float">
            <text:p>67.297</text:p>
          </table:table-cell>
          <table:table-cell office:value-type="float" office:value="67.423" calcext:value-type="float">
            <text:p>67.423</text:p>
          </table:table-cell>
          <table:table-cell office:value-type="float" office:value="66.934" calcext:value-type="float">
            <text:p>66.934</text:p>
          </table:table-cell>
          <table:table-cell office:value-type="float" office:value="68.051" calcext:value-type="float">
            <text:p>68.051</text:p>
          </table:table-cell>
          <table:table-cell office:value-type="float" office:value="67.738" calcext:value-type="float">
            <text:p>67.738</text:p>
          </table:table-cell>
          <table:table-cell table:formula="of:=MIN([.B286:.F286])" office:value-type="float" office:value="66.934" calcext:value-type="float">
            <text:p/>
          </table:table-cell>
          <table:table-cell table:formula="of:=MAX([.B286:.F286])" office:value-type="float" office:value="68.051" calcext:value-type="float">
            <text:p/>
          </table:table-cell>
          <table:table-cell table:formula="of:=AVERAGE([.B286:.F286])" office:value-type="float" office:value="67.4886" calcext:value-type="float">
            <text:p/>
          </table:table-cell>
          <table:table-cell table:formula="of:=[.G286]/([.A286]*LOG([.A286]))" office:value-type="string" office:string-value="" calcext:value-type="error">
            <text:p/>
          </table:table-cell>
          <table:table-cell table:formula="of:=[.H285]/([.A286]*LOG([.A28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9.008" calcext:value-type="float">
            <text:p>69.008</text:p>
          </table:table-cell>
          <table:table-cell office:value-type="float" office:value="68.478" calcext:value-type="float">
            <text:p>68.478</text:p>
          </table:table-cell>
          <table:table-cell office:value-type="float" office:value="68.319" calcext:value-type="float">
            <text:p>68.319</text:p>
          </table:table-cell>
          <table:table-cell office:value-type="float" office:value="68.144" calcext:value-type="float">
            <text:p>68.144</text:p>
          </table:table-cell>
          <table:table-cell office:value-type="float" office:value="68.7" calcext:value-type="float">
            <text:p>68.7</text:p>
          </table:table-cell>
          <table:table-cell table:formula="of:=MIN([.B287:.F287])" office:value-type="float" office:value="68.144" calcext:value-type="float">
            <text:p/>
          </table:table-cell>
          <table:table-cell table:formula="of:=MAX([.B287:.F287])" office:value-type="float" office:value="69.008" calcext:value-type="float">
            <text:p/>
          </table:table-cell>
          <table:table-cell table:formula="of:=AVERAGE([.B287:.F287])" office:value-type="float" office:value="68.5298" calcext:value-type="float">
            <text:p/>
          </table:table-cell>
          <table:table-cell table:formula="of:=[.G287]/([.A287]*LOG([.A287]))" office:value-type="string" office:string-value="" calcext:value-type="error">
            <text:p/>
          </table:table-cell>
          <table:table-cell table:formula="of:=[.H286]/([.A287]*LOG([.A28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9.352" calcext:value-type="float">
            <text:p>69.352</text:p>
          </table:table-cell>
          <table:table-cell office:value-type="float" office:value="68.465" calcext:value-type="float">
            <text:p>68.465</text:p>
          </table:table-cell>
          <table:table-cell office:value-type="float" office:value="72.026" calcext:value-type="float">
            <text:p>72.026</text:p>
          </table:table-cell>
          <table:table-cell office:value-type="float" office:value="68.936" calcext:value-type="float">
            <text:p>68.936</text:p>
          </table:table-cell>
          <table:table-cell office:value-type="float" office:value="69.789" calcext:value-type="float">
            <text:p>69.789</text:p>
          </table:table-cell>
          <table:table-cell table:formula="of:=MIN([.B288:.F288])" office:value-type="float" office:value="68.465" calcext:value-type="float">
            <text:p/>
          </table:table-cell>
          <table:table-cell table:formula="of:=MAX([.B288:.F288])" office:value-type="float" office:value="72.026" calcext:value-type="float">
            <text:p/>
          </table:table-cell>
          <table:table-cell table:formula="of:=AVERAGE([.B288:.F288])" office:value-type="float" office:value="69.7136" calcext:value-type="float">
            <text:p/>
          </table:table-cell>
          <table:table-cell table:formula="of:=[.G288]/([.A288]*LOG([.A288]))" office:value-type="string" office:string-value="" calcext:value-type="error">
            <text:p/>
          </table:table-cell>
          <table:table-cell table:formula="of:=[.H287]/([.A288]*LOG([.A28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8.16" calcext:value-type="float">
            <text:p>68.16</text:p>
          </table:table-cell>
          <table:table-cell office:value-type="float" office:value="68.699" calcext:value-type="float">
            <text:p>68.699</text:p>
          </table:table-cell>
          <table:table-cell office:value-type="float" office:value="71.502" calcext:value-type="float">
            <text:p>71.502</text:p>
          </table:table-cell>
          <table:table-cell office:value-type="float" office:value="68.674" calcext:value-type="float">
            <text:p>68.674</text:p>
          </table:table-cell>
          <table:table-cell office:value-type="float" office:value="68.607" calcext:value-type="float">
            <text:p>68.607</text:p>
          </table:table-cell>
          <table:table-cell table:formula="of:=MIN([.B289:.F289])" office:value-type="float" office:value="68.16" calcext:value-type="float">
            <text:p/>
          </table:table-cell>
          <table:table-cell table:formula="of:=MAX([.B289:.F289])" office:value-type="float" office:value="71.502" calcext:value-type="float">
            <text:p/>
          </table:table-cell>
          <table:table-cell table:formula="of:=AVERAGE([.B289:.F289])" office:value-type="float" office:value="69.1284" calcext:value-type="float">
            <text:p/>
          </table:table-cell>
          <table:table-cell table:formula="of:=[.G289]/([.A289]*LOG([.A289]))" office:value-type="string" office:string-value="" calcext:value-type="error">
            <text:p/>
          </table:table-cell>
          <table:table-cell table:formula="of:=[.H288]/([.A289]*LOG([.A28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9.483" calcext:value-type="float">
            <text:p>69.483</text:p>
          </table:table-cell>
          <table:table-cell office:value-type="float" office:value="69.73" calcext:value-type="float">
            <text:p>69.73</text:p>
          </table:table-cell>
          <table:table-cell office:value-type="float" office:value="74.234" calcext:value-type="float">
            <text:p>74.234</text:p>
          </table:table-cell>
          <table:table-cell office:value-type="float" office:value="68.587" calcext:value-type="float">
            <text:p>68.587</text:p>
          </table:table-cell>
          <table:table-cell office:value-type="float" office:value="68.612" calcext:value-type="float">
            <text:p>68.612</text:p>
          </table:table-cell>
          <table:table-cell table:formula="of:=MIN([.B290:.F290])" office:value-type="float" office:value="68.587" calcext:value-type="float">
            <text:p/>
          </table:table-cell>
          <table:table-cell table:formula="of:=MAX([.B290:.F290])" office:value-type="float" office:value="74.234" calcext:value-type="float">
            <text:p/>
          </table:table-cell>
          <table:table-cell table:formula="of:=AVERAGE([.B290:.F290])" office:value-type="float" office:value="70.1292" calcext:value-type="float">
            <text:p/>
          </table:table-cell>
          <table:table-cell table:formula="of:=[.G290]/([.A290]*LOG([.A290]))" office:value-type="string" office:string-value="" calcext:value-type="error">
            <text:p/>
          </table:table-cell>
          <table:table-cell table:formula="of:=[.H289]/([.A290]*LOG([.A29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9.247" calcext:value-type="float">
            <text:p>69.247</text:p>
          </table:table-cell>
          <table:table-cell office:value-type="float" office:value="68.753" calcext:value-type="float">
            <text:p>68.753</text:p>
          </table:table-cell>
          <table:table-cell office:value-type="float" office:value="72.165" calcext:value-type="float">
            <text:p>72.165</text:p>
          </table:table-cell>
          <table:table-cell office:value-type="float" office:value="69.177" calcext:value-type="float">
            <text:p>69.177</text:p>
          </table:table-cell>
          <table:table-cell office:value-type="float" office:value="69.993" calcext:value-type="float">
            <text:p>69.993</text:p>
          </table:table-cell>
          <table:table-cell table:formula="of:=MIN([.B291:.F291])" office:value-type="float" office:value="68.753" calcext:value-type="float">
            <text:p/>
          </table:table-cell>
          <table:table-cell table:formula="of:=MAX([.B291:.F291])" office:value-type="float" office:value="72.165" calcext:value-type="float">
            <text:p/>
          </table:table-cell>
          <table:table-cell table:formula="of:=AVERAGE([.B291:.F291])" office:value-type="float" office:value="69.867" calcext:value-type="float">
            <text:p/>
          </table:table-cell>
          <table:table-cell table:formula="of:=[.G291]/([.A291]*LOG([.A291]))" office:value-type="string" office:string-value="" calcext:value-type="error">
            <text:p/>
          </table:table-cell>
          <table:table-cell table:formula="of:=[.H290]/([.A291]*LOG([.A29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9.768" calcext:value-type="float">
            <text:p>69.768</text:p>
          </table:table-cell>
          <table:table-cell office:value-type="float" office:value="69.57" calcext:value-type="float">
            <text:p>69.57</text:p>
          </table:table-cell>
          <table:table-cell office:value-type="float" office:value="74.847" calcext:value-type="float">
            <text:p>74.847</text:p>
          </table:table-cell>
          <table:table-cell office:value-type="float" office:value="70.759" calcext:value-type="float">
            <text:p>70.759</text:p>
          </table:table-cell>
          <table:table-cell office:value-type="float" office:value="69.883" calcext:value-type="float">
            <text:p>69.883</text:p>
          </table:table-cell>
          <table:table-cell table:formula="of:=MIN([.B292:.F292])" office:value-type="float" office:value="69.57" calcext:value-type="float">
            <text:p/>
          </table:table-cell>
          <table:table-cell table:formula="of:=MAX([.B292:.F292])" office:value-type="float" office:value="74.847" calcext:value-type="float">
            <text:p/>
          </table:table-cell>
          <table:table-cell table:formula="of:=AVERAGE([.B292:.F292])" office:value-type="float" office:value="70.9654" calcext:value-type="float">
            <text:p/>
          </table:table-cell>
          <table:table-cell table:formula="of:=[.G292]/([.A292]*LOG([.A292]))" office:value-type="string" office:string-value="" calcext:value-type="error">
            <text:p/>
          </table:table-cell>
          <table:table-cell table:formula="of:=[.H291]/([.A292]*LOG([.A29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2.495" calcext:value-type="float">
            <text:p>72.495</text:p>
          </table:table-cell>
          <table:table-cell office:value-type="float" office:value="70.129" calcext:value-type="float">
            <text:p>70.129</text:p>
          </table:table-cell>
          <table:table-cell office:value-type="float" office:value="74.556" calcext:value-type="float">
            <text:p>74.556</text:p>
          </table:table-cell>
          <table:table-cell office:value-type="float" office:value="70.254" calcext:value-type="float">
            <text:p>70.254</text:p>
          </table:table-cell>
          <table:table-cell office:value-type="float" office:value="69.614" calcext:value-type="float">
            <text:p>69.614</text:p>
          </table:table-cell>
          <table:table-cell table:formula="of:=MIN([.B293:.F293])" office:value-type="float" office:value="69.614" calcext:value-type="float">
            <text:p/>
          </table:table-cell>
          <table:table-cell table:formula="of:=MAX([.B293:.F293])" office:value-type="float" office:value="74.556" calcext:value-type="float">
            <text:p/>
          </table:table-cell>
          <table:table-cell table:formula="of:=AVERAGE([.B293:.F293])" office:value-type="float" office:value="71.4096" calcext:value-type="float">
            <text:p/>
          </table:table-cell>
          <table:table-cell table:formula="of:=[.G293]/([.A293]*LOG([.A293]))" office:value-type="string" office:string-value="" calcext:value-type="error">
            <text:p/>
          </table:table-cell>
          <table:table-cell table:formula="of:=[.H292]/([.A293]*LOG([.A29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1.553" calcext:value-type="float">
            <text:p>71.553</text:p>
          </table:table-cell>
          <table:table-cell office:value-type="float" office:value="70.588" calcext:value-type="float">
            <text:p>70.588</text:p>
          </table:table-cell>
          <table:table-cell office:value-type="float" office:value="76.648" calcext:value-type="float">
            <text:p>76.648</text:p>
          </table:table-cell>
          <table:table-cell office:value-type="float" office:value="71.269" calcext:value-type="float">
            <text:p>71.269</text:p>
          </table:table-cell>
          <table:table-cell office:value-type="float" office:value="71.094" calcext:value-type="float">
            <text:p>71.094</text:p>
          </table:table-cell>
          <table:table-cell table:formula="of:=MIN([.B294:.F294])" office:value-type="float" office:value="70.588" calcext:value-type="float">
            <text:p/>
          </table:table-cell>
          <table:table-cell table:formula="of:=MAX([.B294:.F294])" office:value-type="float" office:value="76.648" calcext:value-type="float">
            <text:p/>
          </table:table-cell>
          <table:table-cell table:formula="of:=AVERAGE([.B294:.F294])" office:value-type="float" office:value="72.2304" calcext:value-type="float">
            <text:p/>
          </table:table-cell>
          <table:table-cell table:formula="of:=[.G294]/([.A294]*LOG([.A294]))" office:value-type="string" office:string-value="" calcext:value-type="error">
            <text:p/>
          </table:table-cell>
          <table:table-cell table:formula="of:=[.H293]/([.A294]*LOG([.A29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2.717" calcext:value-type="float">
            <text:p>72.717</text:p>
          </table:table-cell>
          <table:table-cell office:value-type="float" office:value="71.639" calcext:value-type="float">
            <text:p>71.639</text:p>
          </table:table-cell>
          <table:table-cell office:value-type="float" office:value="72.851" calcext:value-type="float">
            <text:p>72.851</text:p>
          </table:table-cell>
          <table:table-cell office:value-type="float" office:value="71.083" calcext:value-type="float">
            <text:p>71.083</text:p>
          </table:table-cell>
          <table:table-cell office:value-type="float" office:value="70.406" calcext:value-type="float">
            <text:p>70.406</text:p>
          </table:table-cell>
          <table:table-cell table:formula="of:=MIN([.B295:.F295])" office:value-type="float" office:value="70.406" calcext:value-type="float">
            <text:p/>
          </table:table-cell>
          <table:table-cell table:formula="of:=MAX([.B295:.F295])" office:value-type="float" office:value="72.851" calcext:value-type="float">
            <text:p/>
          </table:table-cell>
          <table:table-cell table:formula="of:=AVERAGE([.B295:.F295])" office:value-type="float" office:value="71.7392" calcext:value-type="float">
            <text:p/>
          </table:table-cell>
          <table:table-cell table:formula="of:=[.G295]/([.A295]*LOG([.A295]))" office:value-type="string" office:string-value="" calcext:value-type="error">
            <text:p/>
          </table:table-cell>
          <table:table-cell table:formula="of:=[.H294]/([.A295]*LOG([.A29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2.297" calcext:value-type="float">
            <text:p>72.297</text:p>
          </table:table-cell>
          <table:table-cell office:value-type="float" office:value="71.182" calcext:value-type="float">
            <text:p>71.182</text:p>
          </table:table-cell>
          <table:table-cell office:value-type="float" office:value="72.314" calcext:value-type="float">
            <text:p>72.314</text:p>
          </table:table-cell>
          <table:table-cell office:value-type="float" office:value="70.607" calcext:value-type="float">
            <text:p>70.607</text:p>
          </table:table-cell>
          <table:table-cell office:value-type="float" office:value="71.175" calcext:value-type="float">
            <text:p>71.175</text:p>
          </table:table-cell>
          <table:table-cell table:formula="of:=MIN([.B296:.F296])" office:value-type="float" office:value="70.607" calcext:value-type="float">
            <text:p/>
          </table:table-cell>
          <table:table-cell table:formula="of:=MAX([.B296:.F296])" office:value-type="float" office:value="72.314" calcext:value-type="float">
            <text:p/>
          </table:table-cell>
          <table:table-cell table:formula="of:=AVERAGE([.B296:.F296])" office:value-type="float" office:value="71.515" calcext:value-type="float">
            <text:p/>
          </table:table-cell>
          <table:table-cell table:formula="of:=[.G296]/([.A296]*LOG([.A296]))" office:value-type="string" office:string-value="" calcext:value-type="error">
            <text:p/>
          </table:table-cell>
          <table:table-cell table:formula="of:=[.H295]/([.A296]*LOG([.A29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2.997" calcext:value-type="float">
            <text:p>72.997</text:p>
          </table:table-cell>
          <table:table-cell office:value-type="float" office:value="73.483" calcext:value-type="float">
            <text:p>73.483</text:p>
          </table:table-cell>
          <table:table-cell office:value-type="float" office:value="71.892" calcext:value-type="float">
            <text:p>71.892</text:p>
          </table:table-cell>
          <table:table-cell office:value-type="float" office:value="70.956" calcext:value-type="float">
            <text:p>70.956</text:p>
          </table:table-cell>
          <table:table-cell office:value-type="float" office:value="73.109" calcext:value-type="float">
            <text:p>73.109</text:p>
          </table:table-cell>
          <table:table-cell table:formula="of:=MIN([.B297:.F297])" office:value-type="float" office:value="70.956" calcext:value-type="float">
            <text:p/>
          </table:table-cell>
          <table:table-cell table:formula="of:=MAX([.B297:.F297])" office:value-type="float" office:value="73.483" calcext:value-type="float">
            <text:p/>
          </table:table-cell>
          <table:table-cell table:formula="of:=AVERAGE([.B297:.F297])" office:value-type="float" office:value="72.4874" calcext:value-type="float">
            <text:p/>
          </table:table-cell>
          <table:table-cell table:formula="of:=[.G297]/([.A297]*LOG([.A297]))" office:value-type="string" office:string-value="" calcext:value-type="error">
            <text:p/>
          </table:table-cell>
          <table:table-cell table:formula="of:=[.H296]/([.A297]*LOG([.A29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3.044" calcext:value-type="float">
            <text:p>73.044</text:p>
          </table:table-cell>
          <table:table-cell office:value-type="float" office:value="72.892" calcext:value-type="float">
            <text:p>72.892</text:p>
          </table:table-cell>
          <table:table-cell office:value-type="float" office:value="71.032" calcext:value-type="float">
            <text:p>71.032</text:p>
          </table:table-cell>
          <table:table-cell office:value-type="float" office:value="71.756" calcext:value-type="float">
            <text:p>71.756</text:p>
          </table:table-cell>
          <table:table-cell office:value-type="float" office:value="72.425" calcext:value-type="float">
            <text:p>72.425</text:p>
          </table:table-cell>
          <table:table-cell table:formula="of:=MIN([.B298:.F298])" office:value-type="float" office:value="71.032" calcext:value-type="float">
            <text:p/>
          </table:table-cell>
          <table:table-cell table:formula="of:=MAX([.B298:.F298])" office:value-type="float" office:value="73.044" calcext:value-type="float">
            <text:p/>
          </table:table-cell>
          <table:table-cell table:formula="of:=AVERAGE([.B298:.F298])" office:value-type="float" office:value="72.2298" calcext:value-type="float">
            <text:p/>
          </table:table-cell>
          <table:table-cell table:formula="of:=[.G298]/([.A298]*LOG([.A298]))" office:value-type="string" office:string-value="" calcext:value-type="error">
            <text:p/>
          </table:table-cell>
          <table:table-cell table:formula="of:=[.H297]/([.A298]*LOG([.A29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4.828" calcext:value-type="float">
            <text:p>74.828</text:p>
          </table:table-cell>
          <table:table-cell office:value-type="float" office:value="75.915" calcext:value-type="float">
            <text:p>75.915</text:p>
          </table:table-cell>
          <table:table-cell office:value-type="float" office:value="74.254" calcext:value-type="float">
            <text:p>74.254</text:p>
          </table:table-cell>
          <table:table-cell office:value-type="float" office:value="73.778" calcext:value-type="float">
            <text:p>73.778</text:p>
          </table:table-cell>
          <table:table-cell office:value-type="float" office:value="73.754" calcext:value-type="float">
            <text:p>73.754</text:p>
          </table:table-cell>
          <table:table-cell table:formula="of:=MIN([.B299:.F299])" office:value-type="float" office:value="73.754" calcext:value-type="float">
            <text:p/>
          </table:table-cell>
          <table:table-cell table:formula="of:=MAX([.B299:.F299])" office:value-type="float" office:value="75.915" calcext:value-type="float">
            <text:p/>
          </table:table-cell>
          <table:table-cell table:formula="of:=AVERAGE([.B299:.F299])" office:value-type="float" office:value="74.5058" calcext:value-type="float">
            <text:p/>
          </table:table-cell>
          <table:table-cell table:formula="of:=[.G299]/([.A299]*LOG([.A299]))" office:value-type="string" office:string-value="" calcext:value-type="error">
            <text:p/>
          </table:table-cell>
          <table:table-cell table:formula="of:=[.H298]/([.A299]*LOG([.A29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4.351" calcext:value-type="float">
            <text:p>74.351</text:p>
          </table:table-cell>
          <table:table-cell office:value-type="float" office:value="74.33" calcext:value-type="float">
            <text:p>74.33</text:p>
          </table:table-cell>
          <table:table-cell office:value-type="float" office:value="73.915" calcext:value-type="float">
            <text:p>73.915</text:p>
          </table:table-cell>
          <table:table-cell office:value-type="float" office:value="79.74" calcext:value-type="float">
            <text:p>79.74</text:p>
          </table:table-cell>
          <table:table-cell office:value-type="float" office:value="74.935" calcext:value-type="float">
            <text:p>74.935</text:p>
          </table:table-cell>
          <table:table-cell table:formula="of:=MIN([.B300:.F300])" office:value-type="float" office:value="73.915" calcext:value-type="float">
            <text:p/>
          </table:table-cell>
          <table:table-cell table:formula="of:=MAX([.B300:.F300])" office:value-type="float" office:value="79.74" calcext:value-type="float">
            <text:p/>
          </table:table-cell>
          <table:table-cell table:formula="of:=AVERAGE([.B300:.F300])" office:value-type="float" office:value="75.4542" calcext:value-type="float">
            <text:p/>
          </table:table-cell>
          <table:table-cell table:formula="of:=[.G300]/([.A300]*LOG([.A300]))" office:value-type="string" office:string-value="" calcext:value-type="error">
            <text:p/>
          </table:table-cell>
          <table:table-cell table:formula="of:=[.H299]/([.A300]*LOG([.A30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4.726" calcext:value-type="float">
            <text:p>74.726</text:p>
          </table:table-cell>
          <table:table-cell office:value-type="float" office:value="75.425" calcext:value-type="float">
            <text:p>75.425</text:p>
          </table:table-cell>
          <table:table-cell office:value-type="float" office:value="74.331" calcext:value-type="float">
            <text:p>74.331</text:p>
          </table:table-cell>
          <table:table-cell office:value-type="float" office:value="75.644" calcext:value-type="float">
            <text:p>75.644</text:p>
          </table:table-cell>
          <table:table-cell office:value-type="float" office:value="74.097" calcext:value-type="float">
            <text:p>74.097</text:p>
          </table:table-cell>
          <table:table-cell table:formula="of:=MIN([.B301:.F301])" office:value-type="float" office:value="74.097" calcext:value-type="float">
            <text:p/>
          </table:table-cell>
          <table:table-cell table:formula="of:=MAX([.B301:.F301])" office:value-type="float" office:value="75.644" calcext:value-type="float">
            <text:p/>
          </table:table-cell>
          <table:table-cell table:formula="of:=AVERAGE([.B301:.F301])" office:value-type="float" office:value="74.8446" calcext:value-type="float">
            <text:p/>
          </table:table-cell>
          <table:table-cell table:formula="of:=[.G301]/([.A301]*LOG([.A301]))" office:value-type="string" office:string-value="" calcext:value-type="error">
            <text:p/>
          </table:table-cell>
          <table:table-cell table:formula="of:=[.H300]/([.A301]*LOG([.A30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6.214" calcext:value-type="float">
            <text:p>76.214</text:p>
          </table:table-cell>
          <table:table-cell office:value-type="float" office:value="75.271" calcext:value-type="float">
            <text:p>75.271</text:p>
          </table:table-cell>
          <table:table-cell office:value-type="float" office:value="74.729" calcext:value-type="float">
            <text:p>74.729</text:p>
          </table:table-cell>
          <table:table-cell office:value-type="float" office:value="75.527" calcext:value-type="float">
            <text:p>75.527</text:p>
          </table:table-cell>
          <table:table-cell office:value-type="float" office:value="77.049" calcext:value-type="float">
            <text:p>77.049</text:p>
          </table:table-cell>
          <table:table-cell table:formula="of:=MIN([.B302:.F302])" office:value-type="float" office:value="74.729" calcext:value-type="float">
            <text:p/>
          </table:table-cell>
          <table:table-cell table:formula="of:=MAX([.B302:.F302])" office:value-type="float" office:value="77.049" calcext:value-type="float">
            <text:p/>
          </table:table-cell>
          <table:table-cell table:formula="of:=AVERAGE([.B302:.F302])" office:value-type="float" office:value="75.758" calcext:value-type="float">
            <text:p/>
          </table:table-cell>
          <table:table-cell table:formula="of:=[.G302]/([.A302]*LOG([.A302]))" office:value-type="string" office:string-value="" calcext:value-type="error">
            <text:p/>
          </table:table-cell>
          <table:table-cell table:formula="of:=[.H301]/([.A302]*LOG([.A30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5.797" calcext:value-type="float">
            <text:p>75.797</text:p>
          </table:table-cell>
          <table:table-cell office:value-type="float" office:value="74.738" calcext:value-type="float">
            <text:p>74.738</text:p>
          </table:table-cell>
          <table:table-cell office:value-type="float" office:value="74.607" calcext:value-type="float">
            <text:p>74.607</text:p>
          </table:table-cell>
          <table:table-cell office:value-type="float" office:value="74.701" calcext:value-type="float">
            <text:p>74.701</text:p>
          </table:table-cell>
          <table:table-cell office:value-type="float" office:value="76.951" calcext:value-type="float">
            <text:p>76.951</text:p>
          </table:table-cell>
          <table:table-cell table:formula="of:=MIN([.B303:.F303])" office:value-type="float" office:value="74.607" calcext:value-type="float">
            <text:p/>
          </table:table-cell>
          <table:table-cell table:formula="of:=MAX([.B303:.F303])" office:value-type="float" office:value="76.951" calcext:value-type="float">
            <text:p/>
          </table:table-cell>
          <table:table-cell table:formula="of:=AVERAGE([.B303:.F303])" office:value-type="float" office:value="75.3588" calcext:value-type="float">
            <text:p/>
          </table:table-cell>
          <table:table-cell table:formula="of:=[.G303]/([.A303]*LOG([.A303]))" office:value-type="string" office:string-value="" calcext:value-type="error">
            <text:p/>
          </table:table-cell>
          <table:table-cell table:formula="of:=[.H302]/([.A303]*LOG([.A30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6.027" calcext:value-type="float">
            <text:p>76.027</text:p>
          </table:table-cell>
          <table:table-cell office:value-type="float" office:value="75.633" calcext:value-type="float">
            <text:p>75.633</text:p>
          </table:table-cell>
          <table:table-cell office:value-type="float" office:value="75.079" calcext:value-type="float">
            <text:p>75.079</text:p>
          </table:table-cell>
          <table:table-cell office:value-type="float" office:value="77.37" calcext:value-type="float">
            <text:p>77.37</text:p>
          </table:table-cell>
          <table:table-cell office:value-type="float" office:value="75.42" calcext:value-type="float">
            <text:p>75.42</text:p>
          </table:table-cell>
          <table:table-cell table:formula="of:=MIN([.B304:.F304])" office:value-type="float" office:value="75.079" calcext:value-type="float">
            <text:p/>
          </table:table-cell>
          <table:table-cell table:formula="of:=MAX([.B304:.F304])" office:value-type="float" office:value="77.37" calcext:value-type="float">
            <text:p/>
          </table:table-cell>
          <table:table-cell table:formula="of:=AVERAGE([.B304:.F304])" office:value-type="float" office:value="75.9058" calcext:value-type="float">
            <text:p/>
          </table:table-cell>
          <table:table-cell table:formula="of:=[.G304]/([.A304]*LOG([.A304]))" office:value-type="string" office:string-value="" calcext:value-type="error">
            <text:p/>
          </table:table-cell>
          <table:table-cell table:formula="of:=[.H303]/([.A304]*LOG([.A30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6.462" calcext:value-type="float">
            <text:p>76.462</text:p>
          </table:table-cell>
          <table:table-cell office:value-type="float" office:value="76.381" calcext:value-type="float">
            <text:p>76.381</text:p>
          </table:table-cell>
          <table:table-cell office:value-type="float" office:value="77.641" calcext:value-type="float">
            <text:p>77.641</text:p>
          </table:table-cell>
          <table:table-cell office:value-type="float" office:value="76.96" calcext:value-type="float">
            <text:p>76.96</text:p>
          </table:table-cell>
          <table:table-cell office:value-type="float" office:value="75.534" calcext:value-type="float">
            <text:p>75.534</text:p>
          </table:table-cell>
          <table:table-cell table:formula="of:=MIN([.B305:.F305])" office:value-type="float" office:value="75.534" calcext:value-type="float">
            <text:p/>
          </table:table-cell>
          <table:table-cell table:formula="of:=MAX([.B305:.F305])" office:value-type="float" office:value="77.641" calcext:value-type="float">
            <text:p/>
          </table:table-cell>
          <table:table-cell table:formula="of:=AVERAGE([.B305:.F305])" office:value-type="float" office:value="76.5956" calcext:value-type="float">
            <text:p/>
          </table:table-cell>
          <table:table-cell table:formula="of:=[.G305]/([.A305]*LOG([.A305]))" office:value-type="string" office:string-value="" calcext:value-type="error">
            <text:p/>
          </table:table-cell>
          <table:table-cell table:formula="of:=[.H304]/([.A305]*LOG([.A30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7.395" calcext:value-type="float">
            <text:p>77.395</text:p>
          </table:table-cell>
          <table:table-cell office:value-type="float" office:value="76.564" calcext:value-type="float">
            <text:p>76.564</text:p>
          </table:table-cell>
          <table:table-cell office:value-type="float" office:value="76.987" calcext:value-type="float">
            <text:p>76.987</text:p>
          </table:table-cell>
          <table:table-cell office:value-type="float" office:value="77.484" calcext:value-type="float">
            <text:p>77.484</text:p>
          </table:table-cell>
          <table:table-cell office:value-type="float" office:value="77.18" calcext:value-type="float">
            <text:p>77.18</text:p>
          </table:table-cell>
          <table:table-cell table:formula="of:=MIN([.B306:.F306])" office:value-type="float" office:value="76.564" calcext:value-type="float">
            <text:p/>
          </table:table-cell>
          <table:table-cell table:formula="of:=MAX([.B306:.F306])" office:value-type="float" office:value="77.484" calcext:value-type="float">
            <text:p/>
          </table:table-cell>
          <table:table-cell table:formula="of:=AVERAGE([.B306:.F306])" office:value-type="float" office:value="77.122" calcext:value-type="float">
            <text:p/>
          </table:table-cell>
          <table:table-cell table:formula="of:=[.G306]/([.A306]*LOG([.A306]))" office:value-type="string" office:string-value="" calcext:value-type="error">
            <text:p/>
          </table:table-cell>
          <table:table-cell table:formula="of:=[.H305]/([.A306]*LOG([.A30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7.933" calcext:value-type="float">
            <text:p>77.933</text:p>
          </table:table-cell>
          <table:table-cell office:value-type="float" office:value="77.298" calcext:value-type="float">
            <text:p>77.298</text:p>
          </table:table-cell>
          <table:table-cell office:value-type="float" office:value="77.494" calcext:value-type="float">
            <text:p>77.494</text:p>
          </table:table-cell>
          <table:table-cell office:value-type="float" office:value="77.385" calcext:value-type="float">
            <text:p>77.385</text:p>
          </table:table-cell>
          <table:table-cell office:value-type="float" office:value="76.427" calcext:value-type="float">
            <text:p>76.427</text:p>
          </table:table-cell>
          <table:table-cell table:formula="of:=MIN([.B307:.F307])" office:value-type="float" office:value="76.427" calcext:value-type="float">
            <text:p/>
          </table:table-cell>
          <table:table-cell table:formula="of:=MAX([.B307:.F307])" office:value-type="float" office:value="77.933" calcext:value-type="float">
            <text:p/>
          </table:table-cell>
          <table:table-cell table:formula="of:=AVERAGE([.B307:.F307])" office:value-type="float" office:value="77.3074" calcext:value-type="float">
            <text:p/>
          </table:table-cell>
          <table:table-cell table:formula="of:=[.G307]/([.A307]*LOG([.A307]))" office:value-type="string" office:string-value="" calcext:value-type="error">
            <text:p/>
          </table:table-cell>
          <table:table-cell table:formula="of:=[.H306]/([.A307]*LOG([.A30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8.414" calcext:value-type="float">
            <text:p>78.414</text:p>
          </table:table-cell>
          <table:table-cell office:value-type="float" office:value="77.695" calcext:value-type="float">
            <text:p>77.695</text:p>
          </table:table-cell>
          <table:table-cell office:value-type="float" office:value="77.783" calcext:value-type="float">
            <text:p>77.783</text:p>
          </table:table-cell>
          <table:table-cell office:value-type="float" office:value="76.635" calcext:value-type="float">
            <text:p>76.635</text:p>
          </table:table-cell>
          <table:table-cell table:formula="of:=MIN([.B308:.F308])" office:value-type="float" office:value="76.635" calcext:value-type="float">
            <text:p/>
          </table:table-cell>
          <table:table-cell table:formula="of:=MAX([.B308:.F308])" office:value-type="float" office:value="78.414" calcext:value-type="float">
            <text:p/>
          </table:table-cell>
          <table:table-cell table:formula="of:=AVERAGE([.B308:.F308])" office:value-type="float" office:value="77.7054" calcext:value-type="float">
            <text:p/>
          </table:table-cell>
          <table:table-cell table:formula="of:=[.G308]/([.A308]*LOG([.A308]))" office:value-type="string" office:string-value="" calcext:value-type="error">
            <text:p/>
          </table:table-cell>
          <table:table-cell table:formula="of:=[.H307]/([.A308]*LOG([.A30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0.272" calcext:value-type="float">
            <text:p>80.272</text:p>
          </table:table-cell>
          <table:table-cell office:value-type="float" office:value="79.286" calcext:value-type="float">
            <text:p>79.286</text:p>
          </table:table-cell>
          <table:table-cell office:value-type="float" office:value="80.464" calcext:value-type="float">
            <text:p>80.464</text:p>
          </table:table-cell>
          <table:table-cell office:value-type="float" office:value="78.74" calcext:value-type="float">
            <text:p>78.74</text:p>
          </table:table-cell>
          <table:table-cell office:value-type="float" office:value="78.254" calcext:value-type="float">
            <text:p>78.254</text:p>
          </table:table-cell>
          <table:table-cell table:formula="of:=MIN([.B309:.F309])" office:value-type="float" office:value="78.254" calcext:value-type="float">
            <text:p/>
          </table:table-cell>
          <table:table-cell table:formula="of:=MAX([.B309:.F309])" office:value-type="float" office:value="80.464" calcext:value-type="float">
            <text:p/>
          </table:table-cell>
          <table:table-cell table:formula="of:=AVERAGE([.B309:.F309])" office:value-type="float" office:value="79.4032" calcext:value-type="float">
            <text:p/>
          </table:table-cell>
          <table:table-cell table:formula="of:=[.G309]/([.A309]*LOG([.A309]))" office:value-type="string" office:string-value="" calcext:value-type="error">
            <text:p/>
          </table:table-cell>
          <table:table-cell table:formula="of:=[.H308]/([.A309]*LOG([.A30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8.893" calcext:value-type="float">
            <text:p>78.893</text:p>
          </table:table-cell>
          <table:table-cell office:value-type="float" office:value="77.915" calcext:value-type="float">
            <text:p>77.915</text:p>
          </table:table-cell>
          <table:table-cell office:value-type="float" office:value="77.958" calcext:value-type="float">
            <text:p>77.958</text:p>
          </table:table-cell>
          <table:table-cell office:value-type="float" office:value="79.523" calcext:value-type="float">
            <text:p>79.523</text:p>
          </table:table-cell>
          <table:table-cell office:value-type="float" office:value="77.401" calcext:value-type="float">
            <text:p>77.401</text:p>
          </table:table-cell>
          <table:table-cell table:formula="of:=MIN([.B310:.F310])" office:value-type="float" office:value="77.401" calcext:value-type="float">
            <text:p/>
          </table:table-cell>
          <table:table-cell table:formula="of:=MAX([.B310:.F310])" office:value-type="float" office:value="79.523" calcext:value-type="float">
            <text:p/>
          </table:table-cell>
          <table:table-cell table:formula="of:=AVERAGE([.B310:.F310])" office:value-type="float" office:value="78.338" calcext:value-type="float">
            <text:p/>
          </table:table-cell>
          <table:table-cell table:formula="of:=[.G310]/([.A310]*LOG([.A310]))" office:value-type="string" office:string-value="" calcext:value-type="error">
            <text:p/>
          </table:table-cell>
          <table:table-cell table:formula="of:=[.H309]/([.A310]*LOG([.A31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0.14" calcext:value-type="float">
            <text:p>80.14</text:p>
          </table:table-cell>
          <table:table-cell office:value-type="float" office:value="80.448" calcext:value-type="float">
            <text:p>80.448</text:p>
          </table:table-cell>
          <table:table-cell office:value-type="float" office:value="80.704" calcext:value-type="float">
            <text:p>80.704</text:p>
          </table:table-cell>
          <table:table-cell office:value-type="float" office:value="79.769" calcext:value-type="float">
            <text:p>79.769</text:p>
          </table:table-cell>
          <table:table-cell office:value-type="float" office:value="80.562" calcext:value-type="float">
            <text:p>80.562</text:p>
          </table:table-cell>
          <table:table-cell table:formula="of:=MIN([.B311:.F311])" office:value-type="float" office:value="79.769" calcext:value-type="float">
            <text:p/>
          </table:table-cell>
          <table:table-cell table:formula="of:=MAX([.B311:.F311])" office:value-type="float" office:value="80.704" calcext:value-type="float">
            <text:p/>
          </table:table-cell>
          <table:table-cell table:formula="of:=AVERAGE([.B311:.F311])" office:value-type="float" office:value="80.3246" calcext:value-type="float">
            <text:p/>
          </table:table-cell>
          <table:table-cell table:formula="of:=[.G311]/([.A311]*LOG([.A311]))" office:value-type="string" office:string-value="" calcext:value-type="error">
            <text:p/>
          </table:table-cell>
          <table:table-cell table:formula="of:=[.H310]/([.A311]*LOG([.A31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1.124" calcext:value-type="float">
            <text:p>81.124</text:p>
          </table:table-cell>
          <table:table-cell office:value-type="float" office:value="79.991" calcext:value-type="float">
            <text:p>79.991</text:p>
          </table:table-cell>
          <table:table-cell office:value-type="float" office:value="79.516" calcext:value-type="float">
            <text:p>79.516</text:p>
          </table:table-cell>
          <table:table-cell office:value-type="float" office:value="79.584" calcext:value-type="float">
            <text:p>79.584</text:p>
          </table:table-cell>
          <table:table-cell office:value-type="float" office:value="82.178" calcext:value-type="float">
            <text:p>82.178</text:p>
          </table:table-cell>
          <table:table-cell table:formula="of:=MIN([.B312:.F312])" office:value-type="float" office:value="79.516" calcext:value-type="float">
            <text:p/>
          </table:table-cell>
          <table:table-cell table:formula="of:=MAX([.B312:.F312])" office:value-type="float" office:value="82.178" calcext:value-type="float">
            <text:p/>
          </table:table-cell>
          <table:table-cell table:formula="of:=AVERAGE([.B312:.F312])" office:value-type="float" office:value="80.4786" calcext:value-type="float">
            <text:p/>
          </table:table-cell>
          <table:table-cell table:formula="of:=[.G312]/([.A312]*LOG([.A312]))" office:value-type="string" office:string-value="" calcext:value-type="error">
            <text:p/>
          </table:table-cell>
          <table:table-cell table:formula="of:=[.H311]/([.A312]*LOG([.A31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0.611" calcext:value-type="float">
            <text:p>80.611</text:p>
          </table:table-cell>
          <table:table-cell office:value-type="float" office:value="81.255" calcext:value-type="float">
            <text:p>81.255</text:p>
          </table:table-cell>
          <table:table-cell office:value-type="float" office:value="81.015" calcext:value-type="float">
            <text:p>81.015</text:p>
          </table:table-cell>
          <table:table-cell office:value-type="float" office:value="81.505" calcext:value-type="float">
            <text:p>81.505</text:p>
          </table:table-cell>
          <table:table-cell office:value-type="float" office:value="79.48" calcext:value-type="float">
            <text:p>79.48</text:p>
          </table:table-cell>
          <table:table-cell table:formula="of:=MIN([.B313:.F313])" office:value-type="float" office:value="79.48" calcext:value-type="float">
            <text:p/>
          </table:table-cell>
          <table:table-cell table:formula="of:=MAX([.B313:.F313])" office:value-type="float" office:value="81.505" calcext:value-type="float">
            <text:p/>
          </table:table-cell>
          <table:table-cell table:formula="of:=AVERAGE([.B313:.F313])" office:value-type="float" office:value="80.7732" calcext:value-type="float">
            <text:p/>
          </table:table-cell>
          <table:table-cell table:formula="of:=[.G313]/([.A313]*LOG([.A313]))" office:value-type="string" office:string-value="" calcext:value-type="error">
            <text:p/>
          </table:table-cell>
          <table:table-cell table:formula="of:=[.H312]/([.A313]*LOG([.A31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2.78" calcext:value-type="float">
            <text:p>82.78</text:p>
          </table:table-cell>
          <table:table-cell office:value-type="float" office:value="82.841" calcext:value-type="float">
            <text:p>82.841</text:p>
          </table:table-cell>
          <table:table-cell office:value-type="float" office:value="83.783" calcext:value-type="float">
            <text:p>83.783</text:p>
          </table:table-cell>
          <table:table-cell office:value-type="float" office:value="82.057" calcext:value-type="float">
            <text:p>82.057</text:p>
          </table:table-cell>
          <table:table-cell office:value-type="float" office:value="81.574" calcext:value-type="float">
            <text:p>81.574</text:p>
          </table:table-cell>
          <table:table-cell table:formula="of:=MIN([.B314:.F314])" office:value-type="float" office:value="81.574" calcext:value-type="float">
            <text:p/>
          </table:table-cell>
          <table:table-cell table:formula="of:=MAX([.B314:.F314])" office:value-type="float" office:value="83.783" calcext:value-type="float">
            <text:p/>
          </table:table-cell>
          <table:table-cell table:formula="of:=AVERAGE([.B314:.F314])" office:value-type="float" office:value="82.607" calcext:value-type="float">
            <text:p/>
          </table:table-cell>
          <table:table-cell table:formula="of:=[.G314]/([.A314]*LOG([.A314]))" office:value-type="string" office:string-value="" calcext:value-type="error">
            <text:p/>
          </table:table-cell>
          <table:table-cell table:formula="of:=[.H313]/([.A314]*LOG([.A31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0.855" calcext:value-type="float">
            <text:p>80.855</text:p>
          </table:table-cell>
          <table:table-cell office:value-type="float" office:value="79.899" calcext:value-type="float">
            <text:p>79.899</text:p>
          </table:table-cell>
          <table:table-cell office:value-type="float" office:value="81.324" calcext:value-type="float">
            <text:p>81.324</text:p>
          </table:table-cell>
          <table:table-cell office:value-type="float" office:value="81.445" calcext:value-type="float">
            <text:p>81.445</text:p>
          </table:table-cell>
          <table:table-cell office:value-type="float" office:value="82.559" calcext:value-type="float">
            <text:p>82.559</text:p>
          </table:table-cell>
          <table:table-cell table:formula="of:=MIN([.B315:.F315])" office:value-type="float" office:value="79.899" calcext:value-type="float">
            <text:p/>
          </table:table-cell>
          <table:table-cell table:formula="of:=MAX([.B315:.F315])" office:value-type="float" office:value="82.559" calcext:value-type="float">
            <text:p/>
          </table:table-cell>
          <table:table-cell table:formula="of:=AVERAGE([.B315:.F315])" office:value-type="float" office:value="81.2164" calcext:value-type="float">
            <text:p/>
          </table:table-cell>
          <table:table-cell table:formula="of:=[.G315]/([.A315]*LOG([.A315]))" office:value-type="string" office:string-value="" calcext:value-type="error">
            <text:p/>
          </table:table-cell>
          <table:table-cell table:formula="of:=[.H314]/([.A315]*LOG([.A31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7.356" calcext:value-type="float">
            <text:p>87.356</text:p>
          </table:table-cell>
          <table:table-cell office:value-type="float" office:value="81.477" calcext:value-type="float">
            <text:p>81.477</text:p>
          </table:table-cell>
          <table:table-cell office:value-type="float" office:value="81.369" calcext:value-type="float">
            <text:p>81.369</text:p>
          </table:table-cell>
          <table:table-cell office:value-type="float" office:value="81.204" calcext:value-type="float">
            <text:p>81.204</text:p>
          </table:table-cell>
          <table:table-cell office:value-type="float" office:value="81.503" calcext:value-type="float">
            <text:p>81.503</text:p>
          </table:table-cell>
          <table:table-cell table:formula="of:=MIN([.B316:.F316])" office:value-type="float" office:value="81.204" calcext:value-type="float">
            <text:p/>
          </table:table-cell>
          <table:table-cell table:formula="of:=MAX([.B316:.F316])" office:value-type="float" office:value="87.356" calcext:value-type="float">
            <text:p/>
          </table:table-cell>
          <table:table-cell table:formula="of:=AVERAGE([.B316:.F316])" office:value-type="float" office:value="82.5818" calcext:value-type="float">
            <text:p/>
          </table:table-cell>
          <table:table-cell table:formula="of:=[.G316]/([.A316]*LOG([.A316]))" office:value-type="string" office:string-value="" calcext:value-type="error">
            <text:p/>
          </table:table-cell>
          <table:table-cell table:formula="of:=[.H315]/([.A316]*LOG([.A31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2.487" calcext:value-type="float">
            <text:p>82.487</text:p>
          </table:table-cell>
          <table:table-cell office:value-type="float" office:value="82.236" calcext:value-type="float">
            <text:p>82.236</text:p>
          </table:table-cell>
          <table:table-cell office:value-type="float" office:value="82.16" calcext:value-type="float">
            <text:p>82.16</text:p>
          </table:table-cell>
          <table:table-cell office:value-type="float" office:value="81.686" calcext:value-type="float">
            <text:p>81.686</text:p>
          </table:table-cell>
          <table:table-cell table:formula="of:=MIN([.B317:.F317])" office:value-type="float" office:value="81.686" calcext:value-type="float">
            <text:p/>
          </table:table-cell>
          <table:table-cell table:formula="of:=MAX([.B317:.F317])" office:value-type="float" office:value="84" calcext:value-type="float">
            <text:p/>
          </table:table-cell>
          <table:table-cell table:formula="of:=AVERAGE([.B317:.F317])" office:value-type="float" office:value="82.5138" calcext:value-type="float">
            <text:p/>
          </table:table-cell>
          <table:table-cell table:formula="of:=[.G317]/([.A317]*LOG([.A317]))" office:value-type="string" office:string-value="" calcext:value-type="error">
            <text:p/>
          </table:table-cell>
          <table:table-cell table:formula="of:=[.H316]/([.A317]*LOG([.A31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6.771" calcext:value-type="float">
            <text:p>86.771</text:p>
          </table:table-cell>
          <table:table-cell office:value-type="float" office:value="84.03" calcext:value-type="float">
            <text:p>84.03</text:p>
          </table:table-cell>
          <table:table-cell office:value-type="float" office:value="83.096" calcext:value-type="float">
            <text:p>83.096</text:p>
          </table:table-cell>
          <table:table-cell office:value-type="float" office:value="82.989" calcext:value-type="float">
            <text:p>82.989</text:p>
          </table:table-cell>
          <table:table-cell office:value-type="float" office:value="82.54" calcext:value-type="float">
            <text:p>82.54</text:p>
          </table:table-cell>
          <table:table-cell table:formula="of:=MIN([.B318:.F318])" office:value-type="float" office:value="82.54" calcext:value-type="float">
            <text:p/>
          </table:table-cell>
          <table:table-cell table:formula="of:=MAX([.B318:.F318])" office:value-type="float" office:value="86.771" calcext:value-type="float">
            <text:p/>
          </table:table-cell>
          <table:table-cell table:formula="of:=AVERAGE([.B318:.F318])" office:value-type="float" office:value="83.8852" calcext:value-type="float">
            <text:p/>
          </table:table-cell>
          <table:table-cell table:formula="of:=[.G318]/([.A318]*LOG([.A318]))" office:value-type="string" office:string-value="" calcext:value-type="error">
            <text:p/>
          </table:table-cell>
          <table:table-cell table:formula="of:=[.H317]/([.A318]*LOG([.A31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1.421" calcext:value-type="float">
            <text:p>91.421</text:p>
          </table:table-cell>
          <table:table-cell office:value-type="float" office:value="86.808" calcext:value-type="float">
            <text:p>86.808</text:p>
          </table:table-cell>
          <table:table-cell office:value-type="float" office:value="83.588" calcext:value-type="float">
            <text:p>83.588</text:p>
          </table:table-cell>
          <table:table-cell office:value-type="float" office:value="86.011" calcext:value-type="float">
            <text:p>86.011</text:p>
          </table:table-cell>
          <table:table-cell office:value-type="float" office:value="82.165" calcext:value-type="float">
            <text:p>82.165</text:p>
          </table:table-cell>
          <table:table-cell table:formula="of:=MIN([.B319:.F319])" office:value-type="float" office:value="82.165" calcext:value-type="float">
            <text:p/>
          </table:table-cell>
          <table:table-cell table:formula="of:=MAX([.B319:.F319])" office:value-type="float" office:value="91.421" calcext:value-type="float">
            <text:p/>
          </table:table-cell>
          <table:table-cell table:formula="of:=AVERAGE([.B319:.F319])" office:value-type="float" office:value="85.9986" calcext:value-type="float">
            <text:p/>
          </table:table-cell>
          <table:table-cell table:formula="of:=[.G319]/([.A319]*LOG([.A319]))" office:value-type="string" office:string-value="" calcext:value-type="error">
            <text:p/>
          </table:table-cell>
          <table:table-cell table:formula="of:=[.H318]/([.A319]*LOG([.A31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2.057" calcext:value-type="float">
            <text:p>92.057</text:p>
          </table:table-cell>
          <table:table-cell office:value-type="float" office:value="84.013" calcext:value-type="float">
            <text:p>84.013</text:p>
          </table:table-cell>
          <table:table-cell office:value-type="float" office:value="83.218" calcext:value-type="float">
            <text:p>83.218</text:p>
          </table:table-cell>
          <table:table-cell office:value-type="float" office:value="82.812" calcext:value-type="float">
            <text:p>82.812</text:p>
          </table:table-cell>
          <table:table-cell office:value-type="float" office:value="84.452" calcext:value-type="float">
            <text:p>84.452</text:p>
          </table:table-cell>
          <table:table-cell table:formula="of:=MIN([.B320:.F320])" office:value-type="float" office:value="82.812" calcext:value-type="float">
            <text:p/>
          </table:table-cell>
          <table:table-cell table:formula="of:=MAX([.B320:.F320])" office:value-type="float" office:value="92.057" calcext:value-type="float">
            <text:p/>
          </table:table-cell>
          <table:table-cell table:formula="of:=AVERAGE([.B320:.F320])" office:value-type="float" office:value="85.3104" calcext:value-type="float">
            <text:p/>
          </table:table-cell>
          <table:table-cell table:formula="of:=[.G320]/([.A320]*LOG([.A320]))" office:value-type="string" office:string-value="" calcext:value-type="error">
            <text:p/>
          </table:table-cell>
          <table:table-cell table:formula="of:=[.H319]/([.A320]*LOG([.A32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4.349" calcext:value-type="float">
            <text:p>84.349</text:p>
          </table:table-cell>
          <table:table-cell office:value-type="float" office:value="84.609" calcext:value-type="float">
            <text:p>84.609</text:p>
          </table:table-cell>
          <table:table-cell office:value-type="float" office:value="84.349" calcext:value-type="float">
            <text:p>84.349</text:p>
          </table:table-cell>
          <table:table-cell office:value-type="float" office:value="85.502" calcext:value-type="float">
            <text:p>85.502</text:p>
          </table:table-cell>
          <table:table-cell office:value-type="float" office:value="83.731" calcext:value-type="float">
            <text:p>83.731</text:p>
          </table:table-cell>
          <table:table-cell table:formula="of:=MIN([.B321:.F321])" office:value-type="float" office:value="83.731" calcext:value-type="float">
            <text:p/>
          </table:table-cell>
          <table:table-cell table:formula="of:=MAX([.B321:.F321])" office:value-type="float" office:value="85.502" calcext:value-type="float">
            <text:p/>
          </table:table-cell>
          <table:table-cell table:formula="of:=AVERAGE([.B321:.F321])" office:value-type="float" office:value="84.508" calcext:value-type="float">
            <text:p/>
          </table:table-cell>
          <table:table-cell table:formula="of:=[.G321]/([.A321]*LOG([.A321]))" office:value-type="string" office:string-value="" calcext:value-type="error">
            <text:p/>
          </table:table-cell>
          <table:table-cell table:formula="of:=[.H320]/([.A321]*LOG([.A32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9.038" calcext:value-type="float">
            <text:p>89.038</text:p>
          </table:table-cell>
          <table:table-cell office:value-type="float" office:value="85.829" calcext:value-type="float">
            <text:p>85.829</text:p>
          </table:table-cell>
          <table:table-cell office:value-type="float" office:value="86.371" calcext:value-type="float">
            <text:p>86.371</text:p>
          </table:table-cell>
          <table:table-cell office:value-type="float" office:value="85.213" calcext:value-type="float">
            <text:p>85.213</text:p>
          </table:table-cell>
          <table:table-cell office:value-type="float" office:value="84.846" calcext:value-type="float">
            <text:p>84.846</text:p>
          </table:table-cell>
          <table:table-cell table:formula="of:=MIN([.B322:.F322])" office:value-type="float" office:value="84.846" calcext:value-type="float">
            <text:p/>
          </table:table-cell>
          <table:table-cell table:formula="of:=MAX([.B322:.F322])" office:value-type="float" office:value="89.038" calcext:value-type="float">
            <text:p/>
          </table:table-cell>
          <table:table-cell table:formula="of:=AVERAGE([.B322:.F322])" office:value-type="float" office:value="86.2594" calcext:value-type="float">
            <text:p/>
          </table:table-cell>
          <table:table-cell table:formula="of:=[.G322]/([.A322]*LOG([.A322]))" office:value-type="string" office:string-value="" calcext:value-type="error">
            <text:p/>
          </table:table-cell>
          <table:table-cell table:formula="of:=[.H321]/([.A322]*LOG([.A32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7.923" calcext:value-type="float">
            <text:p>87.923</text:p>
          </table:table-cell>
          <table:table-cell office:value-type="float" office:value="84.817" calcext:value-type="float">
            <text:p>84.817</text:p>
          </table:table-cell>
          <table:table-cell office:value-type="float" office:value="86.387" calcext:value-type="float">
            <text:p>86.387</text:p>
          </table:table-cell>
          <table:table-cell office:value-type="float" office:value="87.147" calcext:value-type="float">
            <text:p>87.147</text:p>
          </table:table-cell>
          <table:table-cell office:value-type="float" office:value="86.805" calcext:value-type="float">
            <text:p>86.805</text:p>
          </table:table-cell>
          <table:table-cell table:formula="of:=MIN([.B323:.F323])" office:value-type="float" office:value="84.817" calcext:value-type="float">
            <text:p/>
          </table:table-cell>
          <table:table-cell table:formula="of:=MAX([.B323:.F323])" office:value-type="float" office:value="87.923" calcext:value-type="float">
            <text:p/>
          </table:table-cell>
          <table:table-cell table:formula="of:=AVERAGE([.B323:.F323])" office:value-type="float" office:value="86.6158" calcext:value-type="float">
            <text:p/>
          </table:table-cell>
          <table:table-cell table:formula="of:=[.G323]/([.A323]*LOG([.A323]))" office:value-type="string" office:string-value="" calcext:value-type="error">
            <text:p/>
          </table:table-cell>
          <table:table-cell table:formula="of:=[.H322]/([.A323]*LOG([.A32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6.975" calcext:value-type="float">
            <text:p>86.975</text:p>
          </table:table-cell>
          <table:table-cell office:value-type="float" office:value="86.682" calcext:value-type="float">
            <text:p>86.682</text:p>
          </table:table-cell>
          <table:table-cell office:value-type="float" office:value="85.253" calcext:value-type="float">
            <text:p>85.253</text:p>
          </table:table-cell>
          <table:table-cell office:value-type="float" office:value="88.087" calcext:value-type="float">
            <text:p>88.087</text:p>
          </table:table-cell>
          <table:table-cell office:value-type="float" office:value="85.917" calcext:value-type="float">
            <text:p>85.917</text:p>
          </table:table-cell>
          <table:table-cell table:formula="of:=MIN([.B324:.F324])" office:value-type="float" office:value="85.253" calcext:value-type="float">
            <text:p/>
          </table:table-cell>
          <table:table-cell table:formula="of:=MAX([.B324:.F324])" office:value-type="float" office:value="88.087" calcext:value-type="float">
            <text:p/>
          </table:table-cell>
          <table:table-cell table:formula="of:=AVERAGE([.B324:.F324])" office:value-type="float" office:value="86.5828" calcext:value-type="float">
            <text:p/>
          </table:table-cell>
          <table:table-cell table:formula="of:=[.G324]/([.A324]*LOG([.A324]))" office:value-type="string" office:string-value="" calcext:value-type="error">
            <text:p/>
          </table:table-cell>
          <table:table-cell table:formula="of:=[.H323]/([.A324]*LOG([.A32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8.177" calcext:value-type="float">
            <text:p>88.177</text:p>
          </table:table-cell>
          <table:table-cell office:value-type="float" office:value="87.019" calcext:value-type="float">
            <text:p>87.019</text:p>
          </table:table-cell>
          <table:table-cell office:value-type="float" office:value="87.836" calcext:value-type="float">
            <text:p>87.836</text:p>
          </table:table-cell>
          <table:table-cell office:value-type="float" office:value="85.018" calcext:value-type="float">
            <text:p>85.018</text:p>
          </table:table-cell>
          <table:table-cell office:value-type="float" office:value="88.189" calcext:value-type="float">
            <text:p>88.189</text:p>
          </table:table-cell>
          <table:table-cell table:formula="of:=MIN([.B325:.F325])" office:value-type="float" office:value="85.018" calcext:value-type="float">
            <text:p/>
          </table:table-cell>
          <table:table-cell table:formula="of:=MAX([.B325:.F325])" office:value-type="float" office:value="88.189" calcext:value-type="float">
            <text:p/>
          </table:table-cell>
          <table:table-cell table:formula="of:=AVERAGE([.B325:.F325])" office:value-type="float" office:value="87.2478" calcext:value-type="float">
            <text:p/>
          </table:table-cell>
          <table:table-cell table:formula="of:=[.G325]/([.A325]*LOG([.A325]))" office:value-type="string" office:string-value="" calcext:value-type="error">
            <text:p/>
          </table:table-cell>
          <table:table-cell table:formula="of:=[.H324]/([.A325]*LOG([.A32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1.284" calcext:value-type="float">
            <text:p>91.284</text:p>
          </table:table-cell>
          <table:table-cell office:value-type="float" office:value="86.927" calcext:value-type="float">
            <text:p>86.927</text:p>
          </table:table-cell>
          <table:table-cell office:value-type="float" office:value="86.555" calcext:value-type="float">
            <text:p>86.555</text:p>
          </table:table-cell>
          <table:table-cell office:value-type="float" office:value="86.535" calcext:value-type="float">
            <text:p>86.535</text:p>
          </table:table-cell>
          <table:table-cell office:value-type="float" office:value="88.221" calcext:value-type="float">
            <text:p>88.221</text:p>
          </table:table-cell>
          <table:table-cell table:formula="of:=MIN([.B326:.F326])" office:value-type="float" office:value="86.535" calcext:value-type="float">
            <text:p/>
          </table:table-cell>
          <table:table-cell table:formula="of:=MAX([.B326:.F326])" office:value-type="float" office:value="91.284" calcext:value-type="float">
            <text:p/>
          </table:table-cell>
          <table:table-cell table:formula="of:=AVERAGE([.B326:.F326])" office:value-type="float" office:value="87.9044" calcext:value-type="float">
            <text:p/>
          </table:table-cell>
          <table:table-cell table:formula="of:=[.G326]/([.A326]*LOG([.A326]))" office:value-type="string" office:string-value="" calcext:value-type="error">
            <text:p/>
          </table:table-cell>
          <table:table-cell table:formula="of:=[.H325]/([.A326]*LOG([.A32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0.122" calcext:value-type="float">
            <text:p>90.122</text:p>
          </table:table-cell>
          <table:table-cell office:value-type="float" office:value="87.8" calcext:value-type="float">
            <text:p>87.8</text:p>
          </table:table-cell>
          <table:table-cell office:value-type="float" office:value="88.6" calcext:value-type="float">
            <text:p>88.6</text:p>
          </table:table-cell>
          <table:table-cell office:value-type="float" office:value="86.831" calcext:value-type="float">
            <text:p>86.831</text:p>
          </table:table-cell>
          <table:table-cell office:value-type="float" office:value="86.499" calcext:value-type="float">
            <text:p>86.499</text:p>
          </table:table-cell>
          <table:table-cell table:formula="of:=MIN([.B327:.F327])" office:value-type="float" office:value="86.499" calcext:value-type="float">
            <text:p/>
          </table:table-cell>
          <table:table-cell table:formula="of:=MAX([.B327:.F327])" office:value-type="float" office:value="90.122" calcext:value-type="float">
            <text:p/>
          </table:table-cell>
          <table:table-cell table:formula="of:=AVERAGE([.B327:.F327])" office:value-type="float" office:value="87.9704" calcext:value-type="float">
            <text:p/>
          </table:table-cell>
          <table:table-cell table:formula="of:=[.G327]/([.A327]*LOG([.A327]))" office:value-type="string" office:string-value="" calcext:value-type="error">
            <text:p/>
          </table:table-cell>
          <table:table-cell table:formula="of:=[.H326]/([.A327]*LOG([.A32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8.967" calcext:value-type="float">
            <text:p>88.967</text:p>
          </table:table-cell>
          <table:table-cell office:value-type="float" office:value="89.357" calcext:value-type="float">
            <text:p>89.357</text:p>
          </table:table-cell>
          <table:table-cell office:value-type="float" office:value="87.906" calcext:value-type="float">
            <text:p>87.906</text:p>
          </table:table-cell>
          <table:table-cell office:value-type="float" office:value="88.768" calcext:value-type="float">
            <text:p>88.768</text:p>
          </table:table-cell>
          <table:table-cell office:value-type="float" office:value="89.142" calcext:value-type="float">
            <text:p>89.142</text:p>
          </table:table-cell>
          <table:table-cell table:formula="of:=MIN([.B328:.F328])" office:value-type="float" office:value="87.906" calcext:value-type="float">
            <text:p/>
          </table:table-cell>
          <table:table-cell table:formula="of:=MAX([.B328:.F328])" office:value-type="float" office:value="89.357" calcext:value-type="float">
            <text:p/>
          </table:table-cell>
          <table:table-cell table:formula="of:=AVERAGE([.B328:.F328])" office:value-type="float" office:value="88.828" calcext:value-type="float">
            <text:p/>
          </table:table-cell>
          <table:table-cell table:formula="of:=[.G328]/([.A328]*LOG([.A328]))" office:value-type="string" office:string-value="" calcext:value-type="error">
            <text:p/>
          </table:table-cell>
          <table:table-cell table:formula="of:=[.H327]/([.A328]*LOG([.A32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0.871" calcext:value-type="float">
            <text:p>90.871</text:p>
          </table:table-cell>
          <table:table-cell office:value-type="float" office:value="89.311" calcext:value-type="float">
            <text:p>89.311</text:p>
          </table:table-cell>
          <table:table-cell office:value-type="float" office:value="89.054" calcext:value-type="float">
            <text:p>89.054</text:p>
          </table:table-cell>
          <table:table-cell office:value-type="float" office:value="89.78" calcext:value-type="float">
            <text:p>89.78</text:p>
          </table:table-cell>
          <table:table-cell office:value-type="float" office:value="88.436" calcext:value-type="float">
            <text:p>88.436</text:p>
          </table:table-cell>
          <table:table-cell table:formula="of:=MIN([.B329:.F329])" office:value-type="float" office:value="88.436" calcext:value-type="float">
            <text:p/>
          </table:table-cell>
          <table:table-cell table:formula="of:=MAX([.B329:.F329])" office:value-type="float" office:value="90.871" calcext:value-type="float">
            <text:p/>
          </table:table-cell>
          <table:table-cell table:formula="of:=AVERAGE([.B329:.F329])" office:value-type="float" office:value="89.4904" calcext:value-type="float">
            <text:p/>
          </table:table-cell>
          <table:table-cell table:formula="of:=[.G329]/([.A329]*LOG([.A329]))" office:value-type="string" office:string-value="" calcext:value-type="error">
            <text:p/>
          </table:table-cell>
          <table:table-cell table:formula="of:=[.H328]/([.A329]*LOG([.A32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4.78" calcext:value-type="float">
            <text:p>94.78</text:p>
          </table:table-cell>
          <table:table-cell office:value-type="float" office:value="91.576" calcext:value-type="float">
            <text:p>91.576</text:p>
          </table:table-cell>
          <table:table-cell office:value-type="float" office:value="90.394" calcext:value-type="float">
            <text:p>90.394</text:p>
          </table:table-cell>
          <table:table-cell office:value-type="float" office:value="88.469" calcext:value-type="float">
            <text:p>88.469</text:p>
          </table:table-cell>
          <table:table-cell office:value-type="float" office:value="91.481" calcext:value-type="float">
            <text:p>91.481</text:p>
          </table:table-cell>
          <table:table-cell table:formula="of:=MIN([.B330:.F330])" office:value-type="float" office:value="88.469" calcext:value-type="float">
            <text:p/>
          </table:table-cell>
          <table:table-cell table:formula="of:=MAX([.B330:.F330])" office:value-type="float" office:value="94.78" calcext:value-type="float">
            <text:p/>
          </table:table-cell>
          <table:table-cell table:formula="of:=AVERAGE([.B330:.F330])" office:value-type="float" office:value="91.34" calcext:value-type="float">
            <text:p/>
          </table:table-cell>
          <table:table-cell table:formula="of:=[.G330]/([.A330]*LOG([.A330]))" office:value-type="string" office:string-value="" calcext:value-type="error">
            <text:p/>
          </table:table-cell>
          <table:table-cell table:formula="of:=[.H329]/([.A330]*LOG([.A33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8.199" calcext:value-type="float">
            <text:p>98.199</text:p>
          </table:table-cell>
          <table:table-cell office:value-type="float" office:value="91.285" calcext:value-type="float">
            <text:p>91.285</text:p>
          </table:table-cell>
          <table:table-cell office:value-type="float" office:value="89.976" calcext:value-type="float">
            <text:p>89.976</text:p>
          </table:table-cell>
          <table:table-cell office:value-type="float" office:value="90.484" calcext:value-type="float">
            <text:p>90.484</text:p>
          </table:table-cell>
          <table:table-cell office:value-type="float" office:value="93.159" calcext:value-type="float">
            <text:p>93.159</text:p>
          </table:table-cell>
          <table:table-cell table:formula="of:=MIN([.B331:.F331])" office:value-type="float" office:value="89.976" calcext:value-type="float">
            <text:p/>
          </table:table-cell>
          <table:table-cell table:formula="of:=MAX([.B331:.F331])" office:value-type="float" office:value="98.199" calcext:value-type="float">
            <text:p/>
          </table:table-cell>
          <table:table-cell table:formula="of:=AVERAGE([.B331:.F331])" office:value-type="float" office:value="92.6206" calcext:value-type="float">
            <text:p/>
          </table:table-cell>
          <table:table-cell table:formula="of:=[.G331]/([.A331]*LOG([.A331]))" office:value-type="string" office:string-value="" calcext:value-type="error">
            <text:p/>
          </table:table-cell>
          <table:table-cell table:formula="of:=[.H330]/([.A331]*LOG([.A33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5.503" calcext:value-type="float">
            <text:p>95.503</text:p>
          </table:table-cell>
          <table:table-cell office:value-type="float" office:value="91.515" calcext:value-type="float">
            <text:p>91.515</text:p>
          </table:table-cell>
          <table:table-cell office:value-type="float" office:value="91.19" calcext:value-type="float">
            <text:p>91.19</text:p>
          </table:table-cell>
          <table:table-cell office:value-type="float" office:value="91.717" calcext:value-type="float">
            <text:p>91.717</text:p>
          </table:table-cell>
          <table:table-cell office:value-type="float" office:value="92.421" calcext:value-type="float">
            <text:p>92.421</text:p>
          </table:table-cell>
          <table:table-cell table:formula="of:=MIN([.B332:.F332])" office:value-type="float" office:value="91.19" calcext:value-type="float">
            <text:p/>
          </table:table-cell>
          <table:table-cell table:formula="of:=MAX([.B332:.F332])" office:value-type="float" office:value="95.503" calcext:value-type="float">
            <text:p/>
          </table:table-cell>
          <table:table-cell table:formula="of:=AVERAGE([.B332:.F332])" office:value-type="float" office:value="92.4692" calcext:value-type="float">
            <text:p/>
          </table:table-cell>
          <table:table-cell table:formula="of:=[.G332]/([.A332]*LOG([.A332]))" office:value-type="string" office:string-value="" calcext:value-type="error">
            <text:p/>
          </table:table-cell>
          <table:table-cell table:formula="of:=[.H331]/([.A332]*LOG([.A33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1.33" calcext:value-type="float">
            <text:p>91.33</text:p>
          </table:table-cell>
          <table:table-cell office:value-type="float" office:value="91.592" calcext:value-type="float">
            <text:p>91.592</text:p>
          </table:table-cell>
          <table:table-cell office:value-type="float" office:value="91.842" calcext:value-type="float">
            <text:p>91.842</text:p>
          </table:table-cell>
          <table:table-cell office:value-type="float" office:value="92.272" calcext:value-type="float">
            <text:p>92.272</text:p>
          </table:table-cell>
          <table:table-cell office:value-type="float" office:value="93.683" calcext:value-type="float">
            <text:p>93.683</text:p>
          </table:table-cell>
          <table:table-cell table:formula="of:=MIN([.B333:.F333])" office:value-type="float" office:value="91.33" calcext:value-type="float">
            <text:p/>
          </table:table-cell>
          <table:table-cell table:formula="of:=MAX([.B333:.F333])" office:value-type="float" office:value="93.683" calcext:value-type="float">
            <text:p/>
          </table:table-cell>
          <table:table-cell table:formula="of:=AVERAGE([.B333:.F333])" office:value-type="float" office:value="92.1438" calcext:value-type="float">
            <text:p/>
          </table:table-cell>
          <table:table-cell table:formula="of:=[.G333]/([.A333]*LOG([.A333]))" office:value-type="string" office:string-value="" calcext:value-type="error">
            <text:p/>
          </table:table-cell>
          <table:table-cell table:formula="of:=[.H332]/([.A333]*LOG([.A33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2.689" calcext:value-type="float">
            <text:p>92.689</text:p>
          </table:table-cell>
          <table:table-cell office:value-type="float" office:value="92.553" calcext:value-type="float">
            <text:p>92.553</text:p>
          </table:table-cell>
          <table:table-cell office:value-type="float" office:value="92.887" calcext:value-type="float">
            <text:p>92.887</text:p>
          </table:table-cell>
          <table:table-cell office:value-type="float" office:value="93.951" calcext:value-type="float">
            <text:p>93.951</text:p>
          </table:table-cell>
          <table:table-cell office:value-type="float" office:value="93.171" calcext:value-type="float">
            <text:p>93.171</text:p>
          </table:table-cell>
          <table:table-cell table:formula="of:=MIN([.B334:.F334])" office:value-type="float" office:value="92.553" calcext:value-type="float">
            <text:p/>
          </table:table-cell>
          <table:table-cell table:formula="of:=MAX([.B334:.F334])" office:value-type="float" office:value="93.951" calcext:value-type="float">
            <text:p/>
          </table:table-cell>
          <table:table-cell table:formula="of:=AVERAGE([.B334:.F334])" office:value-type="float" office:value="93.0502" calcext:value-type="float">
            <text:p/>
          </table:table-cell>
          <table:table-cell table:formula="of:=[.G334]/([.A334]*LOG([.A334]))" office:value-type="string" office:string-value="" calcext:value-type="error">
            <text:p/>
          </table:table-cell>
          <table:table-cell table:formula="of:=[.H333]/([.A334]*LOG([.A33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2.979" calcext:value-type="float">
            <text:p>92.979</text:p>
          </table:table-cell>
          <table:table-cell office:value-type="float" office:value="94.741" calcext:value-type="float">
            <text:p>94.741</text:p>
          </table:table-cell>
          <table:table-cell office:value-type="float" office:value="94.262" calcext:value-type="float">
            <text:p>94.262</text:p>
          </table:table-cell>
          <table:table-cell office:value-type="float" office:value="91.052" calcext:value-type="float">
            <text:p>91.052</text:p>
          </table:table-cell>
          <table:table-cell office:value-type="float" office:value="95.134" calcext:value-type="float">
            <text:p>95.134</text:p>
          </table:table-cell>
          <table:table-cell table:formula="of:=MIN([.B335:.F335])" office:value-type="float" office:value="91.052" calcext:value-type="float">
            <text:p/>
          </table:table-cell>
          <table:table-cell table:formula="of:=MAX([.B335:.F335])" office:value-type="float" office:value="95.134" calcext:value-type="float">
            <text:p/>
          </table:table-cell>
          <table:table-cell table:formula="of:=AVERAGE([.B335:.F335])" office:value-type="float" office:value="93.6336" calcext:value-type="float">
            <text:p/>
          </table:table-cell>
          <table:table-cell table:formula="of:=[.G335]/([.A335]*LOG([.A335]))" office:value-type="string" office:string-value="" calcext:value-type="error">
            <text:p/>
          </table:table-cell>
          <table:table-cell table:formula="of:=[.H334]/([.A335]*LOG([.A33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2.948" calcext:value-type="float">
            <text:p>92.948</text:p>
          </table:table-cell>
          <table:table-cell office:value-type="float" office:value="93.266" calcext:value-type="float">
            <text:p>93.266</text:p>
          </table:table-cell>
          <table:table-cell office:value-type="float" office:value="92.762" calcext:value-type="float">
            <text:p>92.762</text:p>
          </table:table-cell>
          <table:table-cell office:value-type="float" office:value="92.807" calcext:value-type="float">
            <text:p>92.807</text:p>
          </table:table-cell>
          <table:table-cell office:value-type="float" office:value="92.637" calcext:value-type="float">
            <text:p>92.637</text:p>
          </table:table-cell>
          <table:table-cell table:formula="of:=MIN([.B336:.F336])" office:value-type="float" office:value="92.637" calcext:value-type="float">
            <text:p/>
          </table:table-cell>
          <table:table-cell table:formula="of:=MAX([.B336:.F336])" office:value-type="float" office:value="93.266" calcext:value-type="float">
            <text:p/>
          </table:table-cell>
          <table:table-cell table:formula="of:=AVERAGE([.B336:.F336])" office:value-type="float" office:value="92.884" calcext:value-type="float">
            <text:p/>
          </table:table-cell>
          <table:table-cell table:formula="of:=[.G336]/([.A336]*LOG([.A336]))" office:value-type="string" office:string-value="" calcext:value-type="error">
            <text:p/>
          </table:table-cell>
          <table:table-cell table:formula="of:=[.H335]/([.A336]*LOG([.A33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3.726" calcext:value-type="float">
            <text:p>93.726</text:p>
          </table:table-cell>
          <table:table-cell office:value-type="float" office:value="93.258" calcext:value-type="float">
            <text:p>93.258</text:p>
          </table:table-cell>
          <table:table-cell office:value-type="float" office:value="93.775" calcext:value-type="float">
            <text:p>93.775</text:p>
          </table:table-cell>
          <table:table-cell office:value-type="float" office:value="93.566" calcext:value-type="float">
            <text:p>93.566</text:p>
          </table:table-cell>
          <table:table-cell office:value-type="float" office:value="92.756" calcext:value-type="float">
            <text:p>92.756</text:p>
          </table:table-cell>
          <table:table-cell table:formula="of:=MIN([.B337:.F337])" office:value-type="float" office:value="92.756" calcext:value-type="float">
            <text:p/>
          </table:table-cell>
          <table:table-cell table:formula="of:=MAX([.B337:.F337])" office:value-type="float" office:value="93.775" calcext:value-type="float">
            <text:p/>
          </table:table-cell>
          <table:table-cell table:formula="of:=AVERAGE([.B337:.F337])" office:value-type="float" office:value="93.4162" calcext:value-type="float">
            <text:p/>
          </table:table-cell>
          <table:table-cell table:formula="of:=[.G337]/([.A337]*LOG([.A337]))" office:value-type="string" office:string-value="" calcext:value-type="error">
            <text:p/>
          </table:table-cell>
          <table:table-cell table:formula="of:=[.H336]/([.A337]*LOG([.A33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3.475" calcext:value-type="float">
            <text:p>93.475</text:p>
          </table:table-cell>
          <table:table-cell office:value-type="float" office:value="95.863" calcext:value-type="float">
            <text:p>95.863</text:p>
          </table:table-cell>
          <table:table-cell office:value-type="float" office:value="93.318" calcext:value-type="float">
            <text:p>93.318</text:p>
          </table:table-cell>
          <table:table-cell office:value-type="float" office:value="93.626" calcext:value-type="float">
            <text:p>93.626</text:p>
          </table:table-cell>
          <table:table-cell office:value-type="float" office:value="94.104" calcext:value-type="float">
            <text:p>94.104</text:p>
          </table:table-cell>
          <table:table-cell table:formula="of:=MIN([.B338:.F338])" office:value-type="float" office:value="93.318" calcext:value-type="float">
            <text:p/>
          </table:table-cell>
          <table:table-cell table:formula="of:=MAX([.B338:.F338])" office:value-type="float" office:value="95.863" calcext:value-type="float">
            <text:p/>
          </table:table-cell>
          <table:table-cell table:formula="of:=AVERAGE([.B338:.F338])" office:value-type="float" office:value="94.0772" calcext:value-type="float">
            <text:p/>
          </table:table-cell>
          <table:table-cell table:formula="of:=[.G338]/([.A338]*LOG([.A338]))" office:value-type="string" office:string-value="" calcext:value-type="error">
            <text:p/>
          </table:table-cell>
          <table:table-cell table:formula="of:=[.H337]/([.A338]*LOG([.A33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4.422" calcext:value-type="float">
            <text:p>94.422</text:p>
          </table:table-cell>
          <table:table-cell office:value-type="float" office:value="94.281" calcext:value-type="float">
            <text:p>94.281</text:p>
          </table:table-cell>
          <table:table-cell office:value-type="float" office:value="97.098" calcext:value-type="float">
            <text:p>97.098</text:p>
          </table:table-cell>
          <table:table-cell office:value-type="float" office:value="95.42" calcext:value-type="float">
            <text:p>95.42</text:p>
          </table:table-cell>
          <table:table-cell office:value-type="float" office:value="92.943" calcext:value-type="float">
            <text:p>92.943</text:p>
          </table:table-cell>
          <table:table-cell table:formula="of:=MIN([.B339:.F339])" office:value-type="float" office:value="92.943" calcext:value-type="float">
            <text:p/>
          </table:table-cell>
          <table:table-cell table:formula="of:=MAX([.B339:.F339])" office:value-type="float" office:value="97.098" calcext:value-type="float">
            <text:p/>
          </table:table-cell>
          <table:table-cell table:formula="of:=AVERAGE([.B339:.F339])" office:value-type="float" office:value="94.8328" calcext:value-type="float">
            <text:p/>
          </table:table-cell>
          <table:table-cell table:formula="of:=[.G339]/([.A339]*LOG([.A339]))" office:value-type="string" office:string-value="" calcext:value-type="error">
            <text:p/>
          </table:table-cell>
          <table:table-cell table:formula="of:=[.H338]/([.A339]*LOG([.A33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6.164" calcext:value-type="float">
            <text:p>96.164</text:p>
          </table:table-cell>
          <table:table-cell office:value-type="float" office:value="97.911" calcext:value-type="float">
            <text:p>97.911</text:p>
          </table:table-cell>
          <table:table-cell office:value-type="float" office:value="94.708" calcext:value-type="float">
            <text:p>94.708</text:p>
          </table:table-cell>
          <table:table-cell office:value-type="float" office:value="94.923" calcext:value-type="float">
            <text:p>94.923</text:p>
          </table:table-cell>
          <table:table-cell office:value-type="float" office:value="95.774" calcext:value-type="float">
            <text:p>95.774</text:p>
          </table:table-cell>
          <table:table-cell table:formula="of:=MIN([.B340:.F340])" office:value-type="float" office:value="94.708" calcext:value-type="float">
            <text:p/>
          </table:table-cell>
          <table:table-cell table:formula="of:=MAX([.B340:.F340])" office:value-type="float" office:value="97.911" calcext:value-type="float">
            <text:p/>
          </table:table-cell>
          <table:table-cell table:formula="of:=AVERAGE([.B340:.F340])" office:value-type="float" office:value="95.896" calcext:value-type="float">
            <text:p/>
          </table:table-cell>
          <table:table-cell table:formula="of:=[.G340]/([.A340]*LOG([.A340]))" office:value-type="string" office:string-value="" calcext:value-type="error">
            <text:p/>
          </table:table-cell>
          <table:table-cell table:formula="of:=[.H339]/([.A340]*LOG([.A34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7.198" calcext:value-type="float">
            <text:p>97.198</text:p>
          </table:table-cell>
          <table:table-cell office:value-type="float" office:value="95.562" calcext:value-type="float">
            <text:p>95.562</text:p>
          </table:table-cell>
          <table:table-cell office:value-type="float" office:value="95.994" calcext:value-type="float">
            <text:p>95.994</text:p>
          </table:table-cell>
          <table:table-cell office:value-type="float" office:value="97.71" calcext:value-type="float">
            <text:p>97.71</text:p>
          </table:table-cell>
          <table:table-cell office:value-type="float" office:value="95.292" calcext:value-type="float">
            <text:p>95.292</text:p>
          </table:table-cell>
          <table:table-cell table:formula="of:=MIN([.B341:.F341])" office:value-type="float" office:value="95.292" calcext:value-type="float">
            <text:p/>
          </table:table-cell>
          <table:table-cell table:formula="of:=MAX([.B341:.F341])" office:value-type="float" office:value="97.71" calcext:value-type="float">
            <text:p/>
          </table:table-cell>
          <table:table-cell table:formula="of:=AVERAGE([.B341:.F341])" office:value-type="float" office:value="96.3512" calcext:value-type="float">
            <text:p/>
          </table:table-cell>
          <table:table-cell table:formula="of:=[.G341]/([.A341]*LOG([.A341]))" office:value-type="string" office:string-value="" calcext:value-type="error">
            <text:p/>
          </table:table-cell>
          <table:table-cell table:formula="of:=[.H340]/([.A341]*LOG([.A34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6.923" calcext:value-type="float">
            <text:p>96.923</text:p>
          </table:table-cell>
          <table:table-cell office:value-type="float" office:value="97.462" calcext:value-type="float">
            <text:p>97.462</text:p>
          </table:table-cell>
          <table:table-cell office:value-type="float" office:value="96.284" calcext:value-type="float">
            <text:p>96.284</text:p>
          </table:table-cell>
          <table:table-cell office:value-type="float" office:value="95.733" calcext:value-type="float">
            <text:p>95.733</text:p>
          </table:table-cell>
          <table:table-cell office:value-type="float" office:value="95.966" calcext:value-type="float">
            <text:p>95.966</text:p>
          </table:table-cell>
          <table:table-cell table:formula="of:=MIN([.B342:.F342])" office:value-type="float" office:value="95.733" calcext:value-type="float">
            <text:p/>
          </table:table-cell>
          <table:table-cell table:formula="of:=MAX([.B342:.F342])" office:value-type="float" office:value="97.462" calcext:value-type="float">
            <text:p/>
          </table:table-cell>
          <table:table-cell table:formula="of:=AVERAGE([.B342:.F342])" office:value-type="float" office:value="96.4736" calcext:value-type="float">
            <text:p/>
          </table:table-cell>
          <table:table-cell table:formula="of:=[.G342]/([.A342]*LOG([.A342]))" office:value-type="string" office:string-value="" calcext:value-type="error">
            <text:p/>
          </table:table-cell>
          <table:table-cell table:formula="of:=[.H341]/([.A342]*LOG([.A34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7.897" calcext:value-type="float">
            <text:p>97.897</text:p>
          </table:table-cell>
          <table:table-cell office:value-type="float" office:value="97.344" calcext:value-type="float">
            <text:p>97.344</text:p>
          </table:table-cell>
          <table:table-cell office:value-type="float" office:value="97.272" calcext:value-type="float">
            <text:p>97.272</text:p>
          </table:table-cell>
          <table:table-cell office:value-type="float" office:value="98.264" calcext:value-type="float">
            <text:p>98.264</text:p>
          </table:table-cell>
          <table:table-cell office:value-type="float" office:value="97.812" calcext:value-type="float">
            <text:p>97.812</text:p>
          </table:table-cell>
          <table:table-cell table:formula="of:=MIN([.B343:.F343])" office:value-type="float" office:value="97.272" calcext:value-type="float">
            <text:p/>
          </table:table-cell>
          <table:table-cell table:formula="of:=MAX([.B343:.F343])" office:value-type="float" office:value="98.264" calcext:value-type="float">
            <text:p/>
          </table:table-cell>
          <table:table-cell table:formula="of:=AVERAGE([.B343:.F343])" office:value-type="float" office:value="97.7178" calcext:value-type="float">
            <text:p/>
          </table:table-cell>
          <table:table-cell table:formula="of:=[.G343]/([.A343]*LOG([.A343]))" office:value-type="string" office:string-value="" calcext:value-type="error">
            <text:p/>
          </table:table-cell>
          <table:table-cell table:formula="of:=[.H342]/([.A343]*LOG([.A34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9.905" calcext:value-type="float">
            <text:p>99.905</text:p>
          </table:table-cell>
          <table:table-cell office:value-type="float" office:value="98.487" calcext:value-type="float">
            <text:p>98.487</text:p>
          </table:table-cell>
          <table:table-cell office:value-type="float" office:value="97.908" calcext:value-type="float">
            <text:p>97.908</text:p>
          </table:table-cell>
          <table:table-cell office:value-type="float" office:value="98.869" calcext:value-type="float">
            <text:p>98.869</text:p>
          </table:table-cell>
          <table:table-cell office:value-type="float" office:value="96.627" calcext:value-type="float">
            <text:p>96.627</text:p>
          </table:table-cell>
          <table:table-cell table:formula="of:=MIN([.B344:.F344])" office:value-type="float" office:value="96.627" calcext:value-type="float">
            <text:p/>
          </table:table-cell>
          <table:table-cell table:formula="of:=MAX([.B344:.F344])" office:value-type="float" office:value="99.905" calcext:value-type="float">
            <text:p/>
          </table:table-cell>
          <table:table-cell table:formula="of:=AVERAGE([.B344:.F344])" office:value-type="float" office:value="98.3592" calcext:value-type="float">
            <text:p/>
          </table:table-cell>
          <table:table-cell table:formula="of:=[.G344]/([.A344]*LOG([.A344]))" office:value-type="string" office:string-value="" calcext:value-type="error">
            <text:p/>
          </table:table-cell>
          <table:table-cell table:formula="of:=[.H343]/([.A344]*LOG([.A34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8.818" calcext:value-type="float">
            <text:p>98.818</text:p>
          </table:table-cell>
          <table:table-cell office:value-type="float" office:value="97.882" calcext:value-type="float">
            <text:p>97.882</text:p>
          </table:table-cell>
          <table:table-cell office:value-type="float" office:value="100.345" calcext:value-type="float">
            <text:p>100.345</text:p>
          </table:table-cell>
          <table:table-cell office:value-type="float" office:value="97.712" calcext:value-type="float">
            <text:p>97.712</text:p>
          </table:table-cell>
          <table:table-cell office:value-type="float" office:value="100.391" calcext:value-type="float">
            <text:p>100.391</text:p>
          </table:table-cell>
          <table:table-cell table:formula="of:=MIN([.B345:.F345])" office:value-type="float" office:value="97.712" calcext:value-type="float">
            <text:p/>
          </table:table-cell>
          <table:table-cell table:formula="of:=MAX([.B345:.F345])" office:value-type="float" office:value="100.391" calcext:value-type="float">
            <text:p/>
          </table:table-cell>
          <table:table-cell table:formula="of:=AVERAGE([.B345:.F345])" office:value-type="float" office:value="99.0296" calcext:value-type="float">
            <text:p/>
          </table:table-cell>
          <table:table-cell table:formula="of:=[.G345]/([.A345]*LOG([.A345]))" office:value-type="string" office:string-value="" calcext:value-type="error">
            <text:p/>
          </table:table-cell>
          <table:table-cell table:formula="of:=[.H344]/([.A345]*LOG([.A34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8.518" calcext:value-type="float">
            <text:p>98.518</text:p>
          </table:table-cell>
          <table:table-cell office:value-type="float" office:value="97.96" calcext:value-type="float">
            <text:p>97.96</text:p>
          </table:table-cell>
          <table:table-cell office:value-type="float" office:value="97.961" calcext:value-type="float">
            <text:p>97.961</text:p>
          </table:table-cell>
          <table:table-cell office:value-type="float" office:value="99.356" calcext:value-type="float">
            <text:p>99.356</text:p>
          </table:table-cell>
          <table:table-cell office:value-type="float" office:value="98.083" calcext:value-type="float">
            <text:p>98.083</text:p>
          </table:table-cell>
          <table:table-cell table:formula="of:=MIN([.B346:.F346])" office:value-type="float" office:value="97.96" calcext:value-type="float">
            <text:p/>
          </table:table-cell>
          <table:table-cell table:formula="of:=MAX([.B346:.F346])" office:value-type="float" office:value="99.356" calcext:value-type="float">
            <text:p/>
          </table:table-cell>
          <table:table-cell table:formula="of:=AVERAGE([.B346:.F346])" office:value-type="float" office:value="98.3756" calcext:value-type="float">
            <text:p/>
          </table:table-cell>
          <table:table-cell table:formula="of:=[.G346]/([.A346]*LOG([.A346]))" office:value-type="string" office:string-value="" calcext:value-type="error">
            <text:p/>
          </table:table-cell>
          <table:table-cell table:formula="of:=[.H345]/([.A346]*LOG([.A34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8.91" calcext:value-type="float">
            <text:p>98.91</text:p>
          </table:table-cell>
          <table:table-cell office:value-type="float" office:value="99.698" calcext:value-type="float">
            <text:p>99.698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100.488" calcext:value-type="float">
            <text:p>100.488</text:p>
          </table:table-cell>
          <table:table-cell office:value-type="float" office:value="100.706" calcext:value-type="float">
            <text:p>100.706</text:p>
          </table:table-cell>
          <table:table-cell table:formula="of:=MIN([.B347:.F347])" office:value-type="float" office:value="98.91" calcext:value-type="float">
            <text:p/>
          </table:table-cell>
          <table:table-cell table:formula="of:=MAX([.B347:.F347])" office:value-type="float" office:value="101.117" calcext:value-type="float">
            <text:p/>
          </table:table-cell>
          <table:table-cell table:formula="of:=AVERAGE([.B347:.F347])" office:value-type="float" office:value="100.1838" calcext:value-type="float">
            <text:p/>
          </table:table-cell>
          <table:table-cell table:formula="of:=[.G347]/([.A347]*LOG([.A347]))" office:value-type="string" office:string-value="" calcext:value-type="error">
            <text:p/>
          </table:table-cell>
          <table:table-cell table:formula="of:=[.H346]/([.A347]*LOG([.A34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9.585" calcext:value-type="float">
            <text:p>99.585</text:p>
          </table:table-cell>
          <table:table-cell office:value-type="float" office:value="99.798" calcext:value-type="float">
            <text:p>99.798</text:p>
          </table:table-cell>
          <table:table-cell office:value-type="float" office:value="98.107" calcext:value-type="float">
            <text:p>98.107</text:p>
          </table:table-cell>
          <table:table-cell office:value-type="float" office:value="99.459" calcext:value-type="float">
            <text:p>99.459</text:p>
          </table:table-cell>
          <table:table-cell office:value-type="float" office:value="99.346" calcext:value-type="float">
            <text:p>99.346</text:p>
          </table:table-cell>
          <table:table-cell table:formula="of:=MIN([.B348:.F348])" office:value-type="float" office:value="98.107" calcext:value-type="float">
            <text:p/>
          </table:table-cell>
          <table:table-cell table:formula="of:=MAX([.B348:.F348])" office:value-type="float" office:value="99.798" calcext:value-type="float">
            <text:p/>
          </table:table-cell>
          <table:table-cell table:formula="of:=AVERAGE([.B348:.F348])" office:value-type="float" office:value="99.259" calcext:value-type="float">
            <text:p/>
          </table:table-cell>
          <table:table-cell table:formula="of:=[.G348]/([.A348]*LOG([.A348]))" office:value-type="string" office:string-value="" calcext:value-type="error">
            <text:p/>
          </table:table-cell>
          <table:table-cell table:formula="of:=[.H347]/([.A348]*LOG([.A34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1.271" calcext:value-type="float">
            <text:p>101.271</text:p>
          </table:table-cell>
          <table:table-cell office:value-type="float" office:value="101.923" calcext:value-type="float">
            <text:p>101.923</text:p>
          </table:table-cell>
          <table:table-cell office:value-type="float" office:value="101.019" calcext:value-type="float">
            <text:p>101.019</text:p>
          </table:table-cell>
          <table:table-cell office:value-type="float" office:value="99.45" calcext:value-type="float">
            <text:p>99.45</text:p>
          </table:table-cell>
          <table:table-cell office:value-type="float" office:value="99.778" calcext:value-type="float">
            <text:p>99.778</text:p>
          </table:table-cell>
          <table:table-cell table:formula="of:=MIN([.B349:.F349])" office:value-type="float" office:value="99.45" calcext:value-type="float">
            <text:p/>
          </table:table-cell>
          <table:table-cell table:formula="of:=MAX([.B349:.F349])" office:value-type="float" office:value="101.923" calcext:value-type="float">
            <text:p/>
          </table:table-cell>
          <table:table-cell table:formula="of:=AVERAGE([.B349:.F349])" office:value-type="float" office:value="100.6882" calcext:value-type="float">
            <text:p/>
          </table:table-cell>
          <table:table-cell table:formula="of:=[.G349]/([.A349]*LOG([.A349]))" office:value-type="string" office:string-value="" calcext:value-type="error">
            <text:p/>
          </table:table-cell>
          <table:table-cell table:formula="of:=[.H348]/([.A349]*LOG([.A34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1.159" calcext:value-type="float">
            <text:p>101.159</text:p>
          </table:table-cell>
          <table:table-cell office:value-type="float" office:value="101.352" calcext:value-type="float">
            <text:p>101.352</text:p>
          </table:table-cell>
          <table:table-cell office:value-type="float" office:value="101.515" calcext:value-type="float">
            <text:p>101.515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1.456" calcext:value-type="float">
            <text:p>101.456</text:p>
          </table:table-cell>
          <table:table-cell table:formula="of:=MIN([.B350:.F350])" office:value-type="float" office:value="101.01" calcext:value-type="float">
            <text:p/>
          </table:table-cell>
          <table:table-cell table:formula="of:=MAX([.B350:.F350])" office:value-type="float" office:value="101.515" calcext:value-type="float">
            <text:p/>
          </table:table-cell>
          <table:table-cell table:formula="of:=AVERAGE([.B350:.F350])" office:value-type="float" office:value="101.2984" calcext:value-type="float">
            <text:p/>
          </table:table-cell>
          <table:table-cell table:formula="of:=[.G350]/([.A350]*LOG([.A350]))" office:value-type="string" office:string-value="" calcext:value-type="error">
            <text:p/>
          </table:table-cell>
          <table:table-cell table:formula="of:=[.H349]/([.A350]*LOG([.A35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1.788" calcext:value-type="float">
            <text:p>101.788</text:p>
          </table:table-cell>
          <table:table-cell office:value-type="float" office:value="102.061" calcext:value-type="float">
            <text:p>102.061</text:p>
          </table:table-cell>
          <table:table-cell office:value-type="float" office:value="102.053" calcext:value-type="float">
            <text:p>102.053</text:p>
          </table:table-cell>
          <table:table-cell office:value-type="float" office:value="100.949" calcext:value-type="float">
            <text:p>100.949</text:p>
          </table:table-cell>
          <table:table-cell office:value-type="float" office:value="100.812" calcext:value-type="float">
            <text:p>100.812</text:p>
          </table:table-cell>
          <table:table-cell table:formula="of:=MIN([.B351:.F351])" office:value-type="float" office:value="100.812" calcext:value-type="float">
            <text:p/>
          </table:table-cell>
          <table:table-cell table:formula="of:=MAX([.B351:.F351])" office:value-type="float" office:value="102.061" calcext:value-type="float">
            <text:p/>
          </table:table-cell>
          <table:table-cell table:formula="of:=AVERAGE([.B351:.F351])" office:value-type="float" office:value="101.5326" calcext:value-type="float">
            <text:p/>
          </table:table-cell>
          <table:table-cell table:formula="of:=[.G351]/([.A351]*LOG([.A351]))" office:value-type="string" office:string-value="" calcext:value-type="error">
            <text:p/>
          </table:table-cell>
          <table:table-cell table:formula="of:=[.H350]/([.A351]*LOG([.A35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4.127" calcext:value-type="float">
            <text:p>104.127</text:p>
          </table:table-cell>
          <table:table-cell office:value-type="float" office:value="102.628" calcext:value-type="float">
            <text:p>102.628</text:p>
          </table:table-cell>
          <table:table-cell office:value-type="float" office:value="102.608" calcext:value-type="float">
            <text:p>102.608</text:p>
          </table:table-cell>
          <table:table-cell office:value-type="float" office:value="101.789" calcext:value-type="float">
            <text:p>101.789</text:p>
          </table:table-cell>
          <table:table-cell office:value-type="float" office:value="104.229" calcext:value-type="float">
            <text:p>104.229</text:p>
          </table:table-cell>
          <table:table-cell table:formula="of:=MIN([.B352:.F352])" office:value-type="float" office:value="101.789" calcext:value-type="float">
            <text:p/>
          </table:table-cell>
          <table:table-cell table:formula="of:=MAX([.B352:.F352])" office:value-type="float" office:value="104.229" calcext:value-type="float">
            <text:p/>
          </table:table-cell>
          <table:table-cell table:formula="of:=AVERAGE([.B352:.F352])" office:value-type="float" office:value="103.0762" calcext:value-type="float">
            <text:p/>
          </table:table-cell>
          <table:table-cell table:formula="of:=[.G352]/([.A352]*LOG([.A352]))" office:value-type="string" office:string-value="" calcext:value-type="error">
            <text:p/>
          </table:table-cell>
          <table:table-cell table:formula="of:=[.H351]/([.A352]*LOG([.A35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2.852" calcext:value-type="float">
            <text:p>102.852</text:p>
          </table:table-cell>
          <table:table-cell office:value-type="float" office:value="105.113" calcext:value-type="float">
            <text:p>105.113</text:p>
          </table:table-cell>
          <table:table-cell office:value-type="float" office:value="103.062" calcext:value-type="float">
            <text:p>103.062</text:p>
          </table:table-cell>
          <table:table-cell office:value-type="float" office:value="104.02" calcext:value-type="float">
            <text:p>104.02</text:p>
          </table:table-cell>
          <table:table-cell office:value-type="float" office:value="102.627" calcext:value-type="float">
            <text:p>102.627</text:p>
          </table:table-cell>
          <table:table-cell table:formula="of:=MIN([.B353:.F353])" office:value-type="float" office:value="102.627" calcext:value-type="float">
            <text:p/>
          </table:table-cell>
          <table:table-cell table:formula="of:=MAX([.B353:.F353])" office:value-type="float" office:value="105.113" calcext:value-type="float">
            <text:p/>
          </table:table-cell>
          <table:table-cell table:formula="of:=AVERAGE([.B353:.F353])" office:value-type="float" office:value="103.5348" calcext:value-type="float">
            <text:p/>
          </table:table-cell>
          <table:table-cell table:formula="of:=[.G353]/([.A353]*LOG([.A353]))" office:value-type="string" office:string-value="" calcext:value-type="error">
            <text:p/>
          </table:table-cell>
          <table:table-cell table:formula="of:=[.H352]/([.A353]*LOG([.A35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4.624" calcext:value-type="float">
            <text:p>104.624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104.667" calcext:value-type="float">
            <text:p>104.667</text:p>
          </table:table-cell>
          <table:table-cell office:value-type="float" office:value="104.606" calcext:value-type="float">
            <text:p>104.606</text:p>
          </table:table-cell>
          <table:table-cell office:value-type="float" office:value="105.448" calcext:value-type="float">
            <text:p>105.448</text:p>
          </table:table-cell>
          <table:table-cell table:formula="of:=MIN([.B354:.F354])" office:value-type="float" office:value="104.606" calcext:value-type="float">
            <text:p/>
          </table:table-cell>
          <table:table-cell table:formula="of:=MAX([.B354:.F354])" office:value-type="float" office:value="105.782" calcext:value-type="float">
            <text:p/>
          </table:table-cell>
          <table:table-cell table:formula="of:=AVERAGE([.B354:.F354])" office:value-type="float" office:value="105.0254" calcext:value-type="float">
            <text:p/>
          </table:table-cell>
          <table:table-cell table:formula="of:=[.G354]/([.A354]*LOG([.A354]))" office:value-type="string" office:string-value="" calcext:value-type="error">
            <text:p/>
          </table:table-cell>
          <table:table-cell table:formula="of:=[.H353]/([.A354]*LOG([.A35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6.473" calcext:value-type="float">
            <text:p>106.473</text:p>
          </table:table-cell>
          <table:table-cell office:value-type="float" office:value="104.209" calcext:value-type="float">
            <text:p>104.209</text:p>
          </table:table-cell>
          <table:table-cell office:value-type="float" office:value="105.953" calcext:value-type="float">
            <text:p>105.953</text:p>
          </table:table-cell>
          <table:table-cell office:value-type="float" office:value="104.824" calcext:value-type="float">
            <text:p>104.824</text:p>
          </table:table-cell>
          <table:table-cell office:value-type="float" office:value="105.114" calcext:value-type="float">
            <text:p>105.114</text:p>
          </table:table-cell>
          <table:table-cell table:formula="of:=MIN([.B355:.F355])" office:value-type="float" office:value="104.209" calcext:value-type="float">
            <text:p/>
          </table:table-cell>
          <table:table-cell table:formula="of:=MAX([.B355:.F355])" office:value-type="float" office:value="106.473" calcext:value-type="float">
            <text:p/>
          </table:table-cell>
          <table:table-cell table:formula="of:=AVERAGE([.B355:.F355])" office:value-type="float" office:value="105.3146" calcext:value-type="float">
            <text:p/>
          </table:table-cell>
          <table:table-cell table:formula="of:=[.G355]/([.A355]*LOG([.A355]))" office:value-type="string" office:string-value="" calcext:value-type="error">
            <text:p/>
          </table:table-cell>
          <table:table-cell table:formula="of:=[.H354]/([.A355]*LOG([.A35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5.001" calcext:value-type="float">
            <text:p>105.001</text:p>
          </table:table-cell>
          <table:table-cell office:value-type="float" office:value="104.961" calcext:value-type="float">
            <text:p>104.961</text:p>
          </table:table-cell>
          <table:table-cell office:value-type="float" office:value="104.455" calcext:value-type="float">
            <text:p>104.455</text:p>
          </table:table-cell>
          <table:table-cell office:value-type="float" office:value="105.86" calcext:value-type="float">
            <text:p>105.86</text:p>
          </table:table-cell>
          <table:table-cell office:value-type="float" office:value="105.512" calcext:value-type="float">
            <text:p>105.512</text:p>
          </table:table-cell>
          <table:table-cell table:formula="of:=MIN([.B356:.F356])" office:value-type="float" office:value="104.455" calcext:value-type="float">
            <text:p/>
          </table:table-cell>
          <table:table-cell table:formula="of:=MAX([.B356:.F356])" office:value-type="float" office:value="105.86" calcext:value-type="float">
            <text:p/>
          </table:table-cell>
          <table:table-cell table:formula="of:=AVERAGE([.B356:.F356])" office:value-type="float" office:value="105.1578" calcext:value-type="float">
            <text:p/>
          </table:table-cell>
          <table:table-cell table:formula="of:=[.G356]/([.A356]*LOG([.A356]))" office:value-type="string" office:string-value="" calcext:value-type="error">
            <text:p/>
          </table:table-cell>
          <table:table-cell table:formula="of:=[.H355]/([.A356]*LOG([.A35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6.35" calcext:value-type="float">
            <text:p>106.35</text:p>
          </table:table-cell>
          <table:table-cell office:value-type="float" office:value="104.986" calcext:value-type="float">
            <text:p>104.986</text:p>
          </table:table-cell>
          <table:table-cell office:value-type="float" office:value="105.652" calcext:value-type="float">
            <text:p>105.652</text:p>
          </table:table-cell>
          <table:table-cell office:value-type="float" office:value="108.453" calcext:value-type="float">
            <text:p>108.453</text:p>
          </table:table-cell>
          <table:table-cell office:value-type="float" office:value="105.203" calcext:value-type="float">
            <text:p>105.203</text:p>
          </table:table-cell>
          <table:table-cell table:formula="of:=MIN([.B357:.F357])" office:value-type="float" office:value="104.986" calcext:value-type="float">
            <text:p/>
          </table:table-cell>
          <table:table-cell table:formula="of:=MAX([.B357:.F357])" office:value-type="float" office:value="108.453" calcext:value-type="float">
            <text:p/>
          </table:table-cell>
          <table:table-cell table:formula="of:=AVERAGE([.B357:.F357])" office:value-type="float" office:value="106.1288" calcext:value-type="float">
            <text:p/>
          </table:table-cell>
          <table:table-cell table:formula="of:=[.G357]/([.A357]*LOG([.A357]))" office:value-type="string" office:string-value="" calcext:value-type="error">
            <text:p/>
          </table:table-cell>
          <table:table-cell table:formula="of:=[.H356]/([.A357]*LOG([.A35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5.967" calcext:value-type="float">
            <text:p>105.967</text:p>
          </table:table-cell>
          <table:table-cell office:value-type="float" office:value="108.171" calcext:value-type="float">
            <text:p>108.171</text:p>
          </table:table-cell>
          <table:table-cell office:value-type="float" office:value="105.265" calcext:value-type="float">
            <text:p>105.26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7.337" calcext:value-type="float">
            <text:p>107.337</text:p>
          </table:table-cell>
          <table:table-cell table:formula="of:=MIN([.B358:.F358])" office:value-type="float" office:value="104.45" calcext:value-type="float">
            <text:p/>
          </table:table-cell>
          <table:table-cell table:formula="of:=MAX([.B358:.F358])" office:value-type="float" office:value="108.171" calcext:value-type="float">
            <text:p/>
          </table:table-cell>
          <table:table-cell table:formula="of:=AVERAGE([.B358:.F358])" office:value-type="float" office:value="106.238" calcext:value-type="float">
            <text:p/>
          </table:table-cell>
          <table:table-cell table:formula="of:=[.G358]/([.A358]*LOG([.A358]))" office:value-type="string" office:string-value="" calcext:value-type="error">
            <text:p/>
          </table:table-cell>
          <table:table-cell table:formula="of:=[.H357]/([.A358]*LOG([.A35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8.39" calcext:value-type="float">
            <text:p>108.39</text:p>
          </table:table-cell>
          <table:table-cell office:value-type="float" office:value="106.171" calcext:value-type="float">
            <text:p>106.171</text:p>
          </table:table-cell>
          <table:table-cell office:value-type="float" office:value="105.344" calcext:value-type="float">
            <text:p>105.344</text:p>
          </table:table-cell>
          <table:table-cell office:value-type="float" office:value="111.241" calcext:value-type="float">
            <text:p>111.241</text:p>
          </table:table-cell>
          <table:table-cell office:value-type="float" office:value="108.12" calcext:value-type="float">
            <text:p>108.12</text:p>
          </table:table-cell>
          <table:table-cell table:formula="of:=MIN([.B359:.F359])" office:value-type="float" office:value="105.344" calcext:value-type="float">
            <text:p/>
          </table:table-cell>
          <table:table-cell table:formula="of:=MAX([.B359:.F359])" office:value-type="float" office:value="111.241" calcext:value-type="float">
            <text:p/>
          </table:table-cell>
          <table:table-cell table:formula="of:=AVERAGE([.B359:.F359])" office:value-type="float" office:value="107.8532" calcext:value-type="float">
            <text:p/>
          </table:table-cell>
          <table:table-cell table:formula="of:=[.G359]/([.A359]*LOG([.A359]))" office:value-type="string" office:string-value="" calcext:value-type="error">
            <text:p/>
          </table:table-cell>
          <table:table-cell table:formula="of:=[.H358]/([.A359]*LOG([.A35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7.129" calcext:value-type="float">
            <text:p>107.129</text:p>
          </table:table-cell>
          <table:table-cell office:value-type="float" office:value="107.651" calcext:value-type="float">
            <text:p>107.651</text:p>
          </table:table-cell>
          <table:table-cell office:value-type="float" office:value="108.809" calcext:value-type="float">
            <text:p>108.809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107.7" calcext:value-type="float">
            <text:p>107.7</text:p>
          </table:table-cell>
          <table:table-cell table:formula="of:=MIN([.B360:.F360])" office:value-type="float" office:value="107.129" calcext:value-type="float">
            <text:p/>
          </table:table-cell>
          <table:table-cell table:formula="of:=MAX([.B360:.F360])" office:value-type="float" office:value="113.407" calcext:value-type="float">
            <text:p/>
          </table:table-cell>
          <table:table-cell table:formula="of:=AVERAGE([.B360:.F360])" office:value-type="float" office:value="108.9392" calcext:value-type="float">
            <text:p/>
          </table:table-cell>
          <table:table-cell table:formula="of:=[.G360]/([.A360]*LOG([.A360]))" office:value-type="string" office:string-value="" calcext:value-type="error">
            <text:p/>
          </table:table-cell>
          <table:table-cell table:formula="of:=[.H359]/([.A360]*LOG([.A36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8.413" calcext:value-type="float">
            <text:p>108.413</text:p>
          </table:table-cell>
          <table:table-cell office:value-type="float" office:value="108.509" calcext:value-type="float">
            <text:p>108.509</text:p>
          </table:table-cell>
          <table:table-cell office:value-type="float" office:value="107.325" calcext:value-type="float">
            <text:p>107.325</text:p>
          </table:table-cell>
          <table:table-cell office:value-type="float" office:value="111.768" calcext:value-type="float">
            <text:p>111.768</text:p>
          </table:table-cell>
          <table:table-cell office:value-type="float" office:value="106.277" calcext:value-type="float">
            <text:p>106.277</text:p>
          </table:table-cell>
          <table:table-cell table:formula="of:=MIN([.B361:.F361])" office:value-type="float" office:value="106.277" calcext:value-type="float">
            <text:p/>
          </table:table-cell>
          <table:table-cell table:formula="of:=MAX([.B361:.F361])" office:value-type="float" office:value="111.768" calcext:value-type="float">
            <text:p/>
          </table:table-cell>
          <table:table-cell table:formula="of:=AVERAGE([.B361:.F361])" office:value-type="float" office:value="108.4584" calcext:value-type="float">
            <text:p/>
          </table:table-cell>
          <table:table-cell table:formula="of:=[.G361]/([.A361]*LOG([.A361]))" office:value-type="string" office:string-value="" calcext:value-type="error">
            <text:p/>
          </table:table-cell>
          <table:table-cell table:formula="of:=[.H360]/([.A361]*LOG([.A36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9.769" calcext:value-type="float">
            <text:p>109.769</text:p>
          </table:table-cell>
          <table:table-cell office:value-type="float" office:value="109.565" calcext:value-type="float">
            <text:p>109.565</text:p>
          </table:table-cell>
          <table:table-cell office:value-type="float" office:value="109.698" calcext:value-type="float">
            <text:p>109.698</text:p>
          </table:table-cell>
          <table:table-cell office:value-type="float" office:value="112.017" calcext:value-type="float">
            <text:p>112.017</text:p>
          </table:table-cell>
          <table:table-cell office:value-type="float" office:value="106.78" calcext:value-type="float">
            <text:p>106.78</text:p>
          </table:table-cell>
          <table:table-cell table:formula="of:=MIN([.B362:.F362])" office:value-type="float" office:value="106.78" calcext:value-type="float">
            <text:p/>
          </table:table-cell>
          <table:table-cell table:formula="of:=MAX([.B362:.F362])" office:value-type="float" office:value="112.017" calcext:value-type="float">
            <text:p/>
          </table:table-cell>
          <table:table-cell table:formula="of:=AVERAGE([.B362:.F362])" office:value-type="float" office:value="109.5658" calcext:value-type="float">
            <text:p/>
          </table:table-cell>
          <table:table-cell table:formula="of:=[.G362]/([.A362]*LOG([.A362]))" office:value-type="string" office:string-value="" calcext:value-type="error">
            <text:p/>
          </table:table-cell>
          <table:table-cell table:formula="of:=[.H361]/([.A362]*LOG([.A36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9.562" calcext:value-type="float">
            <text:p>109.562</text:p>
          </table:table-cell>
          <table:table-cell office:value-type="float" office:value="110.563" calcext:value-type="float">
            <text:p>110.563</text:p>
          </table:table-cell>
          <table:table-cell office:value-type="float" office:value="107.63" calcext:value-type="float">
            <text:p>107.63</text:p>
          </table:table-cell>
          <table:table-cell office:value-type="float" office:value="110.626" calcext:value-type="float">
            <text:p>110.626</text:p>
          </table:table-cell>
          <table:table-cell office:value-type="float" office:value="108.685" calcext:value-type="float">
            <text:p>108.685</text:p>
          </table:table-cell>
          <table:table-cell table:formula="of:=MIN([.B363:.F363])" office:value-type="float" office:value="107.63" calcext:value-type="float">
            <text:p/>
          </table:table-cell>
          <table:table-cell table:formula="of:=MAX([.B363:.F363])" office:value-type="float" office:value="110.626" calcext:value-type="float">
            <text:p/>
          </table:table-cell>
          <table:table-cell table:formula="of:=AVERAGE([.B363:.F363])" office:value-type="float" office:value="109.4132" calcext:value-type="float">
            <text:p/>
          </table:table-cell>
          <table:table-cell table:formula="of:=[.G363]/([.A363]*LOG([.A363]))" office:value-type="string" office:string-value="" calcext:value-type="error">
            <text:p/>
          </table:table-cell>
          <table:table-cell table:formula="of:=[.H362]/([.A363]*LOG([.A36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9.814" calcext:value-type="float">
            <text:p>109.814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111.603" calcext:value-type="float">
            <text:p>111.603</text:p>
          </table:table-cell>
          <table:table-cell office:value-type="float" office:value="109.933" calcext:value-type="float">
            <text:p>109.933</text:p>
          </table:table-cell>
          <table:table-cell office:value-type="float" office:value="109.241" calcext:value-type="float">
            <text:p>109.241</text:p>
          </table:table-cell>
          <table:table-cell table:formula="of:=MIN([.B364:.F364])" office:value-type="float" office:value="109.241" calcext:value-type="float">
            <text:p/>
          </table:table-cell>
          <table:table-cell table:formula="of:=MAX([.B364:.F364])" office:value-type="float" office:value="111.603" calcext:value-type="float">
            <text:p/>
          </table:table-cell>
          <table:table-cell table:formula="of:=AVERAGE([.B364:.F364])" office:value-type="float" office:value="110.0304" calcext:value-type="float">
            <text:p/>
          </table:table-cell>
          <table:table-cell table:formula="of:=[.G364]/([.A364]*LOG([.A364]))" office:value-type="string" office:string-value="" calcext:value-type="error">
            <text:p/>
          </table:table-cell>
          <table:table-cell table:formula="of:=[.H363]/([.A364]*LOG([.A36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9.63" calcext:value-type="float">
            <text:p>109.63</text:p>
          </table:table-cell>
          <table:table-cell office:value-type="float" office:value="110.973" calcext:value-type="float">
            <text:p>110.973</text:p>
          </table:table-cell>
          <table:table-cell office:value-type="float" office:value="109.874" calcext:value-type="float">
            <text:p>109.874</text:p>
          </table:table-cell>
          <table:table-cell office:value-type="float" office:value="116.96" calcext:value-type="float">
            <text:p>116.96</text:p>
          </table:table-cell>
          <table:table-cell office:value-type="float" office:value="109.49" calcext:value-type="float">
            <text:p>109.49</text:p>
          </table:table-cell>
          <table:table-cell table:formula="of:=MIN([.B365:.F365])" office:value-type="float" office:value="109.49" calcext:value-type="float">
            <text:p/>
          </table:table-cell>
          <table:table-cell table:formula="of:=MAX([.B365:.F365])" office:value-type="float" office:value="116.96" calcext:value-type="float">
            <text:p/>
          </table:table-cell>
          <table:table-cell table:formula="of:=AVERAGE([.B365:.F365])" office:value-type="float" office:value="111.3854" calcext:value-type="float">
            <text:p/>
          </table:table-cell>
          <table:table-cell table:formula="of:=[.G365]/([.A365]*LOG([.A365]))" office:value-type="string" office:string-value="" calcext:value-type="error">
            <text:p/>
          </table:table-cell>
          <table:table-cell table:formula="of:=[.H364]/([.A365]*LOG([.A36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1.614" calcext:value-type="float">
            <text:p>111.614</text:p>
          </table:table-cell>
          <table:table-cell office:value-type="float" office:value="112.181" calcext:value-type="float">
            <text:p>112.181</text:p>
          </table:table-cell>
          <table:table-cell office:value-type="float" office:value="111.196" calcext:value-type="float">
            <text:p>111.196</text:p>
          </table:table-cell>
          <table:table-cell office:value-type="float" office:value="114.036" calcext:value-type="float">
            <text:p>114.036</text:p>
          </table:table-cell>
          <table:table-cell office:value-type="float" office:value="109.722" calcext:value-type="float">
            <text:p>109.722</text:p>
          </table:table-cell>
          <table:table-cell table:formula="of:=MIN([.B366:.F366])" office:value-type="float" office:value="109.722" calcext:value-type="float">
            <text:p/>
          </table:table-cell>
          <table:table-cell table:formula="of:=MAX([.B366:.F366])" office:value-type="float" office:value="114.036" calcext:value-type="float">
            <text:p/>
          </table:table-cell>
          <table:table-cell table:formula="of:=AVERAGE([.B366:.F366])" office:value-type="float" office:value="111.7498" calcext:value-type="float">
            <text:p/>
          </table:table-cell>
          <table:table-cell table:formula="of:=[.G366]/([.A366]*LOG([.A366]))" office:value-type="string" office:string-value="" calcext:value-type="error">
            <text:p/>
          </table:table-cell>
          <table:table-cell table:formula="of:=[.H365]/([.A366]*LOG([.A36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0.761" calcext:value-type="float">
            <text:p>110.761</text:p>
          </table:table-cell>
          <table:table-cell office:value-type="float" office:value="112.002" calcext:value-type="float">
            <text:p>112.002</text:p>
          </table:table-cell>
          <table:table-cell office:value-type="float" office:value="113.83" calcext:value-type="float">
            <text:p>113.83</text:p>
          </table:table-cell>
          <table:table-cell office:value-type="float" office:value="113.199" calcext:value-type="float">
            <text:p>113.199</text:p>
          </table:table-cell>
          <table:table-cell office:value-type="float" office:value="113.816" calcext:value-type="float">
            <text:p>113.816</text:p>
          </table:table-cell>
          <table:table-cell table:formula="of:=MIN([.B367:.F367])" office:value-type="float" office:value="110.761" calcext:value-type="float">
            <text:p/>
          </table:table-cell>
          <table:table-cell table:formula="of:=MAX([.B367:.F367])" office:value-type="float" office:value="113.83" calcext:value-type="float">
            <text:p/>
          </table:table-cell>
          <table:table-cell table:formula="of:=AVERAGE([.B367:.F367])" office:value-type="float" office:value="112.7216" calcext:value-type="float">
            <text:p/>
          </table:table-cell>
          <table:table-cell table:formula="of:=[.G367]/([.A367]*LOG([.A367]))" office:value-type="string" office:string-value="" calcext:value-type="error">
            <text:p/>
          </table:table-cell>
          <table:table-cell table:formula="of:=[.H366]/([.A367]*LOG([.A36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3.2" calcext:value-type="float">
            <text:p>113.2</text:p>
          </table:table-cell>
          <table:table-cell office:value-type="float" office:value="113.076" calcext:value-type="float">
            <text:p>113.076</text:p>
          </table:table-cell>
          <table:table-cell office:value-type="float" office:value="113.918" calcext:value-type="float">
            <text:p>113.918</text:p>
          </table:table-cell>
          <table:table-cell office:value-type="float" office:value="114.094" calcext:value-type="float">
            <text:p>114.094</text:p>
          </table:table-cell>
          <table:table-cell office:value-type="float" office:value="111.05" calcext:value-type="float">
            <text:p>111.05</text:p>
          </table:table-cell>
          <table:table-cell table:formula="of:=MIN([.B368:.F368])" office:value-type="float" office:value="111.05" calcext:value-type="float">
            <text:p/>
          </table:table-cell>
          <table:table-cell table:formula="of:=MAX([.B368:.F368])" office:value-type="float" office:value="114.094" calcext:value-type="float">
            <text:p/>
          </table:table-cell>
          <table:table-cell table:formula="of:=AVERAGE([.B368:.F368])" office:value-type="float" office:value="113.0676" calcext:value-type="float">
            <text:p/>
          </table:table-cell>
          <table:table-cell table:formula="of:=[.G368]/([.A368]*LOG([.A368]))" office:value-type="string" office:string-value="" calcext:value-type="error">
            <text:p/>
          </table:table-cell>
          <table:table-cell table:formula="of:=[.H367]/([.A368]*LOG([.A36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6.747" calcext:value-type="float">
            <text:p>116.747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2.954" calcext:value-type="float">
            <text:p>112.954</text:p>
          </table:table-cell>
          <table:table-cell office:value-type="float" office:value="122.98" calcext:value-type="float">
            <text:p>122.98</text:p>
          </table:table-cell>
          <table:table-cell office:value-type="float" office:value="113.666" calcext:value-type="float">
            <text:p>113.666</text:p>
          </table:table-cell>
          <table:table-cell table:formula="of:=MIN([.B369:.F369])" office:value-type="float" office:value="112.954" calcext:value-type="float">
            <text:p/>
          </table:table-cell>
          <table:table-cell table:formula="of:=MAX([.B369:.F369])" office:value-type="float" office:value="122.98" calcext:value-type="float">
            <text:p/>
          </table:table-cell>
          <table:table-cell table:formula="of:=AVERAGE([.B369:.F369])" office:value-type="float" office:value="116.0668" calcext:value-type="float">
            <text:p/>
          </table:table-cell>
          <table:table-cell table:formula="of:=[.G369]/([.A369]*LOG([.A369]))" office:value-type="string" office:string-value="" calcext:value-type="error">
            <text:p/>
          </table:table-cell>
          <table:table-cell table:formula="of:=[.H368]/([.A369]*LOG([.A36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4.986" calcext:value-type="float">
            <text:p>114.986</text:p>
          </table:table-cell>
          <table:table-cell office:value-type="float" office:value="115.598" calcext:value-type="float">
            <text:p>115.598</text:p>
          </table:table-cell>
          <table:table-cell office:value-type="float" office:value="113.026" calcext:value-type="float">
            <text:p>113.026</text:p>
          </table:table-cell>
          <table:table-cell office:value-type="float" office:value="124.328" calcext:value-type="float">
            <text:p>124.328</text:p>
          </table:table-cell>
          <table:table-cell office:value-type="float" office:value="112.876" calcext:value-type="float">
            <text:p>112.876</text:p>
          </table:table-cell>
          <table:table-cell table:formula="of:=MIN([.B370:.F370])" office:value-type="float" office:value="112.876" calcext:value-type="float">
            <text:p/>
          </table:table-cell>
          <table:table-cell table:formula="of:=MAX([.B370:.F370])" office:value-type="float" office:value="124.328" calcext:value-type="float">
            <text:p/>
          </table:table-cell>
          <table:table-cell table:formula="of:=AVERAGE([.B370:.F370])" office:value-type="float" office:value="116.1628" calcext:value-type="float">
            <text:p/>
          </table:table-cell>
          <table:table-cell table:formula="of:=[.G370]/([.A370]*LOG([.A370]))" office:value-type="string" office:string-value="" calcext:value-type="error">
            <text:p/>
          </table:table-cell>
          <table:table-cell table:formula="of:=[.H369]/([.A370]*LOG([.A37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5.303" calcext:value-type="float">
            <text:p>115.303</text:p>
          </table:table-cell>
          <table:table-cell office:value-type="float" office:value="117.392" calcext:value-type="float">
            <text:p>117.392</text:p>
          </table:table-cell>
          <table:table-cell office:value-type="float" office:value="117.481" calcext:value-type="float">
            <text:p>117.481</text:p>
          </table:table-cell>
          <table:table-cell office:value-type="float" office:value="120.588" calcext:value-type="float">
            <text:p>120.588</text:p>
          </table:table-cell>
          <table:table-cell office:value-type="float" office:value="116.983" calcext:value-type="float">
            <text:p>116.983</text:p>
          </table:table-cell>
          <table:table-cell table:formula="of:=MIN([.B371:.F371])" office:value-type="float" office:value="115.303" calcext:value-type="float">
            <text:p/>
          </table:table-cell>
          <table:table-cell table:formula="of:=MAX([.B371:.F371])" office:value-type="float" office:value="120.588" calcext:value-type="float">
            <text:p/>
          </table:table-cell>
          <table:table-cell table:formula="of:=AVERAGE([.B371:.F371])" office:value-type="float" office:value="117.5494" calcext:value-type="float">
            <text:p/>
          </table:table-cell>
          <table:table-cell table:formula="of:=[.G371]/([.A371]*LOG([.A371]))" office:value-type="string" office:string-value="" calcext:value-type="error">
            <text:p/>
          </table:table-cell>
          <table:table-cell table:formula="of:=[.H370]/([.A371]*LOG([.A37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5.165" calcext:value-type="float">
            <text:p>115.165</text:p>
          </table:table-cell>
          <table:table-cell office:value-type="float" office:value="117.415" calcext:value-type="float">
            <text:p>117.415</text:p>
          </table:table-cell>
          <table:table-cell office:value-type="float" office:value="117.023" calcext:value-type="float">
            <text:p>117.02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115.352" calcext:value-type="float">
            <text:p>115.352</text:p>
          </table:table-cell>
          <table:table-cell table:formula="of:=MIN([.B372:.F372])" office:value-type="float" office:value="115.165" calcext:value-type="float">
            <text:p/>
          </table:table-cell>
          <table:table-cell table:formula="of:=MAX([.B372:.F372])" office:value-type="float" office:value="117.415" calcext:value-type="float">
            <text:p/>
          </table:table-cell>
          <table:table-cell table:formula="of:=AVERAGE([.B372:.F372])" office:value-type="float" office:value="116.2358" calcext:value-type="float">
            <text:p/>
          </table:table-cell>
          <table:table-cell table:formula="of:=[.G372]/([.A372]*LOG([.A372]))" office:value-type="string" office:string-value="" calcext:value-type="error">
            <text:p/>
          </table:table-cell>
          <table:table-cell table:formula="of:=[.H371]/([.A372]*LOG([.A37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4.368" calcext:value-type="float">
            <text:p>114.368</text:p>
          </table:table-cell>
          <table:table-cell office:value-type="float" office:value="116.35" calcext:value-type="float">
            <text:p>116.35</text:p>
          </table:table-cell>
          <table:table-cell office:value-type="float" office:value="116.775" calcext:value-type="float">
            <text:p>116.775</text:p>
          </table:table-cell>
          <table:table-cell office:value-type="float" office:value="121.703" calcext:value-type="float">
            <text:p>121.703</text:p>
          </table:table-cell>
          <table:table-cell office:value-type="float" office:value="116.714" calcext:value-type="float">
            <text:p>116.714</text:p>
          </table:table-cell>
          <table:table-cell table:formula="of:=MIN([.B373:.F373])" office:value-type="float" office:value="114.368" calcext:value-type="float">
            <text:p/>
          </table:table-cell>
          <table:table-cell table:formula="of:=MAX([.B373:.F373])" office:value-type="float" office:value="121.703" calcext:value-type="float">
            <text:p/>
          </table:table-cell>
          <table:table-cell table:formula="of:=AVERAGE([.B373:.F373])" office:value-type="float" office:value="117.182" calcext:value-type="float">
            <text:p/>
          </table:table-cell>
          <table:table-cell table:formula="of:=[.G373]/([.A373]*LOG([.A373]))" office:value-type="string" office:string-value="" calcext:value-type="error">
            <text:p/>
          </table:table-cell>
          <table:table-cell table:formula="of:=[.H372]/([.A373]*LOG([.A37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7.969" calcext:value-type="float">
            <text:p>117.969</text:p>
          </table:table-cell>
          <table:table-cell office:value-type="float" office:value="118.144" calcext:value-type="float">
            <text:p>118.144</text:p>
          </table:table-cell>
          <table:table-cell office:value-type="float" office:value="117.155" calcext:value-type="float">
            <text:p>117.155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117.144" calcext:value-type="float">
            <text:p>117.144</text:p>
          </table:table-cell>
          <table:table-cell table:formula="of:=MIN([.B374:.F374])" office:value-type="float" office:value="117.144" calcext:value-type="float">
            <text:p/>
          </table:table-cell>
          <table:table-cell table:formula="of:=MAX([.B374:.F374])" office:value-type="float" office:value="118.144" calcext:value-type="float">
            <text:p/>
          </table:table-cell>
          <table:table-cell table:formula="of:=AVERAGE([.B374:.F374])" office:value-type="float" office:value="117.5762" calcext:value-type="float">
            <text:p/>
          </table:table-cell>
          <table:table-cell table:formula="of:=[.G374]/([.A374]*LOG([.A374]))" office:value-type="string" office:string-value="" calcext:value-type="error">
            <text:p/>
          </table:table-cell>
          <table:table-cell table:formula="of:=[.H373]/([.A374]*LOG([.A37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7.301" calcext:value-type="float">
            <text:p>117.301</text:p>
          </table:table-cell>
          <table:table-cell office:value-type="float" office:value="117.656" calcext:value-type="float">
            <text:p>117.656</text:p>
          </table:table-cell>
          <table:table-cell office:value-type="float" office:value="117.492" calcext:value-type="float">
            <text:p>117.492</text:p>
          </table:table-cell>
          <table:table-cell office:value-type="float" office:value="118.824" calcext:value-type="float">
            <text:p>118.824</text:p>
          </table:table-cell>
          <table:table-cell office:value-type="float" office:value="118.233" calcext:value-type="float">
            <text:p>118.233</text:p>
          </table:table-cell>
          <table:table-cell table:formula="of:=MIN([.B375:.F375])" office:value-type="float" office:value="117.301" calcext:value-type="float">
            <text:p/>
          </table:table-cell>
          <table:table-cell table:formula="of:=MAX([.B375:.F375])" office:value-type="float" office:value="118.824" calcext:value-type="float">
            <text:p/>
          </table:table-cell>
          <table:table-cell table:formula="of:=AVERAGE([.B375:.F375])" office:value-type="float" office:value="117.9012" calcext:value-type="float">
            <text:p/>
          </table:table-cell>
          <table:table-cell table:formula="of:=[.G375]/([.A375]*LOG([.A375]))" office:value-type="string" office:string-value="" calcext:value-type="error">
            <text:p/>
          </table:table-cell>
          <table:table-cell table:formula="of:=[.H374]/([.A375]*LOG([.A37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7.816" calcext:value-type="float">
            <text:p>117.816</text:p>
          </table:table-cell>
          <table:table-cell office:value-type="float" office:value="118.037" calcext:value-type="float">
            <text:p>118.037</text:p>
          </table:table-cell>
          <table:table-cell office:value-type="float" office:value="118.614" calcext:value-type="float">
            <text:p>118.614</text:p>
          </table:table-cell>
          <table:table-cell office:value-type="float" office:value="122.097" calcext:value-type="float">
            <text:p>122.097</text:p>
          </table:table-cell>
          <table:table-cell office:value-type="float" office:value="118.319" calcext:value-type="float">
            <text:p>118.319</text:p>
          </table:table-cell>
          <table:table-cell table:formula="of:=MIN([.B376:.F376])" office:value-type="float" office:value="117.816" calcext:value-type="float">
            <text:p/>
          </table:table-cell>
          <table:table-cell table:formula="of:=MAX([.B376:.F376])" office:value-type="float" office:value="122.097" calcext:value-type="float">
            <text:p/>
          </table:table-cell>
          <table:table-cell table:formula="of:=AVERAGE([.B376:.F376])" office:value-type="float" office:value="118.9766" calcext:value-type="float">
            <text:p/>
          </table:table-cell>
          <table:table-cell table:formula="of:=[.G376]/([.A376]*LOG([.A376]))" office:value-type="string" office:string-value="" calcext:value-type="error">
            <text:p/>
          </table:table-cell>
          <table:table-cell table:formula="of:=[.H375]/([.A376]*LOG([.A37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7.838" calcext:value-type="float">
            <text:p>117.838</text:p>
          </table:table-cell>
          <table:table-cell office:value-type="float" office:value="116.415" calcext:value-type="float">
            <text:p>116.415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9.154" calcext:value-type="float">
            <text:p>129.154</text:p>
          </table:table-cell>
          <table:table-cell office:value-type="float" office:value="119.008" calcext:value-type="float">
            <text:p>119.008</text:p>
          </table:table-cell>
          <table:table-cell table:formula="of:=MIN([.B377:.F377])" office:value-type="float" office:value="116.415" calcext:value-type="float">
            <text:p/>
          </table:table-cell>
          <table:table-cell table:formula="of:=MAX([.B377:.F377])" office:value-type="float" office:value="129.154" calcext:value-type="float">
            <text:p/>
          </table:table-cell>
          <table:table-cell table:formula="of:=AVERAGE([.B377:.F377])" office:value-type="float" office:value="120.0748" calcext:value-type="float">
            <text:p/>
          </table:table-cell>
          <table:table-cell table:formula="of:=[.G377]/([.A377]*LOG([.A377]))" office:value-type="string" office:string-value="" calcext:value-type="error">
            <text:p/>
          </table:table-cell>
          <table:table-cell table:formula="of:=[.H376]/([.A377]*LOG([.A37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9.855" calcext:value-type="float">
            <text:p>119.855</text:p>
          </table:table-cell>
          <table:table-cell office:value-type="float" office:value="121.485" calcext:value-type="float">
            <text:p>121.485</text:p>
          </table:table-cell>
          <table:table-cell office:value-type="float" office:value="119.72" calcext:value-type="float">
            <text:p>119.72</text:p>
          </table:table-cell>
          <table:table-cell office:value-type="float" office:value="122.285" calcext:value-type="float">
            <text:p>122.285</text:p>
          </table:table-cell>
          <table:table-cell office:value-type="float" office:value="119.429" calcext:value-type="float">
            <text:p>119.429</text:p>
          </table:table-cell>
          <table:table-cell table:formula="of:=MIN([.B378:.F378])" office:value-type="float" office:value="119.429" calcext:value-type="float">
            <text:p/>
          </table:table-cell>
          <table:table-cell table:formula="of:=MAX([.B378:.F378])" office:value-type="float" office:value="122.285" calcext:value-type="float">
            <text:p/>
          </table:table-cell>
          <table:table-cell table:formula="of:=AVERAGE([.B378:.F378])" office:value-type="float" office:value="120.5548" calcext:value-type="float">
            <text:p/>
          </table:table-cell>
          <table:table-cell table:formula="of:=[.G378]/([.A378]*LOG([.A378]))" office:value-type="string" office:string-value="" calcext:value-type="error">
            <text:p/>
          </table:table-cell>
          <table:table-cell table:formula="of:=[.H377]/([.A378]*LOG([.A37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9.603" calcext:value-type="float">
            <text:p>119.603</text:p>
          </table:table-cell>
          <table:table-cell office:value-type="float" office:value="119.565" calcext:value-type="float">
            <text:p>119.565</text:p>
          </table:table-cell>
          <table:table-cell office:value-type="float" office:value="120.083" calcext:value-type="float">
            <text:p>120.083</text:p>
          </table:table-cell>
          <table:table-cell office:value-type="float" office:value="127.741" calcext:value-type="float">
            <text:p>127.741</text:p>
          </table:table-cell>
          <table:table-cell office:value-type="float" office:value="119.467" calcext:value-type="float">
            <text:p>119.467</text:p>
          </table:table-cell>
          <table:table-cell table:formula="of:=MIN([.B379:.F379])" office:value-type="float" office:value="119.467" calcext:value-type="float">
            <text:p/>
          </table:table-cell>
          <table:table-cell table:formula="of:=MAX([.B379:.F379])" office:value-type="float" office:value="127.741" calcext:value-type="float">
            <text:p/>
          </table:table-cell>
          <table:table-cell table:formula="of:=AVERAGE([.B379:.F379])" office:value-type="float" office:value="121.2918" calcext:value-type="float">
            <text:p/>
          </table:table-cell>
          <table:table-cell table:formula="of:=[.G379]/([.A379]*LOG([.A379]))" office:value-type="string" office:string-value="" calcext:value-type="error">
            <text:p/>
          </table:table-cell>
          <table:table-cell table:formula="of:=[.H378]/([.A379]*LOG([.A37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1.624" calcext:value-type="float">
            <text:p>121.624</text:p>
          </table:table-cell>
          <table:table-cell office:value-type="float" office:value="121.821" calcext:value-type="float">
            <text:p>121.821</text:p>
          </table:table-cell>
          <table:table-cell office:value-type="float" office:value="121.418" calcext:value-type="float">
            <text:p>121.418</text:p>
          </table:table-cell>
          <table:table-cell office:value-type="float" office:value="131.708" calcext:value-type="float">
            <text:p>131.708</text:p>
          </table:table-cell>
          <table:table-cell office:value-type="float" office:value="123.113" calcext:value-type="float">
            <text:p>123.113</text:p>
          </table:table-cell>
          <table:table-cell table:formula="of:=MIN([.B380:.F380])" office:value-type="float" office:value="121.418" calcext:value-type="float">
            <text:p/>
          </table:table-cell>
          <table:table-cell table:formula="of:=MAX([.B380:.F380])" office:value-type="float" office:value="131.708" calcext:value-type="float">
            <text:p/>
          </table:table-cell>
          <table:table-cell table:formula="of:=AVERAGE([.B380:.F380])" office:value-type="float" office:value="123.9368" calcext:value-type="float">
            <text:p/>
          </table:table-cell>
          <table:table-cell table:formula="of:=[.G380]/([.A380]*LOG([.A380]))" office:value-type="string" office:string-value="" calcext:value-type="error">
            <text:p/>
          </table:table-cell>
          <table:table-cell table:formula="of:=[.H379]/([.A380]*LOG([.A38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1.779" calcext:value-type="float">
            <text:p>121.779</text:p>
          </table:table-cell>
          <table:table-cell office:value-type="float" office:value="119.901" calcext:value-type="float">
            <text:p>119.901</text:p>
          </table:table-cell>
          <table:table-cell office:value-type="float" office:value="122.24" calcext:value-type="float">
            <text:p>122.24</text:p>
          </table:table-cell>
          <table:table-cell office:value-type="float" office:value="121.373" calcext:value-type="float">
            <text:p>121.373</text:p>
          </table:table-cell>
          <table:table-cell office:value-type="float" office:value="121.348" calcext:value-type="float">
            <text:p>121.348</text:p>
          </table:table-cell>
          <table:table-cell table:formula="of:=MIN([.B381:.F381])" office:value-type="float" office:value="119.901" calcext:value-type="float">
            <text:p/>
          </table:table-cell>
          <table:table-cell table:formula="of:=MAX([.B381:.F381])" office:value-type="float" office:value="122.24" calcext:value-type="float">
            <text:p/>
          </table:table-cell>
          <table:table-cell table:formula="of:=AVERAGE([.B381:.F381])" office:value-type="float" office:value="121.3282" calcext:value-type="float">
            <text:p/>
          </table:table-cell>
          <table:table-cell table:formula="of:=[.G381]/([.A381]*LOG([.A381]))" office:value-type="string" office:string-value="" calcext:value-type="error">
            <text:p/>
          </table:table-cell>
          <table:table-cell table:formula="of:=[.H380]/([.A381]*LOG([.A38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0.805" calcext:value-type="float">
            <text:p>120.805</text:p>
          </table:table-cell>
          <table:table-cell office:value-type="float" office:value="121.912" calcext:value-type="float">
            <text:p>121.912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121.407" calcext:value-type="float">
            <text:p>121.407</text:p>
          </table:table-cell>
          <table:table-cell office:value-type="float" office:value="121.814" calcext:value-type="float">
            <text:p>121.814</text:p>
          </table:table-cell>
          <table:table-cell table:formula="of:=MIN([.B382:.F382])" office:value-type="float" office:value="119.984" calcext:value-type="float">
            <text:p/>
          </table:table-cell>
          <table:table-cell table:formula="of:=MAX([.B382:.F382])" office:value-type="float" office:value="121.912" calcext:value-type="float">
            <text:p/>
          </table:table-cell>
          <table:table-cell table:formula="of:=AVERAGE([.B382:.F382])" office:value-type="float" office:value="121.1844" calcext:value-type="float">
            <text:p/>
          </table:table-cell>
          <table:table-cell table:formula="of:=[.G382]/([.A382]*LOG([.A382]))" office:value-type="string" office:string-value="" calcext:value-type="error">
            <text:p/>
          </table:table-cell>
          <table:table-cell table:formula="of:=[.H381]/([.A382]*LOG([.A38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4.285" calcext:value-type="float">
            <text:p>124.285</text:p>
          </table:table-cell>
          <table:table-cell office:value-type="float" office:value="122.173" calcext:value-type="float">
            <text:p>122.173</text:p>
          </table:table-cell>
          <table:table-cell office:value-type="float" office:value="121.772" calcext:value-type="float">
            <text:p>121.772</text:p>
          </table:table-cell>
          <table:table-cell office:value-type="float" office:value="121.616" calcext:value-type="float">
            <text:p>121.616</text:p>
          </table:table-cell>
          <table:table-cell office:value-type="float" office:value="122.309" calcext:value-type="float">
            <text:p>122.309</text:p>
          </table:table-cell>
          <table:table-cell table:formula="of:=MIN([.B383:.F383])" office:value-type="float" office:value="121.616" calcext:value-type="float">
            <text:p/>
          </table:table-cell>
          <table:table-cell table:formula="of:=MAX([.B383:.F383])" office:value-type="float" office:value="124.285" calcext:value-type="float">
            <text:p/>
          </table:table-cell>
          <table:table-cell table:formula="of:=AVERAGE([.B383:.F383])" office:value-type="float" office:value="122.431" calcext:value-type="float">
            <text:p/>
          </table:table-cell>
          <table:table-cell table:formula="of:=[.G383]/([.A383]*LOG([.A383]))" office:value-type="string" office:string-value="" calcext:value-type="error">
            <text:p/>
          </table:table-cell>
          <table:table-cell table:formula="of:=[.H382]/([.A383]*LOG([.A38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4.29" calcext:value-type="float">
            <text:p>124.29</text:p>
          </table:table-cell>
          <table:table-cell office:value-type="float" office:value="123.23" calcext:value-type="float">
            <text:p>123.23</text:p>
          </table:table-cell>
          <table:table-cell office:value-type="float" office:value="123.178" calcext:value-type="float">
            <text:p>123.178</text:p>
          </table:table-cell>
          <table:table-cell office:value-type="float" office:value="123.274" calcext:value-type="float">
            <text:p>123.274</text:p>
          </table:table-cell>
          <table:table-cell office:value-type="float" office:value="123.722" calcext:value-type="float">
            <text:p>123.722</text:p>
          </table:table-cell>
          <table:table-cell table:formula="of:=MIN([.B384:.F384])" office:value-type="float" office:value="123.178" calcext:value-type="float">
            <text:p/>
          </table:table-cell>
          <table:table-cell table:formula="of:=MAX([.B384:.F384])" office:value-type="float" office:value="124.29" calcext:value-type="float">
            <text:p/>
          </table:table-cell>
          <table:table-cell table:formula="of:=AVERAGE([.B384:.F384])" office:value-type="float" office:value="123.5388" calcext:value-type="float">
            <text:p/>
          </table:table-cell>
          <table:table-cell table:formula="of:=[.G384]/([.A384]*LOG([.A384]))" office:value-type="string" office:string-value="" calcext:value-type="error">
            <text:p/>
          </table:table-cell>
          <table:table-cell table:formula="of:=[.H383]/([.A384]*LOG([.A38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3.455" calcext:value-type="float">
            <text:p>123.455</text:p>
          </table:table-cell>
          <table:table-cell office:value-type="float" office:value="123.637" calcext:value-type="float">
            <text:p>123.637</text:p>
          </table:table-cell>
          <table:table-cell office:value-type="float" office:value="123.763" calcext:value-type="float">
            <text:p>123.763</text:p>
          </table:table-cell>
          <table:table-cell office:value-type="float" office:value="122.169" calcext:value-type="float">
            <text:p>122.169</text:p>
          </table:table-cell>
          <table:table-cell office:value-type="float" office:value="123.595" calcext:value-type="float">
            <text:p>123.595</text:p>
          </table:table-cell>
          <table:table-cell table:formula="of:=MIN([.B385:.F385])" office:value-type="float" office:value="122.169" calcext:value-type="float">
            <text:p/>
          </table:table-cell>
          <table:table-cell table:formula="of:=MAX([.B385:.F385])" office:value-type="float" office:value="123.763" calcext:value-type="float">
            <text:p/>
          </table:table-cell>
          <table:table-cell table:formula="of:=AVERAGE([.B385:.F385])" office:value-type="float" office:value="123.3238" calcext:value-type="float">
            <text:p/>
          </table:table-cell>
          <table:table-cell table:formula="of:=[.G385]/([.A385]*LOG([.A385]))" office:value-type="string" office:string-value="" calcext:value-type="error">
            <text:p/>
          </table:table-cell>
          <table:table-cell table:formula="of:=[.H384]/([.A385]*LOG([.A38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3.928" calcext:value-type="float">
            <text:p>123.928</text:p>
          </table:table-cell>
          <table:table-cell office:value-type="float" office:value="124.441" calcext:value-type="float">
            <text:p>124.441</text:p>
          </table:table-cell>
          <table:table-cell office:value-type="float" office:value="124.819" calcext:value-type="float">
            <text:p>124.819</text:p>
          </table:table-cell>
          <table:table-cell office:value-type="float" office:value="125.641" calcext:value-type="float">
            <text:p>125.641</text:p>
          </table:table-cell>
          <table:table-cell office:value-type="float" office:value="124.924" calcext:value-type="float">
            <text:p>124.924</text:p>
          </table:table-cell>
          <table:table-cell table:formula="of:=MIN([.B386:.F386])" office:value-type="float" office:value="123.928" calcext:value-type="float">
            <text:p/>
          </table:table-cell>
          <table:table-cell table:formula="of:=MAX([.B386:.F386])" office:value-type="float" office:value="125.641" calcext:value-type="float">
            <text:p/>
          </table:table-cell>
          <table:table-cell table:formula="of:=AVERAGE([.B386:.F386])" office:value-type="float" office:value="124.7506" calcext:value-type="float">
            <text:p/>
          </table:table-cell>
          <table:table-cell table:formula="of:=[.G386]/([.A386]*LOG([.A386]))" office:value-type="string" office:string-value="" calcext:value-type="error">
            <text:p/>
          </table:table-cell>
          <table:table-cell table:formula="of:=[.H385]/([.A386]*LOG([.A38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25.637" calcext:value-type="float">
            <text:p>125.637</text:p>
          </table:table-cell>
          <table:table-cell office:value-type="float" office:value="126.486" calcext:value-type="float">
            <text:p>126.486</text:p>
          </table:table-cell>
          <table:table-cell office:value-type="float" office:value="130.415" calcext:value-type="float">
            <text:p>130.415</text:p>
          </table:table-cell>
          <table:table-cell office:value-type="float" office:value="123.93" calcext:value-type="float">
            <text:p>123.93</text:p>
          </table:table-cell>
          <table:table-cell table:formula="of:=MIN([.B387:.F387])" office:value-type="float" office:value="123.93" calcext:value-type="float">
            <text:p/>
          </table:table-cell>
          <table:table-cell table:formula="of:=MAX([.B387:.F387])" office:value-type="float" office:value="130.415" calcext:value-type="float">
            <text:p/>
          </table:table-cell>
          <table:table-cell table:formula="of:=AVERAGE([.B387:.F387])" office:value-type="float" office:value="126.6936" calcext:value-type="float">
            <text:p/>
          </table:table-cell>
          <table:table-cell table:formula="of:=[.G387]/([.A387]*LOG([.A387]))" office:value-type="string" office:string-value="" calcext:value-type="error">
            <text:p/>
          </table:table-cell>
          <table:table-cell table:formula="of:=[.H386]/([.A387]*LOG([.A38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6.539" calcext:value-type="float">
            <text:p>126.539</text:p>
          </table:table-cell>
          <table:table-cell office:value-type="float" office:value="126.025" calcext:value-type="float">
            <text:p>126.025</text:p>
          </table:table-cell>
          <table:table-cell office:value-type="float" office:value="126.586" calcext:value-type="float">
            <text:p>126.586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9.477" calcext:value-type="float">
            <text:p>129.477</text:p>
          </table:table-cell>
          <table:table-cell table:formula="of:=MIN([.B388:.F388])" office:value-type="float" office:value="126.025" calcext:value-type="float">
            <text:p/>
          </table:table-cell>
          <table:table-cell table:formula="of:=MAX([.B388:.F388])" office:value-type="float" office:value="129.477" calcext:value-type="float">
            <text:p/>
          </table:table-cell>
          <table:table-cell table:formula="of:=AVERAGE([.B388:.F388])" office:value-type="float" office:value="127.1754" calcext:value-type="float">
            <text:p/>
          </table:table-cell>
          <table:table-cell table:formula="of:=[.G388]/([.A388]*LOG([.A388]))" office:value-type="string" office:string-value="" calcext:value-type="error">
            <text:p/>
          </table:table-cell>
          <table:table-cell table:formula="of:=[.H387]/([.A388]*LOG([.A38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9.024" calcext:value-type="float">
            <text:p>129.024</text:p>
          </table:table-cell>
          <table:table-cell office:value-type="float" office:value="128.632" calcext:value-type="float">
            <text:p>128.632</text:p>
          </table:table-cell>
          <table:table-cell office:value-type="float" office:value="128.64" calcext:value-type="float">
            <text:p>128.64</text:p>
          </table:table-cell>
          <table:table-cell office:value-type="float" office:value="129.396" calcext:value-type="float">
            <text:p>129.396</text:p>
          </table:table-cell>
          <table:table-cell office:value-type="float" office:value="127.372" calcext:value-type="float">
            <text:p>127.372</text:p>
          </table:table-cell>
          <table:table-cell table:formula="of:=MIN([.B389:.F389])" office:value-type="float" office:value="127.372" calcext:value-type="float">
            <text:p/>
          </table:table-cell>
          <table:table-cell table:formula="of:=MAX([.B389:.F389])" office:value-type="float" office:value="129.396" calcext:value-type="float">
            <text:p/>
          </table:table-cell>
          <table:table-cell table:formula="of:=AVERAGE([.B389:.F389])" office:value-type="float" office:value="128.6128" calcext:value-type="float">
            <text:p/>
          </table:table-cell>
          <table:table-cell table:formula="of:=[.G389]/([.A389]*LOG([.A389]))" office:value-type="string" office:string-value="" calcext:value-type="error">
            <text:p/>
          </table:table-cell>
          <table:table-cell table:formula="of:=[.H388]/([.A389]*LOG([.A38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7.333" calcext:value-type="float">
            <text:p>127.333</text:p>
          </table:table-cell>
          <table:table-cell office:value-type="float" office:value="127.005" calcext:value-type="float">
            <text:p>127.005</text:p>
          </table:table-cell>
          <table:table-cell office:value-type="float" office:value="126.499" calcext:value-type="float">
            <text:p>126.499</text:p>
          </table:table-cell>
          <table:table-cell office:value-type="float" office:value="128.417" calcext:value-type="float">
            <text:p>128.417</text:p>
          </table:table-cell>
          <table:table-cell office:value-type="float" office:value="127.749" calcext:value-type="float">
            <text:p>127.749</text:p>
          </table:table-cell>
          <table:table-cell table:formula="of:=MIN([.B390:.F390])" office:value-type="float" office:value="126.499" calcext:value-type="float">
            <text:p/>
          </table:table-cell>
          <table:table-cell table:formula="of:=MAX([.B390:.F390])" office:value-type="float" office:value="128.417" calcext:value-type="float">
            <text:p/>
          </table:table-cell>
          <table:table-cell table:formula="of:=AVERAGE([.B390:.F390])" office:value-type="float" office:value="127.4006" calcext:value-type="float">
            <text:p/>
          </table:table-cell>
          <table:table-cell table:formula="of:=[.G390]/([.A390]*LOG([.A390]))" office:value-type="string" office:string-value="" calcext:value-type="error">
            <text:p/>
          </table:table-cell>
          <table:table-cell table:formula="of:=[.H389]/([.A390]*LOG([.A39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8.671" calcext:value-type="float">
            <text:p>128.671</text:p>
          </table:table-cell>
          <table:table-cell office:value-type="float" office:value="129.521" calcext:value-type="float">
            <text:p>129.521</text:p>
          </table:table-cell>
          <table:table-cell office:value-type="float" office:value="128.851" calcext:value-type="float">
            <text:p>128.851</text:p>
          </table:table-cell>
          <table:table-cell office:value-type="float" office:value="130.268" calcext:value-type="float">
            <text:p>130.268</text:p>
          </table:table-cell>
          <table:table-cell office:value-type="float" office:value="130.439" calcext:value-type="float">
            <text:p>130.439</text:p>
          </table:table-cell>
          <table:table-cell table:formula="of:=MIN([.B391:.F391])" office:value-type="float" office:value="128.671" calcext:value-type="float">
            <text:p/>
          </table:table-cell>
          <table:table-cell table:formula="of:=MAX([.B391:.F391])" office:value-type="float" office:value="130.439" calcext:value-type="float">
            <text:p/>
          </table:table-cell>
          <table:table-cell table:formula="of:=AVERAGE([.B391:.F391])" office:value-type="float" office:value="129.55" calcext:value-type="float">
            <text:p/>
          </table:table-cell>
          <table:table-cell table:formula="of:=[.G391]/([.A391]*LOG([.A391]))" office:value-type="string" office:string-value="" calcext:value-type="error">
            <text:p/>
          </table:table-cell>
          <table:table-cell table:formula="of:=[.H390]/([.A391]*LOG([.A391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9.06" calcext:value-type="float">
            <text:p>129.06</text:p>
          </table:table-cell>
          <table:table-cell office:value-type="float" office:value="127.618" calcext:value-type="float">
            <text:p>127.618</text:p>
          </table:table-cell>
          <table:table-cell office:value-type="float" office:value="127.985" calcext:value-type="float">
            <text:p>127.985</text:p>
          </table:table-cell>
          <table:table-cell office:value-type="float" office:value="126.986" calcext:value-type="float">
            <text:p>126.986</text:p>
          </table:table-cell>
          <table:table-cell office:value-type="float" office:value="129.71" calcext:value-type="float">
            <text:p>129.71</text:p>
          </table:table-cell>
          <table:table-cell table:formula="of:=MIN([.B392:.F392])" office:value-type="float" office:value="126.986" calcext:value-type="float">
            <text:p/>
          </table:table-cell>
          <table:table-cell table:formula="of:=MAX([.B392:.F392])" office:value-type="float" office:value="129.71" calcext:value-type="float">
            <text:p/>
          </table:table-cell>
          <table:table-cell table:formula="of:=AVERAGE([.B392:.F392])" office:value-type="float" office:value="128.2718" calcext:value-type="float">
            <text:p/>
          </table:table-cell>
          <table:table-cell table:formula="of:=[.G392]/([.A392]*LOG([.A392]))" office:value-type="string" office:string-value="" calcext:value-type="error">
            <text:p/>
          </table:table-cell>
          <table:table-cell table:formula="of:=[.H391]/([.A392]*LOG([.A392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8.299" calcext:value-type="float">
            <text:p>128.299</text:p>
          </table:table-cell>
          <table:table-cell office:value-type="float" office:value="129.627" calcext:value-type="float">
            <text:p>129.627</text:p>
          </table:table-cell>
          <table:table-cell office:value-type="float" office:value="128.793" calcext:value-type="float">
            <text:p>128.793</text:p>
          </table:table-cell>
          <table:table-cell office:value-type="float" office:value="131.661" calcext:value-type="float">
            <text:p>131.661</text:p>
          </table:table-cell>
          <table:table-cell office:value-type="float" office:value="131.472" calcext:value-type="float">
            <text:p>131.472</text:p>
          </table:table-cell>
          <table:table-cell table:formula="of:=MIN([.B393:.F393])" office:value-type="float" office:value="128.299" calcext:value-type="float">
            <text:p/>
          </table:table-cell>
          <table:table-cell table:formula="of:=MAX([.B393:.F393])" office:value-type="float" office:value="131.661" calcext:value-type="float">
            <text:p/>
          </table:table-cell>
          <table:table-cell table:formula="of:=AVERAGE([.B393:.F393])" office:value-type="float" office:value="129.9704" calcext:value-type="float">
            <text:p/>
          </table:table-cell>
          <table:table-cell table:formula="of:=[.G393]/([.A393]*LOG([.A393]))" office:value-type="string" office:string-value="" calcext:value-type="error">
            <text:p/>
          </table:table-cell>
          <table:table-cell table:formula="of:=[.H392]/([.A393]*LOG([.A393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0.294" calcext:value-type="float">
            <text:p>130.294</text:p>
          </table:table-cell>
          <table:table-cell office:value-type="float" office:value="128.708" calcext:value-type="float">
            <text:p>128.708</text:p>
          </table:table-cell>
          <table:table-cell office:value-type="float" office:value="132.566" calcext:value-type="float">
            <text:p>132.566</text:p>
          </table:table-cell>
          <table:table-cell office:value-type="float" office:value="131.062" calcext:value-type="float">
            <text:p>131.062</text:p>
          </table:table-cell>
          <table:table-cell office:value-type="float" office:value="131.49" calcext:value-type="float">
            <text:p>131.49</text:p>
          </table:table-cell>
          <table:table-cell table:formula="of:=MIN([.B394:.F394])" office:value-type="float" office:value="128.708" calcext:value-type="float">
            <text:p/>
          </table:table-cell>
          <table:table-cell table:formula="of:=MAX([.B394:.F394])" office:value-type="float" office:value="132.566" calcext:value-type="float">
            <text:p/>
          </table:table-cell>
          <table:table-cell table:formula="of:=AVERAGE([.B394:.F394])" office:value-type="float" office:value="130.824" calcext:value-type="float">
            <text:p/>
          </table:table-cell>
          <table:table-cell table:formula="of:=[.G394]/([.A394]*LOG([.A394]))" office:value-type="string" office:string-value="" calcext:value-type="error">
            <text:p/>
          </table:table-cell>
          <table:table-cell table:formula="of:=[.H393]/([.A394]*LOG([.A394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0.251" calcext:value-type="float">
            <text:p>130.251</text:p>
          </table:table-cell>
          <table:table-cell office:value-type="float" office:value="131.743" calcext:value-type="float">
            <text:p>131.743</text:p>
          </table:table-cell>
          <table:table-cell office:value-type="float" office:value="136.303" calcext:value-type="float">
            <text:p>136.303</text:p>
          </table:table-cell>
          <table:table-cell office:value-type="float" office:value="129.976" calcext:value-type="float">
            <text:p>129.976</text:p>
          </table:table-cell>
          <table:table-cell office:value-type="float" office:value="132.331" calcext:value-type="float">
            <text:p>132.331</text:p>
          </table:table-cell>
          <table:table-cell table:formula="of:=MIN([.B395:.F395])" office:value-type="float" office:value="129.976" calcext:value-type="float">
            <text:p/>
          </table:table-cell>
          <table:table-cell table:formula="of:=MAX([.B395:.F395])" office:value-type="float" office:value="136.303" calcext:value-type="float">
            <text:p/>
          </table:table-cell>
          <table:table-cell table:formula="of:=AVERAGE([.B395:.F395])" office:value-type="float" office:value="132.1208" calcext:value-type="float">
            <text:p/>
          </table:table-cell>
          <table:table-cell table:formula="of:=[.G395]/([.A395]*LOG([.A395]))" office:value-type="string" office:string-value="" calcext:value-type="error">
            <text:p/>
          </table:table-cell>
          <table:table-cell table:formula="of:=[.H394]/([.A395]*LOG([.A395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1.038" calcext:value-type="float">
            <text:p>131.038</text:p>
          </table:table-cell>
          <table:table-cell office:value-type="float" office:value="131.761" calcext:value-type="float">
            <text:p>131.761</text:p>
          </table:table-cell>
          <table:table-cell office:value-type="float" office:value="135.474" calcext:value-type="float">
            <text:p>135.474</text:p>
          </table:table-cell>
          <table:table-cell office:value-type="float" office:value="131.657" calcext:value-type="float">
            <text:p>131.657</text:p>
          </table:table-cell>
          <table:table-cell office:value-type="float" office:value="130.964" calcext:value-type="float">
            <text:p>130.964</text:p>
          </table:table-cell>
          <table:table-cell table:formula="of:=MIN([.B396:.F396])" office:value-type="float" office:value="130.964" calcext:value-type="float">
            <text:p/>
          </table:table-cell>
          <table:table-cell table:formula="of:=MAX([.B396:.F396])" office:value-type="float" office:value="135.474" calcext:value-type="float">
            <text:p/>
          </table:table-cell>
          <table:table-cell table:formula="of:=AVERAGE([.B396:.F396])" office:value-type="float" office:value="132.1788" calcext:value-type="float">
            <text:p/>
          </table:table-cell>
          <table:table-cell table:formula="of:=[.G396]/([.A396]*LOG([.A396]))" office:value-type="string" office:string-value="" calcext:value-type="error">
            <text:p/>
          </table:table-cell>
          <table:table-cell table:formula="of:=[.H395]/([.A396]*LOG([.A396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3.271" calcext:value-type="float">
            <text:p>133.271</text:p>
          </table:table-cell>
          <table:table-cell office:value-type="float" office:value="131.698" calcext:value-type="float">
            <text:p>131.698</text:p>
          </table:table-cell>
          <table:table-cell office:value-type="float" office:value="135.526" calcext:value-type="float">
            <text:p>135.526</text:p>
          </table:table-cell>
          <table:table-cell office:value-type="float" office:value="132.113" calcext:value-type="float">
            <text:p>132.113</text:p>
          </table:table-cell>
          <table:table-cell office:value-type="float" office:value="132.95" calcext:value-type="float">
            <text:p>132.95</text:p>
          </table:table-cell>
          <table:table-cell table:formula="of:=MIN([.B397:.F397])" office:value-type="float" office:value="131.698" calcext:value-type="float">
            <text:p/>
          </table:table-cell>
          <table:table-cell table:formula="of:=MAX([.B397:.F397])" office:value-type="float" office:value="135.526" calcext:value-type="float">
            <text:p/>
          </table:table-cell>
          <table:table-cell table:formula="of:=AVERAGE([.B397:.F397])" office:value-type="float" office:value="133.1116" calcext:value-type="float">
            <text:p/>
          </table:table-cell>
          <table:table-cell table:formula="of:=[.G397]/([.A397]*LOG([.A397]))" office:value-type="string" office:string-value="" calcext:value-type="error">
            <text:p/>
          </table:table-cell>
          <table:table-cell table:formula="of:=[.H396]/([.A397]*LOG([.A397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2.317" calcext:value-type="float">
            <text:p>132.317</text:p>
          </table:table-cell>
          <table:table-cell office:value-type="float" office:value="134.523" calcext:value-type="float">
            <text:p>134.523</text:p>
          </table:table-cell>
          <table:table-cell office:value-type="float" office:value="134.559" calcext:value-type="float">
            <text:p>134.559</text:p>
          </table:table-cell>
          <table:table-cell office:value-type="float" office:value="133.9" calcext:value-type="float">
            <text:p>133.9</text:p>
          </table:table-cell>
          <table:table-cell office:value-type="float" office:value="132.288" calcext:value-type="float">
            <text:p>132.288</text:p>
          </table:table-cell>
          <table:table-cell table:formula="of:=MIN([.B398:.F398])" office:value-type="float" office:value="132.288" calcext:value-type="float">
            <text:p/>
          </table:table-cell>
          <table:table-cell table:formula="of:=MAX([.B398:.F398])" office:value-type="float" office:value="134.559" calcext:value-type="float">
            <text:p/>
          </table:table-cell>
          <table:table-cell table:formula="of:=AVERAGE([.B398:.F398])" office:value-type="float" office:value="133.5174" calcext:value-type="float">
            <text:p/>
          </table:table-cell>
          <table:table-cell table:formula="of:=[.G398]/([.A398]*LOG([.A398]))" office:value-type="string" office:string-value="" calcext:value-type="error">
            <text:p/>
          </table:table-cell>
          <table:table-cell table:formula="of:=[.H397]/([.A398]*LOG([.A398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4.453" calcext:value-type="float">
            <text:p>134.453</text:p>
          </table:table-cell>
          <table:table-cell office:value-type="float" office:value="131.952" calcext:value-type="float">
            <text:p>131.952</text:p>
          </table:table-cell>
          <table:table-cell office:value-type="float" office:value="135.227" calcext:value-type="float">
            <text:p>135.227</text:p>
          </table:table-cell>
          <table:table-cell office:value-type="float" office:value="134.827" calcext:value-type="float">
            <text:p>134.827</text:p>
          </table:table-cell>
          <table:table-cell office:value-type="float" office:value="134.18" calcext:value-type="float">
            <text:p>134.18</text:p>
          </table:table-cell>
          <table:table-cell table:formula="of:=MIN([.B399:.F399])" office:value-type="float" office:value="131.952" calcext:value-type="float">
            <text:p/>
          </table:table-cell>
          <table:table-cell table:formula="of:=MAX([.B399:.F399])" office:value-type="float" office:value="135.227" calcext:value-type="float">
            <text:p/>
          </table:table-cell>
          <table:table-cell table:formula="of:=AVERAGE([.B399:.F399])" office:value-type="float" office:value="134.1278" calcext:value-type="float">
            <text:p/>
          </table:table-cell>
          <table:table-cell table:formula="of:=[.G399]/([.A399]*LOG([.A399]))" office:value-type="string" office:string-value="" calcext:value-type="error">
            <text:p/>
          </table:table-cell>
          <table:table-cell table:formula="of:=[.H398]/([.A399]*LOG([.A399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3.27" calcext:value-type="float">
            <text:p>133.27</text:p>
          </table:table-cell>
          <table:table-cell office:value-type="float" office:value="134.195" calcext:value-type="float">
            <text:p>134.195</text:p>
          </table:table-cell>
          <table:table-cell office:value-type="float" office:value="134.453" calcext:value-type="float">
            <text:p>134.453</text:p>
          </table:table-cell>
          <table:table-cell office:value-type="float" office:value="136.763" calcext:value-type="float">
            <text:p>136.763</text:p>
          </table:table-cell>
          <table:table-cell office:value-type="float" office:value="134.567" calcext:value-type="float">
            <text:p>134.567</text:p>
          </table:table-cell>
          <table:table-cell table:formula="of:=MIN([.B400:.F400])" office:value-type="float" office:value="133.27" calcext:value-type="float">
            <text:p/>
          </table:table-cell>
          <table:table-cell table:formula="of:=MAX([.B400:.F400])" office:value-type="float" office:value="136.763" calcext:value-type="float">
            <text:p/>
          </table:table-cell>
          <table:table-cell table:formula="of:=AVERAGE([.B400:.F400])" office:value-type="float" office:value="134.6496" calcext:value-type="float">
            <text:p/>
          </table:table-cell>
          <table:table-cell table:formula="of:=[.G400]/([.A400]*LOG([.A400]))" office:value-type="string" office:string-value="" calcext:value-type="error">
            <text:p/>
          </table:table-cell>
          <table:table-cell table:formula="of:=[.H399]/([.A400]*LOG([.A400])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3.538" calcext:value-type="float">
            <text:p>133.538</text:p>
          </table:table-cell>
          <table:table-cell office:value-type="float" office:value="133.264" calcext:value-type="float">
            <text:p>133.264</text:p>
          </table:table-cell>
          <table:table-cell office:value-type="float" office:value="141.598" calcext:value-type="float">
            <text:p>141.598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132.502" calcext:value-type="float">
            <text:p>132.502</text:p>
          </table:table-cell>
          <table:table-cell table:formula="of:=MIN([.B401:.F401])" office:value-type="float" office:value="132.502" calcext:value-type="float">
            <text:p/>
          </table:table-cell>
          <table:table-cell table:formula="of:=MAX([.B401:.F401])" office:value-type="float" office:value="141.598" calcext:value-type="float">
            <text:p/>
          </table:table-cell>
          <table:table-cell table:formula="of:=AVERAGE([.B401:.F401])" office:value-type="float" office:value="135.5656" calcext:value-type="float">
            <text:p/>
          </table:table-cell>
          <table:table-cell table:formula="of:=[.G401]/([.A401]*LOG([.A401]))" office:value-type="string" office:string-value="" calcext:value-type="error">
            <text:p/>
          </table:table-cell>
          <table:table-cell table:formula="of:=[.H400]/([.A401]*LOG([.A401]))" office:value-type="string" office:string-value="" calcext:value-type="error">
            <text:p/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20:59:24.584668635</meta:creation-date>
    <dc:date>2014-10-02T23:06:30.850700257</dc:date>
    <meta:editing-duration>PT10M5S</meta:editing-duration>
    <meta:editing-cycles>1</meta:editing-cycles>
    <meta:document-statistic meta:table-count="2" meta:cell-count="4908" meta:object-count="3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Gráfico de tiempos</text:p>
        </chart:title>
        <chart:legend chart:legend-position="end" svg:x="12.626cm" svg:y="3.703cm" style:legend-expansion="high" chart:style-name="ch3"/>
        <chart:plot-area chart:style-name="ch4" table:cell-range-address="Sheet1.A2:Sheet1.A201 Sheet1.G1:Sheet1.I201" chart:data-source-has-labels="row" svg:x="1.331cm" svg:y="1.661cm" svg:width="10.655cm" svg:height="6.178cm">
          <chartooo:coordinate-region svg:x="1.952cm" svg:y="1.86cm" svg:width="9.754cm" svg:height="5.332cm"/>
          <chart:axis chart:dimension="x" chart:name="primary-x" chart:style-name="ch5">
            <chart:title svg:x="4.405cm" svg:y="8.019cm" chart:style-name="ch6">
              <text:p>Cantidad de computadoras (n)</text:p>
            </chart:title>
          </chart:axis>
          <chart:axis chart:dimension="y" chart:name="primary-y" chart:style-name="ch5">
            <chart:title svg:x="0.451cm" svg:y="6.567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Sheet1.G2:Sheet1.G201" chart:label-cell-address="Sheet1.G1:Sheet1.G1" chart:class="chart:scatter">
            <chart:domain table:cell-range-address="Sheet1.A2:Sheet1.A201"/>
            <chart:data-point chart:repeated="200"/>
          </chart:series>
          <chart:series chart:style-name="ch10" chart:values-cell-range-address="Sheet1.H2:Sheet1.H201" chart:label-cell-address="Sheet1.H1:Sheet1.H1" chart:class="chart:scatter">
            <chart:data-point chart:repeated="200"/>
          </chart:series>
          <chart:series chart:style-name="ch11" chart:values-cell-range-address="Sheet1.I2:Sheet1.I201" chart:label-cell-address="Sheet1.I1:Sheet1.I1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</text:p>
                <draw:g>
                  <svg:desc>Sheet1.G1:Sheet1.G1</svg:desc>
                </draw:g>
              </table:table-cell>
              <table:table-cell office:value-type="string">
                <text:p>Tiempo máximo</text:p>
                <draw:g>
                  <svg:desc>Sheet1.H1:Sheet1.H1</svg:desc>
                </draw:g>
              </table:table-cell>
              <table:table-cell office:value-type="string">
                <text:p>Tiempo promedio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0.222">
                <text:p>0.222</text:p>
                <draw:g>
                  <svg:desc>Sheet1.G2:Sheet1.G201</svg:desc>
                </draw:g>
              </table:table-cell>
              <table:table-cell office:value-type="float" office:value="0.23">
                <text:p>0.23</text:p>
                <draw:g>
                  <svg:desc>Sheet1.H2:Sheet1.H201</svg:desc>
                </draw:g>
              </table:table-cell>
              <table:table-cell office:value-type="float" office:value="0.2256">
                <text:p>0.2256</text:p>
                <draw:g>
                  <svg:desc>Sheet1.I2:Sheet1.I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">
                <text:p>0.031</text:p>
              </table:table-cell>
              <table:table-cell office:value-type="float" office:value="0.038">
                <text:p>0.038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42">
                <text:p>0.142</text:p>
              </table:table-cell>
              <table:table-cell office:value-type="float" office:value="0.193">
                <text:p>0.193</text:p>
              </table:table-cell>
              <table:table-cell office:value-type="float" office:value="0.1534">
                <text:p>0.1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45">
                <text:p>0.145</text:p>
              </table:table-cell>
              <table:table-cell office:value-type="float" office:value="0.229">
                <text:p>0.22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4">
                <text:p>0.184</text:p>
              </table:table-cell>
              <table:table-cell office:value-type="float" office:value="0.248">
                <text:p>0.248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3">
                <text:p>0.23</text:p>
              </table:table-cell>
              <table:table-cell office:value-type="float" office:value="0.304">
                <text:p>0.304</text:p>
              </table:table-cell>
              <table:table-cell office:value-type="float" office:value="0.2504">
                <text:p>0.2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66">
                <text:p>0.266</text:p>
              </table:table-cell>
              <table:table-cell office:value-type="float" office:value="0.349">
                <text:p>0.349</text:p>
              </table:table-cell>
              <table:table-cell office:value-type="float" office:value="0.2842">
                <text:p>0.2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99">
                <text:p>0.299</text:p>
              </table:table-cell>
              <table:table-cell office:value-type="float" office:value="0.455">
                <text:p>0.455</text:p>
              </table:table-cell>
              <table:table-cell office:value-type="float" office:value="0.3758">
                <text:p>0.3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08">
                <text:p>0.208</text:p>
              </table:table-cell>
              <table:table-cell office:value-type="float" office:value="0.472">
                <text:p>0.472</text:p>
              </table:table-cell>
              <table:table-cell office:value-type="float" office:value="0.3432">
                <text:p>0.3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43">
                <text:p>0.243</text:p>
              </table:table-cell>
              <table:table-cell office:value-type="float" office:value="0.536">
                <text:p>0.536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15">
                <text:p>0.215</text:p>
              </table:table-cell>
              <table:table-cell office:value-type="float" office:value="0.488">
                <text:p>0.488</text:p>
              </table:table-cell>
              <table:table-cell office:value-type="float" office:value="0.3804">
                <text:p>0.3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35">
                <text:p>0.235</text:p>
              </table:table-cell>
              <table:table-cell office:value-type="float" office:value="0.525">
                <text:p>0.52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62">
                <text:p>0.262</text:p>
              </table:table-cell>
              <table:table-cell office:value-type="float" office:value="0.604">
                <text:p>0.60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96">
                <text:p>0.296</text:p>
              </table:table-cell>
              <table:table-cell office:value-type="float" office:value="0.863">
                <text:p>0.863</text:p>
              </table:table-cell>
              <table:table-cell office:value-type="float" office:value="0.6108">
                <text:p>0.6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9">
                <text:p>0.9</text:p>
              </table:table-cell>
              <table:table-cell office:value-type="float" office:value="0.6476">
                <text:p>0.6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41">
                <text:p>0.341</text:p>
              </table:table-cell>
              <table:table-cell office:value-type="float" office:value="1.028">
                <text:p>1.028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.168">
                <text:p>1.168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1.216">
                <text:p>1.216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39">
                <text:p>0.439</text:p>
              </table:table-cell>
              <table:table-cell office:value-type="float" office:value="1.104">
                <text:p>1.104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4">
                <text:p>0.494</text:p>
              </table:table-cell>
              <table:table-cell office:value-type="float" office:value="1.078">
                <text:p>1.078</text:p>
              </table:table-cell>
              <table:table-cell office:value-type="float" office:value="0.6626">
                <text:p>0.6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13">
                <text:p>0.513</text:p>
              </table:table-cell>
              <table:table-cell office:value-type="float" office:value="0.884">
                <text:p>0.884</text:p>
              </table:table-cell>
              <table:table-cell office:value-type="float" office:value="0.6504">
                <text:p>0.6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53">
                <text:p>0.553</text:p>
              </table:table-cell>
              <table:table-cell office:value-type="float" office:value="0.649">
                <text:p>0.649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0.673">
                <text:p>0.673</text:p>
              </table:table-cell>
              <table:table-cell office:value-type="float" office:value="0.6352">
                <text:p>0.6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8">
                <text:p>0.618</text:p>
              </table:table-cell>
              <table:table-cell office:value-type="float" office:value="0.73">
                <text:p>0.73</text:p>
              </table:table-cell>
              <table:table-cell office:value-type="float" office:value="0.6654">
                <text:p>0.6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0.758">
                <text:p>0.758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17">
                <text:p>0.717</text:p>
              </table:table-cell>
              <table:table-cell office:value-type="float" office:value="0.844">
                <text:p>0.844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31">
                <text:p>0.731</text:p>
              </table:table-cell>
              <table:table-cell office:value-type="float" office:value="0.871">
                <text:p>0.871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9">
                <text:p>0.79</text:p>
              </table:table-cell>
              <table:table-cell office:value-type="float" office:value="0.946">
                <text:p>0.946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78">
                <text:p>0.878</text:p>
              </table:table-cell>
              <table:table-cell office:value-type="float" office:value="0.997">
                <text:p>0.997</text:p>
              </table:table-cell>
              <table:table-cell office:value-type="float" office:value="0.9384">
                <text:p>0.9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3">
                <text:p>0.93</text:p>
              </table:table-cell>
              <table:table-cell office:value-type="float" office:value="1.009">
                <text:p>1.009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5">
                <text:p>0.95</text:p>
              </table:table-cell>
              <table:table-cell office:value-type="float" office:value="1.122">
                <text:p>1.122</text:p>
              </table:table-cell>
              <table:table-cell office:value-type="float" office:value="1.0274">
                <text:p>1.0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87">
                <text:p>1.087</text:p>
              </table:table-cell>
              <table:table-cell office:value-type="float" office:value="1.233">
                <text:p>1.233</text:p>
              </table:table-cell>
              <table:table-cell office:value-type="float" office:value="1.1488">
                <text:p>1.1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132">
                <text:p>1.132</text:p>
              </table:table-cell>
              <table:table-cell office:value-type="float" office:value="1.276">
                <text:p>1.276</text:p>
              </table:table-cell>
              <table:table-cell office:value-type="float" office:value="1.1944">
                <text:p>1.1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3">
                <text:p>1.13</text:p>
              </table:table-cell>
              <table:table-cell office:value-type="float" office:value="1.332">
                <text:p>1.332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83">
                <text:p>1.183</text:p>
              </table:table-cell>
              <table:table-cell office:value-type="float" office:value="1.319">
                <text:p>1.319</text:p>
              </table:table-cell>
              <table:table-cell office:value-type="float" office:value="1.2694">
                <text:p>1.2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13">
                <text:p>1.313</text:p>
              </table:table-cell>
              <table:table-cell office:value-type="float" office:value="1.463">
                <text:p>1.463</text:p>
              </table:table-cell>
              <table:table-cell office:value-type="float" office:value="1.3854">
                <text:p>1.3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63">
                <text:p>1.263</text:p>
              </table:table-cell>
              <table:table-cell office:value-type="float" office:value="1.665">
                <text:p>1.665</text:p>
              </table:table-cell>
              <table:table-cell office:value-type="float" office:value="1.4204">
                <text:p>1.4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47">
                <text:p>1.347</text:p>
              </table:table-cell>
              <table:table-cell office:value-type="float" office:value="1.512">
                <text:p>1.512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58">
                <text:p>1.358</text:p>
              </table:table-cell>
              <table:table-cell office:value-type="float" office:value="1.507">
                <text:p>1.507</text:p>
              </table:table-cell>
              <table:table-cell office:value-type="float" office:value="1.4564">
                <text:p>1.4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6">
                <text:p>1.46</text:p>
              </table:table-cell>
              <table:table-cell office:value-type="float" office:value="1.701">
                <text:p>1.701</text:p>
              </table:table-cell>
              <table:table-cell office:value-type="float" office:value="1.5446">
                <text:p>1.5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511">
                <text:p>1.511</text:p>
              </table:table-cell>
              <table:table-cell office:value-type="float" office:value="1.691">
                <text:p>1.691</text:p>
              </table:table-cell>
              <table:table-cell office:value-type="float" office:value="1.6032">
                <text:p>1.6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615">
                <text:p>1.615</text:p>
              </table:table-cell>
              <table:table-cell office:value-type="float" office:value="1.721">
                <text:p>1.721</text:p>
              </table:table-cell>
              <table:table-cell office:value-type="float" office:value="1.6676">
                <text:p>1.6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661">
                <text:p>1.661</text:p>
              </table:table-cell>
              <table:table-cell office:value-type="float" office:value="1.753">
                <text:p>1.753</text:p>
              </table:table-cell>
              <table:table-cell office:value-type="float" office:value="1.7138">
                <text:p>1.7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743">
                <text:p>1.743</text:p>
              </table:table-cell>
              <table:table-cell office:value-type="float" office:value="1.819">
                <text:p>1.819</text:p>
              </table:table-cell>
              <table:table-cell office:value-type="float" office:value="1.7912">
                <text:p>1.7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834">
                <text:p>1.834</text:p>
              </table:table-cell>
              <table:table-cell office:value-type="float" office:value="1.931">
                <text:p>1.931</text:p>
              </table:table-cell>
              <table:table-cell office:value-type="float" office:value="1.8848">
                <text:p>1.8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838">
                <text:p>1.838</text:p>
              </table:table-cell>
              <table:table-cell office:value-type="float" office:value="1.94">
                <text:p>1.94</text:p>
              </table:table-cell>
              <table:table-cell office:value-type="float" office:value="1.8982">
                <text:p>1.8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943">
                <text:p>1.943</text:p>
              </table:table-cell>
              <table:table-cell office:value-type="float" office:value="2.114">
                <text:p>2.114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009">
                <text:p>2.009</text:p>
              </table:table-cell>
              <table:table-cell office:value-type="float" office:value="2.208">
                <text:p>2.208</text:p>
              </table:table-cell>
              <table:table-cell office:value-type="float" office:value="2.1034">
                <text:p>2.1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091">
                <text:p>2.091</text:p>
              </table:table-cell>
              <table:table-cell office:value-type="float" office:value="2.38">
                <text:p>2.38</text:p>
              </table:table-cell>
              <table:table-cell office:value-type="float" office:value="2.2254">
                <text:p>2.2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208">
                <text:p>2.208</text:p>
              </table:table-cell>
              <table:table-cell office:value-type="float" office:value="2.608">
                <text:p>2.608</text:p>
              </table:table-cell>
              <table:table-cell office:value-type="float" office:value="2.4058">
                <text:p>2.4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417">
                <text:p>2.417</text:p>
              </table:table-cell>
              <table:table-cell office:value-type="float" office:value="2.634">
                <text:p>2.634</text:p>
              </table:table-cell>
              <table:table-cell office:value-type="float" office:value="2.5538">
                <text:p>2.5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36">
                <text:p>2.36</text:p>
              </table:table-cell>
              <table:table-cell office:value-type="float" office:value="2.675">
                <text:p>2.675</text:p>
              </table:table-cell>
              <table:table-cell office:value-type="float" office:value="2.5062">
                <text:p>2.5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54">
                <text:p>2.454</text:p>
              </table:table-cell>
              <table:table-cell office:value-type="float" office:value="2.74">
                <text:p>2.74</text:p>
              </table:table-cell>
              <table:table-cell office:value-type="float" office:value="2.5924">
                <text:p>2.5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475">
                <text:p>2.475</text:p>
              </table:table-cell>
              <table:table-cell office:value-type="float" office:value="2.751">
                <text:p>2.751</text:p>
              </table:table-cell>
              <table:table-cell office:value-type="float" office:value="2.6026">
                <text:p>2.6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569">
                <text:p>2.569</text:p>
              </table:table-cell>
              <table:table-cell office:value-type="float" office:value="2.756">
                <text:p>2.756</text:p>
              </table:table-cell>
              <table:table-cell office:value-type="float" office:value="2.6424">
                <text:p>2.6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699">
                <text:p>2.699</text:p>
              </table:table-cell>
              <table:table-cell office:value-type="float" office:value="2.756">
                <text:p>2.756</text:p>
              </table:table-cell>
              <table:table-cell office:value-type="float" office:value="2.7294">
                <text:p>2.7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735">
                <text:p>2.735</text:p>
              </table:table-cell>
              <table:table-cell office:value-type="float" office:value="2.904">
                <text:p>2.904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845">
                <text:p>2.845</text:p>
              </table:table-cell>
              <table:table-cell office:value-type="float" office:value="3.057">
                <text:p>3.057</text:p>
              </table:table-cell>
              <table:table-cell office:value-type="float" office:value="2.934">
                <text:p>2.9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165">
                <text:p>3.165</text:p>
              </table:table-cell>
              <table:table-cell office:value-type="float" office:value="3.334">
                <text:p>3.334</text:p>
              </table:table-cell>
              <table:table-cell office:value-type="float" office:value="3.2496">
                <text:p>3.2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321">
                <text:p>3.321</text:p>
              </table:table-cell>
              <table:table-cell office:value-type="float" office:value="3.476">
                <text:p>3.476</text:p>
              </table:table-cell>
              <table:table-cell office:value-type="float" office:value="3.3818">
                <text:p>3.3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081">
                <text:p>3.081</text:p>
              </table:table-cell>
              <table:table-cell office:value-type="float" office:value="3.589">
                <text:p>3.589</text:p>
              </table:table-cell>
              <table:table-cell office:value-type="float" office:value="3.3816">
                <text:p>3.3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222">
                <text:p>3.222</text:p>
              </table:table-cell>
              <table:table-cell office:value-type="float" office:value="3.726">
                <text:p>3.726</text:p>
              </table:table-cell>
              <table:table-cell office:value-type="float" office:value="3.5126">
                <text:p>3.5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219">
                <text:p>3.219</text:p>
              </table:table-cell>
              <table:table-cell office:value-type="float" office:value="3.791">
                <text:p>3.791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462">
                <text:p>3.462</text:p>
              </table:table-cell>
              <table:table-cell office:value-type="float" office:value="3.917">
                <text:p>3.917</text:p>
              </table:table-cell>
              <table:table-cell office:value-type="float" office:value="3.5978">
                <text:p>3.5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57">
                <text:p>3.57</text:p>
              </table:table-cell>
              <table:table-cell office:value-type="float" office:value="3.685">
                <text:p>3.685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588">
                <text:p>3.588</text:p>
              </table:table-cell>
              <table:table-cell office:value-type="float" office:value="4.157">
                <text:p>4.157</text:p>
              </table:table-cell>
              <table:table-cell office:value-type="float" office:value="3.8692">
                <text:p>3.8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106">
                <text:p>4.106</text:p>
              </table:table-cell>
              <table:table-cell office:value-type="float" office:value="4.273">
                <text:p>4.273</text:p>
              </table:table-cell>
              <table:table-cell office:value-type="float" office:value="4.1716">
                <text:p>4.1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791">
                <text:p>3.791</text:p>
              </table:table-cell>
              <table:table-cell office:value-type="float" office:value="4.185">
                <text:p>4.185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98">
                <text:p>3.98</text:p>
              </table:table-cell>
              <table:table-cell office:value-type="float" office:value="4.464">
                <text:p>4.464</text:p>
              </table:table-cell>
              <table:table-cell office:value-type="float" office:value="4.1946">
                <text:p>4.19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988">
                <text:p>3.988</text:p>
              </table:table-cell>
              <table:table-cell office:value-type="float" office:value="4.562">
                <text:p>4.562</text:p>
              </table:table-cell>
              <table:table-cell office:value-type="float" office:value="4.272">
                <text:p>4.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119">
                <text:p>4.119</text:p>
              </table:table-cell>
              <table:table-cell office:value-type="float" office:value="4.306">
                <text:p>4.306</text:p>
              </table:table-cell>
              <table:table-cell office:value-type="float" office:value="4.2254">
                <text:p>4.2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141">
                <text:p>4.141</text:p>
              </table:table-cell>
              <table:table-cell office:value-type="float" office:value="4.424">
                <text:p>4.424</text:p>
              </table:table-cell>
              <table:table-cell office:value-type="float" office:value="4.2698">
                <text:p>4.26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487">
                <text:p>4.487</text:p>
              </table:table-cell>
              <table:table-cell office:value-type="float" office:value="4.796">
                <text:p>4.796</text:p>
              </table:table-cell>
              <table:table-cell office:value-type="float" office:value="4.6112">
                <text:p>4.6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441">
                <text:p>4.441</text:p>
              </table:table-cell>
              <table:table-cell office:value-type="float" office:value="5.058">
                <text:p>5.058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637">
                <text:p>4.637</text:p>
              </table:table-cell>
              <table:table-cell office:value-type="float" office:value="5.035">
                <text:p>5.035</text:p>
              </table:table-cell>
              <table:table-cell office:value-type="float" office:value="4.8218">
                <text:p>4.8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816">
                <text:p>4.816</text:p>
              </table:table-cell>
              <table:table-cell office:value-type="float" office:value="5.2">
                <text:p>5.2</text:p>
              </table:table-cell>
              <table:table-cell office:value-type="float" office:value="4.9732">
                <text:p>4.9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938">
                <text:p>4.938</text:p>
              </table:table-cell>
              <table:table-cell office:value-type="float" office:value="5.478">
                <text:p>5.478</text:p>
              </table:table-cell>
              <table:table-cell office:value-type="float" office:value="5.0892">
                <text:p>5.08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936">
                <text:p>4.936</text:p>
              </table:table-cell>
              <table:table-cell office:value-type="float" office:value="5.457">
                <text:p>5.457</text:p>
              </table:table-cell>
              <table:table-cell office:value-type="float" office:value="5.2806">
                <text:p>5.2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099">
                <text:p>5.099</text:p>
              </table:table-cell>
              <table:table-cell office:value-type="float" office:value="5.624">
                <text:p>5.624</text:p>
              </table:table-cell>
              <table:table-cell office:value-type="float" office:value="5.3462">
                <text:p>5.3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185">
                <text:p>5.185</text:p>
              </table:table-cell>
              <table:table-cell office:value-type="float" office:value="5.769">
                <text:p>5.769</text:p>
              </table:table-cell>
              <table:table-cell office:value-type="float" office:value="5.4824">
                <text:p>5.4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343">
                <text:p>5.343</text:p>
              </table:table-cell>
              <table:table-cell office:value-type="float" office:value="5.817">
                <text:p>5.817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559">
                <text:p>5.559</text:p>
              </table:table-cell>
              <table:table-cell office:value-type="float" office:value="5.964">
                <text:p>5.964</text:p>
              </table:table-cell>
              <table:table-cell office:value-type="float" office:value="5.6774">
                <text:p>5.6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807">
                <text:p>5.807</text:p>
              </table:table-cell>
              <table:table-cell office:value-type="float" office:value="6.011">
                <text:p>6.011</text:p>
              </table:table-cell>
              <table:table-cell office:value-type="float" office:value="5.8816">
                <text:p>5.88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756">
                <text:p>5.756</text:p>
              </table:table-cell>
              <table:table-cell office:value-type="float" office:value="6.127">
                <text:p>6.127</text:p>
              </table:table-cell>
              <table:table-cell office:value-type="float" office:value="5.9562">
                <text:p>5.9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926">
                <text:p>5.926</text:p>
              </table:table-cell>
              <table:table-cell office:value-type="float" office:value="6.385">
                <text:p>6.385</text:p>
              </table:table-cell>
              <table:table-cell office:value-type="float" office:value="6.1396">
                <text:p>6.1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866">
                <text:p>5.866</text:p>
              </table:table-cell>
              <table:table-cell office:value-type="float" office:value="6.454">
                <text:p>6.454</text:p>
              </table:table-cell>
              <table:table-cell office:value-type="float" office:value="6.1042">
                <text:p>6.10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282">
                <text:p>6.282</text:p>
              </table:table-cell>
              <table:table-cell office:value-type="float" office:value="6.743">
                <text:p>6.743</text:p>
              </table:table-cell>
              <table:table-cell office:value-type="float" office:value="6.5998">
                <text:p>6.5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273">
                <text:p>6.273</text:p>
              </table:table-cell>
              <table:table-cell office:value-type="float" office:value="6.702">
                <text:p>6.702</text:p>
              </table:table-cell>
              <table:table-cell office:value-type="float" office:value="6.4624">
                <text:p>6.4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403">
                <text:p>6.403</text:p>
              </table:table-cell>
              <table:table-cell office:value-type="float" office:value="7.001">
                <text:p>7.001</text:p>
              </table:table-cell>
              <table:table-cell office:value-type="float" office:value="6.7894">
                <text:p>6.78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681">
                <text:p>6.681</text:p>
              </table:table-cell>
              <table:table-cell office:value-type="float" office:value="7.006">
                <text:p>7.006</text:p>
              </table:table-cell>
              <table:table-cell office:value-type="float" office:value="6.8208">
                <text:p>6.8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782">
                <text:p>6.782</text:p>
              </table:table-cell>
              <table:table-cell office:value-type="float" office:value="7.348">
                <text:p>7.348</text:p>
              </table:table-cell>
              <table:table-cell office:value-type="float" office:value="7.0114">
                <text:p>7.0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685">
                <text:p>6.685</text:p>
              </table:table-cell>
              <table:table-cell office:value-type="float" office:value="7">
                <text:p>7</text:p>
              </table:table-cell>
              <table:table-cell office:value-type="float" office:value="6.8948">
                <text:p>6.8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028">
                <text:p>7.028</text:p>
              </table:table-cell>
              <table:table-cell office:value-type="float" office:value="7.587">
                <text:p>7.587</text:p>
              </table:table-cell>
              <table:table-cell office:value-type="float" office:value="7.255">
                <text:p>7.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202">
                <text:p>7.202</text:p>
              </table:table-cell>
              <table:table-cell office:value-type="float" office:value="7.576">
                <text:p>7.576</text:p>
              </table:table-cell>
              <table:table-cell office:value-type="float" office:value="7.403">
                <text:p>7.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27">
                <text:p>7.527</text:p>
              </table:table-cell>
              <table:table-cell office:value-type="float" office:value="7.996">
                <text:p>7.99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282">
                <text:p>7.282</text:p>
              </table:table-cell>
              <table:table-cell office:value-type="float" office:value="7.498">
                <text:p>7.498</text:p>
              </table:table-cell>
              <table:table-cell office:value-type="float" office:value="7.4132">
                <text:p>7.4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463">
                <text:p>7.463</text:p>
              </table:table-cell>
              <table:table-cell office:value-type="float" office:value="8.035">
                <text:p>8.035</text:p>
              </table:table-cell>
              <table:table-cell office:value-type="float" office:value="7.6308">
                <text:p>7.63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603">
                <text:p>7.603</text:p>
              </table:table-cell>
              <table:table-cell office:value-type="float" office:value="8.261">
                <text:p>8.261</text:p>
              </table:table-cell>
              <table:table-cell office:value-type="float" office:value="8.0102">
                <text:p>8.01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873">
                <text:p>7.873</text:p>
              </table:table-cell>
              <table:table-cell office:value-type="float" office:value="8.673">
                <text:p>8.673</text:p>
              </table:table-cell>
              <table:table-cell office:value-type="float" office:value="8.2824">
                <text:p>8.2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901">
                <text:p>7.901</text:p>
              </table:table-cell>
              <table:table-cell office:value-type="float" office:value="8.201">
                <text:p>8.201</text:p>
              </table:table-cell>
              <table:table-cell office:value-type="float" office:value="8.0444">
                <text:p>8.0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096">
                <text:p>8.096</text:p>
              </table:table-cell>
              <table:table-cell office:value-type="float" office:value="9.14">
                <text:p>9.14</text:p>
              </table:table-cell>
              <table:table-cell office:value-type="float" office:value="8.5284">
                <text:p>8.52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516">
                <text:p>8.516</text:p>
              </table:table-cell>
              <table:table-cell office:value-type="float" office:value="9.075">
                <text:p>9.075</text:p>
              </table:table-cell>
              <table:table-cell office:value-type="float" office:value="8.7632">
                <text:p>8.76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318">
                <text:p>8.318</text:p>
              </table:table-cell>
              <table:table-cell office:value-type="float" office:value="8.87">
                <text:p>8.87</text:p>
              </table:table-cell>
              <table:table-cell office:value-type="float" office:value="8.6178">
                <text:p>8.61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549">
                <text:p>8.549</text:p>
              </table:table-cell>
              <table:table-cell office:value-type="float" office:value="9.556">
                <text:p>9.556</text:p>
              </table:table-cell>
              <table:table-cell office:value-type="float" office:value="8.9818">
                <text:p>8.98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08">
                <text:p>9.08</text:p>
              </table:table-cell>
              <table:table-cell office:value-type="float" office:value="9.77">
                <text:p>9.77</text:p>
              </table:table-cell>
              <table:table-cell office:value-type="float" office:value="9.3528">
                <text:p>9.3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96">
                <text:p>8.796</text:p>
              </table:table-cell>
              <table:table-cell office:value-type="float" office:value="9.098">
                <text:p>9.098</text:p>
              </table:table-cell>
              <table:table-cell office:value-type="float" office:value="9.0098">
                <text:p>9.0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06">
                <text:p>9.06</text:p>
              </table:table-cell>
              <table:table-cell office:value-type="float" office:value="10.051">
                <text:p>10.051</text:p>
              </table:table-cell>
              <table:table-cell office:value-type="float" office:value="9.4518">
                <text:p>9.4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188">
                <text:p>9.188</text:p>
              </table:table-cell>
              <table:table-cell office:value-type="float" office:value="10.2">
                <text:p>10.2</text:p>
              </table:table-cell>
              <table:table-cell office:value-type="float" office:value="9.7678">
                <text:p>9.7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297">
                <text:p>9.297</text:p>
              </table:table-cell>
              <table:table-cell office:value-type="float" office:value="9.981">
                <text:p>9.981</text:p>
              </table:table-cell>
              <table:table-cell office:value-type="float" office:value="9.5066">
                <text:p>9.5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67">
                <text:p>9.67</text:p>
              </table:table-cell>
              <table:table-cell office:value-type="float" office:value="10.744">
                <text:p>10.744</text:p>
              </table:table-cell>
              <table:table-cell office:value-type="float" office:value="10.1222">
                <text:p>10.1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843">
                <text:p>9.843</text:p>
              </table:table-cell>
              <table:table-cell office:value-type="float" office:value="10.741">
                <text:p>10.741</text:p>
              </table:table-cell>
              <table:table-cell office:value-type="float" office:value="10.345">
                <text:p>10.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671">
                <text:p>9.671</text:p>
              </table:table-cell>
              <table:table-cell office:value-type="float" office:value="10.257">
                <text:p>10.257</text:p>
              </table:table-cell>
              <table:table-cell office:value-type="float" office:value="9.9638">
                <text:p>9.9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.463">
                <text:p>10.463</text:p>
              </table:table-cell>
              <table:table-cell office:value-type="float" office:value="12.01">
                <text:p>12.01</text:p>
              </table:table-cell>
              <table:table-cell office:value-type="float" office:value="11.1322">
                <text:p>11.13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.221">
                <text:p>10.221</text:p>
              </table:table-cell>
              <table:table-cell office:value-type="float" office:value="11.543">
                <text:p>11.543</text:p>
              </table:table-cell>
              <table:table-cell office:value-type="float" office:value="10.7578">
                <text:p>10.75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.343">
                <text:p>10.343</text:p>
              </table:table-cell>
              <table:table-cell office:value-type="float" office:value="10.904">
                <text:p>10.904</text:p>
              </table:table-cell>
              <table:table-cell office:value-type="float" office:value="10.6654">
                <text:p>10.6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.754">
                <text:p>10.754</text:p>
              </table:table-cell>
              <table:table-cell office:value-type="float" office:value="11.293">
                <text:p>11.293</text:p>
              </table:table-cell>
              <table:table-cell office:value-type="float" office:value="11.1382">
                <text:p>11.13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645">
                <text:p>10.645</text:p>
              </table:table-cell>
              <table:table-cell office:value-type="float" office:value="11.353">
                <text:p>11.35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089">
                <text:p>11.089</text:p>
              </table:table-cell>
              <table:table-cell office:value-type="float" office:value="11.755">
                <text:p>11.755</text:p>
              </table:table-cell>
              <table:table-cell office:value-type="float" office:value="11.4748">
                <text:p>11.4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178">
                <text:p>11.178</text:p>
              </table:table-cell>
              <table:table-cell office:value-type="float" office:value="11.895">
                <text:p>11.895</text:p>
              </table:table-cell>
              <table:table-cell office:value-type="float" office:value="11.6738">
                <text:p>11.6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483">
                <text:p>11.483</text:p>
              </table:table-cell>
              <table:table-cell office:value-type="float" office:value="11.989">
                <text:p>11.989</text:p>
              </table:table-cell>
              <table:table-cell office:value-type="float" office:value="11.8298">
                <text:p>11.8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625">
                <text:p>11.625</text:p>
              </table:table-cell>
              <table:table-cell office:value-type="float" office:value="12.199">
                <text:p>12.199</text:p>
              </table:table-cell>
              <table:table-cell office:value-type="float" office:value="12.0114">
                <text:p>12.0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596">
                <text:p>11.596</text:p>
              </table:table-cell>
              <table:table-cell office:value-type="float" office:value="12.792">
                <text:p>12.792</text:p>
              </table:table-cell>
              <table:table-cell office:value-type="float" office:value="12.2488">
                <text:p>12.2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993">
                <text:p>11.993</text:p>
              </table:table-cell>
              <table:table-cell office:value-type="float" office:value="13.324">
                <text:p>13.324</text:p>
              </table:table-cell>
              <table:table-cell office:value-type="float" office:value="12.5332">
                <text:p>12.53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.458">
                <text:p>12.458</text:p>
              </table:table-cell>
              <table:table-cell office:value-type="float" office:value="13.538">
                <text:p>13.538</text:p>
              </table:table-cell>
              <table:table-cell office:value-type="float" office:value="12.7876">
                <text:p>12.7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.48">
                <text:p>12.48</text:p>
              </table:table-cell>
              <table:table-cell office:value-type="float" office:value="12.926">
                <text:p>12.926</text:p>
              </table:table-cell>
              <table:table-cell office:value-type="float" office:value="12.737">
                <text:p>12.7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102">
                <text:p>13.102</text:p>
              </table:table-cell>
              <table:table-cell office:value-type="float" office:value="13.854">
                <text:p>13.854</text:p>
              </table:table-cell>
              <table:table-cell office:value-type="float" office:value="13.4894">
                <text:p>13.48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676">
                <text:p>12.676</text:p>
              </table:table-cell>
              <table:table-cell office:value-type="float" office:value="13.39">
                <text:p>13.39</text:p>
              </table:table-cell>
              <table:table-cell office:value-type="float" office:value="13.0336">
                <text:p>13.0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846">
                <text:p>12.846</text:p>
              </table:table-cell>
              <table:table-cell office:value-type="float" office:value="14.06">
                <text:p>14.06</text:p>
              </table:table-cell>
              <table:table-cell office:value-type="float" office:value="13.6752">
                <text:p>13.67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393">
                <text:p>13.393</text:p>
              </table:table-cell>
              <table:table-cell office:value-type="float" office:value="14.132">
                <text:p>14.132</text:p>
              </table:table-cell>
              <table:table-cell office:value-type="float" office:value="13.5734">
                <text:p>13.5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292">
                <text:p>13.292</text:p>
              </table:table-cell>
              <table:table-cell office:value-type="float" office:value="14.516">
                <text:p>14.516</text:p>
              </table:table-cell>
              <table:table-cell office:value-type="float" office:value="13.9846">
                <text:p>13.9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.672">
                <text:p>13.672</text:p>
              </table:table-cell>
              <table:table-cell office:value-type="float" office:value="14.403">
                <text:p>14.403</text:p>
              </table:table-cell>
              <table:table-cell office:value-type="float" office:value="14.0218">
                <text:p>14.02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.039">
                <text:p>14.039</text:p>
              </table:table-cell>
              <table:table-cell office:value-type="float" office:value="14.794">
                <text:p>14.794</text:p>
              </table:table-cell>
              <table:table-cell office:value-type="float" office:value="14.3672">
                <text:p>14.36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.857">
                <text:p>13.857</text:p>
              </table:table-cell>
              <table:table-cell office:value-type="float" office:value="14.466">
                <text:p>14.466</text:p>
              </table:table-cell>
              <table:table-cell office:value-type="float" office:value="14.1544">
                <text:p>14.1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.409">
                <text:p>14.409</text:p>
              </table:table-cell>
              <table:table-cell office:value-type="float" office:value="15.476">
                <text:p>15.476</text:p>
              </table:table-cell>
              <table:table-cell office:value-type="float" office:value="14.7922">
                <text:p>14.79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.265">
                <text:p>14.265</text:p>
              </table:table-cell>
              <table:table-cell office:value-type="float" office:value="14.688">
                <text:p>14.688</text:p>
              </table:table-cell>
              <table:table-cell office:value-type="float" office:value="14.4652">
                <text:p>14.4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.858">
                <text:p>14.858</text:p>
              </table:table-cell>
              <table:table-cell office:value-type="float" office:value="16.135">
                <text:p>16.135</text:p>
              </table:table-cell>
              <table:table-cell office:value-type="float" office:value="15.456">
                <text:p>15.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.602">
                <text:p>14.602</text:p>
              </table:table-cell>
              <table:table-cell office:value-type="float" office:value="15.766">
                <text:p>15.766</text:p>
              </table:table-cell>
              <table:table-cell office:value-type="float" office:value="15.1246">
                <text:p>15.1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5.495">
                <text:p>15.495</text:p>
              </table:table-cell>
              <table:table-cell office:value-type="float" office:value="16.433">
                <text:p>16.433</text:p>
              </table:table-cell>
              <table:table-cell office:value-type="float" office:value="15.996">
                <text:p>15.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5.537">
                <text:p>15.537</text:p>
              </table:table-cell>
              <table:table-cell office:value-type="float" office:value="16.753">
                <text:p>16.753</text:p>
              </table:table-cell>
              <table:table-cell office:value-type="float" office:value="15.9894">
                <text:p>15.9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5.84">
                <text:p>15.84</text:p>
              </table:table-cell>
              <table:table-cell office:value-type="float" office:value="17.245">
                <text:p>17.245</text:p>
              </table:table-cell>
              <table:table-cell office:value-type="float" office:value="16.3522">
                <text:p>16.3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.884">
                <text:p>15.884</text:p>
              </table:table-cell>
              <table:table-cell office:value-type="float" office:value="17.684">
                <text:p>17.684</text:p>
              </table:table-cell>
              <table:table-cell office:value-type="float" office:value="16.5326">
                <text:p>16.5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5.965">
                <text:p>15.965</text:p>
              </table:table-cell>
              <table:table-cell office:value-type="float" office:value="17.916">
                <text:p>17.916</text:p>
              </table:table-cell>
              <table:table-cell office:value-type="float" office:value="16.8352">
                <text:p>16.83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.3">
                <text:p>16.3</text:p>
              </table:table-cell>
              <table:table-cell office:value-type="float" office:value="17.57">
                <text:p>17.57</text:p>
              </table:table-cell>
              <table:table-cell office:value-type="float" office:value="16.775">
                <text:p>16.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6.733">
                <text:p>16.733</text:p>
              </table:table-cell>
              <table:table-cell office:value-type="float" office:value="18.324">
                <text:p>18.324</text:p>
              </table:table-cell>
              <table:table-cell office:value-type="float" office:value="17.1748">
                <text:p>17.17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.197">
                <text:p>17.197</text:p>
              </table:table-cell>
              <table:table-cell office:value-type="float" office:value="17.991">
                <text:p>17.991</text:p>
              </table:table-cell>
              <table:table-cell office:value-type="float" office:value="17.563">
                <text:p>17.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.829">
                <text:p>16.829</text:p>
              </table:table-cell>
              <table:table-cell office:value-type="float" office:value="17.971">
                <text:p>17.971</text:p>
              </table:table-cell>
              <table:table-cell office:value-type="float" office:value="17.3296">
                <text:p>17.3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.955">
                <text:p>17.955</text:p>
              </table:table-cell>
              <table:table-cell office:value-type="float" office:value="18.801">
                <text:p>18.801</text:p>
              </table:table-cell>
              <table:table-cell office:value-type="float" office:value="18.2148">
                <text:p>18.2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.209">
                <text:p>17.209</text:p>
              </table:table-cell>
              <table:table-cell office:value-type="float" office:value="18.324">
                <text:p>18.324</text:p>
              </table:table-cell>
              <table:table-cell office:value-type="float" office:value="17.8366">
                <text:p>17.83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.533">
                <text:p>17.533</text:p>
              </table:table-cell>
              <table:table-cell office:value-type="float" office:value="18.409">
                <text:p>18.409</text:p>
              </table:table-cell>
              <table:table-cell office:value-type="float" office:value="18.1426">
                <text:p>18.1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8.103">
                <text:p>18.103</text:p>
              </table:table-cell>
              <table:table-cell office:value-type="float" office:value="19.351">
                <text:p>19.351</text:p>
              </table:table-cell>
              <table:table-cell office:value-type="float" office:value="18.6094">
                <text:p>18.6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.893">
                <text:p>17.893</text:p>
              </table:table-cell>
              <table:table-cell office:value-type="float" office:value="18.864">
                <text:p>18.864</text:p>
              </table:table-cell>
              <table:table-cell office:value-type="float" office:value="18.5428">
                <text:p>18.5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.118">
                <text:p>19.118</text:p>
              </table:table-cell>
              <table:table-cell office:value-type="float" office:value="20.343">
                <text:p>20.343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.616">
                <text:p>19.616</text:p>
              </table:table-cell>
              <table:table-cell office:value-type="float" office:value="20.929">
                <text:p>20.929</text:p>
              </table:table-cell>
              <table:table-cell office:value-type="float" office:value="20.4006">
                <text:p>20.4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9.102">
                <text:p>19.102</text:p>
              </table:table-cell>
              <table:table-cell office:value-type="float" office:value="20.344">
                <text:p>20.344</text:p>
              </table:table-cell>
              <table:table-cell office:value-type="float" office:value="19.7586">
                <text:p>19.7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.387">
                <text:p>19.387</text:p>
              </table:table-cell>
              <table:table-cell office:value-type="float" office:value="20.029">
                <text:p>20.029</text:p>
              </table:table-cell>
              <table:table-cell office:value-type="float" office:value="19.6748">
                <text:p>19.6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.481">
                <text:p>19.481</text:p>
              </table:table-cell>
              <table:table-cell office:value-type="float" office:value="20.007">
                <text:p>20.007</text:p>
              </table:table-cell>
              <table:table-cell office:value-type="float" office:value="19.763">
                <text:p>19.7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.519">
                <text:p>19.519</text:p>
              </table:table-cell>
              <table:table-cell office:value-type="float" office:value="21.056">
                <text:p>21.056</text:p>
              </table:table-cell>
              <table:table-cell office:value-type="float" office:value="20.5292">
                <text:p>20.5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.091">
                <text:p>20.091</text:p>
              </table:table-cell>
              <table:table-cell office:value-type="float" office:value="21.489">
                <text:p>21.489</text:p>
              </table:table-cell>
              <table:table-cell office:value-type="float" office:value="20.8196">
                <text:p>20.8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0.179">
                <text:p>20.179</text:p>
              </table:table-cell>
              <table:table-cell office:value-type="float" office:value="21.263">
                <text:p>21.263</text:p>
              </table:table-cell>
              <table:table-cell office:value-type="float" office:value="20.8846">
                <text:p>20.88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.189">
                <text:p>20.189</text:p>
              </table:table-cell>
              <table:table-cell office:value-type="float" office:value="21.323">
                <text:p>21.323</text:p>
              </table:table-cell>
              <table:table-cell office:value-type="float" office:value="20.8228">
                <text:p>20.8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0.64">
                <text:p>20.64</text:p>
              </table:table-cell>
              <table:table-cell office:value-type="float" office:value="21.147">
                <text:p>21.147</text:p>
              </table:table-cell>
              <table:table-cell office:value-type="float" office:value="20.9594">
                <text:p>20.95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1.317">
                <text:p>21.317</text:p>
              </table:table-cell>
              <table:table-cell office:value-type="float" office:value="21.837">
                <text:p>21.837</text:p>
              </table:table-cell>
              <table:table-cell office:value-type="float" office:value="21.6116">
                <text:p>21.6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.667">
                <text:p>21.667</text:p>
              </table:table-cell>
              <table:table-cell office:value-type="float" office:value="22.783">
                <text:p>22.783</text:p>
              </table:table-cell>
              <table:table-cell office:value-type="float" office:value="22.2808">
                <text:p>22.28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0.985">
                <text:p>20.985</text:p>
              </table:table-cell>
              <table:table-cell office:value-type="float" office:value="22.259">
                <text:p>22.259</text:p>
              </table:table-cell>
              <table:table-cell office:value-type="float" office:value="21.7168">
                <text:p>21.71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.61">
                <text:p>21.61</text:p>
              </table:table-cell>
              <table:table-cell office:value-type="float" office:value="22.337">
                <text:p>22.337</text:p>
              </table:table-cell>
              <table:table-cell office:value-type="float" office:value="22.0848">
                <text:p>22.08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2.048">
                <text:p>22.048</text:p>
              </table:table-cell>
              <table:table-cell office:value-type="float" office:value="23.015">
                <text:p>23.015</text:p>
              </table:table-cell>
              <table:table-cell office:value-type="float" office:value="22.4622">
                <text:p>22.46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2.478">
                <text:p>22.478</text:p>
              </table:table-cell>
              <table:table-cell office:value-type="float" office:value="22.954">
                <text:p>22.954</text:p>
              </table:table-cell>
              <table:table-cell office:value-type="float" office:value="22.7308">
                <text:p>22.73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2.401">
                <text:p>22.401</text:p>
              </table:table-cell>
              <table:table-cell office:value-type="float" office:value="23.46">
                <text:p>23.46</text:p>
              </table:table-cell>
              <table:table-cell office:value-type="float" office:value="22.9338">
                <text:p>22.9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2.886">
                <text:p>22.886</text:p>
              </table:table-cell>
              <table:table-cell office:value-type="float" office:value="23.414">
                <text:p>23.414</text:p>
              </table:table-cell>
              <table:table-cell office:value-type="float" office:value="23.1308">
                <text:p>23.13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3.157">
                <text:p>23.157</text:p>
              </table:table-cell>
              <table:table-cell office:value-type="float" office:value="24.142">
                <text:p>24.142</text:p>
              </table:table-cell>
              <table:table-cell office:value-type="float" office:value="23.5246">
                <text:p>23.52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3.743">
                <text:p>23.743</text:p>
              </table:table-cell>
              <table:table-cell office:value-type="float" office:value="24.691">
                <text:p>24.691</text:p>
              </table:table-cell>
              <table:table-cell office:value-type="float" office:value="24.1248">
                <text:p>24.1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3.18">
                <text:p>23.18</text:p>
              </table:table-cell>
              <table:table-cell office:value-type="float" office:value="24.973">
                <text:p>24.973</text:p>
              </table:table-cell>
              <table:table-cell office:value-type="float" office:value="24.0666">
                <text:p>24.0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3.605">
                <text:p>23.605</text:p>
              </table:table-cell>
              <table:table-cell office:value-type="float" office:value="25.035">
                <text:p>25.035</text:p>
              </table:table-cell>
              <table:table-cell office:value-type="float" office:value="24.3724">
                <text:p>24.37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4.339">
                <text:p>24.339</text:p>
              </table:table-cell>
              <table:table-cell office:value-type="float" office:value="25.283">
                <text:p>25.283</text:p>
              </table:table-cell>
              <table:table-cell office:value-type="float" office:value="24.8398">
                <text:p>24.8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4.357">
                <text:p>24.357</text:p>
              </table:table-cell>
              <table:table-cell office:value-type="float" office:value="25.416">
                <text:p>25.416</text:p>
              </table:table-cell>
              <table:table-cell office:value-type="float" office:value="24.9258">
                <text:p>24.92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4.888">
                <text:p>24.888</text:p>
              </table:table-cell>
              <table:table-cell office:value-type="float" office:value="25.27">
                <text:p>25.27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.522">
                <text:p>25.522</text:p>
              </table:table-cell>
              <table:table-cell office:value-type="float" office:value="27.216">
                <text:p>27.216</text:p>
              </table:table-cell>
              <table:table-cell office:value-type="float" office:value="26.2792">
                <text:p>26.2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5.503">
                <text:p>25.503</text:p>
              </table:table-cell>
              <table:table-cell office:value-type="float" office:value="26.702">
                <text:p>26.702</text:p>
              </table:table-cell>
              <table:table-cell office:value-type="float" office:value="26.0842">
                <text:p>26.0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5.589">
                <text:p>25.589</text:p>
              </table:table-cell>
              <table:table-cell office:value-type="float" office:value="26.356">
                <text:p>26.356</text:p>
              </table:table-cell>
              <table:table-cell office:value-type="float" office:value="25.9574">
                <text:p>25.95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5.889">
                <text:p>25.889</text:p>
              </table:table-cell>
              <table:table-cell office:value-type="float" office:value="27.485">
                <text:p>27.485</text:p>
              </table:table-cell>
              <table:table-cell office:value-type="float" office:value="26.3722">
                <text:p>26.37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6.612">
                <text:p>26.612</text:p>
              </table:table-cell>
              <table:table-cell office:value-type="float" office:value="27.266">
                <text:p>27.266</text:p>
              </table:table-cell>
              <table:table-cell office:value-type="float" office:value="26.8636">
                <text:p>26.8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6.632">
                <text:p>26.632</text:p>
              </table:table-cell>
              <table:table-cell office:value-type="float" office:value="27.205">
                <text:p>27.205</text:p>
              </table:table-cell>
              <table:table-cell office:value-type="float" office:value="26.9138">
                <text:p>26.9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6.867">
                <text:p>26.867</text:p>
              </table:table-cell>
              <table:table-cell office:value-type="float" office:value="28.163">
                <text:p>28.163</text:p>
              </table:table-cell>
              <table:table-cell office:value-type="float" office:value="27.3502">
                <text:p>27.35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7.397">
                <text:p>27.397</text:p>
              </table:table-cell>
              <table:table-cell office:value-type="float" office:value="28.457">
                <text:p>28.457</text:p>
              </table:table-cell>
              <table:table-cell office:value-type="float" office:value="27.874">
                <text:p>27.8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7.728">
                <text:p>27.728</text:p>
              </table:table-cell>
              <table:table-cell office:value-type="float" office:value="28.75">
                <text:p>28.75</text:p>
              </table:table-cell>
              <table:table-cell office:value-type="float" office:value="28.3818">
                <text:p>28.3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8.133">
                <text:p>28.133</text:p>
              </table:table-cell>
              <table:table-cell office:value-type="float" office:value="28.774">
                <text:p>28.774</text:p>
              </table:table-cell>
              <table:table-cell office:value-type="float" office:value="28.4392">
                <text:p>28.43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8.378">
                <text:p>28.378</text:p>
              </table:table-cell>
              <table:table-cell office:value-type="float" office:value="29.693">
                <text:p>29.693</text:p>
              </table:table-cell>
              <table:table-cell office:value-type="float" office:value="28.8844">
                <text:p>28.88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8.354">
                <text:p>28.354</text:p>
              </table:table-cell>
              <table:table-cell office:value-type="float" office:value="30.164">
                <text:p>30.164</text:p>
              </table:table-cell>
              <table:table-cell office:value-type="float" office:value="29.3426">
                <text:p>29.34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8.953">
                <text:p>28.953</text:p>
              </table:table-cell>
              <table:table-cell office:value-type="float" office:value="30.176">
                <text:p>30.176</text:p>
              </table:table-cell>
              <table:table-cell office:value-type="float" office:value="29.4756">
                <text:p>29.4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0.218">
                <text:p>30.218</text:p>
              </table:table-cell>
              <table:table-cell office:value-type="float" office:value="30.965">
                <text:p>30.965</text:p>
              </table:table-cell>
              <table:table-cell office:value-type="float" office:value="30.7078">
                <text:p>30.70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9.575">
                <text:p>29.575</text:p>
              </table:table-cell>
              <table:table-cell office:value-type="float" office:value="30.838">
                <text:p>30.838</text:p>
              </table:table-cell>
              <table:table-cell office:value-type="float" office:value="29.9448">
                <text:p>29.94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0.011">
                <text:p>30.011</text:p>
              </table:table-cell>
              <table:table-cell office:value-type="float" office:value="30.442">
                <text:p>30.442</text:p>
              </table:table-cell>
              <table:table-cell office:value-type="float" office:value="30.2052">
                <text:p>30.2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9.917">
                <text:p>29.917</text:p>
              </table:table-cell>
              <table:table-cell office:value-type="float" office:value="31.483">
                <text:p>31.483</text:p>
              </table:table-cell>
              <table:table-cell office:value-type="float" office:value="30.6432">
                <text:p>30.6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.592">
                <text:p>30.592</text:p>
              </table:table-cell>
              <table:table-cell office:value-type="float" office:value="30.984">
                <text:p>30.984</text:p>
              </table:table-cell>
              <table:table-cell office:value-type="float" office:value="30.7746">
                <text:p>30.7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0.368">
                <text:p>30.368</text:p>
              </table:table-cell>
              <table:table-cell office:value-type="float" office:value="31.79">
                <text:p>31.79</text:p>
              </table:table-cell>
              <table:table-cell office:value-type="float" office:value="31.062">
                <text:p>31.0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0.904">
                <text:p>30.904</text:p>
              </table:table-cell>
              <table:table-cell office:value-type="float" office:value="32.006">
                <text:p>32.006</text:p>
              </table:table-cell>
              <table:table-cell office:value-type="float" office:value="31.4324">
                <text:p>31.43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1.469">
                <text:p>31.469</text:p>
              </table:table-cell>
              <table:table-cell office:value-type="float" office:value="32.624">
                <text:p>32.624</text:p>
              </table:table-cell>
              <table:table-cell office:value-type="float" office:value="32.1462">
                <text:p>32.1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1.548">
                <text:p>31.548</text:p>
              </table:table-cell>
              <table:table-cell office:value-type="float" office:value="32.058">
                <text:p>32.058</text:p>
              </table:table-cell>
              <table:table-cell office:value-type="float" office:value="31.8166">
                <text:p>31.81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1.706">
                <text:p>31.706</text:p>
              </table:table-cell>
              <table:table-cell office:value-type="float" office:value="32.401">
                <text:p>32.401</text:p>
              </table:table-cell>
              <table:table-cell office:value-type="float" office:value="32.014">
                <text:p>32.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2.698">
                <text:p>32.698</text:p>
              </table:table-cell>
              <table:table-cell office:value-type="float" office:value="33.667">
                <text:p>33.667</text:p>
              </table:table-cell>
              <table:table-cell office:value-type="float" office:value="33.0626">
                <text:p>33.0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Gráfico de la division tiempo/n.log(n)</text:p>
        </chart:title>
        <chart:legend chart:legend-position="end" svg:x="11.17cm" svg:y="3.703cm" style:legend-expansion="high" chart:style-name="ch3"/>
        <chart:plot-area chart:style-name="ch4" table:cell-range-address="Sheet1.A19:Sheet1.A201 Sheet1.J18:Sheet1.L201" chart:data-source-has-labels="row" svg:x="1.331cm" svg:y="1.661cm" svg:width="9.199cm" svg:height="6.178cm">
          <chartooo:coordinate-region svg:x="2.243cm" svg:y="1.86cm" svg:width="8.007cm" svg:height="5.332cm"/>
          <chart:axis chart:dimension="x" chart:name="primary-x" chart:style-name="ch5">
            <chart:title svg:x="3.677cm" svg:y="8.019cm" chart:style-name="ch6">
              <text:p>Cantidad de computadoras (n)</text:p>
            </chart:title>
          </chart:axis>
          <chart:axis chart:dimension="y" chart:name="primary-y" chart:style-name="ch5">
            <chart:title svg:x="0.451cm" svg:y="6.514cm" chart:style-name="ch7">
              <text:p>División tiempo/n.log(n)</text:p>
            </chart:title>
            <chart:grid chart:style-name="ch8" chart:class="major"/>
          </chart:axis>
          <chart:series chart:style-name="ch9" chart:values-cell-range-address="Sheet1.J19:Sheet1.J201" chart:label-cell-address="Sheet1.J18:Sheet1.J18" chart:class="chart:scatter">
            <chart:domain table:cell-range-address="Sheet1.A19:Sheet1.A201"/>
            <chart:data-point chart:repeated="183"/>
          </chart:series>
          <chart:series chart:style-name="ch10" chart:values-cell-range-address="Sheet1.K19:Sheet1.K201" chart:label-cell-address="Sheet1.K18:Sheet1.K18" chart:class="chart:scatter">
            <chart:data-point chart:repeated="183"/>
          </chart:series>
          <chart:series chart:style-name="ch11" chart:values-cell-range-address="Sheet1.L19:Sheet1.L201" chart:label-cell-address="Sheet1.L18:Sheet1.L18" chart:class="chart:scatter">
            <chart:data-point chart:repeated="18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 / n.log(n)</text:p>
                <draw:g>
                  <svg:desc>Sheet1.J18:Sheet1.J18</svg:desc>
                </draw:g>
              </table:table-cell>
              <table:table-cell office:value-type="string">
                <text:p>Tiempo máximo / n.log(n)</text:p>
                <draw:g>
                  <svg:desc>Sheet1.K18:Sheet1.K18</svg:desc>
                </draw:g>
              </table:table-cell>
              <table:table-cell office:value-type="string">
                <text:p>Tiempo promedio / n.log(n)</text:p>
                <draw:g>
                  <svg:desc>Sheet1.L18:Sheet1.L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19:Sheet1.A201</svg:desc>
                </draw:g>
              </table:table-cell>
              <table:table-cell office:value-type="float" office:value="0.0201372830799775">
                <text:p>0.0201372830799775</text:p>
                <draw:g>
                  <svg:desc>Sheet1.J19:Sheet1.J201</svg:desc>
                </draw:g>
              </table:table-cell>
              <table:table-cell office:value-type="float" office:value="0.0516930695327774">
                <text:p>0.0516930695327774</text:p>
                <draw:g>
                  <svg:desc>Sheet1.K19:Sheet1.K201</svg:desc>
                </draw:g>
              </table:table-cell>
              <table:table-cell office:value-type="float" office:value="0.0321753951629531">
                <text:p>0.0321753951629531</text:p>
                <draw:g>
                  <svg:desc>Sheet1.L19:Sheet1.L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0180685811095104">
                <text:p>0.0180685811095104</text:p>
              </table:table-cell>
              <table:table-cell office:value-type="float" office:value="0.0500487349183706">
                <text:p>0.0500487349183706</text:p>
              </table:table-cell>
              <table:table-cell office:value-type="float" office:value="0.0294036317645427">
                <text:p>0.0294036317645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18984958134954">
                <text:p>0.018984958134954</text:p>
              </table:table-cell>
              <table:table-cell office:value-type="float" office:value="0.0424279226335813">
                <text:p>0.0424279226335813</text:p>
              </table:table-cell>
              <table:table-cell office:value-type="float" office:value="0.0254644397980172">
                <text:p>0.0254644397980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.0184754310619007">
                <text:p>0.0184754310619007</text:p>
              </table:table-cell>
              <table:table-cell office:value-type="float" office:value="0.0388236153698419">
                <text:p>0.0388236153698419</text:p>
              </table:table-cell>
              <table:table-cell office:value-type="float" office:value="0.023423821369708">
                <text:p>0.023423821369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187246267479391">
                <text:p>0.0187246267479391</text:p>
              </table:table-cell>
              <table:table-cell office:value-type="float" office:value="0.0299323147290745">
                <text:p>0.0299323147290745</text:p>
              </table:table-cell>
              <table:table-cell office:value-type="float" office:value="0.0201196622307874">
                <text:p>0.0201196622307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0.0191572470149623">
                <text:p>0.0191572470149623</text:p>
              </table:table-cell>
              <table:table-cell office:value-type="float" office:value="0.0207217555211842">
                <text:p>0.0207217555211842</text:p>
              </table:table-cell>
              <table:table-cell office:value-type="float" office:value="0.0202811388398401">
                <text:p>0.0202811388398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018656564460428">
                <text:p>0.018656564460428</text:p>
              </table:table-cell>
              <table:table-cell office:value-type="float" office:value="0.0203169383201749">
                <text:p>0.0203169383201749</text:p>
              </table:table-cell>
              <table:table-cell office:value-type="float" office:value="0.0200875048413735">
                <text:p>0.0200875048413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0195144282521211">
                <text:p>0.0195144282521211</text:p>
              </table:table-cell>
              <table:table-cell office:value-type="float" office:value="0.0208878777478715">
                <text:p>0.0208878777478715</text:p>
              </table:table-cell>
              <table:table-cell office:value-type="float" office:value="0.0208936004541038">
                <text:p>0.0208936004541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0194893586628119">
                <text:p>0.0194893586628119</text:p>
              </table:table-cell>
              <table:table-cell office:value-type="float" office:value="0.0206038129238653">
                <text:p>0.0206038129238653</text:p>
              </table:table-cell>
              <table:table-cell office:value-type="float" office:value="0.0208321401383251">
                <text:p>0.0208321401383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.0189148801667351">
                <text:p>0.0189148801667351</text:p>
              </table:table-cell>
              <table:table-cell office:value-type="float" office:value="0.0218387946111141">
                <text:p>0.0218387946111141</text:p>
              </table:table-cell>
              <table:table-cell office:value-type="float" office:value="0.021140160186351">
                <text:p>0.021140160186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0194963404847481">
                <text:p>0.0194963404847481</text:p>
              </table:table-cell>
              <table:table-cell office:value-type="float" office:value="0.021495332357235">
                <text:p>0.021495332357235</text:p>
              </table:table-cell>
              <table:table-cell office:value-type="float" office:value="0.021668084741277">
                <text:p>0.021668084741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0.0207028880731943">
                <text:p>0.0207028880731943</text:p>
              </table:table-cell>
              <table:table-cell office:value-type="float" office:value="0.0223063008169041">
                <text:p>0.0223063008169041</text:p>
              </table:table-cell>
              <table:table-cell office:value-type="float" office:value="0.0221270958631954">
                <text:p>0.0221270958631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0209867672683942">
                <text:p>0.0209867672683942</text:p>
              </table:table-cell>
              <table:table-cell office:value-type="float" office:value="0.0224987171683753">
                <text:p>0.0224987171683753</text:p>
              </table:table-cell>
              <table:table-cell office:value-type="float" office:value="0.0223723452364366">
                <text:p>0.0223723452364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0.0205484433568454">
                <text:p>0.0205484433568454</text:p>
              </table:table-cell>
              <table:table-cell office:value-type="float" office:value="0.0218246098390074">
                <text:p>0.0218246098390074</text:p>
              </table:table-cell>
              <table:table-cell office:value-type="float" office:value="0.0222226007419189">
                <text:p>0.0222226007419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0.022568348994641">
                <text:p>0.022568348994641</text:p>
              </table:table-cell>
              <table:table-cell office:value-type="float" office:value="0.0232950207653976">
                <text:p>0.0232950207653976</text:p>
              </table:table-cell>
              <table:table-cell office:value-type="float" office:value="0.0238514437212913">
                <text:p>0.023851443721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0225898685564841">
                <text:p>0.0225898685564841</text:p>
              </table:table-cell>
              <table:table-cell office:value-type="float" office:value="0.0246053956980079">
                <text:p>0.0246053956980079</text:p>
              </table:table-cell>
              <table:table-cell office:value-type="float" office:value="0.0238351051270889">
                <text:p>0.0238351051270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0217014375763229">
                <text:p>0.0217014375763229</text:p>
              </table:table-cell>
              <table:table-cell office:value-type="float" office:value="0.0245053401304318">
                <text:p>0.0245053401304318</text:p>
              </table:table-cell>
              <table:table-cell office:value-type="float" office:value="0.0232570273494929">
                <text:p>0.0232570273494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18902270037086">
                <text:p>0.0218902270037086</text:p>
              </table:table-cell>
              <table:table-cell office:value-type="float" office:value="0.0246473223744209">
                <text:p>0.0246473223744209</text:p>
              </table:table-cell>
              <table:table-cell office:value-type="float" office:value="0.0234889722388062">
                <text:p>0.0234889722388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234351754907807">
                <text:p>0.0234351754907807</text:p>
              </table:table-cell>
              <table:table-cell office:value-type="float" office:value="0.0235422669248589">
                <text:p>0.0235422669248589</text:p>
              </table:table-cell>
              <table:table-cell office:value-type="float" office:value="0.0247274121286577">
                <text:p>0.0247274121286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0.0217670562474633">
                <text:p>0.0217670562474633</text:p>
              </table:table-cell>
              <table:table-cell office:value-type="float" office:value="0.0252139376801574">
                <text:p>0.0252139376801574</text:p>
              </table:table-cell>
              <table:table-cell office:value-type="float" office:value="0.0244797519349935">
                <text:p>0.0244797519349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0224381165223927">
                <text:p>0.0224381165223927</text:p>
              </table:table-cell>
              <table:table-cell office:value-type="float" office:value="0.0277353110688819">
                <text:p>0.0277353110688819</text:p>
              </table:table-cell>
              <table:table-cell office:value-type="float" office:value="0.023854033303687">
                <text:p>0.02385403330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0.0218850401591096">
                <text:p>0.0218850401591096</text:p>
              </table:table-cell>
              <table:table-cell office:value-type="float" office:value="0.0243668488369467">
                <text:p>0.0243668488369467</text:p>
              </table:table-cell>
              <table:table-cell office:value-type="float" office:value="0.0234708192104029">
                <text:p>0.0234708192104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0227831667962351">
                <text:p>0.0227831667962351</text:p>
              </table:table-cell>
              <table:table-cell office:value-type="float" office:value="0.0235165975081687">
                <text:p>0.0235165975081687</text:p>
              </table:table-cell>
              <table:table-cell office:value-type="float" office:value="0.0241033420777156">
                <text:p>0.0241033420777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0.0228509594655434">
                <text:p>0.0228509594655434</text:p>
              </table:table-cell>
              <table:table-cell office:value-type="float" office:value="0.0257243428530041">
                <text:p>0.0257243428530041</text:p>
              </table:table-cell>
              <table:table-cell office:value-type="float" office:value="0.0242453065619849">
                <text:p>0.02424530656198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0.0236885247262023">
                <text:p>0.0236885247262023</text:p>
              </table:table-cell>
              <table:table-cell office:value-type="float" office:value="0.0248032788309647">
                <text:p>0.0248032788309647</text:p>
              </table:table-cell>
              <table:table-cell office:value-type="float" office:value="0.0244600519092352">
                <text:p>0.0244600519092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0.0236477826338178">
                <text:p>0.0236477826338178</text:p>
              </table:table-cell>
              <table:table-cell office:value-type="float" office:value="0.0245020071720653">
                <text:p>0.0245020071720653</text:p>
              </table:table-cell>
              <table:table-cell office:value-type="float" office:value="0.0243995002274756">
                <text:p>0.0243995002274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0.0241039105843516">
                <text:p>0.0241039105843516</text:p>
              </table:table-cell>
              <table:table-cell office:value-type="float" office:value="0.0242422003754265">
                <text:p>0.0242422003754265</text:p>
              </table:table-cell>
              <table:table-cell office:value-type="float" office:value="0.0247704673773325">
                <text:p>0.0247704673773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0.0246523391372622">
                <text:p>0.0246523391372622</text:p>
              </table:table-cell>
              <table:table-cell office:value-type="float" office:value="0.0244507114998255">
                <text:p>0.0244507114998255</text:p>
              </table:table-cell>
              <table:table-cell office:value-type="float" office:value="0.0253351847360479">
                <text:p>0.0253351847360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0.0240302712624855">
                <text:p>0.0240302712624855</text:p>
              </table:table-cell>
              <table:table-cell office:value-type="float" office:value="0.0252461663807723">
                <text:p>0.0252461663807723</text:p>
              </table:table-cell>
              <table:table-cell office:value-type="float" office:value="0.0248173345541077">
                <text:p>0.0248173345541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0.0247236878725218">
                <text:p>0.0247236878725218</text:p>
              </table:table-cell>
              <table:table-cell office:value-type="float" office:value="0.0246855143966506">
                <text:p>0.0246855143966506</text:p>
              </table:table-cell>
              <table:table-cell office:value-type="float" office:value="0.0259834125762684">
                <text:p>0.0259834125762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0.0248948013742519">
                <text:p>0.0248948013742519</text:p>
              </table:table-cell>
              <table:table-cell office:value-type="float" office:value="0.0261959233972964">
                <text:p>0.0261959233972964</text:p>
              </table:table-cell>
              <table:table-cell office:value-type="float" office:value="0.0260645720311605">
                <text:p>0.0260645720311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0252476442774824">
                <text:p>0.0252476442774824</text:p>
              </table:table-cell>
              <table:table-cell office:value-type="float" office:value="0.0266603532112296">
                <text:p>0.0266603532112296</text:p>
              </table:table-cell>
              <table:table-cell office:value-type="float" office:value="0.026870448385992">
                <text:p>0.026870448385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.0259922187485931">
                <text:p>0.0259922187485931</text:p>
              </table:table-cell>
              <table:table-cell office:value-type="float" office:value="0.0280169749192263">
                <text:p>0.0280169749192263</text:p>
              </table:table-cell>
              <table:table-cell office:value-type="float" office:value="0.0283206883448213">
                <text:p>0.0283206883448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0.0277541488637636">
                <text:p>0.0277541488637636</text:p>
              </table:table-cell>
              <table:table-cell office:value-type="float" office:value="0.0299473811488189">
                <text:p>0.0299473811488189</text:p>
              </table:table-cell>
              <table:table-cell office:value-type="float" office:value="0.0293250084270912">
                <text:p>0.0293250084270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0.0264478595295058">
                <text:p>0.0264478595295058</text:p>
              </table:table-cell>
              <table:table-cell office:value-type="float" office:value="0.0295185008477619">
                <text:p>0.0295185008477619</text:p>
              </table:table-cell>
              <table:table-cell office:value-type="float" office:value="0.0280862820139184">
                <text:p>0.0280862820139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0.0268529459866378">
                <text:p>0.0268529459866378</text:p>
              </table:table-cell>
              <table:table-cell office:value-type="float" office:value="0.0292712430783439">
                <text:p>0.0292712430783439</text:p>
              </table:table-cell>
              <table:table-cell office:value-type="float" office:value="0.0283673908621678">
                <text:p>0.0283673908621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0.0264566488267754">
                <text:p>0.0264566488267754</text:p>
              </table:table-cell>
              <table:table-cell office:value-type="float" office:value="0.0292893809233796">
                <text:p>0.0292893809233796</text:p>
              </table:table-cell>
              <table:table-cell office:value-type="float" office:value="0.027820636055178">
                <text:p>0.027820636055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0.0268387107992213">
                <text:p>0.0268387107992213</text:p>
              </table:table-cell>
              <table:table-cell office:value-type="float" office:value="0.0287400908558418">
                <text:p>0.0287400908558418</text:p>
              </table:table-cell>
              <table:table-cell office:value-type="float" office:value="0.0276055311077704">
                <text:p>0.0276055311077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0.0275693620061943">
                <text:p>0.0275693620061943</text:p>
              </table:table-cell>
              <table:table-cell office:value-type="float" office:value="0.02815159751355">
                <text:p>0.02815159751355</text:p>
              </table:table-cell>
              <table:table-cell office:value-type="float" office:value="0.0278798876101174">
                <text:p>0.0278798876101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0.0273268086192702">
                <text:p>0.0273268086192702</text:p>
              </table:table-cell>
              <table:table-cell office:value-type="float" office:value="0.0275366305501677">
                <text:p>0.0275366305501677</text:p>
              </table:table-cell>
              <table:table-cell office:value-type="float" office:value="0.0281261302607845">
                <text:p>0.0281261302607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0.0278161196924315">
                <text:p>0.0278161196924315</text:p>
              </table:table-cell>
              <table:table-cell office:value-type="float" office:value="0.0283929741957192">
                <text:p>0.0283929741957192</text:p>
              </table:table-cell>
              <table:table-cell office:value-type="float" office:value="0.0286862900448485">
                <text:p>0.0286862900448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0.0302928011171668">
                <text:p>0.0302928011171668</text:p>
              </table:table-cell>
              <table:table-cell office:value-type="float" office:value="0.0292591131169601">
                <text:p>0.0292591131169601</text:p>
              </table:table-cell>
              <table:table-cell office:value-type="float" office:value="0.0311025233839953">
                <text:p>0.03110252338399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0.0311278357159201">
                <text:p>0.0311278357159201</text:p>
              </table:table-cell>
              <table:table-cell office:value-type="float" office:value="0.0312496851179999">
                <text:p>0.0312496851179999</text:p>
              </table:table-cell>
              <table:table-cell office:value-type="float" office:value="0.0316977159964163">
                <text:p>0.0316977159964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0.0282906809323594">
                <text:p>0.0282906809323594</text:p>
              </table:table-cell>
              <table:table-cell office:value-type="float" office:value="0.0319176913083029">
                <text:p>0.0319176913083029</text:p>
              </table:table-cell>
              <table:table-cell office:value-type="float" office:value="0.0310508817399762">
                <text:p>0.03105088173997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0.0289935186823095">
                <text:p>0.0289935186823095</text:p>
              </table:table-cell>
              <table:table-cell office:value-type="float" office:value="0.0322960082404745">
                <text:p>0.0322960082404745</text:p>
              </table:table-cell>
              <table:table-cell office:value-type="float" office:value="0.0316085145013905">
                <text:p>0.0316085145013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0.0283966468219452">
                <text:p>0.0283966468219452</text:p>
              </table:table-cell>
              <table:table-cell office:value-type="float" office:value="0.0328691848582068">
                <text:p>0.0328691848582068</text:p>
              </table:table-cell>
              <table:table-cell office:value-type="float" office:value="0.0303903225540854">
                <text:p>0.03039032255408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0.0299492579804689">
                <text:p>0.0299492579804689</text:p>
              </table:table-cell>
              <table:table-cell office:value-type="float" office:value="0.0327953890825989">
                <text:p>0.0327953890825989</text:p>
              </table:table-cell>
              <table:table-cell office:value-type="float" office:value="0.0311240440098587">
                <text:p>0.0311240440098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0.0302954781163857">
                <text:p>0.0302954781163857</text:p>
              </table:table-cell>
              <table:table-cell office:value-type="float" office:value="0.0332401646447851">
                <text:p>0.0332401646447851</text:p>
              </table:table-cell>
              <table:table-cell office:value-type="float" office:value="0.0306824455679563">
                <text:p>0.0306824455679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0.0298776167487523">
                <text:p>0.0298776167487523</text:p>
              </table:table-cell>
              <table:table-cell office:value-type="float" office:value="0.0306853449607447">
                <text:p>0.0306853449607447</text:p>
              </table:table-cell>
              <table:table-cell office:value-type="float" office:value="0.0322191958540335">
                <text:p>0.0322191958540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0.0335602802245076">
                <text:p>0.0335602802245076</text:p>
              </table:table-cell>
              <table:table-cell office:value-type="float" office:value="0.0339771273485821">
                <text:p>0.0339771273485821</text:p>
              </table:table-cell>
              <table:table-cell office:value-type="float" office:value="0.0340964600546897">
                <text:p>0.0340964600546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0.0304227715420324">
                <text:p>0.0304227715420324</text:p>
              </table:table-cell>
              <table:table-cell office:value-type="float" office:value="0.0342908211023752">
                <text:p>0.0342908211023752</text:p>
              </table:table-cell>
              <table:table-cell office:value-type="float" office:value="0.0318993713741965">
                <text:p>0.0318993713741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0.0313680767556426">
                <text:p>0.0313680767556426</text:p>
              </table:table-cell>
              <table:table-cell office:value-type="float" office:value="0.0329837691513478">
                <text:p>0.0329837691513478</text:p>
              </table:table-cell>
              <table:table-cell office:value-type="float" office:value="0.0330594308440247">
                <text:p>0.03305943084402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0.0308771823154657">
                <text:p>0.0308771823154657</text:p>
              </table:table-cell>
              <table:table-cell office:value-type="float" office:value="0.0345626233340619">
                <text:p>0.0345626233340619</text:p>
              </table:table-cell>
              <table:table-cell office:value-type="float" office:value="0.0330760588895861">
                <text:p>0.0330760588895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0.0313376490899735">
                <text:p>0.0313376490899735</text:p>
              </table:table-cell>
              <table:table-cell office:value-type="float" office:value="0.034708025042112">
                <text:p>0.034708025042112</text:p>
              </table:table-cell>
              <table:table-cell office:value-type="float" office:value="0.0321471479642569">
                <text:p>0.03214714796425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0.0309658550633221">
                <text:p>0.0309658550633221</text:p>
              </table:table-cell>
              <table:table-cell office:value-type="float" office:value="0.032199703429767">
                <text:p>0.032199703429767</text:p>
              </table:table-cell>
              <table:table-cell office:value-type="float" office:value="0.0319290045760379">
                <text:p>0.0319290045760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0.0329871729372139">
                <text:p>0.0329871729372139</text:p>
              </table:table-cell>
              <table:table-cell office:value-type="float" office:value="0.0325240145028381">
                <text:p>0.0325240145028381</text:p>
              </table:table-cell>
              <table:table-cell office:value-type="float" office:value="0.0339002567078406">
                <text:p>0.0339002567078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0.0321059785579451">
                <text:p>0.0321059785579451</text:p>
              </table:table-cell>
              <table:table-cell office:value-type="float" office:value="0.0346724325971413">
                <text:p>0.0346724325971413</text:p>
              </table:table-cell>
              <table:table-cell office:value-type="float" office:value="0.0347374976291209">
                <text:p>0.0347374976291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0.0329731448639879">
                <text:p>0.0329731448639879</text:p>
              </table:table-cell>
              <table:table-cell office:value-type="float" office:value="0.0359668248268386">
                <text:p>0.0359668248268386</text:p>
              </table:table-cell>
              <table:table-cell office:value-type="float" office:value="0.0342872352609827">
                <text:p>0.03428723526098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0.033692026319199">
                <text:p>0.033692026319199</text:p>
              </table:table-cell>
              <table:table-cell office:value-type="float" office:value="0.0352241180475845">
                <text:p>0.0352241180475845</text:p>
              </table:table-cell>
              <table:table-cell office:value-type="float" office:value="0.0347917743543688">
                <text:p>0.0347917743543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">
                <text:p>77</text:p>
              </table:table-cell>
              <table:table-cell office:value-type="float" office:value="0.0339942673844881">
                <text:p>0.0339942673844881</text:p>
              </table:table-cell>
              <table:table-cell office:value-type="float" office:value="0.0357979324421502">
                <text:p>0.0357979324421502</text:p>
              </table:table-cell>
              <table:table-cell office:value-type="float" office:value="0.0350351611124214">
                <text:p>0.0350351611124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0.0334455006594632">
                <text:p>0.0334455006594632</text:p>
              </table:table-cell>
              <table:table-cell office:value-type="float" office:value="0.0371180009344691">
                <text:p>0.0371180009344691</text:p>
              </table:table-cell>
              <table:table-cell office:value-type="float" office:value="0.0357804519413212">
                <text:p>0.0357804519413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">
                <text:p>79</text:p>
              </table:table-cell>
              <table:table-cell office:value-type="float" office:value="0.0340131652281463">
                <text:p>0.0340131652281463</text:p>
              </table:table-cell>
              <table:table-cell office:value-type="float" office:value="0.0364012242890751">
                <text:p>0.0364012242890751</text:p>
              </table:table-cell>
              <table:table-cell office:value-type="float" office:value="0.0356621266802737">
                <text:p>0.0356621266802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0.0340564557866461">
                <text:p>0.0340564557866461</text:p>
              </table:table-cell>
              <table:table-cell office:value-type="float" office:value="0.0369399242707999">
                <text:p>0.0369399242707999</text:p>
              </table:table-cell>
              <table:table-cell office:value-type="float" office:value="0.0360098578986902">
                <text:p>0.0360098578986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0.0345629975139759">
                <text:p>0.0345629975139759</text:p>
              </table:table-cell>
              <table:table-cell office:value-type="float" office:value="0.0373187221894304">
                <text:p>0.0373187221894304</text:p>
              </table:table-cell>
              <table:table-cell office:value-type="float" office:value="0.0360637677597633">
                <text:p>0.03606376775976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0.0354228196448632">
                <text:p>0.0354228196448632</text:p>
              </table:table-cell>
              <table:table-cell office:value-type="float" office:value="0.0370668360989691">
                <text:p>0.0370668360989691</text:p>
              </table:table-cell>
              <table:table-cell office:value-type="float" office:value="0.0361772830098483">
                <text:p>0.0361772830098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0.0364570132396552">
                <text:p>0.0364570132396552</text:p>
              </table:table-cell>
              <table:table-cell office:value-type="float" office:value="0.0374426772793703">
                <text:p>0.0374426772793703</text:p>
              </table:table-cell>
              <table:table-cell office:value-type="float" office:value="0.0369253606113924">
                <text:p>0.0369253606113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">
                <text:p>84</text:p>
              </table:table-cell>
              <table:table-cell office:value-type="float" office:value="0.0356101164836869">
                <text:p>0.0356101164836869</text:p>
              </table:table-cell>
              <table:table-cell office:value-type="float" office:value="0.0371877015607092">
                <text:p>0.0371877015607092</text:p>
              </table:table-cell>
              <table:table-cell office:value-type="float" office:value="0.036848675434353">
                <text:p>0.036848675434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0.0361340122301398">
                <text:p>0.0361340122301398</text:p>
              </table:table-cell>
              <table:table-cell office:value-type="float" office:value="0.0373596174374058">
                <text:p>0.0373596174374058</text:p>
              </table:table-cell>
              <table:table-cell office:value-type="float" office:value="0.0374364464205478">
                <text:p>0.0374364464205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0.0352594246233353">
                <text:p>0.0352594246233353</text:p>
              </table:table-cell>
              <table:table-cell office:value-type="float" office:value="0.038379036177974">
                <text:p>0.038379036177974</text:p>
              </table:table-cell>
              <table:table-cell office:value-type="float" office:value="0.0366912000998573">
                <text:p>0.0366912000998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">
                <text:p>87</text:p>
              </table:table-cell>
              <table:table-cell office:value-type="float" office:value="0.0372292754785676">
                <text:p>0.0372292754785676</text:p>
              </table:table-cell>
              <table:table-cell office:value-type="float" office:value="0.038248606166615">
                <text:p>0.038248606166615</text:p>
              </table:table-cell>
              <table:table-cell office:value-type="float" office:value="0.0391126667149714">
                <text:p>0.0391126667149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0.0366596688826578">
                <text:p>0.0366596688826578</text:p>
              </table:table-cell>
              <table:table-cell office:value-type="float" office:value="0.0394063681294057">
                <text:p>0.0394063681294057</text:p>
              </table:table-cell>
              <table:table-cell office:value-type="float" office:value="0.0377665302386877">
                <text:p>0.0377665302386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">
                <text:p>89</text:p>
              </table:table-cell>
              <table:table-cell office:value-type="float" office:value="0.0369058115510407">
                <text:p>0.0369058115510407</text:p>
              </table:table-cell>
              <table:table-cell office:value-type="float" office:value="0.038629197097466">
                <text:p>0.038629197097466</text:p>
              </table:table-cell>
              <table:table-cell office:value-type="float" office:value="0.039132955949498">
                <text:p>0.039132955949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0.037985732566339">
                <text:p>0.037985732566339</text:p>
              </table:table-cell>
              <table:table-cell office:value-type="float" office:value="0.0398051360121148">
                <text:p>0.0398051360121148</text:p>
              </table:table-cell>
              <table:table-cell office:value-type="float" office:value="0.0387805844467123">
                <text:p>0.0387805844467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  <table:table-cell office:value-type="float" office:value="0.0380428268742048">
                <text:p>0.0380428268742048</text:p>
              </table:table-cell>
              <table:table-cell office:value-type="float" office:value="0.0392993283811087">
                <text:p>0.0392993283811087</text:p>
              </table:table-cell>
              <table:table-cell office:value-type="float" office:value="0.0393296190424358">
                <text:p>0.0393296190424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0.0370014736146314">
                <text:p>0.0370014736146314</text:p>
              </table:table-cell>
              <table:table-cell office:value-type="float" office:value="0.0406711784772343">
                <text:p>0.0406711784772343</text:p>
              </table:table-cell>
              <table:table-cell office:value-type="float" office:value="0.0381627165711534">
                <text:p>0.0381627165711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0.0383899146947819">
                <text:p>0.0383899146947819</text:p>
              </table:table-cell>
              <table:table-cell office:value-type="float" office:value="0.038236966827472">
                <text:p>0.038236966827472</text:p>
              </table:table-cell>
              <table:table-cell office:value-type="float" office:value="0.0396298849047585">
                <text:p>0.03962988490475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">
                <text:p>94</text:p>
              </table:table-cell>
              <table:table-cell office:value-type="float" office:value="0.0388302365388125">
                <text:p>0.0388302365388125</text:p>
              </table:table-cell>
              <table:table-cell office:value-type="float" office:value="0.0409059989752806">
                <text:p>0.0409059989752806</text:p>
              </table:table-cell>
              <table:table-cell office:value-type="float" office:value="0.0399139462783712">
                <text:p>0.0399139462783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">
                <text:p>95</text:p>
              </table:table-cell>
              <table:table-cell office:value-type="float" office:value="0.0400620080255333">
                <text:p>0.0400620080255333</text:p>
              </table:table-cell>
              <table:table-cell office:value-type="float" office:value="0.0403228075995005">
                <text:p>0.0403228075995005</text:p>
              </table:table-cell>
              <table:table-cell office:value-type="float" office:value="0.0410360145976965">
                <text:p>0.0410360145976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">
                <text:p>96</text:p>
              </table:table-cell>
              <table:table-cell office:value-type="float" office:value="0.0382662904058561">
                <text:p>0.0382662904058561</text:p>
              </table:table-cell>
              <table:table-cell office:value-type="float" office:value="0.0420182996546589">
                <text:p>0.0420182996546589</text:p>
              </table:table-cell>
              <table:table-cell office:value-type="float" office:value="0.0389557352426109">
                <text:p>0.0389557352426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0.0387252058215494">
                <text:p>0.0387252058215494</text:p>
              </table:table-cell>
              <table:table-cell office:value-type="float" office:value="0.0389068194090818">
                <text:p>0.0389068194090818</text:p>
              </table:table-cell>
              <table:table-cell office:value-type="float" office:value="0.0395959132497761">
                <text:p>0.0395959132497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">
                <text:p>98</text:p>
              </table:table-cell>
              <table:table-cell office:value-type="float" office:value="0.0389617400053786">
                <text:p>0.0389617400053786</text:p>
              </table:table-cell>
              <table:table-cell office:value-type="float" office:value="0.0411755334661603">
                <text:p>0.0411755334661603</text:p>
              </table:table-cell>
              <table:table-cell office:value-type="float" office:value="0.0410484453230414">
                <text:p>0.04104844532304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0.0398495941244863">
                <text:p>0.0398495941244863</text:p>
              </table:table-cell>
              <table:table-cell office:value-type="float" office:value="0.0418134760653348">
                <text:p>0.0418134760653348</text:p>
              </table:table-cell>
              <table:table-cell office:value-type="float" office:value="0.0419217932651651">
                <text:p>0.0419217932651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.039505">
                <text:p>0.039505</text:p>
              </table:table-cell>
              <table:table-cell office:value-type="float" office:value="0.043365">
                <text:p>0.043365</text:p>
              </table:table-cell>
              <table:table-cell office:value-type="float" office:value="0.040222">
                <text:p>0.040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">
                <text:p>101</text:p>
              </table:table-cell>
              <table:table-cell office:value-type="float" office:value="0.0399927960107045">
                <text:p>0.0399927960107045</text:p>
              </table:table-cell>
              <table:table-cell office:value-type="float" office:value="0.0405114772830765">
                <text:p>0.0405114772830765</text:p>
              </table:table-cell>
              <table:table-cell office:value-type="float" office:value="0.0421287748885489">
                <text:p>0.0421287748885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">
                <text:p>102</text:p>
              </table:table-cell>
              <table:table-cell office:value-type="float" office:value="0.0415663591252185">
                <text:p>0.0415663591252185</text:p>
              </table:table-cell>
              <table:table-cell office:value-type="float" office:value="0.0446120857684942">
                <text:p>0.0446120857684942</text:p>
              </table:table-cell>
              <table:table-cell office:value-type="float" office:value="0.0427729354492854">
                <text:p>0.0427729354492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">
                <text:p>103</text:p>
              </table:table-cell>
              <table:table-cell office:value-type="float" office:value="0.0401211188675363">
                <text:p>0.0401211188675363</text:p>
              </table:table-cell>
              <table:table-cell office:value-type="float" office:value="0.043772439735861">
                <text:p>0.043772439735861</text:p>
              </table:table-cell>
              <table:table-cell office:value-type="float" office:value="0.0415671769868543">
                <text:p>0.0415671769868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">
                <text:p>104</text:p>
              </table:table-cell>
              <table:table-cell office:value-type="float" office:value="0.0407538742545032">
                <text:p>0.0407538742545032</text:p>
              </table:table-cell>
              <table:table-cell office:value-type="float" office:value="0.042284110964726">
                <text:p>0.042284110964726</text:p>
              </table:table-cell>
              <table:table-cell office:value-type="float" office:value="0.0428170719123987">
                <text:p>0.0428170719123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">
                <text:p>105</text:p>
              </table:table-cell>
              <table:table-cell office:value-type="float" office:value="0.0427848052213531">
                <text:p>0.0427848052213531</text:p>
              </table:table-cell>
              <table:table-cell office:value-type="float" office:value="0.0450277091074064">
                <text:p>0.0450277091074064</text:p>
              </table:table-cell>
              <table:table-cell office:value-type="float" office:value="0.0440702341711752">
                <text:p>0.0440702341711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0.0409721482066727">
                <text:p>0.0409721482066727</text:p>
              </table:table-cell>
              <table:table-cell office:value-type="float" office:value="0.0455090823077754">
                <text:p>0.0455090823077754</text:p>
              </table:table-cell>
              <table:table-cell office:value-type="float" office:value="0.0419680378481673">
                <text:p>0.0419680378481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0.0417234522751743">
                <text:p>0.0417234522751743</text:p>
              </table:table-cell>
              <table:table-cell office:value-type="float" office:value="0.041898451302377">
                <text:p>0.041898451302377</text:p>
              </table:table-cell>
              <table:table-cell office:value-type="float" office:value="0.0435277843503854">
                <text:p>0.0435277843503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">
                <text:p>108</text:p>
              </table:table-cell>
              <table:table-cell office:value-type="float" office:value="0.0418378480356158">
                <text:p>0.0418378480356158</text:p>
              </table:table-cell>
              <table:table-cell office:value-type="float" office:value="0.0457675457777508">
                <text:p>0.0457675457777508</text:p>
              </table:table-cell>
              <table:table-cell office:value-type="float" office:value="0.0444779856380374">
                <text:p>0.0444779856380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  <table:table-cell office:value-type="float" office:value="0.0418633889702838">
                <text:p>0.0418633889702838</text:p>
              </table:table-cell>
              <table:table-cell office:value-type="float" office:value="0.0459295006450354">
                <text:p>0.0459295006450354</text:p>
              </table:table-cell>
              <table:table-cell office:value-type="float" office:value="0.0428071951796171">
                <text:p>0.0428071951796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">
                <text:p>110</text:p>
              </table:table-cell>
              <table:table-cell office:value-type="float" office:value="0.0430632927942902">
                <text:p>0.0430632927942902</text:p>
              </table:table-cell>
              <table:table-cell office:value-type="float" office:value="0.0444482652926381">
                <text:p>0.0444482652926381</text:p>
              </table:table-cell>
              <table:table-cell office:value-type="float" office:value="0.0450770695266147">
                <text:p>0.0450770695266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">
                <text:p>111</text:p>
              </table:table-cell>
              <table:table-cell office:value-type="float" office:value="0.0433553412323566">
                <text:p>0.0433553412323566</text:p>
              </table:table-cell>
              <table:table-cell office:value-type="float" office:value="0.0473239648684791">
                <text:p>0.0473239648684791</text:p>
              </table:table-cell>
              <table:table-cell office:value-type="float" office:value="0.0455664944680209">
                <text:p>0.0455664944680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">
                <text:p>112</text:p>
              </table:table-cell>
              <table:table-cell office:value-type="float" office:value="0.0421371534558341">
                <text:p>0.0421371534558341</text:p>
              </table:table-cell>
              <table:table-cell office:value-type="float" office:value="0.0467992105541427">
                <text:p>0.0467992105541427</text:p>
              </table:table-cell>
              <table:table-cell office:value-type="float" office:value="0.0434129014169413">
                <text:p>0.0434129014169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">
                <text:p>113</text:p>
              </table:table-cell>
              <table:table-cell office:value-type="float" office:value="0.0450995531358664">
                <text:p>0.0450995531358664</text:p>
              </table:table-cell>
              <table:table-cell office:value-type="float" office:value="0.0442116139266541">
                <text:p>0.0442116139266541</text:p>
              </table:table-cell>
              <table:table-cell office:value-type="float" office:value="0.0479840624504532">
                <text:p>0.04798406245045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0.0435887419287222">
                <text:p>0.0435887419287222</text:p>
              </table:table-cell>
              <table:table-cell office:value-type="float" office:value="0.0512181577696853">
                <text:p>0.0512181577696853</text:p>
              </table:table-cell>
              <table:table-cell office:value-type="float" office:value="0.045877993143607">
                <text:p>0.045877993143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">
                <text:p>115</text:p>
              </table:table-cell>
              <table:table-cell office:value-type="float" office:value="0.0436449869910813">
                <text:p>0.0436449869910813</text:p>
              </table:table-cell>
              <table:table-cell office:value-type="float" office:value="0.0487087000713575">
                <text:p>0.0487087000713575</text:p>
              </table:table-cell>
              <table:table-cell office:value-type="float" office:value="0.0450054379053155">
                <text:p>0.0450054379053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">
                <text:p>116</text:p>
              </table:table-cell>
              <table:table-cell office:value-type="float" office:value="0.0449061676408539">
                <text:p>0.0449061676408539</text:p>
              </table:table-cell>
              <table:table-cell office:value-type="float" office:value="0.0455325322629599">
                <text:p>0.0455325322629599</text:p>
              </table:table-cell>
              <table:table-cell office:value-type="float" office:value="0.0465104962262748">
                <text:p>0.04651049622627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0.0439916487515728">
                <text:p>0.0439916487515728</text:p>
              </table:table-cell>
              <table:table-cell office:value-type="float" office:value="0.0466695809630354">
                <text:p>0.0466695809630354</text:p>
              </table:table-cell>
              <table:table-cell office:value-type="float" office:value="0.045871986955609">
                <text:p>0.0458719869556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">
                <text:p>118</text:p>
              </table:table-cell>
              <table:table-cell office:value-type="float" office:value="0.0453571081460246">
                <text:p>0.0453571081460246</text:p>
              </table:table-cell>
              <table:table-cell office:value-type="float" office:value="0.046436941904754">
                <text:p>0.046436941904754</text:p>
              </table:table-cell>
              <table:table-cell office:value-type="float" office:value="0.0469351379343496">
                <text:p>0.0469351379343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">
                <text:p>119</text:p>
              </table:table-cell>
              <table:table-cell office:value-type="float" office:value="0.0452568767927188">
                <text:p>0.0452568767927188</text:p>
              </table:table-cell>
              <table:table-cell office:value-type="float" office:value="0.0475930029252469">
                <text:p>0.0475930029252469</text:p>
              </table:table-cell>
              <table:table-cell office:value-type="float" office:value="0.0472642447935982">
                <text:p>0.04726424479359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">
                <text:p>120</text:p>
              </table:table-cell>
              <table:table-cell office:value-type="float" office:value="0.0460237253719798">
                <text:p>0.0460237253719798</text:p>
              </table:table-cell>
              <table:table-cell office:value-type="float" office:value="0.0476750163981277">
                <text:p>0.0476750163981277</text:p>
              </table:table-cell>
              <table:table-cell office:value-type="float" office:value="0.0474136955852518">
                <text:p>0.04741369558525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">
                <text:p>121</text:p>
              </table:table-cell>
              <table:table-cell office:value-type="float" office:value="0.0461278351262339">
                <text:p>0.0461278351262339</text:p>
              </table:table-cell>
              <table:table-cell office:value-type="float" office:value="0.0475721819637349">
                <text:p>0.0475721819637349</text:p>
              </table:table-cell>
              <table:table-cell office:value-type="float" office:value="0.0476610648460427">
                <text:p>0.0476610648460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">
                <text:p>122</text:p>
              </table:table-cell>
              <table:table-cell office:value-type="float" office:value="0.0455574244338902">
                <text:p>0.0455574244338902</text:p>
              </table:table-cell>
              <table:table-cell office:value-type="float" office:value="0.0479264419342038">
                <text:p>0.0479264419342038</text:p>
              </table:table-cell>
              <table:table-cell office:value-type="float" office:value="0.0481220921357222">
                <text:p>0.0481220921357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">
                <text:p>123</text:p>
              </table:table-cell>
              <table:table-cell office:value-type="float" office:value="0.0466547808830879">
                <text:p>0.0466547808830879</text:p>
              </table:table-cell>
              <table:table-cell office:value-type="float" office:value="0.0497630248525356">
                <text:p>0.0497630248525356</text:p>
              </table:table-cell>
              <table:table-cell office:value-type="float" office:value="0.0487562494591776">
                <text:p>0.04875624945917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">
                <text:p>124</text:p>
              </table:table-cell>
              <table:table-cell office:value-type="float" office:value="0.0479921186675287">
                <text:p>0.0479921186675287</text:p>
              </table:table-cell>
              <table:table-cell office:value-type="float" office:value="0.0513282219558639">
                <text:p>0.0513282219558639</text:p>
              </table:table-cell>
              <table:table-cell office:value-type="float" office:value="0.0492618411199944">
                <text:p>0.04926184111999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0.0476129158526825">
                <text:p>0.0476129158526825</text:p>
              </table:table-cell>
              <table:table-cell office:value-type="float" office:value="0.0516493313151936">
                <text:p>0.0516493313151936</text:p>
              </table:table-cell>
              <table:table-cell office:value-type="float" office:value="0.0485934061871488">
                <text:p>0.0485934061871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">
                <text:p>126</text:p>
              </table:table-cell>
              <table:table-cell office:value-type="float" office:value="0.0495075153409689">
                <text:p>0.0495075153409689</text:p>
              </table:table-cell>
              <table:table-cell office:value-type="float" office:value="0.0488424777360223">
                <text:p>0.0488424777360223</text:p>
              </table:table-cell>
              <table:table-cell office:value-type="float" office:value="0.0509713537964025">
                <text:p>0.0509713537964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">
                <text:p>127</text:p>
              </table:table-cell>
              <table:table-cell office:value-type="float" office:value="0.0474431253390376">
                <text:p>0.0474431253390376</text:p>
              </table:table-cell>
              <table:table-cell office:value-type="float" office:value="0.0518520872867646">
                <text:p>0.0518520872867646</text:p>
              </table:table-cell>
              <table:table-cell office:value-type="float" office:value="0.0487815334820828">
                <text:p>0.0487815334820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0.0476266610568338">
                <text:p>0.0476266610568338</text:p>
              </table:table-cell>
              <table:table-cell office:value-type="float" office:value="0.0496435459715868">
                <text:p>0.0496435459715868</text:p>
              </table:table-cell>
              <table:table-cell office:value-type="float" office:value="0.0507009275482184">
                <text:p>0.05070092754821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0.0491908516940682">
                <text:p>0.0491908516940682</text:p>
              </table:table-cell>
              <table:table-cell office:value-type="float" office:value="0.0516406611527364">
                <text:p>0.0516406611527364</text:p>
              </table:table-cell>
              <table:table-cell office:value-type="float" office:value="0.0498534388400108">
                <text:p>0.0498534388400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0">
                <text:p>130</text:p>
              </table:table-cell>
              <table:table-cell office:value-type="float" office:value="0.0483674994103214">
                <text:p>0.0483674994103214</text:p>
              </table:table-cell>
              <table:table-cell office:value-type="float" office:value="0.0514241274200017">
                <text:p>0.0514241274200017</text:p>
              </table:table-cell>
              <table:table-cell office:value-type="float" office:value="0.0508877619811602">
                <text:p>0.0508877619811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">
                <text:p>131</text:p>
              </table:table-cell>
              <table:table-cell office:value-type="float" office:value="0.0492928858138683">
                <text:p>0.0492928858138683</text:p>
              </table:table-cell>
              <table:table-cell office:value-type="float" office:value="0.0523358345870474">
                <text:p>0.0523358345870474</text:p>
              </table:table-cell>
              <table:table-cell office:value-type="float" office:value="0.0505540510755484">
                <text:p>0.05055405107554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0.050154375209914">
                <text:p>0.050154375209914</text:p>
              </table:table-cell>
              <table:table-cell office:value-type="float" office:value="0.0514547664469258">
                <text:p>0.0514547664469258</text:p>
              </table:table-cell>
              <table:table-cell office:value-type="float" office:value="0.0513268708252637">
                <text:p>0.05132687082526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">
                <text:p>133</text:p>
              </table:table-cell>
              <table:table-cell office:value-type="float" office:value="0.0490561430540273">
                <text:p>0.0490561430540273</text:p>
              </table:table-cell>
              <table:table-cell office:value-type="float" office:value="0.0523732828419774">
                <text:p>0.0523732828419774</text:p>
              </table:table-cell>
              <table:table-cell office:value-type="float" office:value="0.0501089897700746">
                <text:p>0.05010898977007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0.0505522110753223">
                <text:p>0.0505522110753223</text:p>
              </table:table-cell>
              <table:table-cell office:value-type="float" office:value="0.0507521885915478">
                <text:p>0.0507521885915478</text:p>
              </table:table-cell>
              <table:table-cell office:value-type="float" office:value="0.0518966213247542">
                <text:p>0.05189662132475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">
                <text:p>135</text:p>
              </table:table-cell>
              <table:table-cell office:value-type="float" office:value="0.0496009912762712">
                <text:p>0.0496009912762712</text:p>
              </table:table-cell>
              <table:table-cell office:value-type="float" office:value="0.0538117729401733">
                <text:p>0.0538117729401733</text:p>
              </table:table-cell>
              <table:table-cell office:value-type="float" office:value="0.0502971089386272">
                <text:p>0.05029710893862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.0512060031206343">
                <text:p>0.0512060031206343</text:p>
              </table:table-cell>
              <table:table-cell office:value-type="float" office:value="0.0506201220780641">
                <text:p>0.0506201220780641</text:p>
              </table:table-cell>
              <table:table-cell office:value-type="float" office:value="0.0532669258468517">
                <text:p>0.0532669258468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0.0498820216569936">
                <text:p>0.0498820216569936</text:p>
              </table:table-cell>
              <table:table-cell office:value-type="float" office:value="0.0551189165481161">
                <text:p>0.0551189165481161</text:p>
              </table:table-cell>
              <table:table-cell office:value-type="float" office:value="0.0516672801502099">
                <text:p>0.0516672801502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0.0524714734627762">
                <text:p>0.0524714734627762</text:p>
              </table:table-cell>
              <table:table-cell office:value-type="float" office:value="0.0533891739667073">
                <text:p>0.0533891739667073</text:p>
              </table:table-cell>
              <table:table-cell office:value-type="float" office:value="0.0541680341729956">
                <text:p>0.0541680341729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0.052158752428594">
                <text:p>0.052158752428594</text:p>
              </table:table-cell>
              <table:table-cell office:value-type="float" office:value="0.0551666846018591">
                <text:p>0.0551666846018591</text:p>
              </table:table-cell>
              <table:table-cell office:value-type="float" office:value="0.0536774896107203">
                <text:p>0.0536774896107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">
                <text:p>140</text:p>
              </table:table-cell>
              <table:table-cell office:value-type="float" office:value="0.052719528034636">
                <text:p>0.052719528034636</text:p>
              </table:table-cell>
              <table:table-cell office:value-type="float" office:value="0.0557582230532991">
                <text:p>0.0557582230532991</text:p>
              </table:table-cell>
              <table:table-cell office:value-type="float" office:value="0.0544242592378772">
                <text:p>0.0544242592378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1">
                <text:p>141</text:p>
              </table:table-cell>
              <table:table-cell office:value-type="float" office:value="0.0524155408846706">
                <text:p>0.0524155408846706</text:p>
              </table:table-cell>
              <table:table-cell office:value-type="float" office:value="0.0569066987255191">
                <text:p>0.0569066987255191</text:p>
              </table:table-cell>
              <table:table-cell office:value-type="float" office:value="0.0545558531371132">
                <text:p>0.05455585313711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2">
                <text:p>142</text:p>
              </table:table-cell>
              <table:table-cell office:value-type="float" office:value="0.0522372282311533">
                <text:p>0.0522372282311533</text:p>
              </table:table-cell>
              <table:table-cell office:value-type="float" office:value="0.0578617691224375">
                <text:p>0.0578617691224375</text:p>
              </table:table-cell>
              <table:table-cell office:value-type="float" office:value="0.0550845089080559">
                <text:p>0.05508450890805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">
                <text:p>143</text:p>
              </table:table-cell>
              <table:table-cell office:value-type="float" office:value="0.0528854953495212">
                <text:p>0.0528854953495212</text:p>
              </table:table-cell>
              <table:table-cell office:value-type="float" office:value="0.0581286217596333">
                <text:p>0.0581286217596333</text:p>
              </table:table-cell>
              <table:table-cell office:value-type="float" office:value="0.0544266370851668">
                <text:p>0.0544266370851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0.0538377539984423">
                <text:p>0.0538377539984423</text:p>
              </table:table-cell>
              <table:table-cell office:value-type="float" office:value="0.0565307678092769">
                <text:p>0.0565307678092769</text:p>
              </table:table-cell>
              <table:table-cell office:value-type="float" office:value="0.055259227716037">
                <text:p>0.055259227716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">
                <text:p>145</text:p>
              </table:table-cell>
              <table:table-cell office:value-type="float" office:value="0.0548726546693395">
                <text:p>0.0548726546693395</text:p>
              </table:table-cell>
              <table:table-cell office:value-type="float" office:value="0.0584687168785822">
                <text:p>0.0584687168785822</text:p>
              </table:table-cell>
              <table:table-cell office:value-type="float" office:value="0.0560404974098744">
                <text:p>0.0560404974098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">
                <text:p>146</text:p>
              </table:table-cell>
              <table:table-cell office:value-type="float" office:value="0.053257084666028">
                <text:p>0.053257084666028</text:p>
              </table:table-cell>
              <table:table-cell office:value-type="float" office:value="0.0569343520248684">
                <text:p>0.0569343520248684</text:p>
              </table:table-cell>
              <table:table-cell office:value-type="float" office:value="0.0548412843560758">
                <text:p>0.0548412843560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">
                <text:p>147</text:p>
              </table:table-cell>
              <table:table-cell office:value-type="float" office:value="0.0563567019857058">
                <text:p>0.0563567019857058</text:p>
              </table:table-cell>
              <table:table-cell office:value-type="float" office:value="0.0564069223829083">
                <text:p>0.0564069223829083</text:p>
              </table:table-cell>
              <table:table-cell office:value-type="float" office:value="0.0571721556852818">
                <text:p>0.057172155685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">
                <text:p>148</text:p>
              </table:table-cell>
              <table:table-cell office:value-type="float" office:value="0.0535774216548193">
                <text:p>0.0535774216548193</text:p>
              </table:table-cell>
              <table:table-cell office:value-type="float" office:value="0.0585338546418884">
                <text:p>0.0585338546418884</text:p>
              </table:table-cell>
              <table:table-cell office:value-type="float" office:value="0.0555313521464553">
                <text:p>0.05553135214645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">
                <text:p>149</text:p>
              </table:table-cell>
              <table:table-cell office:value-type="float" office:value="0.0541468270115509">
                <text:p>0.0541468270115509</text:p>
              </table:table-cell>
              <table:table-cell office:value-type="float" office:value="0.0565896571128534">
                <text:p>0.0565896571128534</text:p>
              </table:table-cell>
              <table:table-cell office:value-type="float" office:value="0.0560294429783702">
                <text:p>0.05602944297837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0.0554602966049498">
                <text:p>0.0554602966049498</text:p>
              </table:table-cell>
              <table:table-cell office:value-type="float" office:value="0.0563977572888759">
                <text:p>0.0563977572888759</text:p>
              </table:table-cell>
              <table:table-cell office:value-type="float" office:value="0.0570117021289373">
                <text:p>0.05701170212893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0.054381800086928">
                <text:p>0.054381800086928</text:p>
              </table:table-cell>
              <table:table-cell office:value-type="float" office:value="0.0588130673158299">
                <text:p>0.0588130673158299</text:p>
              </table:table-cell>
              <table:table-cell office:value-type="float" office:value="0.0563567228889448">
                <text:p>0.0563567228889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0.0576468068033928">
                <text:p>0.0576468068033928</text:p>
              </table:table-cell>
              <table:table-cell office:value-type="float" office:value="0.0568809165989749">
                <text:p>0.0568809165989749</text:p>
              </table:table-cell>
              <table:table-cell office:value-type="float" office:value="0.0590917461181844">
                <text:p>0.05909174611818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3">
                <text:p>153</text:p>
              </table:table-cell>
              <table:table-cell office:value-type="float" office:value="0.0586852442950337">
                <text:p>0.0586852442950337</text:p>
              </table:table-cell>
              <table:table-cell office:value-type="float" office:value="0.060860212311066">
                <text:p>0.060860212311066</text:p>
              </table:table-cell>
              <table:table-cell office:value-type="float" office:value="0.0610325343987186">
                <text:p>0.0610325343987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">
                <text:p>154</text:p>
              </table:table-cell>
              <table:table-cell office:value-type="float" office:value="0.0567029879339982">
                <text:p>0.0567029879339982</text:p>
              </table:table-cell>
              <table:table-cell office:value-type="float" office:value="0.0621263131855643">
                <text:p>0.0621263131855643</text:p>
              </table:table-cell>
              <table:table-cell office:value-type="float" office:value="0.0586520603807296">
                <text:p>0.0586520603807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">
                <text:p>155</text:p>
              </table:table-cell>
              <table:table-cell office:value-type="float" office:value="0.0571043278327767">
                <text:p>0.0571043278327767</text:p>
              </table:table-cell>
              <table:table-cell office:value-type="float" office:value="0.0599231673508025">
                <text:p>0.0599231673508025</text:p>
              </table:table-cell>
              <table:table-cell office:value-type="float" office:value="0.0579520415352718">
                <text:p>0.05795204153527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0.0569407708170814">
                <text:p>0.0569407708170814</text:p>
              </table:table-cell>
              <table:table-cell office:value-type="float" office:value="0.0585425131510355">
                <text:p>0.0585425131510355</text:p>
              </table:table-cell>
              <table:table-cell office:value-type="float" office:value="0.0577650250838242">
                <text:p>0.05776502508382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">
                <text:p>157</text:p>
              </table:table-cell>
              <table:table-cell office:value-type="float" office:value="0.0566168133538926">
                <text:p>0.0566168133538926</text:p>
              </table:table-cell>
              <table:table-cell office:value-type="float" office:value="0.0580323062027424">
                <text:p>0.0580323062027424</text:p>
              </table:table-cell>
              <table:table-cell office:value-type="float" office:value="0.0595469995750157">
                <text:p>0.05954699957501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0.057834497522413">
                <text:p>0.057834497522413</text:p>
              </table:table-cell>
              <table:table-cell office:value-type="float" office:value="0.0606123726958303">
                <text:p>0.0606123726958303</text:p>
              </table:table-cell>
              <table:table-cell office:value-type="float" office:value="0.0599318652440211">
                <text:p>0.0599318652440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9">
                <text:p>159</text:p>
              </table:table-cell>
              <table:table-cell office:value-type="float" office:value="0.0576506384438523">
                <text:p>0.0576506384438523</text:p>
              </table:table-cell>
              <table:table-cell office:value-type="float" office:value="0.0613932588096508">
                <text:p>0.0613932588096508</text:p>
              </table:table-cell>
              <table:table-cell office:value-type="float" office:value="0.0596665109095832">
                <text:p>0.05966651090958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0.0572479043758561">
                <text:p>0.0572479043758561</text:p>
              </table:table-cell>
              <table:table-cell office:value-type="float" office:value="0.0602933374978369">
                <text:p>0.0602933374978369</text:p>
              </table:table-cell>
              <table:table-cell office:value-type="float" office:value="0.0590451069016582">
                <text:p>0.05904510690165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1">
                <text:p>161</text:p>
              </table:table-cell>
              <table:table-cell office:value-type="float" office:value="0.0580919225011502">
                <text:p>0.0580919225011502</text:p>
              </table:table-cell>
              <table:table-cell office:value-type="float" office:value="0.0600142472622106">
                <text:p>0.0600142472622106</text:p>
              </table:table-cell>
              <table:table-cell office:value-type="float" office:value="0.058990883743731">
                <text:p>0.058990883743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2">
                <text:p>162</text:p>
              </table:table-cell>
              <table:table-cell office:value-type="float" office:value="0.059554435650814">
                <text:p>0.059554435650814</text:p>
              </table:table-cell>
              <table:table-cell office:value-type="float" office:value="0.0590794976172897">
                <text:p>0.0590794976172897</text:p>
              </table:table-cell>
              <table:table-cell office:value-type="float" office:value="0.0603774753253803">
                <text:p>0.06037747532538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3">
                <text:p>163</text:p>
              </table:table-cell>
              <table:table-cell office:value-type="float" office:value="0.0600882041394104">
                <text:p>0.0600882041394104</text:p>
              </table:table-cell>
              <table:table-cell office:value-type="float" office:value="0.0605596581802882">
                <text:p>0.0605596581802882</text:p>
              </table:table-cell>
              <table:table-cell office:value-type="float" office:value="0.0617904305528857">
                <text:p>0.06179043055288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0.0577726132638923">
                <text:p>0.0577726132638923</text:p>
              </table:table-cell>
              <table:table-cell office:value-type="float" office:value="0.0627225850841677">
                <text:p>0.0627225850841677</text:p>
              </table:table-cell>
              <table:table-cell office:value-type="float" office:value="0.0597872903373503">
                <text:p>0.05978729033735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0.0590622977503116">
                <text:p>0.0590622977503116</text:p>
              </table:table-cell>
              <table:table-cell office:value-type="float" office:value="0.0608360798530396">
                <text:p>0.0608360798530396</text:p>
              </table:table-cell>
              <table:table-cell office:value-type="float" office:value="0.0603599737786248">
                <text:p>0.06035997377862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0.0598255903953256">
                <text:p>0.0598255903953256</text:p>
              </table:table-cell>
              <table:table-cell office:value-type="float" office:value="0.0606097701678332">
                <text:p>0.0606097701678332</text:p>
              </table:table-cell>
              <table:table-cell office:value-type="float" office:value="0.0609494909550926">
                <text:p>0.06094949095509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7">
                <text:p>167</text:p>
              </table:table-cell>
              <table:table-cell office:value-type="float" office:value="0.0605559926974026">
                <text:p>0.0605559926974026</text:p>
              </table:table-cell>
              <table:table-cell office:value-type="float" office:value="0.0620026769254703">
                <text:p>0.0620026769254703</text:p>
              </table:table-cell>
              <table:table-cell office:value-type="float" office:value="0.0612370388293496">
                <text:p>0.0612370388293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">
                <text:p>168</text:p>
              </table:table-cell>
              <table:table-cell office:value-type="float" office:value="0.0599194398770822">
                <text:p>0.0599194398770822</text:p>
              </table:table-cell>
              <table:table-cell office:value-type="float" office:value="0.0613986350135505">
                <text:p>0.0613986350135505</text:p>
              </table:table-cell>
              <table:table-cell office:value-type="float" office:value="0.0613446029308079">
                <text:p>0.0613446029308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">
                <text:p>169</text:p>
              </table:table-cell>
              <table:table-cell office:value-type="float" office:value="0.0607841135111392">
                <text:p>0.0607841135111392</text:p>
              </table:table-cell>
              <table:table-cell office:value-type="float" office:value="0.0623086298597975">
                <text:p>0.0623086298597975</text:p>
              </table:table-cell>
              <table:table-cell office:value-type="float" office:value="0.0614342905183718">
                <text:p>0.06143429051837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0">
                <text:p>170</text:p>
              </table:table-cell>
              <table:table-cell office:value-type="float" office:value="0.0610718522864221">
                <text:p>0.0610718522864221</text:p>
              </table:table-cell>
              <table:table-cell office:value-type="float" office:value="0.0617496372342829">
                <text:p>0.0617496372342829</text:p>
              </table:table-cell>
              <table:table-cell office:value-type="float" office:value="0.0620413221184595">
                <text:p>0.06204132211845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">
                <text:p>171</text:p>
              </table:table-cell>
              <table:table-cell office:value-type="float" office:value="0.0621801142286764">
                <text:p>0.0621801142286764</text:p>
              </table:table-cell>
              <table:table-cell office:value-type="float" office:value="0.063225048128236">
                <text:p>0.063225048128236</text:p>
              </table:table-cell>
              <table:table-cell office:value-type="float" office:value="0.0631800033586309">
                <text:p>0.06318000335863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0.0602843779719697">
                <text:p>0.0602843779719697</text:p>
              </table:table-cell>
              <table:table-cell office:value-type="float" office:value="0.0642140455783393">
                <text:p>0.0642140455783393</text:p>
              </table:table-cell>
              <table:table-cell office:value-type="float" office:value="0.0625901644046681">
                <text:p>0.06259016440466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3">
                <text:p>173</text:p>
              </table:table-cell>
              <table:table-cell office:value-type="float" office:value="0.060966164421033">
                <text:p>0.060966164421033</text:p>
              </table:table-cell>
              <table:table-cell office:value-type="float" office:value="0.0644993867437601">
                <text:p>0.0644993867437601</text:p>
              </table:table-cell>
              <table:table-cell office:value-type="float" office:value="0.0629481781713698">
                <text:p>0.06294817817136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4">
                <text:p>174</text:p>
              </table:table-cell>
              <table:table-cell office:value-type="float" office:value="0.0624308126465179">
                <text:p>0.0624308126465179</text:p>
              </table:table-cell>
              <table:table-cell office:value-type="float" office:value="0.0642160891822005">
                <text:p>0.0642160891822005</text:p>
              </table:table-cell>
              <table:table-cell office:value-type="float" office:value="0.0637153909354113">
                <text:p>0.06371539093541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5">
                <text:p>175</text:p>
              </table:table-cell>
              <table:table-cell office:value-type="float" office:value="0.0620510460018161">
                <text:p>0.0620510460018161</text:p>
              </table:table-cell>
              <table:table-cell office:value-type="float" office:value="0.0644100913931895">
                <text:p>0.0644100913931895</text:p>
              </table:table-cell>
              <table:table-cell office:value-type="float" office:value="0.0635001010975107">
                <text:p>0.0635001010975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0.0629740784525357">
                <text:p>0.0629740784525357</text:p>
              </table:table-cell>
              <table:table-cell office:value-type="float" office:value="0.064310076259629">
                <text:p>0.064310076259629</text:p>
              </table:table-cell>
              <table:table-cell office:value-type="float" office:value="0.0633262960562239">
                <text:p>0.06332629605622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">
                <text:p>177</text:p>
              </table:table-cell>
              <table:table-cell office:value-type="float" office:value="0.0641431517683684">
                <text:p>0.0641431517683684</text:p>
              </table:table-cell>
              <table:table-cell office:value-type="float" office:value="0.0635098129138261">
                <text:p>0.0635098129138261</text:p>
              </table:table-cell>
              <table:table-cell office:value-type="float" office:value="0.0660461842313027">
                <text:p>0.06604618423130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8">
                <text:p>178</text:p>
              </table:table-cell>
              <table:table-cell office:value-type="float" office:value="0.0636660182329869">
                <text:p>0.0636660182329869</text:p>
              </table:table-cell>
              <table:table-cell office:value-type="float" office:value="0.0679423735336616">
                <text:p>0.0679423735336616</text:p>
              </table:table-cell>
              <table:table-cell office:value-type="float" office:value="0.0651169334114762">
                <text:p>0.06511693341147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0.0634552300113383">
                <text:p>0.0634552300113383</text:p>
              </table:table-cell>
              <table:table-cell office:value-type="float" office:value="0.0662152312228988">
                <text:p>0.0662152312228988</text:p>
              </table:table-cell>
              <table:table-cell office:value-type="float" office:value="0.0643687829730085">
                <text:p>0.06436878297300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">
                <text:p>180</text:p>
              </table:table-cell>
              <table:table-cell office:value-type="float" office:value="0.0637740128753042">
                <text:p>0.0637740128753042</text:p>
              </table:table-cell>
              <table:table-cell office:value-type="float" office:value="0.0649244035436486">
                <text:p>0.0649244035436486</text:p>
              </table:table-cell>
              <table:table-cell office:value-type="float" office:value="0.0649643100293599">
                <text:p>0.06496431002935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1">
                <text:p>181</text:p>
              </table:table-cell>
              <table:table-cell office:value-type="float" office:value="0.0651233643026051">
                <text:p>0.0651233643026051</text:p>
              </table:table-cell>
              <table:table-cell office:value-type="float" office:value="0.067259719970581">
                <text:p>0.067259719970581</text:p>
              </table:table-cell>
              <table:table-cell office:value-type="float" office:value="0.0657390654321157">
                <text:p>0.0657390654321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2">
                <text:p>182</text:p>
              </table:table-cell>
              <table:table-cell office:value-type="float" office:value="0.0647455965805257">
                <text:p>0.0647455965805257</text:p>
              </table:table-cell>
              <table:table-cell office:value-type="float" office:value="0.0662869268686022">
                <text:p>0.0662869268686022</text:p>
              </table:table-cell>
              <table:table-cell office:value-type="float" office:value="0.0654306862890114">
                <text:p>0.0654306862890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3">
                <text:p>183</text:p>
              </table:table-cell>
              <table:table-cell office:value-type="float" office:value="0.0648916603398335">
                <text:p>0.0648916603398335</text:p>
              </table:table-cell>
              <table:table-cell office:value-type="float" office:value="0.0657080291638505">
                <text:p>0.0657080291638505</text:p>
              </table:table-cell>
              <table:table-cell office:value-type="float" office:value="0.0660587296172448">
                <text:p>0.06605872961724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">
                <text:p>184</text:p>
              </table:table-cell>
              <table:table-cell office:value-type="float" office:value="0.0657433624981711">
                <text:p>0.0657433624981711</text:p>
              </table:table-cell>
              <table:table-cell office:value-type="float" office:value="0.0675814986325508">
                <text:p>0.0675814986325508</text:p>
              </table:table-cell>
              <table:table-cell office:value-type="float" office:value="0.0668879981849846">
                <text:p>0.0668879981849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">
                <text:p>185</text:p>
              </table:table-cell>
              <table:table-cell office:value-type="float" office:value="0.0661092758009367">
                <text:p>0.0661092758009367</text:p>
              </table:table-cell>
              <table:table-cell office:value-type="float" office:value="0.0678473622860377">
                <text:p>0.0678473622860377</text:p>
              </table:table-cell>
              <table:table-cell office:value-type="float" office:value="0.0676680699627461">
                <text:p>0.06766806996274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6">
                <text:p>186</text:p>
              </table:table-cell>
              <table:table-cell office:value-type="float" office:value="0.0666454397439735">
                <text:p>0.0666454397439735</text:p>
              </table:table-cell>
              <table:table-cell office:value-type="float" office:value="0.0681070768364283">
                <text:p>0.0681070768364283</text:p>
              </table:table-cell>
              <table:table-cell office:value-type="float" office:value="0.067370809724054">
                <text:p>0.0673708097240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7">
                <text:p>187</text:p>
              </table:table-cell>
              <table:table-cell office:value-type="float" office:value="0.0667977953474236">
                <text:p>0.0667977953474236</text:p>
              </table:table-cell>
              <table:table-cell office:value-type="float" office:value="0.0677299232971586">
                <text:p>0.0677299232971586</text:p>
              </table:table-cell>
              <table:table-cell office:value-type="float" office:value="0.0679897892710241">
                <text:p>0.06798978927102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8">
                <text:p>188</text:p>
              </table:table-cell>
              <table:table-cell office:value-type="float" office:value="0.0663186809943742">
                <text:p>0.0663186809943742</text:p>
              </table:table-cell>
              <table:table-cell office:value-type="float" office:value="0.0694505394218084">
                <text:p>0.0694505394218084</text:p>
              </table:table-cell>
              <table:table-cell office:value-type="float" office:value="0.0686309701962871">
                <text:p>0.06863097019628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9">
                <text:p>189</text:p>
              </table:table-cell>
              <table:table-cell office:value-type="float" office:value="0.0672932336969788">
                <text:p>0.0672932336969788</text:p>
              </table:table-cell>
              <table:table-cell office:value-type="float" office:value="0.0701078679665551">
                <text:p>0.0701078679665551</text:p>
              </table:table-cell>
              <table:table-cell office:value-type="float" office:value="0.0685078727302411">
                <text:p>0.06850787273024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0">
                <text:p>190</text:p>
              </table:table-cell>
              <table:table-cell office:value-type="float" office:value="0.0697934630565835">
                <text:p>0.0697934630565835</text:p>
              </table:table-cell>
              <table:table-cell office:value-type="float" office:value="0.0696964571181238">
                <text:p>0.0696964571181238</text:p>
              </table:table-cell>
              <table:table-cell office:value-type="float" office:value="0.0709247370722402">
                <text:p>0.0709247370722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">
                <text:p>191</text:p>
              </table:table-cell>
              <table:table-cell office:value-type="float" office:value="0.0678828000328661">
                <text:p>0.0678828000328661</text:p>
              </table:table-cell>
              <table:table-cell office:value-type="float" office:value="0.0710732342525004">
                <text:p>0.0710732342525004</text:p>
              </table:table-cell>
              <table:table-cell office:value-type="float" office:value="0.0687315932518739">
                <text:p>0.06873159325187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2">
                <text:p>192</text:p>
              </table:table-cell>
              <table:table-cell office:value-type="float" office:value="0.0684567107054103">
                <text:p>0.0684567107054103</text:p>
              </table:table-cell>
              <table:table-cell office:value-type="float" office:value="0.0703431423389238">
                <text:p>0.0703431423389238</text:p>
              </table:table-cell>
              <table:table-cell office:value-type="float" office:value="0.0688996913864602">
                <text:p>0.0688996913864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3">
                <text:p>193</text:p>
              </table:table-cell>
              <table:table-cell office:value-type="float" office:value="0.0678216914900266">
                <text:p>0.0678216914900266</text:p>
              </table:table-cell>
              <table:table-cell office:value-type="float" office:value="0.0690118639014403">
                <text:p>0.0690118639014403</text:p>
              </table:table-cell>
              <table:table-cell office:value-type="float" office:value="0.0694679833093954">
                <text:p>0.06946798330939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">
                <text:p>194</text:p>
              </table:table-cell>
              <table:table-cell office:value-type="float" office:value="0.068926742901927">
                <text:p>0.068926742901927</text:p>
              </table:table-cell>
              <table:table-cell office:value-type="float" office:value="0.0709342523137215">
                <text:p>0.0709342523137215</text:p>
              </table:table-cell>
              <table:table-cell office:value-type="float" office:value="0.0693381584110108">
                <text:p>0.06933815841101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0.0680047945828537">
                <text:p>0.0680047945828537</text:p>
              </table:table-cell>
              <table:table-cell office:value-type="float" office:value="0.0693842385193342">
                <text:p>0.0693842385193342</text:p>
              </table:table-cell>
              <table:table-cell office:value-type="float" office:value="0.069558908368434">
                <text:p>0.0695589083684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6">
                <text:p>196</text:p>
              </table:table-cell>
              <table:table-cell office:value-type="float" office:value="0.0687852772462937">
                <text:p>0.0687852772462937</text:p>
              </table:table-cell>
              <table:table-cell office:value-type="float" office:value="0.0707573117932849">
                <text:p>0.0707573117932849</text:p>
              </table:table-cell>
              <table:table-cell office:value-type="float" office:value="0.0699613755020839">
                <text:p>0.0699613755020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7">
                <text:p>197</text:p>
              </table:table-cell>
              <table:table-cell office:value-type="float" office:value="0.0696201647816362">
                <text:p>0.0696201647816362</text:p>
              </table:table-cell>
              <table:table-cell office:value-type="float" office:value="0.070808191998508">
                <text:p>0.070808191998508</text:p>
              </table:table-cell>
              <table:table-cell office:value-type="float" office:value="0.0711183622327825">
                <text:p>0.07111836223278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8">
                <text:p>198</text:p>
              </table:table-cell>
              <table:table-cell office:value-type="float" office:value="0.0693759517098743">
                <text:p>0.0693759517098743</text:p>
              </table:table-cell>
              <table:table-cell office:value-type="float" office:value="0.0717421405028192">
                <text:p>0.0717421405028192</text:p>
              </table:table-cell>
              <table:table-cell office:value-type="float" office:value="0.069966619284024">
                <text:p>0.0699666192840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">
                <text:p>199</text:p>
              </table:table-cell>
              <table:table-cell office:value-type="float" office:value="0.0693070100045983">
                <text:p>0.0693070100045983</text:p>
              </table:table-cell>
              <table:table-cell office:value-type="float" office:value="0.0700764564034383">
                <text:p>0.0700764564034383</text:p>
              </table:table-cell>
              <table:table-cell office:value-type="float" office:value="0.0699802756035832">
                <text:p>0.06998027560358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">
                <text:p>200</text:p>
              </table:table-cell>
              <table:table-cell office:value-type="float" office:value="0.0710507904321446">
                <text:p>0.0710507904321446</text:p>
              </table:table-cell>
              <table:table-cell office:value-type="float" office:value="0.0704054272674756">
                <text:p>0.0704054272674756</text:p>
              </table:table-cell>
              <table:table-cell office:value-type="float" office:value="0.0718430443373241">
                <text:p>0.0718430443373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Gráfico de tiempos</text:p>
        </chart:title>
        <chart:legend chart:legend-position="end" svg:x="12.626cm" svg:y="3.703cm" style:legend-expansion="high" chart:style-name="ch3"/>
        <chart:plot-area chart:style-name="ch4" table:cell-range-address="Sheet1.A2:Sheet1.A201 Sheet1.G1:Sheet1.I201" chart:data-source-has-labels="row" svg:x="1.331cm" svg:y="1.661cm" svg:width="10.655cm" svg:height="6.178cm">
          <chartooo:coordinate-region svg:x="1.952cm" svg:y="1.86cm" svg:width="9.754cm" svg:height="5.332cm"/>
          <chart:axis chart:dimension="x" chart:name="primary-x" chart:style-name="ch5">
            <chart:title svg:x="4.405cm" svg:y="8.019cm" chart:style-name="ch6">
              <text:p>Cantidad de computadoras (n)</text:p>
            </chart:title>
          </chart:axis>
          <chart:axis chart:dimension="y" chart:name="primary-y" chart:style-name="ch5">
            <chart:title svg:x="0.451cm" svg:y="6.567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Sheet1.G2:Sheet1.G201" chart:label-cell-address="Sheet1.G1:Sheet1.G1" chart:class="chart:scatter">
            <chart:domain table:cell-range-address="Sheet1.A2:Sheet1.A201"/>
            <chart:data-point chart:repeated="200"/>
          </chart:series>
          <chart:series chart:style-name="ch10" chart:values-cell-range-address="Sheet1.H2:Sheet1.H201" chart:label-cell-address="Sheet1.H1:Sheet1.H1" chart:class="chart:scatter">
            <chart:data-point chart:repeated="200"/>
          </chart:series>
          <chart:series chart:style-name="ch11" chart:values-cell-range-address="Sheet1.I2:Sheet1.I201" chart:label-cell-address="Sheet1.I1:Sheet1.I1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</text:p>
                <draw:g>
                  <svg:desc>Sheet1.G1:Sheet1.G1</svg:desc>
                </draw:g>
              </table:table-cell>
              <table:table-cell office:value-type="string">
                <text:p>Tiempo máximo</text:p>
                <draw:g>
                  <svg:desc>Sheet1.H1:Sheet1.H1</svg:desc>
                </draw:g>
              </table:table-cell>
              <table:table-cell office:value-type="string">
                <text:p>Tiempo promedio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0.222">
                <text:p>0.222</text:p>
                <draw:g>
                  <svg:desc>Sheet1.G2:Sheet1.G201</svg:desc>
                </draw:g>
              </table:table-cell>
              <table:table-cell office:value-type="float" office:value="0.23">
                <text:p>0.23</text:p>
                <draw:g>
                  <svg:desc>Sheet1.H2:Sheet1.H201</svg:desc>
                </draw:g>
              </table:table-cell>
              <table:table-cell office:value-type="float" office:value="0.2256">
                <text:p>0.2256</text:p>
                <draw:g>
                  <svg:desc>Sheet1.I2:Sheet1.I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">
                <text:p>0.031</text:p>
              </table:table-cell>
              <table:table-cell office:value-type="float" office:value="0.038">
                <text:p>0.038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42">
                <text:p>0.142</text:p>
              </table:table-cell>
              <table:table-cell office:value-type="float" office:value="0.193">
                <text:p>0.193</text:p>
              </table:table-cell>
              <table:table-cell office:value-type="float" office:value="0.1534">
                <text:p>0.1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45">
                <text:p>0.145</text:p>
              </table:table-cell>
              <table:table-cell office:value-type="float" office:value="0.229">
                <text:p>0.22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4">
                <text:p>0.184</text:p>
              </table:table-cell>
              <table:table-cell office:value-type="float" office:value="0.248">
                <text:p>0.248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3">
                <text:p>0.23</text:p>
              </table:table-cell>
              <table:table-cell office:value-type="float" office:value="0.304">
                <text:p>0.304</text:p>
              </table:table-cell>
              <table:table-cell office:value-type="float" office:value="0.2504">
                <text:p>0.2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66">
                <text:p>0.266</text:p>
              </table:table-cell>
              <table:table-cell office:value-type="float" office:value="0.349">
                <text:p>0.349</text:p>
              </table:table-cell>
              <table:table-cell office:value-type="float" office:value="0.2842">
                <text:p>0.2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99">
                <text:p>0.299</text:p>
              </table:table-cell>
              <table:table-cell office:value-type="float" office:value="0.455">
                <text:p>0.455</text:p>
              </table:table-cell>
              <table:table-cell office:value-type="float" office:value="0.3758">
                <text:p>0.3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08">
                <text:p>0.208</text:p>
              </table:table-cell>
              <table:table-cell office:value-type="float" office:value="0.472">
                <text:p>0.472</text:p>
              </table:table-cell>
              <table:table-cell office:value-type="float" office:value="0.3432">
                <text:p>0.3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43">
                <text:p>0.243</text:p>
              </table:table-cell>
              <table:table-cell office:value-type="float" office:value="0.536">
                <text:p>0.536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15">
                <text:p>0.215</text:p>
              </table:table-cell>
              <table:table-cell office:value-type="float" office:value="0.488">
                <text:p>0.488</text:p>
              </table:table-cell>
              <table:table-cell office:value-type="float" office:value="0.3804">
                <text:p>0.3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35">
                <text:p>0.235</text:p>
              </table:table-cell>
              <table:table-cell office:value-type="float" office:value="0.525">
                <text:p>0.52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62">
                <text:p>0.262</text:p>
              </table:table-cell>
              <table:table-cell office:value-type="float" office:value="0.604">
                <text:p>0.60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96">
                <text:p>0.296</text:p>
              </table:table-cell>
              <table:table-cell office:value-type="float" office:value="0.863">
                <text:p>0.863</text:p>
              </table:table-cell>
              <table:table-cell office:value-type="float" office:value="0.6108">
                <text:p>0.6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9">
                <text:p>0.9</text:p>
              </table:table-cell>
              <table:table-cell office:value-type="float" office:value="0.6476">
                <text:p>0.6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41">
                <text:p>0.341</text:p>
              </table:table-cell>
              <table:table-cell office:value-type="float" office:value="1.028">
                <text:p>1.028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.168">
                <text:p>1.168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1.216">
                <text:p>1.216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39">
                <text:p>0.439</text:p>
              </table:table-cell>
              <table:table-cell office:value-type="float" office:value="1.104">
                <text:p>1.104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4">
                <text:p>0.494</text:p>
              </table:table-cell>
              <table:table-cell office:value-type="float" office:value="1.078">
                <text:p>1.078</text:p>
              </table:table-cell>
              <table:table-cell office:value-type="float" office:value="0.6626">
                <text:p>0.6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13">
                <text:p>0.513</text:p>
              </table:table-cell>
              <table:table-cell office:value-type="float" office:value="0.884">
                <text:p>0.884</text:p>
              </table:table-cell>
              <table:table-cell office:value-type="float" office:value="0.6504">
                <text:p>0.6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53">
                <text:p>0.553</text:p>
              </table:table-cell>
              <table:table-cell office:value-type="float" office:value="0.649">
                <text:p>0.649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0.673">
                <text:p>0.673</text:p>
              </table:table-cell>
              <table:table-cell office:value-type="float" office:value="0.6352">
                <text:p>0.6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8">
                <text:p>0.618</text:p>
              </table:table-cell>
              <table:table-cell office:value-type="float" office:value="0.73">
                <text:p>0.73</text:p>
              </table:table-cell>
              <table:table-cell office:value-type="float" office:value="0.6654">
                <text:p>0.6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0.758">
                <text:p>0.758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17">
                <text:p>0.717</text:p>
              </table:table-cell>
              <table:table-cell office:value-type="float" office:value="0.844">
                <text:p>0.844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31">
                <text:p>0.731</text:p>
              </table:table-cell>
              <table:table-cell office:value-type="float" office:value="0.871">
                <text:p>0.871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9">
                <text:p>0.79</text:p>
              </table:table-cell>
              <table:table-cell office:value-type="float" office:value="0.946">
                <text:p>0.946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78">
                <text:p>0.878</text:p>
              </table:table-cell>
              <table:table-cell office:value-type="float" office:value="0.997">
                <text:p>0.997</text:p>
              </table:table-cell>
              <table:table-cell office:value-type="float" office:value="0.9384">
                <text:p>0.9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3">
                <text:p>0.93</text:p>
              </table:table-cell>
              <table:table-cell office:value-type="float" office:value="1.009">
                <text:p>1.009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5">
                <text:p>0.95</text:p>
              </table:table-cell>
              <table:table-cell office:value-type="float" office:value="1.122">
                <text:p>1.122</text:p>
              </table:table-cell>
              <table:table-cell office:value-type="float" office:value="1.0274">
                <text:p>1.0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87">
                <text:p>1.087</text:p>
              </table:table-cell>
              <table:table-cell office:value-type="float" office:value="1.233">
                <text:p>1.233</text:p>
              </table:table-cell>
              <table:table-cell office:value-type="float" office:value="1.1488">
                <text:p>1.1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132">
                <text:p>1.132</text:p>
              </table:table-cell>
              <table:table-cell office:value-type="float" office:value="1.276">
                <text:p>1.276</text:p>
              </table:table-cell>
              <table:table-cell office:value-type="float" office:value="1.1944">
                <text:p>1.1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3">
                <text:p>1.13</text:p>
              </table:table-cell>
              <table:table-cell office:value-type="float" office:value="1.332">
                <text:p>1.332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83">
                <text:p>1.183</text:p>
              </table:table-cell>
              <table:table-cell office:value-type="float" office:value="1.319">
                <text:p>1.319</text:p>
              </table:table-cell>
              <table:table-cell office:value-type="float" office:value="1.2694">
                <text:p>1.2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13">
                <text:p>1.313</text:p>
              </table:table-cell>
              <table:table-cell office:value-type="float" office:value="1.463">
                <text:p>1.463</text:p>
              </table:table-cell>
              <table:table-cell office:value-type="float" office:value="1.3854">
                <text:p>1.3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63">
                <text:p>1.263</text:p>
              </table:table-cell>
              <table:table-cell office:value-type="float" office:value="1.665">
                <text:p>1.665</text:p>
              </table:table-cell>
              <table:table-cell office:value-type="float" office:value="1.4204">
                <text:p>1.4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47">
                <text:p>1.347</text:p>
              </table:table-cell>
              <table:table-cell office:value-type="float" office:value="1.512">
                <text:p>1.512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58">
                <text:p>1.358</text:p>
              </table:table-cell>
              <table:table-cell office:value-type="float" office:value="1.507">
                <text:p>1.507</text:p>
              </table:table-cell>
              <table:table-cell office:value-type="float" office:value="1.4564">
                <text:p>1.4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6">
                <text:p>1.46</text:p>
              </table:table-cell>
              <table:table-cell office:value-type="float" office:value="1.701">
                <text:p>1.701</text:p>
              </table:table-cell>
              <table:table-cell office:value-type="float" office:value="1.5446">
                <text:p>1.5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511">
                <text:p>1.511</text:p>
              </table:table-cell>
              <table:table-cell office:value-type="float" office:value="1.691">
                <text:p>1.691</text:p>
              </table:table-cell>
              <table:table-cell office:value-type="float" office:value="1.6032">
                <text:p>1.6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615">
                <text:p>1.615</text:p>
              </table:table-cell>
              <table:table-cell office:value-type="float" office:value="1.721">
                <text:p>1.721</text:p>
              </table:table-cell>
              <table:table-cell office:value-type="float" office:value="1.6676">
                <text:p>1.6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661">
                <text:p>1.661</text:p>
              </table:table-cell>
              <table:table-cell office:value-type="float" office:value="1.753">
                <text:p>1.753</text:p>
              </table:table-cell>
              <table:table-cell office:value-type="float" office:value="1.7138">
                <text:p>1.7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743">
                <text:p>1.743</text:p>
              </table:table-cell>
              <table:table-cell office:value-type="float" office:value="1.819">
                <text:p>1.819</text:p>
              </table:table-cell>
              <table:table-cell office:value-type="float" office:value="1.7912">
                <text:p>1.7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834">
                <text:p>1.834</text:p>
              </table:table-cell>
              <table:table-cell office:value-type="float" office:value="1.931">
                <text:p>1.931</text:p>
              </table:table-cell>
              <table:table-cell office:value-type="float" office:value="1.8848">
                <text:p>1.8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838">
                <text:p>1.838</text:p>
              </table:table-cell>
              <table:table-cell office:value-type="float" office:value="1.94">
                <text:p>1.94</text:p>
              </table:table-cell>
              <table:table-cell office:value-type="float" office:value="1.8982">
                <text:p>1.8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943">
                <text:p>1.943</text:p>
              </table:table-cell>
              <table:table-cell office:value-type="float" office:value="2.114">
                <text:p>2.114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009">
                <text:p>2.009</text:p>
              </table:table-cell>
              <table:table-cell office:value-type="float" office:value="2.208">
                <text:p>2.208</text:p>
              </table:table-cell>
              <table:table-cell office:value-type="float" office:value="2.1034">
                <text:p>2.1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091">
                <text:p>2.091</text:p>
              </table:table-cell>
              <table:table-cell office:value-type="float" office:value="2.38">
                <text:p>2.38</text:p>
              </table:table-cell>
              <table:table-cell office:value-type="float" office:value="2.2254">
                <text:p>2.2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208">
                <text:p>2.208</text:p>
              </table:table-cell>
              <table:table-cell office:value-type="float" office:value="2.608">
                <text:p>2.608</text:p>
              </table:table-cell>
              <table:table-cell office:value-type="float" office:value="2.4058">
                <text:p>2.4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417">
                <text:p>2.417</text:p>
              </table:table-cell>
              <table:table-cell office:value-type="float" office:value="2.634">
                <text:p>2.634</text:p>
              </table:table-cell>
              <table:table-cell office:value-type="float" office:value="2.5538">
                <text:p>2.5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36">
                <text:p>2.36</text:p>
              </table:table-cell>
              <table:table-cell office:value-type="float" office:value="2.675">
                <text:p>2.675</text:p>
              </table:table-cell>
              <table:table-cell office:value-type="float" office:value="2.5062">
                <text:p>2.5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54">
                <text:p>2.454</text:p>
              </table:table-cell>
              <table:table-cell office:value-type="float" office:value="2.74">
                <text:p>2.74</text:p>
              </table:table-cell>
              <table:table-cell office:value-type="float" office:value="2.5924">
                <text:p>2.5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475">
                <text:p>2.475</text:p>
              </table:table-cell>
              <table:table-cell office:value-type="float" office:value="2.751">
                <text:p>2.751</text:p>
              </table:table-cell>
              <table:table-cell office:value-type="float" office:value="2.6026">
                <text:p>2.6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569">
                <text:p>2.569</text:p>
              </table:table-cell>
              <table:table-cell office:value-type="float" office:value="2.756">
                <text:p>2.756</text:p>
              </table:table-cell>
              <table:table-cell office:value-type="float" office:value="2.6424">
                <text:p>2.6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699">
                <text:p>2.699</text:p>
              </table:table-cell>
              <table:table-cell office:value-type="float" office:value="2.756">
                <text:p>2.756</text:p>
              </table:table-cell>
              <table:table-cell office:value-type="float" office:value="2.7294">
                <text:p>2.7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735">
                <text:p>2.735</text:p>
              </table:table-cell>
              <table:table-cell office:value-type="float" office:value="2.904">
                <text:p>2.904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845">
                <text:p>2.845</text:p>
              </table:table-cell>
              <table:table-cell office:value-type="float" office:value="3.057">
                <text:p>3.057</text:p>
              </table:table-cell>
              <table:table-cell office:value-type="float" office:value="2.934">
                <text:p>2.9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165">
                <text:p>3.165</text:p>
              </table:table-cell>
              <table:table-cell office:value-type="float" office:value="3.334">
                <text:p>3.334</text:p>
              </table:table-cell>
              <table:table-cell office:value-type="float" office:value="3.2496">
                <text:p>3.2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321">
                <text:p>3.321</text:p>
              </table:table-cell>
              <table:table-cell office:value-type="float" office:value="3.476">
                <text:p>3.476</text:p>
              </table:table-cell>
              <table:table-cell office:value-type="float" office:value="3.3818">
                <text:p>3.3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081">
                <text:p>3.081</text:p>
              </table:table-cell>
              <table:table-cell office:value-type="float" office:value="3.589">
                <text:p>3.589</text:p>
              </table:table-cell>
              <table:table-cell office:value-type="float" office:value="3.3816">
                <text:p>3.3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222">
                <text:p>3.222</text:p>
              </table:table-cell>
              <table:table-cell office:value-type="float" office:value="3.726">
                <text:p>3.726</text:p>
              </table:table-cell>
              <table:table-cell office:value-type="float" office:value="3.5126">
                <text:p>3.5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219">
                <text:p>3.219</text:p>
              </table:table-cell>
              <table:table-cell office:value-type="float" office:value="3.791">
                <text:p>3.791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462">
                <text:p>3.462</text:p>
              </table:table-cell>
              <table:table-cell office:value-type="float" office:value="3.917">
                <text:p>3.917</text:p>
              </table:table-cell>
              <table:table-cell office:value-type="float" office:value="3.5978">
                <text:p>3.5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57">
                <text:p>3.57</text:p>
              </table:table-cell>
              <table:table-cell office:value-type="float" office:value="3.685">
                <text:p>3.685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588">
                <text:p>3.588</text:p>
              </table:table-cell>
              <table:table-cell office:value-type="float" office:value="4.157">
                <text:p>4.157</text:p>
              </table:table-cell>
              <table:table-cell office:value-type="float" office:value="3.8692">
                <text:p>3.8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106">
                <text:p>4.106</text:p>
              </table:table-cell>
              <table:table-cell office:value-type="float" office:value="4.273">
                <text:p>4.273</text:p>
              </table:table-cell>
              <table:table-cell office:value-type="float" office:value="4.1716">
                <text:p>4.1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791">
                <text:p>3.791</text:p>
              </table:table-cell>
              <table:table-cell office:value-type="float" office:value="4.185">
                <text:p>4.185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98">
                <text:p>3.98</text:p>
              </table:table-cell>
              <table:table-cell office:value-type="float" office:value="4.464">
                <text:p>4.464</text:p>
              </table:table-cell>
              <table:table-cell office:value-type="float" office:value="4.1946">
                <text:p>4.19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988">
                <text:p>3.988</text:p>
              </table:table-cell>
              <table:table-cell office:value-type="float" office:value="4.562">
                <text:p>4.562</text:p>
              </table:table-cell>
              <table:table-cell office:value-type="float" office:value="4.272">
                <text:p>4.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119">
                <text:p>4.119</text:p>
              </table:table-cell>
              <table:table-cell office:value-type="float" office:value="4.306">
                <text:p>4.306</text:p>
              </table:table-cell>
              <table:table-cell office:value-type="float" office:value="4.2254">
                <text:p>4.2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141">
                <text:p>4.141</text:p>
              </table:table-cell>
              <table:table-cell office:value-type="float" office:value="4.424">
                <text:p>4.424</text:p>
              </table:table-cell>
              <table:table-cell office:value-type="float" office:value="4.2698">
                <text:p>4.26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487">
                <text:p>4.487</text:p>
              </table:table-cell>
              <table:table-cell office:value-type="float" office:value="4.796">
                <text:p>4.796</text:p>
              </table:table-cell>
              <table:table-cell office:value-type="float" office:value="4.6112">
                <text:p>4.6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441">
                <text:p>4.441</text:p>
              </table:table-cell>
              <table:table-cell office:value-type="float" office:value="5.058">
                <text:p>5.058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637">
                <text:p>4.637</text:p>
              </table:table-cell>
              <table:table-cell office:value-type="float" office:value="5.035">
                <text:p>5.035</text:p>
              </table:table-cell>
              <table:table-cell office:value-type="float" office:value="4.8218">
                <text:p>4.8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816">
                <text:p>4.816</text:p>
              </table:table-cell>
              <table:table-cell office:value-type="float" office:value="5.2">
                <text:p>5.2</text:p>
              </table:table-cell>
              <table:table-cell office:value-type="float" office:value="4.9732">
                <text:p>4.9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938">
                <text:p>4.938</text:p>
              </table:table-cell>
              <table:table-cell office:value-type="float" office:value="5.478">
                <text:p>5.478</text:p>
              </table:table-cell>
              <table:table-cell office:value-type="float" office:value="5.0892">
                <text:p>5.08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936">
                <text:p>4.936</text:p>
              </table:table-cell>
              <table:table-cell office:value-type="float" office:value="5.457">
                <text:p>5.457</text:p>
              </table:table-cell>
              <table:table-cell office:value-type="float" office:value="5.2806">
                <text:p>5.2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099">
                <text:p>5.099</text:p>
              </table:table-cell>
              <table:table-cell office:value-type="float" office:value="5.624">
                <text:p>5.624</text:p>
              </table:table-cell>
              <table:table-cell office:value-type="float" office:value="5.3462">
                <text:p>5.3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185">
                <text:p>5.185</text:p>
              </table:table-cell>
              <table:table-cell office:value-type="float" office:value="5.769">
                <text:p>5.769</text:p>
              </table:table-cell>
              <table:table-cell office:value-type="float" office:value="5.4824">
                <text:p>5.4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343">
                <text:p>5.343</text:p>
              </table:table-cell>
              <table:table-cell office:value-type="float" office:value="5.817">
                <text:p>5.817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559">
                <text:p>5.559</text:p>
              </table:table-cell>
              <table:table-cell office:value-type="float" office:value="5.964">
                <text:p>5.964</text:p>
              </table:table-cell>
              <table:table-cell office:value-type="float" office:value="5.6774">
                <text:p>5.6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807">
                <text:p>5.807</text:p>
              </table:table-cell>
              <table:table-cell office:value-type="float" office:value="6.011">
                <text:p>6.011</text:p>
              </table:table-cell>
              <table:table-cell office:value-type="float" office:value="5.8816">
                <text:p>5.88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756">
                <text:p>5.756</text:p>
              </table:table-cell>
              <table:table-cell office:value-type="float" office:value="6.127">
                <text:p>6.127</text:p>
              </table:table-cell>
              <table:table-cell office:value-type="float" office:value="5.9562">
                <text:p>5.9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926">
                <text:p>5.926</text:p>
              </table:table-cell>
              <table:table-cell office:value-type="float" office:value="6.385">
                <text:p>6.385</text:p>
              </table:table-cell>
              <table:table-cell office:value-type="float" office:value="6.1396">
                <text:p>6.1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866">
                <text:p>5.866</text:p>
              </table:table-cell>
              <table:table-cell office:value-type="float" office:value="6.454">
                <text:p>6.454</text:p>
              </table:table-cell>
              <table:table-cell office:value-type="float" office:value="6.1042">
                <text:p>6.10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282">
                <text:p>6.282</text:p>
              </table:table-cell>
              <table:table-cell office:value-type="float" office:value="6.743">
                <text:p>6.743</text:p>
              </table:table-cell>
              <table:table-cell office:value-type="float" office:value="6.5998">
                <text:p>6.5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273">
                <text:p>6.273</text:p>
              </table:table-cell>
              <table:table-cell office:value-type="float" office:value="6.702">
                <text:p>6.702</text:p>
              </table:table-cell>
              <table:table-cell office:value-type="float" office:value="6.4624">
                <text:p>6.4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403">
                <text:p>6.403</text:p>
              </table:table-cell>
              <table:table-cell office:value-type="float" office:value="7.001">
                <text:p>7.001</text:p>
              </table:table-cell>
              <table:table-cell office:value-type="float" office:value="6.7894">
                <text:p>6.78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681">
                <text:p>6.681</text:p>
              </table:table-cell>
              <table:table-cell office:value-type="float" office:value="7.006">
                <text:p>7.006</text:p>
              </table:table-cell>
              <table:table-cell office:value-type="float" office:value="6.8208">
                <text:p>6.8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782">
                <text:p>6.782</text:p>
              </table:table-cell>
              <table:table-cell office:value-type="float" office:value="7.348">
                <text:p>7.348</text:p>
              </table:table-cell>
              <table:table-cell office:value-type="float" office:value="7.0114">
                <text:p>7.0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685">
                <text:p>6.685</text:p>
              </table:table-cell>
              <table:table-cell office:value-type="float" office:value="7">
                <text:p>7</text:p>
              </table:table-cell>
              <table:table-cell office:value-type="float" office:value="6.8948">
                <text:p>6.8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028">
                <text:p>7.028</text:p>
              </table:table-cell>
              <table:table-cell office:value-type="float" office:value="7.587">
                <text:p>7.587</text:p>
              </table:table-cell>
              <table:table-cell office:value-type="float" office:value="7.255">
                <text:p>7.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202">
                <text:p>7.202</text:p>
              </table:table-cell>
              <table:table-cell office:value-type="float" office:value="7.576">
                <text:p>7.576</text:p>
              </table:table-cell>
              <table:table-cell office:value-type="float" office:value="7.403">
                <text:p>7.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27">
                <text:p>7.527</text:p>
              </table:table-cell>
              <table:table-cell office:value-type="float" office:value="7.996">
                <text:p>7.99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282">
                <text:p>7.282</text:p>
              </table:table-cell>
              <table:table-cell office:value-type="float" office:value="7.498">
                <text:p>7.498</text:p>
              </table:table-cell>
              <table:table-cell office:value-type="float" office:value="7.4132">
                <text:p>7.4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463">
                <text:p>7.463</text:p>
              </table:table-cell>
              <table:table-cell office:value-type="float" office:value="8.035">
                <text:p>8.035</text:p>
              </table:table-cell>
              <table:table-cell office:value-type="float" office:value="7.6308">
                <text:p>7.63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603">
                <text:p>7.603</text:p>
              </table:table-cell>
              <table:table-cell office:value-type="float" office:value="8.261">
                <text:p>8.261</text:p>
              </table:table-cell>
              <table:table-cell office:value-type="float" office:value="8.0102">
                <text:p>8.01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873">
                <text:p>7.873</text:p>
              </table:table-cell>
              <table:table-cell office:value-type="float" office:value="8.673">
                <text:p>8.673</text:p>
              </table:table-cell>
              <table:table-cell office:value-type="float" office:value="8.2824">
                <text:p>8.2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901">
                <text:p>7.901</text:p>
              </table:table-cell>
              <table:table-cell office:value-type="float" office:value="8.201">
                <text:p>8.201</text:p>
              </table:table-cell>
              <table:table-cell office:value-type="float" office:value="8.0444">
                <text:p>8.0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096">
                <text:p>8.096</text:p>
              </table:table-cell>
              <table:table-cell office:value-type="float" office:value="9.14">
                <text:p>9.14</text:p>
              </table:table-cell>
              <table:table-cell office:value-type="float" office:value="8.5284">
                <text:p>8.52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516">
                <text:p>8.516</text:p>
              </table:table-cell>
              <table:table-cell office:value-type="float" office:value="9.075">
                <text:p>9.075</text:p>
              </table:table-cell>
              <table:table-cell office:value-type="float" office:value="8.7632">
                <text:p>8.76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318">
                <text:p>8.318</text:p>
              </table:table-cell>
              <table:table-cell office:value-type="float" office:value="8.87">
                <text:p>8.87</text:p>
              </table:table-cell>
              <table:table-cell office:value-type="float" office:value="8.6178">
                <text:p>8.61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549">
                <text:p>8.549</text:p>
              </table:table-cell>
              <table:table-cell office:value-type="float" office:value="9.556">
                <text:p>9.556</text:p>
              </table:table-cell>
              <table:table-cell office:value-type="float" office:value="8.9818">
                <text:p>8.98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08">
                <text:p>9.08</text:p>
              </table:table-cell>
              <table:table-cell office:value-type="float" office:value="9.77">
                <text:p>9.77</text:p>
              </table:table-cell>
              <table:table-cell office:value-type="float" office:value="9.3528">
                <text:p>9.3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96">
                <text:p>8.796</text:p>
              </table:table-cell>
              <table:table-cell office:value-type="float" office:value="9.098">
                <text:p>9.098</text:p>
              </table:table-cell>
              <table:table-cell office:value-type="float" office:value="9.0098">
                <text:p>9.0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06">
                <text:p>9.06</text:p>
              </table:table-cell>
              <table:table-cell office:value-type="float" office:value="10.051">
                <text:p>10.051</text:p>
              </table:table-cell>
              <table:table-cell office:value-type="float" office:value="9.4518">
                <text:p>9.4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188">
                <text:p>9.188</text:p>
              </table:table-cell>
              <table:table-cell office:value-type="float" office:value="10.2">
                <text:p>10.2</text:p>
              </table:table-cell>
              <table:table-cell office:value-type="float" office:value="9.7678">
                <text:p>9.7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297">
                <text:p>9.297</text:p>
              </table:table-cell>
              <table:table-cell office:value-type="float" office:value="9.981">
                <text:p>9.981</text:p>
              </table:table-cell>
              <table:table-cell office:value-type="float" office:value="9.5066">
                <text:p>9.5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67">
                <text:p>9.67</text:p>
              </table:table-cell>
              <table:table-cell office:value-type="float" office:value="10.744">
                <text:p>10.744</text:p>
              </table:table-cell>
              <table:table-cell office:value-type="float" office:value="10.1222">
                <text:p>10.1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843">
                <text:p>9.843</text:p>
              </table:table-cell>
              <table:table-cell office:value-type="float" office:value="10.741">
                <text:p>10.741</text:p>
              </table:table-cell>
              <table:table-cell office:value-type="float" office:value="10.345">
                <text:p>10.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671">
                <text:p>9.671</text:p>
              </table:table-cell>
              <table:table-cell office:value-type="float" office:value="10.257">
                <text:p>10.257</text:p>
              </table:table-cell>
              <table:table-cell office:value-type="float" office:value="9.9638">
                <text:p>9.9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.463">
                <text:p>10.463</text:p>
              </table:table-cell>
              <table:table-cell office:value-type="float" office:value="12.01">
                <text:p>12.01</text:p>
              </table:table-cell>
              <table:table-cell office:value-type="float" office:value="11.1322">
                <text:p>11.13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.221">
                <text:p>10.221</text:p>
              </table:table-cell>
              <table:table-cell office:value-type="float" office:value="11.543">
                <text:p>11.543</text:p>
              </table:table-cell>
              <table:table-cell office:value-type="float" office:value="10.7578">
                <text:p>10.75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.343">
                <text:p>10.343</text:p>
              </table:table-cell>
              <table:table-cell office:value-type="float" office:value="10.904">
                <text:p>10.904</text:p>
              </table:table-cell>
              <table:table-cell office:value-type="float" office:value="10.6654">
                <text:p>10.6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.754">
                <text:p>10.754</text:p>
              </table:table-cell>
              <table:table-cell office:value-type="float" office:value="11.293">
                <text:p>11.293</text:p>
              </table:table-cell>
              <table:table-cell office:value-type="float" office:value="11.1382">
                <text:p>11.13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645">
                <text:p>10.645</text:p>
              </table:table-cell>
              <table:table-cell office:value-type="float" office:value="11.353">
                <text:p>11.35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089">
                <text:p>11.089</text:p>
              </table:table-cell>
              <table:table-cell office:value-type="float" office:value="11.755">
                <text:p>11.755</text:p>
              </table:table-cell>
              <table:table-cell office:value-type="float" office:value="11.4748">
                <text:p>11.4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178">
                <text:p>11.178</text:p>
              </table:table-cell>
              <table:table-cell office:value-type="float" office:value="11.895">
                <text:p>11.895</text:p>
              </table:table-cell>
              <table:table-cell office:value-type="float" office:value="11.6738">
                <text:p>11.6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483">
                <text:p>11.483</text:p>
              </table:table-cell>
              <table:table-cell office:value-type="float" office:value="11.989">
                <text:p>11.989</text:p>
              </table:table-cell>
              <table:table-cell office:value-type="float" office:value="11.8298">
                <text:p>11.8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625">
                <text:p>11.625</text:p>
              </table:table-cell>
              <table:table-cell office:value-type="float" office:value="12.199">
                <text:p>12.199</text:p>
              </table:table-cell>
              <table:table-cell office:value-type="float" office:value="12.0114">
                <text:p>12.0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596">
                <text:p>11.596</text:p>
              </table:table-cell>
              <table:table-cell office:value-type="float" office:value="12.792">
                <text:p>12.792</text:p>
              </table:table-cell>
              <table:table-cell office:value-type="float" office:value="12.2488">
                <text:p>12.2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993">
                <text:p>11.993</text:p>
              </table:table-cell>
              <table:table-cell office:value-type="float" office:value="13.324">
                <text:p>13.324</text:p>
              </table:table-cell>
              <table:table-cell office:value-type="float" office:value="12.5332">
                <text:p>12.53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.458">
                <text:p>12.458</text:p>
              </table:table-cell>
              <table:table-cell office:value-type="float" office:value="13.538">
                <text:p>13.538</text:p>
              </table:table-cell>
              <table:table-cell office:value-type="float" office:value="12.7876">
                <text:p>12.7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.48">
                <text:p>12.48</text:p>
              </table:table-cell>
              <table:table-cell office:value-type="float" office:value="12.926">
                <text:p>12.926</text:p>
              </table:table-cell>
              <table:table-cell office:value-type="float" office:value="12.737">
                <text:p>12.7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102">
                <text:p>13.102</text:p>
              </table:table-cell>
              <table:table-cell office:value-type="float" office:value="13.854">
                <text:p>13.854</text:p>
              </table:table-cell>
              <table:table-cell office:value-type="float" office:value="13.4894">
                <text:p>13.48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676">
                <text:p>12.676</text:p>
              </table:table-cell>
              <table:table-cell office:value-type="float" office:value="13.39">
                <text:p>13.39</text:p>
              </table:table-cell>
              <table:table-cell office:value-type="float" office:value="13.0336">
                <text:p>13.0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846">
                <text:p>12.846</text:p>
              </table:table-cell>
              <table:table-cell office:value-type="float" office:value="14.06">
                <text:p>14.06</text:p>
              </table:table-cell>
              <table:table-cell office:value-type="float" office:value="13.6752">
                <text:p>13.67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393">
                <text:p>13.393</text:p>
              </table:table-cell>
              <table:table-cell office:value-type="float" office:value="14.132">
                <text:p>14.132</text:p>
              </table:table-cell>
              <table:table-cell office:value-type="float" office:value="13.5734">
                <text:p>13.5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292">
                <text:p>13.292</text:p>
              </table:table-cell>
              <table:table-cell office:value-type="float" office:value="14.516">
                <text:p>14.516</text:p>
              </table:table-cell>
              <table:table-cell office:value-type="float" office:value="13.9846">
                <text:p>13.9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.672">
                <text:p>13.672</text:p>
              </table:table-cell>
              <table:table-cell office:value-type="float" office:value="14.403">
                <text:p>14.403</text:p>
              </table:table-cell>
              <table:table-cell office:value-type="float" office:value="14.0218">
                <text:p>14.02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.039">
                <text:p>14.039</text:p>
              </table:table-cell>
              <table:table-cell office:value-type="float" office:value="14.794">
                <text:p>14.794</text:p>
              </table:table-cell>
              <table:table-cell office:value-type="float" office:value="14.3672">
                <text:p>14.36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.857">
                <text:p>13.857</text:p>
              </table:table-cell>
              <table:table-cell office:value-type="float" office:value="14.466">
                <text:p>14.466</text:p>
              </table:table-cell>
              <table:table-cell office:value-type="float" office:value="14.1544">
                <text:p>14.1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.409">
                <text:p>14.409</text:p>
              </table:table-cell>
              <table:table-cell office:value-type="float" office:value="15.476">
                <text:p>15.476</text:p>
              </table:table-cell>
              <table:table-cell office:value-type="float" office:value="14.7922">
                <text:p>14.79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.265">
                <text:p>14.265</text:p>
              </table:table-cell>
              <table:table-cell office:value-type="float" office:value="14.688">
                <text:p>14.688</text:p>
              </table:table-cell>
              <table:table-cell office:value-type="float" office:value="14.4652">
                <text:p>14.4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.858">
                <text:p>14.858</text:p>
              </table:table-cell>
              <table:table-cell office:value-type="float" office:value="16.135">
                <text:p>16.135</text:p>
              </table:table-cell>
              <table:table-cell office:value-type="float" office:value="15.456">
                <text:p>15.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.602">
                <text:p>14.602</text:p>
              </table:table-cell>
              <table:table-cell office:value-type="float" office:value="15.766">
                <text:p>15.766</text:p>
              </table:table-cell>
              <table:table-cell office:value-type="float" office:value="15.1246">
                <text:p>15.1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5.495">
                <text:p>15.495</text:p>
              </table:table-cell>
              <table:table-cell office:value-type="float" office:value="16.433">
                <text:p>16.433</text:p>
              </table:table-cell>
              <table:table-cell office:value-type="float" office:value="15.996">
                <text:p>15.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5.537">
                <text:p>15.537</text:p>
              </table:table-cell>
              <table:table-cell office:value-type="float" office:value="16.753">
                <text:p>16.753</text:p>
              </table:table-cell>
              <table:table-cell office:value-type="float" office:value="15.9894">
                <text:p>15.9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5.84">
                <text:p>15.84</text:p>
              </table:table-cell>
              <table:table-cell office:value-type="float" office:value="17.245">
                <text:p>17.245</text:p>
              </table:table-cell>
              <table:table-cell office:value-type="float" office:value="16.3522">
                <text:p>16.3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.884">
                <text:p>15.884</text:p>
              </table:table-cell>
              <table:table-cell office:value-type="float" office:value="17.684">
                <text:p>17.684</text:p>
              </table:table-cell>
              <table:table-cell office:value-type="float" office:value="16.5326">
                <text:p>16.5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5.965">
                <text:p>15.965</text:p>
              </table:table-cell>
              <table:table-cell office:value-type="float" office:value="17.916">
                <text:p>17.916</text:p>
              </table:table-cell>
              <table:table-cell office:value-type="float" office:value="16.8352">
                <text:p>16.83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.3">
                <text:p>16.3</text:p>
              </table:table-cell>
              <table:table-cell office:value-type="float" office:value="17.57">
                <text:p>17.57</text:p>
              </table:table-cell>
              <table:table-cell office:value-type="float" office:value="16.775">
                <text:p>16.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6.733">
                <text:p>16.733</text:p>
              </table:table-cell>
              <table:table-cell office:value-type="float" office:value="18.324">
                <text:p>18.324</text:p>
              </table:table-cell>
              <table:table-cell office:value-type="float" office:value="17.1748">
                <text:p>17.17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.197">
                <text:p>17.197</text:p>
              </table:table-cell>
              <table:table-cell office:value-type="float" office:value="17.991">
                <text:p>17.991</text:p>
              </table:table-cell>
              <table:table-cell office:value-type="float" office:value="17.563">
                <text:p>17.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.829">
                <text:p>16.829</text:p>
              </table:table-cell>
              <table:table-cell office:value-type="float" office:value="17.971">
                <text:p>17.971</text:p>
              </table:table-cell>
              <table:table-cell office:value-type="float" office:value="17.3296">
                <text:p>17.3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.955">
                <text:p>17.955</text:p>
              </table:table-cell>
              <table:table-cell office:value-type="float" office:value="18.801">
                <text:p>18.801</text:p>
              </table:table-cell>
              <table:table-cell office:value-type="float" office:value="18.2148">
                <text:p>18.2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.209">
                <text:p>17.209</text:p>
              </table:table-cell>
              <table:table-cell office:value-type="float" office:value="18.324">
                <text:p>18.324</text:p>
              </table:table-cell>
              <table:table-cell office:value-type="float" office:value="17.8366">
                <text:p>17.83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.533">
                <text:p>17.533</text:p>
              </table:table-cell>
              <table:table-cell office:value-type="float" office:value="18.409">
                <text:p>18.409</text:p>
              </table:table-cell>
              <table:table-cell office:value-type="float" office:value="18.1426">
                <text:p>18.1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8.103">
                <text:p>18.103</text:p>
              </table:table-cell>
              <table:table-cell office:value-type="float" office:value="19.351">
                <text:p>19.351</text:p>
              </table:table-cell>
              <table:table-cell office:value-type="float" office:value="18.6094">
                <text:p>18.6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.893">
                <text:p>17.893</text:p>
              </table:table-cell>
              <table:table-cell office:value-type="float" office:value="18.864">
                <text:p>18.864</text:p>
              </table:table-cell>
              <table:table-cell office:value-type="float" office:value="18.5428">
                <text:p>18.5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.118">
                <text:p>19.118</text:p>
              </table:table-cell>
              <table:table-cell office:value-type="float" office:value="20.343">
                <text:p>20.343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.616">
                <text:p>19.616</text:p>
              </table:table-cell>
              <table:table-cell office:value-type="float" office:value="20.929">
                <text:p>20.929</text:p>
              </table:table-cell>
              <table:table-cell office:value-type="float" office:value="20.4006">
                <text:p>20.4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9.102">
                <text:p>19.102</text:p>
              </table:table-cell>
              <table:table-cell office:value-type="float" office:value="20.344">
                <text:p>20.344</text:p>
              </table:table-cell>
              <table:table-cell office:value-type="float" office:value="19.7586">
                <text:p>19.7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.387">
                <text:p>19.387</text:p>
              </table:table-cell>
              <table:table-cell office:value-type="float" office:value="20.029">
                <text:p>20.029</text:p>
              </table:table-cell>
              <table:table-cell office:value-type="float" office:value="19.6748">
                <text:p>19.6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.481">
                <text:p>19.481</text:p>
              </table:table-cell>
              <table:table-cell office:value-type="float" office:value="20.007">
                <text:p>20.007</text:p>
              </table:table-cell>
              <table:table-cell office:value-type="float" office:value="19.763">
                <text:p>19.7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.519">
                <text:p>19.519</text:p>
              </table:table-cell>
              <table:table-cell office:value-type="float" office:value="21.056">
                <text:p>21.056</text:p>
              </table:table-cell>
              <table:table-cell office:value-type="float" office:value="20.5292">
                <text:p>20.5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.091">
                <text:p>20.091</text:p>
              </table:table-cell>
              <table:table-cell office:value-type="float" office:value="21.489">
                <text:p>21.489</text:p>
              </table:table-cell>
              <table:table-cell office:value-type="float" office:value="20.8196">
                <text:p>20.8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0.179">
                <text:p>20.179</text:p>
              </table:table-cell>
              <table:table-cell office:value-type="float" office:value="21.263">
                <text:p>21.263</text:p>
              </table:table-cell>
              <table:table-cell office:value-type="float" office:value="20.8846">
                <text:p>20.88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.189">
                <text:p>20.189</text:p>
              </table:table-cell>
              <table:table-cell office:value-type="float" office:value="21.323">
                <text:p>21.323</text:p>
              </table:table-cell>
              <table:table-cell office:value-type="float" office:value="20.8228">
                <text:p>20.8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0.64">
                <text:p>20.64</text:p>
              </table:table-cell>
              <table:table-cell office:value-type="float" office:value="21.147">
                <text:p>21.147</text:p>
              </table:table-cell>
              <table:table-cell office:value-type="float" office:value="20.9594">
                <text:p>20.95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1.317">
                <text:p>21.317</text:p>
              </table:table-cell>
              <table:table-cell office:value-type="float" office:value="21.837">
                <text:p>21.837</text:p>
              </table:table-cell>
              <table:table-cell office:value-type="float" office:value="21.6116">
                <text:p>21.6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.667">
                <text:p>21.667</text:p>
              </table:table-cell>
              <table:table-cell office:value-type="float" office:value="22.783">
                <text:p>22.783</text:p>
              </table:table-cell>
              <table:table-cell office:value-type="float" office:value="22.2808">
                <text:p>22.28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0.985">
                <text:p>20.985</text:p>
              </table:table-cell>
              <table:table-cell office:value-type="float" office:value="22.259">
                <text:p>22.259</text:p>
              </table:table-cell>
              <table:table-cell office:value-type="float" office:value="21.7168">
                <text:p>21.71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.61">
                <text:p>21.61</text:p>
              </table:table-cell>
              <table:table-cell office:value-type="float" office:value="22.337">
                <text:p>22.337</text:p>
              </table:table-cell>
              <table:table-cell office:value-type="float" office:value="22.0848">
                <text:p>22.08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2.048">
                <text:p>22.048</text:p>
              </table:table-cell>
              <table:table-cell office:value-type="float" office:value="23.015">
                <text:p>23.015</text:p>
              </table:table-cell>
              <table:table-cell office:value-type="float" office:value="22.4622">
                <text:p>22.46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2.478">
                <text:p>22.478</text:p>
              </table:table-cell>
              <table:table-cell office:value-type="float" office:value="22.954">
                <text:p>22.954</text:p>
              </table:table-cell>
              <table:table-cell office:value-type="float" office:value="22.7308">
                <text:p>22.73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2.401">
                <text:p>22.401</text:p>
              </table:table-cell>
              <table:table-cell office:value-type="float" office:value="23.46">
                <text:p>23.46</text:p>
              </table:table-cell>
              <table:table-cell office:value-type="float" office:value="22.9338">
                <text:p>22.9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2.886">
                <text:p>22.886</text:p>
              </table:table-cell>
              <table:table-cell office:value-type="float" office:value="23.414">
                <text:p>23.414</text:p>
              </table:table-cell>
              <table:table-cell office:value-type="float" office:value="23.1308">
                <text:p>23.13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3.157">
                <text:p>23.157</text:p>
              </table:table-cell>
              <table:table-cell office:value-type="float" office:value="24.142">
                <text:p>24.142</text:p>
              </table:table-cell>
              <table:table-cell office:value-type="float" office:value="23.5246">
                <text:p>23.52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3.743">
                <text:p>23.743</text:p>
              </table:table-cell>
              <table:table-cell office:value-type="float" office:value="24.691">
                <text:p>24.691</text:p>
              </table:table-cell>
              <table:table-cell office:value-type="float" office:value="24.1248">
                <text:p>24.1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3.18">
                <text:p>23.18</text:p>
              </table:table-cell>
              <table:table-cell office:value-type="float" office:value="24.973">
                <text:p>24.973</text:p>
              </table:table-cell>
              <table:table-cell office:value-type="float" office:value="24.0666">
                <text:p>24.0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3.605">
                <text:p>23.605</text:p>
              </table:table-cell>
              <table:table-cell office:value-type="float" office:value="25.035">
                <text:p>25.035</text:p>
              </table:table-cell>
              <table:table-cell office:value-type="float" office:value="24.3724">
                <text:p>24.37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4.339">
                <text:p>24.339</text:p>
              </table:table-cell>
              <table:table-cell office:value-type="float" office:value="25.283">
                <text:p>25.283</text:p>
              </table:table-cell>
              <table:table-cell office:value-type="float" office:value="24.8398">
                <text:p>24.8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4.357">
                <text:p>24.357</text:p>
              </table:table-cell>
              <table:table-cell office:value-type="float" office:value="25.416">
                <text:p>25.416</text:p>
              </table:table-cell>
              <table:table-cell office:value-type="float" office:value="24.9258">
                <text:p>24.92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4.888">
                <text:p>24.888</text:p>
              </table:table-cell>
              <table:table-cell office:value-type="float" office:value="25.27">
                <text:p>25.27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.522">
                <text:p>25.522</text:p>
              </table:table-cell>
              <table:table-cell office:value-type="float" office:value="27.216">
                <text:p>27.216</text:p>
              </table:table-cell>
              <table:table-cell office:value-type="float" office:value="26.2792">
                <text:p>26.2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5.503">
                <text:p>25.503</text:p>
              </table:table-cell>
              <table:table-cell office:value-type="float" office:value="26.702">
                <text:p>26.702</text:p>
              </table:table-cell>
              <table:table-cell office:value-type="float" office:value="26.0842">
                <text:p>26.0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5.589">
                <text:p>25.589</text:p>
              </table:table-cell>
              <table:table-cell office:value-type="float" office:value="26.356">
                <text:p>26.356</text:p>
              </table:table-cell>
              <table:table-cell office:value-type="float" office:value="25.9574">
                <text:p>25.95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5.889">
                <text:p>25.889</text:p>
              </table:table-cell>
              <table:table-cell office:value-type="float" office:value="27.485">
                <text:p>27.485</text:p>
              </table:table-cell>
              <table:table-cell office:value-type="float" office:value="26.3722">
                <text:p>26.37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6.612">
                <text:p>26.612</text:p>
              </table:table-cell>
              <table:table-cell office:value-type="float" office:value="27.266">
                <text:p>27.266</text:p>
              </table:table-cell>
              <table:table-cell office:value-type="float" office:value="26.8636">
                <text:p>26.8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6.632">
                <text:p>26.632</text:p>
              </table:table-cell>
              <table:table-cell office:value-type="float" office:value="27.205">
                <text:p>27.205</text:p>
              </table:table-cell>
              <table:table-cell office:value-type="float" office:value="26.9138">
                <text:p>26.9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6.867">
                <text:p>26.867</text:p>
              </table:table-cell>
              <table:table-cell office:value-type="float" office:value="28.163">
                <text:p>28.163</text:p>
              </table:table-cell>
              <table:table-cell office:value-type="float" office:value="27.3502">
                <text:p>27.35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7.397">
                <text:p>27.397</text:p>
              </table:table-cell>
              <table:table-cell office:value-type="float" office:value="28.457">
                <text:p>28.457</text:p>
              </table:table-cell>
              <table:table-cell office:value-type="float" office:value="27.874">
                <text:p>27.8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7.728">
                <text:p>27.728</text:p>
              </table:table-cell>
              <table:table-cell office:value-type="float" office:value="28.75">
                <text:p>28.75</text:p>
              </table:table-cell>
              <table:table-cell office:value-type="float" office:value="28.3818">
                <text:p>28.3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8.133">
                <text:p>28.133</text:p>
              </table:table-cell>
              <table:table-cell office:value-type="float" office:value="28.774">
                <text:p>28.774</text:p>
              </table:table-cell>
              <table:table-cell office:value-type="float" office:value="28.4392">
                <text:p>28.43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8.378">
                <text:p>28.378</text:p>
              </table:table-cell>
              <table:table-cell office:value-type="float" office:value="29.693">
                <text:p>29.693</text:p>
              </table:table-cell>
              <table:table-cell office:value-type="float" office:value="28.8844">
                <text:p>28.88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8.354">
                <text:p>28.354</text:p>
              </table:table-cell>
              <table:table-cell office:value-type="float" office:value="30.164">
                <text:p>30.164</text:p>
              </table:table-cell>
              <table:table-cell office:value-type="float" office:value="29.3426">
                <text:p>29.34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8.953">
                <text:p>28.953</text:p>
              </table:table-cell>
              <table:table-cell office:value-type="float" office:value="30.176">
                <text:p>30.176</text:p>
              </table:table-cell>
              <table:table-cell office:value-type="float" office:value="29.4756">
                <text:p>29.4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0.218">
                <text:p>30.218</text:p>
              </table:table-cell>
              <table:table-cell office:value-type="float" office:value="30.965">
                <text:p>30.965</text:p>
              </table:table-cell>
              <table:table-cell office:value-type="float" office:value="30.7078">
                <text:p>30.70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9.575">
                <text:p>29.575</text:p>
              </table:table-cell>
              <table:table-cell office:value-type="float" office:value="30.838">
                <text:p>30.838</text:p>
              </table:table-cell>
              <table:table-cell office:value-type="float" office:value="29.9448">
                <text:p>29.94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0.011">
                <text:p>30.011</text:p>
              </table:table-cell>
              <table:table-cell office:value-type="float" office:value="30.442">
                <text:p>30.442</text:p>
              </table:table-cell>
              <table:table-cell office:value-type="float" office:value="30.2052">
                <text:p>30.2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9.917">
                <text:p>29.917</text:p>
              </table:table-cell>
              <table:table-cell office:value-type="float" office:value="31.483">
                <text:p>31.483</text:p>
              </table:table-cell>
              <table:table-cell office:value-type="float" office:value="30.6432">
                <text:p>30.6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.592">
                <text:p>30.592</text:p>
              </table:table-cell>
              <table:table-cell office:value-type="float" office:value="30.984">
                <text:p>30.984</text:p>
              </table:table-cell>
              <table:table-cell office:value-type="float" office:value="30.7746">
                <text:p>30.7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0.368">
                <text:p>30.368</text:p>
              </table:table-cell>
              <table:table-cell office:value-type="float" office:value="31.79">
                <text:p>31.79</text:p>
              </table:table-cell>
              <table:table-cell office:value-type="float" office:value="31.062">
                <text:p>31.0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0.904">
                <text:p>30.904</text:p>
              </table:table-cell>
              <table:table-cell office:value-type="float" office:value="32.006">
                <text:p>32.006</text:p>
              </table:table-cell>
              <table:table-cell office:value-type="float" office:value="31.4324">
                <text:p>31.43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1.469">
                <text:p>31.469</text:p>
              </table:table-cell>
              <table:table-cell office:value-type="float" office:value="32.624">
                <text:p>32.624</text:p>
              </table:table-cell>
              <table:table-cell office:value-type="float" office:value="32.1462">
                <text:p>32.1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1.548">
                <text:p>31.548</text:p>
              </table:table-cell>
              <table:table-cell office:value-type="float" office:value="32.058">
                <text:p>32.058</text:p>
              </table:table-cell>
              <table:table-cell office:value-type="float" office:value="31.8166">
                <text:p>31.81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1.706">
                <text:p>31.706</text:p>
              </table:table-cell>
              <table:table-cell office:value-type="float" office:value="32.401">
                <text:p>32.401</text:p>
              </table:table-cell>
              <table:table-cell office:value-type="float" office:value="32.014">
                <text:p>32.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2.698">
                <text:p>32.698</text:p>
              </table:table-cell>
              <table:table-cell office:value-type="float" office:value="33.667">
                <text:p>33.667</text:p>
              </table:table-cell>
              <table:table-cell office:value-type="float" office:value="33.0626">
                <text:p>33.0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